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718cm" fo:margin-left="0.09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6.773cm"/>
    </style:style>
    <style:style style:name="Table1.C" style:family="table-column">
      <style:table-column-properties style:column-width="17.43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2" style:family="table-row">
      <style:table-row-properties style:min-row-height="0.762cm"/>
    </style:style>
    <style:style style:name="Table1.63" style:family="table-row">
      <style:table-row-properties style:min-row-height="0.587cm"/>
    </style:style>
    <style:style style:name="Table1.80" style:family="table-row">
      <style:table-row-properties style:min-row-height="1.953cm"/>
    </style:style>
    <style:style style:name="Table1.108" style:family="table-row">
      <style:table-row-properties style:min-row-height="0.624cm"/>
    </style:style>
    <style:style style:name="Table1.118" style:family="table-row">
      <style:table-row-properties style:min-row-height="1.259cm"/>
    </style:style>
    <style:style style:name="Table1.120" style:family="table-row">
      <style:table-row-properties style:min-row-height="0.815cm"/>
    </style:style>
    <style:style style:name="Table1.C12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32" style:family="table-row">
      <style:table-row-properties style:min-row-height="0.554cm"/>
    </style:style>
    <style:style style:name="Table1.134" style:family="table-row">
      <style:table-row-properties style:min-row-height="0.787cm"/>
    </style:style>
    <style:style style:name="Table1.135" style:family="table-row">
      <style:table-row-properties style:min-row-height="0.626cm"/>
    </style:style>
    <style:style style:name="Table1.136" style:family="table-row">
      <style:table-row-properties style:min-row-height="0.552cm"/>
    </style:style>
    <style:style style:name="Table1.137" style:family="table-row">
      <style:table-row-properties style:min-row-height="0.709cm"/>
    </style:style>
    <style:style style:name="Table1.172" style:family="table-row">
      <style:table-row-properties style:min-row-height="0.201cm"/>
    </style:style>
    <style:style style:name="Table1.179" style:family="table-row">
      <style:table-row-properties style:min-row-height="0.693cm"/>
    </style:style>
    <style:style style:name="Table1.184" style:family="table-row">
      <style:table-row-properties style:min-row-height="0.794cm"/>
    </style:style>
    <style:style style:name="Table1.193" style:family="table-row">
      <style:table-row-properties style:min-row-height="0.688cm"/>
    </style:style>
    <style:style style:name="Table1.245" style:family="table-row">
      <style:table-row-properties style:min-row-height="0.778cm"/>
    </style:style>
    <style:style style:name="Table1.271" style:family="table-row">
      <style:table-row-properties style:min-row-height="0.799cm"/>
    </style:style>
    <style:style style:name="Table1.338" style:family="table-row">
      <style:table-row-properties style:min-row-height="0.127cm"/>
    </style:style>
    <style:style style:name="Table1.410" style:family="table-row">
      <style:table-row-properties style:min-row-height="0.804cm"/>
    </style:style>
    <style:style style:name="Table1.576" style:family="table-row">
      <style:table-row-properties style:min-row-height="0.757cm"/>
    </style:style>
    <style:style style:name="Table1.681" style:family="table-row">
      <style:table-row-properties style:min-row-height="0.783cm"/>
    </style:style>
    <style:style style:name="P1" style:family="paragraph" style:parent-style-name="Header">
      <style:text-properties officeooo:rsid="04771449" officeooo:paragraph-rsid="04771449"/>
    </style:style>
    <style:style style:name="P2" style:family="paragraph" style:parent-style-name="Table_20_Contents">
      <style:text-properties fo:color="#000000" fo:font-weight="normal" officeooo:rsid="0260e113" officeooo:paragraph-rsid="0260e113" style:font-weight-asian="normal" style:font-weight-complex="normal"/>
    </style:style>
    <style:style style:name="P3" style:family="paragraph" style:parent-style-name="Table_20_Contents">
      <style:text-properties fo:color="#000000" fo:font-weight="normal" officeooo:rsid="02620e14" officeooo:paragraph-rsid="02620e14" style:font-weight-asian="normal" style:font-weight-complex="normal"/>
    </style:style>
    <style:style style:name="P4" style:family="paragraph" style:parent-style-name="Table_20_Contents">
      <style:text-properties fo:color="#000000" fo:font-weight="normal" officeooo:rsid="026ce90a" officeooo:paragraph-rsid="02794d09" style:font-weight-asian="normal" style:font-weight-complex="normal"/>
    </style:style>
    <style:style style:name="P5" style:family="paragraph" style:parent-style-name="Table_20_Contents">
      <style:text-properties fo:color="#000000" fo:font-weight="normal" officeooo:rsid="02f85def" officeooo:paragraph-rsid="02f85def" style:font-weight-asian="normal" style:font-weight-complex="normal"/>
    </style:style>
    <style:style style:name="P6" style:family="paragraph" style:parent-style-name="Table_20_Contents">
      <style:text-properties fo:color="#000000" fo:font-weight="normal" officeooo:rsid="02fc3f1f" officeooo:paragraph-rsid="02fc3f1f" style:font-weight-asian="normal" style:font-weight-complex="normal"/>
    </style:style>
    <style:style style:name="P7" style:family="paragraph" style:parent-style-name="Table_20_Contents">
      <style:text-properties fo:color="#000000" fo:font-weight="normal" officeooo:rsid="02fda89e" officeooo:paragraph-rsid="02fda89e" style:font-weight-asian="normal" style:font-weight-complex="normal"/>
    </style:style>
    <style:style style:name="P8" style:family="paragraph" style:parent-style-name="Table_20_Contents">
      <style:text-properties fo:color="#000000" fo:font-weight="normal" officeooo:rsid="02ff3b14" officeooo:paragraph-rsid="02ff3b14" style:font-weight-asian="normal" style:font-weight-complex="normal"/>
    </style:style>
    <style:style style:name="P9" style:family="paragraph" style:parent-style-name="Table_20_Contents">
      <style:text-properties fo:color="#000000" fo:font-weight="normal" officeooo:rsid="02ff3b14" officeooo:paragraph-rsid="03013e15" style:font-weight-asian="normal" style:font-weight-complex="normal"/>
    </style:style>
    <style:style style:name="P10" style:family="paragraph" style:parent-style-name="Table_20_Contents">
      <style:text-properties fo:color="#000000" fo:font-weight="normal" officeooo:rsid="03013e15" officeooo:paragraph-rsid="03013e15" style:font-weight-asian="normal" style:font-weight-complex="normal"/>
    </style:style>
    <style:style style:name="P11" style:family="paragraph" style:parent-style-name="Table_20_Contents">
      <style:text-properties fo:color="#000000" fo:font-weight="normal" officeooo:rsid="03013e15" officeooo:paragraph-rsid="0303d2b5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302684f" officeooo:paragraph-rsid="0302684f" style:font-weight-asian="normal" style:font-weight-complex="normal"/>
    </style:style>
    <style:style style:name="P13" style:family="paragraph" style:parent-style-name="Table_20_Contents">
      <style:text-properties fo:color="#000000" fo:font-weight="normal" officeooo:rsid="0303d2b5" officeooo:paragraph-rsid="0303d2b5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303d2b5" officeooo:paragraph-rsid="0305a485" style:font-weight-asian="normal" style:font-weight-complex="normal"/>
    </style:style>
    <style:style style:name="P15" style:family="paragraph" style:parent-style-name="Table_20_Contents">
      <style:text-properties fo:color="#000000" fo:font-weight="normal" officeooo:rsid="0305a485" officeooo:paragraph-rsid="0305a485" style:font-weight-asian="normal" style:font-weight-complex="normal"/>
    </style:style>
    <style:style style:name="P16" style:family="paragraph" style:parent-style-name="Table_20_Contents">
      <style:text-properties fo:color="#000000" fo:font-weight="normal" officeooo:rsid="0307021f" officeooo:paragraph-rsid="0307021f" style:font-weight-asian="normal" style:font-weight-complex="normal"/>
    </style:style>
    <style:style style:name="P17" style:family="paragraph" style:parent-style-name="Table_20_Contents">
      <style:text-properties fo:color="#000000" fo:font-weight="normal" officeooo:rsid="0308d507" officeooo:paragraph-rsid="0308d507" style:font-weight-asian="normal" style:font-weight-complex="normal"/>
    </style:style>
    <style:style style:name="P18" style:family="paragraph" style:parent-style-name="Table_20_Contents">
      <style:text-properties fo:color="#000000" fo:font-weight="normal" officeooo:rsid="030a9d47" officeooo:paragraph-rsid="030a9d47" style:font-weight-asian="normal" style:font-weight-complex="normal"/>
    </style:style>
    <style:style style:name="P19" style:family="paragraph" style:parent-style-name="Table_20_Contents">
      <style:text-properties fo:color="#000000" fo:font-weight="normal" officeooo:rsid="030a9d47" officeooo:paragraph-rsid="030efeb2" style:font-weight-asian="normal" style:font-weight-complex="normal"/>
    </style:style>
    <style:style style:name="P20" style:family="paragraph" style:parent-style-name="Table_20_Contents">
      <style:text-properties fo:color="#000000" fo:font-weight="normal" officeooo:rsid="030d9c87" officeooo:paragraph-rsid="030d9c87" style:font-weight-asian="normal" style:font-weight-complex="normal"/>
    </style:style>
    <style:style style:name="P21" style:family="paragraph" style:parent-style-name="Table_20_Contents">
      <style:text-properties fo:color="#000000" fo:font-weight="normal" officeooo:rsid="030d9c87" officeooo:paragraph-rsid="030dd093" style:font-weight-asian="normal" style:font-weight-complex="normal"/>
    </style:style>
    <style:style style:name="P22" style:family="paragraph" style:parent-style-name="Table_20_Contents">
      <style:text-properties fo:color="#000000" fo:font-weight="normal" officeooo:rsid="030efeb2" officeooo:paragraph-rsid="030efeb2" style:font-weight-asian="normal" style:font-weight-complex="normal"/>
    </style:style>
    <style:style style:name="P23" style:family="paragraph" style:parent-style-name="Table_20_Contents">
      <style:text-properties fo:color="#000000" fo:font-weight="normal" officeooo:rsid="031004d7" officeooo:paragraph-rsid="031004d7" style:font-weight-asian="normal" style:font-weight-complex="normal"/>
    </style:style>
    <style:style style:name="P24" style:family="paragraph" style:parent-style-name="Table_20_Contents">
      <style:text-properties fo:color="#000000" fo:font-weight="normal" officeooo:rsid="031004d7" officeooo:paragraph-rsid="03152470" style:font-weight-asian="normal" style:font-weight-complex="normal"/>
    </style:style>
    <style:style style:name="P25" style:family="paragraph" style:parent-style-name="Table_20_Contents">
      <style:text-properties fo:color="#000000" fo:font-weight="normal" officeooo:rsid="03107540" officeooo:paragraph-rsid="03107540" style:font-weight-asian="normal" style:font-weight-complex="normal"/>
    </style:style>
    <style:style style:name="P26" style:family="paragraph" style:parent-style-name="Table_20_Contents">
      <style:text-properties fo:color="#000000" fo:font-weight="normal" officeooo:rsid="0312322d" officeooo:paragraph-rsid="0312322d" style:font-weight-asian="normal" style:font-weight-complex="normal"/>
    </style:style>
    <style:style style:name="P27" style:family="paragraph" style:parent-style-name="Table_20_Contents">
      <style:text-properties fo:color="#000000" fo:font-weight="normal" officeooo:rsid="03152470" officeooo:paragraph-rsid="03152470" style:font-weight-asian="normal" style:font-weight-complex="normal"/>
    </style:style>
    <style:style style:name="P28" style:family="paragraph" style:parent-style-name="Table_20_Contents">
      <style:text-properties fo:color="#000000" fo:font-weight="normal" officeooo:rsid="026af248" officeooo:paragraph-rsid="026af248" style:font-weight-asian="normal" style:font-weight-complex="normal"/>
    </style:style>
    <style:style style:name="P29" style:family="paragraph" style:parent-style-name="Table_20_Contents">
      <style:text-properties fo:color="#000000" fo:font-weight="normal" officeooo:rsid="031686aa" officeooo:paragraph-rsid="031686aa" style:font-weight-asian="normal" style:font-weight-complex="normal"/>
    </style:style>
    <style:style style:name="P30" style:family="paragraph" style:parent-style-name="Table_20_Contents">
      <style:text-properties fo:color="#000000" fo:font-weight="normal" officeooo:rsid="03169bba" officeooo:paragraph-rsid="03169bba" style:font-weight-asian="normal" style:font-weight-complex="normal"/>
    </style:style>
    <style:style style:name="P31" style:family="paragraph" style:parent-style-name="Table_20_Contents">
      <style:text-properties fo:color="#000000" fo:font-weight="normal" officeooo:rsid="03186835" officeooo:paragraph-rsid="03186835" style:font-weight-asian="normal" style:font-weight-complex="normal"/>
    </style:style>
    <style:style style:name="P32" style:family="paragraph" style:parent-style-name="Table_20_Contents">
      <style:text-properties fo:color="#000000" fo:font-weight="normal" officeooo:rsid="03188da9" officeooo:paragraph-rsid="03188da9" style:font-weight-asian="normal" style:font-weight-complex="normal"/>
    </style:style>
    <style:style style:name="P33" style:family="paragraph" style:parent-style-name="Table_20_Contents">
      <style:text-properties fo:color="#000000" fo:font-weight="normal" officeooo:rsid="031a208e" officeooo:paragraph-rsid="031a208e" style:font-weight-asian="normal" style:font-weight-complex="normal"/>
    </style:style>
    <style:style style:name="P34" style:family="paragraph" style:parent-style-name="Table_20_Contents">
      <style:text-properties fo:color="#000000" fo:font-weight="normal" officeooo:rsid="031a96a6" officeooo:paragraph-rsid="031a96a6" style:font-weight-asian="normal" style:font-weight-complex="normal"/>
    </style:style>
    <style:style style:name="P35" style:family="paragraph" style:parent-style-name="Table_20_Contents">
      <style:text-properties fo:color="#000000" fo:font-weight="normal" officeooo:rsid="031ae91c" officeooo:paragraph-rsid="031ae91c" style:font-weight-asian="normal" style:font-weight-complex="normal"/>
    </style:style>
    <style:style style:name="P36" style:family="paragraph" style:parent-style-name="Table_20_Contents">
      <style:text-properties fo:color="#000000" fo:font-weight="normal" officeooo:rsid="031ae91c" officeooo:paragraph-rsid="031bf535" style:font-weight-asian="normal" style:font-weight-complex="normal"/>
    </style:style>
    <style:style style:name="P37" style:family="paragraph" style:parent-style-name="Table_20_Contents">
      <style:text-properties fo:color="#000000" fo:font-weight="normal" officeooo:rsid="031bf535" officeooo:paragraph-rsid="031bf535" style:font-weight-asian="normal" style:font-weight-complex="normal"/>
    </style:style>
    <style:style style:name="P38" style:family="paragraph" style:parent-style-name="Table_20_Contents">
      <style:text-properties fo:color="#000000" fo:font-weight="normal" officeooo:rsid="031bf535" officeooo:paragraph-rsid="031e5f75" style:font-weight-asian="normal" style:font-weight-complex="normal"/>
    </style:style>
    <style:style style:name="P39" style:family="paragraph" style:parent-style-name="Table_20_Contents">
      <style:text-properties fo:color="#000000" fo:font-weight="normal" officeooo:rsid="031d5a8e" officeooo:paragraph-rsid="031d5a8e" style:font-weight-asian="normal" style:font-weight-complex="normal"/>
    </style:style>
    <style:style style:name="P40" style:family="paragraph" style:parent-style-name="Table_20_Contents">
      <style:text-properties fo:color="#000000" fo:font-weight="normal" officeooo:rsid="031e5f75" officeooo:paragraph-rsid="031e5f75" style:font-weight-asian="normal" style:font-weight-complex="normal"/>
    </style:style>
    <style:style style:name="P41" style:family="paragraph" style:parent-style-name="Table_20_Contents">
      <style:text-properties fo:color="#000000" fo:font-weight="normal" officeooo:rsid="031e5f75" officeooo:paragraph-rsid="0320399d" style:font-weight-asian="normal" style:font-weight-complex="normal"/>
    </style:style>
    <style:style style:name="P42" style:family="paragraph" style:parent-style-name="Table_20_Contents">
      <style:text-properties fo:color="#000000" fo:font-weight="normal" officeooo:rsid="0320399d" officeooo:paragraph-rsid="0320399d" style:font-weight-asian="normal" style:font-weight-complex="normal"/>
    </style:style>
    <style:style style:name="P43" style:family="paragraph" style:parent-style-name="Table_20_Contents">
      <style:text-properties fo:color="#000000" fo:font-weight="normal" officeooo:rsid="0320399d" officeooo:paragraph-rsid="03219c94" style:font-weight-asian="normal" style:font-weight-complex="normal"/>
    </style:style>
    <style:style style:name="P44" style:family="paragraph" style:parent-style-name="Table_20_Contents">
      <style:text-properties fo:color="#000000" fo:font-weight="normal" officeooo:rsid="03219c94" officeooo:paragraph-rsid="03219c94" style:font-weight-asian="normal" style:font-weight-complex="normal"/>
    </style:style>
    <style:style style:name="P45" style:family="paragraph" style:parent-style-name="Table_20_Contents">
      <style:text-properties fo:color="#000000" fo:font-weight="normal" officeooo:rsid="03219c94" officeooo:paragraph-rsid="0321ff31" style:font-weight-asian="normal" style:font-weight-complex="normal"/>
    </style:style>
    <style:style style:name="P46" style:family="paragraph" style:parent-style-name="Table_20_Contents">
      <style:text-properties fo:color="#000000" fo:font-weight="normal" officeooo:rsid="0321ff31" officeooo:paragraph-rsid="0321ff31" style:font-weight-asian="normal" style:font-weight-complex="normal"/>
    </style:style>
    <style:style style:name="P47" style:family="paragraph" style:parent-style-name="Table_20_Contents">
      <style:text-properties fo:color="#000000" fo:font-weight="normal" officeooo:rsid="0321ff31" officeooo:paragraph-rsid="0323b87e" style:font-weight-asian="normal" style:font-weight-complex="normal"/>
    </style:style>
    <style:style style:name="P48" style:family="paragraph" style:parent-style-name="Table_20_Contents">
      <style:text-properties fo:color="#000000" fo:font-weight="normal" officeooo:rsid="0323b87e" officeooo:paragraph-rsid="0323b87e" style:font-weight-asian="normal" style:font-weight-complex="normal"/>
    </style:style>
    <style:style style:name="P49" style:family="paragraph" style:parent-style-name="Table_20_Contents">
      <style:text-properties fo:color="#000000" fo:font-weight="normal" officeooo:rsid="0326d81e" officeooo:paragraph-rsid="0326d81e" style:font-weight-asian="normal" style:font-weight-complex="normal"/>
    </style:style>
    <style:style style:name="P50" style:family="paragraph" style:parent-style-name="Table_20_Contents">
      <style:text-properties fo:color="#000000" fo:font-weight="normal" officeooo:rsid="033b7693" officeooo:paragraph-rsid="033b7693" style:font-weight-asian="normal" style:font-weight-complex="normal"/>
    </style:style>
    <style:style style:name="P51" style:family="paragraph" style:parent-style-name="Table_20_Contents">
      <style:text-properties fo:color="#000000" fo:font-weight="normal" officeooo:rsid="033e6cd9" officeooo:paragraph-rsid="033e6cd9" style:font-weight-asian="normal" style:font-weight-complex="normal"/>
    </style:style>
    <style:style style:name="P52" style:family="paragraph" style:parent-style-name="Table_20_Contents">
      <style:text-properties fo:color="#000000" fo:font-weight="normal" officeooo:rsid="033e6cd9" officeooo:paragraph-rsid="03a66125" style:font-weight-asian="normal" style:font-weight-complex="normal"/>
    </style:style>
    <style:style style:name="P53" style:family="paragraph" style:parent-style-name="Table_20_Contents">
      <style:text-properties fo:color="#000000" fo:font-weight="normal" officeooo:rsid="035522f0" officeooo:paragraph-rsid="035522f0" style:font-weight-asian="normal" style:font-weight-complex="normal"/>
    </style:style>
    <style:style style:name="P54" style:family="paragraph" style:parent-style-name="Table_20_Contents">
      <style:text-properties fo:color="#000000" fo:font-weight="normal" officeooo:rsid="03188da9" officeooo:paragraph-rsid="03188da9" fo:background-color="#ffff00" style:font-weight-asian="normal" style:font-weight-complex="normal"/>
    </style:style>
    <style:style style:name="P55" style:family="paragraph" style:parent-style-name="Table_20_Contents">
      <style:text-properties fo:color="#000000" fo:font-style="normal" fo:font-weight="normal" officeooo:rsid="026ce90a" officeooo:paragraph-rsid="02e3c3d1" style:font-style-asian="normal" style:font-weight-asian="normal" style:font-style-complex="normal" style:font-weight-complex="normal"/>
    </style:style>
    <style:style style:name="P56" style:family="paragraph" style:parent-style-name="Table_20_Contents">
      <style:text-properties fo:color="#000000" fo:font-style="normal" fo:font-weight="normal" officeooo:rsid="01d8c366" officeooo:paragraph-rsid="023dfbb4" style:font-style-asian="normal" style:font-weight-asian="normal" style:font-style-complex="normal" style:font-weight-complex="normal"/>
    </style:style>
    <style:style style:name="P57" style:family="paragraph" style:parent-style-name="Table_20_Contents">
      <style:text-properties fo:color="#000000" fo:font-style="normal" fo:font-weight="normal" officeooo:rsid="02707392" officeooo:paragraph-rsid="029c693c" style:font-style-asian="normal" style:font-weight-asian="normal" style:font-style-complex="normal" style:font-weight-complex="normal"/>
    </style:style>
    <style:style style:name="P58" style:family="paragraph" style:parent-style-name="Table_20_Contents">
      <style:text-properties fo:color="#000000" fo:font-style="normal" fo:font-weight="normal" officeooo:rsid="02c2384b" officeooo:paragraph-rsid="02c2384b" style:font-style-asian="normal" style:font-weight-asian="normal" style:font-style-complex="normal" style:font-weight-complex="normal"/>
    </style:style>
    <style:style style:name="P59" style:family="paragraph" style:parent-style-name="Table_20_Contents">
      <style:text-properties fo:color="#000000" fo:font-style="normal" fo:font-weight="normal" officeooo:rsid="02f02b12" officeooo:paragraph-rsid="02f02b12" style:font-style-asian="normal" style:font-weight-asian="normal" style:font-style-complex="normal" style:font-weight-complex="normal"/>
    </style:style>
    <style:style style:name="P60" style:family="paragraph" style:parent-style-name="Table_20_Contents">
      <style:text-properties fo:color="#000000" fo:font-style="normal" fo:font-weight="normal" officeooo:rsid="02bacb13" officeooo:paragraph-rsid="02724d2c" style:font-style-asian="normal" style:font-weight-asian="normal" style:font-style-complex="normal" style:font-weight-complex="normal"/>
    </style:style>
    <style:style style:name="P61" style:family="paragraph" style:parent-style-name="Table_20_Contents">
      <style:text-properties fo:color="#000000" fo:font-style="normal" fo:font-weight="normal" officeooo:rsid="02e915ca" officeooo:paragraph-rsid="02e915ca" style:font-style-asian="normal" style:font-weight-asian="normal" style:font-style-complex="normal" style:font-weight-complex="normal"/>
    </style:style>
    <style:style style:name="P62" style:family="paragraph" style:parent-style-name="Table_20_Contents">
      <style:text-properties fo:color="#000000" fo:font-style="normal" fo:font-weight="normal" officeooo:rsid="02dc43c4" officeooo:paragraph-rsid="02adadb0" style:font-style-asian="normal" style:font-weight-asian="normal" style:font-style-complex="normal" style:font-weight-complex="normal"/>
    </style:style>
    <style:style style:name="P63" style:family="paragraph" style:parent-style-name="Table_20_Contents">
      <style:text-properties fo:color="#000000" fo:font-style="normal" fo:font-weight="normal" officeooo:rsid="02777934" officeooo:paragraph-rsid="02e09f81" style:font-style-asian="normal" style:font-weight-asian="normal" style:font-style-complex="normal" style:font-weight-complex="normal"/>
    </style:style>
    <style:style style:name="P64" style:family="paragraph" style:parent-style-name="Table_20_Contents">
      <style:text-properties fo:color="#000000" fo:font-style="normal" fo:font-weight="normal" officeooo:rsid="03287b6a" officeooo:paragraph-rsid="03287b6a" style:font-style-asian="normal" style:font-weight-asian="normal" style:font-style-complex="normal" style:font-weight-complex="normal"/>
    </style:style>
    <style:style style:name="P65" style:family="paragraph" style:parent-style-name="Table_20_Contents">
      <style:text-properties fo:color="#000000" fo:font-style="normal" fo:font-weight="normal" officeooo:rsid="03287b6a" officeooo:paragraph-rsid="032cd020" style:font-style-asian="normal" style:font-weight-asian="normal" style:font-style-complex="normal" style:font-weight-complex="normal"/>
    </style:style>
    <style:style style:name="P66" style:family="paragraph" style:parent-style-name="Table_20_Contents">
      <style:text-properties fo:color="#000000" fo:font-style="normal" fo:font-weight="normal" officeooo:rsid="03287b6a" officeooo:paragraph-rsid="032e47ea" style:font-style-asian="normal" style:font-weight-asian="normal" style:font-style-complex="normal" style:font-weight-complex="normal"/>
    </style:style>
    <style:style style:name="P67" style:family="paragraph" style:parent-style-name="Table_20_Contents">
      <style:text-properties fo:color="#000000" fo:font-style="normal" fo:font-weight="normal" officeooo:rsid="03287b6a" officeooo:paragraph-rsid="032f6a42" style:font-style-asian="normal" style:font-weight-asian="normal" style:font-style-complex="normal" style:font-weight-complex="normal"/>
    </style:style>
    <style:style style:name="P68" style:family="paragraph" style:parent-style-name="Table_20_Contents">
      <style:text-properties fo:color="#000000" fo:font-style="normal" fo:font-weight="normal" officeooo:rsid="03287b6a" officeooo:paragraph-rsid="033072f6" style:font-style-asian="normal" style:font-weight-asian="normal" style:font-style-complex="normal" style:font-weight-complex="normal"/>
    </style:style>
    <style:style style:name="P69" style:family="paragraph" style:parent-style-name="Table_20_Contents">
      <style:text-properties fo:color="#000000" fo:font-style="normal" fo:font-weight="normal" officeooo:rsid="03287b6a" officeooo:paragraph-rsid="033e6cd9" style:font-style-asian="normal" style:font-weight-asian="normal" style:font-style-complex="normal" style:font-weight-complex="normal"/>
    </style:style>
    <style:style style:name="P70" style:family="paragraph" style:parent-style-name="Table_20_Contents">
      <style:text-properties fo:color="#000000" fo:font-style="normal" fo:font-weight="normal" officeooo:rsid="03287b6a" officeooo:paragraph-rsid="033eb950" style:font-style-asian="normal" style:font-weight-asian="normal" style:font-style-complex="normal" style:font-weight-complex="normal"/>
    </style:style>
    <style:style style:name="P71" style:family="paragraph" style:parent-style-name="Table_20_Contents">
      <style:text-properties fo:color="#000000" fo:font-style="normal" fo:font-weight="normal" officeooo:rsid="03287b6a" officeooo:paragraph-rsid="033f5747" style:font-style-asian="normal" style:font-weight-asian="normal" style:font-style-complex="normal" style:font-weight-complex="normal"/>
    </style:style>
    <style:style style:name="P72" style:family="paragraph" style:parent-style-name="Table_20_Contents">
      <style:text-properties fo:color="#000000" fo:font-style="normal" fo:font-weight="normal" officeooo:rsid="03287b6a" officeooo:paragraph-rsid="03404fe2" style:font-style-asian="normal" style:font-weight-asian="normal" style:font-style-complex="normal" style:font-weight-complex="normal"/>
    </style:style>
    <style:style style:name="P73" style:family="paragraph" style:parent-style-name="Table_20_Contents">
      <style:text-properties fo:color="#000000" fo:font-style="normal" fo:font-weight="normal" officeooo:rsid="03287b6a" officeooo:paragraph-rsid="0340a775" style:font-style-asian="normal" style:font-weight-asian="normal" style:font-style-complex="normal" style:font-weight-complex="normal"/>
    </style:style>
    <style:style style:name="P74" style:family="paragraph" style:parent-style-name="Table_20_Contents">
      <style:text-properties fo:color="#000000" fo:font-style="normal" fo:font-weight="normal" officeooo:rsid="03287b6a" officeooo:paragraph-rsid="0340e6e8" style:font-style-asian="normal" style:font-weight-asian="normal" style:font-style-complex="normal" style:font-weight-complex="normal"/>
    </style:style>
    <style:style style:name="P75" style:family="paragraph" style:parent-style-name="Table_20_Contents">
      <style:text-properties fo:color="#000000" fo:font-style="normal" fo:font-weight="normal" officeooo:rsid="03287b6a" officeooo:paragraph-rsid="0340f46b" style:font-style-asian="normal" style:font-weight-asian="normal" style:font-style-complex="normal" style:font-weight-complex="normal"/>
    </style:style>
    <style:style style:name="P76" style:family="paragraph" style:parent-style-name="Table_20_Contents">
      <style:text-properties fo:color="#000000" fo:font-style="normal" fo:font-weight="normal" officeooo:rsid="03287b6a" officeooo:paragraph-rsid="03438811" style:font-style-asian="normal" style:font-weight-asian="normal" style:font-style-complex="normal" style:font-weight-complex="normal"/>
    </style:style>
    <style:style style:name="P77" style:family="paragraph" style:parent-style-name="Table_20_Contents">
      <style:text-properties fo:color="#000000" fo:font-style="normal" fo:font-weight="normal" officeooo:rsid="03287b6a" officeooo:paragraph-rsid="0358c280" style:font-style-asian="normal" style:font-weight-asian="normal" style:font-style-complex="normal" style:font-weight-complex="normal"/>
    </style:style>
    <style:style style:name="P78" style:family="paragraph" style:parent-style-name="Table_20_Contents">
      <style:text-properties fo:color="#000000" fo:font-style="normal" fo:font-weight="normal" officeooo:rsid="03287b6a" officeooo:paragraph-rsid="035ba833" style:font-style-asian="normal" style:font-weight-asian="normal" style:font-style-complex="normal" style:font-weight-complex="normal"/>
    </style:style>
    <style:style style:name="P79" style:family="paragraph" style:parent-style-name="Table_20_Contents">
      <style:text-properties fo:color="#000000" fo:font-style="normal" fo:font-weight="normal" officeooo:rsid="03287b6a" officeooo:paragraph-rsid="035c824b" style:font-style-asian="normal" style:font-weight-asian="normal" style:font-style-complex="normal" style:font-weight-complex="normal"/>
    </style:style>
    <style:style style:name="P80" style:family="paragraph" style:parent-style-name="Table_20_Contents">
      <style:text-properties fo:color="#000000" fo:font-style="normal" fo:font-weight="normal" officeooo:rsid="03287b6a" officeooo:paragraph-rsid="035ce37d" style:font-style-asian="normal" style:font-weight-asian="normal" style:font-style-complex="normal" style:font-weight-complex="normal"/>
    </style:style>
    <style:style style:name="P81" style:family="paragraph" style:parent-style-name="Table_20_Contents">
      <style:text-properties fo:color="#000000" fo:font-style="normal" fo:font-weight="normal" officeooo:rsid="03287b6a" officeooo:paragraph-rsid="035e4106" style:font-style-asian="normal" style:font-weight-asian="normal" style:font-style-complex="normal" style:font-weight-complex="normal"/>
    </style:style>
    <style:style style:name="P82" style:family="paragraph" style:parent-style-name="Table_20_Contents">
      <style:text-properties fo:color="#000000" fo:font-style="normal" fo:font-weight="normal" officeooo:rsid="03287b6a" officeooo:paragraph-rsid="03609e28" style:font-style-asian="normal" style:font-weight-asian="normal" style:font-style-complex="normal" style:font-weight-complex="normal"/>
    </style:style>
    <style:style style:name="P83" style:family="paragraph" style:parent-style-name="Table_20_Contents">
      <style:text-properties fo:color="#000000" fo:font-style="normal" fo:font-weight="normal" officeooo:rsid="03287b6a" officeooo:paragraph-rsid="036cc403" style:font-style-asian="normal" style:font-weight-asian="normal" style:font-style-complex="normal" style:font-weight-complex="normal"/>
    </style:style>
    <style:style style:name="P84" style:family="paragraph" style:parent-style-name="Table_20_Contents">
      <style:text-properties fo:color="#000000" fo:font-style="normal" fo:font-weight="normal" officeooo:rsid="03287b6a" officeooo:paragraph-rsid="036e8b55" style:font-style-asian="normal" style:font-weight-asian="normal" style:font-style-complex="normal" style:font-weight-complex="normal"/>
    </style:style>
    <style:style style:name="P85" style:family="paragraph" style:parent-style-name="Table_20_Contents">
      <style:text-properties fo:color="#000000" fo:font-style="normal" fo:font-weight="normal" officeooo:rsid="03287b6a" officeooo:paragraph-rsid="03721e1a" style:font-style-asian="normal" style:font-weight-asian="normal" style:font-style-complex="normal" style:font-weight-complex="normal"/>
    </style:style>
    <style:style style:name="P86" style:family="paragraph" style:parent-style-name="Table_20_Contents">
      <style:text-properties fo:color="#000000" fo:font-style="normal" fo:font-weight="normal" officeooo:rsid="03287b6a" officeooo:paragraph-rsid="0373babe" style:font-style-asian="normal" style:font-weight-asian="normal" style:font-style-complex="normal" style:font-weight-complex="normal"/>
    </style:style>
    <style:style style:name="P87" style:family="paragraph" style:parent-style-name="Table_20_Contents">
      <style:text-properties fo:color="#000000" fo:font-style="normal" fo:font-weight="normal" officeooo:rsid="03287b6a" officeooo:paragraph-rsid="0375af02" style:font-style-asian="normal" style:font-weight-asian="normal" style:font-style-complex="normal" style:font-weight-complex="normal"/>
    </style:style>
    <style:style style:name="P88" style:family="paragraph" style:parent-style-name="Table_20_Contents">
      <style:text-properties fo:color="#000000" fo:font-style="normal" fo:font-weight="normal" officeooo:rsid="03287b6a" officeooo:paragraph-rsid="0376afbb" style:font-style-asian="normal" style:font-weight-asian="normal" style:font-style-complex="normal" style:font-weight-complex="normal"/>
    </style:style>
    <style:style style:name="P89" style:family="paragraph" style:parent-style-name="Table_20_Contents">
      <style:text-properties fo:color="#000000" fo:font-style="normal" fo:font-weight="normal" officeooo:rsid="03287b6a" officeooo:paragraph-rsid="03851310" style:font-style-asian="normal" style:font-weight-asian="normal" style:font-style-complex="normal" style:font-weight-complex="normal"/>
    </style:style>
    <style:style style:name="P90" style:family="paragraph" style:parent-style-name="Table_20_Contents">
      <style:text-properties fo:color="#000000" fo:font-style="normal" fo:font-weight="normal" officeooo:rsid="03287b6a" officeooo:paragraph-rsid="038da5d2" style:font-style-asian="normal" style:font-weight-asian="normal" style:font-style-complex="normal" style:font-weight-complex="normal"/>
    </style:style>
    <style:style style:name="P91" style:family="paragraph" style:parent-style-name="Table_20_Contents">
      <style:text-properties fo:color="#000000" fo:font-style="normal" fo:font-weight="normal" officeooo:rsid="03287b6a" officeooo:paragraph-rsid="03a66125" style:font-style-asian="normal" style:font-weight-asian="normal" style:font-style-complex="normal" style:font-weight-complex="normal"/>
    </style:style>
    <style:style style:name="P92" style:family="paragraph" style:parent-style-name="Table_20_Contents">
      <style:text-properties fo:color="#000000" fo:font-style="normal" fo:font-weight="normal" officeooo:rsid="03287b6a" officeooo:paragraph-rsid="03a6cc95" style:font-style-asian="normal" style:font-weight-asian="normal" style:font-style-complex="normal" style:font-weight-complex="normal"/>
    </style:style>
    <style:style style:name="P93" style:family="paragraph" style:parent-style-name="Table_20_Contents">
      <style:text-properties fo:color="#000000" fo:font-style="normal" fo:font-weight="normal" officeooo:rsid="03287b6a" officeooo:paragraph-rsid="03a8544f" style:font-style-asian="normal" style:font-weight-asian="normal" style:font-style-complex="normal" style:font-weight-complex="normal"/>
    </style:style>
    <style:style style:name="P94" style:family="paragraph" style:parent-style-name="Table_20_Contents">
      <style:text-properties fo:color="#000000" fo:font-style="normal" fo:font-weight="normal" officeooo:rsid="03287b6a" officeooo:paragraph-rsid="03a8a1a7" style:font-style-asian="normal" style:font-weight-asian="normal" style:font-style-complex="normal" style:font-weight-complex="normal"/>
    </style:style>
    <style:style style:name="P95" style:family="paragraph" style:parent-style-name="Table_20_Contents">
      <style:text-properties fo:color="#000000" fo:font-style="normal" fo:font-weight="normal" officeooo:rsid="03287b6a" officeooo:paragraph-rsid="03a9adb2" style:font-style-asian="normal" style:font-weight-asian="normal" style:font-style-complex="normal" style:font-weight-complex="normal"/>
    </style:style>
    <style:style style:name="P96" style:family="paragraph" style:parent-style-name="Table_20_Contents">
      <style:text-properties fo:color="#000000" fo:font-style="normal" fo:font-weight="normal" officeooo:rsid="03287b6a" officeooo:paragraph-rsid="03aaaacd" style:font-style-asian="normal" style:font-weight-asian="normal" style:font-style-complex="normal" style:font-weight-complex="normal"/>
    </style:style>
    <style:style style:name="P97" style:family="paragraph" style:parent-style-name="Table_20_Contents">
      <style:text-properties fo:color="#000000" fo:font-style="normal" fo:font-weight="normal" officeooo:rsid="03287b6a" officeooo:paragraph-rsid="03abfeda" style:font-style-asian="normal" style:font-weight-asian="normal" style:font-style-complex="normal" style:font-weight-complex="normal"/>
    </style:style>
    <style:style style:name="P98" style:family="paragraph" style:parent-style-name="Table_20_Contents">
      <style:text-properties fo:color="#000000" fo:font-style="normal" fo:font-weight="normal" officeooo:rsid="03287b6a" officeooo:paragraph-rsid="03ad2030" style:font-style-asian="normal" style:font-weight-asian="normal" style:font-style-complex="normal" style:font-weight-complex="normal"/>
    </style:style>
    <style:style style:name="P99" style:family="paragraph" style:parent-style-name="Table_20_Contents">
      <style:text-properties fo:color="#000000" fo:font-style="normal" fo:font-weight="normal" officeooo:rsid="03287b6a" officeooo:paragraph-rsid="03ade954" style:font-style-asian="normal" style:font-weight-asian="normal" style:font-style-complex="normal" style:font-weight-complex="normal"/>
    </style:style>
    <style:style style:name="P100" style:family="paragraph" style:parent-style-name="Table_20_Contents">
      <style:text-properties fo:color="#000000" fo:font-style="normal" fo:font-weight="normal" officeooo:rsid="03287b6a" officeooo:paragraph-rsid="03bd4da0" style:font-style-asian="normal" style:font-weight-asian="normal" style:font-style-complex="normal" style:font-weight-complex="normal"/>
    </style:style>
    <style:style style:name="P101" style:family="paragraph" style:parent-style-name="Table_20_Contents">
      <style:text-properties fo:color="#000000" fo:font-style="normal" fo:font-weight="normal" officeooo:rsid="03287b6a" officeooo:paragraph-rsid="03bde554" style:font-style-asian="normal" style:font-weight-asian="normal" style:font-style-complex="normal" style:font-weight-complex="normal"/>
    </style:style>
    <style:style style:name="P102" style:family="paragraph" style:parent-style-name="Table_20_Contents">
      <style:text-properties fo:color="#000000" fo:font-style="normal" fo:font-weight="normal" officeooo:rsid="03287b6a" officeooo:paragraph-rsid="03bf20af" style:font-style-asian="normal" style:font-weight-asian="normal" style:font-style-complex="normal" style:font-weight-complex="normal"/>
    </style:style>
    <style:style style:name="P103" style:family="paragraph" style:parent-style-name="Table_20_Contents">
      <style:text-properties fo:color="#000000" fo:font-style="normal" fo:font-weight="normal" officeooo:rsid="03287b6a" officeooo:paragraph-rsid="03c191d4" style:font-style-asian="normal" style:font-weight-asian="normal" style:font-style-complex="normal" style:font-weight-complex="normal"/>
    </style:style>
    <style:style style:name="P104" style:family="paragraph" style:parent-style-name="Table_20_Contents">
      <style:text-properties fo:color="#000000" fo:font-style="normal" fo:font-weight="normal" officeooo:rsid="03287b6a" officeooo:paragraph-rsid="03c2e13f" style:font-style-asian="normal" style:font-weight-asian="normal" style:font-style-complex="normal" style:font-weight-complex="normal"/>
    </style:style>
    <style:style style:name="P105" style:family="paragraph" style:parent-style-name="Table_20_Contents">
      <style:text-properties fo:color="#000000" fo:font-style="normal" fo:font-weight="normal" officeooo:rsid="03287b6a" officeooo:paragraph-rsid="03cef815" style:font-style-asian="normal" style:font-weight-asian="normal" style:font-style-complex="normal" style:font-weight-complex="normal"/>
    </style:style>
    <style:style style:name="P106" style:family="paragraph" style:parent-style-name="Table_20_Contents">
      <style:text-properties fo:color="#000000" fo:font-style="normal" fo:font-weight="normal" officeooo:rsid="03287b6a" officeooo:paragraph-rsid="03d38329" style:font-style-asian="normal" style:font-weight-asian="normal" style:font-style-complex="normal" style:font-weight-complex="normal"/>
    </style:style>
    <style:style style:name="P107" style:family="paragraph" style:parent-style-name="Table_20_Contents">
      <style:text-properties fo:color="#000000" fo:font-style="normal" fo:font-weight="normal" officeooo:rsid="03287b6a" officeooo:paragraph-rsid="03d4defd" style:font-style-asian="normal" style:font-weight-asian="normal" style:font-style-complex="normal" style:font-weight-complex="normal"/>
    </style:style>
    <style:style style:name="P108" style:family="paragraph" style:parent-style-name="Table_20_Contents">
      <style:text-properties fo:color="#000000" fo:font-style="normal" fo:font-weight="normal" officeooo:rsid="03287b6a" officeooo:paragraph-rsid="03d94eb2" style:font-style-asian="normal" style:font-weight-asian="normal" style:font-style-complex="normal" style:font-weight-complex="normal"/>
    </style:style>
    <style:style style:name="P109" style:family="paragraph" style:parent-style-name="Table_20_Contents">
      <style:text-properties fo:color="#000000" fo:font-style="normal" fo:font-weight="normal" officeooo:rsid="03287b6a" officeooo:paragraph-rsid="03da99c5" style:font-style-asian="normal" style:font-weight-asian="normal" style:font-style-complex="normal" style:font-weight-complex="normal"/>
    </style:style>
    <style:style style:name="P110" style:family="paragraph" style:parent-style-name="Table_20_Contents">
      <style:text-properties fo:color="#000000" fo:font-style="normal" fo:font-weight="normal" officeooo:rsid="03287b6a" officeooo:paragraph-rsid="03def038" style:font-style-asian="normal" style:font-weight-asian="normal" style:font-style-complex="normal" style:font-weight-complex="normal"/>
    </style:style>
    <style:style style:name="P111" style:family="paragraph" style:parent-style-name="Table_20_Contents">
      <style:text-properties fo:color="#000000" fo:font-style="normal" fo:font-weight="normal" officeooo:rsid="03287b6a" officeooo:paragraph-rsid="03df704c" style:font-style-asian="normal" style:font-weight-asian="normal" style:font-style-complex="normal" style:font-weight-complex="normal"/>
    </style:style>
    <style:style style:name="P112" style:family="paragraph" style:parent-style-name="Table_20_Contents">
      <style:text-properties fo:color="#000000" fo:font-style="normal" fo:font-weight="normal" officeooo:rsid="03287b6a" officeooo:paragraph-rsid="03e0c44f" style:font-style-asian="normal" style:font-weight-asian="normal" style:font-style-complex="normal" style:font-weight-complex="normal"/>
    </style:style>
    <style:style style:name="P113" style:family="paragraph" style:parent-style-name="Table_20_Contents">
      <style:text-properties fo:color="#000000" fo:font-style="normal" fo:font-weight="normal" officeooo:rsid="03287b6a" officeooo:paragraph-rsid="0344c4e1" style:font-style-asian="normal" style:font-weight-asian="normal" style:font-style-complex="normal" style:font-weight-complex="normal"/>
    </style:style>
    <style:style style:name="P114" style:family="paragraph" style:parent-style-name="Table_20_Contents">
      <style:text-properties fo:color="#000000" fo:font-style="normal" fo:font-weight="normal" officeooo:rsid="03287b6a" officeooo:paragraph-rsid="03f07d6f" style:font-style-asian="normal" style:font-weight-asian="normal" style:font-style-complex="normal" style:font-weight-complex="normal"/>
    </style:style>
    <style:style style:name="P115" style:family="paragraph" style:parent-style-name="Table_20_Contents">
      <style:text-properties fo:color="#000000" fo:font-style="normal" fo:font-weight="normal" officeooo:rsid="03287b6a" officeooo:paragraph-rsid="03f09719" style:font-style-asian="normal" style:font-weight-asian="normal" style:font-style-complex="normal" style:font-weight-complex="normal"/>
    </style:style>
    <style:style style:name="P116" style:family="paragraph" style:parent-style-name="Table_20_Contents">
      <style:text-properties fo:color="#000000" fo:font-style="normal" fo:font-weight="normal" officeooo:rsid="03287b6a" officeooo:paragraph-rsid="03f26c9b" style:font-style-asian="normal" style:font-weight-asian="normal" style:font-style-complex="normal" style:font-weight-complex="normal"/>
    </style:style>
    <style:style style:name="P117" style:family="paragraph" style:parent-style-name="Table_20_Contents">
      <style:text-properties fo:color="#000000" fo:font-style="normal" fo:font-weight="normal" officeooo:rsid="03287b6a" officeooo:paragraph-rsid="03f4dc73" style:font-style-asian="normal" style:font-weight-asian="normal" style:font-style-complex="normal" style:font-weight-complex="normal"/>
    </style:style>
    <style:style style:name="P118" style:family="paragraph" style:parent-style-name="Table_20_Contents">
      <style:text-properties fo:color="#000000" fo:font-style="normal" fo:font-weight="normal" officeooo:rsid="03287b6a" officeooo:paragraph-rsid="03f54bbf" style:font-style-asian="normal" style:font-weight-asian="normal" style:font-style-complex="normal" style:font-weight-complex="normal"/>
    </style:style>
    <style:style style:name="P119" style:family="paragraph" style:parent-style-name="Table_20_Contents">
      <style:text-properties fo:color="#000000" fo:font-style="normal" fo:font-weight="normal" officeooo:rsid="03287b6a" officeooo:paragraph-rsid="03f5ba78" style:font-style-asian="normal" style:font-weight-asian="normal" style:font-style-complex="normal" style:font-weight-complex="normal"/>
    </style:style>
    <style:style style:name="P120" style:family="paragraph" style:parent-style-name="Table_20_Contents">
      <style:text-properties fo:color="#000000" fo:font-style="normal" fo:font-weight="normal" officeooo:rsid="03287b6a" officeooo:paragraph-rsid="03f6f67b" style:font-style-asian="normal" style:font-weight-asian="normal" style:font-style-complex="normal" style:font-weight-complex="normal"/>
    </style:style>
    <style:style style:name="P121" style:family="paragraph" style:parent-style-name="Table_20_Contents">
      <style:text-properties fo:color="#000000" fo:font-style="normal" fo:font-weight="normal" officeooo:rsid="03287b6a" officeooo:paragraph-rsid="03fb2f9c" style:font-style-asian="normal" style:font-weight-asian="normal" style:font-style-complex="normal" style:font-weight-complex="normal"/>
    </style:style>
    <style:style style:name="P122" style:family="paragraph" style:parent-style-name="Table_20_Contents">
      <style:text-properties fo:color="#000000" fo:font-style="normal" fo:font-weight="normal" officeooo:rsid="03287b6a" officeooo:paragraph-rsid="03fd1465" style:font-style-asian="normal" style:font-weight-asian="normal" style:font-style-complex="normal" style:font-weight-complex="normal"/>
    </style:style>
    <style:style style:name="P123" style:family="paragraph" style:parent-style-name="Table_20_Contents">
      <style:text-properties fo:color="#000000" fo:font-style="normal" fo:font-weight="normal" officeooo:rsid="03287b6a" officeooo:paragraph-rsid="03fda166" style:font-style-asian="normal" style:font-weight-asian="normal" style:font-style-complex="normal" style:font-weight-complex="normal"/>
    </style:style>
    <style:style style:name="P124" style:family="paragraph" style:parent-style-name="Table_20_Contents">
      <style:text-properties fo:color="#000000" fo:font-style="normal" fo:font-weight="normal" officeooo:rsid="03287b6a" officeooo:paragraph-rsid="03fe9b60" style:font-style-asian="normal" style:font-weight-asian="normal" style:font-style-complex="normal" style:font-weight-complex="normal"/>
    </style:style>
    <style:style style:name="P125" style:family="paragraph" style:parent-style-name="Table_20_Contents">
      <style:text-properties fo:color="#000000" fo:font-style="normal" fo:font-weight="normal" officeooo:rsid="03287b6a" officeooo:paragraph-rsid="03ffa2f8" style:font-style-asian="normal" style:font-weight-asian="normal" style:font-style-complex="normal" style:font-weight-complex="normal"/>
    </style:style>
    <style:style style:name="P126" style:family="paragraph" style:parent-style-name="Table_20_Contents">
      <style:text-properties fo:color="#000000" fo:font-style="normal" fo:font-weight="normal" officeooo:rsid="03287b6a" officeooo:paragraph-rsid="0400f2d1" style:font-style-asian="normal" style:font-weight-asian="normal" style:font-style-complex="normal" style:font-weight-complex="normal"/>
    </style:style>
    <style:style style:name="P127" style:family="paragraph" style:parent-style-name="Table_20_Contents">
      <style:text-properties fo:color="#000000" fo:font-style="normal" fo:font-weight="normal" officeooo:rsid="03287b6a" officeooo:paragraph-rsid="0402db77" style:font-style-asian="normal" style:font-weight-asian="normal" style:font-style-complex="normal" style:font-weight-complex="normal"/>
    </style:style>
    <style:style style:name="P128" style:family="paragraph" style:parent-style-name="Table_20_Contents">
      <style:text-properties fo:color="#000000" fo:font-style="normal" fo:font-weight="normal" officeooo:rsid="03287b6a" officeooo:paragraph-rsid="0404b65a" style:font-style-asian="normal" style:font-weight-asian="normal" style:font-style-complex="normal" style:font-weight-complex="normal"/>
    </style:style>
    <style:style style:name="P129" style:family="paragraph" style:parent-style-name="Table_20_Contents">
      <style:text-properties fo:color="#000000" fo:font-style="normal" fo:font-weight="normal" officeooo:rsid="03287b6a" officeooo:paragraph-rsid="0405d957" style:font-style-asian="normal" style:font-weight-asian="normal" style:font-style-complex="normal" style:font-weight-complex="normal"/>
    </style:style>
    <style:style style:name="P130" style:family="paragraph" style:parent-style-name="Table_20_Contents">
      <style:text-properties fo:color="#000000" fo:font-style="normal" fo:font-weight="normal" officeooo:rsid="03287b6a" officeooo:paragraph-rsid="040625e6" style:font-style-asian="normal" style:font-weight-asian="normal" style:font-style-complex="normal" style:font-weight-complex="normal"/>
    </style:style>
    <style:style style:name="P131" style:family="paragraph" style:parent-style-name="Table_20_Contents">
      <style:text-properties fo:color="#000000" fo:font-style="normal" fo:font-weight="normal" officeooo:rsid="03287b6a" officeooo:paragraph-rsid="0406b771" style:font-style-asian="normal" style:font-weight-asian="normal" style:font-style-complex="normal" style:font-weight-complex="normal"/>
    </style:style>
    <style:style style:name="P132" style:family="paragraph" style:parent-style-name="Table_20_Contents">
      <style:text-properties fo:color="#000000" fo:font-style="normal" fo:font-weight="normal" officeooo:rsid="03287b6a" officeooo:paragraph-rsid="040c1aa4" style:font-style-asian="normal" style:font-weight-asian="normal" style:font-style-complex="normal" style:font-weight-complex="normal"/>
    </style:style>
    <style:style style:name="P133" style:family="paragraph" style:parent-style-name="Table_20_Contents">
      <style:text-properties fo:color="#000000" fo:font-style="normal" fo:font-weight="normal" officeooo:rsid="03287b6a" officeooo:paragraph-rsid="040dc6ae" style:font-style-asian="normal" style:font-weight-asian="normal" style:font-style-complex="normal" style:font-weight-complex="normal"/>
    </style:style>
    <style:style style:name="P134" style:family="paragraph" style:parent-style-name="Table_20_Contents">
      <style:text-properties fo:color="#000000" fo:font-style="normal" fo:font-weight="normal" officeooo:rsid="03287b6a" officeooo:paragraph-rsid="040f4275" style:font-style-asian="normal" style:font-weight-asian="normal" style:font-style-complex="normal" style:font-weight-complex="normal"/>
    </style:style>
    <style:style style:name="P135" style:family="paragraph" style:parent-style-name="Table_20_Contents">
      <style:text-properties fo:color="#000000" fo:font-style="normal" fo:font-weight="normal" officeooo:rsid="03287b6a" officeooo:paragraph-rsid="04113891" style:font-style-asian="normal" style:font-weight-asian="normal" style:font-style-complex="normal" style:font-weight-complex="normal"/>
    </style:style>
    <style:style style:name="P136" style:family="paragraph" style:parent-style-name="Table_20_Contents">
      <style:text-properties fo:color="#000000" fo:font-style="normal" fo:font-weight="normal" officeooo:rsid="03287b6a" officeooo:paragraph-rsid="0413ba37" style:font-style-asian="normal" style:font-weight-asian="normal" style:font-style-complex="normal" style:font-weight-complex="normal"/>
    </style:style>
    <style:style style:name="P137" style:family="paragraph" style:parent-style-name="Table_20_Contents">
      <style:text-properties fo:color="#000000" fo:font-style="normal" fo:font-weight="normal" officeooo:rsid="03287b6a" officeooo:paragraph-rsid="04179401" style:font-style-asian="normal" style:font-weight-asian="normal" style:font-style-complex="normal" style:font-weight-complex="normal"/>
    </style:style>
    <style:style style:name="P138" style:family="paragraph" style:parent-style-name="Table_20_Contents">
      <style:text-properties fo:color="#000000" fo:font-style="normal" fo:font-weight="normal" officeooo:rsid="03287b6a" officeooo:paragraph-rsid="0419d6a6" style:font-style-asian="normal" style:font-weight-asian="normal" style:font-style-complex="normal" style:font-weight-complex="normal"/>
    </style:style>
    <style:style style:name="P139" style:family="paragraph" style:parent-style-name="Table_20_Contents">
      <style:text-properties fo:color="#000000" fo:font-style="normal" fo:font-weight="normal" officeooo:rsid="03287b6a" officeooo:paragraph-rsid="041e2b20" style:font-style-asian="normal" style:font-weight-asian="normal" style:font-style-complex="normal" style:font-weight-complex="normal"/>
    </style:style>
    <style:style style:name="P140" style:family="paragraph" style:parent-style-name="Table_20_Contents">
      <style:text-properties fo:color="#000000" fo:font-style="normal" fo:font-weight="normal" officeooo:rsid="03287b6a" officeooo:paragraph-rsid="041ee842" style:font-style-asian="normal" style:font-weight-asian="normal" style:font-style-complex="normal" style:font-weight-complex="normal"/>
    </style:style>
    <style:style style:name="P141" style:family="paragraph" style:parent-style-name="Table_20_Contents">
      <style:text-properties fo:color="#000000" fo:font-style="normal" fo:font-weight="normal" officeooo:rsid="03287b6a" officeooo:paragraph-rsid="041ef662" style:font-style-asian="normal" style:font-weight-asian="normal" style:font-style-complex="normal" style:font-weight-complex="normal"/>
    </style:style>
    <style:style style:name="P142" style:family="paragraph" style:parent-style-name="Table_20_Contents">
      <style:text-properties fo:color="#000000" fo:font-style="normal" fo:font-weight="normal" officeooo:rsid="03287b6a" officeooo:paragraph-rsid="041fb800" style:font-style-asian="normal" style:font-weight-asian="normal" style:font-style-complex="normal" style:font-weight-complex="normal"/>
    </style:style>
    <style:style style:name="P143" style:family="paragraph" style:parent-style-name="Table_20_Contents">
      <style:text-properties fo:color="#000000" fo:font-style="normal" fo:font-weight="normal" officeooo:rsid="03287b6a" officeooo:paragraph-rsid="04216096" style:font-style-asian="normal" style:font-weight-asian="normal" style:font-style-complex="normal" style:font-weight-complex="normal"/>
    </style:style>
    <style:style style:name="P144" style:family="paragraph" style:parent-style-name="Table_20_Contents">
      <style:text-properties fo:color="#000000" fo:font-style="normal" fo:font-weight="normal" officeooo:rsid="03287b6a" officeooo:paragraph-rsid="04223897" style:font-style-asian="normal" style:font-weight-asian="normal" style:font-style-complex="normal" style:font-weight-complex="normal"/>
    </style:style>
    <style:style style:name="P145" style:family="paragraph" style:parent-style-name="Table_20_Contents">
      <style:paragraph-properties fo:text-align="start" style:justify-single-word="false"/>
      <style:text-properties fo:color="#000000" fo:font-style="normal" fo:font-weight="normal" officeooo:rsid="03287b6a" officeooo:paragraph-rsid="042310d9" style:font-style-asian="normal" style:font-weight-asian="normal" style:font-style-complex="normal" style:font-weight-complex="normal"/>
    </style:style>
    <style:style style:name="P146" style:family="paragraph" style:parent-style-name="Table_20_Contents">
      <style:text-properties fo:color="#000000" fo:font-style="normal" fo:font-weight="normal" officeooo:rsid="03287b6a" officeooo:paragraph-rsid="0426a572" style:font-style-asian="normal" style:font-weight-asian="normal" style:font-style-complex="normal" style:font-weight-complex="normal"/>
    </style:style>
    <style:style style:name="P147" style:family="paragraph" style:parent-style-name="Table_20_Contents">
      <style:text-properties fo:color="#000000" fo:font-style="normal" fo:font-weight="normal" officeooo:rsid="03287b6a" officeooo:paragraph-rsid="0428aea4" style:font-style-asian="normal" style:font-weight-asian="normal" style:font-style-complex="normal" style:font-weight-complex="normal"/>
    </style:style>
    <style:style style:name="P148" style:family="paragraph" style:parent-style-name="Table_20_Contents">
      <style:text-properties fo:color="#000000" fo:font-style="normal" fo:font-weight="normal" officeooo:rsid="03287b6a" officeooo:paragraph-rsid="04328ee6" style:font-style-asian="normal" style:font-weight-asian="normal" style:font-style-complex="normal" style:font-weight-complex="normal"/>
    </style:style>
    <style:style style:name="P149" style:family="paragraph" style:parent-style-name="Table_20_Contents">
      <style:text-properties fo:color="#000000" fo:font-style="normal" fo:font-weight="normal" officeooo:rsid="03287b6a" officeooo:paragraph-rsid="0432910e" style:font-style-asian="normal" style:font-weight-asian="normal" style:font-style-complex="normal" style:font-weight-complex="normal"/>
    </style:style>
    <style:style style:name="P150" style:family="paragraph" style:parent-style-name="Table_20_Contents">
      <style:text-properties fo:color="#000000" fo:font-style="normal" fo:font-weight="normal" officeooo:rsid="03287b6a" officeooo:paragraph-rsid="0432a59a" style:font-style-asian="normal" style:font-weight-asian="normal" style:font-style-complex="normal" style:font-weight-complex="normal"/>
    </style:style>
    <style:style style:name="P151" style:family="paragraph" style:parent-style-name="Table_20_Contents">
      <style:text-properties fo:color="#000000" fo:font-style="normal" fo:font-weight="normal" officeooo:rsid="03287b6a" officeooo:paragraph-rsid="043434d6" style:font-style-asian="normal" style:font-weight-asian="normal" style:font-style-complex="normal" style:font-weight-complex="normal"/>
    </style:style>
    <style:style style:name="P152" style:family="paragraph" style:parent-style-name="Table_20_Contents">
      <style:text-properties fo:color="#000000" fo:font-style="normal" fo:font-weight="normal" officeooo:rsid="03287b6a" officeooo:paragraph-rsid="0435cc6f" style:font-style-asian="normal" style:font-weight-asian="normal" style:font-style-complex="normal" style:font-weight-complex="normal"/>
    </style:style>
    <style:style style:name="P153" style:family="paragraph" style:parent-style-name="Table_20_Contents">
      <style:text-properties fo:color="#000000" fo:font-style="normal" fo:font-weight="normal" officeooo:rsid="03287b6a" officeooo:paragraph-rsid="0436adf7" style:font-style-asian="normal" style:font-weight-asian="normal" style:font-style-complex="normal" style:font-weight-complex="normal"/>
    </style:style>
    <style:style style:name="P154" style:family="paragraph" style:parent-style-name="Table_20_Contents">
      <style:text-properties fo:color="#000000" fo:font-style="normal" fo:font-weight="normal" officeooo:rsid="03287b6a" officeooo:paragraph-rsid="04374035" style:font-style-asian="normal" style:font-weight-asian="normal" style:font-style-complex="normal" style:font-weight-complex="normal"/>
    </style:style>
    <style:style style:name="P155" style:family="paragraph" style:parent-style-name="Table_20_Contents">
      <style:text-properties fo:color="#000000" fo:font-style="normal" fo:font-weight="normal" officeooo:rsid="03287b6a" officeooo:paragraph-rsid="043a5ae7" style:font-style-asian="normal" style:font-weight-asian="normal" style:font-style-complex="normal" style:font-weight-complex="normal"/>
    </style:style>
    <style:style style:name="P156" style:family="paragraph" style:parent-style-name="Table_20_Contents">
      <style:text-properties fo:color="#000000" fo:font-style="normal" fo:font-weight="normal" officeooo:rsid="03287b6a" officeooo:paragraph-rsid="043d5935" style:font-style-asian="normal" style:font-weight-asian="normal" style:font-style-complex="normal" style:font-weight-complex="normal"/>
    </style:style>
    <style:style style:name="P157" style:family="paragraph" style:parent-style-name="Table_20_Contents">
      <style:text-properties fo:color="#000000" fo:font-style="normal" fo:font-weight="normal" officeooo:rsid="03287b6a" officeooo:paragraph-rsid="043e24e7" style:font-style-asian="normal" style:font-weight-asian="normal" style:font-style-complex="normal" style:font-weight-complex="normal"/>
    </style:style>
    <style:style style:name="P158" style:family="paragraph" style:parent-style-name="Table_20_Contents">
      <style:text-properties fo:color="#000000" fo:font-style="normal" fo:font-weight="normal" officeooo:rsid="03287b6a" officeooo:paragraph-rsid="043f74c1" style:font-style-asian="normal" style:font-weight-asian="normal" style:font-style-complex="normal" style:font-weight-complex="normal"/>
    </style:style>
    <style:style style:name="P159" style:family="paragraph" style:parent-style-name="Table_20_Contents">
      <style:text-properties fo:color="#000000" fo:font-style="normal" fo:font-weight="normal" officeooo:rsid="03287b6a" officeooo:paragraph-rsid="04411988" style:font-style-asian="normal" style:font-weight-asian="normal" style:font-style-complex="normal" style:font-weight-complex="normal"/>
    </style:style>
    <style:style style:name="P160" style:family="paragraph" style:parent-style-name="Table_20_Contents">
      <style:text-properties fo:color="#000000" fo:font-style="normal" fo:font-weight="normal" officeooo:rsid="03287b6a" officeooo:paragraph-rsid="044ec987" style:font-style-asian="normal" style:font-weight-asian="normal" style:font-style-complex="normal" style:font-weight-complex="normal"/>
    </style:style>
    <style:style style:name="P161" style:family="paragraph" style:parent-style-name="Table_20_Contents">
      <style:text-properties fo:color="#000000" fo:font-style="normal" fo:font-weight="normal" officeooo:rsid="03287b6a" officeooo:paragraph-rsid="044f721e" style:font-style-asian="normal" style:font-weight-asian="normal" style:font-style-complex="normal" style:font-weight-complex="normal"/>
    </style:style>
    <style:style style:name="P162" style:family="paragraph" style:parent-style-name="Table_20_Contents">
      <style:text-properties fo:color="#000000" fo:font-style="normal" fo:font-weight="normal" officeooo:rsid="03287b6a" officeooo:paragraph-rsid="04511302" style:font-style-asian="normal" style:font-weight-asian="normal" style:font-style-complex="normal" style:font-weight-complex="normal"/>
    </style:style>
    <style:style style:name="P163" style:family="paragraph" style:parent-style-name="Table_20_Contents">
      <style:text-properties fo:color="#000000" fo:font-style="normal" fo:font-weight="normal" officeooo:rsid="03287b6a" officeooo:paragraph-rsid="0451bcef" style:font-style-asian="normal" style:font-weight-asian="normal" style:font-style-complex="normal" style:font-weight-complex="normal"/>
    </style:style>
    <style:style style:name="P164" style:family="paragraph" style:parent-style-name="Table_20_Contents">
      <style:text-properties fo:color="#000000" fo:font-style="normal" fo:font-weight="normal" officeooo:rsid="03287b6a" officeooo:paragraph-rsid="04531220" style:font-style-asian="normal" style:font-weight-asian="normal" style:font-style-complex="normal" style:font-weight-complex="normal"/>
    </style:style>
    <style:style style:name="P165" style:family="paragraph" style:parent-style-name="Table_20_Contents">
      <style:paragraph-properties fo:text-align="justify" style:justify-single-word="false"/>
      <style:text-properties fo:color="#000000" fo:font-style="normal" fo:font-weight="normal" officeooo:rsid="03287b6a" officeooo:paragraph-rsid="04531220" style:font-style-asian="normal" style:font-weight-asian="normal" style:font-style-complex="normal" style:font-weight-complex="normal"/>
    </style:style>
    <style:style style:name="P166" style:family="paragraph" style:parent-style-name="Table_20_Contents">
      <style:text-properties fo:color="#000000" fo:font-style="normal" fo:font-weight="normal" officeooo:rsid="03287b6a" officeooo:paragraph-rsid="0454723f" style:font-style-asian="normal" style:font-weight-asian="normal" style:font-style-complex="normal" style:font-weight-complex="normal"/>
    </style:style>
    <style:style style:name="P167" style:family="paragraph" style:parent-style-name="Table_20_Contents">
      <style:text-properties fo:color="#000000" fo:font-style="normal" fo:font-weight="normal" officeooo:rsid="03287b6a" officeooo:paragraph-rsid="0454faca" style:font-style-asian="normal" style:font-weight-asian="normal" style:font-style-complex="normal" style:font-weight-complex="normal"/>
    </style:style>
    <style:style style:name="P168" style:family="paragraph" style:parent-style-name="Table_20_Contents">
      <style:text-properties fo:color="#000000" fo:font-style="normal" fo:font-weight="normal" officeooo:rsid="03287b6a" officeooo:paragraph-rsid="045607b5" style:font-style-asian="normal" style:font-weight-asian="normal" style:font-style-complex="normal" style:font-weight-complex="normal"/>
    </style:style>
    <style:style style:name="P169" style:family="paragraph" style:parent-style-name="Table_20_Contents">
      <style:text-properties fo:color="#000000" fo:font-style="normal" fo:font-weight="normal" officeooo:rsid="03287b6a" officeooo:paragraph-rsid="045709cd" style:font-style-asian="normal" style:font-weight-asian="normal" style:font-style-complex="normal" style:font-weight-complex="normal"/>
    </style:style>
    <style:style style:name="P170" style:family="paragraph" style:parent-style-name="Table_20_Contents">
      <style:text-properties fo:color="#000000" fo:font-style="normal" fo:font-weight="normal" officeooo:rsid="03287b6a" officeooo:paragraph-rsid="0395f550" style:font-style-asian="normal" style:font-weight-asian="normal" style:font-style-complex="normal" style:font-weight-complex="normal"/>
    </style:style>
    <style:style style:name="P171" style:family="paragraph" style:parent-style-name="Table_20_Contents">
      <style:text-properties fo:color="#000000" fo:font-style="normal" fo:font-weight="normal" officeooo:rsid="03287b6a" officeooo:paragraph-rsid="0457e754" style:font-style-asian="normal" style:font-weight-asian="normal" style:font-style-complex="normal" style:font-weight-complex="normal"/>
    </style:style>
    <style:style style:name="P172" style:family="paragraph" style:parent-style-name="Table_20_Contents">
      <style:text-properties fo:color="#000000" fo:font-style="normal" fo:font-weight="normal" officeooo:rsid="03287b6a" officeooo:paragraph-rsid="045b3007" style:font-style-asian="normal" style:font-weight-asian="normal" style:font-style-complex="normal" style:font-weight-complex="normal"/>
    </style:style>
    <style:style style:name="P173" style:family="paragraph" style:parent-style-name="Table_20_Contents">
      <style:text-properties fo:color="#000000" fo:font-style="normal" fo:font-weight="normal" officeooo:rsid="03287b6a" officeooo:paragraph-rsid="045c3d13" style:font-style-asian="normal" style:font-weight-asian="normal" style:font-style-complex="normal" style:font-weight-complex="normal"/>
    </style:style>
    <style:style style:name="P174" style:family="paragraph" style:parent-style-name="Table_20_Contents">
      <style:text-properties fo:color="#000000" fo:font-style="normal" fo:font-weight="normal" officeooo:rsid="03287b6a" officeooo:paragraph-rsid="045d70f7" style:font-style-asian="normal" style:font-weight-asian="normal" style:font-style-complex="normal" style:font-weight-complex="normal"/>
    </style:style>
    <style:style style:name="P175" style:family="paragraph" style:parent-style-name="Table_20_Contents">
      <style:text-properties fo:color="#000000" fo:font-style="normal" fo:font-weight="normal" officeooo:rsid="03287b6a" officeooo:paragraph-rsid="04180d2b" style:font-style-asian="normal" style:font-weight-asian="normal" style:font-style-complex="normal" style:font-weight-complex="normal"/>
    </style:style>
    <style:style style:name="P176" style:family="paragraph" style:parent-style-name="Table_20_Contents">
      <style:text-properties fo:color="#000000" fo:font-style="normal" fo:font-weight="normal" officeooo:rsid="03287b6a" officeooo:paragraph-rsid="0434738a" style:font-style-asian="normal" style:font-weight-asian="normal" style:font-style-complex="normal" style:font-weight-complex="normal"/>
    </style:style>
    <style:style style:name="P177" style:family="paragraph" style:parent-style-name="Table_20_Contents">
      <style:text-properties fo:color="#000000" fo:font-style="normal" fo:font-weight="normal" officeooo:rsid="033072f6" officeooo:paragraph-rsid="033072f6" style:font-style-asian="normal" style:font-weight-asian="normal" style:font-style-complex="normal" style:font-weight-complex="normal"/>
    </style:style>
    <style:style style:name="P178" style:family="paragraph" style:parent-style-name="Table_20_Contents">
      <style:text-properties fo:color="#000000" fo:font-style="normal" fo:font-weight="normal" officeooo:rsid="03324434" officeooo:paragraph-rsid="0334602e" style:font-style-asian="normal" style:font-weight-asian="normal" style:font-style-complex="normal" style:font-weight-complex="normal"/>
    </style:style>
    <style:style style:name="P179" style:family="paragraph" style:parent-style-name="Table_20_Contents">
      <style:text-properties fo:color="#000000" fo:font-style="normal" fo:font-weight="normal" officeooo:rsid="03324434" officeooo:paragraph-rsid="03349e29" style:font-style-asian="normal" style:font-weight-asian="normal" style:font-style-complex="normal" style:font-weight-complex="normal"/>
    </style:style>
    <style:style style:name="P180" style:family="paragraph" style:parent-style-name="Table_20_Contents">
      <style:text-properties fo:color="#000000" fo:font-style="normal" fo:font-weight="normal" officeooo:rsid="03324434" officeooo:paragraph-rsid="03361afe" style:font-style-asian="normal" style:font-weight-asian="normal" style:font-style-complex="normal" style:font-weight-complex="normal"/>
    </style:style>
    <style:style style:name="P181" style:family="paragraph" style:parent-style-name="Table_20_Contents">
      <style:text-properties fo:color="#000000" fo:font-style="normal" fo:font-weight="normal" officeooo:rsid="03324434" officeooo:paragraph-rsid="0337db87" style:font-style-asian="normal" style:font-weight-asian="normal" style:font-style-complex="normal" style:font-weight-complex="normal"/>
    </style:style>
    <style:style style:name="P182" style:family="paragraph" style:parent-style-name="Table_20_Contents">
      <style:text-properties fo:color="#000000" fo:font-style="normal" fo:font-weight="normal" officeooo:rsid="03324434" officeooo:paragraph-rsid="03385e56" style:font-style-asian="normal" style:font-weight-asian="normal" style:font-style-complex="normal" style:font-weight-complex="normal"/>
    </style:style>
    <style:style style:name="P183" style:family="paragraph" style:parent-style-name="Table_20_Contents">
      <style:text-properties fo:color="#000000" fo:font-style="normal" fo:font-weight="normal" officeooo:rsid="03324434" officeooo:paragraph-rsid="033923fb" style:font-style-asian="normal" style:font-weight-asian="normal" style:font-style-complex="normal" style:font-weight-complex="normal"/>
    </style:style>
    <style:style style:name="P184" style:family="paragraph" style:parent-style-name="Table_20_Contents">
      <style:text-properties fo:color="#000000" fo:font-style="normal" fo:font-weight="normal" officeooo:rsid="03324434" officeooo:paragraph-rsid="0339bb8b" style:font-style-asian="normal" style:font-weight-asian="normal" style:font-style-complex="normal" style:font-weight-complex="normal"/>
    </style:style>
    <style:style style:name="P185" style:family="paragraph" style:parent-style-name="Table_20_Contents">
      <style:text-properties fo:color="#000000" fo:font-style="normal" fo:font-weight="normal" officeooo:rsid="03324434" officeooo:paragraph-rsid="034e96d9" style:font-style-asian="normal" style:font-weight-asian="normal" style:font-style-complex="normal" style:font-weight-complex="normal"/>
    </style:style>
    <style:style style:name="P186" style:family="paragraph" style:parent-style-name="Table_20_Contents">
      <style:text-properties fo:color="#000000" fo:font-style="normal" fo:font-weight="normal" officeooo:rsid="03324434" officeooo:paragraph-rsid="0351247b" style:font-style-asian="normal" style:font-weight-asian="normal" style:font-style-complex="normal" style:font-weight-complex="normal"/>
    </style:style>
    <style:style style:name="P187" style:family="paragraph" style:parent-style-name="Table_20_Contents">
      <style:text-properties fo:color="#000000" fo:font-style="normal" fo:font-weight="normal" officeooo:rsid="03324434" officeooo:paragraph-rsid="035522f0" style:font-style-asian="normal" style:font-weight-asian="normal" style:font-style-complex="normal" style:font-weight-complex="normal"/>
    </style:style>
    <style:style style:name="P188" style:family="paragraph" style:parent-style-name="Table_20_Contents">
      <style:text-properties fo:color="#000000" fo:font-style="normal" fo:font-weight="normal" officeooo:rsid="03324434" officeooo:paragraph-rsid="03631284" style:font-style-asian="normal" style:font-weight-asian="normal" style:font-style-complex="normal" style:font-weight-complex="normal"/>
    </style:style>
    <style:style style:name="P189" style:family="paragraph" style:parent-style-name="Table_20_Contents">
      <style:text-properties fo:color="#000000" fo:font-style="normal" fo:font-weight="normal" officeooo:rsid="03324434" officeooo:paragraph-rsid="0363bd87" style:font-style-asian="normal" style:font-weight-asian="normal" style:font-style-complex="normal" style:font-weight-complex="normal"/>
    </style:style>
    <style:style style:name="P190" style:family="paragraph" style:parent-style-name="Table_20_Contents">
      <style:text-properties fo:color="#000000" fo:font-style="normal" fo:font-weight="normal" officeooo:rsid="03324434" officeooo:paragraph-rsid="036530a8" style:font-style-asian="normal" style:font-weight-asian="normal" style:font-style-complex="normal" style:font-weight-complex="normal"/>
    </style:style>
    <style:style style:name="P191" style:family="paragraph" style:parent-style-name="Table_20_Contents">
      <style:text-properties fo:color="#000000" fo:font-style="normal" fo:font-weight="normal" officeooo:rsid="03324434" officeooo:paragraph-rsid="0379a2ae" style:font-style-asian="normal" style:font-weight-asian="normal" style:font-style-complex="normal" style:font-weight-complex="normal"/>
    </style:style>
    <style:style style:name="P192" style:family="paragraph" style:parent-style-name="Table_20_Contents">
      <style:text-properties fo:color="#000000" fo:font-style="normal" fo:font-weight="normal" officeooo:rsid="03324434" officeooo:paragraph-rsid="037eacca" style:font-style-asian="normal" style:font-weight-asian="normal" style:font-style-complex="normal" style:font-weight-complex="normal"/>
    </style:style>
    <style:style style:name="P193" style:family="paragraph" style:parent-style-name="Table_20_Contents">
      <style:text-properties fo:color="#000000" fo:font-style="normal" fo:font-weight="normal" officeooo:rsid="03324434" officeooo:paragraph-rsid="037f5bd8" style:font-style-asian="normal" style:font-weight-asian="normal" style:font-style-complex="normal" style:font-weight-complex="normal"/>
    </style:style>
    <style:style style:name="P194" style:family="paragraph" style:parent-style-name="Table_20_Contents">
      <style:text-properties fo:color="#000000" fo:font-style="normal" fo:font-weight="normal" officeooo:rsid="03324434" officeooo:paragraph-rsid="039a5d7a" style:font-style-asian="normal" style:font-weight-asian="normal" style:font-style-complex="normal" style:font-weight-complex="normal"/>
    </style:style>
    <style:style style:name="P195" style:family="paragraph" style:parent-style-name="Table_20_Contents">
      <style:text-properties fo:color="#000000" fo:font-style="normal" fo:font-weight="normal" officeooo:rsid="03324434" officeooo:paragraph-rsid="039ce24e" style:font-style-asian="normal" style:font-weight-asian="normal" style:font-style-complex="normal" style:font-weight-complex="normal"/>
    </style:style>
    <style:style style:name="P196" style:family="paragraph" style:parent-style-name="Table_20_Contents">
      <style:text-properties fo:color="#000000" fo:font-style="normal" fo:font-weight="normal" officeooo:rsid="03324434" officeooo:paragraph-rsid="039e7a56" style:font-style-asian="normal" style:font-weight-asian="normal" style:font-style-complex="normal" style:font-weight-complex="normal"/>
    </style:style>
    <style:style style:name="P197" style:family="paragraph" style:parent-style-name="Table_20_Contents">
      <style:text-properties fo:color="#000000" fo:font-style="normal" fo:font-weight="normal" officeooo:rsid="03324434" officeooo:paragraph-rsid="03a072a6" style:font-style-asian="normal" style:font-weight-asian="normal" style:font-style-complex="normal" style:font-weight-complex="normal"/>
    </style:style>
    <style:style style:name="P198" style:family="paragraph" style:parent-style-name="Table_20_Contents">
      <style:text-properties fo:color="#000000" fo:font-style="normal" fo:font-weight="normal" officeooo:rsid="03324434" officeooo:paragraph-rsid="03a20328" style:font-style-asian="normal" style:font-weight-asian="normal" style:font-style-complex="normal" style:font-weight-complex="normal"/>
    </style:style>
    <style:style style:name="P199" style:family="paragraph" style:parent-style-name="Table_20_Contents">
      <style:text-properties fo:color="#000000" fo:font-style="normal" fo:font-weight="normal" officeooo:rsid="03324434" officeooo:paragraph-rsid="03a2a971" style:font-style-asian="normal" style:font-weight-asian="normal" style:font-style-complex="normal" style:font-weight-complex="normal"/>
    </style:style>
    <style:style style:name="P200" style:family="paragraph" style:parent-style-name="Table_20_Contents">
      <style:text-properties fo:color="#000000" fo:font-style="normal" fo:font-weight="normal" officeooo:rsid="03324434" officeooo:paragraph-rsid="03b0fc00" style:font-style-asian="normal" style:font-weight-asian="normal" style:font-style-complex="normal" style:font-weight-complex="normal"/>
    </style:style>
    <style:style style:name="P201" style:family="paragraph" style:parent-style-name="Table_20_Contents">
      <style:text-properties fo:color="#000000" fo:font-style="normal" fo:font-weight="normal" officeooo:rsid="03324434" officeooo:paragraph-rsid="03b1c379" style:font-style-asian="normal" style:font-weight-asian="normal" style:font-style-complex="normal" style:font-weight-complex="normal"/>
    </style:style>
    <style:style style:name="P202" style:family="paragraph" style:parent-style-name="Table_20_Contents">
      <style:text-properties fo:color="#000000" fo:font-style="normal" fo:font-weight="normal" officeooo:rsid="03324434" officeooo:paragraph-rsid="03b2bdaf" style:font-style-asian="normal" style:font-weight-asian="normal" style:font-style-complex="normal" style:font-weight-complex="normal"/>
    </style:style>
    <style:style style:name="P203" style:family="paragraph" style:parent-style-name="Table_20_Contents">
      <style:text-properties fo:color="#000000" fo:font-style="normal" fo:font-weight="normal" officeooo:rsid="03324434" officeooo:paragraph-rsid="03b3d4ef" style:font-style-asian="normal" style:font-weight-asian="normal" style:font-style-complex="normal" style:font-weight-complex="normal"/>
    </style:style>
    <style:style style:name="P204" style:family="paragraph" style:parent-style-name="Table_20_Contents">
      <style:text-properties fo:color="#000000" fo:font-style="normal" fo:font-weight="normal" officeooo:rsid="03324434" officeooo:paragraph-rsid="03b54600" style:font-style-asian="normal" style:font-weight-asian="normal" style:font-style-complex="normal" style:font-weight-complex="normal"/>
    </style:style>
    <style:style style:name="P205" style:family="paragraph" style:parent-style-name="Table_20_Contents">
      <style:text-properties fo:color="#000000" fo:font-style="normal" fo:font-weight="normal" officeooo:rsid="03324434" officeooo:paragraph-rsid="0363ea35" style:font-style-asian="normal" style:font-weight-asian="normal" style:font-style-complex="normal" style:font-weight-complex="normal"/>
    </style:style>
    <style:style style:name="P206" style:family="paragraph" style:parent-style-name="Table_20_Contents">
      <style:text-properties fo:color="#000000" fo:font-style="normal" fo:font-weight="normal" officeooo:rsid="03324434" officeooo:paragraph-rsid="03b93896" style:font-style-asian="normal" style:font-weight-asian="normal" style:font-style-complex="normal" style:font-weight-complex="normal"/>
    </style:style>
    <style:style style:name="P207" style:family="paragraph" style:parent-style-name="Table_20_Contents">
      <style:text-properties fo:color="#000000" fo:font-style="normal" fo:font-weight="normal" officeooo:rsid="03324434" officeooo:paragraph-rsid="03bcd62f" style:font-style-asian="normal" style:font-weight-asian="normal" style:font-style-complex="normal" style:font-weight-complex="normal"/>
    </style:style>
    <style:style style:name="P208" style:family="paragraph" style:parent-style-name="Table_20_Contents">
      <style:text-properties fo:color="#000000" fo:font-style="normal" fo:font-weight="normal" officeooo:rsid="03324434" officeooo:paragraph-rsid="03c815bc" style:font-style-asian="normal" style:font-weight-asian="normal" style:font-style-complex="normal" style:font-weight-complex="normal"/>
    </style:style>
    <style:style style:name="P209" style:family="paragraph" style:parent-style-name="Table_20_Contents">
      <style:text-properties fo:color="#000000" fo:font-style="normal" fo:font-weight="normal" officeooo:rsid="03324434" officeooo:paragraph-rsid="03ca840c" style:font-style-asian="normal" style:font-weight-asian="normal" style:font-style-complex="normal" style:font-weight-complex="normal"/>
    </style:style>
    <style:style style:name="P210" style:family="paragraph" style:parent-style-name="Table_20_Contents">
      <style:text-properties fo:color="#000000" fo:font-style="normal" fo:font-weight="normal" officeooo:rsid="03324434" officeooo:paragraph-rsid="03cbf8b3" style:font-style-asian="normal" style:font-weight-asian="normal" style:font-style-complex="normal" style:font-weight-complex="normal"/>
    </style:style>
    <style:style style:name="P211" style:family="paragraph" style:parent-style-name="Table_20_Contents">
      <style:text-properties fo:color="#000000" fo:font-style="normal" fo:font-weight="normal" officeooo:rsid="03324434" officeooo:paragraph-rsid="03cdbe18" style:font-style-asian="normal" style:font-weight-asian="normal" style:font-style-complex="normal" style:font-weight-complex="normal"/>
    </style:style>
    <style:style style:name="P212" style:family="paragraph" style:parent-style-name="Table_20_Contents">
      <style:text-properties fo:color="#000000" fo:font-style="normal" fo:font-weight="normal" officeooo:rsid="03324434" officeooo:paragraph-rsid="03cef815" style:font-style-asian="normal" style:font-weight-asian="normal" style:font-style-complex="normal" style:font-weight-complex="normal"/>
    </style:style>
    <style:style style:name="P213" style:family="paragraph" style:parent-style-name="Table_20_Contents">
      <style:text-properties fo:color="#000000" fo:font-style="normal" fo:font-weight="normal" officeooo:rsid="03324434" officeooo:paragraph-rsid="03d073bf" style:font-style-asian="normal" style:font-weight-asian="normal" style:font-style-complex="normal" style:font-weight-complex="normal"/>
    </style:style>
    <style:style style:name="P214" style:family="paragraph" style:parent-style-name="Table_20_Contents">
      <style:text-properties fo:color="#000000" fo:font-style="normal" fo:font-weight="normal" officeooo:rsid="03324434" officeooo:paragraph-rsid="03d1a0c7" style:font-style-asian="normal" style:font-weight-asian="normal" style:font-style-complex="normal" style:font-weight-complex="normal"/>
    </style:style>
    <style:style style:name="P215" style:family="paragraph" style:parent-style-name="Table_20_Contents">
      <style:text-properties fo:color="#000000" fo:font-style="normal" fo:font-weight="normal" officeooo:rsid="03324434" officeooo:paragraph-rsid="03e5ee56" style:font-style-asian="normal" style:font-weight-asian="normal" style:font-style-complex="normal" style:font-weight-complex="normal"/>
    </style:style>
    <style:style style:name="P216" style:family="paragraph" style:parent-style-name="Table_20_Contents">
      <style:text-properties fo:color="#000000" fo:font-style="normal" fo:font-weight="normal" officeooo:rsid="03324434" officeooo:paragraph-rsid="03e95c17" style:font-style-asian="normal" style:font-weight-asian="normal" style:font-style-complex="normal" style:font-weight-complex="normal"/>
    </style:style>
    <style:style style:name="P217" style:family="paragraph" style:parent-style-name="Table_20_Contents">
      <style:text-properties fo:color="#000000" fo:font-style="normal" fo:font-weight="normal" officeooo:rsid="03324434" officeooo:paragraph-rsid="0405d957" style:font-style-asian="normal" style:font-weight-asian="normal" style:font-style-complex="normal" style:font-weight-complex="normal"/>
    </style:style>
    <style:style style:name="P218" style:family="paragraph" style:parent-style-name="Table_20_Contents">
      <style:text-properties fo:color="#000000" fo:font-style="normal" fo:font-weight="normal" officeooo:rsid="03324434" officeooo:paragraph-rsid="040625e6" style:font-style-asian="normal" style:font-weight-asian="normal" style:font-style-complex="normal" style:font-weight-complex="normal"/>
    </style:style>
    <style:style style:name="P219" style:family="paragraph" style:parent-style-name="Table_20_Contents">
      <style:text-properties fo:color="#000000" fo:font-style="normal" fo:font-weight="normal" officeooo:rsid="03324434" officeooo:paragraph-rsid="0409413a" style:font-style-asian="normal" style:font-weight-asian="normal" style:font-style-complex="normal" style:font-weight-complex="normal"/>
    </style:style>
    <style:style style:name="P220" style:family="paragraph" style:parent-style-name="Table_20_Contents">
      <style:text-properties fo:color="#000000" fo:font-style="normal" fo:font-weight="normal" officeooo:rsid="03324434" officeooo:paragraph-rsid="040b3253" style:font-style-asian="normal" style:font-weight-asian="normal" style:font-style-complex="normal" style:font-weight-complex="normal"/>
    </style:style>
    <style:style style:name="P221" style:family="paragraph" style:parent-style-name="Table_20_Contents">
      <style:text-properties fo:color="#000000" fo:font-style="normal" fo:font-weight="normal" officeooo:rsid="03324434" officeooo:paragraph-rsid="040b9f40" style:font-style-asian="normal" style:font-weight-asian="normal" style:font-style-complex="normal" style:font-weight-complex="normal"/>
    </style:style>
    <style:style style:name="P222" style:family="paragraph" style:parent-style-name="Table_20_Contents">
      <style:text-properties fo:color="#000000" fo:font-style="normal" fo:font-weight="normal" officeooo:rsid="03324434" officeooo:paragraph-rsid="040d7ac1" style:font-style-asian="normal" style:font-weight-asian="normal" style:font-style-complex="normal" style:font-weight-complex="normal"/>
    </style:style>
    <style:style style:name="P223" style:family="paragraph" style:parent-style-name="Table_20_Contents">
      <style:text-properties fo:color="#000000" fo:font-style="normal" fo:font-weight="normal" officeooo:rsid="03324434" officeooo:paragraph-rsid="040dc6ae" style:font-style-asian="normal" style:font-weight-asian="normal" style:font-style-complex="normal" style:font-weight-complex="normal"/>
    </style:style>
    <style:style style:name="P224" style:family="paragraph" style:parent-style-name="Table_20_Contents">
      <style:text-properties fo:color="#000000" fo:font-style="normal" fo:font-weight="normal" officeooo:rsid="03324434" officeooo:paragraph-rsid="040f4275" style:font-style-asian="normal" style:font-weight-asian="normal" style:font-style-complex="normal" style:font-weight-complex="normal"/>
    </style:style>
    <style:style style:name="P225" style:family="paragraph" style:parent-style-name="Table_20_Contents">
      <style:text-properties fo:color="#000000" fo:font-style="normal" fo:font-weight="normal" officeooo:rsid="03324434" officeooo:paragraph-rsid="04113891" style:font-style-asian="normal" style:font-weight-asian="normal" style:font-style-complex="normal" style:font-weight-complex="normal"/>
    </style:style>
    <style:style style:name="P226" style:family="paragraph" style:parent-style-name="Table_20_Contents">
      <style:text-properties fo:color="#000000" fo:font-style="normal" fo:font-weight="normal" officeooo:rsid="03324434" officeooo:paragraph-rsid="0429bfd0" style:font-style-asian="normal" style:font-weight-asian="normal" style:font-style-complex="normal" style:font-weight-complex="normal"/>
    </style:style>
    <style:style style:name="P227" style:family="paragraph" style:parent-style-name="Table_20_Contents">
      <style:text-properties fo:color="#000000" fo:font-style="normal" fo:font-weight="normal" officeooo:rsid="03324434" officeooo:paragraph-rsid="0429c6d2" style:font-style-asian="normal" style:font-weight-asian="normal" style:font-style-complex="normal" style:font-weight-complex="normal"/>
    </style:style>
    <style:style style:name="P228" style:family="paragraph" style:parent-style-name="Table_20_Contents">
      <style:text-properties fo:color="#000000" fo:font-style="normal" fo:font-weight="normal" officeooo:rsid="03324434" officeooo:paragraph-rsid="042b8e7c" style:font-style-asian="normal" style:font-weight-asian="normal" style:font-style-complex="normal" style:font-weight-complex="normal"/>
    </style:style>
    <style:style style:name="P229" style:family="paragraph" style:parent-style-name="Table_20_Contents">
      <style:text-properties fo:color="#000000" fo:font-style="normal" fo:font-weight="normal" officeooo:rsid="03324434" officeooo:paragraph-rsid="042cceb2" style:font-style-asian="normal" style:font-weight-asian="normal" style:font-style-complex="normal" style:font-weight-complex="normal"/>
    </style:style>
    <style:style style:name="P230" style:family="paragraph" style:parent-style-name="Table_20_Contents">
      <style:text-properties fo:color="#000000" fo:font-style="normal" fo:font-weight="normal" officeooo:rsid="03324434" officeooo:paragraph-rsid="042de07e" style:font-style-asian="normal" style:font-weight-asian="normal" style:font-style-complex="normal" style:font-weight-complex="normal"/>
    </style:style>
    <style:style style:name="P231" style:family="paragraph" style:parent-style-name="Table_20_Contents">
      <style:text-properties fo:color="#000000" fo:font-style="normal" fo:font-weight="normal" officeooo:rsid="03324434" officeooo:paragraph-rsid="042f165d" style:font-style-asian="normal" style:font-weight-asian="normal" style:font-style-complex="normal" style:font-weight-complex="normal"/>
    </style:style>
    <style:style style:name="P232" style:family="paragraph" style:parent-style-name="Table_20_Contents">
      <style:text-properties fo:color="#000000" fo:font-style="normal" fo:font-weight="normal" officeooo:rsid="03324434" officeooo:paragraph-rsid="042feaab" style:font-style-asian="normal" style:font-weight-asian="normal" style:font-style-complex="normal" style:font-weight-complex="normal"/>
    </style:style>
    <style:style style:name="P233" style:family="paragraph" style:parent-style-name="Table_20_Contents">
      <style:text-properties fo:color="#000000" fo:font-style="normal" fo:font-weight="normal" officeooo:rsid="03324434" officeooo:paragraph-rsid="0430b585" style:font-style-asian="normal" style:font-weight-asian="normal" style:font-style-complex="normal" style:font-weight-complex="normal"/>
    </style:style>
    <style:style style:name="P234" style:family="paragraph" style:parent-style-name="Table_20_Contents">
      <style:text-properties fo:color="#000000" fo:font-style="normal" fo:font-weight="normal" officeooo:rsid="03324434" officeooo:paragraph-rsid="04411988" style:font-style-asian="normal" style:font-weight-asian="normal" style:font-style-complex="normal" style:font-weight-complex="normal"/>
    </style:style>
    <style:style style:name="P235" style:family="paragraph" style:parent-style-name="Table_20_Contents">
      <style:text-properties fo:color="#000000" fo:font-style="normal" fo:font-weight="normal" officeooo:rsid="03324434" officeooo:paragraph-rsid="0443aaf7" style:font-style-asian="normal" style:font-weight-asian="normal" style:font-style-complex="normal" style:font-weight-complex="normal"/>
    </style:style>
    <style:style style:name="P236" style:family="paragraph" style:parent-style-name="Table_20_Contents">
      <style:text-properties fo:color="#000000" fo:font-style="normal" fo:font-weight="normal" officeooo:rsid="03324434" officeooo:paragraph-rsid="0446f07a" style:font-style-asian="normal" style:font-weight-asian="normal" style:font-style-complex="normal" style:font-weight-complex="normal"/>
    </style:style>
    <style:style style:name="P237" style:family="paragraph" style:parent-style-name="Table_20_Contents">
      <style:text-properties fo:color="#000000" fo:font-style="normal" fo:font-weight="normal" officeooo:rsid="03324434" officeooo:paragraph-rsid="0448e9ce" style:font-style-asian="normal" style:font-weight-asian="normal" style:font-style-complex="normal" style:font-weight-complex="normal"/>
    </style:style>
    <style:style style:name="P238" style:family="paragraph" style:parent-style-name="Table_20_Contents">
      <style:text-properties fo:color="#000000" fo:font-style="normal" fo:font-weight="normal" officeooo:rsid="03324434" officeooo:paragraph-rsid="044a68af" style:font-style-asian="normal" style:font-weight-asian="normal" style:font-style-complex="normal" style:font-weight-complex="normal"/>
    </style:style>
    <style:style style:name="P239" style:family="paragraph" style:parent-style-name="Table_20_Contents">
      <style:text-properties fo:color="#000000" fo:font-style="normal" fo:font-weight="normal" officeooo:rsid="03324434" officeooo:paragraph-rsid="044aea72" style:font-style-asian="normal" style:font-weight-asian="normal" style:font-style-complex="normal" style:font-weight-complex="normal"/>
    </style:style>
    <style:style style:name="P240" style:family="paragraph" style:parent-style-name="Table_20_Contents">
      <style:text-properties fo:color="#000000" fo:font-style="normal" fo:font-weight="normal" officeooo:rsid="03324434" officeooo:paragraph-rsid="044b3aaa" style:font-style-asian="normal" style:font-weight-asian="normal" style:font-style-complex="normal" style:font-weight-complex="normal"/>
    </style:style>
    <style:style style:name="P241" style:family="paragraph" style:parent-style-name="Table_20_Contents">
      <style:text-properties fo:color="#000000" fo:font-style="normal" fo:font-weight="normal" officeooo:rsid="03324434" officeooo:paragraph-rsid="044cccc9" style:font-style-asian="normal" style:font-weight-asian="normal" style:font-style-complex="normal" style:font-weight-complex="normal"/>
    </style:style>
    <style:style style:name="P242" style:family="paragraph" style:parent-style-name="Table_20_Contents">
      <style:text-properties fo:color="#000000" fo:font-style="normal" fo:font-weight="normal" officeooo:rsid="03324434" officeooo:paragraph-rsid="0457e754" style:font-style-asian="normal" style:font-weight-asian="normal" style:font-style-complex="normal" style:font-weight-complex="normal"/>
    </style:style>
    <style:style style:name="P243" style:family="paragraph" style:parent-style-name="Table_20_Contents">
      <style:text-properties fo:color="#000000" fo:font-style="normal" fo:font-weight="normal" officeooo:rsid="03324434" officeooo:paragraph-rsid="045958c3" style:font-style-asian="normal" style:font-weight-asian="normal" style:font-style-complex="normal" style:font-weight-complex="normal"/>
    </style:style>
    <style:style style:name="P244" style:family="paragraph" style:parent-style-name="Table_20_Contents">
      <style:text-properties fo:color="#000000" fo:font-style="normal" fo:font-weight="normal" officeooo:rsid="03324434" officeooo:paragraph-rsid="045b3007" style:font-style-asian="normal" style:font-weight-asian="normal" style:font-style-complex="normal" style:font-weight-complex="normal"/>
    </style:style>
    <style:style style:name="P245" style:family="paragraph" style:parent-style-name="Table_20_Contents">
      <style:text-properties fo:color="#000000" fo:font-style="normal" fo:font-weight="normal" officeooo:rsid="03324434" officeooo:paragraph-rsid="045c3d13" style:font-style-asian="normal" style:font-weight-asian="normal" style:font-style-complex="normal" style:font-weight-complex="normal"/>
    </style:style>
    <style:style style:name="P246" style:family="paragraph" style:parent-style-name="Table_20_Contents">
      <style:text-properties fo:color="#000000" fo:font-style="normal" fo:font-weight="normal" officeooo:rsid="03324434" officeooo:paragraph-rsid="045d70f7" style:font-style-asian="normal" style:font-weight-asian="normal" style:font-style-complex="normal" style:font-weight-complex="normal"/>
    </style:style>
    <style:style style:name="P247" style:family="paragraph" style:parent-style-name="Table_20_Contents">
      <style:text-properties fo:color="#000000" fo:font-style="normal" fo:font-weight="normal" officeooo:rsid="03324434" officeooo:paragraph-rsid="045ed7eb" style:font-style-asian="normal" style:font-weight-asian="normal" style:font-style-complex="normal" style:font-weight-complex="normal"/>
    </style:style>
    <style:style style:name="P248" style:family="paragraph" style:parent-style-name="Table_20_Contents">
      <style:text-properties fo:color="#000000" fo:font-style="normal" fo:font-weight="normal" officeooo:rsid="03324434" officeooo:paragraph-rsid="045fc7dd" style:font-style-asian="normal" style:font-weight-asian="normal" style:font-style-complex="normal" style:font-weight-complex="normal"/>
    </style:style>
    <style:style style:name="P249" style:family="paragraph" style:parent-style-name="Table_20_Contents">
      <style:text-properties fo:color="#000000" fo:font-style="normal" fo:font-weight="normal" officeooo:rsid="03324434" officeooo:paragraph-rsid="0460c8c9" style:font-style-asian="normal" style:font-weight-asian="normal" style:font-style-complex="normal" style:font-weight-complex="normal"/>
    </style:style>
    <style:style style:name="P250" style:family="paragraph" style:parent-style-name="Table_20_Contents">
      <style:text-properties fo:color="#000000" fo:font-style="normal" fo:font-weight="normal" officeooo:rsid="03324434" officeooo:paragraph-rsid="0460f95d" style:font-style-asian="normal" style:font-weight-asian="normal" style:font-style-complex="normal" style:font-weight-complex="normal"/>
    </style:style>
    <style:style style:name="P251" style:family="paragraph" style:parent-style-name="Table_20_Contents">
      <style:text-properties fo:color="#000000" fo:font-style="normal" fo:font-weight="normal" officeooo:rsid="03324434" officeooo:paragraph-rsid="04625fe3" style:font-style-asian="normal" style:font-weight-asian="normal" style:font-style-complex="normal" style:font-weight-complex="normal"/>
    </style:style>
    <style:style style:name="P252" style:family="paragraph" style:parent-style-name="Table_20_Contents">
      <style:text-properties fo:color="#000000" fo:font-style="normal" fo:font-weight="normal" officeooo:rsid="03324434" officeooo:paragraph-rsid="035259a0" style:font-style-asian="normal" style:font-weight-asian="normal" style:font-style-complex="normal" style:font-weight-complex="normal"/>
    </style:style>
    <style:style style:name="P253" style:family="paragraph" style:parent-style-name="Table_20_Contents">
      <style:text-properties fo:color="#000000" fo:font-style="normal" fo:font-weight="normal" officeooo:rsid="033d63d6" officeooo:paragraph-rsid="03815aeb" style:font-style-asian="normal" style:font-weight-asian="normal" style:font-style-complex="normal" style:font-weight-complex="normal"/>
    </style:style>
    <style:style style:name="P254" style:family="paragraph" style:parent-style-name="Table_20_Contents">
      <style:text-properties fo:color="#000000" fo:font-style="normal" fo:font-weight="normal" officeooo:rsid="033d63d6" officeooo:paragraph-rsid="03a39a3d" style:font-style-asian="normal" style:font-weight-asian="normal" style:font-style-complex="normal" style:font-weight-complex="normal"/>
    </style:style>
    <style:style style:name="P255" style:family="paragraph" style:parent-style-name="Table_20_Contents">
      <style:text-properties fo:color="#000000" fo:font-style="normal" fo:font-weight="normal" officeooo:rsid="033d63d6" officeooo:paragraph-rsid="042feaab" style:font-style-asian="normal" style:font-weight-asian="normal" style:font-style-complex="normal" style:font-weight-complex="normal"/>
    </style:style>
    <style:style style:name="P256" style:family="paragraph" style:parent-style-name="Table_20_Contents">
      <style:text-properties fo:color="#000000" fo:font-style="normal" fo:font-weight="normal" officeooo:rsid="033d63d6" officeooo:paragraph-rsid="044e839c" style:font-style-asian="normal" style:font-weight-asian="normal" style:font-style-complex="normal" style:font-weight-complex="normal"/>
    </style:style>
    <style:style style:name="P257" style:family="paragraph" style:parent-style-name="Table_20_Contents">
      <style:text-properties fo:color="#000000" fo:font-style="normal" fo:font-weight="normal" officeooo:rsid="033d63d6" officeooo:paragraph-rsid="046346c6" style:font-style-asian="normal" style:font-weight-asian="normal" style:font-style-complex="normal" style:font-weight-complex="normal"/>
    </style:style>
    <style:style style:name="P258" style:family="paragraph" style:parent-style-name="Table_20_Contents">
      <style:text-properties fo:color="#000000" fo:font-style="normal" fo:font-weight="normal" officeooo:rsid="033e6cd9" style:font-style-asian="normal" style:font-weight-asian="normal" style:font-style-complex="normal" style:font-weight-complex="normal"/>
    </style:style>
    <style:style style:name="P259" style:family="paragraph" style:parent-style-name="Table_20_Contents">
      <style:text-properties fo:color="#000000" fo:font-style="normal" fo:font-weight="normal" officeooo:rsid="033e6cd9" officeooo:paragraph-rsid="033eb950" style:font-style-asian="normal" style:font-weight-asian="normal" style:font-style-complex="normal" style:font-weight-complex="normal"/>
    </style:style>
    <style:style style:name="P260" style:family="paragraph" style:parent-style-name="Table_20_Contents">
      <style:text-properties fo:color="#000000" fo:font-style="normal" fo:font-weight="normal" officeooo:rsid="033e6cd9" officeooo:paragraph-rsid="03404fe2" style:font-style-asian="normal" style:font-weight-asian="normal" style:font-style-complex="normal" style:font-weight-complex="normal"/>
    </style:style>
    <style:style style:name="P261" style:family="paragraph" style:parent-style-name="Table_20_Contents">
      <style:text-properties fo:color="#000000" fo:font-style="normal" fo:font-weight="normal" officeooo:rsid="033e6cd9" officeooo:paragraph-rsid="0340a775" style:font-style-asian="normal" style:font-weight-asian="normal" style:font-style-complex="normal" style:font-weight-complex="normal"/>
    </style:style>
    <style:style style:name="P262" style:family="paragraph" style:parent-style-name="Table_20_Contents">
      <style:text-properties fo:color="#000000" fo:font-style="normal" fo:font-weight="normal" officeooo:rsid="033e6cd9" officeooo:paragraph-rsid="0342b742" style:font-style-asian="normal" style:font-weight-asian="normal" style:font-style-complex="normal" style:font-weight-complex="normal"/>
    </style:style>
    <style:style style:name="P263" style:family="paragraph" style:parent-style-name="Table_20_Contents">
      <style:text-properties fo:color="#000000" fo:font-style="normal" fo:font-weight="normal" officeooo:rsid="033e6cd9" officeooo:paragraph-rsid="03439e70" style:font-style-asian="normal" style:font-weight-asian="normal" style:font-style-complex="normal" style:font-weight-complex="normal"/>
    </style:style>
    <style:style style:name="P264" style:family="paragraph" style:parent-style-name="Table_20_Contents">
      <style:text-properties fo:color="#000000" fo:font-style="normal" fo:font-weight="normal" officeooo:rsid="033e6cd9" officeooo:paragraph-rsid="035934f3" style:font-style-asian="normal" style:font-weight-asian="normal" style:font-style-complex="normal" style:font-weight-complex="normal"/>
    </style:style>
    <style:style style:name="P265" style:family="paragraph" style:parent-style-name="Table_20_Contents">
      <style:text-properties fo:color="#000000" fo:font-style="normal" fo:font-weight="normal" officeooo:rsid="033e6cd9" officeooo:paragraph-rsid="035ba833" style:font-style-asian="normal" style:font-weight-asian="normal" style:font-style-complex="normal" style:font-weight-complex="normal"/>
    </style:style>
    <style:style style:name="P266" style:family="paragraph" style:parent-style-name="Table_20_Contents">
      <style:text-properties fo:color="#000000" fo:font-style="normal" fo:font-weight="normal" officeooo:rsid="033e6cd9" officeooo:paragraph-rsid="035e4106" style:font-style-asian="normal" style:font-weight-asian="normal" style:font-style-complex="normal" style:font-weight-complex="normal"/>
    </style:style>
    <style:style style:name="P267" style:family="paragraph" style:parent-style-name="Table_20_Contents">
      <style:text-properties fo:color="#000000" fo:font-style="normal" fo:font-weight="normal" officeooo:rsid="033e6cd9" officeooo:paragraph-rsid="03601cf0" style:font-style-asian="normal" style:font-weight-asian="normal" style:font-style-complex="normal" style:font-weight-complex="normal"/>
    </style:style>
    <style:style style:name="P268" style:family="paragraph" style:parent-style-name="Table_20_Contents">
      <style:text-properties fo:color="#000000" fo:font-style="normal" fo:font-weight="normal" officeooo:rsid="033e6cd9" officeooo:paragraph-rsid="03602954" style:font-style-asian="normal" style:font-weight-asian="normal" style:font-style-complex="normal" style:font-weight-complex="normal"/>
    </style:style>
    <style:style style:name="P269" style:family="paragraph" style:parent-style-name="Table_20_Contents">
      <style:text-properties fo:color="#000000" fo:font-style="normal" fo:font-weight="normal" officeooo:rsid="033e6cd9" officeooo:paragraph-rsid="03609e28" style:font-style-asian="normal" style:font-weight-asian="normal" style:font-style-complex="normal" style:font-weight-complex="normal"/>
    </style:style>
    <style:style style:name="P270" style:family="paragraph" style:parent-style-name="Table_20_Contents">
      <style:text-properties fo:color="#000000" fo:font-style="normal" fo:font-weight="normal" officeooo:rsid="033e6cd9" officeooo:paragraph-rsid="035c824b" style:font-style-asian="normal" style:font-weight-asian="normal" style:font-style-complex="normal" style:font-weight-complex="normal"/>
    </style:style>
    <style:style style:name="P271" style:family="paragraph" style:parent-style-name="Table_20_Contents">
      <style:text-properties fo:color="#000000" fo:font-style="normal" fo:font-weight="normal" officeooo:rsid="033e6cd9" officeooo:paragraph-rsid="03631284" style:font-style-asian="normal" style:font-weight-asian="normal" style:font-style-complex="normal" style:font-weight-complex="normal"/>
    </style:style>
    <style:style style:name="P272" style:family="paragraph" style:parent-style-name="Table_20_Contents">
      <style:text-properties fo:color="#000000" fo:font-style="normal" fo:font-weight="normal" officeooo:rsid="033e6cd9" officeooo:paragraph-rsid="0363bd87" style:font-style-asian="normal" style:font-weight-asian="normal" style:font-style-complex="normal" style:font-weight-complex="normal"/>
    </style:style>
    <style:style style:name="P273" style:family="paragraph" style:parent-style-name="Table_20_Contents">
      <style:text-properties fo:color="#000000" fo:font-style="normal" fo:font-weight="normal" officeooo:rsid="033e6cd9" officeooo:paragraph-rsid="0363ea35" style:font-style-asian="normal" style:font-weight-asian="normal" style:font-style-complex="normal" style:font-weight-complex="normal"/>
    </style:style>
    <style:style style:name="P274" style:family="paragraph" style:parent-style-name="Table_20_Contents">
      <style:text-properties fo:color="#000000" fo:font-style="normal" fo:font-weight="normal" officeooo:rsid="033e6cd9" officeooo:paragraph-rsid="0364a30d" style:font-style-asian="normal" style:font-weight-asian="normal" style:font-style-complex="normal" style:font-weight-complex="normal"/>
    </style:style>
    <style:style style:name="P275" style:family="paragraph" style:parent-style-name="Table_20_Contents">
      <style:text-properties fo:color="#000000" fo:font-style="normal" fo:font-weight="normal" officeooo:rsid="033e6cd9" officeooo:paragraph-rsid="036530a8" style:font-style-asian="normal" style:font-weight-asian="normal" style:font-style-complex="normal" style:font-weight-complex="normal"/>
    </style:style>
    <style:style style:name="P276" style:family="paragraph" style:parent-style-name="Table_20_Contents">
      <style:text-properties fo:color="#000000" fo:font-style="normal" fo:font-weight="normal" officeooo:rsid="033e6cd9" officeooo:paragraph-rsid="036623ab" style:font-style-asian="normal" style:font-weight-asian="normal" style:font-style-complex="normal" style:font-weight-complex="normal"/>
    </style:style>
    <style:style style:name="P277" style:family="paragraph" style:parent-style-name="Table_20_Contents">
      <style:text-properties fo:color="#000000" fo:font-style="normal" fo:font-weight="normal" officeooo:rsid="033e6cd9" officeooo:paragraph-rsid="0369d847" style:font-style-asian="normal" style:font-weight-asian="normal" style:font-style-complex="normal" style:font-weight-complex="normal"/>
    </style:style>
    <style:style style:name="P278" style:family="paragraph" style:parent-style-name="Table_20_Contents">
      <style:text-properties fo:color="#000000" fo:font-style="normal" fo:font-weight="normal" officeooo:rsid="033e6cd9" officeooo:paragraph-rsid="03709266" style:font-style-asian="normal" style:font-weight-asian="normal" style:font-style-complex="normal" style:font-weight-complex="normal"/>
    </style:style>
    <style:style style:name="P279" style:family="paragraph" style:parent-style-name="Table_20_Contents">
      <style:text-properties fo:color="#000000" fo:font-style="normal" fo:font-weight="normal" officeooo:rsid="033e6cd9" officeooo:paragraph-rsid="03782fd4" style:font-style-asian="normal" style:font-weight-asian="normal" style:font-style-complex="normal" style:font-weight-complex="normal"/>
    </style:style>
    <style:style style:name="P280" style:family="paragraph" style:parent-style-name="Table_20_Contents">
      <style:text-properties fo:color="#000000" fo:font-style="normal" fo:font-weight="normal" officeooo:rsid="033e6cd9" officeooo:paragraph-rsid="038371ca" style:font-style-asian="normal" style:font-weight-asian="normal" style:font-style-complex="normal" style:font-weight-complex="normal"/>
    </style:style>
    <style:style style:name="P281" style:family="paragraph" style:parent-style-name="Table_20_Contents">
      <style:text-properties fo:color="#000000" fo:font-style="normal" fo:font-weight="normal" officeooo:rsid="033e6cd9" officeooo:paragraph-rsid="038da5d2" style:font-style-asian="normal" style:font-weight-asian="normal" style:font-style-complex="normal" style:font-weight-complex="normal"/>
    </style:style>
    <style:style style:name="P282" style:family="paragraph" style:parent-style-name="Table_20_Contents">
      <style:paragraph-properties fo:text-align="start" style:justify-single-word="false"/>
      <style:text-properties fo:color="#000000" fo:font-style="normal" fo:font-weight="normal" officeooo:rsid="033e6cd9" officeooo:paragraph-rsid="038371ca" style:font-style-asian="normal" style:font-weight-asian="normal" style:font-style-complex="normal" style:font-weight-complex="normal"/>
    </style:style>
    <style:style style:name="P283" style:family="paragraph" style:parent-style-name="Table_20_Contents">
      <style:text-properties fo:color="#000000" fo:font-style="normal" fo:font-weight="normal" officeooo:rsid="033e6cd9" officeooo:paragraph-rsid="0395bdd4" style:font-style-asian="normal" style:font-weight-asian="normal" style:font-style-complex="normal" style:font-weight-complex="normal"/>
    </style:style>
    <style:style style:name="P284" style:family="paragraph" style:parent-style-name="Table_20_Contents">
      <style:text-properties fo:color="#000000" fo:font-style="normal" fo:font-weight="normal" officeooo:rsid="033e6cd9" officeooo:paragraph-rsid="03970c59" style:font-style-asian="normal" style:font-weight-asian="normal" style:font-style-complex="normal" style:font-weight-complex="normal"/>
    </style:style>
    <style:style style:name="P285" style:family="paragraph" style:parent-style-name="Table_20_Contents">
      <style:text-properties fo:color="#000000" fo:font-style="normal" fo:font-weight="normal" officeooo:rsid="033e6cd9" officeooo:paragraph-rsid="039fdf27" style:font-style-asian="normal" style:font-weight-asian="normal" style:font-style-complex="normal" style:font-weight-complex="normal"/>
    </style:style>
    <style:style style:name="P286" style:family="paragraph" style:parent-style-name="Table_20_Contents">
      <style:text-properties fo:color="#000000" fo:font-style="normal" fo:font-weight="normal" officeooo:rsid="033e6cd9" officeooo:paragraph-rsid="03a8a1a7" style:font-style-asian="normal" style:font-weight-asian="normal" style:font-style-complex="normal" style:font-weight-complex="normal"/>
    </style:style>
    <style:style style:name="P287" style:family="paragraph" style:parent-style-name="Table_20_Contents">
      <style:text-properties fo:color="#000000" fo:font-style="normal" fo:font-weight="normal" officeooo:rsid="033e6cd9" officeooo:paragraph-rsid="03a9adb2" style:font-style-asian="normal" style:font-weight-asian="normal" style:font-style-complex="normal" style:font-weight-complex="normal"/>
    </style:style>
    <style:style style:name="P288" style:family="paragraph" style:parent-style-name="Table_20_Contents">
      <style:text-properties fo:color="#000000" fo:font-style="normal" fo:font-weight="normal" officeooo:rsid="033e6cd9" officeooo:paragraph-rsid="03ac3d69" style:font-style-asian="normal" style:font-weight-asian="normal" style:font-style-complex="normal" style:font-weight-complex="normal"/>
    </style:style>
    <style:style style:name="P289" style:family="paragraph" style:parent-style-name="Table_20_Contents">
      <style:text-properties fo:color="#000000" fo:font-style="normal" fo:font-weight="normal" officeooo:rsid="033e6cd9" officeooo:paragraph-rsid="03ad2030" style:font-style-asian="normal" style:font-weight-asian="normal" style:font-style-complex="normal" style:font-weight-complex="normal"/>
    </style:style>
    <style:style style:name="P290" style:family="paragraph" style:parent-style-name="Table_20_Contents">
      <style:text-properties fo:color="#000000" fo:font-style="normal" fo:font-weight="normal" officeooo:rsid="033e6cd9" officeooo:paragraph-rsid="03ade954" style:font-style-asian="normal" style:font-weight-asian="normal" style:font-style-complex="normal" style:font-weight-complex="normal"/>
    </style:style>
    <style:style style:name="P291" style:family="paragraph" style:parent-style-name="Table_20_Contents">
      <style:text-properties fo:color="#000000" fo:font-style="normal" fo:font-weight="normal" officeooo:rsid="033e6cd9" officeooo:paragraph-rsid="03b54600" style:font-style-asian="normal" style:font-weight-asian="normal" style:font-style-complex="normal" style:font-weight-complex="normal"/>
    </style:style>
    <style:style style:name="P292" style:family="paragraph" style:parent-style-name="Table_20_Contents">
      <style:text-properties fo:color="#000000" fo:font-style="normal" fo:font-weight="normal" officeooo:rsid="033e6cd9" officeooo:paragraph-rsid="03ba7e61" style:font-style-asian="normal" style:font-weight-asian="normal" style:font-style-complex="normal" style:font-weight-complex="normal"/>
    </style:style>
    <style:style style:name="P293" style:family="paragraph" style:parent-style-name="Table_20_Contents">
      <style:text-properties fo:color="#000000" fo:font-style="normal" fo:font-weight="normal" officeooo:rsid="033e6cd9" officeooo:paragraph-rsid="03bd4da0" style:font-style-asian="normal" style:font-weight-asian="normal" style:font-style-complex="normal" style:font-weight-complex="normal"/>
    </style:style>
    <style:style style:name="P294" style:family="paragraph" style:parent-style-name="Table_20_Contents">
      <style:text-properties fo:color="#000000" fo:font-style="normal" fo:font-weight="normal" officeooo:rsid="033e6cd9" officeooo:paragraph-rsid="03bde554" style:font-style-asian="normal" style:font-weight-asian="normal" style:font-style-complex="normal" style:font-weight-complex="normal"/>
    </style:style>
    <style:style style:name="P295" style:family="paragraph" style:parent-style-name="Table_20_Contents">
      <style:text-properties fo:color="#000000" fo:font-style="normal" fo:font-weight="normal" officeooo:rsid="033e6cd9" officeooo:paragraph-rsid="03bf20af" style:font-style-asian="normal" style:font-weight-asian="normal" style:font-style-complex="normal" style:font-weight-complex="normal"/>
    </style:style>
    <style:style style:name="P296" style:family="paragraph" style:parent-style-name="Table_20_Contents">
      <style:text-properties fo:color="#000000" fo:font-style="normal" fo:font-weight="normal" officeooo:rsid="033e6cd9" officeooo:paragraph-rsid="03bf9d08" style:font-style-asian="normal" style:font-weight-asian="normal" style:font-style-complex="normal" style:font-weight-complex="normal"/>
    </style:style>
    <style:style style:name="P297" style:family="paragraph" style:parent-style-name="Table_20_Contents">
      <style:text-properties fo:color="#000000" fo:font-style="normal" fo:font-weight="normal" officeooo:rsid="033e6cd9" officeooo:paragraph-rsid="03c2e13f" style:font-style-asian="normal" style:font-weight-asian="normal" style:font-style-complex="normal" style:font-weight-complex="normal"/>
    </style:style>
    <style:style style:name="P298" style:family="paragraph" style:parent-style-name="Table_20_Contents">
      <style:text-properties fo:color="#000000" fo:font-style="normal" fo:font-weight="normal" officeooo:rsid="033e6cd9" officeooo:paragraph-rsid="03cbf8b3" style:font-style-asian="normal" style:font-weight-asian="normal" style:font-style-complex="normal" style:font-weight-complex="normal"/>
    </style:style>
    <style:style style:name="P299" style:family="paragraph" style:parent-style-name="Table_20_Contents">
      <style:text-properties fo:color="#000000" fo:font-style="normal" fo:font-weight="normal" officeooo:rsid="033e6cd9" officeooo:paragraph-rsid="03d5f7af" style:font-style-asian="normal" style:font-weight-asian="normal" style:font-style-complex="normal" style:font-weight-complex="normal"/>
    </style:style>
    <style:style style:name="P300" style:family="paragraph" style:parent-style-name="Table_20_Contents">
      <style:text-properties fo:color="#000000" fo:font-style="normal" fo:font-weight="normal" officeooo:rsid="033e6cd9" officeooo:paragraph-rsid="03d94eb2" style:font-style-asian="normal" style:font-weight-asian="normal" style:font-style-complex="normal" style:font-weight-complex="normal"/>
    </style:style>
    <style:style style:name="P301" style:family="paragraph" style:parent-style-name="Table_20_Contents">
      <style:text-properties fo:color="#000000" fo:font-style="normal" fo:font-weight="normal" officeooo:rsid="033e6cd9" officeooo:paragraph-rsid="03e427a7" style:font-style-asian="normal" style:font-weight-asian="normal" style:font-style-complex="normal" style:font-weight-complex="normal"/>
    </style:style>
    <style:style style:name="P302" style:family="paragraph" style:parent-style-name="Table_20_Contents">
      <style:text-properties fo:color="#000000" fo:font-style="normal" fo:font-weight="normal" officeooo:rsid="033e6cd9" officeooo:paragraph-rsid="03f07d6f" style:font-style-asian="normal" style:font-weight-asian="normal" style:font-style-complex="normal" style:font-weight-complex="normal"/>
    </style:style>
    <style:style style:name="P303" style:family="paragraph" style:parent-style-name="Table_20_Contents">
      <style:text-properties fo:color="#000000" fo:font-style="normal" fo:font-weight="normal" officeooo:rsid="033e6cd9" officeooo:paragraph-rsid="03f09719" style:font-style-asian="normal" style:font-weight-asian="normal" style:font-style-complex="normal" style:font-weight-complex="normal"/>
    </style:style>
    <style:style style:name="P304" style:family="paragraph" style:parent-style-name="Table_20_Contents">
      <style:text-properties fo:color="#000000" fo:font-style="normal" fo:font-weight="normal" officeooo:rsid="033e6cd9" officeooo:paragraph-rsid="03f26c9b" style:font-style-asian="normal" style:font-weight-asian="normal" style:font-style-complex="normal" style:font-weight-complex="normal"/>
    </style:style>
    <style:style style:name="P305" style:family="paragraph" style:parent-style-name="Table_20_Contents">
      <style:text-properties fo:color="#000000" fo:font-style="normal" fo:font-weight="normal" officeooo:rsid="033e6cd9" officeooo:paragraph-rsid="03f4dc73" style:font-style-asian="normal" style:font-weight-asian="normal" style:font-style-complex="normal" style:font-weight-complex="normal"/>
    </style:style>
    <style:style style:name="P306" style:family="paragraph" style:parent-style-name="Table_20_Contents">
      <style:text-properties fo:color="#000000" fo:font-style="normal" fo:font-weight="normal" officeooo:rsid="033e6cd9" officeooo:paragraph-rsid="03fb2f9c" style:font-style-asian="normal" style:font-weight-asian="normal" style:font-style-complex="normal" style:font-weight-complex="normal"/>
    </style:style>
    <style:style style:name="P307" style:family="paragraph" style:parent-style-name="Table_20_Contents">
      <style:text-properties fo:color="#000000" fo:font-style="normal" fo:font-weight="normal" officeooo:rsid="033e6cd9" officeooo:paragraph-rsid="03fd1465" style:font-style-asian="normal" style:font-weight-asian="normal" style:font-style-complex="normal" style:font-weight-complex="normal"/>
    </style:style>
    <style:style style:name="P308" style:family="paragraph" style:parent-style-name="Table_20_Contents">
      <style:text-properties fo:color="#000000" fo:font-style="normal" fo:font-weight="normal" officeooo:rsid="033e6cd9" officeooo:paragraph-rsid="0400f2d1" style:font-style-asian="normal" style:font-weight-asian="normal" style:font-style-complex="normal" style:font-weight-complex="normal"/>
    </style:style>
    <style:style style:name="P309" style:family="paragraph" style:parent-style-name="Table_20_Contents">
      <style:text-properties fo:color="#000000" fo:font-style="normal" fo:font-weight="normal" officeooo:rsid="033e6cd9" officeooo:paragraph-rsid="0402db77" style:font-style-asian="normal" style:font-weight-asian="normal" style:font-style-complex="normal" style:font-weight-complex="normal"/>
    </style:style>
    <style:style style:name="P310" style:family="paragraph" style:parent-style-name="Table_20_Contents">
      <style:text-properties fo:color="#000000" fo:font-style="normal" fo:font-weight="normal" officeooo:rsid="033e6cd9" officeooo:paragraph-rsid="0405d957" style:font-style-asian="normal" style:font-weight-asian="normal" style:font-style-complex="normal" style:font-weight-complex="normal"/>
    </style:style>
    <style:style style:name="P311" style:family="paragraph" style:parent-style-name="Table_20_Contents">
      <style:text-properties fo:color="#000000" fo:font-style="normal" fo:font-weight="normal" officeooo:rsid="033e6cd9" officeooo:paragraph-rsid="04113891" style:font-style-asian="normal" style:font-weight-asian="normal" style:font-style-complex="normal" style:font-weight-complex="normal"/>
    </style:style>
    <style:style style:name="P312" style:family="paragraph" style:parent-style-name="Table_20_Contents">
      <style:text-properties fo:color="#000000" fo:font-style="normal" fo:font-weight="normal" officeooo:rsid="033e6cd9" officeooo:paragraph-rsid="041e2b20" style:font-style-asian="normal" style:font-weight-asian="normal" style:font-style-complex="normal" style:font-weight-complex="normal"/>
    </style:style>
    <style:style style:name="P313" style:family="paragraph" style:parent-style-name="Table_20_Contents">
      <style:text-properties fo:color="#000000" fo:font-style="normal" fo:font-weight="normal" officeooo:rsid="033e6cd9" officeooo:paragraph-rsid="04216096" style:font-style-asian="normal" style:font-weight-asian="normal" style:font-style-complex="normal" style:font-weight-complex="normal"/>
    </style:style>
    <style:style style:name="P314" style:family="paragraph" style:parent-style-name="Table_20_Contents">
      <style:text-properties fo:color="#000000" fo:font-style="normal" fo:font-weight="normal" officeooo:rsid="033e6cd9" officeooo:paragraph-rsid="0426a572" style:font-style-asian="normal" style:font-weight-asian="normal" style:font-style-complex="normal" style:font-weight-complex="normal"/>
    </style:style>
    <style:style style:name="P315" style:family="paragraph" style:parent-style-name="Table_20_Contents">
      <style:text-properties fo:color="#000000" fo:font-style="normal" fo:font-weight="normal" officeooo:rsid="033e6cd9" officeooo:paragraph-rsid="0428aea4" style:font-style-asian="normal" style:font-weight-asian="normal" style:font-style-complex="normal" style:font-weight-complex="normal"/>
    </style:style>
    <style:style style:name="P316" style:family="paragraph" style:parent-style-name="Table_20_Contents">
      <style:text-properties fo:color="#000000" fo:font-style="normal" fo:font-weight="normal" officeooo:rsid="033e6cd9" officeooo:paragraph-rsid="042cceb2" style:font-style-asian="normal" style:font-weight-asian="normal" style:font-style-complex="normal" style:font-weight-complex="normal"/>
    </style:style>
    <style:style style:name="P317" style:family="paragraph" style:parent-style-name="Table_20_Contents">
      <style:text-properties fo:color="#000000" fo:font-style="normal" fo:font-weight="normal" officeooo:rsid="033e6cd9" officeooo:paragraph-rsid="0432910e" style:font-style-asian="normal" style:font-weight-asian="normal" style:font-style-complex="normal" style:font-weight-complex="normal"/>
    </style:style>
    <style:style style:name="P318" style:family="paragraph" style:parent-style-name="Table_20_Contents">
      <style:text-properties fo:color="#000000" fo:font-style="normal" fo:font-weight="normal" officeooo:rsid="033e6cd9" officeooo:paragraph-rsid="04374035" style:font-style-asian="normal" style:font-weight-asian="normal" style:font-style-complex="normal" style:font-weight-complex="normal"/>
    </style:style>
    <style:style style:name="P319" style:family="paragraph" style:parent-style-name="Table_20_Contents">
      <style:text-properties fo:color="#000000" fo:font-style="normal" fo:font-weight="normal" officeooo:rsid="033e6cd9" officeooo:paragraph-rsid="043a5ae7" style:font-style-asian="normal" style:font-weight-asian="normal" style:font-style-complex="normal" style:font-weight-complex="normal"/>
    </style:style>
    <style:style style:name="P320" style:family="paragraph" style:parent-style-name="Table_20_Contents">
      <style:text-properties fo:color="#000000" fo:font-style="normal" fo:font-weight="normal" officeooo:rsid="033e6cd9" officeooo:paragraph-rsid="043d5935" style:font-style-asian="normal" style:font-weight-asian="normal" style:font-style-complex="normal" style:font-weight-complex="normal"/>
    </style:style>
    <style:style style:name="P321" style:family="paragraph" style:parent-style-name="Table_20_Contents">
      <style:text-properties fo:color="#000000" fo:font-style="normal" fo:font-weight="normal" officeooo:rsid="033e6cd9" officeooo:paragraph-rsid="043f74c1" style:font-style-asian="normal" style:font-weight-asian="normal" style:font-style-complex="normal" style:font-weight-complex="normal"/>
    </style:style>
    <style:style style:name="P322" style:family="paragraph" style:parent-style-name="Table_20_Contents">
      <style:text-properties fo:color="#000000" fo:font-style="normal" fo:font-weight="normal" officeooo:rsid="033e6cd9" officeooo:paragraph-rsid="04411988" style:font-style-asian="normal" style:font-weight-asian="normal" style:font-style-complex="normal" style:font-weight-complex="normal"/>
    </style:style>
    <style:style style:name="P323" style:family="paragraph" style:parent-style-name="Table_20_Contents">
      <style:text-properties fo:color="#000000" fo:font-style="normal" fo:font-weight="normal" officeooo:rsid="033e6cd9" officeooo:paragraph-rsid="044e3e70" style:font-style-asian="normal" style:font-weight-asian="normal" style:font-style-complex="normal" style:font-weight-complex="normal"/>
    </style:style>
    <style:style style:name="P324" style:family="paragraph" style:parent-style-name="Table_20_Contents">
      <style:text-properties fo:color="#000000" fo:font-style="normal" fo:font-weight="normal" officeooo:rsid="033e6cd9" officeooo:paragraph-rsid="044ec987" style:font-style-asian="normal" style:font-weight-asian="normal" style:font-style-complex="normal" style:font-weight-complex="normal"/>
    </style:style>
    <style:style style:name="P325" style:family="paragraph" style:parent-style-name="Table_20_Contents">
      <style:text-properties fo:color="#000000" fo:font-style="normal" fo:font-weight="normal" officeooo:rsid="033e6cd9" officeooo:paragraph-rsid="044f721e" style:font-style-asian="normal" style:font-weight-asian="normal" style:font-style-complex="normal" style:font-weight-complex="normal"/>
    </style:style>
    <style:style style:name="P326" style:family="paragraph" style:parent-style-name="Table_20_Contents">
      <style:text-properties fo:color="#000000" fo:font-style="normal" fo:font-weight="normal" officeooo:rsid="033e6cd9" officeooo:paragraph-rsid="04511302" style:font-style-asian="normal" style:font-weight-asian="normal" style:font-style-complex="normal" style:font-weight-complex="normal"/>
    </style:style>
    <style:style style:name="P327" style:family="paragraph" style:parent-style-name="Table_20_Contents">
      <style:text-properties fo:color="#000000" fo:font-style="normal" fo:font-weight="normal" officeooo:rsid="033e6cd9" officeooo:paragraph-rsid="04531220" style:font-style-asian="normal" style:font-weight-asian="normal" style:font-style-complex="normal" style:font-weight-complex="normal"/>
    </style:style>
    <style:style style:name="P328" style:family="paragraph" style:parent-style-name="Table_20_Contents">
      <style:text-properties fo:color="#000000" fo:font-style="normal" fo:font-weight="normal" officeooo:rsid="033e6cd9" officeooo:paragraph-rsid="0454723f" style:font-style-asian="normal" style:font-weight-asian="normal" style:font-style-complex="normal" style:font-weight-complex="normal"/>
    </style:style>
    <style:style style:name="P329" style:family="paragraph" style:parent-style-name="Table_20_Contents">
      <style:text-properties fo:color="#000000" fo:font-style="normal" fo:font-weight="normal" officeooo:rsid="033e6cd9" officeooo:paragraph-rsid="0454faca" style:font-style-asian="normal" style:font-weight-asian="normal" style:font-style-complex="normal" style:font-weight-complex="normal"/>
    </style:style>
    <style:style style:name="P330" style:family="paragraph" style:parent-style-name="Table_20_Contents">
      <style:text-properties fo:color="#000000" fo:font-style="normal" fo:font-weight="normal" officeooo:rsid="033e6cd9" officeooo:paragraph-rsid="045607b5" style:font-style-asian="normal" style:font-weight-asian="normal" style:font-style-complex="normal" style:font-weight-complex="normal"/>
    </style:style>
    <style:style style:name="P331" style:family="paragraph" style:parent-style-name="Table_20_Contents">
      <style:text-properties fo:color="#000000" fo:font-style="normal" fo:font-weight="normal" officeooo:rsid="033e6cd9" officeooo:paragraph-rsid="045709cd" style:font-style-asian="normal" style:font-weight-asian="normal" style:font-style-complex="normal" style:font-weight-complex="normal"/>
    </style:style>
    <style:style style:name="P332" style:family="paragraph" style:parent-style-name="Table_20_Contents">
      <style:text-properties fo:color="#000000" fo:font-style="normal" fo:font-weight="normal" officeooo:rsid="033e6cd9" officeooo:paragraph-rsid="045c3d13" style:font-style-asian="normal" style:font-weight-asian="normal" style:font-style-complex="normal" style:font-weight-complex="normal"/>
    </style:style>
    <style:style style:name="P333" style:family="paragraph" style:parent-style-name="Table_20_Contents">
      <style:text-properties fo:color="#000000" fo:font-style="normal" fo:font-weight="normal" officeooo:rsid="033e6cd9" officeooo:paragraph-rsid="04625fe3" style:font-style-asian="normal" style:font-weight-asian="normal" style:font-style-complex="normal" style:font-weight-complex="normal"/>
    </style:style>
    <style:style style:name="P334" style:family="paragraph" style:parent-style-name="Table_20_Contents">
      <style:text-properties fo:color="#000000" fo:font-style="normal" fo:font-weight="normal" officeooo:rsid="033e6cd9" officeooo:paragraph-rsid="0465f57f" style:font-style-asian="normal" style:font-weight-asian="normal" style:font-style-complex="normal" style:font-weight-complex="normal"/>
    </style:style>
    <style:style style:name="P335" style:family="paragraph" style:parent-style-name="Table_20_Contents">
      <style:text-properties fo:color="#000000" fo:font-style="normal" fo:font-weight="normal" officeooo:rsid="033e6cd9" officeooo:paragraph-rsid="03f31ca1" style:font-style-asian="normal" style:font-weight-asian="normal" style:font-style-complex="normal" style:font-weight-complex="normal"/>
    </style:style>
    <style:style style:name="P336" style:family="paragraph" style:parent-style-name="Table_20_Contents">
      <style:text-properties fo:color="#000000" fo:font-style="normal" fo:font-weight="normal" officeooo:rsid="0342b742" officeooo:paragraph-rsid="0342b742" style:font-style-asian="normal" style:font-weight-asian="normal" style:font-style-complex="normal" style:font-weight-complex="normal"/>
    </style:style>
    <style:style style:name="P337" style:family="paragraph" style:parent-style-name="Table_20_Contents">
      <style:text-properties fo:color="#000000" fo:font-style="normal" fo:font-weight="normal" officeooo:rsid="0342b742" officeooo:paragraph-rsid="0376afbb" style:font-style-asian="normal" style:font-weight-asian="normal" style:font-style-complex="normal" style:font-weight-complex="normal"/>
    </style:style>
    <style:style style:name="P338" style:family="paragraph" style:parent-style-name="Table_20_Contents">
      <style:text-properties fo:color="#000000" fo:font-style="normal" fo:font-weight="normal" officeooo:rsid="0342b742" officeooo:paragraph-rsid="03782fd4" style:font-style-asian="normal" style:font-weight-asian="normal" style:font-style-complex="normal" style:font-weight-complex="normal"/>
    </style:style>
    <style:style style:name="P339" style:family="paragraph" style:parent-style-name="Table_20_Contents">
      <style:text-properties fo:color="#000000" fo:font-style="normal" fo:font-weight="normal" officeooo:rsid="0342b742" officeooo:paragraph-rsid="03787478" style:font-style-asian="normal" style:font-weight-asian="normal" style:font-style-complex="normal" style:font-weight-complex="normal"/>
    </style:style>
    <style:style style:name="P340" style:family="paragraph" style:parent-style-name="Table_20_Contents">
      <style:text-properties fo:color="#000000" fo:font-style="normal" fo:font-weight="normal" officeooo:rsid="0342b742" officeooo:paragraph-rsid="0379a2ae" style:font-style-asian="normal" style:font-weight-asian="normal" style:font-style-complex="normal" style:font-weight-complex="normal"/>
    </style:style>
    <style:style style:name="P341" style:family="paragraph" style:parent-style-name="Table_20_Contents">
      <style:text-properties fo:color="#000000" fo:font-style="normal" fo:font-weight="normal" officeooo:rsid="0342b742" officeooo:paragraph-rsid="037f5bd8" style:font-style-asian="normal" style:font-weight-asian="normal" style:font-style-complex="normal" style:font-weight-complex="normal"/>
    </style:style>
    <style:style style:name="P342" style:family="paragraph" style:parent-style-name="Table_20_Contents">
      <style:text-properties fo:color="#000000" fo:font-style="normal" fo:font-weight="normal" officeooo:rsid="0342b742" officeooo:paragraph-rsid="03ba7e61" style:font-style-asian="normal" style:font-weight-asian="normal" style:font-style-complex="normal" style:font-weight-complex="normal"/>
    </style:style>
    <style:style style:name="P343" style:family="paragraph" style:parent-style-name="Table_20_Contents">
      <style:text-properties fo:color="#000000" fo:font-style="normal" fo:font-weight="normal" officeooo:rsid="0342b742" officeooo:paragraph-rsid="03d073bf" style:font-style-asian="normal" style:font-weight-asian="normal" style:font-style-complex="normal" style:font-weight-complex="normal"/>
    </style:style>
    <style:style style:name="P344" style:family="paragraph" style:parent-style-name="Table_20_Contents">
      <style:text-properties fo:color="#000000" fo:font-style="normal" fo:font-weight="normal" officeooo:rsid="0342b742" officeooo:paragraph-rsid="03e5ee56" style:font-style-asian="normal" style:font-weight-asian="normal" style:font-style-complex="normal" style:font-weight-complex="normal"/>
    </style:style>
    <style:style style:name="P345" style:family="paragraph" style:parent-style-name="Table_20_Contents">
      <style:text-properties fo:color="#000000" fo:font-style="normal" fo:font-weight="normal" officeooo:rsid="0342b742" officeooo:paragraph-rsid="03ffa2f8" style:font-style-asian="normal" style:font-weight-asian="normal" style:font-style-complex="normal" style:font-weight-complex="normal"/>
    </style:style>
    <style:style style:name="P346" style:family="paragraph" style:parent-style-name="Table_20_Contents">
      <style:text-properties fo:color="#000000" fo:font-style="normal" fo:font-weight="normal" officeooo:rsid="0342b742" officeooo:paragraph-rsid="040b3253" style:font-style-asian="normal" style:font-weight-asian="normal" style:font-style-complex="normal" style:font-weight-complex="normal"/>
    </style:style>
    <style:style style:name="P347" style:family="paragraph" style:parent-style-name="Table_20_Contents">
      <style:text-properties fo:color="#000000" fo:font-style="normal" fo:font-weight="normal" officeooo:rsid="0342b742" officeooo:paragraph-rsid="040d7ac1" style:font-style-asian="normal" style:font-weight-asian="normal" style:font-style-complex="normal" style:font-weight-complex="normal"/>
    </style:style>
    <style:style style:name="P348" style:family="paragraph" style:parent-style-name="Table_20_Contents">
      <style:text-properties fo:color="#000000" fo:font-style="normal" fo:font-weight="normal" officeooo:rsid="0342b742" officeooo:paragraph-rsid="0429c6d2" style:font-style-asian="normal" style:font-weight-asian="normal" style:font-style-complex="normal" style:font-weight-complex="normal"/>
    </style:style>
    <style:style style:name="P349" style:family="paragraph" style:parent-style-name="Table_20_Contents">
      <style:text-properties fo:color="#000000" fo:font-style="normal" fo:font-weight="normal" officeooo:rsid="0342b742" officeooo:paragraph-rsid="043e8ea6" style:font-style-asian="normal" style:font-weight-asian="normal" style:font-style-complex="normal" style:font-weight-complex="normal"/>
    </style:style>
    <style:style style:name="P350" style:family="paragraph" style:parent-style-name="Table_20_Contents">
      <style:text-properties fo:color="#000000" fo:font-style="normal" fo:font-weight="normal" officeooo:rsid="0342b742" officeooo:paragraph-rsid="044aea72" style:font-style-asian="normal" style:font-weight-asian="normal" style:font-style-complex="normal" style:font-weight-complex="normal"/>
    </style:style>
    <style:style style:name="P351" style:family="paragraph" style:parent-style-name="Table_20_Contents">
      <style:text-properties fo:color="#000000" fo:font-style="normal" fo:font-weight="normal" officeooo:rsid="0342b742" officeooo:paragraph-rsid="0457e754" style:font-style-asian="normal" style:font-weight-asian="normal" style:font-style-complex="normal" style:font-weight-complex="normal"/>
    </style:style>
    <style:style style:name="P352" style:family="paragraph" style:parent-style-name="Table_20_Contents">
      <style:text-properties fo:color="#000000" fo:font-style="normal" fo:font-weight="normal" officeooo:rsid="0342b742" officeooo:paragraph-rsid="045d70f7" style:font-style-asian="normal" style:font-weight-asian="normal" style:font-style-complex="normal" style:font-weight-complex="normal"/>
    </style:style>
    <style:style style:name="P353" style:family="paragraph" style:parent-style-name="Table_20_Contents">
      <style:text-properties fo:color="#000000" fo:font-style="normal" fo:font-weight="normal" officeooo:rsid="03438811" officeooo:paragraph-rsid="03438811" style:font-style-asian="normal" style:font-weight-asian="normal" style:font-style-complex="normal" style:font-weight-complex="normal"/>
    </style:style>
    <style:style style:name="P354" style:family="paragraph" style:parent-style-name="Table_20_Contents">
      <style:text-properties fo:color="#000000" fo:font-style="normal" fo:font-weight="normal" officeooo:rsid="03438811" officeooo:paragraph-rsid="0426a572" style:font-style-asian="normal" style:font-weight-asian="normal" style:font-style-complex="normal" style:font-weight-complex="normal"/>
    </style:style>
    <style:style style:name="P355" style:family="paragraph" style:parent-style-name="Table_20_Contents">
      <style:text-properties fo:color="#000000" fo:font-style="normal" fo:font-weight="normal" officeooo:rsid="0344c4e1" officeooo:paragraph-rsid="03609e28" style:font-style-asian="normal" style:font-weight-asian="normal" style:font-style-complex="normal" style:font-weight-complex="normal"/>
    </style:style>
    <style:style style:name="P356" style:family="paragraph" style:parent-style-name="Table_20_Contents">
      <style:text-properties fo:color="#000000" fo:font-style="normal" fo:font-weight="normal" officeooo:rsid="0344c4e1" officeooo:paragraph-rsid="03782fd4" style:font-style-asian="normal" style:font-weight-asian="normal" style:font-style-complex="normal" style:font-weight-complex="normal"/>
    </style:style>
    <style:style style:name="P357" style:family="paragraph" style:parent-style-name="Table_20_Contents">
      <style:text-properties fo:color="#000000" fo:font-style="normal" fo:font-weight="normal" officeooo:rsid="0344c4e1" officeooo:paragraph-rsid="03b1c379" style:font-style-asian="normal" style:font-weight-asian="normal" style:font-style-complex="normal" style:font-weight-complex="normal"/>
    </style:style>
    <style:style style:name="P358" style:family="paragraph" style:parent-style-name="Table_20_Contents">
      <style:text-properties fo:color="#000000" fo:font-style="normal" fo:font-weight="normal" officeooo:rsid="0344c4e1" officeooo:paragraph-rsid="03b62ff3" style:font-style-asian="normal" style:font-weight-asian="normal" style:font-style-complex="normal" style:font-weight-complex="normal"/>
    </style:style>
    <style:style style:name="P359" style:family="paragraph" style:parent-style-name="Table_20_Contents">
      <style:text-properties fo:color="#000000" fo:font-style="normal" fo:font-weight="normal" officeooo:rsid="0344c4e1" officeooo:paragraph-rsid="03e2c21e" style:font-style-asian="normal" style:font-weight-asian="normal" style:font-style-complex="normal" style:font-weight-complex="normal"/>
    </style:style>
    <style:style style:name="P360" style:family="paragraph" style:parent-style-name="Table_20_Contents">
      <style:text-properties fo:color="#000000" fo:font-style="normal" fo:font-weight="normal" officeooo:rsid="0344c4e1" officeooo:paragraph-rsid="0428aea4" style:font-style-asian="normal" style:font-weight-asian="normal" style:font-style-complex="normal" style:font-weight-complex="normal"/>
    </style:style>
    <style:style style:name="P361" style:family="paragraph" style:parent-style-name="Table_20_Contents">
      <style:text-properties fo:color="#000000" fo:font-style="normal" fo:font-weight="normal" officeooo:rsid="0344c4e1" officeooo:paragraph-rsid="0429bfd0" style:font-style-asian="normal" style:font-weight-asian="normal" style:font-style-complex="normal" style:font-weight-complex="normal"/>
    </style:style>
    <style:style style:name="P362" style:family="paragraph" style:parent-style-name="Table_20_Contents">
      <style:text-properties fo:color="#000000" fo:font-style="normal" fo:font-weight="normal" officeooo:rsid="0344c4e1" officeooo:paragraph-rsid="04411988" style:font-style-asian="normal" style:font-weight-asian="normal" style:font-style-complex="normal" style:font-weight-complex="normal"/>
    </style:style>
    <style:style style:name="P363" style:family="paragraph" style:parent-style-name="Table_20_Contents">
      <style:text-properties fo:color="#000000" fo:font-style="normal" fo:font-weight="normal" officeooo:rsid="0344c4e1" officeooo:paragraph-rsid="044b3aaa" style:font-style-asian="normal" style:font-weight-asian="normal" style:font-style-complex="normal" style:font-weight-complex="normal"/>
    </style:style>
    <style:style style:name="P364" style:family="paragraph" style:parent-style-name="Table_20_Contents">
      <style:text-properties fo:color="#000000" fo:font-style="normal" fo:font-weight="normal" officeooo:rsid="0344c4e1" officeooo:paragraph-rsid="045709cd" style:font-style-asian="normal" style:font-weight-asian="normal" style:font-style-complex="normal" style:font-weight-complex="normal"/>
    </style:style>
    <style:style style:name="P365" style:family="paragraph" style:parent-style-name="Table_20_Contents">
      <style:text-properties fo:color="#000000" fo:font-style="normal" fo:font-weight="normal" officeooo:rsid="0344c4e1" officeooo:paragraph-rsid="0457e754" style:font-style-asian="normal" style:font-weight-asian="normal" style:font-style-complex="normal" style:font-weight-complex="normal"/>
    </style:style>
    <style:style style:name="P366" style:family="paragraph" style:parent-style-name="Table_20_Contents">
      <style:text-properties fo:color="#000000" fo:font-style="normal" fo:font-weight="normal" officeooo:rsid="034e96d9" officeooo:paragraph-rsid="034e96d9" style:font-style-asian="normal" style:font-weight-asian="normal" style:font-style-complex="normal" style:font-weight-complex="normal"/>
    </style:style>
    <style:style style:name="P367" style:family="paragraph" style:parent-style-name="Table_20_Contents">
      <style:text-properties fo:color="#000000" fo:font-style="normal" fo:font-weight="normal" officeooo:rsid="0332ac22" officeooo:paragraph-rsid="034cbbc3" style:font-style-asian="normal" style:font-weight-asian="normal" style:font-style-complex="normal" style:font-weight-complex="normal"/>
    </style:style>
    <style:style style:name="P368" style:family="paragraph" style:parent-style-name="Table_20_Contents">
      <style:text-properties fo:color="#000000" fo:font-style="normal" fo:font-weight="normal" officeooo:rsid="0332ac22" officeooo:paragraph-rsid="034f36d4" style:font-style-asian="normal" style:font-weight-asian="normal" style:font-style-complex="normal" style:font-weight-complex="normal"/>
    </style:style>
    <style:style style:name="P369" style:family="paragraph" style:parent-style-name="Table_20_Contents">
      <style:text-properties fo:color="#000000" fo:font-style="normal" fo:font-weight="normal" officeooo:rsid="0332ac22" officeooo:paragraph-rsid="035081a7" style:font-style-asian="normal" style:font-weight-asian="normal" style:font-style-complex="normal" style:font-weight-complex="normal"/>
    </style:style>
    <style:style style:name="P370" style:family="paragraph" style:parent-style-name="Table_20_Contents">
      <style:text-properties fo:color="#000000" fo:font-style="normal" fo:font-weight="normal" officeooo:rsid="0332ac22" officeooo:paragraph-rsid="035259a0" style:font-style-asian="normal" style:font-weight-asian="normal" style:font-style-complex="normal" style:font-weight-complex="normal"/>
    </style:style>
    <style:style style:name="P371" style:family="paragraph" style:parent-style-name="Table_20_Contents">
      <style:text-properties fo:color="#000000" fo:font-style="normal" fo:font-weight="normal" officeooo:rsid="0332ac22" officeooo:paragraph-rsid="03530981" style:font-style-asian="normal" style:font-weight-asian="normal" style:font-style-complex="normal" style:font-weight-complex="normal"/>
    </style:style>
    <style:style style:name="P372" style:family="paragraph" style:parent-style-name="Table_20_Contents">
      <style:text-properties fo:color="#000000" fo:font-style="normal" fo:font-weight="normal" officeooo:rsid="0332ac22" officeooo:paragraph-rsid="035522f0" style:font-style-asian="normal" style:font-weight-asian="normal" style:font-style-complex="normal" style:font-weight-complex="normal"/>
    </style:style>
    <style:style style:name="P373" style:family="paragraph" style:parent-style-name="Table_20_Contents">
      <style:text-properties fo:color="#000000" fo:font-style="normal" fo:font-weight="normal" officeooo:rsid="0332ac22" officeooo:paragraph-rsid="0356edaa" style:font-style-asian="normal" style:font-weight-asian="normal" style:font-style-complex="normal" style:font-weight-complex="normal"/>
    </style:style>
    <style:style style:name="P374" style:family="paragraph" style:parent-style-name="Table_20_Contents">
      <style:text-properties fo:color="#000000" fo:font-style="normal" fo:font-weight="normal" officeooo:rsid="0332ac22" officeooo:paragraph-rsid="037eacca" style:font-style-asian="normal" style:font-weight-asian="normal" style:font-style-complex="normal" style:font-weight-complex="normal"/>
    </style:style>
    <style:style style:name="P375" style:family="paragraph" style:parent-style-name="Table_20_Contents">
      <style:text-properties fo:color="#000000" fo:font-style="normal" fo:font-weight="normal" officeooo:rsid="0332ac22" officeooo:paragraph-rsid="039a5d7a" style:font-style-asian="normal" style:font-weight-asian="normal" style:font-style-complex="normal" style:font-weight-complex="normal"/>
    </style:style>
    <style:style style:name="P376" style:family="paragraph" style:parent-style-name="Table_20_Contents">
      <style:text-properties fo:color="#000000" fo:font-style="normal" fo:font-weight="normal" officeooo:rsid="0332ac22" officeooo:paragraph-rsid="039aec9d" style:font-style-asian="normal" style:font-weight-asian="normal" style:font-style-complex="normal" style:font-weight-complex="normal"/>
    </style:style>
    <style:style style:name="P377" style:family="paragraph" style:parent-style-name="Table_20_Contents">
      <style:text-properties fo:color="#000000" fo:font-style="normal" fo:font-weight="normal" officeooo:rsid="0332ac22" officeooo:paragraph-rsid="03a39a3d" style:font-style-asian="normal" style:font-weight-asian="normal" style:font-style-complex="normal" style:font-weight-complex="normal"/>
    </style:style>
    <style:style style:name="P378" style:family="paragraph" style:parent-style-name="Table_20_Contents">
      <style:text-properties fo:color="#000000" fo:font-style="normal" fo:font-weight="normal" officeooo:rsid="0332ac22" officeooo:paragraph-rsid="03b1c379" style:font-style-asian="normal" style:font-weight-asian="normal" style:font-style-complex="normal" style:font-weight-complex="normal"/>
    </style:style>
    <style:style style:name="P379" style:family="paragraph" style:parent-style-name="Table_20_Contents">
      <style:text-properties fo:color="#000000" fo:font-style="normal" fo:font-weight="normal" officeooo:rsid="0332ac22" officeooo:paragraph-rsid="03b2bdaf" style:font-style-asian="normal" style:font-weight-asian="normal" style:font-style-complex="normal" style:font-weight-complex="normal"/>
    </style:style>
    <style:style style:name="P380" style:family="paragraph" style:parent-style-name="Table_20_Contents">
      <style:text-properties fo:color="#000000" fo:font-style="normal" fo:font-weight="normal" officeooo:rsid="0332ac22" officeooo:paragraph-rsid="03b3d4ef" style:font-style-asian="normal" style:font-weight-asian="normal" style:font-style-complex="normal" style:font-weight-complex="normal"/>
    </style:style>
    <style:style style:name="P381" style:family="paragraph" style:parent-style-name="Table_20_Contents">
      <style:text-properties fo:color="#000000" fo:font-style="normal" fo:font-weight="normal" officeooo:rsid="0332ac22" officeooo:paragraph-rsid="03ba7e61" style:font-style-asian="normal" style:font-weight-asian="normal" style:font-style-complex="normal" style:font-weight-complex="normal"/>
    </style:style>
    <style:style style:name="P382" style:family="paragraph" style:parent-style-name="Table_20_Contents">
      <style:text-properties fo:color="#000000" fo:font-style="normal" fo:font-weight="normal" officeooo:rsid="0332ac22" officeooo:paragraph-rsid="03bbc521" style:font-style-asian="normal" style:font-weight-asian="normal" style:font-style-complex="normal" style:font-weight-complex="normal"/>
    </style:style>
    <style:style style:name="P383" style:family="paragraph" style:parent-style-name="Table_20_Contents">
      <style:text-properties fo:color="#000000" fo:font-style="normal" fo:font-weight="normal" officeooo:rsid="0332ac22" officeooo:paragraph-rsid="03bcd62f" style:font-style-asian="normal" style:font-weight-asian="normal" style:font-style-complex="normal" style:font-weight-complex="normal"/>
    </style:style>
    <style:style style:name="P384" style:family="paragraph" style:parent-style-name="Table_20_Contents">
      <style:text-properties fo:color="#000000" fo:font-style="normal" fo:font-weight="normal" officeooo:rsid="0332ac22" officeooo:paragraph-rsid="03cc3a39" style:font-style-asian="normal" style:font-weight-asian="normal" style:font-style-complex="normal" style:font-weight-complex="normal"/>
    </style:style>
    <style:style style:name="P385" style:family="paragraph" style:parent-style-name="Table_20_Contents">
      <style:text-properties fo:color="#000000" fo:font-style="normal" fo:font-weight="normal" officeooo:rsid="0332ac22" officeooo:paragraph-rsid="03cef815" style:font-style-asian="normal" style:font-weight-asian="normal" style:font-style-complex="normal" style:font-weight-complex="normal"/>
    </style:style>
    <style:style style:name="P386" style:family="paragraph" style:parent-style-name="Table_20_Contents">
      <style:text-properties fo:color="#000000" fo:font-style="normal" fo:font-weight="normal" officeooo:rsid="0332ac22" officeooo:paragraph-rsid="03d01266" style:font-style-asian="normal" style:font-weight-asian="normal" style:font-style-complex="normal" style:font-weight-complex="normal"/>
    </style:style>
    <style:style style:name="P387" style:family="paragraph" style:parent-style-name="Table_20_Contents">
      <style:text-properties fo:color="#000000" fo:font-style="normal" fo:font-weight="normal" officeooo:rsid="0332ac22" officeooo:paragraph-rsid="03e780af" style:font-style-asian="normal" style:font-weight-asian="normal" style:font-style-complex="normal" style:font-weight-complex="normal"/>
    </style:style>
    <style:style style:name="P388" style:family="paragraph" style:parent-style-name="Table_20_Contents">
      <style:text-properties fo:color="#000000" fo:font-style="normal" fo:font-weight="normal" officeooo:rsid="0332ac22" officeooo:paragraph-rsid="03eddc9f" style:font-style-asian="normal" style:font-weight-asian="normal" style:font-style-complex="normal" style:font-weight-complex="normal"/>
    </style:style>
    <style:style style:name="P389" style:family="paragraph" style:parent-style-name="Table_20_Contents">
      <style:text-properties fo:color="#000000" fo:font-style="normal" fo:font-weight="normal" officeooo:rsid="0332ac22" officeooo:paragraph-rsid="0409413a" style:font-style-asian="normal" style:font-weight-asian="normal" style:font-style-complex="normal" style:font-weight-complex="normal"/>
    </style:style>
    <style:style style:name="P390" style:family="paragraph" style:parent-style-name="Table_20_Contents">
      <style:text-properties fo:color="#000000" fo:font-style="normal" fo:font-weight="normal" officeooo:rsid="0332ac22" officeooo:paragraph-rsid="040d7ac1" style:font-style-asian="normal" style:font-weight-asian="normal" style:font-style-complex="normal" style:font-weight-complex="normal"/>
    </style:style>
    <style:style style:name="P391" style:family="paragraph" style:parent-style-name="Table_20_Contents">
      <style:text-properties fo:color="#000000" fo:font-style="normal" fo:font-weight="normal" officeooo:rsid="0332ac22" officeooo:paragraph-rsid="040dc6ae" style:font-style-asian="normal" style:font-weight-asian="normal" style:font-style-complex="normal" style:font-weight-complex="normal"/>
    </style:style>
    <style:style style:name="P392" style:family="paragraph" style:parent-style-name="Table_20_Contents">
      <style:text-properties fo:color="#000000" fo:font-style="normal" fo:font-weight="normal" officeooo:rsid="0332ac22" officeooo:paragraph-rsid="04113891" style:font-style-asian="normal" style:font-weight-asian="normal" style:font-style-complex="normal" style:font-weight-complex="normal"/>
    </style:style>
    <style:style style:name="P393" style:family="paragraph" style:parent-style-name="Table_20_Contents">
      <style:text-properties fo:color="#000000" fo:font-style="normal" fo:font-weight="normal" officeooo:rsid="0332ac22" officeooo:paragraph-rsid="0429c6d2" style:font-style-asian="normal" style:font-weight-asian="normal" style:font-style-complex="normal" style:font-weight-complex="normal"/>
    </style:style>
    <style:style style:name="P394" style:family="paragraph" style:parent-style-name="Table_20_Contents">
      <style:text-properties fo:color="#000000" fo:font-style="normal" fo:font-weight="normal" officeooo:rsid="0332ac22" officeooo:paragraph-rsid="042bb71b" style:font-style-asian="normal" style:font-weight-asian="normal" style:font-style-complex="normal" style:font-weight-complex="normal"/>
    </style:style>
    <style:style style:name="P395" style:family="paragraph" style:parent-style-name="Table_20_Contents">
      <style:text-properties fo:color="#000000" fo:font-style="normal" fo:font-weight="normal" officeooo:rsid="0332ac22" officeooo:paragraph-rsid="042cceb2" style:font-style-asian="normal" style:font-weight-asian="normal" style:font-style-complex="normal" style:font-weight-complex="normal"/>
    </style:style>
    <style:style style:name="P396" style:family="paragraph" style:parent-style-name="Table_20_Contents">
      <style:text-properties fo:color="#000000" fo:font-style="normal" fo:font-weight="normal" officeooo:rsid="0332ac22" officeooo:paragraph-rsid="042de07e" style:font-style-asian="normal" style:font-weight-asian="normal" style:font-style-complex="normal" style:font-weight-complex="normal"/>
    </style:style>
    <style:style style:name="P397" style:family="paragraph" style:parent-style-name="Table_20_Contents">
      <style:text-properties fo:color="#000000" fo:font-style="normal" fo:font-weight="normal" officeooo:rsid="0332ac22" officeooo:paragraph-rsid="042f165d" style:font-style-asian="normal" style:font-weight-asian="normal" style:font-style-complex="normal" style:font-weight-complex="normal"/>
    </style:style>
    <style:style style:name="P398" style:family="paragraph" style:parent-style-name="Table_20_Contents">
      <style:text-properties fo:color="#000000" fo:font-style="normal" fo:font-weight="normal" officeooo:rsid="0332ac22" officeooo:paragraph-rsid="042feaab" style:font-style-asian="normal" style:font-weight-asian="normal" style:font-style-complex="normal" style:font-weight-complex="normal"/>
    </style:style>
    <style:style style:name="P399" style:family="paragraph" style:parent-style-name="Table_20_Contents">
      <style:text-properties fo:color="#000000" fo:font-style="normal" fo:font-weight="normal" officeooo:rsid="0332ac22" officeooo:paragraph-rsid="0430b585" style:font-style-asian="normal" style:font-weight-asian="normal" style:font-style-complex="normal" style:font-weight-complex="normal"/>
    </style:style>
    <style:style style:name="P400" style:family="paragraph" style:parent-style-name="Table_20_Contents">
      <style:text-properties fo:color="#000000" fo:font-style="normal" fo:font-weight="normal" officeooo:rsid="0332ac22" officeooo:paragraph-rsid="0431ae78" style:font-style-asian="normal" style:font-weight-asian="normal" style:font-style-complex="normal" style:font-weight-complex="normal"/>
    </style:style>
    <style:style style:name="P401" style:family="paragraph" style:parent-style-name="Table_20_Contents">
      <style:text-properties fo:color="#000000" fo:font-style="normal" fo:font-weight="normal" officeooo:rsid="0332ac22" officeooo:paragraph-rsid="0448e9ce" style:font-style-asian="normal" style:font-weight-asian="normal" style:font-style-complex="normal" style:font-weight-complex="normal"/>
    </style:style>
    <style:style style:name="P402" style:family="paragraph" style:parent-style-name="Table_20_Contents">
      <style:text-properties fo:color="#000000" fo:font-style="normal" fo:font-weight="normal" officeooo:rsid="0332ac22" officeooo:paragraph-rsid="044aea72" style:font-style-asian="normal" style:font-weight-asian="normal" style:font-style-complex="normal" style:font-weight-complex="normal"/>
    </style:style>
    <style:style style:name="P403" style:family="paragraph" style:parent-style-name="Table_20_Contents">
      <style:text-properties fo:color="#000000" fo:font-style="normal" fo:font-weight="normal" officeooo:rsid="0332ac22" officeooo:paragraph-rsid="044cccc9" style:font-style-asian="normal" style:font-weight-asian="normal" style:font-style-complex="normal" style:font-weight-complex="normal"/>
    </style:style>
    <style:style style:name="P404" style:family="paragraph" style:parent-style-name="Table_20_Contents">
      <style:text-properties fo:color="#000000" fo:font-style="normal" fo:font-weight="normal" officeooo:rsid="0332ac22" officeooo:paragraph-rsid="044deadd" style:font-style-asian="normal" style:font-weight-asian="normal" style:font-style-complex="normal" style:font-weight-complex="normal"/>
    </style:style>
    <style:style style:name="P405" style:family="paragraph" style:parent-style-name="Table_20_Contents">
      <style:text-properties fo:color="#000000" fo:font-style="normal" fo:font-weight="normal" officeooo:rsid="0332ac22" officeooo:paragraph-rsid="045958c3" style:font-style-asian="normal" style:font-weight-asian="normal" style:font-style-complex="normal" style:font-weight-complex="normal"/>
    </style:style>
    <style:style style:name="P406" style:family="paragraph" style:parent-style-name="Table_20_Contents">
      <style:text-properties fo:color="#000000" fo:font-style="normal" fo:font-weight="normal" officeooo:rsid="0332ac22" officeooo:paragraph-rsid="045b3007" style:font-style-asian="normal" style:font-weight-asian="normal" style:font-style-complex="normal" style:font-weight-complex="normal"/>
    </style:style>
    <style:style style:name="P407" style:family="paragraph" style:parent-style-name="Table_20_Contents">
      <style:text-properties fo:color="#000000" fo:font-style="normal" fo:font-weight="normal" officeooo:rsid="0332ac22" officeooo:paragraph-rsid="045c3d13" style:font-style-asian="normal" style:font-weight-asian="normal" style:font-style-complex="normal" style:font-weight-complex="normal"/>
    </style:style>
    <style:style style:name="P408" style:family="paragraph" style:parent-style-name="Table_20_Contents">
      <style:text-properties fo:color="#000000" fo:font-style="normal" fo:font-weight="normal" officeooo:rsid="0332ac22" officeooo:paragraph-rsid="045d70f7" style:font-style-asian="normal" style:font-weight-asian="normal" style:font-style-complex="normal" style:font-weight-complex="normal"/>
    </style:style>
    <style:style style:name="P409" style:family="paragraph" style:parent-style-name="Table_20_Contents">
      <style:text-properties fo:color="#000000" fo:font-style="normal" fo:font-weight="normal" officeooo:rsid="0332ac22" officeooo:paragraph-rsid="045ed7eb" style:font-style-asian="normal" style:font-weight-asian="normal" style:font-style-complex="normal" style:font-weight-complex="normal"/>
    </style:style>
    <style:style style:name="P410" style:family="paragraph" style:parent-style-name="Table_20_Contents">
      <style:text-properties fo:color="#000000" fo:font-style="normal" fo:font-weight="normal" officeooo:rsid="0332ac22" officeooo:paragraph-rsid="045fc7dd" style:font-style-asian="normal" style:font-weight-asian="normal" style:font-style-complex="normal" style:font-weight-complex="normal"/>
    </style:style>
    <style:style style:name="P411" style:family="paragraph" style:parent-style-name="Table_20_Contents">
      <style:text-properties fo:color="#000000" fo:font-style="normal" fo:font-weight="normal" officeooo:rsid="0332ac22" officeooo:paragraph-rsid="0460c8c9" style:font-style-asian="normal" style:font-weight-asian="normal" style:font-style-complex="normal" style:font-weight-complex="normal"/>
    </style:style>
    <style:style style:name="P412" style:family="paragraph" style:parent-style-name="Table_20_Contents">
      <style:text-properties fo:color="#000000" fo:font-style="normal" fo:font-weight="normal" officeooo:rsid="0332ac22" officeooo:paragraph-rsid="0460f95d" style:font-style-asian="normal" style:font-weight-asian="normal" style:font-style-complex="normal" style:font-weight-complex="normal"/>
    </style:style>
    <style:style style:name="P413" style:family="paragraph" style:parent-style-name="Table_20_Contents">
      <style:text-properties fo:color="#000000" fo:font-style="normal" fo:font-weight="normal" officeooo:rsid="0332ac22" officeooo:paragraph-rsid="04625fe3" style:font-style-asian="normal" style:font-weight-asian="normal" style:font-style-complex="normal" style:font-weight-complex="normal"/>
    </style:style>
    <style:style style:name="P414" style:family="paragraph" style:parent-style-name="Table_20_Contents">
      <style:text-properties fo:color="#000000" fo:font-style="normal" fo:font-weight="normal" officeooo:rsid="0373babe" officeooo:paragraph-rsid="0373babe" style:font-style-asian="normal" style:font-weight-asian="normal" style:font-style-complex="normal" style:font-weight-complex="normal"/>
    </style:style>
    <style:style style:name="P415" style:family="paragraph" style:parent-style-name="Table_20_Contents">
      <style:text-properties fo:color="#000000" fo:font-style="normal" fo:font-weight="normal" officeooo:rsid="037eacca" officeooo:paragraph-rsid="037eacca" style:font-style-asian="normal" style:font-weight-asian="normal" style:font-style-complex="normal" style:font-weight-complex="normal"/>
    </style:style>
    <style:style style:name="P416" style:family="paragraph" style:parent-style-name="Table_20_Contents">
      <style:text-properties fo:color="#000000" fo:font-style="normal" fo:font-weight="normal" officeooo:rsid="033f5747" officeooo:paragraph-rsid="033f5747" style:font-style-asian="normal" style:font-weight-asian="normal" style:font-style-complex="normal" style:font-weight-complex="normal"/>
    </style:style>
    <style:style style:name="P417" style:family="paragraph" style:parent-style-name="Table_20_Contents">
      <style:text-properties fo:color="#000000" fo:font-style="normal" fo:font-weight="normal" officeooo:rsid="038508b2" officeooo:paragraph-rsid="038508b2" style:font-style-asian="normal" style:font-weight-asian="normal" style:font-style-complex="normal" style:font-weight-complex="normal"/>
    </style:style>
    <style:style style:name="P418" style:family="paragraph" style:parent-style-name="Table_20_Contents">
      <style:text-properties fo:color="#000000" fo:font-style="normal" fo:font-weight="normal" officeooo:rsid="038508b2" officeooo:paragraph-rsid="04511302" style:font-style-asian="normal" style:font-weight-asian="normal" style:font-style-complex="normal" style:font-weight-complex="normal"/>
    </style:style>
    <style:style style:name="P419" style:family="paragraph" style:parent-style-name="Table_20_Contents">
      <style:text-properties fo:color="#000000" fo:font-style="normal" fo:font-weight="normal" officeooo:rsid="03782fd4" officeooo:paragraph-rsid="03782fd4" style:font-style-asian="normal" style:font-weight-asian="normal" style:font-style-complex="normal" style:font-weight-complex="normal"/>
    </style:style>
    <style:style style:name="P420" style:family="paragraph" style:parent-style-name="Table_20_Contents">
      <style:text-properties fo:color="#000000" fo:font-style="normal" fo:font-weight="normal" officeooo:rsid="0395bdd4" officeooo:paragraph-rsid="0395bdd4" style:font-style-asian="normal" style:font-weight-asian="normal" style:font-style-complex="normal" style:font-weight-complex="normal"/>
    </style:style>
    <style:style style:name="P421" style:family="paragraph" style:parent-style-name="Table_20_Contents">
      <style:text-properties fo:color="#000000" fo:font-style="normal" fo:font-weight="normal" officeooo:rsid="0395f550" officeooo:paragraph-rsid="0395f550" style:font-style-asian="normal" style:font-weight-asian="normal" style:font-style-complex="normal" style:font-weight-complex="normal"/>
    </style:style>
    <style:style style:name="P422" style:family="paragraph" style:parent-style-name="Table_20_Contents">
      <style:text-properties fo:color="#000000" fo:font-style="normal" fo:font-weight="normal" officeooo:rsid="039aec9d" officeooo:paragraph-rsid="039aec9d" style:font-style-asian="normal" style:font-weight-asian="normal" style:font-style-complex="normal" style:font-weight-complex="normal"/>
    </style:style>
    <style:style style:name="P423" style:family="paragraph" style:parent-style-name="Table_20_Contents">
      <style:text-properties fo:color="#000000" fo:font-style="normal" fo:font-weight="normal" officeooo:rsid="035081a7" officeooo:paragraph-rsid="035081a7" style:font-style-asian="normal" style:font-weight-asian="normal" style:font-style-complex="normal" style:font-weight-complex="normal"/>
    </style:style>
    <style:style style:name="P424" style:family="paragraph" style:parent-style-name="Table_20_Contents">
      <style:text-properties fo:color="#000000" fo:font-style="normal" fo:font-weight="normal" officeooo:rsid="03495b58" officeooo:paragraph-rsid="039a5d7a" style:font-style-asian="normal" style:font-weight-asian="normal" style:font-style-complex="normal" style:font-weight-complex="normal"/>
    </style:style>
    <style:style style:name="P425" style:family="paragraph" style:parent-style-name="Table_20_Contents">
      <style:text-properties fo:color="#000000" fo:font-style="normal" fo:font-weight="normal" officeooo:rsid="03495b58" officeooo:paragraph-rsid="039fdf27" style:font-style-asian="normal" style:font-weight-asian="normal" style:font-style-complex="normal" style:font-weight-complex="normal"/>
    </style:style>
    <style:style style:name="P426" style:family="paragraph" style:parent-style-name="Table_20_Contents">
      <style:text-properties fo:color="#000000" fo:font-style="normal" fo:font-weight="normal" officeooo:rsid="03495b58" officeooo:paragraph-rsid="03a072a6" style:font-style-asian="normal" style:font-weight-asian="normal" style:font-style-complex="normal" style:font-weight-complex="normal"/>
    </style:style>
    <style:style style:name="P427" style:family="paragraph" style:parent-style-name="Table_20_Contents">
      <style:text-properties fo:color="#000000" fo:font-style="normal" fo:font-weight="normal" officeooo:rsid="03495b58" officeooo:paragraph-rsid="040f4275" style:font-style-asian="normal" style:font-weight-asian="normal" style:font-style-complex="normal" style:font-weight-complex="normal"/>
    </style:style>
    <style:style style:name="P428" style:family="paragraph" style:parent-style-name="Table_20_Contents">
      <style:text-properties fo:color="#000000" fo:font-style="normal" fo:font-weight="normal" officeooo:rsid="03495b58" officeooo:paragraph-rsid="0429c6d2" style:font-style-asian="normal" style:font-weight-asian="normal" style:font-style-complex="normal" style:font-weight-complex="normal"/>
    </style:style>
    <style:style style:name="P429" style:family="paragraph" style:parent-style-name="Table_20_Contents">
      <style:text-properties fo:color="#000000" fo:font-style="normal" fo:font-weight="normal" officeooo:rsid="03495b58" officeooo:paragraph-rsid="042cceb2" style:font-style-asian="normal" style:font-weight-asian="normal" style:font-style-complex="normal" style:font-weight-complex="normal"/>
    </style:style>
    <style:style style:name="P430" style:family="paragraph" style:parent-style-name="Table_20_Contents">
      <style:text-properties fo:color="#000000" fo:font-style="normal" fo:font-weight="normal" officeooo:rsid="03495b58" officeooo:paragraph-rsid="0448e9ce" style:font-style-asian="normal" style:font-weight-asian="normal" style:font-style-complex="normal" style:font-weight-complex="normal"/>
    </style:style>
    <style:style style:name="P431" style:family="paragraph" style:parent-style-name="Table_20_Contents">
      <style:text-properties fo:color="#000000" fo:font-style="normal" fo:font-weight="normal" officeooo:rsid="03495b58" officeooo:paragraph-rsid="045958c3" style:font-style-asian="normal" style:font-weight-asian="normal" style:font-style-complex="normal" style:font-weight-complex="normal"/>
    </style:style>
    <style:style style:name="P432" style:family="paragraph" style:parent-style-name="Table_20_Contents">
      <style:text-properties fo:color="#000000" fo:font-style="normal" fo:font-weight="normal" officeooo:rsid="03495b58" officeooo:paragraph-rsid="045c3d13" style:font-style-asian="normal" style:font-weight-asian="normal" style:font-style-complex="normal" style:font-weight-complex="normal"/>
    </style:style>
    <style:style style:name="P433" style:family="paragraph" style:parent-style-name="Table_20_Contents">
      <style:text-properties fo:color="#000000" fo:font-style="normal" fo:font-weight="normal" officeooo:rsid="03a2a971" officeooo:paragraph-rsid="03a41c76" style:font-style-asian="normal" style:font-weight-asian="normal" style:font-style-complex="normal" style:font-weight-complex="normal"/>
    </style:style>
    <style:style style:name="P434" style:family="paragraph" style:parent-style-name="Table_20_Contents">
      <style:text-properties fo:color="#000000" fo:font-style="normal" fo:font-weight="normal" officeooo:rsid="033923fb" officeooo:paragraph-rsid="03bbc521" style:font-style-asian="normal" style:font-weight-asian="normal" style:font-style-complex="normal" style:font-weight-complex="normal"/>
    </style:style>
    <style:style style:name="P435" style:family="paragraph" style:parent-style-name="Table_20_Contents">
      <style:text-properties fo:color="#000000" fo:font-style="normal" fo:font-weight="normal" officeooo:rsid="033923fb" officeooo:paragraph-rsid="046346c6" style:font-style-asian="normal" style:font-weight-asian="normal" style:font-style-complex="normal" style:font-weight-complex="normal"/>
    </style:style>
    <style:style style:name="P436" style:family="paragraph" style:parent-style-name="Table_20_Contents">
      <style:text-properties fo:color="#000000" fo:font-style="normal" fo:font-weight="normal" officeooo:rsid="03e71d27" officeooo:paragraph-rsid="03e71d27" style:font-style-asian="normal" style:font-weight-asian="normal" style:font-style-complex="normal" style:font-weight-complex="normal"/>
    </style:style>
    <style:style style:name="P437" style:family="paragraph" style:parent-style-name="Table_20_Contents">
      <style:text-properties fo:color="#000000" fo:font-style="normal" fo:font-weight="normal" officeooo:rsid="03e73f62" officeooo:paragraph-rsid="03e73f62" style:font-style-asian="normal" style:font-weight-asian="normal" style:font-style-complex="normal" style:font-weight-complex="normal"/>
    </style:style>
    <style:style style:name="P438" style:family="paragraph" style:parent-style-name="Table_20_Contents">
      <style:text-properties fo:color="#000000" fo:font-style="normal" fo:font-weight="normal" officeooo:rsid="03e73f62" officeooo:paragraph-rsid="03ea6d19" style:font-style-asian="normal" style:font-weight-asian="normal" style:font-style-complex="normal" style:font-weight-complex="normal"/>
    </style:style>
    <style:style style:name="P439" style:family="paragraph" style:parent-style-name="Table_20_Contents">
      <style:text-properties fo:color="#000000" fo:font-style="normal" fo:font-weight="normal" officeooo:rsid="03eddc9f" officeooo:paragraph-rsid="03eddc9f" style:font-style-asian="normal" style:font-weight-asian="normal" style:font-style-complex="normal" style:font-weight-complex="normal"/>
    </style:style>
    <style:style style:name="P440" style:family="paragraph" style:parent-style-name="Table_20_Contents">
      <style:text-properties fo:color="#000000" fo:font-style="normal" fo:font-weight="normal" officeooo:rsid="03f07d6f" officeooo:paragraph-rsid="03f07d6f" style:font-style-asian="normal" style:font-weight-asian="normal" style:font-style-complex="normal" style:font-weight-complex="normal"/>
    </style:style>
    <style:style style:name="P441" style:family="paragraph" style:parent-style-name="Table_20_Contents">
      <style:text-properties fo:color="#000000" fo:font-style="normal" fo:font-weight="normal" officeooo:rsid="03f07d6f" officeooo:paragraph-rsid="03f26c9b" style:font-style-asian="normal" style:font-weight-asian="normal" style:font-style-complex="normal" style:font-weight-complex="normal"/>
    </style:style>
    <style:style style:name="P442" style:family="paragraph" style:parent-style-name="Table_20_Contents">
      <style:text-properties fo:color="#000000" fo:font-style="normal" fo:font-weight="normal" officeooo:rsid="03f07d6f" officeooo:paragraph-rsid="03f54bbf" style:font-style-asian="normal" style:font-weight-asian="normal" style:font-style-complex="normal" style:font-weight-complex="normal"/>
    </style:style>
    <style:style style:name="P443" style:family="paragraph" style:parent-style-name="Table_20_Contents">
      <style:text-properties fo:color="#000000" fo:font-style="normal" fo:font-weight="normal" officeooo:rsid="03f07d6f" officeooo:paragraph-rsid="03f5ba78" style:font-style-asian="normal" style:font-weight-asian="normal" style:font-style-complex="normal" style:font-weight-complex="normal"/>
    </style:style>
    <style:style style:name="P444" style:family="paragraph" style:parent-style-name="Table_20_Contents">
      <style:text-properties fo:color="#000000" fo:font-style="normal" fo:font-weight="normal" officeooo:rsid="03f07d6f" officeooo:paragraph-rsid="0432910e" style:font-style-asian="normal" style:font-weight-asian="normal" style:font-style-complex="normal" style:font-weight-complex="normal"/>
    </style:style>
    <style:style style:name="P445" style:family="paragraph" style:parent-style-name="Table_20_Contents">
      <style:text-properties fo:color="#000000" fo:font-style="normal" fo:font-weight="normal" officeooo:rsid="03f07d6f" officeooo:paragraph-rsid="0451bcef" style:font-style-asian="normal" style:font-weight-asian="normal" style:font-style-complex="normal" style:font-weight-complex="normal"/>
    </style:style>
    <style:style style:name="P446" style:family="paragraph" style:parent-style-name="Table_20_Contents">
      <style:text-properties fo:color="#000000" fo:font-style="normal" fo:font-weight="normal" officeooo:rsid="03fe9b60" officeooo:paragraph-rsid="03fe9b60" style:font-style-asian="normal" style:font-weight-asian="normal" style:font-style-complex="normal" style:font-weight-complex="normal"/>
    </style:style>
    <style:style style:name="P447" style:family="paragraph" style:parent-style-name="Table_20_Contents">
      <style:text-properties fo:color="#000000" fo:font-style="normal" fo:font-weight="normal" officeooo:rsid="040b3253" officeooo:paragraph-rsid="040b3253" style:font-style-asian="normal" style:font-weight-asian="normal" style:font-style-complex="normal" style:font-weight-complex="normal"/>
    </style:style>
    <style:style style:name="P448" style:family="paragraph" style:parent-style-name="Table_20_Contents">
      <style:text-properties fo:color="#000000" fo:font-style="normal" fo:font-weight="normal" officeooo:rsid="037f5bd8" officeooo:paragraph-rsid="040f4275" style:font-style-asian="normal" style:font-weight-asian="normal" style:font-style-complex="normal" style:font-weight-complex="normal"/>
    </style:style>
    <style:style style:name="P449" style:family="paragraph" style:parent-style-name="Table_20_Contents">
      <style:text-properties fo:color="#000000" fo:font-style="normal" fo:font-weight="normal" officeooo:rsid="04159d32" officeooo:paragraph-rsid="03f09719" style:font-style-asian="normal" style:font-weight-asian="normal" style:font-style-complex="normal" style:font-weight-complex="normal"/>
    </style:style>
    <style:style style:name="P450" style:family="paragraph" style:parent-style-name="Table_20_Contents">
      <style:text-properties fo:color="#000000" fo:font-style="normal" fo:font-weight="normal" officeooo:rsid="041e2b20" officeooo:paragraph-rsid="035a7c7b" style:font-style-asian="normal" style:font-weight-asian="normal" style:font-style-complex="normal" style:font-weight-complex="normal"/>
    </style:style>
    <style:style style:name="P451" style:family="paragraph" style:parent-style-name="Table_20_Contents">
      <style:text-properties fo:color="#000000" fo:font-style="normal" fo:font-weight="normal" officeooo:rsid="042b8e7c" officeooo:paragraph-rsid="042b8e7c" style:font-style-asian="normal" style:font-weight-asian="normal" style:font-style-complex="normal" style:font-weight-complex="normal"/>
    </style:style>
    <style:style style:name="P452" style:family="paragraph" style:parent-style-name="Table_20_Contents">
      <style:text-properties fo:color="#000000" fo:font-style="normal" fo:font-weight="normal" officeooo:rsid="0430b585" officeooo:paragraph-rsid="0430b585" style:font-style-asian="normal" style:font-weight-asian="normal" style:font-style-complex="normal" style:font-weight-complex="normal"/>
    </style:style>
    <style:style style:name="P453" style:family="paragraph" style:parent-style-name="Table_20_Contents">
      <style:text-properties fo:color="#000000" fo:font-style="normal" fo:font-weight="normal" officeooo:rsid="033eb950" officeooo:paragraph-rsid="0419d6a6" style:font-style-asian="normal" style:font-weight-asian="normal" style:font-style-complex="normal" style:font-weight-complex="normal"/>
    </style:style>
    <style:style style:name="P454" style:family="paragraph" style:parent-style-name="Table_20_Contents">
      <style:text-properties fo:color="#000000" fo:font-style="normal" fo:font-weight="normal" officeooo:rsid="0451bcef" officeooo:paragraph-rsid="0451bcef" style:font-style-asian="normal" style:font-weight-asian="normal" style:font-style-complex="normal" style:font-weight-complex="normal"/>
    </style:style>
    <style:style style:name="P455" style:family="paragraph" style:parent-style-name="Table_20_Contents">
      <style:text-properties fo:color="#000000" fo:font-style="normal" fo:font-weight="normal" officeooo:rsid="0454faca" officeooo:paragraph-rsid="0454faca" style:font-style-asian="normal" style:font-weight-asian="normal" style:font-style-complex="normal" style:font-weight-complex="normal"/>
    </style:style>
    <style:style style:name="P456" style:family="paragraph" style:parent-style-name="Table_20_Contents">
      <style:text-properties fo:color="#000000" fo:font-style="normal" fo:font-weight="normal" officeooo:rsid="045958c3" officeooo:paragraph-rsid="045958c3" style:font-style-asian="normal" style:font-weight-asian="normal" style:font-style-complex="normal" style:font-weight-complex="normal"/>
    </style:style>
    <style:style style:name="P457" style:family="paragraph" style:parent-style-name="Table_20_Contents">
      <style:text-properties fo:color="#000000" fo:font-style="normal" fo:font-weight="normal" officeooo:rsid="037e6748" officeooo:paragraph-rsid="045fc7dd" style:font-style-asian="normal" style:font-weight-asian="normal" style:font-style-complex="normal" style:font-weight-complex="normal"/>
    </style:style>
    <style:style style:name="P458" style:family="paragraph" style:parent-style-name="Table_20_Contents">
      <style:text-properties fo:color="#000000" fo:font-style="normal" fo:font-weight="normal" officeooo:rsid="04645237" officeooo:paragraph-rsid="04645237" style:font-style-asian="normal" style:font-weight-asian="normal" style:font-style-complex="normal" style:font-weight-complex="normal"/>
    </style:style>
    <style:style style:name="P459" style:family="paragraph" style:parent-style-name="Table_20_Contents">
      <style:text-properties fo:color="#000000" fo:font-style="normal" fo:font-weight="normal" officeooo:rsid="0465f57f" officeooo:paragraph-rsid="0465f57f" style:font-style-asian="normal" style:font-weight-asian="normal" style:font-style-complex="normal" style:font-weight-complex="normal"/>
    </style:style>
    <style:style style:name="P460" style:family="paragraph" style:parent-style-name="Table_20_Contents">
      <style:text-properties fo:color="#000000" fo:font-style="normal" fo:font-weight="normal" officeooo:rsid="04663eaa" officeooo:paragraph-rsid="04663eaa" style:font-style-asian="normal" style:font-weight-asian="normal" style:font-style-complex="normal" style:font-weight-complex="normal"/>
    </style:style>
    <style:style style:name="P461" style:family="paragraph" style:parent-style-name="Table_20_Contents">
      <style:text-properties fo:color="#000000" fo:font-style="normal" fo:font-weight="normal" officeooo:rsid="0466cf29" officeooo:paragraph-rsid="0466cf29" style:font-style-asian="normal" style:font-weight-asian="normal" style:font-style-complex="normal" style:font-weight-complex="normal"/>
    </style:style>
    <style:style style:name="P462" style:family="paragraph" style:parent-style-name="Table_20_Contents">
      <style:text-properties fo:color="#000000" fo:font-style="normal" fo:font-weight="normal" officeooo:rsid="046866a9" officeooo:paragraph-rsid="046866a9" style:font-style-asian="normal" style:font-weight-asian="normal" style:font-style-complex="normal" style:font-weight-complex="normal"/>
    </style:style>
    <style:style style:name="P463" style:family="paragraph" style:parent-style-name="Table_20_Contents">
      <style:text-properties fo:color="#000000" fo:font-style="normal" fo:font-weight="normal" officeooo:rsid="0469f9f5" officeooo:paragraph-rsid="0469f9f5" style:font-style-asian="normal" style:font-weight-asian="normal" style:font-style-complex="normal" style:font-weight-complex="normal"/>
    </style:style>
    <style:style style:name="P464" style:family="paragraph" style:parent-style-name="Table_20_Contents">
      <style:text-properties fo:color="#000000" fo:font-style="normal" fo:font-weight="normal" officeooo:rsid="046b0e0f" officeooo:paragraph-rsid="046b0e0f" style:font-style-asian="normal" style:font-weight-asian="normal" style:font-style-complex="normal" style:font-weight-complex="normal"/>
    </style:style>
    <style:style style:name="P465" style:family="paragraph" style:parent-style-name="Table_20_Contents">
      <style:text-properties fo:color="#000000" fo:font-style="normal" fo:font-weight="normal" officeooo:rsid="044ec987" officeooo:paragraph-rsid="044f721e" style:font-style-asian="normal" style:font-weight-asian="normal" style:font-style-complex="normal" style:font-weight-complex="normal"/>
    </style:style>
    <style:style style:name="P466" style:family="paragraph" style:parent-style-name="Table_20_Contents">
      <style:text-properties fo:color="#000000" fo:font-style="normal" fo:font-weight="normal" officeooo:rsid="044ec987" officeooo:paragraph-rsid="045607b5" style:font-style-asian="normal" style:font-weight-asian="normal" style:font-style-complex="normal" style:font-weight-complex="normal"/>
    </style:style>
    <style:style style:name="P467" style:family="paragraph" style:parent-style-name="Table_20_Contents">
      <style:text-properties fo:color="#000000" fo:font-style="normal" fo:font-weight="normal" officeooo:rsid="044ec987" officeooo:paragraph-rsid="045709cd" style:font-style-asian="normal" style:font-weight-asian="normal" style:font-style-complex="normal" style:font-weight-complex="normal"/>
    </style:style>
    <style:style style:name="P468" style:family="paragraph" style:parent-style-name="Table_20_Contents">
      <style:text-properties fo:color="#000000" fo:font-style="normal" fo:font-weight="normal" officeooo:rsid="044ec987" officeooo:paragraph-rsid="045d70f7" style:font-style-asian="normal" style:font-weight-asian="normal" style:font-style-complex="normal" style:font-weight-complex="normal"/>
    </style:style>
    <style:style style:name="P469" style:family="paragraph" style:parent-style-name="Table_20_Contents">
      <style:text-properties fo:color="#000000" fo:font-style="normal" fo:font-weight="normal" officeooo:rsid="03df704c" officeooo:paragraph-rsid="043e24e7" style:font-style-asian="normal" style:font-weight-asian="normal" style:font-style-complex="normal" style:font-weight-complex="normal"/>
    </style:style>
    <style:style style:name="P470" style:family="paragraph" style:parent-style-name="Table_20_Contents">
      <style:text-properties fo:color="#000000" fo:font-style="normal" fo:font-weight="normal" officeooo:rsid="03df704c" officeooo:paragraph-rsid="0448e9ce" style:font-style-asian="normal" style:font-weight-asian="normal" style:font-style-complex="normal" style:font-weight-complex="normal"/>
    </style:style>
    <style:style style:name="P471" style:family="paragraph" style:parent-style-name="Table_20_Contents">
      <style:text-properties fo:color="#000000" fo:font-style="normal" fo:font-weight="normal" officeooo:rsid="03df704c" officeooo:paragraph-rsid="044deadd" style:font-style-asian="normal" style:font-weight-asian="normal" style:font-style-complex="normal" style:font-weight-complex="normal"/>
    </style:style>
    <style:style style:name="P472" style:family="paragraph" style:parent-style-name="Table_20_Contents">
      <style:text-properties fo:color="#000000" fo:font-style="normal" fo:font-weight="normal" officeooo:rsid="0344c4e1" officeooo:paragraph-rsid="0405d957" fo:background-color="#ffff00" style:font-style-asian="normal" style:font-weight-asian="normal" style:font-style-complex="normal" style:font-weight-complex="normal"/>
    </style:style>
    <style:style style:name="P473" style:family="paragraph" style:parent-style-name="Table_20_Contents">
      <style:text-properties fo:color="#000000" fo:font-style="normal" fo:font-weight="bold" officeooo:rsid="02ce5c97" officeooo:paragraph-rsid="02ce5c97" style:font-style-asian="normal" style:font-weight-asian="bold" style:font-style-complex="normal" style:font-weight-complex="bold"/>
    </style:style>
    <style:style style:name="P474" style:family="paragraph" style:parent-style-name="Table_20_Contents">
      <style:text-properties fo:color="#000000" fo:font-style="normal" fo:font-weight="bold" officeooo:rsid="04159d32" officeooo:paragraph-rsid="04159d32" style:font-style-asian="normal" style:font-weight-asian="bold" style:font-style-complex="normal" style:font-weight-complex="bold"/>
    </style:style>
    <style:style style:name="P475" style:family="paragraph" style:parent-style-name="Table_20_Contents">
      <style:text-properties fo:color="#000000" fo:font-style="normal" fo:font-weight="bold" officeooo:rsid="0465f57f" officeooo:paragraph-rsid="0465f57f" style:font-style-asian="normal" style:font-weight-asian="bold" style:font-style-complex="normal" style:font-weight-complex="bold"/>
    </style:style>
    <style:style style:name="P476" style:family="paragraph" style:parent-style-name="Table_20_Contents">
      <style:text-properties fo:color="#000000" fo:font-style="normal" fo:font-weight="bold" officeooo:rsid="04645237" officeooo:paragraph-rsid="04645237" style:font-style-asian="normal" style:font-weight-asian="bold" style:font-style-complex="normal" style:font-weight-complex="bold"/>
    </style:style>
    <style:style style:name="P477" style:family="paragraph" style:parent-style-name="Table_20_Contents">
      <style:text-properties fo:color="#000000" fo:font-style="normal" officeooo:paragraph-rsid="0430b585"/>
    </style:style>
    <style:style style:name="P478" style:family="paragraph" style:parent-style-name="Table_20_Contents">
      <style:text-properties fo:color="#000000" fo:font-style="normal" officeooo:paragraph-rsid="04625fe3"/>
    </style:style>
    <style:style style:name="P479" style:family="paragraph" style:parent-style-name="Table_20_Contents">
      <style:text-properties fo:color="#000000" style:text-underline-style="none" fo:font-weight="normal" officeooo:rsid="02fc3f1f" officeooo:paragraph-rsid="02fc3f1f" style:font-weight-asian="normal" style:font-weight-complex="normal"/>
    </style:style>
    <style:style style:name="P48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68e483" officeooo:paragraph-rsid="036b3877" style:font-style-asian="normal" style:font-weight-asian="normal" style:font-style-complex="normal" style:font-weight-complex="normal"/>
    </style:style>
    <style:style style:name="P48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68e483" officeooo:paragraph-rsid="0373babe" style:font-style-asian="normal" style:font-weight-asian="normal" style:font-style-complex="normal" style:font-weight-complex="normal"/>
    </style:style>
    <style:style style:name="P48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68e483" officeooo:paragraph-rsid="03b1c379" style:font-style-asian="normal" style:font-weight-asian="normal" style:font-style-complex="normal" style:font-weight-complex="normal"/>
    </style:style>
    <style:style style:name="P48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68e483" officeooo:paragraph-rsid="03fd1465" style:font-style-asian="normal" style:font-weight-asian="normal" style:font-style-complex="normal" style:font-weight-complex="normal"/>
    </style:style>
    <style:style style:name="P48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68e483" officeooo:paragraph-rsid="0413ba37" style:font-style-asian="normal" style:font-weight-asian="normal" style:font-style-complex="normal" style:font-weight-complex="normal"/>
    </style:style>
    <style:style style:name="P48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68e483" officeooo:paragraph-rsid="04180d2b" style:font-style-asian="normal" style:font-weight-asian="normal" style:font-style-complex="normal" style:font-weight-complex="normal"/>
    </style:style>
    <style:style style:name="P48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68e483" officeooo:paragraph-rsid="04511302" style:font-style-asian="normal" style:font-weight-asian="normal" style:font-style-complex="normal" style:font-weight-complex="normal"/>
    </style:style>
    <style:style style:name="P48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68e483" officeooo:paragraph-rsid="04531220" style:font-style-asian="normal" style:font-weight-asian="normal" style:font-style-complex="normal" style:font-weight-complex="normal"/>
    </style:style>
    <style:style style:name="P48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68e483" officeooo:paragraph-rsid="0454723f" style:font-style-asian="normal" style:font-weight-asian="normal" style:font-style-complex="normal" style:font-weight-complex="normal"/>
    </style:style>
    <style:style style:name="P48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68e483" officeooo:paragraph-rsid="0454faca" style:font-style-asian="normal" style:font-weight-asian="normal" style:font-style-complex="normal" style:font-weight-complex="normal"/>
    </style:style>
    <style:style style:name="P49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68e483" officeooo:paragraph-rsid="045ed7eb" style:font-style-asian="normal" style:font-weight-asian="normal" style:font-style-complex="normal" style:font-weight-complex="normal"/>
    </style:style>
    <style:style style:name="P49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3e6cd9" officeooo:paragraph-rsid="03ac3d69" style:font-style-asian="normal" style:font-weight-asian="normal" style:font-style-complex="normal" style:font-weight-complex="normal"/>
    </style:style>
    <style:style style:name="P49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3a8a1a7" style:font-style-asian="normal" style:font-weight-asian="normal" style:font-style-complex="normal" style:font-weight-complex="normal"/>
    </style:style>
    <style:style style:name="P49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3ad2030" style:font-style-asian="normal" style:font-weight-asian="normal" style:font-style-complex="normal" style:font-weight-complex="normal"/>
    </style:style>
    <style:style style:name="P49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3ade954" style:font-style-asian="normal" style:font-weight-asian="normal" style:font-style-complex="normal" style:font-weight-complex="normal"/>
    </style:style>
    <style:style style:name="P49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3b0fc00" style:font-style-asian="normal" style:font-weight-asian="normal" style:font-style-complex="normal" style:font-weight-complex="normal"/>
    </style:style>
    <style:style style:name="P49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3b2bdaf" style:font-style-asian="normal" style:font-weight-asian="normal" style:font-style-complex="normal" style:font-weight-complex="normal"/>
    </style:style>
    <style:style style:name="P49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3b3d4ef" style:font-style-asian="normal" style:font-weight-asian="normal" style:font-style-complex="normal" style:font-weight-complex="normal"/>
    </style:style>
    <style:style style:name="P49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3b62ff3" style:font-style-asian="normal" style:font-weight-asian="normal" style:font-style-complex="normal" style:font-weight-complex="normal"/>
    </style:style>
    <style:style style:name="P49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3c191d4" style:font-style-asian="normal" style:font-weight-asian="normal" style:font-style-complex="normal" style:font-weight-complex="normal"/>
    </style:style>
    <style:style style:name="P50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3c815bc" style:font-style-asian="normal" style:font-weight-asian="normal" style:font-style-complex="normal" style:font-weight-complex="normal"/>
    </style:style>
    <style:style style:name="P50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3d135aa" style:font-style-asian="normal" style:font-weight-asian="normal" style:font-style-complex="normal" style:font-weight-complex="normal"/>
    </style:style>
    <style:style style:name="P50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3df704c" style:font-style-asian="normal" style:font-weight-asian="normal" style:font-style-complex="normal" style:font-weight-complex="normal"/>
    </style:style>
    <style:style style:name="P50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3e08ce2" style:font-style-asian="normal" style:font-weight-asian="normal" style:font-style-complex="normal" style:font-weight-complex="normal"/>
    </style:style>
    <style:style style:name="P50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3e0c44f" style:font-style-asian="normal" style:font-weight-asian="normal" style:font-style-complex="normal" style:font-weight-complex="normal"/>
    </style:style>
    <style:style style:name="P50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3f5ba78" style:font-style-asian="normal" style:font-weight-asian="normal" style:font-style-complex="normal" style:font-weight-complex="normal"/>
    </style:style>
    <style:style style:name="P50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408992b" style:font-style-asian="normal" style:font-weight-asian="normal" style:font-style-complex="normal" style:font-weight-complex="normal"/>
    </style:style>
    <style:style style:name="P50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436adf7" style:font-style-asian="normal" style:font-weight-asian="normal" style:font-style-complex="normal" style:font-weight-complex="normal"/>
    </style:style>
    <style:style style:name="P50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444b742" style:font-style-asian="normal" style:font-weight-asian="normal" style:font-style-complex="normal" style:font-weight-complex="normal"/>
    </style:style>
    <style:style style:name="P50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446b328" style:font-style-asian="normal" style:font-weight-asian="normal" style:font-style-complex="normal" style:font-weight-complex="normal"/>
    </style:style>
    <style:style style:name="P51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44f721e" style:font-style-asian="normal" style:font-weight-asian="normal" style:font-style-complex="normal" style:font-weight-complex="normal"/>
    </style:style>
    <style:style style:name="P51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451bcef" style:font-style-asian="normal" style:font-weight-asian="normal" style:font-style-complex="normal" style:font-weight-complex="normal"/>
    </style:style>
    <style:style style:name="P51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4531220" style:font-style-asian="normal" style:font-weight-asian="normal" style:font-style-complex="normal" style:font-weight-complex="normal"/>
    </style:style>
    <style:style style:name="P51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45607b5" style:font-style-asian="normal" style:font-weight-asian="normal" style:font-style-complex="normal" style:font-weight-complex="normal"/>
    </style:style>
    <style:style style:name="P51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a51cf4" officeooo:paragraph-rsid="045d70f7" style:font-style-asian="normal" style:font-weight-asian="normal" style:font-style-complex="normal" style:font-weight-complex="normal"/>
    </style:style>
    <style:style style:name="P51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932e89" officeooo:paragraph-rsid="03970c59" style:font-style-asian="normal" style:font-weight-asian="normal" style:font-style-complex="normal" style:font-weight-complex="normal"/>
    </style:style>
    <style:style style:name="P51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932e89" officeooo:paragraph-rsid="0404b65a" style:font-style-asian="normal" style:font-weight-asian="normal" style:font-style-complex="normal" style:font-weight-complex="normal"/>
    </style:style>
    <style:style style:name="P51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d4da0" officeooo:paragraph-rsid="03bf9d08" style:font-style-asian="normal" style:font-weight-asian="normal" style:font-style-complex="normal" style:font-weight-complex="normal"/>
    </style:style>
    <style:style style:name="P51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bd4da0" officeooo:paragraph-rsid="03ca840c" style:font-style-asian="normal" style:font-weight-asian="normal" style:font-style-complex="normal" style:font-weight-complex="normal"/>
    </style:style>
    <style:style style:name="P51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287b6a" officeooo:paragraph-rsid="0400f2d1" style:font-style-asian="normal" style:font-weight-asian="normal" style:font-style-complex="normal" style:font-weight-complex="normal"/>
    </style:style>
    <style:style style:name="P52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32ac22" officeooo:paragraph-rsid="042b8e7c" style:font-style-asian="normal" style:font-weight-asian="normal" style:font-style-complex="normal" style:font-weight-complex="normal"/>
    </style:style>
    <style:style style:name="P52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32910e" officeooo:paragraph-rsid="0432910e" style:font-style-asian="normal" style:font-weight-asian="normal" style:font-style-complex="normal" style:font-weight-complex="normal"/>
    </style:style>
    <style:style style:name="P52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1b61fc" officeooo:paragraph-rsid="041c7dda" style:font-style-asian="normal" style:font-weight-asian="normal" style:font-style-complex="normal" style:font-weight-complex="normal"/>
    </style:style>
    <style:style style:name="P523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41b61fc" officeooo:paragraph-rsid="041ef662" style:font-style-asian="normal" style:font-weight-asian="normal" style:font-style-complex="normal" style:font-weight-complex="normal"/>
    </style:style>
    <style:style style:name="P52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1b61fc" officeooo:paragraph-rsid="041ef662" style:font-style-asian="normal" style:font-weight-asian="normal" style:font-style-complex="normal" style:font-weight-complex="normal"/>
    </style:style>
    <style:style style:name="P52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1b61fc" officeooo:paragraph-rsid="04223897" style:font-style-asian="normal" style:font-weight-asian="normal" style:font-style-complex="normal" style:font-weight-complex="normal"/>
    </style:style>
    <style:style style:name="P52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2310d9" officeooo:paragraph-rsid="0426a572" style:font-style-asian="normal" style:font-weight-asian="normal" style:font-style-complex="normal" style:font-weight-complex="normal"/>
    </style:style>
    <style:style style:name="P52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2310d9" officeooo:paragraph-rsid="0429bfd0" style:font-style-asian="normal" style:font-weight-asian="normal" style:font-style-complex="normal" style:font-weight-complex="normal"/>
    </style:style>
    <style:style style:name="P528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2310d9" officeooo:paragraph-rsid="0429c6d2" style:font-style-asian="normal" style:font-weight-asian="normal" style:font-style-complex="normal" style:font-weight-complex="normal"/>
    </style:style>
    <style:style style:name="P529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2310d9" officeooo:paragraph-rsid="042b8e7c" style:font-style-asian="normal" style:font-weight-asian="normal" style:font-style-complex="normal" style:font-weight-complex="normal"/>
    </style:style>
    <style:style style:name="P530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2310d9" officeooo:paragraph-rsid="042de07e" style:font-style-asian="normal" style:font-weight-asian="normal" style:font-style-complex="normal" style:font-weight-complex="normal"/>
    </style:style>
    <style:style style:name="P531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2310d9" officeooo:paragraph-rsid="042f165d" style:font-style-asian="normal" style:font-weight-asian="normal" style:font-style-complex="normal" style:font-weight-complex="normal"/>
    </style:style>
    <style:style style:name="P53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2310d9" officeooo:paragraph-rsid="0430b585" style:font-style-asian="normal" style:font-weight-asian="normal" style:font-style-complex="normal" style:font-weight-complex="normal"/>
    </style:style>
    <style:style style:name="P53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2310d9" officeooo:paragraph-rsid="042feaab" style:font-style-asian="normal" style:font-weight-asian="normal" style:font-style-complex="normal" style:font-weight-complex="normal"/>
    </style:style>
    <style:style style:name="P53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2b8e7c" officeooo:paragraph-rsid="042b8e7c" style:font-style-asian="normal" style:font-weight-asian="normal" style:font-style-complex="normal" style:font-weight-complex="normal"/>
    </style:style>
    <style:style style:name="P53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45958c3" officeooo:paragraph-rsid="045958c3" style:font-style-asian="normal" style:font-weight-asian="normal" style:font-style-complex="normal" style:font-weight-complex="normal"/>
    </style:style>
    <style:style style:name="P53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df704c" officeooo:paragraph-rsid="0446f07a" style:font-style-asian="normal" style:font-weight-asian="normal" style:font-style-complex="normal" style:font-weight-complex="normal"/>
    </style:style>
    <style:style style:name="P537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paragraph-rsid="03941c1e"/>
    </style:style>
    <style:style style:name="P538" style:family="paragraph" style:parent-style-name="Table_20_Contents">
      <style:text-properties officeooo:paragraph-rsid="0454723f"/>
    </style:style>
    <style:style style:name="P539" style:family="paragraph" style:parent-style-name="Table_20_Contents">
      <style:text-properties officeooo:paragraph-rsid="04179401"/>
    </style:style>
    <style:style style:name="P540" style:family="paragraph" style:parent-style-name="Table_20_Contents">
      <style:text-properties fo:color="#c9211e" fo:font-weight="bold" officeooo:rsid="0303d2b5" officeooo:paragraph-rsid="0303d2b5" style:font-weight-asian="bold" style:font-weight-complex="bold"/>
    </style:style>
    <style:style style:name="P541" style:family="paragraph" style:parent-style-name="Table_20_Contents">
      <style:text-properties fo:color="#c9211e" fo:font-weight="normal" officeooo:rsid="030a9d47" officeooo:paragraph-rsid="030a9d47" style:font-weight-asian="normal" style:font-weight-complex="normal"/>
    </style:style>
    <style:style style:name="P542" style:family="paragraph" style:parent-style-name="Table_20_Contents">
      <style:text-properties fo:color="#c9211e" fo:font-weight="normal" officeooo:rsid="03107540" officeooo:paragraph-rsid="03107540" style:font-weight-asian="normal" style:font-weight-complex="normal"/>
    </style:style>
    <style:style style:name="P543" style:family="paragraph" style:parent-style-name="Table_20_Contents">
      <style:text-properties fo:color="#c9211e" fo:font-style="normal" fo:font-weight="normal" officeooo:rsid="046866a9" officeooo:paragraph-rsid="046866a9" style:font-style-asian="normal" style:font-weight-asian="normal" style:font-style-complex="normal" style:font-weight-complex="normal"/>
    </style:style>
    <style:style style:name="P544" style:family="paragraph" style:parent-style-name="Table_20_Contents">
      <style:text-properties officeooo:paragraph-rsid="04663eaa"/>
    </style:style>
    <style:style style:name="P545" style:family="paragraph" style:parent-style-name="Table_20_Contents">
      <style:text-properties fo:color="#36873c" fo:font-weight="bold" officeooo:rsid="03152470" officeooo:paragraph-rsid="03152470" fo:background-color="transparent" style:font-weight-asian="bold" style:font-weight-complex="bold"/>
    </style:style>
    <style:style style:name="P546" style:family="paragraph" style:parent-style-name="Table_20_Contents">
      <style:text-properties fo:color="#36873c" fo:font-weight="bold" officeooo:rsid="031686aa" officeooo:paragraph-rsid="031686aa" fo:background-color="transparent" style:font-weight-asian="bold" style:font-weight-complex="bold"/>
    </style:style>
    <style:style style:name="P547" style:family="paragraph" style:parent-style-name="Text_20_body">
      <style:text-properties fo:color="#ffa07a" fo:font-weight="bold" officeooo:rsid="00fe790f" officeooo:paragraph-rsid="00dd5022" style:font-weight-asian="bold" style:font-weight-complex="bold"/>
    </style:style>
    <style:style style:name="P548" style:family="paragraph" style:parent-style-name="Table_20_Contents">
      <style:text-properties fo:color="#000000" fo:font-weight="normal" officeooo:rsid="031a208e" officeooo:paragraph-rsid="031a208e" fo:background-color="#ffff00" style:font-weight-asian="normal" style:font-weight-complex="normal"/>
    </style:style>
    <style:style style:name="P549" style:family="paragraph" style:parent-style-name="Table_20_Contents">
      <style:text-properties fo:color="#000000" fo:font-style="normal" fo:font-weight="normal" officeooo:rsid="03324434" officeooo:paragraph-rsid="0361a4ce" fo:background-color="#ffff00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3072f6" style:font-style-asian="italic" style:font-style-complex="italic"/>
    </style:style>
    <style:style style:name="T3" style:family="text">
      <style:text-properties fo:font-style="italic" officeooo:rsid="03349e29" style:font-style-asian="italic" style:font-style-complex="italic"/>
    </style:style>
    <style:style style:name="T4" style:family="text">
      <style:text-properties fo:font-style="italic" officeooo:rsid="0339bb8b" style:font-style-asian="italic" style:font-style-complex="italic"/>
    </style:style>
    <style:style style:name="T5" style:family="text">
      <style:text-properties fo:font-style="italic" officeooo:rsid="033e6cd9" style:font-style-asian="italic" style:font-style-complex="italic"/>
    </style:style>
    <style:style style:name="T6" style:family="text">
      <style:text-properties fo:font-style="italic" officeooo:rsid="032b4edc" style:font-style-asian="italic" style:font-style-complex="italic"/>
    </style:style>
    <style:style style:name="T7" style:family="text">
      <style:text-properties fo:font-style="italic" officeooo:rsid="033f5747" style:font-style-asian="italic" style:font-style-complex="italic"/>
    </style:style>
    <style:style style:name="T8" style:family="text">
      <style:text-properties fo:font-style="italic" officeooo:rsid="03404fe2" style:font-style-asian="italic" style:font-style-complex="italic"/>
    </style:style>
    <style:style style:name="T9" style:family="text">
      <style:text-properties fo:font-style="italic" officeooo:rsid="0342b742" style:font-style-asian="italic" style:font-style-complex="italic"/>
    </style:style>
    <style:style style:name="T10" style:family="text">
      <style:text-properties fo:font-style="italic" officeooo:rsid="03438811" style:font-style-asian="italic" style:font-style-complex="italic"/>
    </style:style>
    <style:style style:name="T11" style:family="text">
      <style:text-properties fo:font-style="italic" officeooo:rsid="03439e70" style:font-style-asian="italic" style:font-style-complex="italic"/>
    </style:style>
    <style:style style:name="T12" style:family="text">
      <style:text-properties fo:font-style="italic" officeooo:rsid="03495b58" style:font-style-asian="italic" style:font-style-complex="italic"/>
    </style:style>
    <style:style style:name="T13" style:family="text">
      <style:text-properties fo:font-style="italic" officeooo:rsid="0332ac22" style:font-style-asian="italic" style:font-style-complex="italic"/>
    </style:style>
    <style:style style:name="T14" style:family="text">
      <style:text-properties fo:font-style="italic" officeooo:rsid="034e96d9" style:font-style-asian="italic" style:font-style-complex="italic"/>
    </style:style>
    <style:style style:name="T15" style:family="text">
      <style:text-properties fo:font-style="italic" officeooo:rsid="034f36d4" style:font-style-asian="italic" style:font-style-complex="italic"/>
    </style:style>
    <style:style style:name="T16" style:family="text">
      <style:text-properties fo:font-style="italic" officeooo:rsid="035081a7" style:font-style-asian="italic" style:font-style-complex="italic"/>
    </style:style>
    <style:style style:name="T17" style:family="text">
      <style:text-properties fo:font-style="italic" officeooo:rsid="0351247b" style:font-style-asian="italic" style:font-style-complex="italic"/>
    </style:style>
    <style:style style:name="T18" style:family="text">
      <style:text-properties fo:font-style="italic" officeooo:rsid="035259a0" style:font-style-asian="italic" style:font-style-complex="italic"/>
    </style:style>
    <style:style style:name="T19" style:family="text">
      <style:text-properties fo:font-style="italic" officeooo:rsid="03530981" style:font-style-asian="italic" style:font-style-complex="italic"/>
    </style:style>
    <style:style style:name="T20" style:family="text">
      <style:text-properties fo:font-style="italic" officeooo:rsid="035934f3" style:font-style-asian="italic" style:font-style-complex="italic"/>
    </style:style>
    <style:style style:name="T21" style:family="text">
      <style:text-properties fo:font-style="italic" officeooo:rsid="032cd020" style:font-style-asian="italic" style:font-style-complex="italic"/>
    </style:style>
    <style:style style:name="T22" style:family="text">
      <style:text-properties fo:font-style="italic" officeooo:rsid="035ba833" style:font-style-asian="italic" style:font-style-complex="italic"/>
    </style:style>
    <style:style style:name="T23" style:family="text">
      <style:text-properties fo:font-style="italic" officeooo:rsid="035c824b" style:font-style-asian="italic" style:font-style-complex="italic"/>
    </style:style>
    <style:style style:name="T24" style:family="text">
      <style:text-properties fo:font-style="italic" officeooo:rsid="035ce37d" style:font-style-asian="italic" style:font-style-complex="italic"/>
    </style:style>
    <style:style style:name="T25" style:family="text">
      <style:text-properties fo:font-style="italic" officeooo:rsid="035e4106" style:font-style-asian="italic" style:font-style-complex="italic"/>
    </style:style>
    <style:style style:name="T26" style:family="text">
      <style:text-properties fo:font-style="italic" officeooo:rsid="03601cf0" style:font-style-asian="italic" style:font-style-complex="italic"/>
    </style:style>
    <style:style style:name="T27" style:family="text">
      <style:text-properties fo:font-style="italic" officeooo:rsid="03609e28" style:font-style-asian="italic" style:font-style-complex="italic"/>
    </style:style>
    <style:style style:name="T28" style:family="text">
      <style:text-properties fo:font-style="italic" officeooo:rsid="0361f068" style:font-style-asian="italic" style:font-style-complex="italic"/>
    </style:style>
    <style:style style:name="T29" style:family="text">
      <style:text-properties fo:font-style="italic" officeooo:rsid="03631284" style:font-style-asian="italic" style:font-style-complex="italic"/>
    </style:style>
    <style:style style:name="T30" style:family="text">
      <style:text-properties fo:font-style="italic" officeooo:rsid="033b7693" style:font-style-asian="italic" style:font-style-complex="italic"/>
    </style:style>
    <style:style style:name="T31" style:family="text">
      <style:text-properties fo:font-style="italic" officeooo:rsid="037415bc" style:font-style-asian="italic" style:font-style-complex="italic"/>
    </style:style>
    <style:style style:name="T32" style:family="text">
      <style:text-properties fo:font-style="italic" officeooo:rsid="03385e56" style:font-style-asian="italic" style:font-style-complex="italic"/>
    </style:style>
    <style:style style:name="T33" style:family="text">
      <style:text-properties fo:font-style="italic" officeooo:rsid="037eacca" style:font-style-asian="italic" style:font-style-complex="italic"/>
    </style:style>
    <style:style style:name="T34" style:family="text">
      <style:text-properties fo:font-style="italic" officeooo:rsid="037f5bd8" style:font-style-asian="italic" style:font-style-complex="italic"/>
    </style:style>
    <style:style style:name="T35" style:family="text">
      <style:text-properties fo:font-style="italic" officeooo:rsid="039aec9d" style:font-style-asian="italic" style:font-style-complex="italic"/>
    </style:style>
    <style:style style:name="T36" style:family="text">
      <style:text-properties fo:font-style="italic" officeooo:rsid="03a66125" style:font-style-asian="italic" style:font-style-complex="italic"/>
    </style:style>
    <style:style style:name="T37" style:family="text">
      <style:text-properties fo:font-style="italic" officeooo:rsid="03ac3d69" style:font-style-asian="italic" style:font-style-complex="italic"/>
    </style:style>
    <style:style style:name="T38" style:family="text">
      <style:text-properties fo:font-style="italic" officeooo:rsid="03b0fc00" style:font-style-asian="italic" style:font-style-complex="italic"/>
    </style:style>
    <style:style style:name="T39" style:family="text">
      <style:text-properties fo:font-style="italic" officeooo:rsid="03b1c379" style:font-style-asian="italic" style:font-style-complex="italic"/>
    </style:style>
    <style:style style:name="T40" style:family="text">
      <style:text-properties fo:font-style="italic" officeooo:rsid="03b54600" style:font-style-asian="italic" style:font-style-complex="italic"/>
    </style:style>
    <style:style style:name="T41" style:family="text">
      <style:text-properties fo:font-style="italic" officeooo:rsid="03bcd62f" style:font-style-asian="italic" style:font-style-complex="italic"/>
    </style:style>
    <style:style style:name="T42" style:family="text">
      <style:text-properties fo:font-style="italic" officeooo:rsid="03bde554" style:font-style-asian="italic" style:font-style-complex="italic"/>
    </style:style>
    <style:style style:name="T43" style:family="text">
      <style:text-properties fo:font-style="italic" officeooo:rsid="03c191d4" style:font-style-asian="italic" style:font-style-complex="italic"/>
    </style:style>
    <style:style style:name="T44" style:family="text">
      <style:text-properties fo:font-style="italic" officeooo:rsid="03c8c2fc" style:font-style-asian="italic" style:font-style-complex="italic"/>
    </style:style>
    <style:style style:name="T45" style:family="text">
      <style:text-properties fo:font-style="italic" officeooo:rsid="03cbf8b3" style:font-style-asian="italic" style:font-style-complex="italic"/>
    </style:style>
    <style:style style:name="T46" style:family="text">
      <style:text-properties fo:font-style="italic" officeooo:rsid="033923fb" style:font-style-asian="italic" style:font-style-complex="italic"/>
    </style:style>
    <style:style style:name="T47" style:family="text">
      <style:text-properties fo:font-style="italic" officeooo:rsid="03d073bf" style:font-style-asian="italic" style:font-style-complex="italic"/>
    </style:style>
    <style:style style:name="T48" style:family="text">
      <style:text-properties fo:font-style="italic" officeooo:rsid="03d1a0c7" style:font-style-asian="italic" style:font-style-complex="italic"/>
    </style:style>
    <style:style style:name="T49" style:family="text">
      <style:text-properties fo:font-style="italic" officeooo:rsid="03e08ce2" style:font-style-asian="italic" style:font-style-complex="italic"/>
    </style:style>
    <style:style style:name="T50" style:family="text">
      <style:text-properties fo:font-style="italic" officeooo:rsid="040f4275" style:font-style-asian="italic" style:font-style-complex="italic"/>
    </style:style>
    <style:style style:name="T51" style:family="text">
      <style:text-properties fo:font-style="italic" officeooo:rsid="04216096" style:font-style-asian="italic" style:font-style-complex="italic"/>
    </style:style>
    <style:style style:name="T52" style:family="text">
      <style:text-properties fo:font-style="italic" officeooo:rsid="042310d9" style:font-style-asian="italic" style:font-style-complex="italic"/>
    </style:style>
    <style:style style:name="T53" style:family="text">
      <style:text-properties fo:font-style="italic" officeooo:rsid="042b8e7c" style:font-style-asian="italic" style:font-style-complex="italic"/>
    </style:style>
    <style:style style:name="T54" style:family="text">
      <style:text-properties fo:font-style="italic" officeooo:rsid="045d70f7" style:font-style-asian="italic" style:font-style-complex="italic"/>
    </style:style>
    <style:style style:name="T55" style:family="text">
      <style:text-properties fo:font-style="italic" style:text-underline-style="none" officeooo:rsid="03385e56" style:font-style-asian="italic" style:font-style-complex="italic"/>
    </style:style>
    <style:style style:name="T56" style:family="text">
      <style:text-properties officeooo:rsid="02fda364"/>
    </style:style>
    <style:style style:name="T57" style:family="text">
      <style:text-properties officeooo:rsid="02ffb511"/>
    </style:style>
    <style:style style:name="T58" style:family="text">
      <style:text-properties officeooo:rsid="03013e15"/>
    </style:style>
    <style:style style:name="T59" style:family="text">
      <style:text-properties officeooo:rsid="0303d2b5"/>
    </style:style>
    <style:style style:name="T60" style:family="text">
      <style:text-properties officeooo:rsid="0305a485"/>
    </style:style>
    <style:style style:name="T61" style:family="text">
      <style:text-properties officeooo:rsid="0308d507"/>
    </style:style>
    <style:style style:name="T62" style:family="text">
      <style:text-properties officeooo:rsid="030a9d47"/>
    </style:style>
    <style:style style:name="T63" style:family="text">
      <style:text-properties officeooo:rsid="030d9c87"/>
    </style:style>
    <style:style style:name="T64" style:family="text">
      <style:text-properties officeooo:rsid="030efeb2"/>
    </style:style>
    <style:style style:name="T65" style:family="text">
      <style:text-properties officeooo:rsid="0312322d"/>
    </style:style>
    <style:style style:name="T66" style:family="text">
      <style:text-properties officeooo:rsid="031397c8"/>
    </style:style>
    <style:style style:name="T67" style:family="text">
      <style:text-properties officeooo:rsid="03152470"/>
    </style:style>
    <style:style style:name="T68" style:family="text">
      <style:text-properties officeooo:rsid="031686aa"/>
    </style:style>
    <style:style style:name="T69" style:family="text">
      <style:text-properties officeooo:rsid="03188da9"/>
    </style:style>
    <style:style style:name="T70" style:family="text">
      <style:text-properties officeooo:rsid="031a208e"/>
    </style:style>
    <style:style style:name="T71" style:family="text">
      <style:text-properties officeooo:rsid="031bf535"/>
    </style:style>
    <style:style style:name="T72" style:family="text">
      <style:text-properties officeooo:rsid="031d5a8e"/>
    </style:style>
    <style:style style:name="T73" style:family="text">
      <style:text-properties officeooo:rsid="031e5f75"/>
    </style:style>
    <style:style style:name="T74" style:family="text">
      <style:text-properties officeooo:rsid="0320399d"/>
    </style:style>
    <style:style style:name="T75" style:family="text">
      <style:text-properties officeooo:rsid="03219c94"/>
    </style:style>
    <style:style style:name="T76" style:family="text">
      <style:text-properties officeooo:rsid="0321ff31"/>
    </style:style>
    <style:style style:name="T77" style:family="text">
      <style:text-properties officeooo:rsid="0323b87e"/>
    </style:style>
    <style:style style:name="T78" style:family="text">
      <style:text-properties officeooo:rsid="0324ff8c"/>
    </style:style>
    <style:style style:name="T79" style:family="text">
      <style:text-properties officeooo:rsid="03275c24"/>
    </style:style>
    <style:style style:name="T80" style:family="text">
      <style:text-properties officeooo:rsid="0329d8b7"/>
    </style:style>
    <style:style style:name="T81" style:family="text">
      <style:text-properties officeooo:rsid="032b4edc"/>
    </style:style>
    <style:style style:name="T82" style:family="text">
      <style:text-properties officeooo:rsid="032cd020"/>
    </style:style>
    <style:style style:name="T83" style:family="text">
      <style:text-properties officeooo:rsid="032e47ea"/>
    </style:style>
    <style:style style:name="T84" style:family="text">
      <style:text-properties officeooo:rsid="032f6a42"/>
    </style:style>
    <style:style style:name="T85" style:family="text">
      <style:text-properties officeooo:rsid="033072f6"/>
    </style:style>
    <style:style style:name="T86" style:family="text">
      <style:text-properties officeooo:rsid="03317470"/>
    </style:style>
    <style:style style:name="T87" style:family="text">
      <style:text-properties officeooo:rsid="0332ac22"/>
    </style:style>
    <style:style style:name="T88" style:family="text">
      <style:text-properties officeooo:rsid="0332e3b9"/>
    </style:style>
    <style:style style:name="T89" style:family="text">
      <style:text-properties officeooo:rsid="0334602e"/>
    </style:style>
    <style:style style:name="T90" style:family="text">
      <style:text-properties officeooo:rsid="03349e29"/>
    </style:style>
    <style:style style:name="T91" style:family="text">
      <style:text-properties officeooo:rsid="03361afe"/>
    </style:style>
    <style:style style:name="T92" style:family="text">
      <style:text-properties officeooo:rsid="0337db87"/>
    </style:style>
    <style:style style:name="T93" style:family="text">
      <style:text-properties officeooo:rsid="03385e56"/>
    </style:style>
    <style:style style:name="T94" style:family="text">
      <style:text-properties officeooo:rsid="033923fb"/>
    </style:style>
    <style:style style:name="T95" style:family="text">
      <style:text-properties officeooo:rsid="0339bb8b"/>
    </style:style>
    <style:style style:name="T96" style:family="text">
      <style:text-properties officeooo:rsid="033b7693"/>
    </style:style>
    <style:style style:name="T97" style:family="text">
      <style:text-properties officeooo:rsid="033d63d6"/>
    </style:style>
    <style:style style:name="T98" style:family="text">
      <style:text-properties officeooo:rsid="033e6cd9"/>
    </style:style>
    <style:style style:name="T99" style:family="text">
      <style:text-properties officeooo:rsid="033eb950"/>
    </style:style>
    <style:style style:name="T100" style:family="text">
      <style:text-properties officeooo:rsid="033f5747"/>
    </style:style>
    <style:style style:name="T101" style:family="text">
      <style:text-properties officeooo:rsid="03404fe2"/>
    </style:style>
    <style:style style:name="T102" style:family="text">
      <style:text-properties officeooo:rsid="0340a775"/>
    </style:style>
    <style:style style:name="T103" style:family="text">
      <style:text-properties officeooo:rsid="0340e6e8"/>
    </style:style>
    <style:style style:name="T104" style:family="text">
      <style:text-properties officeooo:rsid="0340f46b"/>
    </style:style>
    <style:style style:name="T105" style:family="text">
      <style:text-properties officeooo:rsid="0342b742"/>
    </style:style>
    <style:style style:name="T106" style:family="text">
      <style:text-properties officeooo:rsid="03438811"/>
    </style:style>
    <style:style style:name="T107" style:family="text">
      <style:text-properties officeooo:rsid="03439e70"/>
    </style:style>
    <style:style style:name="T108" style:family="text">
      <style:text-properties officeooo:rsid="0347e2dd"/>
    </style:style>
    <style:style style:name="T109" style:family="text">
      <style:text-properties officeooo:rsid="03495b58"/>
    </style:style>
    <style:style style:name="T110" style:family="text">
      <style:text-properties officeooo:rsid="034ad9ef"/>
    </style:style>
    <style:style style:name="T111" style:family="text">
      <style:text-properties officeooo:rsid="034cbbc3"/>
    </style:style>
    <style:style style:name="T112" style:family="text">
      <style:text-properties officeooo:rsid="034e96d9"/>
    </style:style>
    <style:style style:name="T113" style:family="text">
      <style:text-properties officeooo:rsid="034f36d4"/>
    </style:style>
    <style:style style:name="T114" style:family="text">
      <style:text-properties officeooo:rsid="035081a7"/>
    </style:style>
    <style:style style:name="T115" style:family="text">
      <style:text-properties officeooo:rsid="0351247b"/>
    </style:style>
    <style:style style:name="T116" style:family="text">
      <style:text-properties officeooo:rsid="035259a0"/>
    </style:style>
    <style:style style:name="T117" style:family="text">
      <style:text-properties officeooo:rsid="03530981"/>
    </style:style>
    <style:style style:name="T118" style:family="text">
      <style:text-properties officeooo:rsid="0353eedc"/>
    </style:style>
    <style:style style:name="T119" style:family="text">
      <style:text-properties officeooo:rsid="035522f0"/>
    </style:style>
    <style:style style:name="T120" style:family="text">
      <style:text-properties officeooo:rsid="0356edaa"/>
    </style:style>
    <style:style style:name="T121" style:family="text">
      <style:text-properties officeooo:rsid="03578e0e"/>
    </style:style>
    <style:style style:name="T122" style:family="text">
      <style:text-properties officeooo:rsid="0358c280"/>
    </style:style>
    <style:style style:name="T123" style:family="text">
      <style:text-properties officeooo:rsid="035934f3"/>
    </style:style>
    <style:style style:name="T124" style:family="text">
      <style:text-properties officeooo:rsid="035a7c7b"/>
    </style:style>
    <style:style style:name="T125" style:family="text">
      <style:text-properties officeooo:rsid="035ba833"/>
    </style:style>
    <style:style style:name="T126" style:family="text">
      <style:text-properties officeooo:rsid="035c824b"/>
    </style:style>
    <style:style style:name="T127" style:family="text">
      <style:text-properties officeooo:rsid="035ce37d"/>
    </style:style>
    <style:style style:name="T128" style:family="text">
      <style:text-properties officeooo:rsid="035e4106"/>
    </style:style>
    <style:style style:name="T129" style:family="text">
      <style:text-properties officeooo:rsid="03601cf0"/>
    </style:style>
    <style:style style:name="T130" style:family="text">
      <style:text-properties officeooo:rsid="03602954"/>
    </style:style>
    <style:style style:name="T131" style:family="text">
      <style:text-properties officeooo:rsid="03609e28"/>
    </style:style>
    <style:style style:name="T132" style:family="text">
      <style:text-properties officeooo:rsid="0361a4ce"/>
    </style:style>
    <style:style style:name="T133" style:family="text">
      <style:text-properties officeooo:rsid="0361f068"/>
    </style:style>
    <style:style style:name="T134" style:family="text">
      <style:text-properties officeooo:rsid="03631284"/>
    </style:style>
    <style:style style:name="T135" style:family="text">
      <style:text-properties officeooo:rsid="0363bd87"/>
    </style:style>
    <style:style style:name="T136" style:family="text">
      <style:text-properties officeooo:rsid="0363ea35"/>
    </style:style>
    <style:style style:name="T137" style:family="text">
      <style:text-properties officeooo:rsid="0364a30d"/>
    </style:style>
    <style:style style:name="T138" style:family="text">
      <style:text-properties officeooo:rsid="036530a8"/>
    </style:style>
    <style:style style:name="T139" style:family="text">
      <style:text-properties officeooo:rsid="036623ab"/>
    </style:style>
    <style:style style:name="T140" style:family="text">
      <style:text-properties officeooo:rsid="0368e483"/>
    </style:style>
    <style:style style:name="T141" style:family="text">
      <style:text-properties officeooo:rsid="0369d847"/>
    </style:style>
    <style:style style:name="T142" style:family="text">
      <style:text-properties fo:font-variant="normal" fo:text-transform="none" style:font-name="Liberation Serif" fo:font-size="12pt" fo:letter-spacing="normal"/>
    </style:style>
    <style:style style:name="T143" style:family="text">
      <style:text-properties fo:font-variant="normal" fo:text-transform="none" style:font-name="Liberation Serif" fo:font-size="12pt" fo:letter-spacing="normal" officeooo:rsid="0368e483"/>
    </style:style>
    <style:style style:name="T144" style:family="text">
      <style:text-properties fo:font-variant="normal" fo:text-transform="none" style:font-name="Liberation Serif" fo:font-size="12pt" fo:letter-spacing="normal" officeooo:rsid="0369d847"/>
    </style:style>
    <style:style style:name="T145" style:family="text">
      <style:text-properties fo:font-variant="normal" fo:text-transform="none" style:font-name="Liberation Serif" fo:font-size="12pt" fo:letter-spacing="normal" fo:font-style="italic" style:font-style-asian="italic" style:font-style-complex="italic"/>
    </style:style>
    <style:style style:name="T146" style:family="text">
      <style:text-properties fo:font-variant="normal" fo:text-transform="none" style:font-name="Liberation Serif" fo:font-size="12pt" fo:letter-spacing="normal" fo:font-style="italic" officeooo:rsid="0369d847" style:font-style-asian="italic" style:font-style-complex="italic"/>
    </style:style>
    <style:style style:name="T147" style:family="text">
      <style:text-properties fo:font-variant="normal" fo:text-transform="none" style:font-name="Liberation Serif" fo:font-size="12pt" fo:letter-spacing="normal" fo:font-style="italic" officeooo:rsid="036f0d9b" style:font-style-asian="italic" style:font-style-complex="italic"/>
    </style:style>
    <style:style style:name="T148" style:family="text">
      <style:text-properties fo:font-variant="normal" fo:text-transform="none" style:font-name="Liberation Serif" fo:font-size="12pt" fo:letter-spacing="normal" fo:font-style="italic" officeooo:rsid="03a6cc95" style:font-style-asian="italic" style:font-style-complex="italic"/>
    </style:style>
    <style:style style:name="T149" style:family="text">
      <style:text-properties fo:font-variant="normal" fo:text-transform="none" style:font-name="Liberation Serif" fo:font-size="12pt" fo:letter-spacing="normal" fo:font-style="italic" officeooo:rsid="03aaaacd" style:font-style-asian="italic" style:font-style-complex="italic"/>
    </style:style>
    <style:style style:name="T150" style:family="text">
      <style:text-properties fo:font-variant="normal" fo:text-transform="none" style:font-name="Liberation Serif" fo:font-size="12pt" fo:letter-spacing="normal" fo:font-style="italic" officeooo:rsid="03ad2030" style:font-style-asian="italic" style:font-style-complex="italic"/>
    </style:style>
    <style:style style:name="T151" style:family="text">
      <style:text-properties fo:font-variant="normal" fo:text-transform="none" style:font-name="Liberation Serif" fo:font-size="12pt" fo:letter-spacing="normal" fo:font-style="italic" officeooo:rsid="03b14c68" style:font-style-asian="italic" style:font-style-complex="italic"/>
    </style:style>
    <style:style style:name="T152" style:family="text">
      <style:text-properties fo:font-variant="normal" fo:text-transform="none" style:font-name="Liberation Serif" fo:font-size="12pt" fo:letter-spacing="normal" fo:font-style="italic" officeooo:rsid="03b2bdaf" style:font-style-asian="italic" style:font-style-complex="italic"/>
    </style:style>
    <style:style style:name="T153" style:family="text">
      <style:text-properties fo:font-variant="normal" fo:text-transform="none" style:font-name="Liberation Serif" fo:font-size="12pt" fo:letter-spacing="normal" fo:font-style="italic" officeooo:rsid="03bd4da0" style:font-style-asian="italic" style:font-style-complex="italic"/>
    </style:style>
    <style:style style:name="T154" style:family="text">
      <style:text-properties fo:font-variant="normal" fo:text-transform="none" style:font-name="Liberation Serif" fo:font-size="12pt" fo:letter-spacing="normal" fo:font-style="italic" officeooo:rsid="03bde554" style:font-style-asian="italic" style:font-style-complex="italic"/>
    </style:style>
    <style:style style:name="T155" style:family="text">
      <style:text-properties fo:font-variant="normal" fo:text-transform="none" style:font-name="Liberation Serif" fo:font-size="12pt" fo:letter-spacing="normal" fo:font-style="italic" officeooo:rsid="03bf20af" style:font-style-asian="italic" style:font-style-complex="italic"/>
    </style:style>
    <style:style style:name="T156" style:family="text">
      <style:text-properties fo:font-variant="normal" fo:text-transform="none" style:font-name="Liberation Serif" fo:font-size="12pt" fo:letter-spacing="normal" fo:font-style="italic" officeooo:rsid="03c191d4" style:font-style-asian="italic" style:font-style-complex="italic"/>
    </style:style>
    <style:style style:name="T157" style:family="text">
      <style:text-properties fo:font-variant="normal" fo:text-transform="none" style:font-name="Liberation Serif" fo:font-size="12pt" fo:letter-spacing="normal" fo:font-style="italic" officeooo:rsid="03c2e13f" style:font-style-asian="italic" style:font-style-complex="italic"/>
    </style:style>
    <style:style style:name="T158" style:family="text">
      <style:text-properties fo:font-variant="normal" fo:text-transform="none" style:font-name="Liberation Serif" fo:font-size="12pt" fo:letter-spacing="normal" fo:font-style="italic" officeooo:rsid="03c8c2fc" style:font-style-asian="italic" style:font-style-complex="italic"/>
    </style:style>
    <style:style style:name="T159" style:family="text">
      <style:text-properties fo:font-variant="normal" fo:text-transform="none" style:font-name="Liberation Serif" fo:font-size="12pt" fo:letter-spacing="normal" fo:font-style="italic" officeooo:rsid="03cbf8b3" style:font-style-asian="italic" style:font-style-complex="italic"/>
    </style:style>
    <style:style style:name="T160" style:family="text">
      <style:text-properties fo:font-variant="normal" fo:text-transform="none" style:font-name="Liberation Serif" fo:font-size="12pt" fo:letter-spacing="normal" fo:font-style="italic" officeooo:rsid="03cc3a39" style:font-style-asian="italic" style:font-style-complex="italic"/>
    </style:style>
    <style:style style:name="T161" style:family="text">
      <style:text-properties fo:font-variant="normal" fo:text-transform="none" style:font-name="Liberation Serif" fo:font-size="12pt" fo:letter-spacing="normal" fo:font-style="italic" officeooo:rsid="03d01266" style:font-style-asian="italic" style:font-style-complex="italic"/>
    </style:style>
    <style:style style:name="T162" style:family="text">
      <style:text-properties fo:font-variant="normal" fo:text-transform="none" style:font-name="Liberation Serif" fo:font-size="12pt" fo:letter-spacing="normal" fo:font-style="italic" officeooo:rsid="03d073bf" style:font-style-asian="italic" style:font-style-complex="italic"/>
    </style:style>
    <style:style style:name="T163" style:family="text">
      <style:text-properties fo:font-variant="normal" fo:text-transform="none" style:font-name="Liberation Serif" fo:font-size="12pt" fo:letter-spacing="normal" fo:font-style="italic" officeooo:rsid="03d1a0c7" style:font-style-asian="italic" style:font-style-complex="italic"/>
    </style:style>
    <style:style style:name="T164" style:family="text">
      <style:text-properties fo:font-variant="normal" fo:text-transform="none" style:font-name="Liberation Serif" fo:font-size="12pt" fo:letter-spacing="normal" fo:font-style="italic" officeooo:rsid="03df704c" style:font-style-asian="italic" style:font-style-complex="italic"/>
    </style:style>
    <style:style style:name="T165" style:family="text">
      <style:text-properties fo:font-variant="normal" fo:text-transform="none" style:font-name="Liberation Serif" fo:font-size="12pt" fo:letter-spacing="normal" fo:font-style="italic" officeooo:rsid="03e87eb0" style:font-style-asian="italic" style:font-style-complex="italic"/>
    </style:style>
    <style:style style:name="T166" style:family="text">
      <style:text-properties fo:font-variant="normal" fo:text-transform="none" style:font-name="Liberation Serif" fo:font-size="12pt" fo:letter-spacing="normal" fo:font-style="italic" officeooo:rsid="041ee842" style:font-style-asian="italic" style:font-style-complex="italic"/>
    </style:style>
    <style:style style:name="T167" style:family="text">
      <style:text-properties fo:font-variant="normal" fo:text-transform="none" style:font-name="Liberation Serif" fo:font-size="12pt" fo:letter-spacing="normal" fo:font-style="italic" officeooo:rsid="041ef662" style:font-style-asian="italic" style:font-style-complex="italic"/>
    </style:style>
    <style:style style:name="T168" style:family="text">
      <style:text-properties fo:font-variant="normal" fo:text-transform="none" style:font-name="Liberation Serif" fo:font-size="12pt" fo:letter-spacing="normal" fo:font-style="italic" officeooo:rsid="0429c6d2" style:font-style-asian="italic" style:font-style-complex="italic"/>
    </style:style>
    <style:style style:name="T169" style:family="text">
      <style:text-properties fo:font-variant="normal" fo:text-transform="none" style:font-name="Liberation Serif" fo:font-size="12pt" fo:letter-spacing="normal" fo:font-style="italic" officeooo:rsid="042de07e" style:font-style-asian="italic" style:font-style-complex="italic"/>
    </style:style>
    <style:style style:name="T170" style:family="text">
      <style:text-properties fo:font-variant="normal" fo:text-transform="none" style:font-name="Liberation Serif" fo:font-size="12pt" fo:letter-spacing="normal" fo:font-style="italic" officeooo:rsid="0430b585" style:font-style-asian="italic" style:font-style-complex="italic"/>
    </style:style>
    <style:style style:name="T171" style:family="text">
      <style:text-properties fo:font-variant="normal" fo:text-transform="none" style:font-name="Liberation Serif" fo:font-size="12pt" fo:letter-spacing="normal" fo:font-style="italic" officeooo:rsid="045fc7dd" style:font-style-asian="italic" style:font-style-complex="italic"/>
    </style:style>
    <style:style style:name="T172" style:family="text">
      <style:text-properties fo:font-variant="normal" fo:text-transform="none" style:font-name="Liberation Serif" fo:font-size="12pt" fo:letter-spacing="normal" fo:font-style="italic" officeooo:rsid="0460f95d" style:font-style-asian="italic" style:font-style-complex="italic"/>
    </style:style>
    <style:style style:name="T173" style:family="text">
      <style:text-properties fo:font-variant="normal" fo:text-transform="none" style:font-name="Liberation Serif" fo:font-size="12pt" fo:letter-spacing="normal" officeooo:rsid="036b3877"/>
    </style:style>
    <style:style style:name="T174" style:family="text">
      <style:text-properties fo:font-variant="normal" fo:text-transform="none" style:font-name="Liberation Serif" fo:font-size="12pt" fo:letter-spacing="normal" officeooo:rsid="036cc403"/>
    </style:style>
    <style:style style:name="T175" style:family="text">
      <style:text-properties fo:font-variant="normal" fo:text-transform="none" style:font-name="Liberation Serif" fo:font-size="12pt" fo:letter-spacing="normal" officeooo:rsid="036e8b55"/>
    </style:style>
    <style:style style:name="T176" style:family="text">
      <style:text-properties fo:font-variant="normal" fo:text-transform="none" style:font-name="Liberation Serif" fo:font-size="12pt" fo:letter-spacing="normal" officeooo:rsid="036f0d9b"/>
    </style:style>
    <style:style style:name="T177" style:family="text">
      <style:text-properties fo:font-variant="normal" fo:text-transform="none" style:font-name="Liberation Serif" fo:font-size="12pt" fo:letter-spacing="normal" officeooo:rsid="03709266"/>
    </style:style>
    <style:style style:name="T178" style:family="text">
      <style:text-properties fo:font-variant="normal" fo:text-transform="none" style:font-name="Liberation Serif" fo:font-size="12pt" fo:letter-spacing="normal" officeooo:rsid="03721e1a"/>
    </style:style>
    <style:style style:name="T179" style:family="text">
      <style:text-properties fo:font-variant="normal" fo:text-transform="none" style:font-name="Liberation Serif" fo:font-size="12pt" fo:letter-spacing="normal" officeooo:rsid="0373babe"/>
    </style:style>
    <style:style style:name="T180" style:family="text">
      <style:text-properties fo:font-variant="normal" fo:text-transform="none" style:font-name="Liberation Serif" fo:font-size="12pt" fo:letter-spacing="normal" officeooo:rsid="033e6cd9"/>
    </style:style>
    <style:style style:name="T181" style:family="text">
      <style:text-properties fo:font-variant="normal" fo:text-transform="none" style:font-name="Liberation Serif" fo:font-size="12pt" fo:letter-spacing="normal" officeooo:rsid="038371ca"/>
    </style:style>
    <style:style style:name="T182" style:family="text">
      <style:text-properties fo:font-variant="normal" fo:text-transform="none" style:font-name="Liberation Serif" fo:font-size="12pt" fo:letter-spacing="normal" officeooo:rsid="038508b2"/>
    </style:style>
    <style:style style:name="T183" style:family="text">
      <style:text-properties fo:font-variant="normal" fo:text-transform="none" style:font-name="Liberation Serif" fo:font-size="12pt" fo:letter-spacing="normal" officeooo:rsid="03851310"/>
    </style:style>
    <style:style style:name="T184" style:family="text">
      <style:text-properties fo:font-variant="normal" fo:text-transform="none" style:font-name="Liberation Serif" fo:font-size="12pt" fo:letter-spacing="normal" officeooo:rsid="03869617"/>
    </style:style>
    <style:style style:name="T185" style:family="text">
      <style:text-properties fo:font-variant="normal" fo:text-transform="none" style:font-name="Liberation Serif" fo:font-size="12pt" fo:letter-spacing="normal" officeooo:rsid="03884704"/>
    </style:style>
    <style:style style:name="T186" style:family="text">
      <style:text-properties fo:font-variant="normal" fo:text-transform="none" style:font-name="Liberation Serif" fo:font-size="12pt" fo:letter-spacing="normal" officeooo:rsid="038b4bbd"/>
    </style:style>
    <style:style style:name="T187" style:family="text">
      <style:text-properties fo:font-variant="normal" fo:text-transform="none" style:font-name="Liberation Serif" fo:font-size="12pt" fo:letter-spacing="normal" officeooo:rsid="038c9a07"/>
    </style:style>
    <style:style style:name="T188" style:family="text">
      <style:text-properties fo:font-variant="normal" fo:text-transform="none" style:font-name="Liberation Serif" fo:font-size="12pt" fo:letter-spacing="normal" officeooo:rsid="038d1659"/>
    </style:style>
    <style:style style:name="T189" style:family="text">
      <style:text-properties fo:font-variant="normal" fo:text-transform="none" style:font-name="Liberation Serif" fo:font-size="12pt" fo:letter-spacing="normal" officeooo:rsid="038da5d2"/>
    </style:style>
    <style:style style:name="T190" style:family="text">
      <style:text-properties fo:font-variant="normal" fo:text-transform="none" style:font-name="Liberation Serif" fo:font-size="12pt" fo:letter-spacing="normal" officeooo:rsid="038e0439"/>
    </style:style>
    <style:style style:name="T191" style:family="text">
      <style:text-properties fo:font-variant="normal" fo:text-transform="none" style:font-name="Liberation Serif" fo:font-size="12pt" fo:letter-spacing="normal" officeooo:rsid="038e2393"/>
    </style:style>
    <style:style style:name="T192" style:family="text">
      <style:text-properties fo:font-variant="normal" fo:text-transform="none" style:font-name="Liberation Serif" fo:font-size="12pt" fo:letter-spacing="normal" officeooo:rsid="03932e89"/>
    </style:style>
    <style:style style:name="T193" style:family="text">
      <style:text-properties fo:font-variant="normal" fo:text-transform="none" style:font-name="Liberation Serif" fo:font-size="12pt" fo:letter-spacing="normal" officeooo:rsid="03941c1e"/>
    </style:style>
    <style:style style:name="T194" style:family="text">
      <style:text-properties fo:font-variant="normal" fo:text-transform="none" style:font-name="Liberation Serif" fo:font-size="12pt" fo:letter-spacing="normal" officeooo:rsid="0395bdd4"/>
    </style:style>
    <style:style style:name="T195" style:family="text">
      <style:text-properties fo:font-variant="normal" fo:text-transform="none" style:font-name="Liberation Serif" fo:font-size="12pt" fo:letter-spacing="normal" officeooo:rsid="0395f550"/>
    </style:style>
    <style:style style:name="T196" style:family="text">
      <style:text-properties fo:font-variant="normal" fo:text-transform="none" style:font-name="Liberation Serif" fo:font-size="12pt" fo:letter-spacing="normal" officeooo:rsid="03970c59"/>
    </style:style>
    <style:style style:name="T197" style:family="text">
      <style:text-properties fo:font-variant="normal" fo:text-transform="none" style:font-name="Liberation Serif" fo:font-size="12pt" fo:letter-spacing="normal" officeooo:rsid="03a51cf4"/>
    </style:style>
    <style:style style:name="T198" style:family="text">
      <style:text-properties fo:font-variant="normal" fo:text-transform="none" style:font-name="Liberation Serif" fo:font-size="12pt" fo:letter-spacing="normal" officeooo:rsid="03a66125"/>
    </style:style>
    <style:style style:name="T199" style:family="text">
      <style:text-properties fo:font-variant="normal" fo:text-transform="none" style:font-name="Liberation Serif" fo:font-size="12pt" fo:letter-spacing="normal" fo:font-style="normal" officeooo:rsid="03a51cf4" style:font-style-asian="normal" style:font-style-complex="normal"/>
    </style:style>
    <style:style style:name="T200" style:family="text">
      <style:text-properties fo:font-variant="normal" fo:text-transform="none" style:font-name="Liberation Serif" fo:font-size="12pt" fo:letter-spacing="normal" fo:font-style="normal" officeooo:rsid="03a66125" style:font-style-asian="normal" style:font-style-complex="normal"/>
    </style:style>
    <style:style style:name="T201" style:family="text">
      <style:text-properties fo:font-variant="normal" fo:text-transform="none" style:font-name="Liberation Serif" fo:font-size="12pt" fo:letter-spacing="normal" officeooo:rsid="03a6cc95"/>
    </style:style>
    <style:style style:name="T202" style:family="text">
      <style:text-properties fo:font-variant="normal" fo:text-transform="none" style:font-name="Liberation Serif" fo:font-size="12pt" fo:letter-spacing="normal" officeooo:rsid="03a8544f"/>
    </style:style>
    <style:style style:name="T203" style:family="text">
      <style:text-properties fo:font-variant="normal" fo:text-transform="none" style:font-name="Liberation Serif" fo:font-size="12pt" fo:letter-spacing="normal" officeooo:rsid="03a8a1a7"/>
    </style:style>
    <style:style style:name="T204" style:family="text">
      <style:text-properties fo:font-variant="normal" fo:text-transform="none" style:font-name="Liberation Serif" fo:font-size="12pt" fo:letter-spacing="normal" officeooo:rsid="03a9adb2"/>
    </style:style>
    <style:style style:name="T205" style:family="text">
      <style:text-properties fo:font-variant="normal" fo:text-transform="none" style:font-name="Liberation Serif" fo:font-size="12pt" fo:letter-spacing="normal" officeooo:rsid="03aaaacd"/>
    </style:style>
    <style:style style:name="T206" style:family="text">
      <style:text-properties fo:font-variant="normal" fo:text-transform="none" style:font-name="Liberation Serif" fo:font-size="12pt" fo:letter-spacing="normal" officeooo:rsid="03abfeda"/>
    </style:style>
    <style:style style:name="T207" style:family="text">
      <style:text-properties fo:font-variant="normal" fo:text-transform="none" style:font-name="Liberation Serif" fo:font-size="12pt" fo:letter-spacing="normal" officeooo:rsid="03ac3d69"/>
    </style:style>
    <style:style style:name="T208" style:family="text">
      <style:text-properties fo:font-variant="normal" fo:text-transform="none" style:font-name="Liberation Serif" fo:font-size="12pt" fo:letter-spacing="normal" officeooo:rsid="03ad2030"/>
    </style:style>
    <style:style style:name="T209" style:family="text">
      <style:text-properties fo:font-variant="normal" fo:text-transform="none" style:font-name="Liberation Serif" fo:font-size="12pt" fo:letter-spacing="normal" officeooo:rsid="03ade954"/>
    </style:style>
    <style:style style:name="T210" style:family="text">
      <style:text-properties fo:font-variant="normal" fo:text-transform="none" style:font-name="Liberation Serif" fo:font-size="12pt" fo:letter-spacing="normal" officeooo:rsid="03afd78c"/>
    </style:style>
    <style:style style:name="T211" style:family="text">
      <style:text-properties fo:font-variant="normal" fo:text-transform="none" style:font-name="Liberation Serif" fo:font-size="12pt" fo:letter-spacing="normal" officeooo:rsid="03b0cd8d"/>
    </style:style>
    <style:style style:name="T212" style:family="text">
      <style:text-properties fo:font-variant="normal" fo:text-transform="none" style:font-name="Liberation Serif" fo:font-size="12pt" fo:letter-spacing="normal" officeooo:rsid="03b0fc00"/>
    </style:style>
    <style:style style:name="T213" style:family="text">
      <style:text-properties fo:font-variant="normal" fo:text-transform="none" style:font-name="Liberation Serif" fo:font-size="12pt" fo:letter-spacing="normal" officeooo:rsid="03b14c68"/>
    </style:style>
    <style:style style:name="T214" style:family="text">
      <style:text-properties fo:font-variant="normal" fo:text-transform="none" style:font-name="Liberation Serif" fo:font-size="12pt" fo:letter-spacing="normal" officeooo:rsid="03b1c379"/>
    </style:style>
    <style:style style:name="T215" style:family="text">
      <style:text-properties fo:font-variant="normal" fo:text-transform="none" style:font-name="Liberation Serif" fo:font-size="12pt" fo:letter-spacing="normal" officeooo:rsid="03b2bdaf"/>
    </style:style>
    <style:style style:name="T216" style:family="text">
      <style:text-properties fo:font-variant="normal" fo:text-transform="none" style:font-name="Liberation Serif" fo:font-size="12pt" fo:letter-spacing="normal" officeooo:rsid="03b3d4ef"/>
    </style:style>
    <style:style style:name="T217" style:family="text">
      <style:text-properties fo:font-variant="normal" fo:text-transform="none" style:font-name="Liberation Serif" fo:font-size="12pt" fo:letter-spacing="normal" officeooo:rsid="03b54600"/>
    </style:style>
    <style:style style:name="T218" style:family="text">
      <style:text-properties fo:font-variant="normal" fo:text-transform="none" style:font-name="Liberation Serif" fo:font-size="12pt" fo:letter-spacing="normal" officeooo:rsid="03b62ff3"/>
    </style:style>
    <style:style style:name="T219" style:family="text">
      <style:text-properties fo:font-variant="normal" fo:text-transform="none" style:font-name="Liberation Serif" fo:font-size="12pt" fo:letter-spacing="normal" officeooo:rsid="03b67514"/>
    </style:style>
    <style:style style:name="T220" style:family="text">
      <style:text-properties fo:font-variant="normal" fo:text-transform="none" style:font-name="Liberation Serif" fo:font-size="12pt" fo:letter-spacing="normal" officeooo:rsid="03b6bf31"/>
    </style:style>
    <style:style style:name="T221" style:family="text">
      <style:text-properties fo:font-variant="normal" fo:text-transform="none" style:font-name="Liberation Serif" fo:font-size="12pt" fo:letter-spacing="normal" officeooo:rsid="033923fb"/>
    </style:style>
    <style:style style:name="T222" style:family="text">
      <style:text-properties fo:font-variant="normal" fo:text-transform="none" style:font-name="Liberation Serif" fo:font-size="12pt" fo:letter-spacing="normal" officeooo:rsid="03bd4da0"/>
    </style:style>
    <style:style style:name="T223" style:family="text">
      <style:text-properties fo:font-variant="normal" fo:text-transform="none" style:font-name="Liberation Serif" fo:font-size="12pt" fo:letter-spacing="normal" officeooo:rsid="03bde554"/>
    </style:style>
    <style:style style:name="T224" style:family="text">
      <style:text-properties fo:font-variant="normal" fo:text-transform="none" style:font-name="Liberation Serif" fo:font-size="12pt" fo:letter-spacing="normal" officeooo:rsid="03bf20af"/>
    </style:style>
    <style:style style:name="T225" style:family="text">
      <style:text-properties fo:font-variant="normal" fo:text-transform="none" style:font-name="Liberation Serif" fo:font-size="12pt" fo:letter-spacing="normal" officeooo:rsid="03bf9d08"/>
    </style:style>
    <style:style style:name="T226" style:family="text">
      <style:text-properties fo:font-variant="normal" fo:text-transform="none" style:font-name="Liberation Serif" fo:font-size="12pt" fo:letter-spacing="normal" officeooo:rsid="03c191d4"/>
    </style:style>
    <style:style style:name="T227" style:family="text">
      <style:text-properties fo:font-variant="normal" fo:text-transform="none" style:font-name="Liberation Serif" fo:font-size="12pt" fo:letter-spacing="normal" officeooo:rsid="03c2e13f"/>
    </style:style>
    <style:style style:name="T228" style:family="text">
      <style:text-properties fo:font-variant="normal" fo:text-transform="none" style:font-name="Liberation Serif" fo:font-size="12pt" fo:letter-spacing="normal" officeooo:rsid="03c33a9d"/>
    </style:style>
    <style:style style:name="T229" style:family="text">
      <style:text-properties fo:font-variant="normal" fo:text-transform="none" style:font-name="Liberation Serif" fo:font-size="12pt" fo:letter-spacing="normal" officeooo:rsid="03c3c13c"/>
    </style:style>
    <style:style style:name="T230" style:family="text">
      <style:text-properties fo:font-variant="normal" fo:text-transform="none" style:font-name="Liberation Serif" fo:font-size="12pt" fo:letter-spacing="normal" officeooo:rsid="03c51889"/>
    </style:style>
    <style:style style:name="T231" style:family="text">
      <style:text-properties fo:font-variant="normal" fo:text-transform="none" style:font-name="Liberation Serif" fo:font-size="12pt" fo:letter-spacing="normal" officeooo:rsid="03c62998"/>
    </style:style>
    <style:style style:name="T232" style:family="text">
      <style:text-properties fo:font-variant="normal" fo:text-transform="none" style:font-name="Liberation Serif" fo:font-size="12pt" fo:letter-spacing="normal" officeooo:rsid="03c6981e"/>
    </style:style>
    <style:style style:name="T233" style:family="text">
      <style:text-properties fo:font-variant="normal" fo:text-transform="none" style:font-name="Liberation Serif" fo:font-size="12pt" fo:letter-spacing="normal" officeooo:rsid="03c815bc"/>
    </style:style>
    <style:style style:name="T234" style:family="text">
      <style:text-properties fo:font-variant="normal" fo:text-transform="none" style:font-name="Liberation Serif" fo:font-size="12pt" fo:letter-spacing="normal" officeooo:rsid="03c8c2fc"/>
    </style:style>
    <style:style style:name="T235" style:family="text">
      <style:text-properties fo:font-variant="normal" fo:text-transform="none" style:font-name="Liberation Serif" fo:font-size="12pt" fo:letter-spacing="normal" officeooo:rsid="03ca7d83"/>
    </style:style>
    <style:style style:name="T236" style:family="text">
      <style:text-properties fo:font-variant="normal" fo:text-transform="none" style:font-name="Liberation Serif" fo:font-size="12pt" fo:letter-spacing="normal" officeooo:rsid="03ca840c"/>
    </style:style>
    <style:style style:name="T237" style:family="text">
      <style:text-properties fo:font-variant="normal" fo:text-transform="none" style:font-name="Liberation Serif" fo:font-size="12pt" fo:letter-spacing="normal" officeooo:rsid="03cbf8b3"/>
    </style:style>
    <style:style style:name="T238" style:family="text">
      <style:text-properties fo:font-variant="normal" fo:text-transform="none" style:font-name="Liberation Serif" fo:font-size="12pt" fo:letter-spacing="normal" officeooo:rsid="03cc3a39"/>
    </style:style>
    <style:style style:name="T239" style:family="text">
      <style:text-properties fo:font-variant="normal" fo:text-transform="none" style:font-name="Liberation Serif" fo:font-size="12pt" fo:letter-spacing="normal" officeooo:rsid="03cdbe18"/>
    </style:style>
    <style:style style:name="T240" style:family="text">
      <style:text-properties fo:font-variant="normal" fo:text-transform="none" style:font-name="Liberation Serif" fo:font-size="12pt" fo:letter-spacing="normal" officeooo:rsid="03cef815"/>
    </style:style>
    <style:style style:name="T241" style:family="text">
      <style:text-properties fo:font-variant="normal" fo:text-transform="none" style:font-name="Liberation Serif" fo:font-size="12pt" fo:letter-spacing="normal" officeooo:rsid="03d01266"/>
    </style:style>
    <style:style style:name="T242" style:family="text">
      <style:text-properties fo:font-variant="normal" fo:text-transform="none" style:font-name="Liberation Serif" fo:font-size="12pt" fo:letter-spacing="normal" officeooo:rsid="03d073bf"/>
    </style:style>
    <style:style style:name="T243" style:family="text">
      <style:text-properties fo:font-variant="normal" fo:text-transform="none" style:font-name="Liberation Serif" fo:font-size="12pt" fo:letter-spacing="normal" officeooo:rsid="03d135aa"/>
    </style:style>
    <style:style style:name="T244" style:family="text">
      <style:text-properties fo:font-variant="normal" fo:text-transform="none" style:font-name="Liberation Serif" fo:font-size="12pt" fo:letter-spacing="normal" officeooo:rsid="03d1a0c7"/>
    </style:style>
    <style:style style:name="T245" style:family="text">
      <style:text-properties fo:font-variant="normal" fo:text-transform="none" style:font-name="Liberation Serif" fo:font-size="12pt" fo:letter-spacing="normal" officeooo:rsid="03d2c787"/>
    </style:style>
    <style:style style:name="T246" style:family="text">
      <style:text-properties fo:font-variant="normal" fo:text-transform="none" style:font-name="Liberation Serif" fo:font-size="12pt" fo:letter-spacing="normal" officeooo:rsid="03d4defd"/>
    </style:style>
    <style:style style:name="T247" style:family="text">
      <style:text-properties fo:font-variant="normal" fo:text-transform="none" style:font-name="Liberation Serif" fo:font-size="12pt" fo:letter-spacing="normal" fo:font-weight="bold" officeooo:rsid="03d4defd" style:font-weight-asian="bold" style:font-weight-complex="bold"/>
    </style:style>
    <style:style style:name="T248" style:family="text">
      <style:text-properties fo:font-variant="normal" fo:text-transform="none" style:font-name="Liberation Serif" fo:font-size="12pt" fo:letter-spacing="normal" fo:font-weight="bold" officeooo:rsid="0395f550" style:font-weight-asian="bold" style:font-weight-complex="bold"/>
    </style:style>
    <style:style style:name="T249" style:family="text">
      <style:text-properties fo:font-variant="normal" fo:text-transform="none" style:font-name="Liberation Serif" fo:font-size="12pt" fo:letter-spacing="normal" fo:font-weight="bold" officeooo:rsid="03d2d314" style:font-weight-asian="bold" style:font-weight-complex="bold"/>
    </style:style>
    <style:style style:name="T250" style:family="text">
      <style:text-properties fo:font-variant="normal" fo:text-transform="none" style:font-name="Liberation Serif" fo:font-size="12pt" fo:letter-spacing="normal" fo:font-weight="bold" officeooo:rsid="03287b6a" style:font-weight-asian="bold" style:font-weight-complex="bold"/>
    </style:style>
    <style:style style:name="T251" style:family="text">
      <style:text-properties fo:font-variant="normal" fo:text-transform="none" style:font-name="Liberation Serif" fo:font-size="12pt" fo:letter-spacing="normal" fo:font-weight="bold" officeooo:rsid="03e0c44f" style:font-weight-asian="bold" style:font-weight-complex="bold"/>
    </style:style>
    <style:style style:name="T252" style:family="text">
      <style:text-properties fo:font-variant="normal" fo:text-transform="none" style:font-name="Liberation Serif" fo:font-size="12pt" fo:letter-spacing="normal" fo:font-weight="bold" officeooo:rsid="03e95c17" style:font-weight-asian="bold" style:font-weight-complex="bold"/>
    </style:style>
    <style:style style:name="T253" style:family="text">
      <style:text-properties fo:font-variant="normal" fo:text-transform="none" style:font-name="Liberation Serif" fo:font-size="12pt" fo:letter-spacing="normal" officeooo:rsid="03d2d314"/>
    </style:style>
    <style:style style:name="T254" style:family="text">
      <style:text-properties fo:font-variant="normal" fo:text-transform="none" style:font-name="Liberation Serif" fo:font-size="12pt" fo:letter-spacing="normal" officeooo:rsid="03d5f7af"/>
    </style:style>
    <style:style style:name="T255" style:family="text">
      <style:text-properties fo:font-variant="normal" fo:text-transform="none" style:font-name="Liberation Serif" fo:font-size="12pt" fo:letter-spacing="normal" officeooo:rsid="03287b6a"/>
    </style:style>
    <style:style style:name="T256" style:family="text">
      <style:text-properties fo:font-variant="normal" fo:text-transform="none" style:font-name="Liberation Serif" fo:font-size="12pt" fo:letter-spacing="normal" officeooo:rsid="03d81300"/>
    </style:style>
    <style:style style:name="T257" style:family="text">
      <style:text-properties fo:font-variant="normal" fo:text-transform="none" style:font-name="Liberation Serif" fo:font-size="12pt" fo:letter-spacing="normal" officeooo:rsid="03d94eb2"/>
    </style:style>
    <style:style style:name="T258" style:family="text">
      <style:text-properties fo:font-variant="normal" fo:text-transform="none" style:font-name="Liberation Serif" fo:font-size="12pt" fo:letter-spacing="normal" officeooo:rsid="03da99c5"/>
    </style:style>
    <style:style style:name="T259" style:family="text">
      <style:text-properties fo:font-variant="normal" fo:text-transform="none" style:font-name="Liberation Serif" fo:font-size="12pt" fo:letter-spacing="normal" officeooo:rsid="03db1635"/>
    </style:style>
    <style:style style:name="T260" style:family="text">
      <style:text-properties fo:font-variant="normal" fo:text-transform="none" style:font-name="Liberation Serif" fo:font-size="12pt" fo:letter-spacing="normal" officeooo:rsid="03dcdbc2"/>
    </style:style>
    <style:style style:name="T261" style:family="text">
      <style:text-properties fo:font-variant="normal" fo:text-transform="none" style:font-name="Liberation Serif" fo:font-size="12pt" fo:letter-spacing="normal" officeooo:rsid="03dd7550"/>
    </style:style>
    <style:style style:name="T262" style:family="text">
      <style:text-properties fo:font-variant="normal" fo:text-transform="none" style:font-name="Liberation Serif" fo:font-size="12pt" fo:letter-spacing="normal" officeooo:rsid="03def038"/>
    </style:style>
    <style:style style:name="T263" style:family="text">
      <style:text-properties fo:font-variant="normal" fo:text-transform="none" style:font-name="Liberation Serif" fo:font-size="12pt" fo:letter-spacing="normal" officeooo:rsid="03df704c"/>
    </style:style>
    <style:style style:name="T264" style:family="text">
      <style:text-properties fo:font-variant="normal" fo:text-transform="none" style:font-name="Liberation Serif" fo:font-size="12pt" fo:letter-spacing="normal" officeooo:rsid="03e08ce2"/>
    </style:style>
    <style:style style:name="T265" style:family="text">
      <style:text-properties fo:font-variant="normal" fo:text-transform="none" style:font-name="Liberation Serif" fo:font-size="12pt" fo:letter-spacing="normal" officeooo:rsid="03e0c44f"/>
    </style:style>
    <style:style style:name="T266" style:family="text">
      <style:text-properties fo:font-variant="normal" fo:text-transform="none" style:font-name="Liberation Serif" fo:font-size="12pt" fo:letter-spacing="normal" officeooo:rsid="03e2c21e"/>
    </style:style>
    <style:style style:name="T267" style:family="text">
      <style:text-properties fo:font-variant="normal" fo:text-transform="none" style:font-name="Liberation Serif" fo:font-size="12pt" fo:letter-spacing="normal" officeooo:rsid="03e427a7"/>
    </style:style>
    <style:style style:name="T268" style:family="text">
      <style:text-properties fo:font-variant="normal" fo:text-transform="none" style:font-name="Liberation Serif" fo:font-size="12pt" fo:letter-spacing="normal" officeooo:rsid="03e5ee56"/>
    </style:style>
    <style:style style:name="T269" style:family="text">
      <style:text-properties fo:font-variant="normal" fo:text-transform="none" style:font-name="Liberation Serif" fo:font-size="12pt" fo:letter-spacing="normal" officeooo:rsid="03e71d27"/>
    </style:style>
    <style:style style:name="T270" style:family="text">
      <style:text-properties fo:font-variant="normal" fo:text-transform="none" style:font-name="Liberation Serif" fo:font-size="12pt" fo:letter-spacing="normal" officeooo:rsid="03e73f62"/>
    </style:style>
    <style:style style:name="T271" style:family="text">
      <style:text-properties fo:font-variant="normal" fo:text-transform="none" style:font-name="Liberation Serif" fo:font-size="12pt" fo:letter-spacing="normal" officeooo:rsid="03e780af"/>
    </style:style>
    <style:style style:name="T272" style:family="text">
      <style:text-properties fo:font-variant="normal" fo:text-transform="none" style:font-name="Liberation Serif" fo:font-size="12pt" fo:letter-spacing="normal" officeooo:rsid="03e87eb0"/>
    </style:style>
    <style:style style:name="T273" style:family="text">
      <style:text-properties fo:font-variant="normal" fo:text-transform="none" style:font-name="Liberation Serif" fo:font-size="12pt" fo:letter-spacing="normal" officeooo:rsid="03e95c17"/>
    </style:style>
    <style:style style:name="T274" style:family="text">
      <style:text-properties fo:font-variant="normal" fo:text-transform="none" style:font-name="Liberation Serif" fo:font-size="12pt" fo:letter-spacing="normal" officeooo:rsid="03ea6d19"/>
    </style:style>
    <style:style style:name="T275" style:family="text">
      <style:text-properties fo:font-variant="normal" fo:text-transform="none" style:font-name="Liberation Serif" fo:font-size="12pt" fo:letter-spacing="normal" officeooo:rsid="03ee5e45"/>
    </style:style>
    <style:style style:name="T276" style:family="text">
      <style:text-properties fo:font-variant="normal" fo:text-transform="none" style:font-name="Liberation Serif" fo:font-size="12pt" fo:letter-spacing="normal" officeooo:rsid="03f09719"/>
    </style:style>
    <style:style style:name="T277" style:family="text">
      <style:text-properties fo:font-variant="normal" fo:text-transform="none" style:font-name="Liberation Serif" fo:font-size="12pt" fo:letter-spacing="normal" officeooo:rsid="03f07d6f"/>
    </style:style>
    <style:style style:name="T278" style:family="text">
      <style:text-properties fo:font-variant="normal" fo:text-transform="none" style:font-name="Liberation Serif" fo:font-size="12pt" fo:letter-spacing="normal" officeooo:rsid="03f26c9b"/>
    </style:style>
    <style:style style:name="T279" style:family="text">
      <style:text-properties fo:font-variant="normal" fo:text-transform="none" style:font-name="Liberation Serif" fo:font-size="12pt" fo:letter-spacing="normal" officeooo:rsid="03f31ca1"/>
    </style:style>
    <style:style style:name="T280" style:family="text">
      <style:text-properties fo:font-variant="normal" fo:text-transform="none" style:font-name="Liberation Serif" fo:font-size="12pt" fo:letter-spacing="normal" officeooo:rsid="03f4dc73"/>
    </style:style>
    <style:style style:name="T281" style:family="text">
      <style:text-properties fo:font-variant="normal" fo:text-transform="none" style:font-name="Liberation Serif" fo:font-size="12pt" fo:letter-spacing="normal" officeooo:rsid="03f54bbf"/>
    </style:style>
    <style:style style:name="T282" style:family="text">
      <style:text-properties fo:font-variant="normal" fo:text-transform="none" style:font-name="Liberation Serif" fo:font-size="12pt" fo:letter-spacing="normal" officeooo:rsid="03f5ba78"/>
    </style:style>
    <style:style style:name="T283" style:family="text">
      <style:text-properties fo:font-variant="normal" fo:text-transform="none" style:font-name="Liberation Serif" fo:font-size="12pt" fo:letter-spacing="normal" officeooo:rsid="03f6f67b"/>
    </style:style>
    <style:style style:name="T284" style:family="text">
      <style:text-properties fo:font-variant="normal" fo:text-transform="none" style:font-name="Liberation Serif" fo:font-size="12pt" fo:letter-spacing="normal" officeooo:rsid="0340a775"/>
    </style:style>
    <style:style style:name="T285" style:family="text">
      <style:text-properties fo:font-variant="normal" fo:text-transform="none" style:font-name="Liberation Serif" fo:font-size="12pt" fo:letter-spacing="normal" officeooo:rsid="03f9465e"/>
    </style:style>
    <style:style style:name="T286" style:family="text">
      <style:text-properties fo:font-variant="normal" fo:text-transform="none" style:font-name="Liberation Serif" fo:font-size="12pt" fo:letter-spacing="normal" officeooo:rsid="03fb2f9c"/>
    </style:style>
    <style:style style:name="T287" style:family="text">
      <style:text-properties fo:font-variant="normal" fo:text-transform="none" style:font-name="Liberation Serif" fo:font-size="12pt" fo:letter-spacing="normal" officeooo:rsid="03fc95d0"/>
    </style:style>
    <style:style style:name="T288" style:family="text">
      <style:text-properties fo:font-variant="normal" fo:text-transform="none" style:font-name="Liberation Serif" fo:font-size="12pt" fo:letter-spacing="normal" officeooo:rsid="03fd1465"/>
    </style:style>
    <style:style style:name="T289" style:family="text">
      <style:text-properties fo:font-variant="normal" fo:text-transform="none" style:font-name="Liberation Serif" fo:font-size="12pt" fo:letter-spacing="normal" officeooo:rsid="03fda166"/>
    </style:style>
    <style:style style:name="T290" style:family="text">
      <style:text-properties fo:font-variant="normal" fo:text-transform="none" style:font-name="Liberation Serif" fo:font-size="12pt" fo:letter-spacing="normal" officeooo:rsid="03fe9b60"/>
    </style:style>
    <style:style style:name="T291" style:family="text">
      <style:text-properties fo:font-variant="normal" fo:text-transform="none" style:font-name="Liberation Serif" fo:font-size="12pt" fo:letter-spacing="normal" officeooo:rsid="03ffa2f8"/>
    </style:style>
    <style:style style:name="T292" style:family="text">
      <style:text-properties fo:font-variant="normal" fo:text-transform="none" style:font-name="Liberation Serif" fo:font-size="12pt" fo:letter-spacing="normal" officeooo:rsid="0400f2d1"/>
    </style:style>
    <style:style style:name="T293" style:family="text">
      <style:text-properties fo:font-variant="normal" fo:text-transform="none" style:font-name="Liberation Serif" fo:font-size="12pt" fo:letter-spacing="normal" officeooo:rsid="0402db77"/>
    </style:style>
    <style:style style:name="T294" style:family="text">
      <style:text-properties fo:font-variant="normal" fo:text-transform="none" style:font-name="Liberation Serif" fo:font-size="12pt" fo:letter-spacing="normal" officeooo:rsid="0404b65a"/>
    </style:style>
    <style:style style:name="T295" style:family="text">
      <style:text-properties fo:font-variant="normal" fo:text-transform="none" style:font-name="Liberation Serif" fo:font-size="12pt" fo:letter-spacing="normal" officeooo:rsid="0405d957"/>
    </style:style>
    <style:style style:name="T296" style:family="text">
      <style:text-properties fo:font-variant="normal" fo:text-transform="none" style:font-name="Liberation Serif" fo:font-size="12pt" fo:letter-spacing="normal" officeooo:rsid="040625e6"/>
    </style:style>
    <style:style style:name="T297" style:family="text">
      <style:text-properties fo:font-variant="normal" fo:text-transform="none" style:font-name="Liberation Serif" fo:font-size="12pt" fo:letter-spacing="normal" officeooo:rsid="0408992b"/>
    </style:style>
    <style:style style:name="T298" style:family="text">
      <style:text-properties fo:font-variant="normal" fo:text-transform="none" style:font-name="Liberation Serif" fo:font-size="12pt" fo:letter-spacing="normal" officeooo:rsid="0409413a"/>
    </style:style>
    <style:style style:name="T299" style:family="text">
      <style:text-properties fo:font-variant="normal" fo:text-transform="none" style:font-name="Liberation Serif" fo:font-size="12pt" fo:letter-spacing="normal" officeooo:rsid="040b3253"/>
    </style:style>
    <style:style style:name="T300" style:family="text">
      <style:text-properties fo:font-variant="normal" fo:text-transform="none" style:font-name="Liberation Serif" fo:font-size="12pt" fo:letter-spacing="normal" officeooo:rsid="040b9f40"/>
    </style:style>
    <style:style style:name="T301" style:family="text">
      <style:text-properties fo:font-variant="normal" fo:text-transform="none" style:font-name="Liberation Serif" fo:font-size="12pt" fo:letter-spacing="normal" officeooo:rsid="040c1aa4"/>
    </style:style>
    <style:style style:name="T302" style:family="text">
      <style:text-properties fo:font-variant="normal" fo:text-transform="none" style:font-name="Liberation Serif" fo:font-size="12pt" fo:letter-spacing="normal" officeooo:rsid="040d7ac1"/>
    </style:style>
    <style:style style:name="T303" style:family="text">
      <style:text-properties fo:font-variant="normal" fo:text-transform="none" style:font-name="Liberation Serif" fo:font-size="12pt" fo:letter-spacing="normal" officeooo:rsid="040dc6ae"/>
    </style:style>
    <style:style style:name="T304" style:family="text">
      <style:text-properties fo:font-variant="normal" fo:text-transform="none" style:font-name="Liberation Serif" fo:font-size="12pt" fo:letter-spacing="normal" officeooo:rsid="040f4275"/>
    </style:style>
    <style:style style:name="T305" style:family="text">
      <style:text-properties fo:font-variant="normal" fo:text-transform="none" style:font-name="Liberation Serif" fo:font-size="12pt" fo:letter-spacing="normal" officeooo:rsid="04113891"/>
    </style:style>
    <style:style style:name="T306" style:family="text">
      <style:text-properties fo:font-variant="normal" fo:text-transform="none" style:font-name="Liberation Serif" fo:font-size="12pt" fo:letter-spacing="normal" officeooo:rsid="0413ba37"/>
    </style:style>
    <style:style style:name="T307" style:family="text">
      <style:text-properties fo:font-variant="normal" fo:text-transform="none" style:font-name="Liberation Serif" fo:font-size="12pt" fo:letter-spacing="normal" officeooo:rsid="04179401"/>
    </style:style>
    <style:style style:name="T308" style:family="text">
      <style:text-properties fo:font-variant="normal" fo:text-transform="none" style:font-name="Liberation Serif" fo:font-size="12pt" fo:letter-spacing="normal" officeooo:rsid="033eb950"/>
    </style:style>
    <style:style style:name="T309" style:family="text">
      <style:text-properties fo:font-variant="normal" fo:text-transform="none" style:font-name="Liberation Serif" fo:font-size="12pt" fo:letter-spacing="normal" officeooo:rsid="04180d2b"/>
    </style:style>
    <style:style style:name="T310" style:family="text">
      <style:text-properties fo:font-variant="normal" fo:text-transform="none" style:font-name="Liberation Serif" fo:font-size="12pt" fo:letter-spacing="normal" officeooo:rsid="041b61fc"/>
    </style:style>
    <style:style style:name="T311" style:family="text">
      <style:text-properties fo:font-variant="normal" fo:text-transform="none" style:font-name="Liberation Serif" fo:font-size="12pt" fo:letter-spacing="normal" officeooo:rsid="041e2b20"/>
    </style:style>
    <style:style style:name="T312" style:family="text">
      <style:text-properties fo:font-variant="normal" fo:text-transform="none" style:font-name="Liberation Serif" fo:font-size="12pt" fo:letter-spacing="normal" officeooo:rsid="041ee842"/>
    </style:style>
    <style:style style:name="T313" style:family="text">
      <style:text-properties fo:font-variant="normal" fo:text-transform="none" style:font-name="Liberation Serif" fo:font-size="12pt" fo:letter-spacing="normal" officeooo:rsid="041ef662"/>
    </style:style>
    <style:style style:name="T314" style:family="text">
      <style:text-properties fo:font-variant="normal" fo:text-transform="none" style:font-name="Liberation Serif" fo:font-size="12pt" fo:letter-spacing="normal" officeooo:rsid="041fb800"/>
    </style:style>
    <style:style style:name="T315" style:family="text">
      <style:text-properties fo:font-variant="normal" fo:text-transform="none" style:font-name="Liberation Serif" fo:font-size="12pt" fo:letter-spacing="normal" officeooo:rsid="04216096"/>
    </style:style>
    <style:style style:name="T316" style:family="text">
      <style:text-properties fo:font-variant="normal" fo:text-transform="none" style:font-name="Liberation Serif" fo:font-size="12pt" fo:letter-spacing="normal" officeooo:rsid="04223897"/>
    </style:style>
    <style:style style:name="T317" style:family="text">
      <style:text-properties fo:font-variant="normal" fo:text-transform="none" style:font-name="Liberation Serif" fo:font-size="12pt" fo:letter-spacing="normal" officeooo:rsid="042310d9"/>
    </style:style>
    <style:style style:name="T318" style:family="text">
      <style:text-properties fo:font-variant="normal" fo:text-transform="none" style:font-name="Liberation Serif" fo:font-size="12pt" fo:letter-spacing="normal" officeooo:rsid="0424dc48"/>
    </style:style>
    <style:style style:name="T319" style:family="text">
      <style:text-properties fo:font-variant="normal" fo:text-transform="none" style:font-name="Liberation Serif" fo:font-size="12pt" fo:letter-spacing="normal" officeooo:rsid="0426a572"/>
    </style:style>
    <style:style style:name="T320" style:family="text">
      <style:text-properties fo:font-variant="normal" fo:text-transform="none" style:font-name="Liberation Serif" fo:font-size="12pt" fo:letter-spacing="normal" officeooo:rsid="042852d8"/>
    </style:style>
    <style:style style:name="T321" style:family="text">
      <style:text-properties fo:font-variant="normal" fo:text-transform="none" style:font-name="Liberation Serif" fo:font-size="12pt" fo:letter-spacing="normal" officeooo:rsid="0428aea4"/>
    </style:style>
    <style:style style:name="T322" style:family="text">
      <style:text-properties fo:font-variant="normal" fo:text-transform="none" style:font-name="Liberation Serif" fo:font-size="12pt" fo:letter-spacing="normal" officeooo:rsid="0429bfd0"/>
    </style:style>
    <style:style style:name="T323" style:family="text">
      <style:text-properties fo:font-variant="normal" fo:text-transform="none" style:font-name="Liberation Serif" fo:font-size="12pt" fo:letter-spacing="normal" officeooo:rsid="0429c6d2"/>
    </style:style>
    <style:style style:name="T324" style:family="text">
      <style:text-properties fo:font-variant="normal" fo:text-transform="none" style:font-name="Liberation Serif" fo:font-size="12pt" fo:letter-spacing="normal" officeooo:rsid="042af521"/>
    </style:style>
    <style:style style:name="T325" style:family="text">
      <style:text-properties fo:font-variant="normal" fo:text-transform="none" style:font-name="Liberation Serif" fo:font-size="12pt" fo:letter-spacing="normal" officeooo:rsid="042b8e7c"/>
    </style:style>
    <style:style style:name="T326" style:family="text">
      <style:text-properties fo:font-variant="normal" fo:text-transform="none" style:font-name="Liberation Serif" fo:font-size="12pt" fo:letter-spacing="normal" officeooo:rsid="042bb71b"/>
    </style:style>
    <style:style style:name="T327" style:family="text">
      <style:text-properties fo:font-variant="normal" fo:text-transform="none" style:font-name="Liberation Serif" fo:font-size="12pt" fo:letter-spacing="normal" officeooo:rsid="042cceb2"/>
    </style:style>
    <style:style style:name="T328" style:family="text">
      <style:text-properties fo:font-variant="normal" fo:text-transform="none" style:font-name="Liberation Serif" fo:font-size="12pt" fo:letter-spacing="normal" officeooo:rsid="042de07e"/>
    </style:style>
    <style:style style:name="T329" style:family="text">
      <style:text-properties fo:font-variant="normal" fo:text-transform="none" style:font-name="Liberation Serif" fo:font-size="12pt" fo:letter-spacing="normal" officeooo:rsid="042f165d"/>
    </style:style>
    <style:style style:name="T330" style:family="text">
      <style:text-properties fo:font-variant="normal" fo:text-transform="none" style:font-name="Liberation Serif" fo:font-size="12pt" fo:letter-spacing="normal" officeooo:rsid="042feaab"/>
    </style:style>
    <style:style style:name="T331" style:family="text">
      <style:text-properties fo:font-variant="normal" fo:text-transform="none" style:font-name="Liberation Serif" fo:font-size="12pt" fo:letter-spacing="normal" fo:font-weight="normal" officeooo:rsid="042310d9" style:font-style-asian="normal" style:font-weight-asian="normal" style:font-style-complex="normal" style:font-weight-complex="normal"/>
    </style:style>
    <style:style style:name="T332" style:family="text">
      <style:text-properties fo:font-variant="normal" fo:text-transform="none" style:font-name="Liberation Serif" fo:font-size="12pt" fo:letter-spacing="normal" fo:font-weight="normal" officeooo:rsid="0430b585" style:font-style-asian="normal" style:font-weight-asian="normal" style:font-style-complex="normal" style:font-weight-complex="normal"/>
    </style:style>
    <style:style style:name="T333" style:family="text">
      <style:text-properties fo:font-variant="normal" fo:text-transform="none" style:font-name="Liberation Serif" fo:font-size="12pt" fo:letter-spacing="normal" officeooo:rsid="0430b585"/>
    </style:style>
    <style:style style:name="T334" style:family="text">
      <style:text-properties fo:font-variant="normal" fo:text-transform="none" style:font-name="Liberation Serif" fo:font-size="12pt" fo:letter-spacing="normal" officeooo:rsid="0431ae78"/>
    </style:style>
    <style:style style:name="T335" style:family="text">
      <style:text-properties fo:font-variant="normal" fo:text-transform="none" style:font-name="Liberation Serif" fo:font-size="12pt" fo:letter-spacing="normal" officeooo:rsid="04328ee6"/>
    </style:style>
    <style:style style:name="T336" style:family="text">
      <style:text-properties fo:font-variant="normal" fo:text-transform="none" style:font-name="Liberation Serif" fo:font-size="12pt" fo:letter-spacing="normal" officeooo:rsid="0432910e"/>
    </style:style>
    <style:style style:name="T337" style:family="text">
      <style:text-properties fo:font-variant="normal" fo:text-transform="none" style:font-name="Liberation Serif" fo:font-size="12pt" fo:letter-spacing="normal" officeooo:rsid="0432a59a"/>
    </style:style>
    <style:style style:name="T338" style:family="text">
      <style:text-properties fo:font-variant="normal" fo:text-transform="none" style:font-name="Liberation Serif" fo:font-size="12pt" fo:letter-spacing="normal" officeooo:rsid="043434d6"/>
    </style:style>
    <style:style style:name="T339" style:family="text">
      <style:text-properties fo:font-variant="normal" fo:text-transform="none" style:font-name="Liberation Serif" fo:font-size="12pt" fo:letter-spacing="normal" officeooo:rsid="0434738a"/>
    </style:style>
    <style:style style:name="T340" style:family="text">
      <style:text-properties fo:font-variant="normal" fo:text-transform="none" style:font-name="Liberation Serif" fo:font-size="12pt" fo:letter-spacing="normal" officeooo:rsid="0435cc6f"/>
    </style:style>
    <style:style style:name="T341" style:family="text">
      <style:text-properties fo:font-variant="normal" fo:text-transform="none" style:font-name="Liberation Serif" fo:font-size="12pt" fo:letter-spacing="normal" officeooo:rsid="0436adf7"/>
    </style:style>
    <style:style style:name="T342" style:family="text">
      <style:text-properties fo:font-variant="normal" fo:text-transform="none" style:font-name="Liberation Serif" fo:font-size="12pt" fo:letter-spacing="normal" officeooo:rsid="04374035"/>
    </style:style>
    <style:style style:name="T343" style:family="text">
      <style:text-properties fo:font-variant="normal" fo:text-transform="none" style:font-name="Liberation Serif" fo:font-size="12pt" fo:letter-spacing="normal" officeooo:rsid="043a5ae7"/>
    </style:style>
    <style:style style:name="T344" style:family="text">
      <style:text-properties fo:font-variant="normal" fo:text-transform="none" style:font-name="Liberation Serif" fo:font-size="12pt" fo:letter-spacing="normal" officeooo:rsid="043b8f1a"/>
    </style:style>
    <style:style style:name="T345" style:family="text">
      <style:text-properties fo:font-variant="normal" fo:text-transform="none" style:font-name="Liberation Serif" fo:font-size="12pt" fo:letter-spacing="normal" officeooo:rsid="043cd372"/>
    </style:style>
    <style:style style:name="T346" style:family="text">
      <style:text-properties fo:font-variant="normal" fo:text-transform="none" style:font-name="Liberation Serif" fo:font-size="12pt" fo:letter-spacing="normal" officeooo:rsid="043d5935"/>
    </style:style>
    <style:style style:name="T347" style:family="text">
      <style:text-properties fo:font-variant="normal" fo:text-transform="none" style:font-name="Liberation Serif" fo:font-size="12pt" fo:letter-spacing="normal" officeooo:rsid="043e24e7"/>
    </style:style>
    <style:style style:name="T348" style:family="text">
      <style:text-properties fo:font-variant="normal" fo:text-transform="none" style:font-name="Liberation Serif" fo:font-size="12pt" fo:letter-spacing="normal" officeooo:rsid="043f74c1"/>
    </style:style>
    <style:style style:name="T349" style:family="text">
      <style:text-properties fo:font-variant="normal" fo:text-transform="none" style:font-name="Liberation Serif" fo:font-size="12pt" fo:letter-spacing="normal" officeooo:rsid="04411988"/>
    </style:style>
    <style:style style:name="T350" style:family="text">
      <style:text-properties fo:font-variant="normal" fo:text-transform="none" style:font-name="Liberation Serif" fo:font-size="12pt" fo:letter-spacing="normal" officeooo:rsid="04426b58"/>
    </style:style>
    <style:style style:name="T351" style:family="text">
      <style:text-properties fo:font-variant="normal" fo:text-transform="none" style:font-name="Liberation Serif" fo:font-size="12pt" fo:letter-spacing="normal" officeooo:rsid="0443aaf7"/>
    </style:style>
    <style:style style:name="T352" style:family="text">
      <style:text-properties fo:font-variant="normal" fo:text-transform="none" style:font-name="Liberation Serif" fo:font-size="12pt" fo:letter-spacing="normal" officeooo:rsid="0446f07a"/>
    </style:style>
    <style:style style:name="T353" style:family="text">
      <style:text-properties fo:font-variant="normal" fo:text-transform="none" style:font-name="Liberation Serif" fo:font-size="12pt" fo:letter-spacing="normal" officeooo:rsid="0448e9ce"/>
    </style:style>
    <style:style style:name="T354" style:family="text">
      <style:text-properties fo:font-variant="normal" fo:text-transform="none" style:font-name="Liberation Serif" fo:font-size="12pt" fo:letter-spacing="normal" officeooo:rsid="044a68af"/>
    </style:style>
    <style:style style:name="T355" style:family="text">
      <style:text-properties fo:font-variant="normal" fo:text-transform="none" style:font-name="Liberation Serif" fo:font-size="12pt" fo:letter-spacing="normal" officeooo:rsid="044aea72"/>
    </style:style>
    <style:style style:name="T356" style:family="text">
      <style:text-properties fo:font-variant="normal" fo:text-transform="none" style:font-name="Liberation Serif" fo:font-size="12pt" fo:letter-spacing="normal" officeooo:rsid="044b3aaa"/>
    </style:style>
    <style:style style:name="T357" style:family="text">
      <style:text-properties fo:font-variant="normal" fo:text-transform="none" style:font-name="Liberation Serif" fo:font-size="12pt" fo:letter-spacing="normal" officeooo:rsid="044cccc9"/>
    </style:style>
    <style:style style:name="T358" style:family="text">
      <style:text-properties fo:font-variant="normal" fo:text-transform="none" style:font-name="Liberation Serif" fo:font-size="12pt" fo:letter-spacing="normal" officeooo:rsid="044deadd"/>
    </style:style>
    <style:style style:name="T359" style:family="text">
      <style:text-properties fo:font-variant="normal" fo:text-transform="none" style:font-name="Liberation Serif" fo:font-size="12pt" fo:letter-spacing="normal" officeooo:rsid="044e3e70"/>
    </style:style>
    <style:style style:name="T360" style:family="text">
      <style:text-properties fo:font-variant="normal" fo:text-transform="none" style:font-name="Liberation Serif" fo:font-size="12pt" fo:letter-spacing="normal" officeooo:rsid="044e839c"/>
    </style:style>
    <style:style style:name="T361" style:family="text">
      <style:text-properties fo:font-variant="normal" fo:text-transform="none" style:font-name="Liberation Serif" fo:font-size="12pt" fo:letter-spacing="normal" officeooo:rsid="044ec987"/>
    </style:style>
    <style:style style:name="T362" style:family="text">
      <style:text-properties fo:font-variant="normal" fo:text-transform="none" style:font-name="Liberation Serif" fo:font-size="12pt" fo:letter-spacing="normal" officeooo:rsid="044f721e"/>
    </style:style>
    <style:style style:name="T363" style:family="text">
      <style:text-properties fo:font-variant="normal" fo:text-transform="none" style:font-name="Liberation Serif" fo:font-size="12pt" fo:letter-spacing="normal" officeooo:rsid="04511302"/>
    </style:style>
    <style:style style:name="T364" style:family="text">
      <style:text-properties fo:font-variant="normal" fo:text-transform="none" style:font-name="Liberation Serif" fo:font-size="12pt" fo:letter-spacing="normal" officeooo:rsid="0451bcef"/>
    </style:style>
    <style:style style:name="T365" style:family="text">
      <style:text-properties fo:font-variant="normal" fo:text-transform="none" style:font-name="Liberation Serif" fo:font-size="12pt" fo:letter-spacing="normal" officeooo:rsid="04531220"/>
    </style:style>
    <style:style style:name="T366" style:family="text">
      <style:text-properties fo:font-variant="normal" fo:text-transform="none" style:font-name="Liberation Serif" fo:font-size="12pt" fo:letter-spacing="normal" officeooo:rsid="0454723f"/>
    </style:style>
    <style:style style:name="T367" style:family="text">
      <style:text-properties fo:font-variant="normal" fo:text-transform="none" style:font-name="Liberation Serif" fo:font-size="12pt" fo:letter-spacing="normal" officeooo:rsid="0454faca"/>
    </style:style>
    <style:style style:name="T368" style:family="text">
      <style:text-properties fo:font-variant="normal" fo:text-transform="none" style:font-name="Liberation Serif" fo:font-size="12pt" fo:letter-spacing="normal" officeooo:rsid="045607b5"/>
    </style:style>
    <style:style style:name="T369" style:family="text">
      <style:text-properties fo:font-variant="normal" fo:text-transform="none" style:font-name="Liberation Serif" fo:font-size="12pt" fo:letter-spacing="normal" officeooo:rsid="045709cd"/>
    </style:style>
    <style:style style:name="T370" style:family="text">
      <style:text-properties fo:font-variant="normal" fo:text-transform="none" style:font-name="Liberation Serif" fo:font-size="12pt" fo:letter-spacing="normal" officeooo:rsid="0457e754"/>
    </style:style>
    <style:style style:name="T371" style:family="text">
      <style:text-properties fo:font-variant="normal" fo:text-transform="none" style:font-name="Liberation Serif" fo:font-size="12pt" fo:letter-spacing="normal" officeooo:rsid="045958c3"/>
    </style:style>
    <style:style style:name="T372" style:family="text">
      <style:text-properties fo:font-variant="normal" fo:text-transform="none" style:font-name="Liberation Serif" fo:font-size="12pt" fo:letter-spacing="normal" officeooo:rsid="045b3007"/>
    </style:style>
    <style:style style:name="T373" style:family="text">
      <style:text-properties fo:font-variant="normal" fo:text-transform="none" style:font-name="Liberation Serif" fo:font-size="12pt" fo:letter-spacing="normal" officeooo:rsid="045c3d13"/>
    </style:style>
    <style:style style:name="T374" style:family="text">
      <style:text-properties fo:font-variant="normal" fo:text-transform="none" style:font-name="Liberation Serif" fo:font-size="12pt" fo:letter-spacing="normal" officeooo:rsid="045d70f7"/>
    </style:style>
    <style:style style:name="T375" style:family="text">
      <style:text-properties fo:font-variant="normal" fo:text-transform="none" style:font-name="Liberation Serif" fo:font-size="12pt" fo:letter-spacing="normal" officeooo:rsid="045ed7eb"/>
    </style:style>
    <style:style style:name="T376" style:family="text">
      <style:text-properties fo:font-variant="normal" fo:text-transform="none" style:font-name="Liberation Serif" fo:font-size="12pt" fo:letter-spacing="normal" officeooo:rsid="045fc7dd"/>
    </style:style>
    <style:style style:name="T377" style:family="text">
      <style:text-properties fo:font-variant="normal" fo:text-transform="none" style:font-name="Liberation Serif" fo:font-size="12pt" fo:letter-spacing="normal" officeooo:rsid="0460c8c9"/>
    </style:style>
    <style:style style:name="T378" style:family="text">
      <style:text-properties fo:font-variant="normal" fo:text-transform="none" style:font-name="Liberation Serif" fo:font-size="12pt" fo:letter-spacing="normal" officeooo:rsid="0460f95d"/>
    </style:style>
    <style:style style:name="T379" style:family="text">
      <style:text-properties fo:font-variant="normal" fo:text-transform="none" style:font-name="Liberation Serif" fo:font-size="12pt" fo:letter-spacing="normal" officeooo:rsid="04625fe3"/>
    </style:style>
    <style:style style:name="T380" style:family="text">
      <style:text-properties fo:font-variant="normal" fo:text-transform="none" style:font-name="Liberation Serif" fo:font-size="12pt" fo:letter-spacing="normal" officeooo:rsid="046346c6"/>
    </style:style>
    <style:style style:name="T381" style:family="text">
      <style:text-properties fo:font-variant="normal" fo:text-transform="none" style:font-name="Liberation Serif" fo:font-size="12pt" fo:letter-spacing="normal" officeooo:rsid="047a2781"/>
    </style:style>
    <style:style style:name="T382" style:family="text">
      <style:text-properties fo:font-variant="normal" fo:text-transform="none" fo:color="#000000" style:font-name="Liberation Serif" fo:font-size="12pt" fo:letter-spacing="normal" fo:font-style="normal" fo:font-weight="normal" officeooo:rsid="0368e483" style:font-style-asian="normal" style:font-weight-asian="normal" style:font-style-complex="normal" style:font-weight-complex="normal"/>
    </style:style>
    <style:style style:name="T383" style:family="text">
      <style:text-properties fo:font-variant="normal" fo:text-transform="none" fo:color="#000000" style:font-name="Liberation Serif" fo:font-size="12pt" fo:letter-spacing="normal" fo:font-style="normal" fo:font-weight="normal" officeooo:rsid="036f0d9b" style:font-style-asian="normal" style:font-weight-asian="normal" style:font-style-complex="normal" style:font-weight-complex="normal"/>
    </style:style>
    <style:style style:name="T384" style:family="text">
      <style:text-properties fo:font-variant="normal" fo:text-transform="none" fo:color="#000000" style:font-name="Liberation Serif" fo:font-size="12pt" fo:letter-spacing="normal" fo:font-style="normal" fo:font-weight="normal" officeooo:rsid="03a51cf4" style:font-style-asian="normal" style:font-weight-asian="normal" style:font-style-complex="normal" style:font-weight-complex="normal"/>
    </style:style>
    <style:style style:name="T385" style:family="text">
      <style:text-properties fo:font-variant="normal" fo:text-transform="none" fo:color="#000000" style:font-name="Liberation Serif" fo:font-size="12pt" fo:letter-spacing="normal" fo:font-style="normal" fo:font-weight="normal" officeooo:rsid="03a9adb2" style:font-style-asian="normal" style:font-weight-asian="normal" style:font-style-complex="normal" style:font-weight-complex="normal"/>
    </style:style>
    <style:style style:name="T386" style:family="text">
      <style:text-properties fo:font-variant="normal" fo:text-transform="none" fo:color="#000000" style:font-name="Liberation Serif" fo:font-size="12pt" fo:letter-spacing="normal" fo:font-style="normal" fo:font-weight="normal" officeooo:rsid="0340a775" style:font-style-asian="normal" style:font-weight-asian="normal" style:font-style-complex="normal" style:font-weight-complex="normal"/>
    </style:style>
    <style:style style:name="T387" style:family="text">
      <style:text-properties fo:font-variant="normal" fo:text-transform="none" fo:color="#000000" style:font-name="Liberation Serif" fo:font-size="12pt" fo:letter-spacing="normal" fo:font-style="normal" fo:font-weight="normal" officeooo:rsid="03287b6a" style:font-style-asian="normal" style:font-weight-asian="normal" style:font-style-complex="normal" style:font-weight-complex="normal"/>
    </style:style>
    <style:style style:name="T388" style:family="text">
      <style:text-properties fo:font-variant="normal" fo:text-transform="none" fo:color="#000000" style:font-name="Liberation Serif" fo:font-size="12pt" fo:letter-spacing="normal" fo:font-style="normal" fo:font-weight="normal" officeooo:rsid="03fb2f9c" style:font-style-asian="normal" style:font-weight-asian="normal" style:font-style-complex="normal" style:font-weight-complex="normal"/>
    </style:style>
    <style:style style:name="T389" style:family="text">
      <style:text-properties fo:font-variant="normal" fo:text-transform="none" fo:color="#000000" style:font-name="Liberation Serif" fo:font-size="12pt" fo:letter-spacing="normal" fo:font-style="normal" fo:font-weight="normal" officeooo:rsid="044ec987" style:font-style-asian="normal" style:font-weight-asian="normal" style:font-style-complex="normal" style:font-weight-complex="normal"/>
    </style:style>
    <style:style style:name="T390" style:family="text">
      <style:text-properties fo:font-variant="normal" fo:text-transform="none" fo:color="#000000" style:font-name="Liberation Serif" fo:font-size="12pt" fo:letter-spacing="normal" fo:font-style="normal" fo:font-weight="normal" officeooo:rsid="0454723f" style:font-style-asian="normal" style:font-weight-asian="normal" style:font-style-complex="normal" style:font-weight-complex="normal"/>
    </style:style>
    <style:style style:name="T391" style:family="text">
      <style:text-properties fo:font-variant="normal" fo:text-transform="none" fo:color="#000000" style:font-name="Liberation Serif" fo:font-size="12pt" fo:letter-spacing="normal" fo:font-style="normal" fo:font-weight="normal" officeooo:rsid="03a6cc95" style:font-style-asian="normal" style:font-weight-asian="normal" style:font-style-complex="normal" style:font-weight-complex="normal"/>
    </style:style>
    <style:style style:name="T392" style:family="text">
      <style:text-properties fo:font-variant="normal" fo:text-transform="none" fo:color="#000000" style:font-name="Liberation Serif" fo:font-size="12pt" fo:letter-spacing="normal" fo:font-style="normal" fo:font-weight="normal" officeooo:rsid="03f07d6f" style:font-style-asian="normal" style:font-weight-asian="normal" style:font-style-complex="normal" style:font-weight-complex="normal"/>
    </style:style>
    <style:style style:name="T393" style:family="text">
      <style:text-properties fo:font-variant="normal" fo:text-transform="none" fo:color="#000000" style:font-name="Liberation Serif" fo:font-size="12pt" fo:letter-spacing="normal" fo:font-style="normal" fo:font-weight="normal" officeooo:rsid="03f26c9b" style:font-style-asian="normal" style:font-weight-asian="normal" style:font-style-complex="normal" style:font-weight-complex="normal"/>
    </style:style>
    <style:style style:name="T394" style:family="text">
      <style:text-properties fo:font-variant="normal" fo:text-transform="none" fo:color="#000000" style:font-name="Liberation Serif" fo:font-size="12pt" fo:letter-spacing="normal" fo:font-style="normal" fo:font-weight="normal" officeooo:rsid="0472d96b" style:font-style-asian="normal" style:font-weight-asian="normal" style:font-style-complex="normal" style:font-weight-complex="normal"/>
    </style:style>
    <style:style style:name="T395" style:family="text">
      <style:text-properties fo:font-variant="normal" fo:text-transform="none" fo:color="#000000" style:font-name="Liberation Serif" fo:font-size="12pt" fo:letter-spacing="normal" fo:font-style="normal" fo:font-weight="normal" officeooo:rsid="033eb950" style:font-style-asian="normal" style:font-weight-asian="normal" style:font-style-complex="normal" style:font-weight-complex="normal"/>
    </style:style>
    <style:style style:name="T396" style:family="text">
      <style:text-properties fo:font-variant="normal" fo:text-transform="none" fo:color="#000000" style:font-name="Liberation Serif" fo:font-size="12pt" fo:letter-spacing="normal" fo:font-style="normal" fo:font-weight="normal" officeooo:rsid="04179401" style:font-style-asian="normal" style:font-weight-asian="normal" style:font-style-complex="normal" style:font-weight-complex="normal"/>
    </style:style>
    <style:style style:name="T397" style:family="text">
      <style:text-properties fo:font-variant="normal" fo:text-transform="none" fo:color="#000000" style:font-name="Liberation Serif" fo:font-size="12pt" fo:letter-spacing="normal" fo:font-style="italic" fo:font-weight="normal" officeooo:rsid="04179401" style:font-style-asian="italic" style:font-weight-asian="normal" style:font-style-complex="italic" style:font-weight-complex="normal"/>
    </style:style>
    <style:style style:name="T398" style:family="text">
      <style:text-properties fo:font-variant="normal" fo:text-transform="none" fo:color="#c9211e" style:font-name="Liberation Serif" fo:font-size="12pt" fo:letter-spacing="normal"/>
    </style:style>
    <style:style style:name="T399" style:family="text">
      <style:text-properties fo:font-variant="normal" fo:text-transform="none" fo:color="#c9211e" style:font-name="Liberation Serif" fo:font-size="12pt" fo:letter-spacing="normal" fo:font-weight="bold" style:font-weight-asian="bold" style:font-weight-complex="bold"/>
    </style:style>
    <style:style style:name="T400" style:family="text">
      <style:text-properties fo:font-variant="normal" fo:text-transform="none" fo:color="#c9211e" style:font-name="Liberation Serif" fo:font-size="12pt" fo:letter-spacing="normal" fo:font-weight="bold" officeooo:rsid="045958c3" style:font-weight-asian="bold" style:font-weight-complex="bold"/>
    </style:style>
    <style:style style:name="T401" style:family="text">
      <style:text-properties fo:font-variant="normal" fo:text-transform="none" fo:color="#c9211e" style:font-name="Liberation Serif" fo:font-size="12pt" fo:letter-spacing="normal" officeooo:rsid="045958c3"/>
    </style:style>
    <style:style style:name="T402" style:family="text">
      <style:text-properties officeooo:rsid="036b3877"/>
    </style:style>
    <style:style style:name="T403" style:family="text">
      <style:text-properties officeooo:rsid="036cc403"/>
    </style:style>
    <style:style style:name="T404" style:family="text">
      <style:text-properties officeooo:rsid="036e8b55"/>
    </style:style>
    <style:style style:name="T405" style:family="text">
      <style:text-properties officeooo:rsid="036f0d9b"/>
    </style:style>
    <style:style style:name="T406" style:family="text">
      <style:text-properties officeooo:rsid="03709266"/>
    </style:style>
    <style:style style:name="T407" style:family="text">
      <style:text-properties officeooo:rsid="03721e1a"/>
    </style:style>
    <style:style style:name="T408" style:family="text">
      <style:text-properties officeooo:rsid="0373babe"/>
    </style:style>
    <style:style style:name="T409" style:family="text">
      <style:text-properties officeooo:rsid="037415bc"/>
    </style:style>
    <style:style style:name="T410" style:family="text">
      <style:text-properties officeooo:rsid="0376afbb"/>
    </style:style>
    <style:style style:name="T411" style:family="text">
      <style:text-properties officeooo:rsid="03782fd4"/>
    </style:style>
    <style:style style:name="T412" style:family="text">
      <style:text-properties officeooo:rsid="03787478"/>
    </style:style>
    <style:style style:name="T413" style:family="text">
      <style:text-properties officeooo:rsid="0379a2ae"/>
    </style:style>
    <style:style style:name="T414" style:family="text">
      <style:text-properties officeooo:rsid="037b1a6c"/>
    </style:style>
    <style:style style:name="T415" style:family="text">
      <style:text-properties officeooo:rsid="037eacca"/>
    </style:style>
    <style:style style:name="T416" style:family="text">
      <style:text-properties officeooo:rsid="037f5bd8"/>
    </style:style>
    <style:style style:name="T417" style:family="text">
      <style:text-properties officeooo:rsid="03815aeb"/>
    </style:style>
    <style:style style:name="T418" style:family="text">
      <style:text-properties officeooo:rsid="038371ca"/>
    </style:style>
    <style:style style:name="T419" style:family="text">
      <style:text-properties officeooo:rsid="0384d4de"/>
    </style:style>
    <style:style style:name="T420" style:family="text">
      <style:text-properties officeooo:rsid="038508b2"/>
    </style:style>
    <style:style style:name="T421" style:family="text">
      <style:text-properties officeooo:rsid="03851310"/>
    </style:style>
    <style:style style:name="T422" style:family="text">
      <style:text-properties officeooo:rsid="03869617"/>
    </style:style>
    <style:style style:name="T423" style:family="text">
      <style:text-properties officeooo:rsid="03884704"/>
    </style:style>
    <style:style style:name="T424" style:family="text">
      <style:text-properties officeooo:rsid="038913bb"/>
    </style:style>
    <style:style style:name="T425" style:family="text">
      <style:text-properties officeooo:rsid="038aaa61"/>
    </style:style>
    <style:style style:name="T426" style:family="text">
      <style:text-properties officeooo:rsid="038b3e5a"/>
    </style:style>
    <style:style style:name="T427" style:family="text">
      <style:text-properties officeooo:rsid="038b4bbd"/>
    </style:style>
    <style:style style:name="T428" style:family="text">
      <style:text-properties officeooo:rsid="038c9a07"/>
    </style:style>
    <style:style style:name="T429" style:family="text">
      <style:text-properties officeooo:rsid="038d1659"/>
    </style:style>
    <style:style style:name="T430" style:family="text">
      <style:text-properties officeooo:rsid="038da5d2"/>
    </style:style>
    <style:style style:name="T431" style:family="text">
      <style:text-properties officeooo:rsid="038e0439"/>
    </style:style>
    <style:style style:name="T432" style:family="text">
      <style:text-properties officeooo:rsid="038e2393"/>
    </style:style>
    <style:style style:name="T433" style:family="text">
      <style:text-properties officeooo:rsid="038f568b"/>
    </style:style>
    <style:style style:name="T434" style:family="text">
      <style:text-properties officeooo:rsid="03932e89"/>
    </style:style>
    <style:style style:name="T435" style:family="text">
      <style:text-properties officeooo:rsid="03941c1e"/>
    </style:style>
    <style:style style:name="T436" style:family="text">
      <style:text-properties officeooo:rsid="0395bdd4"/>
    </style:style>
    <style:style style:name="T437" style:family="text">
      <style:text-properties officeooo:rsid="0395f550"/>
    </style:style>
    <style:style style:name="T438" style:family="text">
      <style:text-properties officeooo:rsid="039a1aab"/>
    </style:style>
    <style:style style:name="T439" style:family="text">
      <style:text-properties officeooo:rsid="039a5d7a"/>
    </style:style>
    <style:style style:name="T440" style:family="text">
      <style:text-properties officeooo:rsid="039aec9d"/>
    </style:style>
    <style:style style:name="T441" style:family="text">
      <style:text-properties officeooo:rsid="039e7a56"/>
    </style:style>
    <style:style style:name="T442" style:family="text">
      <style:text-properties officeooo:rsid="039fdf27"/>
    </style:style>
    <style:style style:name="T443" style:family="text">
      <style:text-properties officeooo:rsid="03a072a6"/>
    </style:style>
    <style:style style:name="T444" style:family="text">
      <style:text-properties officeooo:rsid="03a0c97a"/>
    </style:style>
    <style:style style:name="T445" style:family="text">
      <style:text-properties officeooo:rsid="03a20328"/>
    </style:style>
    <style:style style:name="T446" style:family="text">
      <style:text-properties fo:font-weight="normal" officeooo:rsid="03324434" style:font-style-asian="normal" style:font-weight-asian="normal" style:font-style-complex="normal" style:font-weight-complex="normal"/>
    </style:style>
    <style:style style:name="T447" style:family="text">
      <style:text-properties fo:font-weight="normal" officeooo:rsid="0339bb8b" style:font-style-asian="normal" style:font-weight-asian="normal" style:font-style-complex="normal" style:font-weight-complex="normal"/>
    </style:style>
    <style:style style:name="T448" style:family="text">
      <style:text-properties fo:font-weight="normal" officeooo:rsid="03a2a971" style:font-style-asian="normal" style:font-weight-asian="normal" style:font-style-complex="normal" style:font-weight-complex="normal"/>
    </style:style>
    <style:style style:name="T449" style:family="text">
      <style:text-properties fo:font-weight="normal" officeooo:rsid="033923fb" style:font-style-asian="normal" style:font-weight-asian="normal" style:font-style-complex="normal" style:font-weight-complex="normal"/>
    </style:style>
    <style:style style:name="T450" style:family="text">
      <style:text-properties fo:font-weight="normal" officeooo:rsid="03ba7e61" style:font-style-asian="normal" style:font-weight-asian="normal" style:font-style-complex="normal" style:font-weight-complex="normal"/>
    </style:style>
    <style:style style:name="T451" style:family="text">
      <style:text-properties fo:font-weight="normal" officeooo:rsid="03bbc521" style:font-style-asian="normal" style:font-weight-asian="normal" style:font-style-complex="normal" style:font-weight-complex="normal"/>
    </style:style>
    <style:style style:name="T452" style:family="text">
      <style:text-properties fo:font-weight="normal" officeooo:rsid="03d1a0c7" style:font-style-asian="normal" style:font-weight-asian="normal" style:font-style-complex="normal" style:font-weight-complex="normal"/>
    </style:style>
    <style:style style:name="T453" style:family="text">
      <style:text-properties fo:font-weight="normal" officeooo:rsid="03e73f62" style:font-style-asian="normal" style:font-weight-asian="normal" style:font-style-complex="normal" style:font-weight-complex="normal"/>
    </style:style>
    <style:style style:name="T454" style:family="text">
      <style:text-properties fo:font-weight="normal" officeooo:rsid="03ecfd85" style:font-style-asian="normal" style:font-weight-asian="normal" style:font-style-complex="normal" style:font-weight-complex="normal"/>
    </style:style>
    <style:style style:name="T455" style:family="text">
      <style:text-properties fo:font-weight="normal" officeooo:rsid="03287b6a" style:font-style-asian="normal" style:font-weight-asian="normal" style:font-style-complex="normal" style:font-weight-complex="normal"/>
    </style:style>
    <style:style style:name="T456" style:family="text">
      <style:text-properties fo:font-weight="normal" officeooo:rsid="0340a775" style:font-style-asian="normal" style:font-weight-asian="normal" style:font-style-complex="normal" style:font-weight-complex="normal"/>
    </style:style>
    <style:style style:name="T457" style:family="text">
      <style:text-properties fo:font-weight="normal" officeooo:rsid="040f4275" style:font-style-asian="normal" style:font-weight-asian="normal" style:font-style-complex="normal" style:font-weight-complex="normal"/>
    </style:style>
    <style:style style:name="T458" style:family="text">
      <style:text-properties fo:font-weight="normal" officeooo:rsid="044ec987" style:font-style-asian="normal" style:font-weight-asian="normal" style:font-style-complex="normal" style:font-weight-complex="normal"/>
    </style:style>
    <style:style style:name="T459" style:family="text">
      <style:text-properties fo:font-weight="normal" officeooo:rsid="04625fe3" style:font-style-asian="normal" style:font-weight-asian="normal" style:font-style-complex="normal" style:font-weight-complex="normal"/>
    </style:style>
    <style:style style:name="T460" style:family="text">
      <style:text-properties officeooo:rsid="03a2a971"/>
    </style:style>
    <style:style style:name="T461" style:family="text">
      <style:text-properties officeooo:rsid="03a39a3d"/>
    </style:style>
    <style:style style:name="T462" style:family="text">
      <style:text-properties officeooo:rsid="03a51cf4"/>
    </style:style>
    <style:style style:name="T463" style:family="text">
      <style:text-properties officeooo:rsid="03a66125"/>
    </style:style>
    <style:style style:name="T464" style:family="text">
      <style:text-properties officeooo:rsid="03a6cc95"/>
    </style:style>
    <style:style style:name="T465" style:family="text">
      <style:text-properties officeooo:rsid="03a8544f"/>
    </style:style>
    <style:style style:name="T466" style:family="text">
      <style:text-properties officeooo:rsid="03aaaacd"/>
    </style:style>
    <style:style style:name="T467" style:family="text">
      <style:text-properties officeooo:rsid="03abfeda"/>
    </style:style>
    <style:style style:name="T468" style:family="text">
      <style:text-properties officeooo:rsid="03ac3d69"/>
    </style:style>
    <style:style style:name="T469" style:family="text">
      <style:text-properties officeooo:rsid="03ade954"/>
    </style:style>
    <style:style style:name="T470" style:family="text">
      <style:text-properties officeooo:rsid="03b0cd8d"/>
    </style:style>
    <style:style style:name="T471" style:family="text">
      <style:text-properties officeooo:rsid="03b0fc00"/>
    </style:style>
    <style:style style:name="T472" style:family="text">
      <style:text-properties officeooo:rsid="03b14c68"/>
    </style:style>
    <style:style style:name="T473" style:family="text">
      <style:text-properties officeooo:rsid="03b2bdaf"/>
    </style:style>
    <style:style style:name="T474" style:family="text">
      <style:text-properties officeooo:rsid="03b3d4ef"/>
    </style:style>
    <style:style style:name="T475" style:family="text">
      <style:text-properties officeooo:rsid="03b54600"/>
    </style:style>
    <style:style style:name="T476" style:family="text">
      <style:text-properties officeooo:rsid="03b62ff3"/>
    </style:style>
    <style:style style:name="T477" style:family="text">
      <style:text-properties officeooo:rsid="03b6bf31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officeooo:rsid="03b93896" style:font-weight-asian="bold" style:font-weight-complex="bold"/>
    </style:style>
    <style:style style:name="T480" style:family="text">
      <style:text-properties officeooo:rsid="03ba7e61"/>
    </style:style>
    <style:style style:name="T481" style:family="text">
      <style:text-properties officeooo:rsid="03bcd62f"/>
    </style:style>
    <style:style style:name="T482" style:family="text">
      <style:text-properties officeooo:rsid="03bd4da0"/>
    </style:style>
    <style:style style:name="T483" style:family="text">
      <style:text-properties officeooo:rsid="03bde554"/>
    </style:style>
    <style:style style:name="T484" style:family="text">
      <style:text-properties officeooo:rsid="03bf20af"/>
    </style:style>
    <style:style style:name="T485" style:family="text">
      <style:text-properties officeooo:rsid="03c191d4"/>
    </style:style>
    <style:style style:name="T486" style:family="text">
      <style:text-properties officeooo:rsid="03c2e13f"/>
    </style:style>
    <style:style style:name="T487" style:family="text">
      <style:text-properties officeooo:rsid="03c3c13c"/>
    </style:style>
    <style:style style:name="T488" style:family="text">
      <style:text-properties officeooo:rsid="03c62998"/>
    </style:style>
    <style:style style:name="T489" style:family="text">
      <style:text-properties officeooo:rsid="03c6981e"/>
    </style:style>
    <style:style style:name="T490" style:family="text">
      <style:text-properties officeooo:rsid="03c815bc"/>
    </style:style>
    <style:style style:name="T491" style:family="text">
      <style:text-properties officeooo:rsid="03c8c2fc"/>
    </style:style>
    <style:style style:name="T492" style:family="text">
      <style:text-properties officeooo:rsid="03ca7d83"/>
    </style:style>
    <style:style style:name="T493" style:family="text">
      <style:text-properties officeooo:rsid="03cbf8b3"/>
    </style:style>
    <style:style style:name="T494" style:family="text">
      <style:text-properties officeooo:rsid="03cc3a39"/>
    </style:style>
    <style:style style:name="T495" style:family="text">
      <style:text-properties officeooo:rsid="03cdbe18"/>
    </style:style>
    <style:style style:name="T496" style:family="text">
      <style:text-properties officeooo:rsid="03cef815"/>
    </style:style>
    <style:style style:name="T497" style:family="text">
      <style:text-properties officeooo:rsid="03d073bf"/>
    </style:style>
    <style:style style:name="T498" style:family="text">
      <style:text-properties officeooo:rsid="03d135aa"/>
    </style:style>
    <style:style style:name="T499" style:family="text">
      <style:text-properties officeooo:rsid="03d1a0c7"/>
    </style:style>
    <style:style style:name="T500" style:family="text">
      <style:text-properties officeooo:rsid="03d2d314"/>
    </style:style>
    <style:style style:name="T501" style:family="text">
      <style:text-properties officeooo:rsid="03d4defd"/>
    </style:style>
    <style:style style:name="T502" style:family="text">
      <style:text-properties fo:color="#000000" fo:font-style="normal" fo:font-weight="normal" officeooo:rsid="03287b6a" style:font-style-asian="normal" style:font-weight-asian="normal" style:font-style-complex="normal" style:font-weight-complex="normal"/>
    </style:style>
    <style:style style:name="T503" style:family="text">
      <style:text-properties fo:color="#000000" fo:font-style="normal" fo:font-weight="normal" officeooo:rsid="038da5d2" style:font-style-asian="normal" style:font-weight-asian="normal" style:font-style-complex="normal" style:font-weight-complex="normal"/>
    </style:style>
    <style:style style:name="T504" style:family="text">
      <style:text-properties fo:color="#000000" fo:font-style="normal" fo:font-weight="normal" officeooo:rsid="032e47ea" style:font-style-asian="normal" style:font-weight-asian="normal" style:font-style-complex="normal" style:font-weight-complex="normal"/>
    </style:style>
    <style:style style:name="T505" style:family="text">
      <style:text-properties fo:color="#000000" fo:font-style="normal" fo:font-weight="normal" officeooo:rsid="041ef662" style:font-style-asian="normal" style:font-weight-asian="normal" style:font-style-complex="normal" style:font-weight-complex="normal"/>
    </style:style>
    <style:style style:name="T506" style:family="text">
      <style:text-properties fo:color="#000000" fo:font-style="normal" fo:font-weight="normal" officeooo:rsid="0436adf7" style:font-style-asian="normal" style:font-weight-asian="normal" style:font-style-complex="normal" style:font-weight-complex="normal"/>
    </style:style>
    <style:style style:name="T507" style:family="text">
      <style:text-properties fo:color="#000000" fo:font-style="normal" fo:font-weight="normal" officeooo:rsid="038508b2" style:font-style-asian="normal" style:font-weight-asian="normal" style:font-style-complex="normal" style:font-weight-complex="normal"/>
    </style:style>
    <style:style style:name="T508" style:family="text">
      <style:text-properties fo:color="#000000" fo:font-style="normal" fo:font-weight="normal" officeooo:rsid="0329d8b7" style:font-style-asian="normal" style:font-weight-asian="normal" style:font-style-complex="normal" style:font-weight-complex="normal"/>
    </style:style>
    <style:style style:name="T509" style:family="text">
      <style:text-properties fo:color="#000000" fo:font-style="normal" fo:font-weight="normal" officeooo:rsid="047a2781" style:font-style-asian="normal" style:font-weight-asian="normal" style:font-style-complex="normal" style:font-weight-complex="normal"/>
    </style:style>
    <style:style style:name="T510" style:family="text">
      <style:text-properties fo:color="#000000" fo:font-style="normal" fo:font-weight="normal" officeooo:rsid="044ec987" style:font-style-asian="normal" style:font-weight-asian="normal" style:font-style-complex="normal" style:font-weight-complex="normal"/>
    </style:style>
    <style:style style:name="T511" style:family="text">
      <style:text-properties officeooo:rsid="03d7459c"/>
    </style:style>
    <style:style style:name="T512" style:family="text">
      <style:text-properties officeooo:rsid="03d94eb2"/>
    </style:style>
    <style:style style:name="T513" style:family="text">
      <style:text-properties officeooo:rsid="03da99c5"/>
    </style:style>
    <style:style style:name="T514" style:family="text">
      <style:text-properties officeooo:rsid="03def038"/>
    </style:style>
    <style:style style:name="T515" style:family="text">
      <style:text-properties officeooo:rsid="03df704c"/>
    </style:style>
    <style:style style:name="T516" style:family="text">
      <style:text-properties officeooo:rsid="03e08ce2"/>
    </style:style>
    <style:style style:name="T517" style:family="text">
      <style:text-properties officeooo:rsid="03e0c44f"/>
    </style:style>
    <style:style style:name="T518" style:family="text">
      <style:text-properties officeooo:rsid="03e5ee56"/>
    </style:style>
    <style:style style:name="T519" style:family="text">
      <style:text-properties officeooo:rsid="03e73f62"/>
    </style:style>
    <style:style style:name="T520" style:family="text">
      <style:text-properties officeooo:rsid="03e95c17"/>
    </style:style>
    <style:style style:name="T521" style:family="text">
      <style:text-properties officeooo:rsid="03ea6d19"/>
    </style:style>
    <style:style style:name="T522" style:family="text">
      <style:text-properties officeooo:rsid="03ee5e45"/>
    </style:style>
    <style:style style:name="T523" style:family="text">
      <style:text-properties officeooo:rsid="03f07d6f"/>
    </style:style>
    <style:style style:name="T524" style:family="text">
      <style:text-properties officeooo:rsid="03f09719"/>
    </style:style>
    <style:style style:name="T525" style:family="text">
      <style:text-properties officeooo:rsid="03f26c9b"/>
    </style:style>
    <style:style style:name="T526" style:family="text">
      <style:text-properties officeooo:rsid="03f4dc73"/>
    </style:style>
    <style:style style:name="T527" style:family="text">
      <style:text-properties officeooo:rsid="03f5ba78"/>
    </style:style>
    <style:style style:name="T528" style:family="text">
      <style:text-properties officeooo:rsid="03fc95d0"/>
    </style:style>
    <style:style style:name="T529" style:family="text">
      <style:text-properties officeooo:rsid="03fd1465"/>
    </style:style>
    <style:style style:name="T530" style:family="text">
      <style:text-properties officeooo:rsid="03fda166"/>
    </style:style>
    <style:style style:name="T531" style:family="text">
      <style:text-properties officeooo:rsid="03fe9b60"/>
    </style:style>
    <style:style style:name="T532" style:family="text">
      <style:text-properties officeooo:rsid="03ffa2f8"/>
    </style:style>
    <style:style style:name="T533" style:family="text">
      <style:text-properties officeooo:rsid="0400f2d1"/>
    </style:style>
    <style:style style:name="T534" style:family="text">
      <style:text-properties officeooo:rsid="0402db77"/>
    </style:style>
    <style:style style:name="T535" style:family="text">
      <style:text-properties officeooo:rsid="0404b65a"/>
    </style:style>
    <style:style style:name="T536" style:family="text">
      <style:text-properties officeooo:rsid="0405d957"/>
    </style:style>
    <style:style style:name="T537" style:family="text">
      <style:text-properties officeooo:rsid="0406b771"/>
    </style:style>
    <style:style style:name="T538" style:family="text">
      <style:text-properties officeooo:rsid="0408992b"/>
    </style:style>
    <style:style style:name="T539" style:family="text">
      <style:text-properties officeooo:rsid="0409413a"/>
    </style:style>
    <style:style style:name="T540" style:family="text">
      <style:text-properties officeooo:rsid="040b3253"/>
    </style:style>
    <style:style style:name="T541" style:family="text">
      <style:text-properties officeooo:rsid="040c1aa4"/>
    </style:style>
    <style:style style:name="T542" style:family="text">
      <style:text-properties style:text-underline-style="none" officeooo:rsid="03385e56"/>
    </style:style>
    <style:style style:name="T543" style:family="text">
      <style:text-properties style:text-underline-style="none" officeooo:rsid="040c1aa4"/>
    </style:style>
    <style:style style:name="T544" style:family="text">
      <style:text-properties style:text-underline-style="none" officeooo:rsid="045ed7eb"/>
    </style:style>
    <style:style style:name="T545" style:family="text">
      <style:text-properties officeooo:rsid="040d7ac1"/>
    </style:style>
    <style:style style:name="T546" style:family="text">
      <style:text-properties officeooo:rsid="040dc6ae"/>
    </style:style>
    <style:style style:name="T547" style:family="text">
      <style:text-properties officeooo:rsid="040f4275"/>
    </style:style>
    <style:style style:name="T548" style:family="text">
      <style:text-properties officeooo:rsid="04113891"/>
    </style:style>
    <style:style style:name="T549" style:family="text">
      <style:text-properties officeooo:rsid="0413ba37"/>
    </style:style>
    <style:style style:name="T550" style:family="text">
      <style:text-properties officeooo:rsid="04159d32"/>
    </style:style>
    <style:style style:name="T551" style:family="text">
      <style:text-properties officeooo:rsid="04179401"/>
    </style:style>
    <style:style style:name="T552" style:family="text">
      <style:text-properties officeooo:rsid="04180d2b"/>
    </style:style>
    <style:style style:name="T553" style:family="text">
      <style:text-properties officeooo:rsid="041c7dda"/>
    </style:style>
    <style:style style:name="T554" style:family="text">
      <style:text-properties officeooo:rsid="041e2b20"/>
    </style:style>
    <style:style style:name="T555" style:family="text">
      <style:text-properties officeooo:rsid="041ee842"/>
    </style:style>
    <style:style style:name="T556" style:family="text">
      <style:text-properties officeooo:rsid="041ef662"/>
    </style:style>
    <style:style style:name="T557" style:family="text">
      <style:text-properties officeooo:rsid="041fb800"/>
    </style:style>
    <style:style style:name="T558" style:family="text">
      <style:text-properties officeooo:rsid="04216096"/>
    </style:style>
    <style:style style:name="T559" style:family="text">
      <style:text-properties officeooo:rsid="04223897"/>
    </style:style>
    <style:style style:name="T560" style:family="text">
      <style:text-properties officeooo:rsid="0368e483" style:font-style-asian="normal" style:font-weight-asian="normal" style:font-style-complex="normal" style:font-weight-complex="normal"/>
    </style:style>
    <style:style style:name="T561" style:family="text">
      <style:text-properties officeooo:rsid="0373babe" style:font-style-asian="normal" style:font-weight-asian="normal" style:font-style-complex="normal" style:font-weight-complex="normal"/>
    </style:style>
    <style:style style:name="T562" style:family="text">
      <style:text-properties officeooo:rsid="042310d9" style:font-style-asian="normal" style:font-weight-asian="normal" style:font-style-complex="normal" style:font-weight-complex="normal"/>
    </style:style>
    <style:style style:name="T563" style:family="text">
      <style:text-properties officeooo:rsid="042310d9"/>
    </style:style>
    <style:style style:name="T564" style:family="text">
      <style:text-properties officeooo:rsid="0424dc48"/>
    </style:style>
    <style:style style:name="T565" style:family="text">
      <style:text-properties officeooo:rsid="0426a572"/>
    </style:style>
    <style:style style:name="T566" style:family="text">
      <style:text-properties officeooo:rsid="042852d8"/>
    </style:style>
    <style:style style:name="T567" style:family="text">
      <style:text-properties officeooo:rsid="0428aea4"/>
    </style:style>
    <style:style style:name="T568" style:family="text">
      <style:text-properties officeooo:rsid="0429bfd0"/>
    </style:style>
    <style:style style:name="T569" style:family="text">
      <style:text-properties officeooo:rsid="0429c6d2"/>
    </style:style>
    <style:style style:name="T570" style:family="text">
      <style:text-properties officeooo:rsid="042b8e7c"/>
    </style:style>
    <style:style style:name="T571" style:family="text">
      <style:text-properties officeooo:rsid="042cceb2"/>
    </style:style>
    <style:style style:name="T572" style:family="text">
      <style:text-properties officeooo:rsid="042de07e"/>
    </style:style>
    <style:style style:name="T573" style:family="text">
      <style:text-properties officeooo:rsid="042f165d"/>
    </style:style>
    <style:style style:name="T574" style:family="text">
      <style:text-properties officeooo:rsid="042feaab"/>
    </style:style>
    <style:style style:name="T575" style:family="text">
      <style:text-properties officeooo:rsid="0430b585"/>
    </style:style>
    <style:style style:name="T576" style:family="text">
      <style:text-properties officeooo:rsid="04328ee6"/>
    </style:style>
    <style:style style:name="T577" style:family="text">
      <style:text-properties officeooo:rsid="0432910e"/>
    </style:style>
    <style:style style:name="T578" style:family="text">
      <style:text-properties officeooo:rsid="043434d6"/>
    </style:style>
    <style:style style:name="T579" style:family="text">
      <style:text-properties officeooo:rsid="0434738a"/>
    </style:style>
    <style:style style:name="T580" style:family="text">
      <style:text-properties officeooo:rsid="0435cc6f"/>
    </style:style>
    <style:style style:name="T581" style:family="text">
      <style:text-properties officeooo:rsid="0436adf7"/>
    </style:style>
    <style:style style:name="T582" style:family="text">
      <style:text-properties officeooo:rsid="043a5ae7"/>
    </style:style>
    <style:style style:name="T583" style:family="text">
      <style:text-properties officeooo:rsid="043e24e7"/>
    </style:style>
    <style:style style:name="T584" style:family="text">
      <style:text-properties officeooo:rsid="04411988"/>
    </style:style>
    <style:style style:name="T585" style:family="text">
      <style:text-properties officeooo:rsid="04426b58"/>
    </style:style>
    <style:style style:name="T586" style:family="text">
      <style:text-properties officeooo:rsid="0443aaf7"/>
    </style:style>
    <style:style style:name="T587" style:family="text">
      <style:text-properties officeooo:rsid="0446b328"/>
    </style:style>
    <style:style style:name="T588" style:family="text">
      <style:text-properties officeooo:rsid="0446f07a"/>
    </style:style>
    <style:style style:name="T589" style:family="text">
      <style:text-properties officeooo:rsid="0448e9ce"/>
    </style:style>
    <style:style style:name="T590" style:family="text">
      <style:text-properties officeooo:rsid="044a68af"/>
    </style:style>
    <style:style style:name="T591" style:family="text">
      <style:text-properties officeooo:rsid="044aea72"/>
    </style:style>
    <style:style style:name="T592" style:family="text">
      <style:text-properties officeooo:rsid="044cccc9"/>
    </style:style>
    <style:style style:name="T593" style:family="text">
      <style:text-properties officeooo:rsid="044deadd"/>
    </style:style>
    <style:style style:name="T594" style:family="text">
      <style:text-properties officeooo:rsid="044e3e70"/>
    </style:style>
    <style:style style:name="T595" style:family="text">
      <style:text-properties officeooo:rsid="044ec987"/>
    </style:style>
    <style:style style:name="T596" style:family="text">
      <style:text-properties officeooo:rsid="044f721e"/>
    </style:style>
    <style:style style:name="T597" style:family="text">
      <style:text-properties officeooo:rsid="04511302"/>
    </style:style>
    <style:style style:name="T598" style:family="text">
      <style:text-properties officeooo:rsid="04531220"/>
    </style:style>
    <style:style style:name="T599" style:family="text">
      <style:text-properties officeooo:rsid="0454723f"/>
    </style:style>
    <style:style style:name="T600" style:family="text">
      <style:text-properties officeooo:rsid="0454faca"/>
    </style:style>
    <style:style style:name="T601" style:family="text">
      <style:text-properties officeooo:rsid="045709cd"/>
    </style:style>
    <style:style style:name="T602" style:family="text">
      <style:text-properties officeooo:rsid="045d70f7"/>
    </style:style>
    <style:style style:name="T603" style:family="text">
      <style:text-properties officeooo:rsid="04625fe3"/>
    </style:style>
    <style:style style:name="T604" style:family="text">
      <style:text-properties officeooo:rsid="046fa0c6"/>
    </style:style>
    <style:style style:name="T605" style:family="text">
      <style:text-properties officeooo:rsid="0476f739"/>
    </style:style>
    <style:style style:name="T606" style:family="text">
      <style:text-properties officeooo:rsid="04771449"/>
    </style:style>
    <style:style style:name="T607" style:family="text">
      <style:text-properties officeooo:rsid="047a2781"/>
    </style:style>
    <style:style style:name="T608" style:family="text">
      <style:text-properties fo:color="#c9211e"/>
    </style:style>
    <style:style style:name="T609" style:family="text">
      <style:text-properties fo:color="#c9211e" fo:font-weight="bold" fo:background-color="transparent" loext:char-shading-value="0" style:font-weight-asian="bold" style:font-weight-complex="bold"/>
    </style:style>
    <style:style style:name="T610" style:family="text">
      <style:text-properties officeooo:rsid="04812e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57647183920">
          <table:table-cell table:style-name="Table1.A1" office:value-type="string">
            <text:p text:style-name="P5">2973</text:p>
          </table:table-cell>
          <table:table-cell table:style-name="Table1.A1" office:value-type="string">
            <text:p text:style-name="P6">Florimons vient en Albanie</text:p>
          </table:table-cell>
          <table:table-cell table:style-name="Table1.C1" office:value-type="string">
            <text:p text:style-name="P51">B<text:span text:style-name="T140">EMW</text:span>] ...uint <text:span text:style-name="T140">(EMW vint)…</text:span> <text:s/><text:span text:style-name="T595">K] ...uunt...</text:span></text:p>
          </table:table-cell>
        </table:table-row>
        <table:table-row table:style-name="TableLine93957657965776">
          <table:table-cell table:style-name="Table1.A2" office:value-type="string">
            <text:p text:style-name="P5">2974</text:p>
          </table:table-cell>
          <table:table-cell table:style-name="Table1.A2" office:value-type="string">
            <text:p text:style-name="P6">La terre trovait <text:span text:style-name="T56">(H trova)</text:span> enhermie</text:p>
          </table:table-cell>
          <table:table-cell table:style-name="Table1.C2" office:value-type="string">
            <text:p text:style-name="P148">A<text:span text:style-name="T140">ELMTW</text:span>] ...troua <text:span text:style-name="T140">(EMW trouua) (T a)</text:span>… <text:s/><text:span text:style-name="T98">B] ...trueue… <text:s/>DH2] Mout</text:span><text:span text:style-name="T549"> trueue la terre… <text:s/>GK] ...troue… <text:s/>I</text:span><text:span text:style-name="T317">] </text:span><text:span text:style-name="T335">Le...trouue...</text:span></text:p>
          </table:table-cell>
        </table:table-row>
        <table:table-row table:style-name="TableLine93957651545792">
          <table:table-cell table:style-name="Table1.A2" office:value-type="string">
            <text:p text:style-name="P5">2975</text:p>
          </table:table-cell>
          <table:table-cell table:style-name="Table1.A2" office:value-type="string">
            <text:p text:style-name="P6">A Duras est venus tot droit</text:p>
          </table:table-cell>
          <table:table-cell table:style-name="Table1.C2" office:value-type="string">
            <text:p text:style-name="P302">D] A durart… <text:s/><text:span text:style-name="T523">W] A durarzsi sen vint...</text:span></text:p>
          </table:table-cell>
        </table:table-row>
        <table:table-row table:style-name="TableLine93957672509040">
          <table:table-cell table:style-name="Table1.A2" office:value-type="string">
            <text:p text:style-name="P5">2976</text:p>
          </table:table-cell>
          <table:table-cell table:style-name="Table1.A2" office:value-type="string">
            <text:p text:style-name="P6">Ou ses peires li dus estoit</text:p>
          </table:table-cell>
          <table:table-cell table:style-name="Table1.C2" office:value-type="string">
            <text:p text:style-name="P484">E] ...li dus ses peres… <text:s/><text:span text:style-name="T462">M] ...son pere… <text:s/>H2] La ou ses peres la tendoit</text:span></text:p>
          </table:table-cell>
        </table:table-row>
        <table:table-row table:style-name="TableLine93957672509888">
          <table:table-cell table:style-name="Table1.A2" office:value-type="string">
            <text:p text:style-name="P5">2977</text:p>
          </table:table-cell>
          <table:table-cell table:style-name="Table1.A2" office:value-type="string">
            <text:p text:style-name="P6">Mout li fait grant joie ses peires</text:p>
          </table:table-cell>
          <table:table-cell table:style-name="Table1.C2" office:value-type="string">
            <text:p text:style-name="P440">W] Cent foiz le baise et sa mere</text:p>
            <text:p text:style-name="P69">A<text:span text:style-name="T121">DEGH2IKLM</text:span>] ...li fist…<text:span text:style-name="T418">(GM son pere, I sun pere)</text:span> <text:s/><text:span text:style-name="T98">B] Grant ioie lia fait sa mere</text:span></text:p>
          </table:table-cell>
        </table:table-row>
        <table:table-row table:style-name="TableLine93957656028416">
          <table:table-cell table:style-name="Table1.A2" office:value-type="string">
            <text:p text:style-name="P5">2978</text:p>
          </table:table-cell>
          <table:table-cell table:style-name="Table1.A2" office:value-type="string">
            <text:p text:style-name="P6">Bien .c. fois le baissa sa meire</text:p>
          </table:table-cell>
          <table:table-cell table:style-name="Table1.C2" office:value-type="string">
            <text:p text:style-name="P440">W] Moult ly fist grant joye son pere</text:p>
            <text:p text:style-name="P160">A<text:span text:style-name="T500">GIT</text:span>] Cent...baisa <text:span text:style-name="T500">(G li baise, I li baisa)</text:span> lors… <text:s/><text:span text:style-name="T98">B] .C. fois le baisa o son pere <text:s/>DH2] Si (H2 Puis) le baisa .c. foiz (H2 fois)… <text:s/></text:span><text:span text:style-name="T143">E] </text:span><text:span text:style-name="T144">Et autressi refist sa mere <text:s/></text:span><text:span text:style-name="T181"><text:s/></text:span><text:span text:style-name="T197">M] .C. foiz le besa et samere <text:s/></text:span><text:span text:style-name="T222">L</text:span><text:span text:style-name="T221">] </text:span><text:span text:style-name="T222">Cent foiz la baisie… <text:s text:c="2"/></text:span><text:span text:style-name="T361">K] Cent foiz en li...</text:span></text:p>
          </table:table-cell>
        </table:table-row>
        <table:table-row table:style-name="TableLine93957656029168">
          <table:table-cell table:style-name="Table1.A2" office:value-type="string">
            <text:p text:style-name="P5">2979</text:p>
          </table:table-cell>
          <table:table-cell table:style-name="Table1.A2" office:value-type="string">
            <text:p text:style-name="P6">Florimons ot mout aporté</text:p>
          </table:table-cell>
          <table:table-cell table:style-name="Table1.C2" office:value-type="string">
            <text:p text:style-name="P293">D<text:span text:style-name="T549">H2</text:span>] ...auoit aporte <text:s/><text:span text:style-name="T222">L</text:span><text:span text:style-name="T221">] </text:span><text:span text:style-name="T222">Florimont </text:span><text:span text:style-name="T153">mlt</text:span><text:span text:style-name="T222"> aporte</text:span></text:p>
          </table:table-cell>
        </table:table-row>
        <table:table-row table:style-name="TableLine93957651877632">
          <table:table-cell table:style-name="Table1.A2" office:value-type="string">
            <text:p text:style-name="P5">2980</text:p>
          </table:table-cell>
          <table:table-cell table:style-name="Table1.A2" office:value-type="string">
            <text:p text:style-name="P6">D’avoir qu’il avoit conquesté</text:p>
          </table:table-cell>
          <table:table-cell table:style-name="Table1.C2" office:value-type="string">
            <text:p text:style-name="P136">A<text:span text:style-name="T523">W</text:span>] ...qui auoit <text:span text:style-name="T523">(W lauoit)</text:span>... <text:s text:c="2"/><text:span text:style-name="T98">D] Auoir grant quauoit… <text:s/></text:span><text:span text:style-name="T143">E</text:span><text:span text:style-name="T198">M</text:span><text:span text:style-name="T143">] ...</text:span><text:span text:style-name="T144">que il ot… <text:s/></text:span><text:span text:style-name="T197">H2] </text:span><text:span text:style-name="T306">Auoir...</text:span></text:p>
          </table:table-cell>
        </table:table-row>
        <table:table-row table:style-name="TableLine93957651878384">
          <table:table-cell table:style-name="Table1.A2" office:value-type="string">
            <text:p text:style-name="P5">2981</text:p>
          </table:table-cell>
          <table:table-cell table:style-name="Table1.A2" office:value-type="string">
            <text:p text:style-name="P6">Il le dona mout largement</text:p>
          </table:table-cell>
          <table:table-cell table:style-name="Table1.C2" office:value-type="string">
            <text:p text:style-name="P114">A<text:span text:style-name="T418">GIL</text:span>] ...la <text:span text:style-name="T418">(G Jla)</text:span> done… <text:s/><text:span text:style-name="T98">B] Sel de parti </text:span><text:span text:style-name="T5">mlt… <text:s/></text:span><text:span text:style-name="T98">DH2] Jl en dona (H2 donna)… <text:s/>W] Jl a donne...</text:span></text:p>
          </table:table-cell>
        </table:table-row>
        <table:table-row table:style-name="TableLine93957662780640">
          <table:table-cell table:style-name="Table1.A2" office:value-type="string">
            <text:p text:style-name="P5">2982</text:p>
          </table:table-cell>
          <table:table-cell table:style-name="Table1.A2" office:value-type="string">
            <text:p text:style-name="P479">As cheveliers et a la gent</text:p>
          </table:table-cell>
          <table:table-cell table:style-name="Table1.C2" office:value-type="string">
            <text:p text:style-name="P277">B<text:span text:style-name="T121">DKLW</text:span>] <text:span text:style-name="T524">(W A)</text:span>...sa gent <text:s/><text:span text:style-name="T143">E</text:span><text:span text:style-name="T198">M</text:span><text:span text:style-name="T143">] ...</text:span><text:span text:style-name="T146">chrs</text:span><text:span text:style-name="T144"> a autre gent</text:span></text:p>
          </table:table-cell>
        </table:table-row>
        <table:table-row table:style-name="TableLine93957662781392">
          <table:table-cell table:style-name="Table1.A2" office:value-type="string">
            <text:p text:style-name="P5">2983</text:p>
          </table:table-cell>
          <table:table-cell table:style-name="Table1.A2" office:value-type="string">
            <text:p text:style-name="P6">Mout per <text:span text:style-name="T56">(H par)</text:span> demenoit bone vie</text:p>
          </table:table-cell>
          <table:table-cell table:style-name="Table1.C2" office:value-type="string">
            <text:p text:style-name="P64">A<text:span text:style-name="T98">BEGIKH2LMTW</text:span>] ...<text:span text:style-name="T98">(BGIH2T par)</text:span>...demoinot <text:span text:style-name="T98">(BEGH2KLMTW demenoit, I demonoit)</text:span> bele <text:span text:style-name="T98">(BGKMTW belle)…</text:span></text:p>
            <text:p text:style-name="P458">P] a menar molto bela uita</text:p>
          </table:table-cell>
        </table:table-row>
        <table:table-row table:style-name="TableLine93957656858160">
          <table:table-cell table:style-name="Table1.A2" office:value-type="string">
            <text:p text:style-name="P5">2984</text:p>
          </table:table-cell>
          <table:table-cell table:style-name="Table1.A2" office:value-type="string">
            <text:p text:style-name="P6">Et si veoit sovent s’amie</text:p>
          </table:table-cell>
          <table:table-cell table:style-name="Table1.C2" office:value-type="string">
            <text:p text:style-name="P64">A] Et si ne uoit….</text:p>
          </table:table-cell>
        </table:table-row>
        <table:table-row table:style-name="TableLine93957656858912">
          <table:table-cell table:style-name="Table1.A2" office:value-type="string">
            <text:p text:style-name="P5">2985</text:p>
          </table:table-cell>
          <table:table-cell table:style-name="Table1.A2" office:value-type="string">
            <text:p text:style-name="P7">De totes riens a li parloit</text:p>
          </table:table-cell>
          <table:table-cell table:style-name="Table1.C2" office:value-type="string">
            <text:p text:style-name="P148"><text:span text:style-name="T549">I</text:span><text:span text:style-name="T317">] ...</text:span><text:span text:style-name="T335">o li...</text:span></text:p>
          </table:table-cell>
        </table:table-row>
        <table:table-row table:style-name="TableLine93957651186720">
          <table:table-cell table:style-name="Table1.A2" office:value-type="string">
            <text:p text:style-name="P5">2986</text:p>
          </table:table-cell>
          <table:table-cell table:style-name="Table1.A2" office:value-type="string">
            <text:p text:style-name="P7">Et ele bien le concilloit</text:p>
          </table:table-cell>
          <table:table-cell table:style-name="Table1.C2" office:value-type="string">
            <text:p text:style-name="P100">A<text:span text:style-name="T604">G</text:span><text:span text:style-name="T98">BDEH2ILMW</text:span>] Elle <text:span text:style-name="T463">(DE Cele, H2M Celle, </text:span><text:span text:style-name="T604">G</text:span><text:span text:style-name="T463">L Et ele, I E)</text:span> <text:span text:style-name="T1">mlt</text:span> <text:span text:style-name="T524">(DE mout, I molt, W moult) </text:span>bien <text:span text:style-name="T549">(H2 bien, I biez)</text:span>… <text:span text:style-name="T98"><text:s/></text:span></text:p>
          </table:table-cell>
        </table:table-row>
        <table:table-row table:style-name="TableLine93957651187472">
          <table:table-cell table:style-name="Table1.A2" office:value-type="string">
            <text:p text:style-name="P5">2987</text:p>
          </table:table-cell>
          <table:table-cell table:style-name="Table1.A2" office:value-type="string">
            <text:p text:style-name="P7">Mai nus hons nen apersevoit</text:p>
          </table:table-cell>
          <table:table-cell table:style-name="Table1.C2" office:value-type="string">
            <text:p text:style-name="P106"><text:span text:style-name="T500">T</text:span>] ---</text:p>
            <text:p text:style-name="P160">A] ...hons aperceuoit <text:s/><text:span text:style-name="T98">B] ...riens naperceuoit <text:s/>I</text:span><text:span text:style-name="T317">] ...</text:span><text:span text:style-name="T335">riez aperceuoit <text:s/></text:span><text:span text:style-name="T143">E] ...</text:span><text:span text:style-name="T144">ne saperceuoit <text:s/></text:span><text:span text:style-name="T222">L</text:span><text:span text:style-name="T276">W</text:span><text:span text:style-name="T221">] ...ne…</text:span><text:span text:style-name="T222"> </text:span><text:span text:style-name="T197">M] ...</text:span><text:span text:style-name="T198">si naparceuoit <text:s/></text:span><text:span text:style-name="T361">K] Mes nuls neli pot oir dire</text:span></text:p>
          </table:table-cell>
        </table:table-row>
        <text:soft-page-break/>
        <table:table-row table:style-name="TableLine93957671240496">
          <table:table-cell table:style-name="Table1.A2" office:value-type="string">
            <text:p text:style-name="P5">2988</text:p>
          </table:table-cell>
          <table:table-cell table:style-name="Table1.A2" office:value-type="string">
            <text:p text:style-name="P7">Le bien que de s’amie avoit</text:p>
          </table:table-cell>
          <table:table-cell table:style-name="Table1.C2" office:value-type="string">
            <text:p text:style-name="P106"><text:span text:style-name="T500">T</text:span>] ---</text:p>
            <text:p text:style-name="P324">D<text:span text:style-name="T524">W</text:span>] ...que samie auoit <text:s/><text:span text:style-name="T143">E] </text:span><text:span text:style-name="T144">Del bien… <text:s/></text:span><text:span text:style-name="T142">G] </text:span><text:span text:style-name="T181">L bien.. <text:s/></text:span><text:span text:style-name="T197">M] ...</text:span><text:span text:style-name="T198">que samie fesoit <text:s/></text:span><text:span text:style-name="T361">K] Com il ert desa mie sire</text:span></text:p>
          </table:table-cell>
        </table:table-row>
        <table:table-row table:style-name="TableLine93957671241248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58"/>
          </table:table-cell>
        </table:table-row>
        <table:table-row table:style-name="TableLine93957665179136"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4"/>
          </table:table-cell>
        </table:table-row>
        <table:table-row table:style-name="TableLine93957665179888">
          <table:table-cell table:style-name="Table1.A2" office:value-type="string">
            <text:p text:style-name="P5">2989</text:p>
          </table:table-cell>
          <table:table-cell table:style-name="Table1.A2" office:value-type="string">
            <text:p text:style-name="P7">Un jor seoient a <text:span text:style-name="T57">(H au)</text:span> maingier</text:p>
          </table:table-cell>
          <table:table-cell table:style-name="Table1.C2" office:value-type="string">
            <text:p text:style-name="P161">A] ...<text:span text:style-name="T80">se ioient au… <text:s/>BDEH2GILMTW] ...seoient (T sesiont, W se seioent) al (DEGIH2MW au)… <text:s/>K] ...seit a son...</text:span></text:p>
          </table:table-cell>
        </table:table-row>
        <table:table-row table:style-name="TableLine93957660847856">
          <table:table-cell table:style-name="Table1.A2" office:value-type="string">
            <text:p text:style-name="P5">2990</text:p>
          </table:table-cell>
          <table:table-cell table:style-name="Table1.A2" office:value-type="string">
            <text:p text:style-name="P7">Atant vinsent dui chevelier</text:p>
          </table:table-cell>
          <table:table-cell table:style-name="Table1.C2" office:value-type="string">
            <text:p text:style-name="P115"><text:span text:style-name="T122">D</text:span>A<text:span text:style-name="T141">EGIKLT</text:span>] ...<text:span text:style-name="T80">uienent (I uendrent, K uenoit)...messagier (T mesagier) <text:s/>BM] ...ez vous (M vos) .ii. (M duy) messagiers (M </text:span><text:span text:style-name="T36">chlr</text:span><text:span text:style-name="T463">) <text:s/>W] Si va venir deux messagier </text:span></text:p>
            <text:p text:style-name="P458">P] e do anbasadori zonseno al porto</text:p>
            <text:p text:style-name="P474">ECCETTO H2<text:span text:style-name="T596">M</text:span>!</text:p>
          </table:table-cell>
        </table:table-row>
        <table:table-row table:style-name="TableLine93957660848768">
          <table:table-cell table:style-name="Table1.A2" office:value-type="string">
            <text:p text:style-name="P5">2991</text:p>
          </table:table-cell>
          <table:table-cell table:style-name="Table1.A2" office:value-type="string">
            <text:p text:style-name="P7">Qui a <text:span text:style-name="T57">(H au)</text:span> port ierent arrivei</text:p>
          </table:table-cell>
          <table:table-cell table:style-name="Table1.C2" office:value-type="string">
            <text:p text:style-name="P449">A<text:span text:style-name="T418">GIK</text:span>] ...au <text:span text:style-name="T576">(I al, K ao)</text:span>...furent…<text:span text:style-name="T80"> <text:s/>BDH</text:span>2<text:span text:style-name="T80">ELM] ...au (L al)… <text:s/>T</text:span>] ...al...eront…<text:span text:style-name="T501"> <text:s/>W] ...au...estoient...</text:span></text:p>
          </table:table-cell>
        </table:table-row>
        <table:table-row table:style-name="TableLine93957661821904">
          <table:table-cell table:style-name="Table1.A2" office:value-type="string">
            <text:p text:style-name="P5">2992</text:p>
          </table:table-cell>
          <table:table-cell table:style-name="Table1.A2" office:value-type="string">
            <text:p text:style-name="P7">Andui sont el chastel monté</text:p>
          </table:table-cell>
          <table:table-cell table:style-name="Table1.C2" office:value-type="string">
            <text:p text:style-name="P303">B] ...a cheual mont <text:s/>D<text:span text:style-name="T550">H2</text:span>] <text:span text:style-name="T122">Si sen sont ou chastel entre (H2 ale) <text:s/></text:span><text:span text:style-name="T143">E</text:span><text:span text:style-name="T198">M</text:span><text:span text:style-name="T246">T</text:span><text:span text:style-name="T143">] ...</text:span><text:span text:style-name="T198">(M v)</text:span><text:span text:style-name="T143">...</text:span><text:span text:style-name="T173">entre <text:s/></text:span><text:span text:style-name="T277">W] </text:span><text:span text:style-name="T276">Tous deux sont ou...</text:span></text:p>
          </table:table-cell>
        </table:table-row>
        <table:table-row table:style-name="TableLine93957661822736">
          <table:table-cell table:style-name="Table1.A2" office:value-type="string">
            <text:p text:style-name="P5">2993</text:p>
          </table:table-cell>
          <table:table-cell table:style-name="Table1.A2" office:value-type="string">
            <text:p text:style-name="P7">Por un treu venu estoient</text:p>
          </table:table-cell>
          <table:table-cell table:style-name="Table1.C2" office:value-type="string">
            <text:p text:style-name="P280">G<text:span text:style-name="T596">K</text:span>] Par...</text:p>
          </table:table-cell>
        </table:table-row>
        <table:table-row table:style-name="TableLine93957659571808">
          <table:table-cell table:style-name="Table1.A2" office:value-type="string">
            <text:p text:style-name="P5">2994</text:p>
          </table:table-cell>
          <table:table-cell table:style-name="Table1.A2" office:value-type="string">
            <text:p text:style-name="P7">Que chascun an avoir soloient</text:p>
          </table:table-cell>
          <table:table-cell table:style-name="Table1.C2" office:value-type="string">
            <text:p text:style-name="P115">A] <text:span text:style-name="T80">Qui… <text:s/></text:span><text:span text:style-name="T197">M] ...</text:span><text:span text:style-name="T198">prendre <text:s/></text:span><text:span text:style-name="T277">W] </text:span><text:span text:style-name="T276">Car...en auoir...</text:span></text:p>
          </table:table-cell>
        </table:table-row>
        <table:table-row table:style-name="TableLine93957659572688">
          <table:table-cell table:style-name="Table1.A2" office:value-type="string">
            <text:p text:style-name="P5">2995</text:p>
          </table:table-cell>
          <table:table-cell table:style-name="Table1.A2" office:value-type="string">
            <text:p text:style-name="P7">De par Garganeum le grant</text:p>
          </table:table-cell>
          <table:table-cell table:style-name="Table1.C2" office:value-type="string">
            <text:p text:style-name="P91">A] ...<text:span text:style-name="T80">graneum le grant <text:s/>BL] ...garganeon… <text:s/>DH2] ...garganeus… <text:s/></text:span><text:span text:style-name="T197">M] ...</text:span><text:span text:style-name="T198">garganaus...</text:span></text:p>
          </table:table-cell>
        </table:table-row>
        <table:table-row table:style-name="TableLine93957666216048">
          <table:table-cell table:style-name="Table1.A2" office:value-type="string">
            <text:p text:style-name="P5">2996</text:p>
          </table:table-cell>
          <table:table-cell table:style-name="Table1.A2" office:value-type="string">
            <text:p text:style-name="P7">En la sale vienent atant <text:span text:style-name="T57">(H errant)</text:span></text:p>
          </table:table-cell>
          <table:table-cell table:style-name="Table1.C2" office:value-type="string">
            <text:p text:style-name="P303">D] ...saule… <text:s/><text:span text:style-name="T523">W] ...auant...</text:span></text:p>
          </table:table-cell>
        </table:table-row>
        <table:table-row table:style-name="TableLine93957655408544">
          <table:table-cell table:style-name="Table1.A2" office:value-type="string">
            <text:p text:style-name="P5">2997</text:p>
          </table:table-cell>
          <table:table-cell table:style-name="Table1.A2" office:value-type="string">
            <text:p text:style-name="P7">Li dus lor dist Avant venez</text:p>
          </table:table-cell>
          <table:table-cell table:style-name="Table1.C2" office:value-type="string">
            <text:p text:style-name="P282">G] ...li dist...</text:p>
          </table:table-cell>
        </table:table-row>
        <table:table-row table:style-name="TableLine93957655409504">
          <table:table-cell table:style-name="Table1.A2" office:value-type="string">
            <text:p text:style-name="P5">2998</text:p>
          </table:table-cell>
          <table:table-cell table:style-name="Table1.A2" office:value-type="string">
            <text:p text:style-name="P7">Je sai assez que vos querez</text:p>
          </table:table-cell>
          <table:table-cell table:style-name="Table1.C2" office:value-type="string">
            <text:p text:style-name="P465">K] ...sai de foi...</text:p>
          </table:table-cell>
        </table:table-row>
        <table:table-row table:style-name="TableLine93957667327216">
          <table:table-cell table:style-name="Table1.A2" office:value-type="string">
            <text:p text:style-name="P5">2999</text:p>
          </table:table-cell>
          <table:table-cell table:style-name="Table1.A2" office:value-type="string">
            <text:p text:style-name="P7">Lavez les mains aleis maingier</text:p>
          </table:table-cell>
          <table:table-cell table:style-name="Table1.C2" office:value-type="string">
            <text:p text:style-name="P280">B] ...vos...alons…<text:span text:style-name="T99"> <text:s/></text:span>D<text:span text:style-name="T550">H2W</text:span>] ...<text:span text:style-name="T122">uoz (H2 vos, W voz) mains… <text:s/></text:span>G] ...<text:span text:style-name="T418">le main...</text:span></text:p>
          </table:table-cell>
        </table:table-row>
        <table:table-row table:style-name="TableLine93957665652576">
          <table:table-cell table:style-name="Table1.A2" office:value-type="string">
            <text:p text:style-name="P5">3000</text:p>
          </table:table-cell>
          <table:table-cell table:style-name="Table1.A2" office:value-type="string">
            <text:p text:style-name="P7">Puels penserons de l’esploitier</text:p>
          </table:table-cell>
          <table:table-cell table:style-name="Table1.C2" office:value-type="string">
            <text:p text:style-name="P325">D<text:span text:style-name="T551">H2</text:span>] Nos <text:span text:style-name="T551">(H2 Nous)</text:span> penserons… <text:s/><text:span text:style-name="T595">K] ...penserez...</text:span></text:p>
          </table:table-cell>
        </table:table-row>
        <table:table-row table:style-name="TableLine93957665653536">
          <table:table-cell table:style-name="Table1.A2" office:value-type="string">
            <text:p text:style-name="P8">3001</text:p>
          </table:table-cell>
          <table:table-cell table:style-name="Table1.A2" office:value-type="string">
            <text:p text:style-name="P8">Si porez bien parler a moi</text:p>
          </table:table-cell>
          <table:table-cell table:style-name="Table1.C2" office:value-type="string">
            <text:p text:style-name="P137">A<text:span text:style-name="T482">LTW</text:span>] <text:span text:style-name="T524">(W Et)</text:span>...porois <text:span text:style-name="T482">(L poroi, T poroiz, W pourres)</text:span>…<text:span text:style-name="T80"> <text:s/>B] Lors porrez… <text:s/>D] Bien porroiz lors parle a moi <text:s/></text:span><text:span text:style-name="T143">E] ...miex…</text:span><text:span text:style-name="T173"> <text:s text:c="2"/></text:span><text:span text:style-name="T307">H2</text:span><text:span text:style-name="T180">] ...</text:span><text:span text:style-name="T307">pourres donc...</text:span></text:p>
          </table:table-cell>
        </table:table-row>
        <table:table-row table:style-name="Table1.32">
          <table:table-cell table:style-name="Table1.A2" office:value-type="string">
            <text:p text:style-name="P8">3002</text:p>
          </table:table-cell>
          <table:table-cell table:style-name="Table1.A2" office:value-type="string">
            <text:p text:style-name="P8">Dist Florimons Sire de coi</text:p>
          </table:table-cell>
          <table:table-cell table:style-name="Table1.C2" office:value-type="string">
            <text:p text:style-name="P56"/>
          </table:table-cell>
        </table:table-row>
        <text:soft-page-break/>
        <table:table-row table:style-name="TableLine93957660360944">
          <table:table-cell table:style-name="Table1.A2" office:value-type="string">
            <text:p text:style-name="P8">3003</text:p>
          </table:table-cell>
          <table:table-cell table:style-name="Table1.A2" office:value-type="string">
            <text:p text:style-name="P8">Cil vont maingier si ont lavé</text:p>
          </table:table-cell>
          <table:table-cell table:style-name="Table1.C2" office:value-type="string">
            <text:p text:style-name="P325">B] <text:span text:style-name="T99">Cil ont laueit si uont manger <text:s/></text:span>D<text:span text:style-name="T551">H2EW</text:span>] <text:span text:style-name="T524">(W Jl)</text:span>...<text:span text:style-name="T122">quant ont laue <text:s/></text:span><text:span text:style-name="T197">M] </text:span><text:span text:style-name="T198">Ces...lesse <text:s/></text:span><text:span text:style-name="T361">K] </text:span><text:span text:style-name="T362">Cil uont lauer e si ont mange</text:span></text:p>
            <text:p text:style-name="P458"><text:span text:style-name="T362">P</text:span><text:span text:style-name="T142">] li anbasadori se lauono le mano e andoreno a disnar</text:span></text:p>
          </table:table-cell>
        </table:table-row>
        <table:table-row table:style-name="TableLine93957660361856">
          <table:table-cell table:style-name="Table1.A2" office:value-type="string">
            <text:p text:style-name="P8">3004</text:p>
          </table:table-cell>
          <table:table-cell table:style-name="Table1.A2" office:value-type="string">
            <text:p text:style-name="P8">Et li dus ait un poc pencé</text:p>
          </table:table-cell>
          <table:table-cell table:style-name="Table1.C2" office:value-type="string">
            <text:p text:style-name="P52">B] <text:span text:style-name="T99">Et li dus a baissiet le chief <text:s/></text:span><text:span text:style-name="T199">M] ...</text:span><text:span text:style-name="T200">a .vii. foiz pense</text:span></text:p>
          </table:table-cell>
        </table:table-row>
        <table:table-row table:style-name="TableLine93957669062208">
          <table:table-cell table:style-name="Table1.A2" office:value-type="string">
            <text:p text:style-name="P8">3005</text:p>
          </table:table-cell>
          <table:table-cell table:style-name="Table1.A2" office:value-type="string">
            <text:p text:style-name="P8">Puels dist Biaus fils ne le seis tu</text:p>
          </table:table-cell>
          <table:table-cell table:style-name="Table1.C2" office:value-type="string">
            <text:p text:style-name="P148">A<text:span text:style-name="T596">K</text:span>] ...<text:span text:style-name="T80">filz dont (K donc) ne ses tu <text:s/>B] Li dus li dit fius ne seis tu <text:s/>G] ...fiz donc nes as tu <text:s/>T</text:span>] ...<text:span text:style-name="T501">noleset tu <text:s/>I</text:span><text:span text:style-name="T317">] </text:span><text:span text:style-name="T335">Puis dist beu fius. dont</text:span></text:p>
          </table:table-cell>
        </table:table-row>
        <table:table-row table:style-name="TableLine93957669063168">
          <table:table-cell table:style-name="Table1.A2" office:value-type="string">
            <text:p text:style-name="P8">3006</text:p>
          </table:table-cell>
          <table:table-cell table:style-name="Table1.A2" office:value-type="string">
            <text:p text:style-name="P8">Cist messaige que <text:span text:style-name="T57">(H qui)</text:span> sont venu</text:p>
          </table:table-cell>
          <table:table-cell table:style-name="Table1.C2" office:value-type="string">
            <text:p text:style-name="P70">A<text:span text:style-name="T483">BDH2IKELMTW</text:span>] <text:span text:style-name="T483">(BDH2L Cil, W Ces)</text:span>...qui…</text:p>
          </table:table-cell>
        </table:table-row>
        <table:table-row table:style-name="TableLine93957662371248">
          <table:table-cell table:style-name="Table1.A2" office:value-type="string">
            <text:p text:style-name="P8">3007</text:p>
          </table:table-cell>
          <table:table-cell table:style-name="Table1.A2" office:value-type="string">
            <text:p text:style-name="P8">Nos demandent le treussaige</text:p>
          </table:table-cell>
          <table:table-cell table:style-name="Table1.C2" office:value-type="string">
            <text:p text:style-name="P510"><text:span text:style-name="T483">L</text:span>M] ...demande… <text:span text:style-name="T595">K] Lors...</text:span></text:p>
          </table:table-cell>
        </table:table-row>
        <table:table-row table:style-name="TableLine93957648535200">
          <table:table-cell table:style-name="Table1.A2" office:value-type="string">
            <text:p text:style-name="P8">3008</text:p>
          </table:table-cell>
          <table:table-cell table:style-name="Table1.A2" office:value-type="string">
            <text:p text:style-name="P8">Qu’il ont chascun an per <text:span text:style-name="T57">(H par)</text:span> usaige</text:p>
          </table:table-cell>
          <table:table-cell table:style-name="Table1.C2" office:value-type="string">
            <text:p text:style-name="P137">A] ...por…<text:span text:style-name="T80"> <text:s/>GK] Que ont...por (K par)… <text:s/>H2I] ...par… <text:s/>W] Qui lont...pour...</text:span></text:p>
          </table:table-cell>
        </table:table-row>
        <table:table-row table:style-name="TableLine93957648536160">
          <table:table-cell table:style-name="Table1.A2" office:value-type="string">
            <text:p text:style-name="P8">3009</text:p>
          </table:table-cell>
          <table:table-cell table:style-name="Table1.A2" office:value-type="string">
            <text:p text:style-name="P8">Garganeus a tort le prent</text:p>
          </table:table-cell>
          <table:table-cell table:style-name="Table1.C2" office:value-type="string">
            <text:p text:style-name="P161"><text:span text:style-name="T222">L</text:span><text:span text:style-name="T221">] </text:span><text:span text:style-name="T223">Gargeneus a cort… <text:s/></text:span><text:span text:style-name="T361">K] ..</text:span><text:span text:style-name="T362">.la prent</text:span></text:p>
          </table:table-cell>
        </table:table-row>
        <table:table-row table:style-name="TableLine93957650602208">
          <table:table-cell table:style-name="Table1.A2" office:value-type="string">
            <text:p text:style-name="P8">3010</text:p>
          </table:table-cell>
          <table:table-cell table:style-name="Table1.A2" office:value-type="string">
            <text:p text:style-name="P8">Grant tort me <text:span text:style-name="T57">(H men)</text:span> fait et por noient</text:p>
          </table:table-cell>
          <table:table-cell table:style-name="Table1.C2" office:value-type="string">
            <text:p text:style-name="P148"><text:span text:style-name="T549">I</text:span><text:span text:style-name="T317">] ---</text:span></text:p>
            <text:p text:style-name="P161">A<text:span text:style-name="T99">BEGKLTW</text:span>] <text:span text:style-name="T80">Grant mal...(B ma fait, K a mi fait)…(L </text:span><text:span text:style-name="T42">per</text:span><text:span text:style-name="T483">)... <text:s/></text:span><text:span text:style-name="T197">M] ...cort…</text:span><text:span text:style-name="T198"> </text:span></text:p>
          </table:table-cell>
        </table:table-row>
        <table:table-row table:style-name="TableLine93957662082240">
          <table:table-cell table:style-name="Table1.A2" office:value-type="string">
            <text:p text:style-name="P9">301<text:span text:style-name="T58">1</text:span></text:p>
          </table:table-cell>
          <table:table-cell table:style-name="Table1.A2" office:value-type="string">
            <text:p text:style-name="P12">Car ains riens je ne li forgis</text:p>
          </table:table-cell>
          <table:table-cell table:style-name="Table1.C2" office:value-type="string">
            <text:p text:style-name="P107">A<text:span text:style-name="T99">BDH2EILMW</text:span>] <text:span text:style-name="T80">Quar (BDH2EILW Car) onc ie (BDH2EMW onques, L anc, I une) rien (BDH2M riens, I riez) neli (I neie li) forfis <text:s/>GKT] Quar (K Que) ainc (T hanc) ren (K rien, T riens) ne (T ge no) li mesfis (T mefis)</text:span> <text:s text:c="2"/></text:p>
          </table:table-cell>
        </table:table-row>
        <table:table-row table:style-name="TableLine93957662083200">
          <table:table-cell table:style-name="Table1.A2" office:value-type="string">
            <text:p text:style-name="P9">301<text:span text:style-name="T58">2</text:span></text:p>
          </table:table-cell>
          <table:table-cell table:style-name="Table1.A2" office:value-type="string">
            <text:p text:style-name="P12">Si m’a gasté tot mon pais</text:p>
          </table:table-cell>
          <table:table-cell table:style-name="Table1.C2" office:value-type="string">
            <text:p text:style-name="P77">A<text:span text:style-name="T99">BEGH2IKLMTW</text:span>] <text:span text:style-name="T99">Si (L Se, W Et si) a gaste (T ma guaste, H2 Et si gaste) tout (GIKLT tot) cest (G ces, H2W ce, I ceste, K cist, M mon) pais (M pays)</text:span> <text:s text:c="2"/><text:span text:style-name="T98">D] Et sa gaste tot cest pais</text:span></text:p>
          </table:table-cell>
        </table:table-row>
        <table:table-row table:style-name="TableLine93957650170448">
          <table:table-cell table:style-name="Table1.A2" office:value-type="string">
            <text:p text:style-name="P9">301<text:span text:style-name="T58">3</text:span></text:p>
          </table:table-cell>
          <table:table-cell table:style-name="Table1.A2" office:value-type="string">
            <text:p text:style-name="P12">Florimons dist Sire gardez</text:p>
          </table:table-cell>
          <table:table-cell table:style-name="Table1.C2" office:value-type="string">
            <text:p text:style-name="P59"/>
          </table:table-cell>
        </table:table-row>
        <table:table-row table:style-name="TableLine93957651659824">
          <table:table-cell table:style-name="Table1.A2" office:value-type="string">
            <text:p text:style-name="P9">301<text:span text:style-name="T58">4</text:span></text:p>
          </table:table-cell>
          <table:table-cell table:style-name="Table1.A2" office:value-type="string">
            <text:p text:style-name="P12">Le treu mies ne rendez</text:p>
          </table:table-cell>
          <table:table-cell table:style-name="Table1.C2" office:value-type="string">
            <text:p text:style-name="P304">B] <text:span text:style-name="T99">Que vous le treut ne… <text:s/></text:span>D<text:span text:style-name="T551">H2</text:span>] <text:span text:style-name="T123">Que le treu pas ne… <text:s/></text:span><text:span text:style-name="T197">M</text:span><text:span text:style-name="T362">K</text:span><text:span text:style-name="T197">] ...nel </text:span><text:span text:style-name="T362">(K ne li)</text:span><text:span text:style-name="T197">…</text:span><text:span text:style-name="T198"> <text:s/></text:span><text:span text:style-name="T277">W] </text:span><text:span text:style-name="T278">Que le treu ne ly...</text:span></text:p>
          </table:table-cell>
        </table:table-row>
        <table:table-row table:style-name="TableLine93957651660784">
          <table:table-cell table:style-name="Table1.A2" office:value-type="string">
            <text:p text:style-name="P9">301<text:span text:style-name="T58">5</text:span></text:p>
          </table:table-cell>
          <table:table-cell table:style-name="Table1.A2" office:value-type="string">
            <text:p text:style-name="P12">As messaiges faites savoir</text:p>
          </table:table-cell>
          <table:table-cell table:style-name="Table1.C2" office:value-type="string">
            <text:p text:style-name="P444"><text:span text:style-name="T549">I</text:span><text:span text:style-name="T317">] ...fait…</text:span><text:span text:style-name="T336"> <text:s/></text:span>W] Au...</text:p>
          </table:table-cell>
        </table:table-row>
        <table:table-row table:style-name="TableLine93957662067104">
          <table:table-cell table:style-name="Table1.A2" office:value-type="string">
            <text:p text:style-name="P9">301<text:span text:style-name="T58">6</text:span></text:p>
          </table:table-cell>
          <table:table-cell table:style-name="Table1.A2" office:value-type="string">
            <text:p text:style-name="P12">Que se il mais le welt avoir</text:p>
          </table:table-cell>
          <table:table-cell table:style-name="Table1.C2" office:value-type="string">
            <text:p text:style-name="P259">B<text:span text:style-name="T525">W</text:span>] ...<text:span text:style-name="T99">se iamais… <text:s/>H2] ...il vouloit...</text:span></text:p>
          </table:table-cell>
        </table:table-row>
        <table:table-row table:style-name="TableLine93957662068064">
          <table:table-cell table:style-name="Table1.A2" office:value-type="string">
            <text:p text:style-name="P9">301<text:span text:style-name="T58">7</text:span></text:p>
          </table:table-cell>
          <table:table-cell table:style-name="Table1.A2" office:value-type="string">
            <text:p text:style-name="P12">Combatre le covient a moi</text:p>
          </table:table-cell>
          <table:table-cell table:style-name="Table1.C2" office:value-type="string">
            <text:p text:style-name="P317">B] <text:span text:style-name="T99">Conquerre li...vers moi <text:s/></text:span>G] ...se…<text:span text:style-name="T419"> <text:s/></text:span><text:span text:style-name="T197">M] </text:span><text:span text:style-name="T198">Que combatre lestuet a moy <text:s/></text:span><text:span text:style-name="T306">I</text:span><text:span text:style-name="T317">] ...</text:span><text:span text:style-name="T336">len...</text:span></text:p>
          </table:table-cell>
        </table:table-row>
        <table:table-row table:style-name="TableLine93957671858688">
          <table:table-cell table:style-name="Table1.A2" office:value-type="string">
            <text:p text:style-name="P9">301<text:span text:style-name="T58">8</text:span></text:p>
          </table:table-cell>
          <table:table-cell table:style-name="Table1.A2" office:value-type="string">
            <text:p text:style-name="P12">Fils fait li dus bien sai et voi</text:p>
          </table:table-cell>
          <table:table-cell table:style-name="Table1.C2" office:value-type="string">
            <text:p text:style-name="P137">A<text:span text:style-name="T123">DGIKLTW</text:span>] ...<text:span text:style-name="T80">li (GW le) dux (DIL dus, W duc) ie (K ie, T gel) sai (W scay)… <text:s/>BEM] ...dist (M dit) li dus ie (E bien) sai… <text:s text:c="3"/>H2] ...dit li dus bien sai de uoir</text:span></text:p>
          </table:table-cell>
        </table:table-row>
        <table:table-row table:style-name="TableLine93957671859648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480">E] <text:span text:style-name="T402">Et si le cuit trestout por voir</text:span></text:p>
          </table:table-cell>
        </table:table-row>
        <text:soft-page-break/>
        <table:table-row table:style-name="TableLine93957656480928">
          <table:table-cell table:style-name="Table1.A2" office:value-type="string">
            <text:p text:style-name="P9">301<text:span text:style-name="T58">9</text:span></text:p>
          </table:table-cell>
          <table:table-cell table:style-name="Table1.A2" office:value-type="string">
            <text:p text:style-name="P12">Que contre lui nen ais (H as) pooir</text:p>
          </table:table-cell>
          <table:table-cell table:style-name="Table1.C2" office:value-type="string">
            <text:p text:style-name="P149">A<text:span text:style-name="T123">DELTW</text:span>] ...<text:span text:style-name="T80">non (D ne, EL nen) as… <text:s/>B] Que tu nas contre mi pooir <text:s/>G] Quen contre lu ne nas… <text:s/></text:span><text:span text:style-name="T197">M] ...naras…</text:span><text:span text:style-name="T198"> <text:s/></text:span><text:span text:style-name="T308">H2] </text:span><text:span text:style-name="T307">Quen contre lui nas nul… <text:s/></text:span><text:span text:style-name="T306">I</text:span><text:span text:style-name="T317">] ...</text:span><text:span text:style-name="T336">lus non a...</text:span></text:p>
          </table:table-cell>
        </table:table-row>
        <table:table-row table:style-name="TableLine93957656481792">
          <table:table-cell table:style-name="Table1.A2" office:value-type="string">
            <text:p text:style-name="P10">3020</text:p>
          </table:table-cell>
          <table:table-cell table:style-name="Table1.A2" office:value-type="string">
            <text:p text:style-name="P12">Mout muelz ain ge qu’il ait l’avoir</text:p>
          </table:table-cell>
          <table:table-cell table:style-name="Table1.C2" office:value-type="string">
            <text:p text:style-name="P480">E] ---</text:p>
            <text:p text:style-name="P539"><text:span text:style-name="T502">A</text:span><text:span text:style-name="T507">GIKLT</text:span><text:span text:style-name="T502">] </text:span><text:span text:style-name="T508">Mieulz (G Mieus, I Meus, K Mielz, L Mes, T Mieuz) aim (L am, IT ain) ge (GL ie) que (G quil, K aime quil)… <text:s/>B] Ades ains miex quil… <text:s/>D] Mout ain ie mieuz quilait… <text:s/></text:span><text:span text:style-name="T384">M] </text:span><text:span text:style-name="T391">Miez aing que il ait cel auoir <text:s/></text:span><text:span text:style-name="T392">W] </text:span><text:span text:style-name="T393">Moult a e</text:span><text:span text:style-name="T394">n</text:span><text:span text:style-name="T393"> ly force et pouoir <text:s/></text:span><text:span text:style-name="T395">H2] </text:span><text:span text:style-name="T397">Mlt</text:span><text:span text:style-name="T396"> miex am que il ait...</text:span></text:p>
          </table:table-cell>
        </table:table-row>
        <table:table-row table:style-name="TableLine93957656417984">
          <table:table-cell table:style-name="Table1.A2" office:value-type="string">
            <text:p text:style-name="P10">3021</text:p>
          </table:table-cell>
          <table:table-cell table:style-name="Table1.A2" office:value-type="string">
            <text:p text:style-name="P12">Que soies mors ne (H nen) afolez</text:p>
          </table:table-cell>
          <table:table-cell table:style-name="Table1.C2" office:value-type="string">
            <text:p text:style-name="P480">E<text:span text:style-name="T525">W</text:span>] ---</text:p>
            <text:p text:style-name="P521">I] Qu[.ant]\e/</text:p>
          </table:table-cell>
        </table:table-row>
        <table:table-row table:style-name="TableLine93957656418832">
          <table:table-cell table:style-name="Table1.A2" office:value-type="string">
            <text:p text:style-name="P10">3022</text:p>
          </table:table-cell>
          <table:table-cell table:style-name="Table1.A2" office:value-type="string">
            <text:p text:style-name="P12">Mout est grans et fors cist (H ciz) mafeis</text:p>
          </table:table-cell>
          <table:table-cell table:style-name="Table1.C2" office:value-type="string">
            <text:p text:style-name="P334">B<text:span text:style-name="T464">MH1</text:span>] ...<text:span text:style-name="T100">li maufez (H2 maufes, M mauffez) <text:s/></text:span>D<text:span text:style-name="T483">L</text:span>] ...<text:span text:style-name="T123">et gros li (L ces) maufez <text:s text:c="2"/>W] Si grant et gros et le maufez <text:s text:c="2"/></text:span><text:span text:style-name="T143">E] ...</text:span><text:span text:style-name="T173">fiers et fors… <text:s/></text:span><text:span text:style-name="T306">I</text:span><text:span text:style-name="T317">] </text:span><text:span text:style-name="T336">Molt a grant esfors...</text:span><text:span text:style-name="T173"> </text:span></text:p>
            <text:p text:style-name="P475"><text:span text:style-name="T173">P</text:span><text:span text:style-name="T142">] tropo grande e forte</text:span></text:p>
            <text:p text:style-name="P334"><text:span text:style-name="T173"><text:s text:c="2"/></text:span><text:span text:style-name="T247">CAMBIO MANO T?</text:span></text:p>
          </table:table-cell>
        </table:table-row>
        <table:table-row table:style-name="TableLine93957661035120">
          <table:table-cell table:style-name="Table1.A2" office:value-type="string">
            <text:p text:style-name="P10">3023</text:p>
          </table:table-cell>
          <table:table-cell table:style-name="Table1.A2" office:value-type="string">
            <text:p text:style-name="P12">Il est bien VII piés mesurez</text:p>
          </table:table-cell>
          <table:table-cell table:style-name="Table1.C2" office:value-type="string">
            <text:p text:style-name="P116">A<text:span text:style-name="T577">IK</text:span>] … .<text:span text:style-name="T80">v. piez (I pies)… <text:s/>B] Plus est grans .v. … <text:s/>DH2] Lons est .xv. piez (H2 pies)… <text:s/></text:span><text:span text:style-name="T143">E] </text:span><text:span text:style-name="T173">Grans est .xv. … <text:s/></text:span><text:span text:style-name="T180">G] </text:span><text:span text:style-name="T182">Jl est .v. piez… <text:s/></text:span><text:span text:style-name="T197">M] </text:span><text:span text:style-name="T201">Jl a .xv. piez… <text:s/></text:span><text:span text:style-name="T222">L</text:span><text:span text:style-name="T221">] </text:span><text:span text:style-name="T223">Jl est granz .v. … <text:s/></text:span><text:span text:style-name="T253">T</text:span><text:span text:style-name="T142">] .</text:span><text:span text:style-name="T246">xvii. piez bien… <text:s/></text:span><text:span text:style-name="T277">W] </text:span><text:span text:style-name="T278">Qui lest grant .v. piez mesurez</text:span></text:p>
          </table:table-cell>
        </table:table-row>
        <table:table-row table:style-name="TableLine93957661035968">
          <table:table-cell table:style-name="Table1.A2" office:value-type="string">
            <text:p text:style-name="P10">3024</text:p>
          </table:table-cell>
          <table:table-cell table:style-name="Table1.A2" office:value-type="string">
            <text:p text:style-name="P12">Plus grans que nus hons que (H qui) soit nez</text:p>
          </table:table-cell>
          <table:table-cell table:style-name="Table1.C2" office:value-type="string">
            <text:p text:style-name="P480">E] ---</text:p>
            <text:p text:style-name="P116">A<text:span text:style-name="T420">GIKLMT</text:span>] <text:span text:style-name="T80">Maire (G Mais, LT Maier, IM Maires, K Maiors) que (K de) nulz (G nul, IKL nus, T nuls) hom (L om, M homs) qui (G que)… <text:s/>B] Que nus hons qui encor soit… <text:s/>DH2] Plus fiers hons ne fu onques nez (H2 nes) <text:s/>W] ...que nul homs qui soit viuent</text:span></text:p>
            <text:p text:style-name="P476">P] carganeus erano mazor homo di nisun altro homo raxoneuole bene pie zinque</text:p>
            <text:p text:style-name="P475">P] ben zinque pie mazor di alguno altro homo conuignieuole che foseno mai nato</text:p>
          </table:table-cell>
        </table:table-row>
        <table:table-row table:style-name="TableLine93957648605600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441">W] Onques ne vy home si grant</text:p>
          </table:table-cell>
        </table:table-row>
        <table:table-row table:style-name="TableLine93957648606560">
          <table:table-cell table:style-name="Table1.A2" office:value-type="string">
            <text:p text:style-name="P10">3025</text:p>
          </table:table-cell>
          <table:table-cell table:style-name="Table1.A2" office:value-type="string">
            <text:p text:style-name="P12">Et seit muelz traire de baston</text:p>
          </table:table-cell>
          <table:table-cell table:style-name="Table1.C2" office:value-type="string">
            <text:p text:style-name="P326">B] <text:span text:style-name="T100">Jl sceit… <text:s/></text:span><text:span text:style-name="T197">M] </text:span><text:span text:style-name="T201">Et fors miex gete dun… <text:s/></text:span><text:span text:style-name="T277">W] </text:span><text:span text:style-name="T278">Assez tire plus le baton <text:s/></text:span><text:span text:style-name="T361">K] </text:span><text:span text:style-name="T363">E meuz soit...</text:span></text:p>
          </table:table-cell>
        </table:table-row>
        <table:table-row table:style-name="TableLine93957649756704">
          <table:table-cell table:style-name="Table1.A2" office:value-type="string">
            <text:p text:style-name="P10">3026</text:p>
          </table:table-cell>
          <table:table-cell table:style-name="Table1.A2" office:value-type="string">
            <text:p text:style-name="P12">Que arbalestiers de bouson</text:p>
          </table:table-cell>
          <table:table-cell table:style-name="Table1.C2" office:value-type="string">
            <text:p text:style-name="P162">A] ...<text:span text:style-name="T80">boncon <text:s/>BDEW] ...(W du) bouion (E boion) <text:s/>G] ...polçon <text:s text:c="2"/></text:span><text:span text:style-name="T197">M] </text:span><text:span text:style-name="T201">Que ai baleste nebouzon <text:s/></text:span><text:span text:style-name="T308">H2] ...aubalestiers…</text:span><text:span text:style-name="T309"> <text:s/></text:span><text:span text:style-name="T361">K] </text:span><text:span text:style-name="T363">Qar balestres...</text:span></text:p>
          </table:table-cell>
        </table:table-row>
        <table:table-row table:style-name="TableLine93957661444432">
          <table:table-cell table:style-name="Table1.A2" office:value-type="string">
            <text:p text:style-name="P10">3027</text:p>
          </table:table-cell>
          <table:table-cell table:style-name="Table1.A2" office:value-type="string">
            <text:p text:style-name="P12">Son chastel ait (H at) fort en un pui</text:p>
          </table:table-cell>
          <table:table-cell table:style-name="Table1.C2" office:value-type="string">
            <text:p text:style-name="P71">A<text:span text:style-name="T501">T</text:span>] ...<text:span text:style-name="T80">a...poi <text:s text:c="3"/>BDH2EM] ...a fait (M fet)...</text:span></text:p>
          </table:table-cell>
        </table:table-row>
        <table:table-row table:style-name="TableLine93957661445392">
          <table:table-cell table:style-name="Table1.A2" office:value-type="string">
            <text:p text:style-name="P10">3028</text:p>
          </table:table-cell>
          <table:table-cell table:style-name="Table1.A2" office:value-type="string">
            <text:p text:style-name="P12">Dont fait a mainte gent anui</text:p>
          </table:table-cell>
          <table:table-cell table:style-name="Table1.C2" office:value-type="string">
            <text:p text:style-name="P485">E] <text:span text:style-name="T402">Trop fait a… <text:s/>T] ...henoi <text:s/>H2] Dont a mainte gent fait...</text:span></text:p>
          </table:table-cell>
        </table:table-row>
        <table:table-row table:style-name="TableLine93957668417024">
          <table:table-cell table:style-name="Table1.A2" office:value-type="string">
            <text:p text:style-name="P10">3029</text:p>
          </table:table-cell>
          <table:table-cell table:style-name="Table1.A2" office:value-type="string">
            <text:p text:style-name="P12">Em Pulle est dejoste un plain</text:p>
          </table:table-cell>
          <table:table-cell table:style-name="Table1.C2" office:value-type="string">
            <text:p text:style-name="P326">B] <text:span text:style-name="T100">Cest empuille deiouste… <text:s/></text:span>D<text:span text:style-name="T552">H2</text:span>] ...<text:span text:style-name="T123">est </text:span><text:span text:style-name="T20">per</text:span><text:span text:style-name="T123"> deioste (H2 de iouste)… <text:s/></text:span><text:span text:style-name="T143">E] </text:span><text:span text:style-name="T173">En .i. pui est… <text:s/></text:span><text:span text:style-name="T142">G</text:span><text:span text:style-name="T223">L</text:span><text:span text:style-name="T142">] ...</text:span><text:span text:style-name="T182">est </text:span><text:soft-page-break/><text:span text:style-name="T182">ioste un plain <text:s/></text:span><text:span text:style-name="T277">W] ...</text:span><text:span text:style-name="T278">et coste vn plain <text:s/></text:span><text:span text:style-name="T361">K] ...</text:span><text:span text:style-name="T363">poille est ioste...</text:span></text:p>
          </table:table-cell>
        </table:table-row>
        <table:table-row table:style-name="TableLine93957666767536">
          <table:table-cell table:style-name="Table1.A2" office:value-type="string">
            <text:p text:style-name="P10">3030</text:p>
          </table:table-cell>
          <table:table-cell table:style-name="Table1.A2" office:value-type="string">
            <text:p text:style-name="P12">Le pui noment Monte Gargain (FH mont regargain)</text:p>
          </table:table-cell>
          <table:table-cell table:style-name="Table1.C2" office:value-type="string">
            <text:p text:style-name="P326">B<text:span text:style-name="T501">T</text:span>] ...<text:span text:style-name="T100">apellent mon (T mont)… <text:s/></text:span>D] ...<text:span text:style-name="T123">a non li monz gargain <text:s/></text:span><text:span text:style-name="T143">E] ...</text:span><text:span text:style-name="T173">nomme len gargaam <text:s/></text:span><text:span text:style-name="T197">M] ...</text:span><text:span text:style-name="T201">nomment augarganain <text:s/></text:span><text:span text:style-name="T222">L</text:span><text:span text:style-name="T278">W</text:span><text:span text:style-name="T221">] </text:span><text:span text:style-name="T223">Jcel </text:span><text:span text:style-name="T278">(W Jcelui)</text:span><text:span text:style-name="T223"> pui </text:span><text:span text:style-name="T278">(W puys)</text:span><text:span text:style-name="T223">...mon </text:span><text:span text:style-name="T279">(W mont)…</text:span><text:span text:style-name="T223"> <text:s/></text:span><text:span text:style-name="T308">H2] </text:span><text:span text:style-name="T309">Le pont noment le port gargain <text:s/></text:span><text:span text:style-name="T306">I</text:span><text:span text:style-name="T317">] ...</text:span><text:span text:style-name="T336">noment il gargaiz <text:s/></text:span><text:span text:style-name="T361">K] ...</text:span><text:span text:style-name="T363">noment gargain</text:span></text:p>
          </table:table-cell>
        </table:table-row>
        <table:table-row table:style-name="Table1.63">
          <table:table-cell table:style-name="Table1.A2" office:value-type="string">
            <text:p text:style-name="P10">3031</text:p>
          </table:table-cell>
          <table:table-cell table:style-name="Table1.A2" office:value-type="string">
            <text:p text:style-name="P12">Il nen ait ille desor meir</text:p>
          </table:table-cell>
          <table:table-cell table:style-name="Table1.C2" office:value-type="string">
            <text:p text:style-name="P162">A] <text:span text:style-name="T80">Jl non ais le soure mer <text:s text:c="2"/>B] ...na...lamer <text:s/>GL] ...non a (L ne na) isle sore… <text:s text:c="2"/>DH2] Na si fort yle (H2 ylle) sor la (H2 dedens) mer <text:s text:c="2"/></text:span><text:span text:style-name="T143">E] </text:span><text:span text:style-name="T173">Ne ne nage nef en la mer <text:s/></text:span><text:span text:style-name="T197">M] ...</text:span><text:span text:style-name="T201">dessus mer <text:s/></text:span><text:span text:style-name="T253">T</text:span><text:span text:style-name="T142">] </text:span><text:span text:style-name="T246">Jlnont laise ne sore mer <text:s/></text:span><text:span text:style-name="T277">W] </text:span><text:span text:style-name="T279">Jl y a isle desur mer <text:s/></text:span><text:span text:style-name="T306">I</text:span><text:span text:style-name="T317">] </text:span><text:span text:style-name="T336">Jl [.a u]ne \na/ isle sor mer <text:s/></text:span><text:span text:style-name="T361">K] ...</text:span><text:span text:style-name="T363">isle sor mer</text:span></text:p>
          </table:table-cell>
        </table:table-row>
        <table:table-row table:style-name="TableLine93957664682608">
          <table:table-cell table:style-name="Table1.A2" office:value-type="string">
            <text:p text:style-name="P10">3032</text:p>
          </table:table-cell>
          <table:table-cell table:style-name="Table1.A2" office:value-type="string">
            <text:p text:style-name="P12">C’o (H Qu’a) galies nen ast (H ne voist) rober</text:p>
          </table:table-cell>
          <table:table-cell table:style-name="Table1.C2" office:value-type="string">
            <text:p text:style-name="P162">A] <text:span text:style-name="T80">Que galies ne laust… <text:s/>BW] Quen galees (W galleez) naille rober <text:s/>D] Qua galies ne uoist rober <text:s/></text:span><text:span text:style-name="T143">E] </text:span><text:span text:style-name="T173">Quen galies nes aut rober <text:s/></text:span><text:span text:style-name="T180">G] </text:span><text:span text:style-name="T182">Qui a galies non lauz rober <text:s/></text:span><text:span text:style-name="T197">M] </text:span><text:span text:style-name="T201">Quen galye ne unt rober <text:s/></text:span><text:span text:style-name="T222">L</text:span><text:span text:style-name="T221">] </text:span><text:span text:style-name="T223">Quen gaiies ne lant rober <text:s/></text:span><text:span text:style-name="T253">T</text:span><text:span text:style-name="T142">] </text:span><text:span text:style-name="T254">Que en gualies nolaut rober <text:s/></text:span><text:span text:style-name="T308">H2] </text:span><text:span text:style-name="T309">Quen galies ni voit ambler <text:s/></text:span><text:span text:style-name="T306">I</text:span><text:span text:style-name="T317">] ...</text:span><text:span text:style-name="T336">ne laut… <text:s/></text:span><text:span text:style-name="T361">K] </text:span><text:span text:style-name="T363">Qe agaleis nen...</text:span></text:p>
          </table:table-cell>
        </table:table-row>
        <table:table-row table:style-name="TableLine93957648480336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480">E] <text:span text:style-name="T402">Et les maison met tout en cendre</text:span></text:p>
          </table:table-cell>
        </table:table-row>
        <table:table-row table:style-name="TableLine93957648481296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C2" office:value-type="string">
            <text:p text:style-name="P149"/>
          </table:table-cell>
        </table:table-row>
        <table:table-row table:style-name="TableLine93957648577904">
          <table:table-cell table:style-name="Table1.A2" office:value-type="string">
            <text:p text:style-name="P10">3033</text:p>
          </table:table-cell>
          <table:table-cell table:style-name="Table1.A2" office:value-type="string">
            <text:p text:style-name="P12">Quant hons se welt de lui deffandre</text:p>
          </table:table-cell>
          <table:table-cell table:style-name="Table1.C2" office:value-type="string">
            <text:p text:style-name="P149"><text:span text:style-name="T549">I</text:span><text:span text:style-name="T317">] ---</text:span></text:p>
            <text:p text:style-name="P335">B] ...<text:span text:style-name="T100">vers lui… <text:s/></text:span>D<text:span text:style-name="T552">H2</text:span>] <text:span text:style-name="T123">Et qui se vuet (H2 veult) de… <text:s/></text:span><text:span text:style-name="T197">M] </text:span><text:span text:style-name="T201">Quant e</text:span><text:span text:style-name="T148">n</text:span><text:span text:style-name="T201"> se ueult uers li deffendre </text:span><text:span text:style-name="T363">K</text:span><text:span text:style-name="T277">W] ...sen…</text:span><text:span text:style-name="T279"> </text:span></text:p>
          </table:table-cell>
        </table:table-row>
        <table:table-row table:style-name="TableLine93957653952848">
          <table:table-cell table:style-name="Table1.A2" office:value-type="string">
            <text:p text:style-name="P10">3034</text:p>
          </table:table-cell>
          <table:table-cell table:style-name="Table1.A2" office:value-type="string">
            <text:p text:style-name="P12">Et il le puet per (H par) force prendre</text:p>
          </table:table-cell>
          <table:table-cell table:style-name="Table1.C2" office:value-type="string">
            <text:p text:style-name="P480">E] ---</text:p>
            <text:p text:style-name="P101">A<text:span text:style-name="T123">DH2GIKTW</text:span>] <text:span text:style-name="T81">Se il…(GIKW par)... <text:s/>B] Se il </text:span><text:span text:style-name="T7">per</text:span><text:span text:style-name="T100"> force les puet prendre <text:s/></text:span><text:span text:style-name="T222">L</text:span><text:span text:style-name="T221">] </text:span><text:span text:style-name="T223">Se il le uuelt...</text:span></text:p>
          </table:table-cell>
        </table:table-row>
        <table:table-row table:style-name="TableLine93957653953808">
          <table:table-cell table:style-name="Table1.A2" office:value-type="string">
            <text:p text:style-name="P10">3035</text:p>
          </table:table-cell>
          <table:table-cell table:style-name="Table1.A2" office:value-type="string">
            <text:p text:style-name="P13">En mout male prison le met</text:p>
          </table:table-cell>
          <table:table-cell table:style-name="Table1.C2" office:value-type="string">
            <text:p text:style-name="P416">INV <text:span text:style-name="T98">B] </text:span>En une terre les tramet</text:p>
            <text:p text:style-name="P294">G<text:span text:style-name="T577">I</text:span>] ...li… <text:s/><text:span text:style-name="T222">L</text:span><text:span text:style-name="T280">W</text:span><text:span text:style-name="T221">] </text:span><text:span text:style-name="T223">En male prison il le met</text:span></text:p>
          </table:table-cell>
        </table:table-row>
        <table:table-row table:style-name="TableLine93957654310368">
          <table:table-cell table:style-name="Table1.A2" office:value-type="string">
            <text:p text:style-name="P10">3036</text:p>
          </table:table-cell>
          <table:table-cell table:style-name="Table1.A2" office:value-type="string">
            <text:p text:style-name="P13">En une terre le tramet</text:p>
          </table:table-cell>
          <table:table-cell table:style-name="Table1.C2" office:value-type="string">
            <text:p text:style-name="P416">INV <text:span text:style-name="T98">B] </text:span>Et en une prison les met</text:p>
            <text:p text:style-name="P299">G<text:span text:style-name="T577">I</text:span>] ...li… <text:s/><text:span text:style-name="T222">L</text:span><text:span text:style-name="T221">] </text:span><text:span text:style-name="T223">Et en une terre… <text:s/></text:span><text:span text:style-name="T253">T</text:span><text:span text:style-name="T255">] ...</text:span><text:span text:style-name="T254">les...</text:span></text:p>
          </table:table-cell>
        </table:table-row>
        <table:table-row table:style-name="TableLine93957648442368">
          <table:table-cell table:style-name="Table1.A2" office:value-type="string">
            <text:p text:style-name="P10">3037</text:p>
          </table:table-cell>
          <table:table-cell table:style-name="Table1.A2" office:value-type="string">
            <text:p text:style-name="P13">Ou il le fait mout bien garder</text:p>
          </table:table-cell>
          <table:table-cell table:style-name="Table1.C2" office:value-type="string">
            <text:p text:style-name="P299">B<text:span text:style-name="T511">T</text:span>] ...les…<text:span text:style-name="T100"> <text:s/></text:span>D<text:span text:style-name="T552">H2</text:span>] <text:span text:style-name="T123">Ou on le… <text:s/></text:span><text:span text:style-name="T143">E] ...</text:span><text:span text:style-name="T173">fait estoit garder <text:s/></text:span><text:span text:style-name="T142">G</text:span><text:span text:style-name="T336">I</text:span><text:span text:style-name="T223">L</text:span><text:span text:style-name="T142">] </text:span><text:span text:style-name="T182">Ont </text:span><text:span text:style-name="T336">(I Vnt)</text:span><text:span text:style-name="T182"> il... <text:s text:c="2"/></text:span><text:span text:style-name="T253">T</text:span><text:span text:style-name="T255">] </text:span><text:span text:style-name="T254">Quil les fait...</text:span></text:p>
          </table:table-cell>
        </table:table-row>
        <table:table-row table:style-name="TableLine93957648443328">
          <table:table-cell table:style-name="Table1.A2" office:value-type="string">
            <text:p text:style-name="P10">3038</text:p>
          </table:table-cell>
          <table:table-cell table:style-name="Table1.A2" office:value-type="string">
            <text:p text:style-name="P13">Que il ne s’en puisset embler</text:p>
          </table:table-cell>
          <table:table-cell table:style-name="Table1.C2" office:value-type="string">
            <text:p text:style-name="P175">A<text:span text:style-name="T577">IKT</text:span>] ...<text:span text:style-name="T81">sen puet (K peut, T poent) pas… <text:s/>B] ...sempuissent… <text:s/>D] Que il ne piet denqui torner </text:span><text:span text:style-name="T143">E] ...</text:span><text:span text:style-name="T173">eschaper <text:s/></text:span><text:span text:style-name="T180">G</text:span><text:span text:style-name="T280">W</text:span><text:span text:style-name="T180">] </text:span><text:span text:style-name="T182">...ne sen puet </text:span><text:span text:style-name="T280">(W peut)</text:span><text:span text:style-name="T182">… <text:s/></text:span><text:span text:style-name="T197">M] ...</text:span><text:span text:style-name="T201">puisse raler <text:s/></text:span><text:span text:style-name="T222">L</text:span><text:span text:style-name="T221">] ...</text:span><text:span text:style-name="T223">ne se poist… <text:s/></text:span><text:span text:style-name="T308">H2] ...</text:span><text:span text:style-name="T309">nen puisse eschaper</text:span></text:p>
            <text:p text:style-name="P459"><text:span text:style-name="T309">P</text:span><text:span text:style-name="T142">] azio che li non posano schanpare ni esere furadi</text:span></text:p>
          </table:table-cell>
        </table:table-row>
        <text:soft-page-break/>
        <table:table-row table:style-name="TableLine93957661560544">
          <table:table-cell table:style-name="Table1.A2" office:value-type="string">
            <text:p text:style-name="P10">3039</text:p>
          </table:table-cell>
          <table:table-cell table:style-name="Table1.A2" office:value-type="string">
            <text:p text:style-name="P13">A l’ore que il doit maingier</text:p>
          </table:table-cell>
          <table:table-cell table:style-name="Table1.C2" office:value-type="string">
            <text:p text:style-name="P264">D<text:span text:style-name="T552">H2</text:span>] ...quil doiuent...</text:p>
          </table:table-cell>
        </table:table-row>
        <table:table-row table:style-name="TableLine93957657812368">
          <table:table-cell table:style-name="Table1.A2" office:value-type="string">
            <text:p text:style-name="P10">3040</text:p>
          </table:table-cell>
          <table:table-cell table:style-name="Table1.A2" office:value-type="string">
            <text:p text:style-name="P13">Por pastre le fait envoier</text:p>
          </table:table-cell>
          <table:table-cell table:style-name="Table1.C2" office:value-type="string">
            <text:p text:style-name="P326">B<text:span text:style-name="T123">DH2T</text:span>] ...les…<text:span text:style-name="T100"> <text:s/></text:span>G] ...li…<text:span text:style-name="T420"> <text:s/>W] ...les va… <text:s/>K] ...le uait...</text:span></text:p>
          </table:table-cell>
        </table:table-row>
        <table:table-row table:style-name="TableLine93957657813328">
          <table:table-cell table:style-name="Table1.A2" office:value-type="string">
            <text:p text:style-name="P11">304<text:span text:style-name="T59">1</text:span></text:p>
          </table:table-cell>
          <table:table-cell table:style-name="Table1.A2" office:value-type="string">
            <text:p text:style-name="P13">De l’erbe maingut se il puet</text:p>
          </table:table-cell>
          <table:table-cell table:style-name="Table1.C2" office:value-type="string">
            <text:p text:style-name="P453">H2] ---</text:p>
            <text:p text:style-name="P417">INV <text:span text:style-name="T98">GK] </text:span>Et si <text:span text:style-name="T597">(K se)</text:span> ce non morir lestuet <text:span text:style-name="T597">(K liestuet)</text:span></text:p>
            <text:p text:style-name="P92">A<text:span text:style-name="T100">BD</text:span>] ...<text:span text:style-name="T81">maigne (B maniue, D mainiue) qui puet <text:s/></text:span><text:span text:style-name="T143">E] </text:span><text:span text:style-name="T173">Herbes meniue ce quil puet <text:s/></text:span><text:span text:style-name="T197">M] </text:span><text:span text:style-name="T201">Herbe meniue cil qui puet</text:span></text:p>
          </table:table-cell>
        </table:table-row>
        <table:table-row table:style-name="TableLine93957657619040">
          <table:table-cell table:style-name="Table1.A2" office:value-type="string">
            <text:p text:style-name="P11">304<text:span text:style-name="T59">2</text:span></text:p>
          </table:table-cell>
          <table:table-cell table:style-name="Table1.A2" office:value-type="string">
            <text:p text:style-name="P13">Ou se se <text:span text:style-name="T60">(H se ce)</text:span> non morir l’estuet</text:p>
          </table:table-cell>
          <table:table-cell table:style-name="Table1.C2" office:value-type="string">
            <text:p text:style-name="P453">H2] ---</text:p>
            <text:p text:style-name="P418">INV <text:span text:style-name="T98">G] </text:span>Tot ce sofre il se puet <text:s/><text:span text:style-name="T595">K] Tot ce sor cil qui puet</text:span></text:p>
            <text:p text:style-name="P162">A] <text:span text:style-name="T81">Ensi que non… <text:s/>BDLT] ...se (L si) ce… <text:s/></text:span><text:span text:style-name="T143">E</text:span><text:span text:style-name="T201">M</text:span><text:span text:style-name="T143">] </text:span><text:span text:style-name="T173">Ou autrement morir </text:span><text:span text:style-name="T201">(M mourir)</text:span><text:span text:style-name="T173"> lestuet <text:s/></text:span><text:span text:style-name="T277">W] ...</text:span><text:span text:style-name="T280">se se nom… <text:s/></text:span><text:span text:style-name="T306">I</text:span><text:span text:style-name="T317">] </text:span><text:span text:style-name="T337">Osece non… <text:s/></text:span></text:p>
          </table:table-cell>
        </table:table-row>
        <table:table-row table:style-name="TableLine93957669362096">
          <table:table-cell table:style-name="Table1.A2" office:value-type="string">
            <text:p text:style-name="P11">304<text:span text:style-name="T59">3</text:span></text:p>
          </table:table-cell>
          <table:table-cell table:style-name="Table1.A2" office:value-type="string">
            <text:p text:style-name="P13">Puels que il met home em prison</text:p>
          </table:table-cell>
          <table:table-cell table:style-name="Table1.C2" office:value-type="string">
            <text:p text:style-name="P326">B<text:span text:style-name="T403">EH2IM</text:span>] ...<text:span text:style-name="T100">lome (EH2M homme, I hon) en sa prison (I presoz) <text:s/></text:span>G] ...<text:span text:style-name="T420">que il home a enprison <text:s/></text:span><text:span text:style-name="T222">L</text:span><text:span text:style-name="T221">] ...</text:span><text:span text:style-name="T223">il mest… <text:s/></text:span><text:span text:style-name="T277">W] ...</text:span><text:span text:style-name="T280">qui met… </text:span><text:span text:style-name="T361"><text:s/>K] ...</text:span><text:span text:style-name="T363">quel met...</text:span></text:p>
          </table:table-cell>
        </table:table-row>
        <table:table-row table:style-name="TableLine93957669363056">
          <table:table-cell table:style-name="Table1.A2" office:value-type="string">
            <text:p text:style-name="P11">304<text:span text:style-name="T59">4</text:span></text:p>
          </table:table-cell>
          <table:table-cell table:style-name="Table1.A2" office:value-type="string">
            <text:p text:style-name="P13">Ja mais n’en prendrait <text:span text:style-name="T60">(H prendra) </text:span>reanson</text:p>
          </table:table-cell>
          <table:table-cell table:style-name="Table1.C2" office:value-type="string">
            <text:p text:style-name="P138">A<text:span text:style-name="T403">EGILMTW</text:span>] ...<text:span text:style-name="T81">ne (EGIMT nen, W il nen) prendra (L prandra) reencon (E raecon, I raencon, L reenson, M reancon, T reanzon, W rencon) <text:s/>B] ...nem penra raencon <text:s/>D] Ja nen prendra mes raencon <text:s/>H2] Jl nen veult penre raenson</text:span></text:p>
          </table:table-cell>
        </table:table-row>
        <table:table-row table:style-name="TableLine93957671261680">
          <table:table-cell table:style-name="Table1.A2" office:value-type="string">
            <text:p text:style-name="P11">304<text:span text:style-name="T59">5</text:span></text:p>
          </table:table-cell>
          <table:table-cell table:style-name="Table1.A2" office:value-type="string">
            <text:p text:style-name="P13">Florimons dist Je n’en ai cure</text:p>
          </table:table-cell>
          <table:table-cell table:style-name="Table1.C2" office:value-type="string">
            <text:p text:style-name="P83">A<text:span text:style-name="T123">DL</text:span>] ...<text:span text:style-name="T81">non ai (D nen nai, L ne nai)… <text:s/>B] Dist </text:span><text:span text:style-name="T6">flor.</text:span><text:span text:style-name="T81"> <text:s text:c="2"/></text:span><text:span text:style-name="T143">E</text:span><text:span text:style-name="T201">M</text:span><text:span text:style-name="T143">] ...</text:span><text:span text:style-name="T174">de ce nai cure</text:span></text:p>
          </table:table-cell>
        </table:table-row>
        <table:table-row table:style-name="Table1.80">
          <table:table-cell table:style-name="Table1.A2" office:value-type="string">
            <text:p text:style-name="P11">304<text:span text:style-name="T59">6</text:span></text:p>
          </table:table-cell>
          <table:table-cell table:style-name="Table1.A2" office:value-type="string">
            <text:p text:style-name="P13">Adés li querrai ma droiture</text:p>
          </table:table-cell>
          <table:table-cell table:style-name="Table1.C2" office:value-type="string">
            <text:p text:style-name="P117">A<text:span text:style-name="T420">GIK</text:span>] <text:span text:style-name="T81">Tout (GIK Tot) en (K me) metrai (G ometre) en auenture <text:s/>B] Mon cors metrai en auenture </text:span><text:span text:style-name="T197">M] ...</text:span><text:span text:style-name="T201">li querre… <text:s/></text:span><text:span text:style-name="T277">W] </text:span><text:span text:style-name="T280">Tantoust ly requerray droiture <text:s text:c="2"/></text:span><text:span text:style-name="T310">H2] Envers lui...</text:span><text:span text:style-name="T280"> <text:s/></text:span></text:p>
            <text:p text:style-name="P475"><text:span text:style-name="T361">P</text:span><text:span text:style-name="T142">] fdiseno io me metero ala uentura</text:span></text:p>
          </table:table-cell>
        </table:table-row>
        <table:table-row table:style-name="TableLine93957651063456">
          <table:table-cell table:style-name="Table1.A2" office:value-type="string">
            <text:p text:style-name="P11">304<text:span text:style-name="T59">7</text:span></text:p>
          </table:table-cell>
          <table:table-cell table:style-name="Table1.A2" office:value-type="string">
            <text:p text:style-name="P13">Atant sont del maingier levé</text:p>
          </table:table-cell>
          <table:table-cell table:style-name="Table1.C2" office:value-type="string">
            <text:p text:style-name="P55"/>
          </table:table-cell>
        </table:table-row>
        <table:table-row table:style-name="TableLine93957649576240">
          <table:table-cell table:style-name="Table1.A2" office:value-type="string">
            <text:p text:style-name="P11">304<text:span text:style-name="T59">8</text:span></text:p>
          </table:table-cell>
          <table:table-cell table:style-name="Table1.A2" office:value-type="string">
            <text:p text:style-name="P13">Li messaige s’en sont alé</text:p>
          </table:table-cell>
          <table:table-cell table:style-name="Table1.C2" office:value-type="string">
            <text:p text:style-name="P92">A] ...<text:span text:style-name="T81">en sont… <text:s/>DH2] Et li message sont… <text:s/></text:span><text:span text:style-name="T197">M] ...</text:span><text:span text:style-name="T201">leue</text:span></text:p>
          </table:table-cell>
        </table:table-row>
        <table:table-row table:style-name="TableLine93957648724016">
          <table:table-cell table:style-name="Table1.A2" office:value-type="string">
            <text:p text:style-name="P11">304<text:span text:style-name="T59">9</text:span></text:p>
          </table:table-cell>
          <table:table-cell table:style-name="Table1.A2" office:value-type="string">
            <text:p text:style-name="P13">A <text:span text:style-name="T60">(H Au)</text:span> duc le treu li demandent</text:p>
          </table:table-cell>
          <table:table-cell table:style-name="Table1.C2" office:value-type="string">
            <text:p text:style-name="P162">A<text:span text:style-name="T605">D</text:span><text:span text:style-name="T403">EIKL</text:span>] <text:span text:style-name="T81">Au (IL Al)...(K li treu) et le (I ele) treu demandent <text:s/>BT] Au (T Al)… <text:s/>G] Au...et le… <text:s/>W] ... leur treu demandent <text:s/></text:span><text:span text:style-name="T197">M] </text:span><text:span text:style-name="T201">Au duc vont le treu demandent <text:s/></text:span><text:span text:style-name="T310">H2] Au duc cui le treu demandent </text:span></text:p>
          </table:table-cell>
        </table:table-row>
        <table:table-row table:style-name="TableLine93957648724976">
          <table:table-cell table:style-name="Table1.A2" office:value-type="string">
            <text:p text:style-name="P13">3050</text:p>
          </table:table-cell>
          <table:table-cell table:style-name="Table1.A2" office:value-type="string">
            <text:p text:style-name="P13">Florimons dist un poc l’antandent</text:p>
          </table:table-cell>
          <table:table-cell table:style-name="Table1.C2" office:value-type="string">
            <text:p text:style-name="P162">A] ...<text:span text:style-name="T81">dist qui poi satendent <text:s/>B] Dist </text:span><text:span text:style-name="T6">flor</text:span><text:span text:style-name="T81">. ...satendent <text:s/>DH2] ...que il santendent (H2 satendent9 <text:s/></text:span><text:span text:style-name="T143">E</text:span><text:span text:style-name="T337">I</text:span><text:span text:style-name="T223">L</text:span><text:span text:style-name="T201">M</text:span><text:span text:style-name="T256">T</text:span><text:span text:style-name="T280">W</text:span><text:span text:style-name="T143">] ...</text:span><text:span text:style-name="T174">dit </text:span><text:span text:style-name="T223">(L dist)</text:span><text:span text:style-name="T174"> cun </text:span><text:span text:style-name="T223">(L</text:span><text:span text:style-name="T256">T</text:span><text:span text:style-name="T223"> </text:span><text:span text:style-name="T154">con</text:span><text:span text:style-name="T223">, </text:span><text:span text:style-name="T280">W qe vng</text:span><text:span text:style-name="T223">)</text:span><text:span text:style-name="T174"> pou </text:span><text:span text:style-name="T201">(</text:span><text:span text:style-name="T337">I</text:span><text:span text:style-name="T223">L</text:span><text:span text:style-name="T256">T</text:span><text:span text:style-name="T223"> poi, </text:span><text:span text:style-name="T201">M po, </text:span><text:span text:style-name="T280">W peu</text:span><text:span text:style-name="T201">)</text:span><text:span text:style-name="T174"> satendent </text:span><text:span text:style-name="T223">(L satandent, </text:span><text:span text:style-name="T280">W atendent</text:span><text:span text:style-name="T223">)</text:span><text:span text:style-name="T174"> <text:s/></text:span><text:span text:style-name="T180">G] ...</text:span><text:span text:style-name="T183">dit que un poi satent <text:s/></text:span><text:span text:style-name="T361">K] ...</text:span><text:span text:style-name="T363">par un poi satendent</text:span></text:p>
          </table:table-cell>
        </table:table-row>
        <table:table-row table:style-name="TableLine93957664913360">
          <table:table-cell table:style-name="Table1.A2" office:value-type="string">
            <text:p text:style-name="P13">3051</text:p>
          </table:table-cell>
          <table:table-cell table:style-name="Table1.A2" office:value-type="string">
            <text:p text:style-name="P13">Jen ai parlé a mon signor</text:p>
          </table:table-cell>
          <table:table-cell table:style-name="Table1.C2" office:value-type="string">
            <text:p text:style-name="P150"><text:span text:style-name="T310">H2] Je irai parler… <text:s/></text:span><text:span text:style-name="T306">I</text:span><text:span text:style-name="T317">] </text:span><text:span text:style-name="T337">Je nai parler...</text:span></text:p>
          </table:table-cell>
        </table:table-row>
        <text:soft-page-break/>
        <table:table-row table:style-name="TableLine93957664914320">
          <table:table-cell table:style-name="Table1.A2" office:value-type="string">
            <text:p text:style-name="P13">3052</text:p>
          </table:table-cell>
          <table:table-cell table:style-name="Table1.A2" office:value-type="string">
            <text:p text:style-name="P13">Ja mais Deus ne me donst <text:span text:style-name="T60">(H doinst) </text:span>honor</text:p>
          </table:table-cell>
          <table:table-cell table:style-name="Table1.C2" office:value-type="string">
            <text:p text:style-name="P117">A<text:span text:style-name="T421">EGIKL</text:span>] <text:span text:style-name="T81">Ja dex (E diex, I deus) mais ne me doint (EI doinst, G dont)… <text:s/>BMT] ...doint… <text:s/>DH2] Ja puis dex (H2 dieu) ne me doint… <text:s/>W] Mes ia dieu ne me dont...</text:span></text:p>
          </table:table-cell>
        </table:table-row>
        <table:table-row table:style-name="TableLine93957652560096">
          <table:table-cell table:style-name="Table1.A2" office:value-type="string">
            <text:p text:style-name="P540">3053/<text:span text:style-name="T606">3097</text:span></text:p>
          </table:table-cell>
          <table:table-cell table:style-name="Table1.A2" office:value-type="string">
            <text:p text:style-name="P13">Se Garganeus poent <text:span text:style-name="T60">(H point)</text:span> en a, </text:p>
          </table:table-cell>
          <table:table-cell table:style-name="Table1.C2" office:value-type="string">
            <text:p text:style-name="P150">A<text:span text:style-name="T421">GKLT</text:span>] ...<text:span text:style-name="T81">auoir na (T en a) <text:s/>B] ...point… <text:s/>D] Sauoir garganeus… <text:s/></text:span><text:span text:style-name="T310">H2] Sauoir garganeus en a <text:s/></text:span><text:span text:style-name="T143">E] ...</text:span><text:span text:style-name="T174">trev a <text:s/></text:span><text:span text:style-name="T197">M] </text:span><text:span text:style-name="T201">Garganeus </text:span><text:span text:style-name="T202">sauoir en a <text:s/></text:span><text:span text:style-name="T277">W] </text:span><text:span text:style-name="T280">Ce...rien en a <text:s/></text:span><text:span text:style-name="T306">I</text:span><text:span text:style-name="T317">] ...</text:span><text:span text:style-name="T337">plus laura</text:span></text:p>
          </table:table-cell>
        </table:table-row>
        <table:table-row table:style-name="TableLine93957655632560">
          <table:table-cell table:style-name="Table1.A2" office:value-type="string">
            <text:p text:style-name="P13">3054</text:p>
          </table:table-cell>
          <table:table-cell table:style-name="Table1.A2" office:value-type="string">
            <text:p text:style-name="P13">Signor dites li que tort a</text:p>
          </table:table-cell>
          <table:table-cell table:style-name="Table1.C2" office:value-type="string">
            <text:p text:style-name="P89">A<text:span text:style-name="T403">E</text:span>] ...<text:span text:style-name="T81">quil (E quels)… <text:s/>GK] ...dites que tort a (K ha)</text:span></text:p>
          </table:table-cell>
        </table:table-row>
        <table:table-row table:style-name="TableLine93957655633520">
          <table:table-cell table:style-name="Table1.A2" office:value-type="string">
            <text:p text:style-name="P13">3055</text:p>
          </table:table-cell>
          <table:table-cell table:style-name="Table1.A2" office:value-type="string">
            <text:p text:style-name="P13">Cuidiés vos donc que bel me soit</text:p>
          </table:table-cell>
          <table:table-cell table:style-name="Table1.C2" office:value-type="string">
            <text:p text:style-name="P486">E<text:span text:style-name="T483">L</text:span>] ...dont…<text:span text:style-name="T403"> <text:s/>M] ...vos or que biau… <text:s/>K] ...que bel soit</text:span></text:p>
          </table:table-cell>
        </table:table-row>
        <table:table-row table:style-name="TableLine93957662320816">
          <table:table-cell table:style-name="Table1.A2" office:value-type="string">
            <text:p text:style-name="P13">3056</text:p>
          </table:table-cell>
          <table:table-cell table:style-name="Table1.A2" office:value-type="string">
            <text:p text:style-name="P13">Qu’an ceste terre quiert son droit</text:p>
          </table:table-cell>
          <table:table-cell table:style-name="Table1.C2" office:value-type="string">
            <text:p text:style-name="P101">A<text:span text:style-name="T101">BDKT</text:span>] <text:span text:style-name="T81">Se (T Si) ceste...(B estK qui est) sanz (B sans, T senz) droit</text:span> <text:s text:c="2"/><text:span text:style-name="T143">E] </text:span><text:span text:style-name="T174">Se trev requier contre droit <text:s/></text:span><text:span text:style-name="T180">G] </text:span><text:span text:style-name="T184">Que ceste terre perde son droit <text:s/></text:span><text:span text:style-name="T338">I</text:span><text:span text:style-name="T222">L</text:span><text:span text:style-name="T280">W</text:span><text:span text:style-name="T221">] </text:span><text:span text:style-name="T223">Sen </text:span><text:span text:style-name="T280">(W Si en)</text:span><text:span text:style-name="T223"> ceste...</text:span></text:p>
          </table:table-cell>
        </table:table-row>
        <table:table-row table:style-name="TableLine93957662321824">
          <table:table-cell table:style-name="Table1.A2" office:value-type="string">
            <text:p text:style-name="P13">3057</text:p>
          </table:table-cell>
          <table:table-cell table:style-name="Table1.A2" office:value-type="string">
            <text:p text:style-name="P13">Alez vos en et se li dites</text:p>
          </table:table-cell>
          <table:table-cell table:style-name="Table1.C2" office:value-type="string">
            <text:p text:style-name="P522">H2] ---</text:p>
            <text:p text:style-name="P326">B] <text:span text:style-name="T101">Alez signor et si… <text:s/></text:span>D<text:span text:style-name="T403">EIMW</text:span>] ...<text:span text:style-name="T403">(EM ent) et si… <text:s/></text:span>G] <text:span text:style-name="T422">Alez uos et si le… <text:s/>K] Alez en uos...</text:span></text:p>
          </table:table-cell>
        </table:table-row>
        <table:table-row table:style-name="TableLine93957659014144">
          <table:table-cell table:style-name="Table1.A2" office:value-type="string">
            <text:p text:style-name="P13">3058</text:p>
          </table:table-cell>
          <table:table-cell table:style-name="Table1.A2" office:value-type="string">
            <text:p text:style-name="P13">Se li treus n’est trestoz quites</text:p>
          </table:table-cell>
          <table:table-cell table:style-name="Table1.C2" office:value-type="string">
            <text:p text:style-name="P117">A] ...<text:span text:style-name="T81">non estoit… <text:s/>B] Que se...tous quites <text:s/>DH2EM] Que se...nestoit (H2 nestat) quites <text:s/>GI] Selle (I Se li) treuz (I treus) nen (I non) estoit quites <text:s/>K</text:span><text:span text:style-name="T222">L</text:span><text:span text:style-name="T363">T</text:span><text:span text:style-name="T221">] ..</text:span><text:span text:style-name="T363">nenest (L</text:span><text:span text:style-name="T221"> </text:span><text:span text:style-name="T223">non est, </text:span><text:span text:style-name="T363">T nestoit)</text:span><text:span text:style-name="T223"> </text:span><text:span text:style-name="T363">tot (LT </text:span><text:span text:style-name="T223">toz</text:span><text:span text:style-name="T363">)</text:span><text:span text:style-name="T223"> quites </text:span><text:span text:style-name="T256"><text:s text:c="2"/></text:span><text:span text:style-name="T277">W] ...</text:span><text:span text:style-name="T280">treus du tout nest quiptez</text:span></text:p>
          </table:table-cell>
        </table:table-row>
        <table:table-row table:style-name="TableLine93957659015056">
          <table:table-cell table:style-name="Table1.A2" office:value-type="string">
            <text:p text:style-name="P13">3059</text:p>
          </table:table-cell>
          <table:table-cell table:style-name="Table1.A2" office:value-type="string">
            <text:p text:style-name="P15">Et il ne m’avoit seu rendu</text:p>
            <text:p text:style-name="P15">(H Et ne m’at tot ce rendu)</text:p>
          </table:table-cell>
          <table:table-cell table:style-name="Table1.C2" office:value-type="string">
            <text:p text:style-name="P326">B] <text:span text:style-name="T101">Et trestout ce ne mest rendu <text:s/></text:span>D] <text:span text:style-name="T124">Et sil… <text:s/></text:span><text:span text:style-name="T222">L</text:span><text:span text:style-name="T221">] ...</text:span><text:span text:style-name="T223">cel randu <text:s/></text:span><text:span text:style-name="T277">W] </text:span><text:span text:style-name="T280">Et qui pence de largent rendre <text:s/></text:span><text:span text:style-name="T361">K] ...</text:span><text:span text:style-name="T363">ici rendu</text:span></text:p>
          </table:table-cell>
        </table:table-row>
        <table:table-row table:style-name="TableLine93957649371600">
          <table:table-cell table:style-name="Table1.A2" office:value-type="string">
            <text:p text:style-name="P13">3060</text:p>
          </table:table-cell>
          <table:table-cell table:style-name="Table1.A2" office:value-type="string">
            <text:p text:style-name="P15">Qu’il en ait leveit et eu</text:p>
          </table:table-cell>
          <table:table-cell table:style-name="Table1.C2" office:value-type="string">
            <text:p text:style-name="P326">B] ...<text:span text:style-name="T101">a meneit… <text:s/></text:span>G] <text:span text:style-name="T422">Quil enna aporte… <text:s/></text:span><text:span text:style-name="T222">L</text:span><text:span text:style-name="T256">T</text:span><text:span text:style-name="T221">] ... </text:span><text:span text:style-name="T223">na leue et au <text:s/></text:span><text:span text:style-name="T277">W] </text:span><text:span text:style-name="T280">Qui len a eu sans plus satendre <text:s/></text:span><text:span text:style-name="T361">K] </text:span><text:span text:style-name="T363">Tot ce quil na porte cheu</text:span></text:p>
          </table:table-cell>
        </table:table-row>
        <table:table-row table:style-name="TableLine93957649372560">
          <table:table-cell table:style-name="Table1.A2" office:value-type="string">
            <text:p text:style-name="P14">306<text:span text:style-name="T60">1</text:span></text:p>
          </table:table-cell>
          <table:table-cell table:style-name="Table1.A2" office:value-type="string">
            <text:p text:style-name="P15">Jai a nul jor n’avrait (H n’avra) m’amor</text:p>
          </table:table-cell>
          <table:table-cell table:style-name="Table1.C2" office:value-type="string">
            <text:p text:style-name="P93">A<text:span text:style-name="T553">H2ILT</text:span>] ...naura…<text:span text:style-name="T81"> <text:s/>BK] Ja nul ior (K naura)… <text:s/></text:span><text:span text:style-name="T143">E] </text:span><text:span text:style-name="T174">Jamais vers moi naura amor <text:s/></text:span><text:span text:style-name="T180">G] ...</text:span><text:span text:style-name="T184">aura mamor <text:s/></text:span><text:span text:style-name="T197">M</text:span><text:span text:style-name="T280">W</text:span><text:span text:style-name="T197">] </text:span><text:span text:style-name="T202">James </text:span><text:span text:style-name="T280">(W Jamais)</text:span><text:span text:style-name="T202"> nul...naura...</text:span></text:p>
          </table:table-cell>
        </table:table-row>
        <table:table-row table:style-name="TableLine93957648571488">
          <table:table-cell table:style-name="Table1.A2" office:value-type="string">
            <text:p text:style-name="P14">306<text:span text:style-name="T60">2</text:span></text:p>
          </table:table-cell>
          <table:table-cell table:style-name="Table1.A2" office:value-type="string">
            <text:p text:style-name="P15">Ancor li dites plus signor</text:p>
          </table:table-cell>
          <table:table-cell table:style-name="Table1.C2" office:value-type="string">
            <text:p text:style-name="P162">A<text:span text:style-name="T101">BGITW</text:span>] ...<text:span text:style-name="T81">mes (B miex, GIT mais) seignor (B signor, IT segnor, W seignour) <text:s text:c="2"/></text:span><text:span text:style-name="T143">E] </text:span><text:span text:style-name="T174">Ancrois...biau seignor <text:s/></text:span><text:span text:style-name="T222">L</text:span><text:span text:style-name="T221">] </text:span><text:span text:style-name="T223">Encor lites mais seignor <text:s text:c="3"/></text:span><text:span text:style-name="T361">K] </text:span><text:span text:style-name="T363">Encor dites uestre seignor</text:span></text:p>
          </table:table-cell>
        </table:table-row>
        <table:table-row table:style-name="TableLine93957652349024">
          <table:table-cell table:style-name="Table1.A2" office:value-type="string">
            <text:p text:style-name="P14">306<text:span text:style-name="T60">3</text:span></text:p>
          </table:table-cell>
          <table:table-cell table:style-name="Table1.A2" office:value-type="string">
            <text:p text:style-name="P15">Se il i cudet avoir droit</text:p>
          </table:table-cell>
          <table:table-cell table:style-name="Table1.C2" office:value-type="string">
            <text:p text:style-name="P326">B] <text:span text:style-name="T101">Que se il i cuide… <text:s/></text:span>D<text:span text:style-name="T403">EM</text:span>] ...<text:span text:style-name="T124">auoir son droit <text:s/></text:span>G<text:span text:style-name="T578">IT</text:span>] <text:span text:style-name="T422">Se il cuide… <text:s/></text:span><text:span text:style-name="T222">L</text:span><text:span text:style-name="T221">] ...</text:span><text:span text:style-name="T223">doroit <text:s/></text:span><text:span text:style-name="T277">W] </text:span><text:span text:style-name="T280">Ce il ly cuide… <text:s/></text:span><text:span text:style-name="T361">K] </text:span><text:span text:style-name="T363">Sauoir il cuide aucun droit</text:span></text:p>
          </table:table-cell>
        </table:table-row>
        <table:table-row table:style-name="TableLine93957652349984">
          <table:table-cell table:style-name="Table1.A2" office:value-type="string">
            <text:p text:style-name="P14">306<text:span text:style-name="T60">4</text:span></text:p>
          </table:table-cell>
          <table:table-cell table:style-name="Table1.A2" office:value-type="string">
            <text:p text:style-name="P15">Et il le welt et bel li soit</text:p>
          </table:table-cell>
          <table:table-cell table:style-name="Table1.C2" office:value-type="string">
            <text:p text:style-name="P305">D<text:span text:style-name="T465">EM</text:span>] ...le vuille <text:span text:style-name="T403">(E vueille, M ueille)…</text:span> <text:s/>G] <text:span text:style-name="T422">Et si le uealt… <text:s/>W] ...veult que ainxi soit</text:span></text:p>
          </table:table-cell>
        </table:table-row>
        <table:table-row table:style-name="TableLine93957670023360">
          <table:table-cell table:style-name="Table1.A2" office:value-type="string">
            <text:p text:style-name="P14">306<text:span text:style-name="T60">5</text:span></text:p>
          </table:table-cell>
          <table:table-cell table:style-name="Table1.A2" office:value-type="string">
            <text:p text:style-name="P15">A armes en chanp per (H par) mesure</text:p>
          </table:table-cell>
          <table:table-cell table:style-name="Table1.C2" office:value-type="string">
            <text:p text:style-name="P151">A<text:span text:style-name="T526">W]</text:span> ...por <text:span text:style-name="T526">(W pour)</text:span>…<text:span text:style-name="T81"> <text:s/>B] Armes...tout a droiture <text:s/>DIK] As…(I por, K par)... <text:s/></text:span><text:span text:style-name="T310">H2] </text:span><text:span text:style-name="T311">As armes...a droiture </text:span><text:span text:style-name="T81"><text:s/></text:span><text:span text:style-name="T143">E] </text:span><text:span text:style-name="T174">Tous armez en… <text:s/></text:span><text:span text:style-name="T180">G</text:span><text:span text:style-name="T256">T</text:span><text:span text:style-name="T180">] ...par…</text:span><text:span text:style-name="T184"> <text:s/></text:span></text:p>
          </table:table-cell>
        </table:table-row>
        <text:soft-page-break/>
        <table:table-row table:style-name="TableLine93957667128624">
          <table:table-cell table:style-name="Table1.A2" office:value-type="string">
            <text:p text:style-name="P14">306<text:span text:style-name="T60">6</text:span></text:p>
          </table:table-cell>
          <table:table-cell table:style-name="Table1.A2" office:value-type="string">
            <text:p text:style-name="P15">Li wel requerre ma droiture</text:p>
          </table:table-cell>
          <table:table-cell table:style-name="Table1.C2" office:value-type="string">
            <text:p text:style-name="P139">A<text:span text:style-name="T101">BDEGIKLMTW</text:span>] <text:span text:style-name="T465">(M Je)</text:span>...<text:span text:style-name="T81">deffendre (GIK defendre, L deffandre, T defandre)… </text:span><text:span text:style-name="T310">H2] </text:span><text:span text:style-name="T311">Jen veil deffendre ma mesure</text:span></text:p>
          </table:table-cell>
        </table:table-row>
        <table:table-row table:style-name="TableLine93957667129584">
          <table:table-cell table:style-name="Table1.A2" office:value-type="string">
            <text:p text:style-name="P14">306<text:span text:style-name="T60">7</text:span></text:p>
          </table:table-cell>
          <table:table-cell table:style-name="Table1.A2" office:value-type="string">
            <text:p text:style-name="P15">Se li dites que je li mant</text:p>
          </table:table-cell>
          <table:table-cell table:style-name="Table1.C2" office:value-type="string">
            <text:p text:style-name="P442">W] ---</text:p>
            <text:p text:style-name="P139">A] ...<text:span text:style-name="T81">ce li… <text:s/>BH2] Si… <text:s/>DE] Ce… <text:s/>K</text:span><text:span text:style-name="T197">M] </text:span><text:span text:style-name="T364">E (M </text:span><text:span text:style-name="T202">Et</text:span><text:span text:style-name="T364">)</text:span><text:span text:style-name="T202">...</text:span><text:span text:style-name="T197"> <text:s/></text:span></text:p>
          </table:table-cell>
        </table:table-row>
        <table:table-row table:style-name="TableLine93957663711328">
          <table:table-cell table:style-name="Table1.A2" office:value-type="string">
            <text:p text:style-name="P14">306<text:span text:style-name="T60">8</text:span></text:p>
          </table:table-cell>
          <table:table-cell table:style-name="Table1.A2" office:value-type="string">
            <text:p text:style-name="P15">Gent contre gent a tant (H autant) por quant</text:p>
          </table:table-cell>
          <table:table-cell table:style-name="Table1.C2" office:value-type="string">
            <text:p text:style-name="P139">A<text:span text:style-name="T422">G</text:span>] ...<text:span text:style-name="T81">ou (G o) tant… <text:s/>B] ...et tant por tant <text:s/>D] ...et tot autant <text:s/></text:span><text:span text:style-name="T143">E] ...</text:span><text:span text:style-name="T174">ou atant quant <text:s/></text:span><text:span text:style-name="T197">M</text:span><text:span text:style-name="T364">K</text:span><text:span text:style-name="T197">] ...</text:span><text:span text:style-name="T202">autant </text:span><text:span text:style-name="T364">(K otant)</text:span><text:span text:style-name="T202"> por tant <text:s/></text:span><text:span text:style-name="T277">W] ...</text:span><text:span text:style-name="T281">tant pour autant <text:s/></text:span><text:span text:style-name="T310">H2] … </text:span><text:span text:style-name="T311">gent tout atanquant</text:span></text:p>
          </table:table-cell>
        </table:table-row>
        <table:table-row table:style-name="TableLine93957667674336">
          <table:table-cell table:style-name="Table1.A2" office:value-type="string">
            <text:p text:style-name="P14">306<text:span text:style-name="T60">9</text:span></text:p>
          </table:table-cell>
          <table:table-cell table:style-name="Table1.A2" office:value-type="string">
            <text:p text:style-name="P15">Se il avoit grinor pooir</text:p>
          </table:table-cell>
          <table:table-cell table:style-name="Table1.C2" office:value-type="string">
            <text:p text:style-name="P445">W] Et si lauoit… <text:s/><text:span text:style-name="T595">K] Se il aura maior...</text:span></text:p>
          </table:table-cell>
        </table:table-row>
        <table:table-row table:style-name="TableLine93957667675296">
          <table:table-cell table:style-name="Table1.A2" office:value-type="string">
            <text:p text:style-name="P15">3070</text:p>
          </table:table-cell>
          <table:table-cell table:style-name="Table1.A2" office:value-type="string">
            <text:p text:style-name="P15">N’en vodroie damaige avoir</text:p>
          </table:table-cell>
          <table:table-cell table:style-name="Table1.C2" office:value-type="string">
            <text:p text:style-name="P163">A] <text:span text:style-name="T81">Ne… <text:s/>BDELMW] Ni… <text:s/>GI] Ni uoldroie (I uodroie)… <text:s/>T</text:span>] <text:span text:style-name="T512">Non j… </text:span><text:span text:style-name="T310">H2] </text:span><text:span text:style-name="T311">Ni vourroie… <text:s/></text:span><text:span text:style-name="T361">K] </text:span><text:span text:style-name="T364">Ni uoudroit...</text:span></text:p>
          </table:table-cell>
        </table:table-row>
        <table:table-row table:style-name="TableLine93957673593152">
          <table:table-cell table:style-name="Table1.A2" office:value-type="string">
            <text:p text:style-name="P15">3071</text:p>
          </table:table-cell>
          <table:table-cell table:style-name="Table1.A2" office:value-type="string">
            <text:p text:style-name="P15">Del tot soit a s’aliction (H s’eslection)</text:p>
          </table:table-cell>
          <table:table-cell table:style-name="Table1.C2" office:value-type="string">
            <text:p text:style-name="P454">INV <text:span text:style-name="T595">K] </text:span>Ou cors a cors ou gent a gent</text:p>
            <text:p text:style-name="P151">A] ...<text:span text:style-name="T81">en seslection <text:s/>B] ...a selection <text:s/>D] ...asesliction <text:s/></text:span><text:span text:style-name="T310">H2] ...</text:span><text:span text:style-name="T311">acelection <text:s text:c="2"/></text:span><text:span text:style-name="T143">E] ...</text:span><text:span text:style-name="T174">a lelection <text:s/></text:span><text:span text:style-name="T180">G] ...</text:span><text:span text:style-name="T184">ensa lecion <text:s/></text:span><text:span text:style-name="T197">M] ...</text:span><text:span text:style-name="T203">en selection <text:s/></text:span><text:span text:style-name="T222">L</text:span><text:span text:style-name="T221">] </text:span><text:span text:style-name="T224">De...en se lection <text:s/></text:span><text:span text:style-name="T253">T</text:span><text:span text:style-name="T142">] ...</text:span><text:span text:style-name="T257">en seleccion <text:s/></text:span><text:span text:style-name="T277">W] ...</text:span><text:span text:style-name="T281">en sallection CORR IN sellection <text:s/></text:span><text:span text:style-name="T306">I</text:span><text:span text:style-name="T317">] ...</text:span><text:span text:style-name="T338">ensa leciuz</text:span></text:p>
          </table:table-cell>
        </table:table-row>
        <table:table-row table:style-name="TableLine93957673908736">
          <table:table-cell table:style-name="Table1.A2" office:value-type="string">
            <text:p text:style-name="P15">3072</text:p>
          </table:table-cell>
          <table:table-cell table:style-name="Table1.A2" office:value-type="string">
            <text:p text:style-name="P15">Gent por gent ou mon cors a (H au) son</text:p>
          </table:table-cell>
          <table:table-cell table:style-name="Table1.C2" office:value-type="string">
            <text:p text:style-name="P454">INV <text:span text:style-name="T595">K] </text:span>Deu tot en son eligement</text:p>
            <text:p text:style-name="P139">A<text:span text:style-name="T101">BDEGILMT</text:span>] ...<text:span text:style-name="T101">(BDEM a gent)...al (DEGILM au)… <text:s/></text:span><text:span text:style-name="T310">H2] ...</text:span><text:span text:style-name="T311">au sien </text:span><text:span text:style-name="T101">W] Gent contre gent ou nous .ii. don</text:span></text:p>
          </table:table-cell>
        </table:table-row>
        <table:table-row table:style-name="TableLine93957673909696">
          <table:table-cell table:style-name="Table1.A2" office:value-type="string">
            <text:p text:style-name="P15">3073</text:p>
          </table:table-cell>
          <table:table-cell table:style-name="Table1.A2" office:value-type="string">
            <text:p text:style-name="P15">Seurement sai puet (H puet sai) passer</text:p>
          </table:table-cell>
          <table:table-cell table:style-name="Table1.C2" office:value-type="string">
            <text:p text:style-name="P450">B] ...<text:span text:style-name="T101">i puet...</text:span> <text:s text:c="2"/>D<text:span text:style-name="T554">H</text:span>2<text:span text:style-name="T554">ELMW]</text:span> <text:span text:style-name="T124">Seurement (L Segurement, W Seguerement) puet ca (</text:span>H2 sa, <text:span text:style-name="T124">L cay, W say) passer</text:span></text:p>
          </table:table-cell>
        </table:table-row>
        <table:table-row table:style-name="Table1.108">
          <table:table-cell table:style-name="Table1.A2" office:value-type="string">
            <text:p text:style-name="P15">3074</text:p>
          </table:table-cell>
          <table:table-cell table:style-name="Table1.A2" office:value-type="string">
            <text:p text:style-name="P15">Ou se je puis seurs aler</text:p>
          </table:table-cell>
          <table:table-cell table:style-name="Table1.C2" office:value-type="string">
            <text:p text:style-name="P300">B] ...gi…<text:span text:style-name="T101"> <text:s/></text:span>D] <text:span text:style-name="T124">Et… <text:s/></text:span><text:span text:style-name="T143">E] </text:span><text:span text:style-name="T174">Ou ie la sans peril aler <text:s/></text:span><text:span text:style-name="T222">L</text:span><text:span text:style-name="T221">] ...seguers…</text:span><text:span text:style-name="T224"> <text:s/></text:span><text:span text:style-name="T253">T</text:span><text:span text:style-name="T255">] ...</text:span><text:span text:style-name="T257">i puis...</text:span></text:p>
          </table:table-cell>
        </table:table-row>
        <table:table-row table:style-name="TableLine93957677036528">
          <table:table-cell table:style-name="Table1.A2" office:value-type="string">
            <text:p text:style-name="P15">3075</text:p>
          </table:table-cell>
          <table:table-cell table:style-name="Table1.A2" office:value-type="string">
            <text:p text:style-name="P15">Ju irai volentiers a lui</text:p>
          </table:table-cell>
          <table:table-cell table:style-name="Table1.C2" office:value-type="string">
            <text:p text:style-name="P286">D<text:span text:style-name="T554">H2</text:span>] Je… <text:s/><text:span text:style-name="T197">M] </text:span><text:span text:style-name="T203">Giraye...</text:span></text:p>
          </table:table-cell>
        </table:table-row>
        <table:table-row table:style-name="TableLine93957677037440">
          <table:table-cell table:style-name="Table1.A2" office:value-type="string">
            <text:p text:style-name="P15">3076</text:p>
          </table:table-cell>
          <table:table-cell table:style-name="Table1.A2" office:value-type="string">
            <text:p text:style-name="P15">Mai regart n’ia aie d’atrui</text:p>
          </table:table-cell>
          <table:table-cell table:style-name="Table1.C2" office:value-type="string">
            <text:p text:style-name="P94">A<text:span text:style-name="T484">LT</text:span>] ...<text:span text:style-name="T82">ni (L ne) aie… <text:s/>BDEIKW] Mais (IKW Mes) que...naie… <text:s/>G] ...nage… <text:s/></text:span><text:span text:style-name="T197">M] ...</text:span><text:span text:style-name="T203">ni usse...</text:span></text:p>
          </table:table-cell>
        </table:table-row>
        <table:table-row table:style-name="TableLine93957677097952">
          <table:table-cell table:style-name="Table1.A2" office:value-type="string">
            <text:p text:style-name="P15">3077</text:p>
          </table:table-cell>
          <table:table-cell table:style-name="Table1.A2" office:value-type="string">
            <text:p text:style-name="P15">Li uns des mesages respont</text:p>
          </table:table-cell>
          <table:table-cell table:style-name="Table1.C2" office:value-type="string">
            <text:p text:style-name="P60"/>
          </table:table-cell>
        </table:table-row>
        <table:table-row table:style-name="TableLine93957650668080">
          <table:table-cell table:style-name="Table1.A2" office:value-type="string">
            <text:p text:style-name="P15">3078</text:p>
          </table:table-cell>
          <table:table-cell table:style-name="Table1.A2" office:value-type="string">
            <text:p text:style-name="P15">Com ais tu nom Dist Florimont</text:p>
          </table:table-cell>
          <table:table-cell table:style-name="Table1.C2" office:value-type="string">
            <text:p text:style-name="P118">A<text:span text:style-name="T124">BIL</text:span>] ...<text:span text:style-name="T82">de (B di) floremont (BL florimont) <text:s/>DH2] Com (H2 Coment) as non ia (H2 iai) nom </text:span><text:span text:style-name="T21">flor</text:span><text:span text:style-name="T82">. <text:s/></text:span><text:span text:style-name="T143">E</text:span><text:span text:style-name="T185">G</text:span><text:span text:style-name="T143">] </text:span><text:span text:style-name="T174">Comment </text:span><text:span text:style-name="T185">(G Com)</text:span><text:span text:style-name="T174"> as tu non florimont </text:span><text:span text:style-name="T185">(G floremont) <text:s/></text:span><text:span text:style-name="T197">M] </text:span><text:span text:style-name="T203">Comment as non ie florimont <text:s/></text:span><text:span text:style-name="T277">W] ...</text:span><text:span text:style-name="T281">je florimont</text:span></text:p>
          </table:table-cell>
        </table:table-row>
        <table:table-row table:style-name="TableLine93957650669040">
          <table:table-cell table:style-name="Table1.A2" office:value-type="string">
            <text:p text:style-name="P15">3079</text:p>
          </table:table-cell>
          <table:table-cell table:style-name="Table1.A2" office:value-type="string">
            <text:p text:style-name="P15">Dites que seu li a mandé</text:p>
          </table:table-cell>
          <table:table-cell table:style-name="Table1.C2" office:value-type="string">
            <text:p text:style-name="P163">A] ...<text:span text:style-name="T82">ce li ai… <text:s/>B] Distes li ce que iai… <text:s/>DT] ...ce que li ai… <text:s/></text:span><text:span text:style-name="T143">E] </text:span><text:span text:style-name="T174">Di li que ce li ai… <text:s/></text:span><text:span text:style-name="T222">L</text:span><text:span text:style-name="T221">] ...</text:span><text:span text:style-name="T224">que li a ce de mande <text:s/></text:span><text:span text:style-name="T197">M] ...</text:span><text:span text:style-name="T203">que celi ay… <text:s/></text:span><text:span text:style-name="T277">W] ...</text:span><text:span text:style-name="T281">que lya ce mende <text:s/></text:span><text:span text:style-name="T310">H2] </text:span><text:span text:style-name="T311">Dites li que li ai… <text:s/></text:span><text:span text:style-name="T361">K] </text:span><text:span text:style-name="T364">Dites li ce que </text:span><text:soft-page-break/><text:span text:style-name="T364">iai...</text:span></text:p>
          </table:table-cell>
        </table:table-row>
        <table:table-row table:style-name="TableLine93957659206752">
          <table:table-cell table:style-name="Table1.A2" office:value-type="string">
            <text:p text:style-name="P15">3080</text:p>
          </table:table-cell>
          <table:table-cell table:style-name="Table1.A2" office:value-type="string">
            <text:p text:style-name="P15">Tu ais trop grant orguel pensé</text:p>
          </table:table-cell>
          <table:table-cell table:style-name="Table1.C2" office:value-type="string">
            <text:p text:style-name="P312">D] Trop ad sit il orguil pense <text:s/><text:span text:style-name="T310">H2] </text:span><text:span text:style-name="T311">Trop as dit orgueil et pense</text:span></text:p>
          </table:table-cell>
        </table:table-row>
        <table:table-row table:style-name="TableLine93957659207712">
          <table:table-cell table:style-name="Table1.A2" office:value-type="string">
            <text:p text:style-name="P15">3081</text:p>
          </table:table-cell>
          <table:table-cell table:style-name="Table1.A2" office:value-type="string">
            <text:p text:style-name="P15">Or ais tu cuer de grant follaige</text:p>
          </table:table-cell>
          <table:table-cell table:style-name="Table1.C2" office:value-type="string">
            <text:p text:style-name="P102">A<text:span text:style-name="T423">GIK</text:span>] <text:span text:style-name="T82">Cuer as tu uoir de… <text:s/>B] Amis tu as </text:span><text:span text:style-name="T8">mlt</text:span><text:span text:style-name="T101"> fier corage <text:s/>DH2] Ou tu as (H2 as tu) cuer de uasselage <text:s/></text:span><text:span text:style-name="T222">L</text:span><text:span text:style-name="T281">W</text:span><text:span text:style-name="T221">] </text:span><text:span text:style-name="T224">Or as bien cuer...</text:span></text:p>
          </table:table-cell>
        </table:table-row>
        <table:table-row table:style-name="TableLine93957668658848">
          <table:table-cell table:style-name="Table1.A2" office:value-type="string">
            <text:p text:style-name="P15">3082</text:p>
          </table:table-cell>
          <table:table-cell table:style-name="Table1.A2" office:value-type="string">
            <text:p text:style-name="P15">Ou seu te vient de vaselaige</text:p>
          </table:table-cell>
          <table:table-cell table:style-name="Table1.C2" office:value-type="string">
            <text:p text:style-name="P139">A<text:span text:style-name="T578">I</text:span>] ...<text:span text:style-name="T82">se deuient… <text:s/>BD] ...de grant folage <text:s/>G] Et… <text:s/>W] Ou si te… <text:s/></text:span><text:span text:style-name="T310">H2] ...</text:span><text:span text:style-name="T311">de grant parage</text:span></text:p>
          </table:table-cell>
        </table:table-row>
        <table:table-row table:style-name="TableLine93957666009584">
          <table:table-cell table:style-name="Table1.A2" office:value-type="string">
            <text:p text:style-name="P15">3083</text:p>
          </table:table-cell>
          <table:table-cell table:style-name="Table1.A2" office:value-type="string">
            <text:p text:style-name="P15">Quant mon signor avrais (H aras) veu</text:p>
          </table:table-cell>
          <table:table-cell table:style-name="Table1.C2" office:value-type="string">
            <text:p text:style-name="P65">A<text:span text:style-name="T101">BDH2EGIKLMTW</text:span>] ...<text:span text:style-name="T82">auras (M aras)...</text:span></text:p>
          </table:table-cell>
        </table:table-row>
        <table:table-row table:style-name="Table1.118">
          <table:table-cell table:style-name="Table1.A2" office:value-type="string">
            <text:p text:style-name="P15">3084</text:p>
          </table:table-cell>
          <table:table-cell table:style-name="Table1.A2" office:value-type="string">
            <text:p text:style-name="P16">Mout priserait (H priserat) poc ta vertu</text:p>
          </table:table-cell>
          <table:table-cell table:style-name="Table1.C2" office:value-type="string">
            <text:p text:style-name="P72">A<text:span text:style-name="T423">GIK</text:span>] <text:span text:style-name="T82">Petit priseras (G prisera) ta… <text:s/>BDH2ELMTW] ...priseras poi (DH2EW pou, M po)...</text:span></text:p>
          </table:table-cell>
        </table:table-row>
        <table:table-row table:style-name="TableLine93957665621616">
          <table:table-cell table:style-name="Table1.A2" office:value-type="string">
            <text:p text:style-name="P15">3085</text:p>
          </table:table-cell>
          <table:table-cell table:style-name="Table1.A2" office:value-type="string">
            <text:p text:style-name="P16">Se le treu ne volez rendre</text:p>
          </table:table-cell>
          <table:table-cell table:style-name="Table1.C2" office:value-type="string">
            <text:p text:style-name="P108">A<text:span text:style-name="T101">BDH2GIKLMW</text:span>] <text:span text:style-name="T82">Se son (I sum) treus (B treut, DH2GIKLMW treu) ne li (W lui) ueuls (B welz, D ne uolez, G ueals, H2 veuls, I ueus, K uiels, L uuelz, <text:s/>M veulz, W veulx)… <text:s/></text:span><text:span text:style-name="T143">E] </text:span><text:span text:style-name="T175">Se ne li veus son trev… <text:s/></text:span><text:span text:style-name="T253">T</text:span><text:span text:style-name="T142">] </text:span><text:span text:style-name="T257">Si son treu ne...</text:span></text:p>
          </table:table-cell>
        </table:table-row>
        <table:table-row table:style-name="Table1.120">
          <table:table-cell table:style-name="Table1.A2" office:value-type="string">
            <text:p text:style-name="P15">3086</text:p>
          </table:table-cell>
          <table:table-cell table:style-name="Table1.A2" office:value-type="string">
            <text:p text:style-name="P16">Vers son cors le t’estuet deffendre</text:p>
          </table:table-cell>
          <table:table-cell table:style-name="Table1.C2" office:value-type="string">
            <text:p text:style-name="P84">A<text:span text:style-name="T101">BGIKLTW</text:span>] <text:span text:style-name="T82">A son (B Asson, I sum) cors (W corps) le testeut (BIT testuet, G te stuit, L testue, W te conuient, K li testoit)… <text:s/>DH2] ...le conuient deffendre <text:s/></text:span><text:span text:style-name="T143">E] </text:span><text:span text:style-name="T175">contre lui testoura...</text:span></text:p>
          </table:table-cell>
        </table:table-row>
        <table:table-row table:style-name="TableLine93957654526528">
          <table:table-cell table:style-name="Table1.A2" office:value-type="string">
            <text:p text:style-name="P15">3087</text:p>
          </table:table-cell>
          <table:table-cell table:style-name="Table1.A2" office:value-type="string">
            <text:p text:style-name="P16">Se tenir te puet em baillie</text:p>
          </table:table-cell>
          <table:table-cell table:style-name="Table1.C2" office:value-type="string">
            <text:p text:style-name="P511">M] ...te puez… <text:s/><text:span text:style-name="T595">K] ...en sa...</text:span></text:p>
          </table:table-cell>
        </table:table-row>
        <table:table-row table:style-name="TableLine93957668312944">
          <table:table-cell table:style-name="Table1.A2" office:value-type="string">
            <text:p text:style-name="P15">3088</text:p>
          </table:table-cell>
          <table:table-cell table:style-name="Table1.A2" office:value-type="string">
            <text:p text:style-name="P16">Mout en avrais (H avras) male pertie</text:p>
          </table:table-cell>
          <table:table-cell table:style-name="Table1.C2" office:value-type="string">
            <text:p text:style-name="P118">A<text:span text:style-name="T101">BDH2EGIKMT</text:span>] …auras…<text:span text:style-name="T82"> <text:s/></text:span><text:span text:style-name="T222">L</text:span><text:span text:style-name="T221">] </text:span><text:span text:style-name="T155">Mlt</text:span><text:span text:style-name="T224"> auras… <text:s/></text:span><text:span text:style-name="T277">W] </text:span><text:span text:style-name="T281">Tu en auras...</text:span></text:p>
          </table:table-cell>
        </table:table-row>
        <table:table-row table:style-name="TableLine93957648071632">
          <table:table-cell table:style-name="Table1.A2" office:value-type="string">
            <text:p text:style-name="P15">3089</text:p>
          </table:table-cell>
          <table:table-cell table:style-name="Table1.A2" office:value-type="string">
            <text:p text:style-name="P16">Dist Florimons De la bataille</text:p>
          </table:table-cell>
          <table:table-cell table:style-name="Table1.C123" office:value-type="string">
            <text:p text:style-name="P176">A<text:span text:style-name="T424">GK</text:span>] ...<text:span text:style-name="T82">floremons (G floremont, K floriemont) la definaille <text:s/></text:span><text:span text:style-name="T310">H2] ...ala…</text:span><text:span text:style-name="T311"> <text:s/></text:span><text:span text:style-name="T306">I</text:span><text:span text:style-name="T317">] ...</text:span><text:span text:style-name="T339">floremons la deseuragle</text:span></text:p>
            <text:p text:style-name="P460"><text:span text:style-name="T339">P</text:span><text:span text:style-name="T142">] fioramonte diseno non so quelo che ne dibia esere la fine sera el tutto</text:span></text:p>
          </table:table-cell>
        </table:table-row>
        <table:table-row table:style-name="TableLine93957667452672">
          <table:table-cell table:style-name="Table1.A2" office:value-type="string">
            <text:p text:style-name="P16">3090</text:p>
          </table:table-cell>
          <table:table-cell table:style-name="Table1.A2" office:value-type="string">
            <text:p text:style-name="P16">Vairait <text:span text:style-name="T61">(H Verra) </text:span>on bien la definaille</text:p>
          </table:table-cell>
          <table:table-cell table:style-name="Table1.C123" office:value-type="string">
            <text:p text:style-name="P139">A<text:span text:style-name="T424">GIK</text:span>] <text:span text:style-name="T82">Verra (IK Vera)...de la bataille (I batagle) <text:s/>B] Verras tu… <text:s/>DELMTW] Verra (T Vera un)...(EM len, W lon)… <text:s/></text:span><text:span text:style-name="T310">H2] ...</text:span><text:span text:style-name="T311">ou bien...</text:span></text:p>
          </table:table-cell>
        </table:table-row>
        <table:table-row table:style-name="TableLine93957667453632">
          <table:table-cell table:style-name="Table1.A2" office:value-type="string">
            <text:p text:style-name="P16">3091</text:p>
          </table:table-cell>
          <table:table-cell table:style-name="Table1.A2" office:value-type="string">
            <text:p text:style-name="P16">Grans est et fors mai gu ai <text:span text:style-name="T61">(H maiz g’i ai)</text:span> droit</text:p>
          </table:table-cell>
          <table:table-cell table:style-name="Table1.C123" office:value-type="string">
            <text:p text:style-name="P260">B] ---</text:p>
            <text:p text:style-name="P118">A<text:span text:style-name="T579">I</text:span>] …<text:span text:style-name="T82">mes ge (I maie)… <text:s/>D] ...forz et ie ai droit <text:s/>G] Grant et fort est mes ie ai droit <text:s/></text:span><text:span text:style-name="T197">M] ...</text:span><text:span text:style-name="T203">tort a iaidroit <text:s/></text:span><text:span text:style-name="T277">W] ...</text:span><text:span text:style-name="T281">mes bon droit</text:span></text:p>
          </table:table-cell>
        </table:table-row>
        <table:table-row table:style-name="TableLine93957670154416">
          <table:table-cell table:style-name="Table1.A2" office:value-type="string">
            <text:p text:style-name="P16">3092</text:p>
          </table:table-cell>
          <table:table-cell table:style-name="Table1.A2" office:value-type="string">
            <text:p text:style-name="P16">Si est raisons que muelz m’en soit</text:p>
          </table:table-cell>
          <table:table-cell table:style-name="Table1.C123" office:value-type="string">
            <text:p text:style-name="P260">B] ---</text:p>
            <text:p text:style-name="P140">A<text:span text:style-name="T598">K</text:span>] <text:span text:style-name="T82">Cest (K Ceste) raisons que…(K me)... <text:s/>D] Sest bien raison que… <text:s/></text:span><text:span text:style-name="T143">E] ...</text:span><text:span text:style-name="T175">miex ni en soit <text:s/></text:span><text:span text:style-name="T339">I</text:span><text:span text:style-name="T253">T</text:span><text:span text:style-name="T142">] </text:span><text:span text:style-name="T257">Et </text:span><text:span text:style-name="T339">(I E)</text:span><text:span text:style-name="T257"> est… <text:s/></text:span><text:span text:style-name="T310">H2] </text:span><text:span text:style-name="T312">Cest </text:span><text:span text:style-name="T166">mlt </text:span><text:span text:style-name="T312">bien drois que imex men soit</text:span></text:p>
          </table:table-cell>
        </table:table-row>
        <text:soft-page-break/>
        <table:table-row table:style-name="TableLine93957670155376">
          <table:table-cell table:style-name="Table1.A2" office:value-type="string">
            <text:p text:style-name="P16">3093</text:p>
          </table:table-cell>
          <table:table-cell table:style-name="Table1.A2" office:value-type="string">
            <text:p text:style-name="P16">Li messagier prangnent congié</text:p>
          </table:table-cell>
          <table:table-cell table:style-name="Table1.C123" office:value-type="string">
            <text:p text:style-name="P260">B] ---</text:p>
            <text:p text:style-name="P492">M] ...on pris congie</text:p>
          </table:table-cell>
        </table:table-row>
        <table:table-row table:style-name="TableLine93957665084608">
          <table:table-cell table:style-name="Table1.A2" office:value-type="string">
            <text:p text:style-name="P16">3094</text:p>
          </table:table-cell>
          <table:table-cell table:style-name="Table1.A2" office:value-type="string">
            <text:p text:style-name="P16">Jusc’ai la neif s’en <text:span text:style-name="T61">(H en)</text:span> vont a pié</text:p>
          </table:table-cell>
          <table:table-cell table:style-name="Table1.C123" office:value-type="string">
            <text:p text:style-name="P260">B] ---</text:p>
            <text:p text:style-name="P118">A] ...laue…<text:span text:style-name="T82"> <text:s/>DM] ...la mer (M en uont)… <text:s/></text:span><text:span text:style-name="T143">E] </text:span><text:span text:style-name="T175">Droit a lor nez sunt repairie <text:s/></text:span><text:span text:style-name="T277">W] ...</text:span><text:span text:style-name="T281">nefz vont a pie</text:span></text:p>
            <text:p text:style-name="P460"><text:span text:style-name="T281">P</text:span><text:span text:style-name="T142">] e intro in le suo naue</text:span></text:p>
          </table:table-cell>
        </table:table-row>
        <table:table-row table:style-name="TableLine93957665085568">
          <table:table-cell table:style-name="Table1.A2" office:value-type="string">
            <text:p text:style-name="P16">3095</text:p>
          </table:table-cell>
          <table:table-cell table:style-name="Table1.A2" office:value-type="string">
            <text:p text:style-name="P16">Tant ont nagié tant ont siglé</text:p>
          </table:table-cell>
          <table:table-cell table:style-name="Table1.C123" office:value-type="string">
            <text:p text:style-name="P118">A<text:span text:style-name="T579">I</text:span>] ...<text:span text:style-name="T82">et (I e) nagie et (I e) sigle <text:s/>BET] ...et tant single <text:s/></text:span><text:span text:style-name="T197">M] ...</text:span><text:span text:style-name="T203">parmi la mer nagie <text:s/></text:span><text:span text:style-name="T277">W] ...</text:span><text:span text:style-name="T281">et fort singlie </text:span><text:span text:style-name="T381">a</text:span></text:p>
          </table:table-cell>
        </table:table-row>
        <table:table-row table:style-name="TableLine93957647536912">
          <table:table-cell table:style-name="Table1.A2" office:value-type="string">
            <text:p text:style-name="P16">3096</text:p>
          </table:table-cell>
          <table:table-cell table:style-name="Table1.A2" office:value-type="string">
            <text:p text:style-name="P16">Que an Puille sont arrivé</text:p>
          </table:table-cell>
          <table:table-cell table:style-name="Table1.C123" office:value-type="string">
            <text:p text:style-name="P512">M] Quil en… <text:s/><text:span text:style-name="T482">L] ...puilli… <text:s/>W] ...puelle… <text:s/>I] ...puie… <text:s/>K] Qui enapuille...</text:span></text:p>
          </table:table-cell>
        </table:table-row>
        <table:table-row table:style-name="TableLine93957651854768">
          <table:table-cell table:style-name="Table1.A2" office:value-type="string">
            <text:p text:style-name="P16">3097</text:p>
          </table:table-cell>
          <table:table-cell table:style-name="Table1.A2" office:value-type="string">
            <text:p text:style-name="P16">Il ariverent en un plain</text:p>
          </table:table-cell>
          <table:table-cell table:style-name="Table1.C123" office:value-type="string">
            <text:p text:style-name="P487">E] ...<text:span text:style-name="T404">a .i. … <text:s/>K] Jl ariuent enmi...</text:span></text:p>
          </table:table-cell>
        </table:table-row>
        <table:table-row table:style-name="Table1.132">
          <table:table-cell table:style-name="Table1.A2" office:value-type="string">
            <text:p text:style-name="P16">3098</text:p>
          </table:table-cell>
          <table:table-cell table:style-name="Table1.A2" office:value-type="string">
            <text:p text:style-name="P16">Entre Sipont et Mont Gargain</text:p>
          </table:table-cell>
          <table:table-cell table:style-name="Table1.C123" office:value-type="string">
            <text:p text:style-name="P164">A] ...<text:span text:style-name="T82">le pont… <text:s/>DH2L] ...mo</text:span><text:span text:style-name="T21">n</text:span><text:span text:style-name="T82">gargai</text:span><text:span text:style-name="T21">n <text:s/></text:span><text:span text:style-name="T595">K] ...sifous...</text:span></text:p>
          </table:table-cell>
        </table:table-row>
        <table:table-row table:style-name="TableLine93957647142848">
          <table:table-cell table:style-name="Table1.A2" office:value-type="string">
            <text:p text:style-name="P16">3099</text:p>
          </table:table-cell>
          <table:table-cell table:style-name="Table1.A2" office:value-type="string">
            <text:p text:style-name="P16">De la neif issent si s’en vont</text:p>
          </table:table-cell>
          <table:table-cell table:style-name="Table1.C123" office:value-type="string">
            <text:p text:style-name="P72">A<text:span text:style-name="T125">DEGIKLMTW</text:span>] ...<text:span text:style-name="T82">la mer…(G isiron) (K e si)... <text:s/>B] ...puis sen uont</text:span></text:p>
            <text:p text:style-name="P544"><text:span text:style-name="T509">P</text:span><text:span text:style-name="T510"> e dismontadi di le lor naue</text:span></text:p>
          </table:table-cell>
        </table:table-row>
        <table:table-row table:style-name="Table1.134">
          <table:table-cell table:style-name="Table1.A2" office:value-type="string">
            <text:p text:style-name="P16">3100</text:p>
          </table:table-cell>
          <table:table-cell table:style-name="Table1.A2" office:value-type="string">
            <text:p text:style-name="P16">Per <text:span text:style-name="T61">(H Par)</text:span> le pui el chastel amont</text:p>
          </table:table-cell>
          <table:table-cell table:style-name="Table1.C123" office:value-type="string">
            <text:p text:style-name="P152">A<text:span text:style-name="T425">GKW</text:span>] <text:span text:style-name="T82">Pour (GK Por)…(W ou)... <text:s/>B] Par...monterent amont <text:s/>DM] ...ou (M v) chastel… <text:s/></text:span><text:span text:style-name="T310">H2] ...eu…</text:span><text:span text:style-name="T312"> <text:s/></text:span><text:span text:style-name="T306">I</text:span><text:span text:style-name="T317">] </text:span><text:span text:style-name="T340">Par...</text:span></text:p>
          </table:table-cell>
        </table:table-row>
        <table:table-row table:style-name="Table1.135">
          <table:table-cell table:style-name="Table1.A2" office:value-type="string">
            <text:p text:style-name="P16">3101</text:p>
          </table:table-cell>
          <table:table-cell table:style-name="Table1.A2" office:value-type="string">
            <text:p text:style-name="P16">Et quant Garganeus les voit</text:p>
          </table:table-cell>
          <table:table-cell table:style-name="Table1.C123" office:value-type="string">
            <text:p text:style-name="P505">M] ...garganeon… <text:s/><text:span text:style-name="T482">L] ...le… <text:s/>W] Quant garganens...</text:span></text:p>
          </table:table-cell>
        </table:table-row>
        <table:table-row table:style-name="Table1.136">
          <table:table-cell table:style-name="Table1.A2" office:value-type="string">
            <text:p text:style-name="P16">3102</text:p>
          </table:table-cell>
          <table:table-cell table:style-name="Table1.A2" office:value-type="string">
            <text:p text:style-name="P16">Encontre vet et dist Que doit</text:p>
          </table:table-cell>
          <table:table-cell table:style-name="Table1.C123" office:value-type="string">
            <text:p text:style-name="P102">A<text:span text:style-name="T125">DH2EGIKMT</text:span>] ...<text:span text:style-name="T82">uait (DM ua, H2 va, E vait) di (DH2EGIKMT dit) lor (M leur)… <text:s/>B] ...va… <text:s/></text:span><text:span text:style-name="T222">L</text:span><text:span text:style-name="T282">W</text:span><text:span text:style-name="T221">] ...</text:span><text:span text:style-name="T224">uait dit ce </text:span><text:span text:style-name="T282">(W se)</text:span><text:span text:style-name="T224"> que </text:span><text:span text:style-name="T282">(W qui)</text:span><text:span text:style-name="T224"> doit</text:span></text:p>
          </table:table-cell>
        </table:table-row>
        <table:table-row table:style-name="Table1.137">
          <table:table-cell table:style-name="Table1.A2" office:value-type="string">
            <text:p text:style-name="P16">3103</text:p>
          </table:table-cell>
          <table:table-cell table:style-name="Table1.A2" office:value-type="string">
            <text:p text:style-name="P16">Que vos avés tant demoré</text:p>
          </table:table-cell>
          <table:table-cell table:style-name="Table1.C123" office:value-type="string">
            <text:p text:style-name="P295">B] <text:span text:style-name="T101">Que auez vous… <text:s/></text:span>D] <text:span text:style-name="T125">Por quauez uos… <text:s/>H2</text:span><text:span text:style-name="T222">L</text:span><text:span text:style-name="T282">W</text:span><text:span text:style-name="T221">] </text:span><text:span text:style-name="T224">Por quoi auez tant...</text:span></text:p>
          </table:table-cell>
        </table:table-row>
        <table:table-row table:style-name="Table1.137">
          <table:table-cell table:style-name="Table1.A2" office:value-type="string">
            <text:p text:style-name="P16">3104</text:p>
          </table:table-cell>
          <table:table-cell table:style-name="Table1.A2" office:value-type="string">
            <text:p text:style-name="P16">Avez mon treu aporté</text:p>
          </table:table-cell>
          <table:table-cell table:style-name="Table1.C123" office:value-type="string">
            <text:p text:style-name="P95">A] ...<text:span text:style-name="T82">uos mon… <text:s/></text:span><text:span text:style-name="T197">M] ...</text:span><text:span text:style-name="T204">ne mauez rien aporte</text:span></text:p>
          </table:table-cell>
        </table:table-row>
        <table:table-row table:style-name="Table1.137">
          <table:table-cell table:style-name="Table1.A2" office:value-type="string">
            <text:p text:style-name="P16">3105</text:p>
          </table:table-cell>
          <table:table-cell table:style-name="Table1.A2" office:value-type="string">
            <text:p text:style-name="P16">Non voir P<text:span text:style-name="T607">o</text:span>or coi N’en avrons mie</text:p>
          </table:table-cell>
          <table:table-cell table:style-name="Table1.C123" office:value-type="string">
            <text:p text:style-name="P109">A<text:span text:style-name="T404">EH2IM</text:span>] ...<text:span text:style-name="T82">auroiz (E aurez, H2 aurez, M arez, I aurois) mie <text:s/>B] Bebil...nen auras mie <text:s/>DGKLW] ...ne (L non) lauras (GKLW laurez) mie <text:s/></text:span><text:span text:style-name="T204"><text:s text:c="2"/></text:span><text:span text:style-name="T253">T</text:span><text:span text:style-name="T142">] ...</text:span><text:span text:style-name="T258">non auras mie</text:span></text:p>
          </table:table-cell>
        </table:table-row>
        <table:table-row table:style-name="Table1.137">
          <table:table-cell table:style-name="Table1.A2" office:value-type="string">
            <text:p text:style-name="P16">3106</text:p>
          </table:table-cell>
          <table:table-cell table:style-name="Table1.A2" office:value-type="string">
            <text:p text:style-name="P16">Est mors li dus Plains est de vie</text:p>
          </table:table-cell>
          <table:table-cell table:style-name="Table1.C123" office:value-type="string">
            <text:p text:style-name="P327">B] <text:span text:style-name="T101">Est li dus mors ains est en uie <text:s/></text:span><text:span text:style-name="T143">E] ...</text:span><text:span text:style-name="T175">mais plains de vie <text:s/></text:span><text:span text:style-name="T277">W] ...</text:span><text:span text:style-name="T282">mais est en vie <text:s/></text:span><text:span text:style-name="T361">K] ...</text:span><text:span text:style-name="T365">ou plein dinuie</text:span></text:p>
          </table:table-cell>
        </table:table-row>
        <table:table-row table:style-name="Table1.137">
          <table:table-cell table:style-name="Table1.A2" office:value-type="string">
            <text:p text:style-name="P16">3107</text:p>
          </table:table-cell>
          <table:table-cell table:style-name="Table1.A2" office:value-type="string">
            <text:p text:style-name="P16">Vuelt il riens faire contre moi</text:p>
          </table:table-cell>
          <table:table-cell table:style-name="Table1.C123" office:value-type="string">
            <text:p text:style-name="P65">A] ---</text:p>
            <text:p text:style-name="P296">B<text:span text:style-name="T125">DH2EKMW</text:span>] ...dire…<text:span text:style-name="T101"> <text:s/></text:span>G<text:span text:style-name="T580">I</text:span>] <text:span text:style-name="T426">Vealt (I Vielt) rien dire… <text:s/></text:span><text:span text:style-name="T222">L</text:span><text:span text:style-name="T258">T</text:span><text:span text:style-name="T221">] </text:span><text:span text:style-name="T225">Vuest </text:span><text:span text:style-name="T258">(T Veut)</text:span><text:span text:style-name="T225"> il ren dire...</text:span></text:p>
          </table:table-cell>
        </table:table-row>
        <table:table-row table:style-name="Table1.137">
          <table:table-cell table:style-name="Table1.A2" office:value-type="string">
            <text:p text:style-name="P16">3108</text:p>
          </table:table-cell>
          <table:table-cell table:style-name="Table1.A2" office:value-type="string">
            <text:p text:style-name="P16">Oil voir sire Dites coi</text:p>
          </table:table-cell>
          <table:table-cell table:style-name="Table1.C123" office:value-type="string">
            <text:p text:style-name="P84">A<text:span text:style-name="T125">DGIKLMTW</text:span>] ...<text:span text:style-name="T82">donc (DL dont) me dites (K donc dites, W ditez) quoi <text:s/>B] Oil sire dont distes quoi <text:s/></text:span><text:span text:style-name="T143">E</text:span><text:span text:style-name="T312">H2</text:span><text:span text:style-name="T143">] ...</text:span><text:span text:style-name="T175">or me dites quoi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16">3109</text:p>
          </table:table-cell>
          <table:table-cell table:style-name="Table1.A2" office:value-type="string">
            <text:p text:style-name="P16">Un fil ait chevelier novel</text:p>
          </table:table-cell>
          <table:table-cell table:style-name="Table1.C123" office:value-type="string">
            <text:p text:style-name="P61"/>
          </table:table-cell>
        </table:table-row>
        <table:table-row table:style-name="Table1.137">
          <table:table-cell table:style-name="Table1.A2" office:value-type="string">
            <text:p text:style-name="P16">3110</text:p>
          </table:table-cell>
          <table:table-cell table:style-name="Table1.A2" office:value-type="string">
            <text:p text:style-name="P17">Onques ne veistes tant bel</text:p>
          </table:table-cell>
          <table:table-cell table:style-name="Table1.C123" office:value-type="string">
            <text:p text:style-name="P164">A<text:span text:style-name="T125">DEI</text:span><text:span text:style-name="T607">G</text:span><text:span text:style-name="T125">LMW</text:span>] ...<text:span text:style-name="T82">si bel <text:s/>H2T</text:span>] <text:span text:style-name="T513">...plus bel <text:s/>K] ...nen fu ueu plus...</text:span></text:p>
          </table:table-cell>
        </table:table-row>
        <table:table-row table:style-name="Table1.137">
          <table:table-cell table:style-name="Table1.A2" office:value-type="string">
            <text:p text:style-name="P16">3111</text:p>
          </table:table-cell>
          <table:table-cell table:style-name="Table1.A2" office:value-type="string">
            <text:p text:style-name="P17">Il n’ait tel chevelier el mont</text:p>
          </table:table-cell>
          <table:table-cell table:style-name="Table1.C123" office:value-type="string">
            <text:p text:style-name="P261">B<text:span text:style-name="T125">DMW</text:span>] ...<text:span text:style-name="T102">ou (M v)...</text:span></text:p>
          </table:table-cell>
        </table:table-row>
        <table:table-row table:style-name="Table1.137">
          <table:table-cell table:style-name="Table1.A2" office:value-type="string">
            <text:p text:style-name="P16">3112</text:p>
          </table:table-cell>
          <table:table-cell table:style-name="Table1.A2" office:value-type="string">
            <text:p text:style-name="P17">Et si l’apelent Florimont</text:p>
          </table:table-cell>
          <table:table-cell table:style-name="Table1.C123" office:value-type="string">
            <text:p text:style-name="P517"/>
          </table:table-cell>
        </table:table-row>
        <table:table-row table:style-name="Table1.137">
          <table:table-cell table:style-name="Table1.A2" office:value-type="string">
            <text:p text:style-name="P16">3113</text:p>
          </table:table-cell>
          <table:table-cell table:style-name="Table1.A2" office:value-type="string">
            <text:p text:style-name="P17">Et dist (H Il dit) qu’el treu n’avez droit</text:p>
          </table:table-cell>
          <table:table-cell table:style-name="Table1.C123" office:value-type="string">
            <text:p text:style-name="P140">A] <text:span text:style-name="T82">Dist quele treu non nauz droit <text:s/>B] Dist ou trut nauez nul droit <text:s/>DM] Dit que ou (M v) treu… <text:s/></text:span><text:span text:style-name="T143">E</text:span><text:span text:style-name="T186">G</text:span><text:span text:style-name="T340">I</text:span><text:span text:style-name="T365">K]</text:span><text:span text:style-name="T143"> </text:span><text:span text:style-name="T175">Dist </text:span><text:span text:style-name="T340">(I</text:span><text:span text:style-name="T365">K</text:span><text:span text:style-name="T340"> Dit)</text:span><text:span text:style-name="T175">...nen </text:span><text:span text:style-name="T340">(I non)</text:span><text:span text:style-name="T175">… <text:s/></text:span><text:span text:style-name="T222">L</text:span><text:span text:style-name="T221">] </text:span><text:span text:style-name="T225">Dist quel treus non auez… <text:s/></text:span><text:span text:style-name="T277">W] </text:span><text:span text:style-name="T282">Jl dit que au treu vous nauez… <text:s/></text:span><text:span text:style-name="T310">H2] </text:span><text:span text:style-name="T312">Dit quen treu vos...</text:span></text:p>
          </table:table-cell>
        </table:table-row>
        <table:table-row table:style-name="Table1.137">
          <table:table-cell table:style-name="Table1.A2" office:value-type="string">
            <text:p text:style-name="P16">3114</text:p>
          </table:table-cell>
          <table:table-cell table:style-name="Table1.A2" office:value-type="string">
            <text:p text:style-name="P17">De seu vos mandet qu’an vos soit</text:p>
          </table:table-cell>
          <table:table-cell table:style-name="Table1.C123" office:value-type="string">
            <text:p text:style-name="P487">E] ...<text:span text:style-name="T404">que vous loist <text:s/>M] ...qui vos soit <text:s/>W] Et vous mende… <text:s/>H2] ...mande en vos… <text:s/>K] ...que uos soit</text:span></text:p>
          </table:table-cell>
        </table:table-row>
        <table:table-row table:style-name="Table1.137">
          <table:table-cell table:style-name="Table1.A2" office:value-type="string">
            <text:p text:style-name="P16">3115</text:p>
          </table:table-cell>
          <table:table-cell table:style-name="Table1.A2" office:value-type="string">
            <text:p text:style-name="P17">De lai outre ou de sai mer</text:p>
          </table:table-cell>
          <table:table-cell table:style-name="Table1.C123" office:value-type="string">
            <text:p text:style-name="P152">A<text:span text:style-name="T427">GLMW</text:span>] <text:span text:style-name="T83">Que la (L lai) oultre (G oltre, L outre) ou de ca (L cay, W sa)… <text:s/>B] De ca...de la lamer <text:s/>D] Que ca outre ou de la… <text:s/></text:span><text:span text:style-name="T143">E</text:span><text:span text:style-name="T312">H2</text:span><text:span text:style-name="T143">] </text:span><text:span text:style-name="T175">Que de ca outre ou dela mer <text:s/></text:span><text:span text:style-name="T306">I</text:span><text:span text:style-name="T365">K</text:span><text:span text:style-name="T317">] </text:span><text:span text:style-name="T340">Que de la doutre </text:span><text:span text:style-name="T365">(K outra)</text:span><text:span text:style-name="T340"> e de ca </text:span><text:span text:style-name="T365">(K ou de za)</text:span><text:span text:style-name="T340"> mer </text:span><text:span text:style-name="T365">(K da mer)</text:span></text:p>
          </table:table-cell>
        </table:table-row>
        <table:table-row table:style-name="Table1.137">
          <table:table-cell table:style-name="Table1.A2" office:value-type="string">
            <text:p text:style-name="P16">3116</text:p>
          </table:table-cell>
          <table:table-cell table:style-name="Table1.A2" office:value-type="string">
            <text:p text:style-name="P17">Le vos welt per (H par) son cors mostrer</text:p>
          </table:table-cell>
          <table:table-cell table:style-name="Table1.C123" office:value-type="string">
            <text:p text:style-name="P140">A<text:span text:style-name="T404">EIKW</text:span>] ...<text:span text:style-name="T527">(IKW par)</text:span>...<text:span text:style-name="T83">prouer (E proouer,W prouuer) <text:s/>G] ...par...seruer <text:s/></text:span><text:span text:style-name="T310">H2] </text:span><text:span text:style-name="T312">Le veult encontre vos moustrer</text:span></text:p>
          </table:table-cell>
        </table:table-row>
        <table:table-row table:style-name="Table1.137">
          <table:table-cell table:style-name="Table1.A2" office:value-type="string">
            <text:p text:style-name="P16">3117</text:p>
          </table:table-cell>
          <table:table-cell table:style-name="Table1.A2" office:value-type="string">
            <text:p text:style-name="P17">Ou cors a (F et) cors ou gent a (F et) gent</text:p>
          </table:table-cell>
          <table:table-cell table:style-name="Table1.C123" office:value-type="string">
            <text:p text:style-name="P512">M] Corps a...de gent… <text:s/><text:span text:style-name="T482">L] ...per… <text:s/>K] ...ou hent a gent</text:span></text:p>
          </table:table-cell>
        </table:table-row>
        <table:table-row table:style-name="Table1.137">
          <table:table-cell table:style-name="Table1.A2" office:value-type="string">
            <text:p text:style-name="P16">3118</text:p>
          </table:table-cell>
          <table:table-cell table:style-name="Table1.A2" office:value-type="string">
            <text:p text:style-name="P17">Se venir puet seurement</text:p>
          </table:table-cell>
          <table:table-cell table:style-name="Table1.C123" office:value-type="string">
            <text:p text:style-name="P443">W] ...seigneurement</text:p>
          </table:table-cell>
        </table:table-row>
        <table:table-row table:style-name="Table1.137">
          <table:table-cell table:style-name="Table1.A2" office:value-type="string">
            <text:p text:style-name="P16">3119</text:p>
          </table:table-cell>
          <table:table-cell table:style-name="Table1.A2" office:value-type="string">
            <text:p text:style-name="P17">Qu’il nen ait regart fors de toi</text:p>
          </table:table-cell>
          <table:table-cell table:style-name="Table1.C123" office:value-type="string">
            <text:p text:style-name="P119">A] ...<text:span text:style-name="T83">non ait… <text:s/>B] Que il garde nait… <text:s/>DL] ...il nait… <text:s/>G] Qul nenait… <text:s/>H2</text:span><text:span text:style-name="T197">M</text:span><text:span text:style-name="T259">T</text:span><text:span text:style-name="T197">] ...</text:span><text:span text:style-name="T259">(T non ait, </text:span><text:span text:style-name="T312">H2 nait</text:span><text:span text:style-name="T259">) </text:span><text:span text:style-name="T204">garde </text:span><text:span text:style-name="T259">(T guarde)…</text:span><text:span text:style-name="T204"> <text:s/></text:span><text:span text:style-name="T277">W] </text:span><text:span text:style-name="T282">Qui nait regart fors que de vous</text:span></text:p>
          </table:table-cell>
        </table:table-row>
        <table:table-row table:style-name="Table1.137">
          <table:table-cell table:style-name="Table1.A2" office:value-type="string">
            <text:p text:style-name="P17">3120</text:p>
          </table:table-cell>
          <table:table-cell table:style-name="Table1.A2" office:value-type="string">
            <text:p text:style-name="P17">Dist Garganeus Je l’otroi</text:p>
          </table:table-cell>
          <table:table-cell table:style-name="Table1.C123" office:value-type="string">
            <text:p text:style-name="P119">A<text:span text:style-name="T125">DH2GIKLMT</text:span>] <text:span text:style-name="T83">Garganeus dit (GIKLT dist)… <text:s/>W] Garganeus dit ie le loz</text:span></text:p>
          </table:table-cell>
        </table:table-row>
        <table:table-row table:style-name="Table1.137">
          <table:table-cell table:style-name="Table1.A2" office:value-type="string">
            <text:p text:style-name="P17">3121</text:p>
          </table:table-cell>
          <table:table-cell table:style-name="Table1.A2" office:value-type="string">
            <text:p text:style-name="P17">Mai dites moi se seu est flabe</text:p>
          </table:table-cell>
          <table:table-cell table:style-name="Table1.C123" office:value-type="string">
            <text:p text:style-name="P287">B] <text:span text:style-name="T102">Dites moi voir ou ce est fauble <text:s text:c="2"/>H2</text:span><text:span text:style-name="T197">M</text:span><text:span text:style-name="T259">T</text:span><text:span text:style-name="T282">W</text:span><text:span text:style-name="T197">] ...</text:span><text:span text:style-name="T204">se se </text:span><text:span text:style-name="T259">(</text:span><text:span text:style-name="T312">H2</text:span><text:span text:style-name="T259">T</text:span><text:span text:style-name="T282">W</text:span><text:span text:style-name="T259"> ce)</text:span><text:span text:style-name="T204"> est...</text:span></text:p>
          </table:table-cell>
        </table:table-row>
        <table:table-row table:style-name="Table1.137">
          <table:table-cell table:style-name="Table1.A2" office:value-type="string">
            <text:p text:style-name="P17">3122</text:p>
          </table:table-cell>
          <table:table-cell table:style-name="Table1.A2" office:value-type="string">
            <text:p text:style-name="P17">Per (H Par) foi c’est chose veritable</text:p>
          </table:table-cell>
          <table:table-cell table:style-name="Table1.C123" office:value-type="string">
            <text:p text:style-name="P140">A<text:span text:style-name="T428">GIKLT</text:span>] <text:span text:style-name="T83">Par (L </text:span><text:span text:style-name="T43">Per</text:span><text:span text:style-name="T485">)...ainz (I ains) est (K sont)...uerable (K uerables) <text:s/>BE] Sire ainz (E ains) est… <text:s/>D] Ancois est chose… <text:s/></text:span><text:span text:style-name="T197">M] ...</text:span><text:span text:style-name="T204">ainz est tout veritable <text:s/></text:span><text:span text:style-name="T277">W] </text:span><text:span text:style-name="T282">Par… <text:s/></text:span><text:span text:style-name="T310">H2] </text:span><text:span text:style-name="T312">Ainz est chose </text:span><text:span text:style-name="T166">mlt...</text:span></text:p>
          </table:table-cell>
        </table:table-row>
        <table:table-row table:style-name="Table1.137">
          <table:table-cell table:style-name="Table1.A2" office:value-type="string">
            <text:p text:style-name="P17">3123</text:p>
          </table:table-cell>
          <table:table-cell table:style-name="Table1.A2" office:value-type="string">
            <text:p text:style-name="P17">Por ce le croi et si m’est bel</text:p>
          </table:table-cell>
          <table:table-cell table:style-name="Table1.C123" office:value-type="string">
            <text:p text:style-name="P327">B] <text:span text:style-name="T102">Por ce le wel… <text:s/></text:span>D<text:span text:style-name="T555">H2</text:span>] <text:span text:style-name="T125">Por ce loutroi (H2 lotroi)… <text:s/>W] Je le croy bien car si nices(?) <text:s/>K] Poroie le croire...</text:span></text:p>
          </table:table-cell>
        </table:table-row>
        <table:table-row table:style-name="Table1.137">
          <table:table-cell table:style-name="Table1.A2" office:value-type="string">
            <text:p text:style-name="P17">3124</text:p>
          </table:table-cell>
          <table:table-cell table:style-name="Table1.A2" office:value-type="string">
            <text:p text:style-name="P17">Que tuit cil (H li) chevelier novel</text:p>
          </table:table-cell>
          <table:table-cell table:style-name="Table1.C123" office:value-type="string">
            <text:p text:style-name="P327">B] ...<text:span text:style-name="T102">tout sil… <text:s/></text:span>G<text:span text:style-name="T598">T</text:span>] ...cist…<text:span text:style-name="T428"> <text:s/></text:span><text:span text:style-name="T222">L</text:span><text:span text:style-name="T221">] </text:span><text:span text:style-name="T226">Car...ci… <text:s/></text:span><text:span text:style-name="T277">W] </text:span><text:span text:style-name="T282">Sont tous ses… <text:s/></text:span><text:span text:style-name="T310">H2] ...</text:span><text:span text:style-name="T312">tuit si… <text:s/></text:span><text:span text:style-name="T361">K] </text:span><text:span text:style-name="T365">Que cist...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17">3125</text:p>
          </table:table-cell>
          <table:table-cell table:style-name="Table1.A2" office:value-type="string">
            <text:p text:style-name="P17">Per orguel pansent estoutie</text:p>
          </table:table-cell>
          <table:table-cell table:style-name="Table1.C123" office:value-type="string">
            <text:p text:style-name="P119">A<text:span text:style-name="T428">GIKT</text:span>] <text:span text:style-name="T83">Pour (GIKT Por)… <text:s/>B] Par… <text:s/>DH2] ...felonie (H2 felonnie) <text:s/></text:span><text:span text:style-name="T143">E</text:span><text:span text:style-name="T226">L</text:span><text:span text:style-name="T143">] ...passent…</text:span><text:span text:style-name="T176"> <text:s/></text:span><text:span text:style-name="T277">W] ...</text:span><text:span text:style-name="T282">milaudie</text:span></text:p>
          </table:table-cell>
        </table:table-row>
        <table:table-row table:style-name="Table1.137">
          <table:table-cell table:style-name="Table1.A2" office:value-type="string">
            <text:p text:style-name="P17">3126</text:p>
          </table:table-cell>
          <table:table-cell table:style-name="Table1.A2" office:value-type="string">
            <text:p text:style-name="P17">Que (H Qui) lor tornet a grant folie</text:p>
          </table:table-cell>
          <table:table-cell table:style-name="Table1.C123" office:value-type="string">
            <text:p text:style-name="P95">A<text:span text:style-name="T580">IKT</text:span>] <text:span text:style-name="T83">Qui… <text:s/>BH2] Qui puis lor… <text:s/>D] Que </text:span><text:span text:style-name="T22">mlt</text:span><text:span text:style-name="T125"> lor torne… <text:s/></text:span><text:span text:style-name="T143">E</text:span><text:span text:style-name="T282">W</text:span><text:span text:style-name="T143">] </text:span><text:span text:style-name="T176">Qui...puis a folie <text:s/></text:span><text:span text:style-name="T180">G] </text:span><text:span text:style-name="T187">Qui lor tornent… <text:s/></text:span><text:span text:style-name="T197">M] </text:span><text:span text:style-name="T204">Qui...trop grant...</text:span></text:p>
          </table:table-cell>
        </table:table-row>
        <table:table-row table:style-name="Table1.137">
          <table:table-cell table:style-name="Table1.A2" office:value-type="string">
            <text:p text:style-name="P17">3127</text:p>
          </table:table-cell>
          <table:table-cell table:style-name="Table1.A2" office:value-type="string">
            <text:p text:style-name="P17">Vuelt il ma terre conquester</text:p>
          </table:table-cell>
          <table:table-cell table:style-name="Table1.C123" office:value-type="string">
            <text:p text:style-name="P261">B] <text:span text:style-name="T102">Veust...</text:span></text:p>
          </table:table-cell>
        </table:table-row>
        <table:table-row table:style-name="Table1.137">
          <table:table-cell table:style-name="Table1.A2" office:value-type="string">
            <text:p text:style-name="P17">3128</text:p>
          </table:table-cell>
          <table:table-cell table:style-name="Table1.A2" office:value-type="string">
            <text:p text:style-name="P17">Je li ferai boivre de mer</text:p>
          </table:table-cell>
          <table:table-cell table:style-name="Table1.C123" office:value-type="string">
            <text:p text:style-name="P152">A<text:span text:style-name="T405">EGKLT</text:span>] <text:span text:style-name="T83">Gel (ELT Jel)...de la mer <text:s/></text:span><text:span text:style-name="T197">M] ...</text:span><text:span text:style-name="T204">fere...lamer <text:s/></text:span><text:span text:style-name="T277">W] ...</text:span><text:span text:style-name="T283">en mer <text:s/></text:span><text:span text:style-name="T306">I</text:span><text:span text:style-name="T317">] </text:span><text:span text:style-name="T340">Ja gerai...de la mer</text:span></text:p>
          </table:table-cell>
        </table:table-row>
        <table:table-row table:style-name="Table1.137">
          <table:table-cell table:style-name="Table1.A2" office:value-type="string">
            <text:p text:style-name="P17">3129</text:p>
          </table:table-cell>
          <table:table-cell table:style-name="Table1.A2" office:value-type="string">
            <text:p text:style-name="P17">Sai conquerrait il mavais pris</text:p>
          </table:table-cell>
          <table:table-cell table:style-name="Table1.C123" office:value-type="string">
            <text:p text:style-name="P265">B] <text:span text:style-name="T102">Lors conquerra… <text:s/></text:span>D<text:span text:style-name="T405">EH2GIKLMTW</text:span>] <text:span text:style-name="T125">Ca (GK Cha, H2 Sa, L Cay, T Zai) conquerra (G conchera, IT conquera)...</text:span></text:p>
          </table:table-cell>
        </table:table-row>
        <table:table-row table:style-name="Table1.137">
          <table:table-cell table:style-name="Table1.A2" office:value-type="string">
            <text:p text:style-name="P17">3130</text:p>
          </table:table-cell>
          <table:table-cell table:style-name="Table1.A2" office:value-type="string">
            <text:p text:style-name="P17">Per (H Par) foi c’il estoient tel dix</text:p>
          </table:table-cell>
          <table:table-cell table:style-name="Table1.C123" office:value-type="string">
            <text:p text:style-name="P78">A<text:span text:style-name="T102">BGIKTW</text:span>] <text:span text:style-name="T83">Par…(W si)... <text:s/>DH2] ...se il estoient .x. (H2 dis)</text:span></text:p>
          </table:table-cell>
        </table:table-row>
        <table:table-row table:style-name="Table1.137">
          <table:table-cell table:style-name="Table1.A2" office:value-type="string">
            <text:p text:style-name="P17">3131</text:p>
          </table:table-cell>
          <table:table-cell table:style-name="Table1.A2" office:value-type="string">
            <text:p text:style-name="P17">Jes cuideroie toz loier</text:p>
          </table:table-cell>
          <table:table-cell table:style-name="Table1.C123" office:value-type="string">
            <text:p text:style-name="P164">A<text:span text:style-name="T428">GLW</text:span>] <text:span text:style-name="T83">Sols (L Souz, W Seul) les (L le) quideroie (GLW cuideroie) lier <text:s/>B] Seus les cuideroie noier <text:s/>D] Se men cuideroie uenger <text:s/></text:span><text:span text:style-name="T143">E] </text:span><text:span text:style-name="T176">Ses...ie loier <text:s/></text:span><text:span text:style-name="T197">M] </text:span><text:span text:style-name="T204">Le cuideroie ie lier <text:s/></text:span><text:span text:style-name="T253">T</text:span><text:span text:style-name="T142">] </text:span><text:span text:style-name="T260">Si les cuideroie lier <text:s/></text:span><text:span text:style-name="T310">H2] </text:span><text:span text:style-name="T313">Si men cuideroie ie vengier <text:s/></text:span><text:span text:style-name="T306">I</text:span><text:span text:style-name="T317">] </text:span><text:span text:style-name="T340">Sol cuidoroie loier <text:s/></text:span><text:span text:style-name="T361">K] </text:span><text:span text:style-name="T365">Si len cuideroie liger</text:span></text:p>
          </table:table-cell>
        </table:table-row>
        <table:table-row table:style-name="Table1.137">
          <table:table-cell table:style-name="Table1.A2" office:value-type="string">
            <text:p text:style-name="P17">3132</text:p>
          </table:table-cell>
          <table:table-cell table:style-name="Table1.A2" office:value-type="string">
            <text:p text:style-name="P17">Et porter en la mer noier</text:p>
          </table:table-cell>
          <table:table-cell table:style-name="Table1.C123" office:value-type="string">
            <text:p text:style-name="P120">A<text:span text:style-name="T428">GIK</text:span>] ...<text:span text:style-name="T83">a (K en) mon col noier <text:s/>B] Et porter en la meir baingnier <text:s/>W] Et les porter en mer…</text:span></text:p>
            <text:p text:style-name="P460">P<text:span text:style-name="T609">] io li porteria al mio choolo anegarli</text:span></text:p>
          </table:table-cell>
        </table:table-row>
        <table:table-row table:style-name="Table1.137">
          <table:table-cell table:style-name="Table1.A2" office:value-type="string">
            <text:p text:style-name="P17">3133</text:p>
          </table:table-cell>
          <table:table-cell table:style-name="Table1.A2" office:value-type="string">
            <text:p text:style-name="P17">Alez metez vos a <text:span text:style-name="T62">(H au)</text:span> retor</text:p>
          </table:table-cell>
          <table:table-cell table:style-name="Table1.C123" office:value-type="string">
            <text:p text:style-name="P164">A<text:span text:style-name="T102">BEGIT</text:span>] ...<text:span text:style-name="T83">el retor (B retour) <text:s/>DH2W] …au… <text:s/></text:span><text:span text:style-name="T197">M] ...v…</text:span><text:span text:style-name="T204"> <text:s/></text:span><text:span text:style-name="T222">L</text:span><text:span text:style-name="T221">] </text:span><text:span text:style-name="T226">Alaz merz uos el retor <text:s/></text:span><text:span text:style-name="T361">K] </text:span><text:span text:style-name="T365">Feit il metez uos en retor</text:span></text:p>
          </table:table-cell>
        </table:table-row>
        <table:table-row table:style-name="Table1.137">
          <table:table-cell table:style-name="Table1.A2" office:value-type="string">
            <text:p text:style-name="P17">3134</text:p>
          </table:table-cell>
          <table:table-cell table:style-name="Table1.A2" office:value-type="string">
            <text:p text:style-name="P17">Et dites li qu’a <text:span text:style-name="T62">(H Et li dites qu’au)</text:span> nueme jor</text:p>
          </table:table-cell>
          <table:table-cell table:style-name="Table1.C123" office:value-type="string">
            <text:p text:style-name="P141">A<text:span text:style-name="T429">GIKT</text:span>] ...<text:span text:style-name="T83">que (G qui) al (I qual, K quau) none (I nouen, T nouem)… <text:s/>B] ...que a .j. iour <text:s/>D] ...quau nueme… <text:s/></text:span><text:span text:style-name="T143">E</text:span><text:span text:style-name="T283">W</text:span><text:span text:style-name="T143">] </text:span><text:span text:style-name="T176">Et li dites quau </text:span><text:span text:style-name="T283">(W que au)</text:span><text:span text:style-name="T176">… <text:s/></text:span><text:span text:style-name="T197">M] ...</text:span><text:span text:style-name="T204">qau mismes iour <text:s/></text:span><text:span text:style-name="T222">L</text:span><text:span text:style-name="T221">] ...</text:span><text:span text:style-name="T226">quanouen ior <text:s/></text:span><text:span text:style-name="T310">H2] </text:span><text:span text:style-name="T313">Et li dites quay nuefiesme (ERR PAR PER MISMES?) iour</text:span></text:p>
            <text:p text:style-name="P461"><text:span text:style-name="T313">P</text:span><text:span text:style-name="T142">] que per fine ady .xiii di</text:span></text:p>
          </table:table-cell>
        </table:table-row>
        <table:table-row table:style-name="Table1.137">
          <table:table-cell table:style-name="Table1.A2" office:value-type="string">
            <text:p text:style-name="P17">3135</text:p>
          </table:table-cell>
          <table:table-cell table:style-name="Table1.A2" office:value-type="string">
            <text:p text:style-name="P18">Vignet seurs enmi sest plain</text:p>
          </table:table-cell>
          <table:table-cell table:style-name="Table1.C123" office:value-type="string">
            <text:p text:style-name="P120">A<text:span text:style-name="T102">BGIK</text:span>] <text:span text:style-name="T83">Vienge (B Viengne, GK Viegne, I Veingne)...ce (K cel)… <text:s/>DH2] Viegne (H2 Viengne) a seur...ce… <text:s/></text:span><text:span text:style-name="T143">E] </text:span><text:span text:style-name="T176">Sevrement viengne en cest… <text:s/></text:span><text:span text:style-name="T197">M] </text:span><text:span text:style-name="T204">Veigne sil ueult en mi ce plain <text:s/></text:span><text:span text:style-name="T277">W] ...</text:span><text:span text:style-name="T283">en my le plain</text:span></text:p>
          </table:table-cell>
        </table:table-row>
        <table:table-row table:style-name="Table1.137">
          <table:table-cell table:style-name="Table1.A2" office:value-type="string">
            <text:p text:style-name="P17">3136</text:p>
          </table:table-cell>
          <table:table-cell table:style-name="Table1.A2" office:value-type="string">
            <text:p text:style-name="P18">Entre Sipont et Mont Gargain</text:p>
          </table:table-cell>
          <table:table-cell table:style-name="Table1.C123" office:value-type="string">
            <text:p text:style-name="P141">A] ...<text:span text:style-name="T83">le pont… <text:s/>B] ...sipon… <text:s/>DL] ...mon gargain (T guarguain) <text:s/></text:span><text:span text:style-name="T143">E] ...</text:span><text:span text:style-name="T176">mout gargain <text:s/></text:span><text:span text:style-name="T197">M] </text:span><text:span text:style-name="T204">En sypon… </text:span><text:span text:style-name="T310">H2] </text:span><text:span text:style-name="T313">Entre cimont et…</text:span></text:p>
            <text:p text:style-name="P461"><text:span text:style-name="T313">P</text:span><text:span text:style-name="T142">] entro dal monte gargan</text:span></text:p>
          </table:table-cell>
        </table:table-row>
        <table:table-row table:style-name="Table1.137">
          <table:table-cell table:style-name="Table1.A2" office:value-type="string">
            <text:p text:style-name="P17">3137</text:p>
          </table:table-cell>
          <table:table-cell table:style-name="Table1.A2" office:value-type="string">
            <text:p text:style-name="P18">Fors de moi n’i avra<text:span text:style-name="T102">i</text:span>t regart</text:p>
          </table:table-cell>
          <table:table-cell table:style-name="Table1.C123" office:value-type="string">
            <text:p text:style-name="P523">H2] ---</text:p>
            <text:p text:style-name="P165">A] ...naura…<text:span text:style-name="T83"> <text:s/>B] ...que de moi naura… <text:s/>DEIMT] ...ni aura… <text:s/>G] ...nen aura… <text:s/>W] Que de moy fors </text:span><text:soft-page-break/><text:span text:style-name="T83">naura regart <text:s text:c="3"/>K] ...non aie regart</text:span></text:p>
          </table:table-cell>
        </table:table-row>
        <table:table-row table:style-name="Table1.172">
          <table:table-cell table:style-name="Table1.A2" office:value-type="string">
            <text:p text:style-name="P17">3138</text:p>
          </table:table-cell>
          <table:table-cell table:style-name="Table1.A2" office:value-type="string">
            <text:p text:style-name="P18">Que mals li vignet d’atre part</text:p>
          </table:table-cell>
          <table:table-cell table:style-name="Table1.C123" office:value-type="string">
            <text:p text:style-name="P524">H2] ---</text:p>
            <text:p text:style-name="P166">A<text:span text:style-name="T429">G</text:span>] ...uienge <text:span text:style-name="T429">(G uiegne)</text:span>…<text:span text:style-name="T83"> <text:s/>B] Si naura mal de nulle part <text:s/></text:span><text:span text:style-name="T143">E] </text:span><text:span text:style-name="T147">Per</text:span><text:span text:style-name="T176"> autre homme de nule part <text:s/></text:span><text:span text:style-name="T306">I</text:span><text:span text:style-name="T317">] </text:span><text:span text:style-name="T341">Que mais le ueingne… <text:s/></text:span><text:span text:style-name="T361">K] ...</text:span><text:span text:style-name="T366">len uiegne...</text:span></text:p>
          </table:table-cell>
        </table:table-row>
        <table:table-row table:style-name="Table1.137">
          <table:table-cell table:style-name="Table1.A2" office:value-type="string">
            <text:p text:style-name="P17">3139</text:p>
          </table:table-cell>
          <table:table-cell table:style-name="Table1.A2" office:value-type="string">
            <text:p text:style-name="P18">Et se de moi se puet deffandre</text:p>
          </table:table-cell>
          <table:table-cell table:style-name="Table1.C123" office:value-type="string">
            <text:p text:style-name="P73">A<text:span text:style-name="T581">IT</text:span>] ...si…<text:span text:style-name="T83"> <text:s/>B] Et sil… <text:s/></text:span></text:p>
          </table:table-cell>
        </table:table-row>
        <table:table-row table:style-name="Table1.137">
          <table:table-cell table:style-name="Table1.A2" office:value-type="string">
            <text:p text:style-name="P18">3140</text:p>
          </table:table-cell>
          <table:table-cell table:style-name="Table1.A2" office:value-type="string">
            <text:p text:style-name="P18">Tez homes puet assez atandre</text:p>
          </table:table-cell>
          <table:table-cell table:style-name="Table1.C123" office:value-type="string">
            <text:p text:style-name="P166">A] <text:span text:style-name="T83">Touz...tort assen atendre <text:s/>BD] Tous (D Touz)… <text:s/></text:span><text:span text:style-name="T143">E] </text:span><text:span text:style-name="T176">Sevrement si puet atendre… <text:s/></text:span><text:span text:style-name="T180">G</text:span><text:span text:style-name="T341">I</text:span><text:span text:style-name="T261">T</text:span><text:span text:style-name="T180">] </text:span><text:span text:style-name="T261">(</text:span><text:span text:style-name="T341">I Tos, </text:span><text:span text:style-name="T261">T Toz)</text:span><text:span text:style-name="T180">...</text:span><text:span text:style-name="T188">doit assez </text:span><text:span text:style-name="T341">(I ases)</text:span><text:span text:style-name="T188">… <text:s/></text:span><text:span text:style-name="T197">M] </text:span><text:span text:style-name="T204">Ton hommes… <text:s/></text:span><text:span text:style-name="T222">L</text:span><text:span text:style-name="T221">] </text:span><text:span text:style-name="T226">Toz...doit a lui… <text:s/></text:span><text:span text:style-name="T361">K] </text:span><text:span text:style-name="T366">Toz mi homes doit asoi...</text:span></text:p>
          </table:table-cell>
        </table:table-row>
        <table:table-row table:style-name="Table1.137">
          <table:table-cell table:style-name="Table1.A2" office:value-type="string">
            <text:p text:style-name="P18">3141</text:p>
          </table:table-cell>
          <table:table-cell table:style-name="Table1.A2" office:value-type="string">
            <text:p text:style-name="P18">De quanqu’il querrait li fas don</text:p>
          </table:table-cell>
          <table:table-cell table:style-name="Table1.C123" office:value-type="string">
            <text:p text:style-name="P166">A<text:span text:style-name="T102">BDH2GILMTW</text:span>] ...<text:span text:style-name="T83">quant que (BILT quil, DGM quanquil, H2 quanques, W quan qui) querra (GT quera, I queras)…(T foiz)... <text:s/></text:span><text:span text:style-name="T143">E] </text:span><text:span text:style-name="T176">Que de quanques iai li… <text:s/></text:span><text:span text:style-name="T361">K] </text:span><text:span text:style-name="T366">De quant que ha lui fauz don</text:span></text:p>
          </table:table-cell>
        </table:table-row>
        <table:table-row table:style-name="Table1.137">
          <table:table-cell table:style-name="Table1.A2" office:value-type="string">
            <text:p text:style-name="P18">3142</text:p>
          </table:table-cell>
          <table:table-cell table:style-name="Table1.A2" office:value-type="string">
            <text:p text:style-name="P18">S’a un cop m’atant de baston</text:p>
          </table:table-cell>
          <table:table-cell table:style-name="Table1.C123" office:value-type="string">
            <text:p text:style-name="P153">A<text:span text:style-name="T102">BEGKLMTW</text:span>] <text:span text:style-name="T83">Se (W Si) un (B .j., EM .i., W vng)...del (BE dou, K deu, M dun, W dun CORR IN du)… <text:s/>DH2] Se a cop (H2 coup)… <text:s/>I</text:span><text:span text:style-name="T317">] </text:span><text:span text:style-name="T341">Se un...</text:span></text:p>
          </table:table-cell>
        </table:table-row>
        <table:table-row table:style-name="Table1.137">
          <table:table-cell table:style-name="Table1.A2" office:value-type="string">
            <text:p text:style-name="P18">3143</text:p>
          </table:table-cell>
          <table:table-cell table:style-name="Table1.A2" office:value-type="string">
            <text:p text:style-name="P18">Et se il est mors ou vencus</text:p>
          </table:table-cell>
          <table:table-cell table:style-name="Table1.C123" office:value-type="string">
            <text:p text:style-name="P328">B] <text:span text:style-name="T102">Se il y est… <text:s/></text:span>D<text:span text:style-name="T556">H2I</text:span>] ...<text:span text:style-name="T125">ne (I ni) uoincuz (H2 vaincus, I uenchus) <text:s/></text:span><text:span text:style-name="T143">E</text:span><text:span text:style-name="T204">M</text:span><text:span text:style-name="T143">] …</text:span><text:span text:style-name="T176">et vaincus <text:s/></text:span><text:span text:style-name="T142">G] </text:span><text:span text:style-name="T188">Et sil… <text:s/></text:span><text:span text:style-name="T284">W</text:span><text:span text:style-name="T255">] </text:span><text:span text:style-name="T285">Et si lest CORR IN est <text:s text:c="2"/></text:span><text:span text:style-name="T361">K] </text:span><text:span text:style-name="T366">Jl sera mort o...</text:span></text:p>
          </table:table-cell>
        </table:table-row>
        <table:table-row table:style-name="Table1.137">
          <table:table-cell table:style-name="Table1.A2" office:value-type="string">
            <text:p text:style-name="P18">3144</text:p>
          </table:table-cell>
          <table:table-cell table:style-name="Table1.A2" office:value-type="string">
            <text:p text:style-name="P18">Li dus serait ars ou pendus</text:p>
          </table:table-cell>
          <table:table-cell table:style-name="Table1.C123" office:value-type="string">
            <text:p text:style-name="P95">A<text:span text:style-name="T430">GIKLTW</text:span>] ...sera…<text:span text:style-name="T83"> <text:s/>BDH2] ...sera pris (H2 prins) et… <text:s/></text:span><text:span text:style-name="T143">E] ...</text:span><text:span text:style-name="T176">iert destruis et pendus <text:s/></text:span><text:span text:style-name="T197">M] ...</text:span><text:span text:style-name="T204">son pere ere penduz</text:span></text:p>
          </table:table-cell>
        </table:table-row>
        <table:table-row table:style-name="Table1.179">
          <table:table-cell table:style-name="Table1.A2" office:value-type="string">
            <text:p text:style-name="P18">3145</text:p>
          </table:table-cell>
          <table:table-cell table:style-name="Table1.A2" office:value-type="string">
            <text:p text:style-name="P18">Et la duchoisse Edorie</text:p>
          </table:table-cell>
          <table:table-cell table:style-name="Table1.C123" office:value-type="string">
            <text:p text:style-name="P507"><text:span text:style-name="T549">I] ...odorie <text:s/>L] ...esdorie <text:s text:c="2"/></text:span>M] ...elborie</text:p>
          </table:table-cell>
        </table:table-row>
        <table:table-row table:style-name="Table1.137">
          <table:table-cell table:style-name="Table1.A2" office:value-type="string">
            <text:p text:style-name="P18">3146</text:p>
          </table:table-cell>
          <table:table-cell table:style-name="Table1.A2" office:value-type="string">
            <text:p text:style-name="P18">En avrait puels male pertie</text:p>
          </table:table-cell>
          <table:table-cell table:style-name="Table1.C123" office:value-type="string">
            <text:p text:style-name="P95">A] ...<text:span text:style-name="T83">aura...mal en partie <text:s/>BEGITW] ...aura…(E plus)... <text:s/>DH2] ...aura </text:span><text:span text:style-name="T22">mlt</text:span><text:span text:style-name="T125"> male partie <text:s/></text:span><text:span text:style-name="T197">M] </text:span><text:span text:style-name="T204">Si en aura male partie</text:span></text:p>
          </table:table-cell>
        </table:table-row>
        <table:table-row table:style-name="Table1.137">
          <table:table-cell table:style-name="Table1.A2" office:value-type="string">
            <text:p text:style-name="P18">3147</text:p>
          </table:table-cell>
          <table:table-cell table:style-name="Table1.A2" office:value-type="string">
            <text:p text:style-name="P18">A mes garsons de ma cusine</text:p>
          </table:table-cell>
          <table:table-cell table:style-name="Table1.C123" office:value-type="string">
            <text:p text:style-name="P261">B] <text:span text:style-name="T102">Car as garcons...</text:span></text:p>
          </table:table-cell>
        </table:table-row>
        <table:table-row table:style-name="Table1.137">
          <table:table-cell table:style-name="Table1.A2" office:value-type="string">
            <text:p text:style-name="P18">3148</text:p>
          </table:table-cell>
          <table:table-cell table:style-name="Table1.A2" office:value-type="string">
            <text:p text:style-name="P18">Serait puis nuit et <text:span text:style-name="T83">j</text:span>or vesine</text:p>
          </table:table-cell>
          <table:table-cell table:style-name="Table1.C123" office:value-type="string">
            <text:p text:style-name="P538"><text:span text:style-name="T502">A</text:span><text:span text:style-name="T503">G</text:span><text:span text:style-name="T506">I</text:span><text:span text:style-name="T503">LT</text:span><text:span text:style-name="T502">] </text:span><text:span text:style-name="T504">Sera… <text:s/>B</text:span><text:span text:style-name="T505">H2</text:span><text:span text:style-name="T504">] Sera et nuit… <text:s/>D] Sera et ior et nuit uoisine <text:s/></text:span><text:span text:style-name="T382">E] </text:span><text:span text:style-name="T383">Sera nuit et ior puis… <text:s/></text:span><text:span text:style-name="T384">M] </text:span><text:span text:style-name="T385">Sera...meisme <text:s/></text:span><text:span text:style-name="T386">W</text:span><text:span text:style-name="T387">] </text:span><text:span text:style-name="T388">Sera nuit et jour leur… <text:s/></text:span><text:span text:style-name="T389">K] </text:span><text:span text:style-name="T390">E nuit e iors sera...</text:span></text:p>
          </table:table-cell>
        </table:table-row>
        <table:table-row table:style-name="Table1.137">
          <table:table-cell table:style-name="Table1.A2" office:value-type="string">
            <text:p text:style-name="P18">3149</text:p>
          </table:table-cell>
          <table:table-cell table:style-name="Table1.A2" office:value-type="string">
            <text:p text:style-name="P18">Li messaige vont contreval</text:p>
          </table:table-cell>
          <table:table-cell table:style-name="Table1.C123" office:value-type="string">
            <text:p text:style-name="P278">B] ...<text:span text:style-name="T102">sen uont aual <text:s/></text:span><text:span text:style-name="T143">E] </text:span><text:span text:style-name="T177">Li mes descendirent aual</text:span></text:p>
          </table:table-cell>
        </table:table-row>
        <table:table-row table:style-name="Table1.184">
          <table:table-cell table:style-name="Table1.A2" office:value-type="string">
            <text:p text:style-name="P18">3150</text:p>
          </table:table-cell>
          <table:table-cell table:style-name="Table1.A2" office:value-type="string">
            <text:p text:style-name="P18">Tresc’ai la nef vont a cheval</text:p>
          </table:table-cell>
          <table:table-cell table:style-name="Table1.C123" office:value-type="string">
            <text:p text:style-name="P103">A] <text:span text:style-name="T83">Jusealane uont uont… <text:s/>BGIKLTW] Jusqua (ILTW Jusque a) la (I le) nef (LT ne)… <text:s/>DH2] Jusqua la mer uont… <text:s/></text:span><text:span text:style-name="T143">E] </text:span><text:span text:style-name="T177">Dusqua leaue vont contre val <text:s/></text:span><text:span text:style-name="T197">M] </text:span><text:span text:style-name="T205">Jusqua liaue vont… </text:span></text:p>
          </table:table-cell>
        </table:table-row>
        <table:table-row table:style-name="Table1.137">
          <table:table-cell table:style-name="Table1.A2" office:value-type="string">
            <text:p text:style-name="P18">3151</text:p>
          </table:table-cell>
          <table:table-cell table:style-name="Table1.A2" office:value-type="string">
            <text:p text:style-name="P18">Il s’en sont en la neif entré</text:p>
          </table:table-cell>
          <table:table-cell table:style-name="Table1.C123" office:value-type="string">
            <text:p text:style-name="P154"><text:span text:style-name="T549">I</text:span><text:span text:style-name="T317">] ---</text:span></text:p>
            <text:p text:style-name="P141">A<text:span text:style-name="T466">M</text:span>] ...<text:span text:style-name="T83">en liaue… <text:s/>B] Atant sen sont dedens… <text:s/></text:span><text:span text:style-name="T143">E] </text:span><text:span text:style-name="T177">Puis sont en vne nef… <text:s/></text:span><text:span text:style-name="T180">G] ...</text:span><text:span text:style-name="T189">se sont… <text:s/></text:span><text:span text:style-name="T222">L</text:span><text:span text:style-name="T286">W</text:span><text:span text:style-name="T221">] </text:span><text:span text:style-name="T226">Si se </text:span><text:soft-page-break/><text:span text:style-name="T286">(W sen)</text:span><text:span text:style-name="T226"> sont… <text:s/></text:span><text:span text:style-name="T310">H2] ...</text:span><text:span text:style-name="T313">en la mer...</text:span></text:p>
          </table:table-cell>
        </table:table-row>
        <table:table-row table:style-name="Table1.137">
          <table:table-cell table:style-name="Table1.A2" office:value-type="string">
            <text:p text:style-name="P18">3152</text:p>
          </table:table-cell>
          <table:table-cell table:style-name="Table1.A2" office:value-type="string">
            <text:p text:style-name="P18">Et li cheval sont retorné</text:p>
          </table:table-cell>
          <table:table-cell table:style-name="Table1.C123" office:value-type="string">
            <text:p text:style-name="P90">A] ...<text:span text:style-name="T83">sen sont entre <text:s/>DH2] ...sen sont rale <text:s/></text:span><text:span text:style-name="T143">E] ...</text:span><text:span text:style-name="T177">sunt ens mene <text:s/></text:span><text:span text:style-name="T180">G</text:span><text:span text:style-name="T342">I</text:span><text:span text:style-name="T366">K</text:span><text:span text:style-name="T226">L</text:span><text:span text:style-name="T261">T</text:span><text:span text:style-name="T286">W</text:span><text:span text:style-name="T180">] ...</text:span><text:span text:style-name="T286">(W leurs)</text:span><text:span text:style-name="T180">...</text:span><text:span text:style-name="T189">sen </text:span><text:span text:style-name="T342">(I en)</text:span><text:span text:style-name="T189"> sont torne </text:span><text:span text:style-name="T286">(W tornez)</text:span></text:p>
          </table:table-cell>
        </table:table-row>
        <table:table-row table:style-name="Table1.137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C123" office:value-type="string">
            <text:p text:style-name="P66">A] <text:span text:style-name="T83">Et li cheual sen sont torne</text:span></text:p>
          </table:table-cell>
        </table:table-row>
        <table:table-row table:style-name="Table1.137">
          <table:table-cell table:style-name="Table1.A2" office:value-type="string">
            <text:p text:style-name="P18">3153</text:p>
          </table:table-cell>
          <table:table-cell table:style-name="Table1.A2" office:value-type="string">
            <text:p text:style-name="P18">Tant ont nagié et tant siglé</text:p>
          </table:table-cell>
          <table:table-cell table:style-name="Table1.C123" office:value-type="string">
            <text:p text:style-name="P121">A<text:span text:style-name="T126">DH2GIL</text:span>] ...<text:span text:style-name="T83">nagie tant ont sigle (H2 single) <text:s/></text:span><text:span text:style-name="T143">E] ...</text:span><text:span text:style-name="T177">nagie et sigle <text:s/></text:span><text:span text:style-name="T284">W</text:span><text:span text:style-name="T142">] ...</text:span><text:span text:style-name="T286">single et tant nage</text:span></text:p>
          </table:table-cell>
        </table:table-row>
        <table:table-row table:style-name="Table1.137">
          <table:table-cell table:style-name="Table1.A2" office:value-type="string">
            <text:p text:style-name="P18">3154</text:p>
          </table:table-cell>
          <table:table-cell table:style-name="Table1.A2" office:value-type="string">
            <text:p text:style-name="P18">Que a Duras sont arivé</text:p>
          </table:table-cell>
          <table:table-cell table:style-name="Table1.C123" office:value-type="string">
            <text:p text:style-name="P270">D] ...durart...</text:p>
          </table:table-cell>
        </table:table-row>
        <table:table-row table:style-name="Table1.137">
          <table:table-cell table:style-name="Table1.A2" office:value-type="string">
            <text:p text:style-name="P18">3155</text:p>
          </table:table-cell>
          <table:table-cell table:style-name="Table1.A2" office:value-type="string">
            <text:p text:style-name="P18">En la sale vienent amont</text:p>
          </table:table-cell>
          <table:table-cell table:style-name="Table1.C123" office:value-type="string">
            <text:p text:style-name="P473"/>
          </table:table-cell>
        </table:table-row>
        <table:table-row table:style-name="Table1.137">
          <table:table-cell table:style-name="Table1.A2" office:value-type="string">
            <text:p text:style-name="P18">3156</text:p>
          </table:table-cell>
          <table:table-cell table:style-name="Table1.A2" office:value-type="string">
            <text:p text:style-name="P18">Le duc truevent et Florimont</text:p>
          </table:table-cell>
          <table:table-cell table:style-name="Table1.C123" office:value-type="string">
            <text:p text:style-name="P103">A] ...trouerent…<text:span text:style-name="T83"> <text:s/></text:span><text:span text:style-name="T222">L</text:span><text:span text:style-name="T221">] ...</text:span><text:span text:style-name="T226">trouerent florimont</text:span></text:p>
          </table:table-cell>
        </table:table-row>
        <table:table-row table:style-name="Table1.137">
          <table:table-cell table:style-name="Table1.A2" office:value-type="string">
            <text:p text:style-name="P18">3157</text:p>
          </table:table-cell>
          <table:table-cell table:style-name="Table1.A2" office:value-type="string">
            <text:p text:style-name="P18">Davant Florimont sont venu</text:p>
          </table:table-cell>
          <table:table-cell table:style-name="Table1.C123" office:value-type="string">
            <text:p text:style-name="P62"/>
          </table:table-cell>
        </table:table-row>
        <table:table-row table:style-name="Table1.193">
          <table:table-cell table:style-name="Table1.A2" office:value-type="string">
            <text:p text:style-name="P18">3158</text:p>
          </table:table-cell>
          <table:table-cell table:style-name="Table1.A2" office:value-type="string">
            <text:p text:style-name="P18">A home ne dient salu</text:p>
          </table:table-cell>
          <table:table-cell table:style-name="Table1.C123" office:value-type="string">
            <text:p text:style-name="P328">B] <text:span text:style-name="T103">Ains ne li rendirent… <text:s/></text:span><text:span text:style-name="T143">E</text:span><text:span text:style-name="T205">M</text:span><text:span text:style-name="T143">] </text:span><text:span text:style-name="T177">A nului </text:span><text:span text:style-name="T205">(M nulli)…</text:span><text:span text:style-name="T177"> <text:s/></text:span><text:span text:style-name="T306">I</text:span><text:span text:style-name="T317">] </text:span><text:span text:style-name="T342">Li… <text:s/></text:span><text:span text:style-name="T361">K] </text:span><text:span text:style-name="T366">A nul home dient...</text:span></text:p>
          </table:table-cell>
        </table:table-row>
        <table:table-row table:style-name="Table1.137">
          <table:table-cell table:style-name="Table1.A2" office:value-type="string">
            <text:p text:style-name="P18">3159</text:p>
          </table:table-cell>
          <table:table-cell table:style-name="Table1.A2" office:value-type="string">
            <text:p text:style-name="P18">Li uns davant Florimont vait</text:p>
          </table:table-cell>
          <table:table-cell table:style-name="Table1.C123" office:value-type="string">
            <text:p text:style-name="P524">H2] ---</text:p>
            <text:p text:style-name="P499">M] ...va <text:s/><text:span text:style-name="T482">LW] Li uns (W Lun des) messages deuant uait</text:span></text:p>
          </table:table-cell>
        </table:table-row>
        <table:table-row table:style-name="Table1.137">
          <table:table-cell table:style-name="Table1.A2" office:value-type="string">
            <text:p text:style-name="P18">3160</text:p>
          </table:table-cell>
          <table:table-cell table:style-name="Table1.A2" office:value-type="string">
            <text:p text:style-name="P18">Et li atres em piés s’estait <text:span text:style-name="T63">(H estait)</text:span></text:p>
          </table:table-cell>
          <table:table-cell table:style-name="Table1.C123" office:value-type="string">
            <text:p text:style-name="P524">H2] ---</text:p>
            <text:p text:style-name="P306">D<text:span text:style-name="T430">G</text:span>] ...piez <text:span text:style-name="T430">(G pies)</text:span> estait <text:s/><text:span text:style-name="T197">M] ...</text:span><text:span text:style-name="T205">sesta <text:s/></text:span><text:span text:style-name="T222">L</text:span><text:span text:style-name="T221">] ...</text:span><text:span text:style-name="T226">en pies stait <text:s/></text:span><text:span text:style-name="T284">W</text:span><text:span text:style-name="T255">] </text:span><text:span text:style-name="T286">Et lautre aprs lui [-sen vait] CORR IN estoit</text:span></text:p>
          </table:table-cell>
        </table:table-row>
        <table:table-row table:style-name="Table1.137">
          <table:table-cell table:style-name="Table1.A2" office:value-type="string">
            <text:p text:style-name="P18">3161</text:p>
          </table:table-cell>
          <table:table-cell table:style-name="Table1.A2" office:value-type="string">
            <text:p text:style-name="P18">Dist Florimons Sire escoutez</text:p>
          </table:table-cell>
          <table:table-cell table:style-name="Table1.C123" office:value-type="string">
            <text:p text:style-name="P328">B<text:span text:style-name="T406">EMW</text:span>] <text:span text:style-name="T103">A...dist (M dit) escoutez <text:s/></text:span><text:span text:style-name="T310">H2] </text:span><text:span text:style-name="T313">Dient </text:span><text:span text:style-name="T167">flo.</text:span><text:span text:style-name="T313"> Escoutes <text:s/></text:span><text:span text:style-name="T306">I</text:span><text:span text:style-name="T317">] ...</text:span><text:span text:style-name="T342">or escoutes <text:s/></text:span><text:span text:style-name="T361">K] </text:span><text:span text:style-name="T366">Dist sire floriemont escoutez</text:span></text:p>
          </table:table-cell>
        </table:table-row>
        <table:table-row table:style-name="Table1.137">
          <table:table-cell table:style-name="Table1.A2" office:value-type="string">
            <text:p text:style-name="P18">3162</text:p>
          </table:table-cell>
          <table:table-cell table:style-name="Table1.A2" office:value-type="string">
            <text:p text:style-name="P18">Et li atres qu’antor estez</text:p>
          </table:table-cell>
          <table:table-cell table:style-name="Table1.C123" office:value-type="string">
            <text:p text:style-name="P79">A<text:span text:style-name="T103">BDH2EGIKLMTW</text:span>] <text:span text:style-name="T84">Et (IK E) uos (BG2EMW vous) qui (GK que) ci (W or) entor (H2MW entour) … <text:s/></text:span></text:p>
          </table:table-cell>
        </table:table-row>
        <table:table-row table:style-name="Table1.137">
          <table:table-cell table:style-name="Table1.A2" office:value-type="string">
            <text:p text:style-name="P541">3163</text:p>
          </table:table-cell>
          <table:table-cell table:style-name="Table1.A2" office:value-type="string">
            <text:p text:style-name="P541">Florimont seis tu que mes sires</text:p>
          </table:table-cell>
          <table:table-cell table:style-name="Table1.C123" office:value-type="string">
            <text:p text:style-name="P74">A<text:span text:style-name="T406">EGIKLMW</text:span>] ...<text:span text:style-name="T84">ses (E sez, L set, M seez, K sez tu) que dit (E dist) mis (EG me, I mes, K mi, MW mon) sire (L messire) <text:s/>B] ...que wel dire</text:span></text:p>
          </table:table-cell>
        </table:table-row>
        <table:table-row table:style-name="Table1.137">
          <table:table-cell table:style-name="Table1.A2" office:value-type="string">
            <text:p text:style-name="P18">3164</text:p>
          </table:table-cell>
          <table:table-cell table:style-name="Table1.A2" office:value-type="string">
            <text:p text:style-name="P18">Te mandet <text:span text:style-name="T63">(H mande)</text:span> Je le te wel dire</text:p>
          </table:table-cell>
          <table:table-cell table:style-name="Table1.C123" office:value-type="string">
            <text:p text:style-name="P166">A<text:span text:style-name="T406">EGILT</text:span>] <text:span text:style-name="T84">Jl te (G tel) demanda (EGILT mande) iel (T gel) te (GI ie tel, L ie te) doi dire <text:s/>B] Garganeus mande mes sire <text:s/>D] ...mande… <text:s/></text:span><text:span text:style-name="T197">M] </text:span><text:span text:style-name="T205">Ce quil te mande te ueil dire <text:s/></text:span><text:span text:style-name="T284">W</text:span><text:span text:style-name="T142">] </text:span><text:span text:style-name="T287">Jl te mende ce que veil… <text:s/></text:span><text:span text:style-name="T361">K] </text:span><text:span text:style-name="T366">Ce qil te mande ie tel doi dire</text:span></text:p>
          </table:table-cell>
        </table:table-row>
        <table:table-row table:style-name="Table1.137">
          <table:table-cell table:style-name="Table1.A2" office:value-type="string">
            <text:p text:style-name="P18">3165</text:p>
          </table:table-cell>
          <table:table-cell table:style-name="Table1.A2" office:value-type="string">
            <text:p text:style-name="P18">Entre <text:span text:style-name="T63">Mont Gargain et Sipont</text:span></text:p>
          </table:table-cell>
          <table:table-cell table:style-name="Table1.C123" office:value-type="string">
            <text:p text:style-name="P96">A] <text:span text:style-name="T84">Entre le pont et mont gargain <text:s/>B] ...sipon <text:s/>DH2L] ...mongargain…(H2 si ponr) <text:s/></text:span><text:span text:style-name="T197">M] ...</text:span><text:span text:style-name="T205">mont gagan...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18">3166</text:p>
          </table:table-cell>
          <table:table-cell table:style-name="Table1.A2" office:value-type="string">
            <text:p text:style-name="P20">A nueme jor vai Florimont</text:p>
          </table:table-cell>
          <table:table-cell table:style-name="Table1.C123" office:value-type="string">
            <text:p text:style-name="P166">A] ...none...uait…<text:span text:style-name="T84"> <text:s/>BDEGILT] Au (IL Al)...(GT none, I noue, L nouen)...va (D ua, GILT uai)… <text:s/></text:span><text:span text:style-name="T197">M] </text:span><text:span text:style-name="T205">Au </text:span><text:span text:style-name="T149">pro</text:span><text:span text:style-name="T205">pre iour… </text:span><text:span text:style-name="T226"><text:s text:c="2"/></text:span><text:span text:style-name="T310">H2] </text:span><text:span text:style-name="T313">Au nuefiesme iour… <text:s/></text:span><text:span text:style-name="T361">K] </text:span><text:span text:style-name="T366">Au none...soi…</text:span></text:p>
            <text:p text:style-name="P461"><text:span text:style-name="T366">P</text:span><text:span text:style-name="T142">] per fine azorni xiiii tu si in lo piano che dento monte cargan</text:span></text:p>
          </table:table-cell>
        </table:table-row>
        <table:table-row table:style-name="Table1.137">
          <table:table-cell table:style-name="Table1.A2" office:value-type="string">
            <text:p text:style-name="P18">3167</text:p>
          </table:table-cell>
          <table:table-cell table:style-name="Table1.A2" office:value-type="string">
            <text:p text:style-name="P20">Se tu wels faire la bataille</text:p>
          </table:table-cell>
          <table:table-cell table:style-name="Table1.C123" office:value-type="string">
            <text:p text:style-name="P57"/>
          </table:table-cell>
        </table:table-row>
        <table:table-row table:style-name="Table1.137">
          <table:table-cell table:style-name="Table1.A2" office:value-type="string">
            <text:p text:style-name="P18">3168</text:p>
          </table:table-cell>
          <table:table-cell table:style-name="Table1.A2" office:value-type="string">
            <text:p text:style-name="P20">Iluec la troverais sens faille</text:p>
          </table:table-cell>
          <table:table-cell table:style-name="Table1.C123" office:value-type="string">
            <text:p text:style-name="P154">A<text:span text:style-name="T126">DH2EGKLT</text:span>] <text:span text:style-name="T485">(L J qui) </text:span>le…<text:span text:style-name="T407">(E trouueras, GKLT troueras, H2 trouuerras)... <text:s/>B] Lale troueras tu sans… <text:s/>W</text:span>] <text:span text:style-name="T528">La le trouueras… <text:s/>I</text:span><text:span text:style-name="T317">] ...</text:span><text:span text:style-name="T342">li troueras...</text:span></text:p>
          </table:table-cell>
        </table:table-row>
        <table:table-row table:style-name="Table1.137">
          <table:table-cell table:style-name="Table1.A2" office:value-type="string">
            <text:p text:style-name="P18">3169</text:p>
          </table:table-cell>
          <table:table-cell table:style-name="Table1.A2" office:value-type="string">
            <text:p text:style-name="P20">N’i avrais (H avras) regart fors de lui</text:p>
          </table:table-cell>
          <table:table-cell table:style-name="Table1.C123" office:value-type="string">
            <text:p text:style-name="P79">A<text:span text:style-name="T407">EGIK</text:span>] <text:span text:style-name="T84">Ne (EGI Ni) auras (K Nauras)… <text:s/>B] Naueras garde de nullui <text:s/>DH2MT] Ni auras garde (T guarde)...</text:span></text:p>
          </table:table-cell>
        </table:table-row>
        <table:table-row table:style-name="Table1.137">
          <table:table-cell table:style-name="Table1.A2" office:value-type="string">
            <text:p text:style-name="P18">3170</text:p>
          </table:table-cell>
          <table:table-cell table:style-name="Table1.A2" office:value-type="string">
            <text:p text:style-name="P20">Que jai i aies mal d’atrui</text:p>
          </table:table-cell>
          <table:table-cell table:style-name="Table1.C123" office:value-type="string">
            <text:p text:style-name="P141">A<text:span text:style-name="T126">DEGIKLMW</text:span>] <text:span text:style-name="T84">Que maus (D max, MW mal, L mauz) te uiegne (EW viengne, M veigne, I ueingne, L uigne) por (DELM </text:span><text:span text:style-name="T23">per</text:span><text:span text:style-name="T126">, W par) autrui <text:s/>B] Que maus te vaingne fors delui <text:s/>T</text:span>] <text:span text:style-name="T514">Que maiy no te uigne dautrui <text:s/></text:span><text:span text:style-name="T310">H2] </text:span><text:span text:style-name="T313">Dont mal te viengne ne annui</text:span></text:p>
          </table:table-cell>
        </table:table-row>
        <table:table-row table:style-name="Table1.137">
          <table:table-cell table:style-name="Table1.A2" office:value-type="string">
            <text:p text:style-name="P18">3171</text:p>
          </table:table-cell>
          <table:table-cell table:style-name="Table1.A2" office:value-type="string">
            <text:p text:style-name="P20">Sa terre li quiers mout l’en poisse</text:p>
          </table:table-cell>
          <table:table-cell table:style-name="Table1.C123" office:value-type="string">
            <text:p text:style-name="P483">E] ...<text:span text:style-name="T407">li tols ce li poise <text:s/>H2M] Sa terre quiers (H2 li quiers) dont il li (H2 dont li) poise <text:s/>W] Ce sa terre conquier moult ly poise</text:span></text:p>
          </table:table-cell>
        </table:table-row>
        <table:table-row table:style-name="Table1.137">
          <table:table-cell table:style-name="Table1.A2" office:value-type="string">
            <text:p text:style-name="P18">3172</text:p>
          </table:table-cell>
          <table:table-cell table:style-name="Table1.A2" office:value-type="string">
            <text:p text:style-name="P20">Mais il te donrait (H donra) une toisse</text:p>
          </table:table-cell>
          <table:table-cell table:style-name="Table1.C123" office:value-type="string">
            <text:p text:style-name="P85">A<text:span text:style-name="T103">BDH2GIKLMW</text:span>] ...<text:span text:style-name="T430">(GLM ten) </text:span>donra…<text:span text:style-name="T84"> <text:s/></text:span><text:span text:style-name="T143">E] </text:span><text:span text:style-name="T178">Mais ia nen perdra...</text:span></text:p>
          </table:table-cell>
        </table:table-row>
        <table:table-row table:style-name="Table1.137">
          <table:table-cell table:style-name="Table1.A2" office:value-type="string">
            <text:p text:style-name="P18">3173</text:p>
          </table:table-cell>
          <table:table-cell table:style-name="Table1.A2" office:value-type="string">
            <text:p text:style-name="P20">Ou de la meir ou de la terre</text:p>
          </table:table-cell>
          <table:table-cell table:style-name="Table1.C123" office:value-type="string">
            <text:p text:style-name="P307">B] ...<text:span text:style-name="T103">de la mort… <text:s/>H2W] Ou de la terre ou de la mer</text:span></text:p>
          </table:table-cell>
        </table:table-row>
        <table:table-row table:style-name="Table1.137"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20"/>
          </table:table-cell>
          <table:table-cell table:style-name="Table1.C123" office:value-type="string">
            <text:p text:style-name="P141"><text:span text:style-name="T310">H2] </text:span><text:span text:style-name="T313">Car il te fera grauenter</text:span></text:p>
          </table:table-cell>
        </table:table-row>
        <table:table-row table:style-name="Table1.137">
          <table:table-cell table:style-name="Table1.A2" office:value-type="string">
            <text:p text:style-name="P18">3174</text:p>
          </table:table-cell>
          <table:table-cell table:style-name="Table1.A2" office:value-type="string">
            <text:p text:style-name="P20">Mout ais (H as) emprise fole guerre</text:p>
          </table:table-cell>
          <table:table-cell table:style-name="Table1.C123" office:value-type="string">
            <text:p text:style-name="P122">A<text:span text:style-name="T103">BDH2EGIKT</text:span>] ...as <text:span text:style-name="T599">(K as tu)</text:span>…<text:span text:style-name="T84"> <text:s/></text:span><text:span text:style-name="T197">M] </text:span><text:span text:style-name="T205">Mal as commenciee la guerre </text:span><text:span text:style-name="T284">W</text:span><text:span text:style-name="T142">] </text:span><text:span text:style-name="T288">Bien en auras petit louyer</text:span></text:p>
          </table:table-cell>
        </table:table-row>
        <table:table-row table:style-name="Table1.137">
          <table:table-cell table:style-name="Table1.A2" office:value-type="string">
            <text:p text:style-name="P18">3175</text:p>
          </table:table-cell>
          <table:table-cell table:style-name="Table1.A2" office:value-type="string">
            <text:p text:style-name="P20">Quant tu a lui te wels combatre</text:p>
          </table:table-cell>
          <table:table-cell table:style-name="Table1.C123" office:value-type="string">
            <text:p text:style-name="P318">D] Se tu a lui te… <text:s/>G] <text:span text:style-name="T430">Quant a lui te ueals… T] ...ueuz… <text:s/>I</text:span><text:span text:style-name="T317">] ...</text:span><text:span text:style-name="T342">o lui...</text:span></text:p>
          </table:table-cell>
        </table:table-row>
        <table:table-row table:style-name="Table1.137">
          <table:table-cell table:style-name="Table1.A2" office:value-type="string">
            <text:p text:style-name="P18">3176</text:p>
          </table:table-cell>
          <table:table-cell table:style-name="Table1.A2" office:value-type="string">
            <text:p text:style-name="P20">C’il en trovoit tez XXIIII</text:p>
          </table:table-cell>
          <table:table-cell table:style-name="Table1.C123" office:value-type="string">
            <text:p text:style-name="P142">A<text:span text:style-name="T430">GK</text:span>] <text:span text:style-name="T84">Se...trouoit .xx. et .iiii. (GK uint et quatre) <text:s text:c="2"/>B] Sil estoient teil xxiiii <text:s/></text:span><text:span text:style-name="T143">E</text:span><text:span text:style-name="T342">I</text:span><text:span text:style-name="T226">L</text:span><text:span text:style-name="T143">] </text:span><text:span text:style-name="T178">Se il...trouuoit </text:span><text:span text:style-name="T226">(</text:span><text:span text:style-name="T342">I ne trouoist, </text:span><text:span text:style-name="T226">L en trouoit)</text:span><text:span text:style-name="T178"> .xxiiii. <text:s/></text:span><text:span text:style-name="T197">M] </text:span><text:span text:style-name="T205">Se il en y toruoit tiez .iiii. <text:s/></text:span><text:span text:style-name="T284">W</text:span><text:span text:style-name="T142">] </text:span><text:span text:style-name="T288">Ce vous estiez vint et quatre <text:s/></text:span><text:span text:style-name="T310">H2] </text:span><text:span text:style-name="T314">Cil en tenoit...</text:span></text:p>
          </table:table-cell>
        </table:table-row>
        <table:table-row table:style-name="Table1.137">
          <table:table-cell table:style-name="Table1.A2" office:value-type="string">
            <text:p text:style-name="P18">3177</text:p>
          </table:table-cell>
          <table:table-cell table:style-name="Table1.A2" office:value-type="string">
            <text:p text:style-name="P20">Si les cuideroit il porter</text:p>
          </table:table-cell>
          <table:table-cell table:style-name="Table1.C123" office:value-type="string">
            <text:p text:style-name="P281">G] ...le...</text:p>
          </table:table-cell>
        </table:table-row>
        <table:table-row table:style-name="Table1.137">
          <table:table-cell table:style-name="Table1.A2" office:value-type="string">
            <text:p text:style-name="P18">3178</text:p>
          </table:table-cell>
          <table:table-cell table:style-name="Table1.A2" office:value-type="string">
            <text:p text:style-name="P20">Quatre et quatre dedens la mer</text:p>
          </table:table-cell>
          <table:table-cell table:style-name="Table1.C123" office:value-type="string">
            <text:p text:style-name="P166">A] ...<text:span text:style-name="T84">en la mer <text:s/>BGW] ...noier en meir (GW mer) <text:s/>DH2] </text:span><text:span text:style-name="T24">Per</text:span><text:span text:style-name="T127"> force noier en la mer <text:s/></text:span><text:span text:style-name="T143">E] </text:span><text:span text:style-name="T178">Trois et .iii. et quatre en la mer <text:s/></text:span><text:span text:style-name="T197">M] </text:span><text:span text:style-name="T206">Trestos noier… <text:s/></text:span><text:span text:style-name="T222">L</text:span><text:span text:style-name="T221">] </text:span><text:span text:style-name="T226">Quatre .iiii. noier en mer <text:s/></text:span><text:span text:style-name="T253">T</text:span><text:span text:style-name="T142">] ...</text:span><text:span text:style-name="T262">en la mer noier <text:s/></text:span><text:span text:style-name="T306">I</text:span><text:span text:style-name="T317">] </text:span><text:span text:style-name="T342">A quatre et a quatre en la mer <text:s/></text:span><text:span text:style-name="T361">K] </text:span><text:span text:style-name="T366">A quatre a quatre noier en mer</text:span></text:p>
            <text:p text:style-name="P461"><text:span text:style-name="T366">P</text:span><text:span text:style-name="T142">] che se i foseno .x. si come ti i basta lanimo portarue al suo cholo </text:span><text:span text:style-name="T398">anegarui in mare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18">3179</text:p>
          </table:table-cell>
          <table:table-cell table:style-name="Table1.A2" office:value-type="string">
            <text:p text:style-name="P21">Florimont mout ais (H as) fier coraige</text:p>
          </table:table-cell>
          <table:table-cell table:style-name="Table1.C123" office:value-type="string">
            <text:p text:style-name="P166">A<text:span text:style-name="T104">BDH2EGI</text:span>] ...as…<text:span text:style-name="T84"> <text:s/></text:span><text:span text:style-name="T222">L</text:span><text:span text:style-name="T221">] ...</text:span><text:span text:style-name="T226">tu as </text:span><text:span text:style-name="T156">mlt…</text:span><text:span text:style-name="T226"> <text:s/></text:span><text:span text:style-name="T284">W</text:span><text:span text:style-name="T142">] ...</text:span><text:span text:style-name="T288">as fel… <text:s/></text:span><text:span text:style-name="T361">K] </text:span><text:span text:style-name="T366">Molt as tu fol corage</text:span></text:p>
          </table:table-cell>
        </table:table-row>
        <table:table-row table:style-name="Table1.137">
          <table:table-cell table:style-name="Table1.A2" office:value-type="string">
            <text:p text:style-name="P18">3180</text:p>
          </table:table-cell>
          <table:table-cell table:style-name="Table1.A2" office:value-type="string">
            <text:p text:style-name="P20">De folie ou de vaselaige</text:p>
          </table:table-cell>
          <table:table-cell table:style-name="Table1.C123" office:value-type="string">
            <text:p text:style-name="P122">A<text:span text:style-name="T104">BDH2EGIKLT</text:span>] <text:span text:style-name="T84">Ne (G Non, T No) sai dorgoil (BGI dorguel, D dorguil, H2EL dorgueil, T dorguoil) ou (GI ne, KL o) de folage (K follage) <text:s/></text:span><text:span text:style-name="T197">M] </text:span><text:span text:style-name="T206">Ne sui orguilleus et ne folage <text:s/></text:span><text:span text:style-name="T284">W</text:span><text:span text:style-name="T142">] </text:span><text:span text:style-name="T288">Ne scay si cest orgueil ou folage</text:span></text:p>
          </table:table-cell>
        </table:table-row>
        <table:table-row table:style-name="Table1.137">
          <table:table-cell table:style-name="Table1.A2" office:value-type="string">
            <text:p text:style-name="P18">3181</text:p>
          </table:table-cell>
          <table:table-cell table:style-name="Table1.A2" office:value-type="string">
            <text:p text:style-name="P20">De grant folie t’antremes</text:p>
          </table:table-cell>
          <table:table-cell table:style-name="Table1.C123" office:value-type="string">
            <text:p text:style-name="P318">D<text:span text:style-name="T557">H2</text:span>] Trop as grant folie <text:span text:style-name="T557">(H2 orgueil)</text:span> entrepris <text:s/><text:span text:style-name="T143">E] </text:span><text:span text:style-name="T178">De folie tes entremis <text:s/></text:span><text:span text:style-name="T142">G] ...</text:span><text:span text:style-name="T189">tetramez <text:s/></text:span><text:span text:style-name="T253">T</text:span><text:span text:style-name="T255">] ..</text:span><text:span text:style-name="T262">tent tramez <text:s/></text:span><text:span text:style-name="T306">I</text:span><text:span text:style-name="T317">] ...</text:span><text:span text:style-name="T342">ten tremes</text:span></text:p>
          </table:table-cell>
        </table:table-row>
        <table:table-row table:style-name="Table1.137">
          <table:table-cell table:style-name="Table1.A2" office:value-type="string">
            <text:p text:style-name="P19">318<text:span text:style-name="T64">2</text:span></text:p>
          </table:table-cell>
          <table:table-cell table:style-name="Table1.A2" office:value-type="string">
            <text:p text:style-name="P25">Quant tu mon signor escommes</text:p>
          </table:table-cell>
          <table:table-cell table:style-name="Table1.C123" office:value-type="string">
            <text:p text:style-name="P328">D<text:span text:style-name="T557">H2E</text:span>] ...a haitis <text:span text:style-name="T407">(E a atis, H2 ta atis) <text:s/></text:span><text:span text:style-name="T197">M] ...</text:span><text:span text:style-name="T206">ontremez <text:s/></text:span><text:span text:style-name="T222">L</text:span><text:span text:style-name="T221">] </text:span><text:span text:style-name="T226">Quant en mon… <text:s/></text:span><text:span text:style-name="T284">W</text:span><text:span text:style-name="T255">] </text:span><text:span text:style-name="T288">Quant a mon seignor ne fays paix <text:s/></text:span><text:span text:style-name="T361">K] ...</text:span><text:span text:style-name="T366">uers mon seignor te mez</text:span></text:p>
          </table:table-cell>
        </table:table-row>
        <table:table-row table:style-name="Table1.137">
          <table:table-cell table:style-name="Table1.A2" office:value-type="string">
            <text:p text:style-name="P19">318<text:span text:style-name="T64">3</text:span></text:p>
          </table:table-cell>
          <table:table-cell table:style-name="Table1.A2" office:value-type="string">
            <text:p text:style-name="P25">Cors a (F et) cors de bataille a toi</text:p>
          </table:table-cell>
          <table:table-cell table:style-name="Table1.C123" office:value-type="string">
            <text:p text:style-name="P142">A] <text:span text:style-name="T84">Cors ou… <text:s/>D] ...en bataille… <text:s/>W</text:span>] ...<text:span text:style-name="T529">je bataille… <text:s/></text:span><text:span text:style-name="T310">H2] ...</text:span><text:span text:style-name="T314">cors bataile...</text:span></text:p>
          </table:table-cell>
        </table:table-row>
        <table:table-row table:style-name="Table1.137">
          <table:table-cell table:style-name="Table1.A2" office:value-type="string">
            <text:p text:style-name="P19">318<text:span text:style-name="T64">4</text:span></text:p>
          </table:table-cell>
          <table:table-cell table:style-name="Table1.A2" office:value-type="string">
            <text:p text:style-name="P25">El monde n’ait prince ne roi</text:p>
          </table:table-cell>
          <table:table-cell table:style-name="Table1.C123" office:value-type="string">
            <text:p text:style-name="P142">A<text:span text:style-name="T407">EIKLT</text:span>] ...<text:span text:style-name="T84">non (EKL nen) a… <text:s/>B] Jl na ou mont prince… <text:s/>DW] Ou mont ne a (W nia) prince… <text:s/></text:span><text:span text:style-name="T197">M</text:span><text:span text:style-name="T289">W</text:span><text:span text:style-name="T197">] </text:span><text:span text:style-name="T206">V </text:span><text:span text:style-name="T289">(W Ou)</text:span><text:span text:style-name="T206"> monde </text:span><text:span text:style-name="T289">(W mont)</text:span><text:span text:style-name="T206"> na </text:span><text:span text:style-name="T289">(W nia)…</text:span><text:span text:style-name="T206"> <text:s/></text:span><text:span text:style-name="T310">H2] </text:span><text:span text:style-name="T314">En...na...</text:span></text:p>
          </table:table-cell>
        </table:table-row>
        <table:table-row table:style-name="Table1.137">
          <table:table-cell table:style-name="Table1.A2" office:value-type="string">
            <text:p text:style-name="P19">318<text:span text:style-name="T64">5</text:span></text:p>
          </table:table-cell>
          <table:table-cell table:style-name="Table1.A2" office:value-type="string">
            <text:p text:style-name="P25">Que riens li peust contrester</text:p>
          </table:table-cell>
          <table:table-cell table:style-name="Table1.C123" office:value-type="string">
            <text:p text:style-name="P67">A<text:span text:style-name="T104">BDEGIKLMTW</text:span>] <text:span text:style-name="T84">Qui (DGIKT Que)...osast (LT ossast, W ousast)...</text:span> </text:p>
            <text:p text:style-name="P461">P] che per niente <text:span text:style-name="T608">losano</text:span> contradire</text:p>
          </table:table-cell>
        </table:table-row>
        <table:table-row table:style-name="Table1.137">
          <table:table-cell table:style-name="Table1.A2" office:value-type="string">
            <text:p text:style-name="P19">318<text:span text:style-name="T64">6</text:span></text:p>
          </table:table-cell>
          <table:table-cell table:style-name="Table1.A2" office:value-type="string">
            <text:p text:style-name="P25">On ne puet pas son peir trover</text:p>
          </table:table-cell>
          <table:table-cell table:style-name="Table1.C123" office:value-type="string">
            <text:p text:style-name="P97">A<text:span text:style-name="T104">BDH2GIKLTW</text:span>] <text:span text:style-name="T84">Il (BDH2GIKLTW Jl)…(D ni porroit, H2 ne pourroit)...trouer (B troueir, W trouuer) son (K sun) per (B peir) <text:s/></text:span><text:span text:style-name="T143">E] </text:span><text:span text:style-name="T178">Onques il ne trouua son per <text:s/></text:span><text:span text:style-name="T197">M] </text:span><text:span text:style-name="T206">Onques ne pot trouuer son per</text:span></text:p>
          </table:table-cell>
        </table:table-row>
        <table:table-row table:style-name="Table1.137">
          <table:table-cell table:style-name="Table1.A2" office:value-type="string">
            <text:p text:style-name="P19">318<text:span text:style-name="T64">7</text:span></text:p>
          </table:table-cell>
          <table:table-cell table:style-name="Table1.A2" office:value-type="string">
            <text:p text:style-name="P25">Jel sai tu le vairas <text:span text:style-name="T65">(H verras)</text:span> assez</text:p>
          </table:table-cell>
          <table:table-cell table:style-name="Table1.C123" office:value-type="string">
            <text:p text:style-name="P103"><text:span text:style-name="T222">L</text:span><text:span text:style-name="T289">W</text:span><text:span text:style-name="T221">] ---</text:span></text:p>
            <text:p text:style-name="P110">A<text:span text:style-name="T431">GIK</text:span>] <text:span text:style-name="T84">Ge (IK Je) sai que tu (K tul) uerras (G oueiras, IK ueras)… <text:s/>B] Bien sai que le verras… <text:s/>DH2] Bien sai tu le uerras… <text:s/></text:span><text:span text:style-name="T143">E] </text:span><text:span text:style-name="T178">Tres bien connoistre le porras <text:s/></text:span><text:span text:style-name="T197">M] </text:span><text:span text:style-name="T206">Hje say qui le uerras… <text:s text:c="2"/></text:span><text:span text:style-name="T253">T</text:span><text:span text:style-name="T142">] </text:span><text:span text:style-name="T262">Ge sai tu...</text:span></text:p>
          </table:table-cell>
        </table:table-row>
        <table:table-row table:style-name="Table1.137">
          <table:table-cell table:style-name="Table1.A2" office:value-type="string">
            <text:p text:style-name="P19">318<text:span text:style-name="T64">8</text:span></text:p>
          </table:table-cell>
          <table:table-cell table:style-name="Table1.A2" office:value-type="string">
            <text:p text:style-name="P25">Quant sera a cheval armez</text:p>
          </table:table-cell>
          <table:table-cell table:style-name="Table1.C123" office:value-type="string">
            <text:p text:style-name="P103"><text:span text:style-name="T222">L</text:span><text:span text:style-name="T289">W</text:span><text:span text:style-name="T221">] ---</text:span></text:p>
            <text:p text:style-name="P97">A<text:span text:style-name="T599">GKT</text:span>] <text:span text:style-name="T84">Quant tu iers (G seras, K iras, T ers)… <text:s/>BH2I] Quant a cheual seras (I ier) montez (H2I montes) <text:s text:c="2"/>D] Quant a cheual seras… <text:s/></text:span><text:span text:style-name="T143">E] </text:span><text:span text:style-name="T178">Quant a cheual armez seras </text:span><text:span text:style-name="T190"><text:s text:c="2"/></text:span><text:span text:style-name="T197">M] ...</text:span><text:span text:style-name="T206">seras el cheual...</text:span></text:p>
          </table:table-cell>
        </table:table-row>
        <table:table-row table:style-name="Table1.137">
          <table:table-cell table:style-name="Table1.A2" office:value-type="string">
            <text:p text:style-name="P19">318<text:span text:style-name="T64">9</text:span></text:p>
          </table:table-cell>
          <table:table-cell table:style-name="Table1.A2" office:value-type="string">
            <text:p text:style-name="P25">Il te ferait <text:span text:style-name="T65">(H ferat) </text:span>mout grant meschief</text:p>
          </table:table-cell>
          <table:table-cell table:style-name="Table1.C123" office:value-type="string">
            <text:p text:style-name="P166">A<text:span text:style-name="T104">BH2LTW</text:span>] ...fera…<text:span text:style-name="T84"> <text:s/>DM] ...fera...marchie <text:s/></text:span><text:span text:style-name="T143">E] </text:span><text:span text:style-name="T178">Jl fera por toi grant meschie <text:s/></text:span><text:span text:style-name="T306">I</text:span><text:span text:style-name="T317">] </text:span><text:span text:style-name="T343">Je te farai… <text:s/></text:span><text:span text:style-name="T361">K] </text:span><text:span text:style-name="T366">Jl te fera...meslie</text:span></text:p>
          </table:table-cell>
        </table:table-row>
        <table:table-row table:style-name="Table1.137">
          <table:table-cell table:style-name="Table1.A2" office:value-type="string">
            <text:p text:style-name="P22">3190</text:p>
          </table:table-cell>
          <table:table-cell table:style-name="Table1.A2" office:value-type="string">
            <text:p text:style-name="P25">A toi se combatrait <text:span text:style-name="T65">(H combatra) </text:span>a pié</text:p>
          </table:table-cell>
          <table:table-cell table:style-name="Table1.C123" office:value-type="string">
            <text:p text:style-name="P166">A<text:span text:style-name="T104">BDH2EGILMTW</text:span>] <text:span text:style-name="T408">(E Qua, W Que a)...combatra… <text:s/>K] ...combatrai...</text:span></text:p>
          </table:table-cell>
        </table:table-row>
        <table:table-row table:style-name="Table1.137">
          <table:table-cell table:style-name="Table1.A2" office:value-type="string">
            <text:p text:style-name="P22">3191</text:p>
          </table:table-cell>
          <table:table-cell table:style-name="Table1.A2" office:value-type="string">
            <text:p text:style-name="P542">Que jai cheval n’i amoenrait <text:span text:style-name="T65">(H amenra)</text:span></text:p>
          </table:table-cell>
          <table:table-cell table:style-name="Table1.C123" office:value-type="string">
            <text:p text:style-name="P123"><text:span text:style-name="T289">INV </text:span><text:span text:style-name="T222">L</text:span><text:span text:style-name="T221">] </text:span><text:span text:style-name="T226">Auberc ne aume ne querra <text:s/></text:span><text:span text:style-name="T284">W</text:span><text:span text:style-name="T142">] </text:span><text:span text:style-name="T289">Aubert ne heaulme ne vestira</text:span></text:p>
            <text:p text:style-name="P110">A<text:span text:style-name="T127">DH2EGIKM</text:span>] ...<text:span text:style-name="T431">(G ne, K ni) amenra (D amanra, H2 amerra) <text:s/>B] ...cheual tu amanra <text:s/>T</text:span>] ...<text:span text:style-name="T514">cuiual </text:span><text:soft-page-break/><text:span text:style-name="T514">mamenra</text:span></text:p>
          </table:table-cell>
        </table:table-row>
        <table:table-row table:style-name="Table1.137">
          <table:table-cell table:style-name="Table1.A2" office:value-type="string">
            <text:p text:style-name="P22">3192</text:p>
          </table:table-cell>
          <table:table-cell table:style-name="Table1.A2" office:value-type="string">
            <text:p text:style-name="P25">Haberc ne helme n’i querrait <text:span text:style-name="T65">(H querra)</text:span></text:p>
          </table:table-cell>
          <table:table-cell table:style-name="Table1.C123" office:value-type="string">
            <text:p text:style-name="P123"><text:span text:style-name="T289">INV </text:span><text:span text:style-name="T222">L</text:span><text:span text:style-name="T221">] </text:span><text:span text:style-name="T226">Ne ia cheual ni amenra <text:s/></text:span><text:span text:style-name="T284">W</text:span><text:span text:style-name="T142">] </text:span><text:span text:style-name="T289">Ne ja cheual ny amenera</text:span></text:p>
            <text:p text:style-name="P123">A<text:span text:style-name="T127">DH2EGIKMT</text:span>] ...<text:span text:style-name="T431">(G ne, K ni) querra (I quenra) <text:s/>B] ...ni aura <text:s/></text:span></text:p>
          </table:table-cell>
        </table:table-row>
        <table:table-row table:style-name="Table1.137">
          <table:table-cell table:style-name="Table1.A2" office:value-type="string">
            <text:p text:style-name="P22">3193</text:p>
          </table:table-cell>
          <table:table-cell table:style-name="Table1.A2" office:value-type="string">
            <text:p text:style-name="P25">Seis que te dirai Florimont</text:p>
          </table:table-cell>
          <table:table-cell table:style-name="Table1.C123" office:value-type="string">
            <text:p text:style-name="P166"><text:span text:style-name="T310">H2] ...</text:span><text:span text:style-name="T315">que diroie… <text:s/></text:span><text:span text:style-name="T361">K] ...</text:span><text:span text:style-name="T366">que ie te di...</text:span></text:p>
          </table:table-cell>
        </table:table-row>
        <table:table-row table:style-name="Table1.137">
          <table:table-cell table:style-name="Table1.A2" office:value-type="string">
            <text:p text:style-name="P22">3194</text:p>
          </table:table-cell>
          <table:table-cell table:style-name="Table1.A2" office:value-type="string">
            <text:p text:style-name="P25">Il n’ait si boen cheval el mont</text:p>
          </table:table-cell>
          <table:table-cell table:style-name="Table1.C123" office:value-type="string">
            <text:p text:style-name="P313">B] ...<text:span text:style-name="T104">si grant cheual ou… <text:s/></text:span>D<text:span text:style-name="T467">MW</text:span>] ...<text:span text:style-name="T127">ou (M v) mont <text:s text:c="2"/>T] ...li bon… <text:s/></text:span><text:span text:style-name="T310">H2] ...</text:span><text:span text:style-name="T315">en mont</text:span></text:p>
          </table:table-cell>
        </table:table-row>
        <table:table-row table:style-name="Table1.137">
          <table:table-cell table:style-name="Table1.A2" office:value-type="string">
            <text:p text:style-name="P22">3195</text:p>
          </table:table-cell>
          <table:table-cell table:style-name="Table1.A2" office:value-type="string">
            <text:p text:style-name="P25">C’il es<text:span text:style-name="T84">t</text:span>oit sus qui ne fust mors</text:p>
          </table:table-cell>
          <table:table-cell table:style-name="Table1.C123" office:value-type="string">
            <text:p text:style-name="P328">B<text:span text:style-name="T558">H2EIMT</text:span>] ...<text:span text:style-name="T104">quil ne… <text:s/></text:span>D<text:span text:style-name="T485">LW</text:span>] ...<text:span text:style-name="T127">que ne… <text:s/>K] Sil est...quil ni...</text:span></text:p>
          </table:table-cell>
        </table:table-row>
        <table:table-row table:style-name="Table1.137">
          <table:table-cell table:style-name="Table1.A2" office:value-type="string">
            <text:p text:style-name="P22">3196</text:p>
          </table:table-cell>
          <table:table-cell table:style-name="Table1.A2" office:value-type="string">
            <text:p text:style-name="P25">Tant est mes sires grans et fors</text:p>
          </table:table-cell>
          <table:table-cell table:style-name="Table1.C123" office:value-type="string">
            <text:p text:style-name="P488">E] ...<text:span text:style-name="T408">me sires… <text:s/>G] ...mestre grant… <text:s/>K] ...e grant...</text:span></text:p>
          </table:table-cell>
        </table:table-row>
        <table:table-row table:style-name="Table1.137">
          <table:table-cell table:style-name="Table1.A2" office:value-type="string">
            <text:p text:style-name="P22">3197</text:p>
          </table:table-cell>
          <table:table-cell table:style-name="Table1.A2" office:value-type="string">
            <text:p text:style-name="P25">Ne quiert mais <text:span text:style-name="T65">(H que)</text:span> baston et escut</text:p>
          </table:table-cell>
          <table:table-cell table:style-name="Table1.C123" office:value-type="string">
            <text:p text:style-name="P297">B] ...<text:span text:style-name="T104">fors baston… <text:s/></text:span>D<text:span text:style-name="T558">H2EMW</text:span>] <text:span text:style-name="T530">(W Ny)</text:span>...<text:span text:style-name="T127">quiert que baston… <text:s/></text:span>G] ...<text:span text:style-name="T432">baston escu <text:s/></text:span><text:span text:style-name="T222">L</text:span><text:span text:style-name="T221">] </text:span><text:span text:style-name="T227">Non...</text:span></text:p>
          </table:table-cell>
        </table:table-row>
        <table:table-row table:style-name="Table1.137">
          <table:table-cell table:style-name="Table1.A2" office:value-type="string">
            <text:p text:style-name="P22">3198</text:p>
          </table:table-cell>
          <table:table-cell table:style-name="Table1.A2" office:value-type="string">
            <text:p text:style-name="P25">Le baston jete per vertu</text:p>
          </table:table-cell>
          <table:table-cell table:style-name="Table1.C123" office:value-type="string">
            <text:p text:style-name="P297">B] ...geste…<text:span text:style-name="T104"> <text:s/></text:span>G<text:span text:style-name="T582">IKW</text:span>] ...par…<text:span text:style-name="T432"> <text:s/></text:span><text:span text:style-name="T222">L</text:span><text:span text:style-name="T221">] ...</text:span><text:span text:style-name="T157">per </text:span><text:span text:style-name="T227">grant uertuz</text:span></text:p>
          </table:table-cell>
        </table:table-row>
        <table:table-row table:style-name="Table1.137">
          <table:table-cell table:style-name="Table1.A2" office:value-type="string">
            <text:p text:style-name="P22">3199</text:p>
          </table:table-cell>
          <table:table-cell table:style-name="Table1.A2" office:value-type="string">
            <text:p text:style-name="P25">Et quant il welt plus droit en trait</text:p>
          </table:table-cell>
          <table:table-cell table:style-name="Table1.C123" office:value-type="string">
            <text:p text:style-name="P124"><text:span text:style-name="T102">W</text:span>] ---</text:p>
            <text:p text:style-name="P166">A] <text:span text:style-name="T84">Quant il le… <text:s/>B] Quant il li siet et plus droit trait <text:s/></text:span><text:span text:style-name="T143">E] </text:span><text:span text:style-name="T179">Quant il li plaist plus droit le trait <text:s/></text:span><text:span text:style-name="T180">G</text:span><text:span text:style-name="T227">L</text:span><text:span text:style-name="T262">T</text:span><text:span text:style-name="T180">] </text:span><text:span text:style-name="T191">Quant il se uealt </text:span><text:span text:style-name="T227">(L uuelt, </text:span><text:span text:style-name="T262">T ueut</text:span><text:span text:style-name="T227">)</text:span><text:span text:style-name="T191"> plus droit trait</text:span><text:span text:style-name="T227"> (L</text:span><text:span text:style-name="T262">T</text:span><text:span text:style-name="T227"> entrait) <text:s/></text:span><text:span text:style-name="T361">K] </text:span><text:span text:style-name="T366">Quant uealt ferir droitement trait</text:span></text:p>
          </table:table-cell>
        </table:table-row>
        <table:table-row table:style-name="Table1.137">
          <table:table-cell table:style-name="Table1.A2" office:value-type="string">
            <text:p text:style-name="P22">3200</text:p>
          </table:table-cell>
          <table:table-cell table:style-name="Table1.A2" office:value-type="string">
            <text:p text:style-name="P25">Que nus arbelestiers ne fait</text:p>
          </table:table-cell>
          <table:table-cell table:style-name="Table1.C123" office:value-type="string">
            <text:p text:style-name="P124"><text:span text:style-name="T102">W</text:span>] ---</text:p>
            <text:p text:style-name="P328">G<text:span text:style-name="T486">L</text:span>] ...uns <text:span text:style-name="T486">(L un)</text:span>… <text:s/><text:span text:style-name="T197">M] </text:span><text:span text:style-name="T206">Du baston susnulne mestrait <text:s/></text:span><text:span text:style-name="T361">K] </text:span><text:span text:style-name="T366">Plus que arbalistres nen...</text:span></text:p>
          </table:table-cell>
        </table:table-row>
        <table:table-row table:style-name="Table1.137">
          <table:table-cell table:style-name="Table1.A2" office:value-type="string">
            <text:p text:style-name="P22">3201</text:p>
          </table:table-cell>
          <table:table-cell table:style-name="Table1.A2" office:value-type="string">
            <text:p text:style-name="P25">Li baston est gros et quarrez</text:p>
          </table:table-cell>
          <table:table-cell table:style-name="Table1.C123" office:value-type="string">
            <text:p text:style-name="P446">INV <text:span text:style-name="T102">W] </text:span>Pour porter na vng homme assez</text:p>
            <text:p text:style-name="P319">G] ...est fort… <text:s/><text:span text:style-name="T222">L</text:span><text:span text:style-name="T221">] ...</text:span><text:span text:style-name="T227">garrez <text:s/></text:span><text:span text:style-name="T306">I</text:span><text:span text:style-name="T317">] ...</text:span><text:span text:style-name="T343">pastons..</text:span></text:p>
          </table:table-cell>
        </table:table-row>
        <table:table-row table:style-name="Table1.137">
          <table:table-cell table:style-name="Table1.A2" office:value-type="string">
            <text:p text:style-name="P22">3202</text:p>
          </table:table-cell>
          <table:table-cell table:style-name="Table1.A2" office:value-type="string">
            <text:p text:style-name="P25">A porter <text:span text:style-name="T65">(H at) </text:span>n’ait uns hons assez</text:p>
          </table:table-cell>
          <table:table-cell table:style-name="Table1.C123" office:value-type="string">
            <text:p text:style-name="P446">INV <text:span text:style-name="T102">W] </text:span>Tant est pesant et nest ferrez</text:p>
            <text:p text:style-name="P104">A<text:span text:style-name="T432">G</text:span>] ...na...hos <text:span text:style-name="T432">(G hom)</text:span>…<text:span text:style-name="T84"> <text:s/>B] Aporter a vns… <text:s/>D] Dou porter est uns hons lassez <text:s/>H2] Dou porter a .i. hons asses <text:s/>M] Du porter .v. homs sont lassez <text:s/></text:span><text:span text:style-name="T143">E] </text:span><text:span text:style-name="T179">Vns hom en est chargiez assez <text:s/></text:span><text:span text:style-name="T222">L</text:span><text:span text:style-name="T221">] </text:span><text:span text:style-name="T157">Per</text:span><text:span text:style-name="T227"> porter na...</text:span></text:p>
          </table:table-cell>
        </table:table-row>
        <table:table-row table:style-name="Table1.137">
          <table:table-cell table:style-name="Table1.A2" office:value-type="string">
            <text:p text:style-name="P22">3203</text:p>
          </table:table-cell>
          <table:table-cell table:style-name="Table1.A2" office:value-type="string">
            <text:p text:style-name="P25">Grant folie fait que <text:span text:style-name="T65">(H qui)</text:span> l’atant</text:p>
          </table:table-cell>
          <table:table-cell table:style-name="Table1.C123" office:value-type="string">
            <text:p text:style-name="P104"><text:span text:style-name="T222">L</text:span><text:span text:style-name="T290">W</text:span><text:span text:style-name="T221">] ---</text:span></text:p>
            <text:p text:style-name="P75">A<text:span text:style-name="T582">IKM</text:span>] ...<text:span text:style-name="T84">folage (I folaie, K follage)...qui la tent <text:s/>BDH2EGT] ...(E fais, G fa)...qui latens (DH2G latent, T latant)</text:span></text:p>
          </table:table-cell>
        </table:table-row>
        <table:table-row table:style-name="Table1.137">
          <table:table-cell table:style-name="Table1.A2" office:value-type="string">
            <text:p text:style-name="P22">3204</text:p>
          </table:table-cell>
          <table:table-cell table:style-name="Table1.A2" office:value-type="string">
            <text:p text:style-name="P25">Tu ais <text:span text:style-name="T65">(H as)</text:span> empris grant herdement</text:p>
          </table:table-cell>
          <table:table-cell table:style-name="Table1.C123" office:value-type="string">
            <text:p text:style-name="P104"><text:span text:style-name="T222">L</text:span><text:span text:style-name="T290">W</text:span><text:span text:style-name="T221">] ---</text:span></text:p>
            <text:p text:style-name="P86">A<text:span text:style-name="T432">GIKT</text:span>] ...<text:span text:style-name="T84">fol hardement (GIK ardiment) <text:s/>DH2] Trop as empris (H2 enpris)… <text:s/></text:span><text:span text:style-name="T143">E] </text:span><text:span text:style-name="T179">Nest mie bons tes...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22">3205</text:p>
          </table:table-cell>
          <table:table-cell table:style-name="Table1.A2" office:value-type="string">
            <text:p text:style-name="P26">Quant t’avrait vancut et maté</text:p>
          </table:table-cell>
          <table:table-cell table:style-name="Table1.C123" office:value-type="string">
            <text:p text:style-name="P124">A<text:span text:style-name="T104">BDH2EGIKLMT</text:span>] ...taura…<text:span text:style-name="T84"> <text:s/>W</text:span>] ...<text:span text:style-name="T531">et oultre</text:span></text:p>
          </table:table-cell>
        </table:table-row>
        <table:table-row table:style-name="Table1.137">
          <table:table-cell table:style-name="Table1.A2" office:value-type="string">
            <text:p text:style-name="P22">3206</text:p>
          </table:table-cell>
          <table:table-cell table:style-name="Table1.A2" office:value-type="string">
            <text:p text:style-name="P26">De ton peire rait il juré</text:p>
          </table:table-cell>
          <table:table-cell table:style-name="Table1.C123" office:value-type="string">
            <text:p text:style-name="P97">A<text:span text:style-name="T104">BGIKLTW</text:span>] ...<text:span text:style-name="T84">a il iure (W jure) <text:s/>DH2] Dou duc ton pere a il… <text:s/></text:span><text:span text:style-name="T143">E] ...</text:span><text:span text:style-name="T179">a il creante <text:s/></text:span><text:span text:style-name="T197">M] ...</text:span><text:span text:style-name="T206">a il bien iure</text:span></text:p>
          </table:table-cell>
        </table:table-row>
        <table:table-row table:style-name="Table1.137">
          <table:table-cell table:style-name="Table1.A2" office:value-type="string">
            <text:p text:style-name="P22">3207</text:p>
          </table:table-cell>
          <table:table-cell table:style-name="Table1.A2" office:value-type="string">
            <text:p text:style-name="P26">Qu’il n’en prendroit trois mile mars</text:p>
          </table:table-cell>
          <table:table-cell table:style-name="Table1.C123" office:value-type="string">
            <text:p text:style-name="P143">A<text:span text:style-name="T104">BGIKM</text:span>] <text:span text:style-name="T600">(K Que nen)</text:span>…<text:span text:style-name="T582">(I ne)... </text:span>.<text:span text:style-name="T84">c. mile (G mil, IM .c.m, K .c.mil) marcs (BGIKM mars) <text:s/></text:span><text:span text:style-name="T143">E] … .</text:span><text:span text:style-name="T179">x. mile mars <text:s/></text:span><text:span text:style-name="T222">L</text:span><text:span text:style-name="T221">] … .</text:span><text:span text:style-name="T227">iiij. </text:span><text:span text:style-name="T315">m</text:span><text:span text:style-name="T227">ars <text:s/></text:span><text:span text:style-name="T284">W</text:span><text:span text:style-name="T142">] ...</text:span><text:span text:style-name="T290">prendroit pas mille mars <text:s/></text:span><text:span text:style-name="T310">H2] ...</text:span><text:span text:style-name="T315">penroit mil mars</text:span></text:p>
          </table:table-cell>
        </table:table-row>
        <table:table-row table:style-name="Table1.137">
          <table:table-cell table:style-name="Table1.A2" office:value-type="string">
            <text:p text:style-name="P22">3208</text:p>
          </table:table-cell>
          <table:table-cell table:style-name="Table1.A2" office:value-type="string">
            <text:p text:style-name="P26">Que il ne soit pendus ou <text:span text:style-name="T66">(F et)</text:span> ars</text:p>
          </table:table-cell>
          <table:table-cell table:style-name="Table1.C123" office:value-type="string">
            <text:p text:style-name="P489">E<text:span text:style-name="T467">M</text:span>] ...<text:span text:style-name="T408">ne fust (M feust)… <text:s/>G] Quil… <text:s/>L] Que il soit… <text:s/>W] Qui ne… <text:s/>K] Quil ni...perdus...</text:span></text:p>
          </table:table-cell>
        </table:table-row>
        <table:table-row table:style-name="Table1.245">
          <table:table-cell table:style-name="Table1.A2" office:value-type="string">
            <text:p text:style-name="P22">3209</text:p>
          </table:table-cell>
          <table:table-cell table:style-name="Table1.A2" office:value-type="string">
            <text:p text:style-name="P26">Ta meire serait ahontee</text:p>
          </table:table-cell>
          <table:table-cell table:style-name="Table1.C123" office:value-type="string">
            <text:p text:style-name="P97">A] <text:span text:style-name="T84">Et ta mere meit a contee <text:s/>GH2IKLT] Et (K E) ta mere inert (ERR PAL POSS PER meit, IL niert, T ert, D iert </text:span><text:span text:style-name="T51">mlt</text:span><text:span text:style-name="T84">, H2 riert, K en ert) a hontee (IL ontee) <text:s/>BW] ...sera… <text:s text:c="3"/></text:span><text:span text:style-name="T143">E] ...</text:span><text:span text:style-name="T179">iert a honte liuree <text:s/></text:span><text:span text:style-name="T197">M] </text:span><text:span text:style-name="T206">ET ta mere deshonnoree</text:span></text:p>
          </table:table-cell>
        </table:table-row>
        <table:table-row table:style-name="Table1.137">
          <table:table-cell table:style-name="Table1.A2" office:value-type="string">
            <text:p text:style-name="P23">3210</text:p>
          </table:table-cell>
          <table:table-cell table:style-name="Table1.A2" office:value-type="string">
            <text:p text:style-name="P26">Et tote ta terre afolee <text:span text:style-name="T66">(H foulee)</text:span></text:p>
          </table:table-cell>
          <table:table-cell table:style-name="Table1.C123" office:value-type="string">
            <text:p text:style-name="P167">A<text:span text:style-name="T104">BEH2GILMTW</text:span>] ...<text:span text:style-name="T84">ta gent… <text:s/>D] Et ta gent morte et afolee <text:s/>K] ...ta gent nert...</text:span></text:p>
          </table:table-cell>
        </table:table-row>
        <table:table-row table:style-name="Table1.137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6"/>
          </table:table-cell>
          <table:table-cell table:style-name="Table1.C123" office:value-type="string">
            <text:p text:style-name="P67">A<text:span text:style-name="T104">BDEGH2IKLMTW</text:span>] <text:span text:style-name="T84">Quen (I Que in) lui (GM li, H2 En lui, W En luy) na uien (BEI point, DKLW rien, H2GMT riens) dumilite (G dumelite, I de humilite)</text:span></text:p>
          </table:table-cell>
        </table:table-row>
        <table:table-row table:style-name="Table1.137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6"/>
          </table:table-cell>
          <table:table-cell table:style-name="Table1.C123" office:value-type="string">
            <text:p text:style-name="P67">A<text:span text:style-name="T104">BDH2EGIKLMTW</text:span>] <text:span text:style-name="T84">De (BDH2EMW Ne de) merci ne (K ni) de pitie (DH2EM pite, GLT piete, I bonte)</text:span></text:p>
          </table:table-cell>
        </table:table-row>
        <table:table-row table:style-name="Table1.137">
          <table:table-cell table:style-name="Table1.A2" office:value-type="string">
            <text:p text:style-name="P23">3211</text:p>
          </table:table-cell>
          <table:table-cell table:style-name="Table1.A2" office:value-type="string">
            <text:p text:style-name="P26">Signor dist Florimons per <text:span text:style-name="T66">(H par)</text:span> foi</text:p>
          </table:table-cell>
          <table:table-cell table:style-name="Table1.C123" office:value-type="string">
            <text:p text:style-name="P329">B<text:span text:style-name="T433">GW</text:span>] ...par…<text:span text:style-name="T104"> <text:s/></text:span><text:span text:style-name="T197">M] </text:span><text:span text:style-name="T207">Sire...per… <text:s/></text:span><text:span text:style-name="T306">I</text:span><text:span text:style-name="T317">] ...por…</text:span><text:span text:style-name="T343"> <text:s/></text:span><text:span text:style-name="T361">K] </text:span><text:span text:style-name="T367">Floriemont dit...</text:span></text:p>
          </table:table-cell>
        </table:table-row>
        <table:table-row table:style-name="Table1.137">
          <table:table-cell table:style-name="Table1.A2" office:value-type="string">
            <text:p text:style-name="P23">3212</text:p>
          </table:table-cell>
          <table:table-cell table:style-name="Table1.A2" office:value-type="string">
            <text:p text:style-name="P26">Jai si n’orez anui per <text:span text:style-name="T66">(H par) </text:span>moi</text:p>
          </table:table-cell>
          <table:table-cell table:style-name="Table1.C123" office:value-type="string">
            <text:p text:style-name="P86">A<text:span text:style-name="T104">BDH2GIKLMTW</text:span>] <text:span text:style-name="T85">Ja ennui (B anui, H2 annui, GIL enui, K enuiz, T henui, W ennuy) ni (D nen, H2 non, G ne, L ni, W ny) orroiz (BW aurez, D orrez, GK oirez, I ores, L orez, M auras, T horez, H2 aures)…(IK por, W par)... <text:s/></text:span><text:span text:style-name="T143">E] </text:span><text:span text:style-name="T179">Ja outrage norrez de moi</text:span></text:p>
          </table:table-cell>
        </table:table-row>
        <table:table-row table:style-name="Table1.137">
          <table:table-cell table:style-name="Table1.A2" office:value-type="string">
            <text:p text:style-name="P23">3213</text:p>
          </table:table-cell>
          <table:table-cell table:style-name="Table1.A2" office:value-type="string">
            <text:p text:style-name="P26">Assez me poez manecier</text:p>
          </table:table-cell>
          <table:table-cell table:style-name="Table1.C123" office:value-type="string">
            <text:p text:style-name="P167"><text:span text:style-name="T310">H2] ...</text:span><text:span text:style-name="T316">pourres ledengier <text:s/></text:span><text:span text:style-name="T361">K] ...</text:span><text:span text:style-name="T367">men...</text:span></text:p>
          </table:table-cell>
        </table:table-row>
        <table:table-row table:style-name="Table1.137">
          <table:table-cell table:style-name="Table1.A2" office:value-type="string">
            <text:p text:style-name="P23">3214</text:p>
          </table:table-cell>
          <table:table-cell table:style-name="Table1.A2" office:value-type="string">
            <text:p text:style-name="P26">Et dire mal et laidoie<text:span text:style-name="T127">r</text:span></text:p>
          </table:table-cell>
          <table:table-cell table:style-name="Table1.C123" office:value-type="string">
            <text:p text:style-name="P68">A] ---</text:p>
            <text:p text:style-name="P319">B] ...<text:span text:style-name="T104">lait et laidengier <text:s/></text:span><text:span text:style-name="T143">E] ...</text:span><text:span text:style-name="T179">coroucier <text:s text:c="2"/></text:span><text:span text:style-name="T192">G</text:span><text:span text:style-name="T367">K</text:span><text:span text:style-name="T192">] </text:span><text:span text:style-name="T193">Et </text:span><text:span text:style-name="T367">(K E)</text:span><text:span text:style-name="T193"> mal dire et laidegier </text:span><text:span text:style-name="T367">(K laidier)</text:span><text:span text:style-name="T193"> <text:s/></text:span><text:span text:style-name="T197">M] ...</text:span><text:span text:style-name="T207">et ledaugier <text:s/></text:span><text:span text:style-name="T284">W</text:span><text:span text:style-name="T255">] ...</text:span><text:span text:style-name="T290">laidenger <text:s/></text:span><text:span text:style-name="T310">H2] ...</text:span><text:span text:style-name="T316">et menassier <text:s/></text:span><text:span text:style-name="T306">I</text:span><text:span text:style-name="T317">] ...</text:span><text:span text:style-name="T343">e laideger</text:span></text:p>
          </table:table-cell>
        </table:table-row>
        <table:table-row table:style-name="Table1.137">
          <table:table-cell table:style-name="Table1.A2" office:value-type="string">
            <text:p text:style-name="P23">3215</text:p>
          </table:table-cell>
          <table:table-cell table:style-name="Table1.A2" office:value-type="string">
            <text:p text:style-name="P26">Que jai per <text:span text:style-name="T66">(H par)</text:span> moi ne per atrui</text:p>
          </table:table-cell>
          <table:table-cell table:style-name="Table1.C123" office:value-type="string">
            <text:p text:style-name="P155">A<text:span text:style-name="T435">GK</text:span>] ...por…<text:span text:style-name="T435">por... <text:s/>BEH2] ...ne par… <text:s/>W</text:span>] ...<text:span text:style-name="T531">par...et par… <text:s/>I</text:span><text:span text:style-name="T317">] ...</text:span><text:span text:style-name="T343">por...ni par...</text:span></text:p>
          </table:table-cell>
        </table:table-row>
        <table:table-row table:style-name="Table1.137">
          <table:table-cell table:style-name="Table1.A2" office:value-type="string">
            <text:p text:style-name="P23">3216</text:p>
          </table:table-cell>
          <table:table-cell table:style-name="Table1.A2" office:value-type="string">
            <text:p text:style-name="P26">N’i avrez honte ne anui</text:p>
          </table:table-cell>
          <table:table-cell table:style-name="Table1.C123" office:value-type="string">
            <text:p text:style-name="P167">A] <text:span text:style-name="T85">Ni orroiz ne mal… <text:s/>B] Jci naurez mal… <text:s/>D] Norrez ici mal… <text:s/></text:span><text:span text:style-name="T143">E</text:span><text:span text:style-name="T207">M</text:span><text:span text:style-name="T143">] ...</text:span><text:span text:style-name="T179">ne mal ne anui </text:span><text:span text:style-name="T207">(M ennuy)</text:span><text:span text:style-name="T179"> <text:s/></text:span><text:span text:style-name="T192">G] </text:span><text:span text:style-name="T193">Nen aurois mal ne… <text:s/></text:span><text:span text:style-name="T222">L</text:span><text:span text:style-name="T263">T</text:span><text:span text:style-name="T221">] </text:span><text:span text:style-name="T227">Noci </text:span><text:span text:style-name="T263">(T Neci)</text:span><text:span text:style-name="T227"> orrez </text:span><text:span text:style-name="T263">(T horeiz)</text:span><text:span text:style-name="T227"> mal ne enui </text:span><text:span text:style-name="T263">(T ni henui) <text:s/></text:span><text:span text:style-name="T284">W</text:span><text:span text:style-name="T142">] </text:span><text:span text:style-name="T290">Si ens naurez mal ny… <text:s/></text:span><text:span text:style-name="T310">H2] </text:span><text:span text:style-name="T316">Nen orres ne mal ne… <text:s/></text:span><text:span text:style-name="T344">I] Non iores mal ni...</text:span><text:span text:style-name="T316"> <text:s text:c="2"/></text:span><text:span text:style-name="T361">K] </text:span><text:span text:style-name="T367">Ci nen oiroiz mal ni enui</text:span></text:p>
          </table:table-cell>
        </table:table-row>
        <table:table-row table:style-name="Table1.137">
          <table:table-cell table:style-name="Table1.A2" office:value-type="string">
            <text:p text:style-name="P23">3217</text:p>
          </table:table-cell>
          <table:table-cell table:style-name="Table1.A2" office:value-type="string">
            <text:p text:style-name="P26">Mai dites moi vostre signor</text:p>
          </table:table-cell>
          <table:table-cell table:style-name="Table1.C123" office:value-type="string">
            <text:p text:style-name="P481"><text:span text:style-name="T408">INV </text:span>E] <text:span text:style-name="T408">Ja nen abaisserai mounor</text:span></text:p>
            <text:p text:style-name="P491"><text:soft-page-break/><text:span text:style-name="T434">G] Mais dite uos uestre seigror <text:s/>MW] Mes dites (W ditez) a </text:span><text:span text:style-name="T37">vre</text:span><text:span text:style-name="T468"> seignour (W seigneur)</text:span></text:p>
          </table:table-cell>
        </table:table-row>
        <table:table-row table:style-name="Table1.137">
          <table:table-cell table:style-name="Table1.A2" office:value-type="string">
            <text:p text:style-name="P23">3218</text:p>
          </table:table-cell>
          <table:table-cell table:style-name="Table1.A2" office:value-type="string">
            <text:p text:style-name="P26">Que je vendrai a <text:span text:style-name="T66">(H au)</text:span> nueme jor</text:p>
          </table:table-cell>
          <table:table-cell table:style-name="Table1.C123" office:value-type="string">
            <text:p text:style-name="P414">INV <text:span text:style-name="T143">E] </text:span><text:span text:style-name="T142">Mais dites moi </text:span><text:span text:style-name="T145">vre</text:span><text:span text:style-name="T142"> seignor</text:span></text:p>
            <text:p text:style-name="P144">A<text:span text:style-name="T435">GIKT</text:span>] ...<text:span text:style-name="T85">al (GK au) noue (T nouein, K none)… <text:s/>BDW] ...serai au… <text:s/></text:span><text:span text:style-name="T197">M] </text:span><text:span text:style-name="T207">Que la sere ainz mismes iour <text:s/></text:span><text:span text:style-name="T222">L</text:span><text:span text:style-name="T221">] ...</text:span><text:span text:style-name="T228">naurai al nouen… <text:s/></text:span><text:span text:style-name="T310">H2] </text:span><text:span text:style-name="T316">Que ie iserai au nuefuefme iour</text:span></text:p>
          </table:table-cell>
        </table:table-row>
        <table:table-row table:style-name="Table1.137">
          <table:table-cell table:style-name="Table1.A2" office:value-type="string">
            <text:p text:style-name="P23">3219</text:p>
          </table:table-cell>
          <table:table-cell table:style-name="Table1.A2" office:value-type="string">
            <text:p text:style-name="P26">A <text:span text:style-name="T66">(H Au)</text:span> jor que il ait devissé</text:p>
          </table:table-cell>
          <table:table-cell table:style-name="Table1.C123" office:value-type="string">
            <text:p text:style-name="P144">A<text:span text:style-name="T104">BDGIKLMT</text:span>] <text:span text:style-name="T85">Al (BDGIM Au, K Aou)...(D il ma)… <text:s/></text:span><text:span text:style-name="T143">E] </text:span><text:span text:style-name="T179">Que au...quil a… <text:s/></text:span><text:span text:style-name="T284">W</text:span><text:span text:style-name="T142">] </text:span><text:span text:style-name="T290">Ainxin com il a… <text:s/></text:span><text:span text:style-name="T310">H2] </text:span><text:span text:style-name="T316">Au lieu ou il ma...</text:span></text:p>
          </table:table-cell>
        </table:table-row>
        <table:table-row table:style-name="Table1.137">
          <table:table-cell table:style-name="Table1.A2" office:value-type="string">
            <text:p text:style-name="P23">3220</text:p>
          </table:table-cell>
          <table:table-cell table:style-name="Table1.A2" office:value-type="string">
            <text:p text:style-name="P26">Me troverait el chanp armé</text:p>
          </table:table-cell>
          <table:table-cell table:style-name="Table1.C123" office:value-type="string">
            <text:p text:style-name="P68">A<text:span text:style-name="T104">BDH2EGIKLMTW</text:span>] <text:span text:style-name="T559">(H2 Moi)</text:span>...<text:span text:style-name="T85">trouera (H2EMW trouuera) (BDW ou, H2LT en, K au, M v)...</text:span></text:p>
          </table:table-cell>
        </table:table-row>
        <table:table-row table:style-name="Table1.137">
          <table:table-cell table:style-name="Table1.A2" office:value-type="string">
            <text:p text:style-name="P23">3221</text:p>
          </table:table-cell>
          <table:table-cell table:style-name="Table1.A2" office:value-type="string">
            <text:p text:style-name="P26">Se de lui ne me puis deffendre</text:p>
          </table:table-cell>
          <table:table-cell table:style-name="Table1.C123" office:value-type="string">
            <text:p text:style-name="P167"><text:span text:style-name="T500">TW</text:span>] <text:span text:style-name="T515">Si...no (W ne)… <text:s/>I] ...ne pois... <text:s/>K] ...ne men...</text:span></text:p>
          </table:table-cell>
        </table:table-row>
        <table:table-row table:style-name="Table1.137">
          <table:table-cell table:style-name="Table1.A2" office:value-type="string">
            <text:p text:style-name="P23">3222</text:p>
          </table:table-cell>
          <table:table-cell table:style-name="Table1.A2" office:value-type="string">
            <text:p text:style-name="P26">Le treu m’estovendrait <text:span text:style-name="T66">(H m’estovera) </text:span>rendre</text:p>
          </table:table-cell>
          <table:table-cell table:style-name="Table1.C123" office:value-type="string">
            <text:p text:style-name="P68">A<text:span text:style-name="T105">BDH2EGIKLMTW</text:span>] <text:span text:style-name="T85">Ses (I Se) menaces (BE manaces, H2 menasses, W menacez) mestuent (BDH2EKLMTW mestuet, GI mestuit) etendre (BDH2EGIKLW atendre, M attendre, T atandre)</text:span></text:p>
          </table:table-cell>
        </table:table-row>
        <table:table-row table:style-name="Table1.137">
          <table:table-cell table:style-name="Table1.A2" office:value-type="string">
            <text:p text:style-name="P23">3223</text:p>
          </table:table-cell>
          <table:table-cell table:style-name="Table1.A2" office:value-type="string">
            <text:p text:style-name="P26">Ju aim muelz a honor morir</text:p>
          </table:table-cell>
          <table:table-cell table:style-name="Table1.C123" office:value-type="string">
            <text:p text:style-name="P525">H2] ---</text:p>
            <text:p text:style-name="P288"><text:span text:style-name="T192">G</text:span><text:span text:style-name="T345">I</text:span><text:span text:style-name="T263">T</text:span><text:span text:style-name="T192">] </text:span><text:span text:style-name="T193">Je aim </text:span><text:span text:style-name="T263">(T hain)</text:span><text:span text:style-name="T193"> mais… <text:s/></text:span><text:span text:style-name="T197">M] </text:span><text:span text:style-name="T207">Je veil miex...</text:span></text:p>
          </table:table-cell>
        </table:table-row>
        <table:table-row table:style-name="Table1.137">
          <table:table-cell table:style-name="Table1.A2" office:value-type="string">
            <text:p text:style-name="P23">3224</text:p>
          </table:table-cell>
          <table:table-cell table:style-name="Table1.A2" office:value-type="string">
            <text:p text:style-name="P26">Que a honte toz jors languir</text:p>
          </table:table-cell>
          <table:table-cell table:style-name="Table1.C123" office:value-type="string">
            <text:p text:style-name="P144"><text:span text:style-name="T310">H2] </text:span><text:span text:style-name="T316">---</text:span></text:p>
            <text:p text:style-name="P262">B<text:span text:style-name="T127">DEGIKLMTW</text:span>] ...<text:span text:style-name="T105">garir (T guarir)</text:span></text:p>
          </table:table-cell>
        </table:table-row>
        <table:table-row table:style-name="Table1.137">
          <table:table-cell table:style-name="Table1.A2" office:value-type="string">
            <text:p text:style-name="P23">3225</text:p>
          </table:table-cell>
          <table:table-cell table:style-name="Table1.A2" office:value-type="string">
            <text:p text:style-name="P26">Li messaige s’en sont torné</text:p>
          </table:table-cell>
          <table:table-cell table:style-name="Table1.C123" office:value-type="string">
            <text:p text:style-name="P455"><text:span text:style-name="T222">I</text:span><text:span text:style-name="T142">NV </text:span><text:span text:style-name="T361">K] </text:span><text:span text:style-name="T142">Congie nont pris ni demande</text:span></text:p>
            <text:p text:style-name="P125"><text:span text:style-name="T222">L</text:span><text:span text:style-name="T221">] ...</text:span><text:span text:style-name="T228">se sont… </text:span></text:p>
          </table:table-cell>
        </table:table-row>
        <table:table-row table:style-name="Table1.137">
          <table:table-cell table:style-name="Table1.A2" office:value-type="string">
            <text:p text:style-name="P23">3226</text:p>
          </table:table-cell>
          <table:table-cell table:style-name="Table1.A2" office:value-type="string">
            <text:p text:style-name="P26">Congié n’i ont pas demandé</text:p>
          </table:table-cell>
          <table:table-cell table:style-name="Table1.C123" office:value-type="string">
            <text:p text:style-name="P455">INV <text:span text:style-name="T595">K] </text:span>Li messaie sen sont torne</text:p>
            <text:p text:style-name="P144">A<text:span text:style-name="T105">BGI</text:span>] ...<text:span text:style-name="T85">non (BGI nont) pris ne (I ni) demande <text:s/></text:span><text:span text:style-name="T143">E] ...</text:span><text:span text:style-name="T179">non quis ne demande <text:s/></text:span><text:span text:style-name="T197">M] </text:span><text:span text:style-name="T207">Le congie nont… <text:s/></text:span><text:span text:style-name="T222">L</text:span><text:span text:style-name="T221">] ...</text:span><text:span text:style-name="T228">niont de mande <text:s/></text:span><text:span text:style-name="T310">H2] </text:span><text:span text:style-name="T316">Ni ont pas congie demande</text:span></text:p>
          </table:table-cell>
        </table:table-row>
        <table:table-row table:style-name="Table1.137">
          <table:table-cell table:style-name="Table1.A2" office:value-type="string">
            <text:p text:style-name="P23">3227</text:p>
          </table:table-cell>
          <table:table-cell table:style-name="Table1.A2" office:value-type="string">
            <text:p text:style-name="P26">Tot droit sont a lor neif venu</text:p>
          </table:table-cell>
          <table:table-cell table:style-name="Table1.C123" office:value-type="string">
            <text:p text:style-name="P537"><text:span text:style-name="T560">E] </text:span><text:span text:style-name="T561">A lor nez en sont droit venu <text:s/>GLW] ...a la nef (L ne) uenu (W venu) <text:s/></text:span><text:span text:style-name="T562">H2] A lor nef sont tout droit venu</text:span><text:span text:style-name="T561"> <text:s/></text:span></text:p>
          </table:table-cell>
        </table:table-row>
        <table:table-row table:style-name="Table1.137">
          <table:table-cell table:style-name="Table1.A2" office:value-type="string">
            <text:p text:style-name="P23">3228</text:p>
          </table:table-cell>
          <table:table-cell table:style-name="Table1.A2" office:value-type="string">
            <text:p text:style-name="P29">Nagent siglent per (H singlent par) grant vertu</text:p>
          </table:table-cell>
          <table:table-cell table:style-name="Table1.C123" office:value-type="string">
            <text:p text:style-name="P125">A<text:span text:style-name="T105">BDH2EGIKLMT</text:span>] ...<text:span text:style-name="T85">et siglent (B singlent, E syglent) </text:span><text:span text:style-name="T2">per</text:span><text:span text:style-name="T85"> (BGIK par, E a) uertu (E vertu) <text:s/>W</text:span>] <text:span text:style-name="T532">Moult fort ilz nagent par vertu</text:span></text:p>
          </table:table-cell>
        </table:table-row>
        <table:table-row table:style-name="Table1.137">
          <table:table-cell table:style-name="Table1.A2" office:value-type="string">
            <text:p text:style-name="P23">3229</text:p>
          </table:table-cell>
          <table:table-cell table:style-name="Table1.A2" office:value-type="string">
            <text:p text:style-name="P29">Tant ont nagié et tant siglé</text:p>
          </table:table-cell>
          <table:table-cell table:style-name="Table1.C123" office:value-type="string">
            <text:p text:style-name="P145">A<text:span text:style-name="T408">EGIK</text:span>] ...<text:span text:style-name="T85">nagie tant on (EI ont)… <text:s/></text:span><text:span text:style-name="T222">L</text:span><text:span text:style-name="T221">] ...</text:span><text:span text:style-name="T228">nagie tant sigle <text:s/></text:span><text:span text:style-name="T284">W</text:span><text:span text:style-name="T142">] ...</text:span><text:span text:style-name="T291">terriblement nage <text:s/></text:span><text:span text:style-name="T317">H2] ...nagie et single</text:span></text:p>
          </table:table-cell>
        </table:table-row>
        <table:table-row table:style-name="Table1.137">
          <table:table-cell table:style-name="Table1.A2" office:value-type="string">
            <text:p text:style-name="P23">3230</text:p>
          </table:table-cell>
          <table:table-cell table:style-name="Table1.A2" office:value-type="string">
            <text:p text:style-name="P29">Qu’a (H au) pié del mont sont arivé</text:p>
          </table:table-cell>
          <table:table-cell table:style-name="Table1.C123" office:value-type="string">
            <text:p text:style-name="P80">A<text:span text:style-name="T408">DEGKLMTW</text:span>] <text:span text:style-name="T85">Que (KL Qe) au (DEMT Quau, G Quan, K ao)…(D dou, MW du)... <text:s/>B] Quau...dou pont…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24">323<text:span text:style-name="T67">1</text:span></text:p>
          </table:table-cell>
          <table:table-cell table:style-name="Table1.A2" office:value-type="string">
            <text:p text:style-name="P29">Il en ont belement a pié</text:p>
          </table:table-cell>
          <table:table-cell table:style-name="Table1.C123" office:value-type="string">
            <text:p text:style-name="P68">A] ---</text:p>
            <text:p text:style-name="P266">B] <text:span text:style-name="T105">Apres ont bellement puijet <text:s/></text:span>D<text:span text:style-name="T564">H2EGKLMTW</text:span>] <text:span text:style-name="T128">Jl (E Et, W Jlz) ont belement (H2MW bellement) et a pie (K bellement a pie)</text:span></text:p>
          </table:table-cell>
        </table:table-row>
        <table:table-row table:style-name="Table1.137">
          <table:table-cell table:style-name="Table1.A2" office:value-type="string">
            <text:p text:style-name="P24">323<text:span text:style-name="T67">2</text:span></text:p>
          </table:table-cell>
          <table:table-cell table:style-name="Table1.A2" office:value-type="string">
            <text:p text:style-name="P29">Tot le mont contremont puié</text:p>
          </table:table-cell>
          <table:table-cell table:style-name="Table1.C123" office:value-type="string">
            <text:p text:style-name="P125">A<text:span text:style-name="T408">EK</text:span>] <text:span text:style-name="T85">Tout (K Tot) le pui contre mont poie (E puie) <text:s/>B] Le mont tout son auet a piet <text:s/>DH2] Le tertre contremont puie <text:s/></text:span><text:span text:style-name="T192">G] </text:span><text:span text:style-name="T193">Tot li mont contre pui puie <text:s/></text:span><text:span text:style-name="T197">M] </text:span><text:span text:style-name="T207">Tout le puy du tertre puye <text:s/></text:span><text:span text:style-name="T222">L</text:span><text:span text:style-name="T221">] ...</text:span><text:span text:style-name="T228">opie <text:s/></text:span><text:span text:style-name="T253">T</text:span><text:span text:style-name="T142">] </text:span><text:span text:style-name="T263">Le pui tot contremont… <text:s/></text:span><text:span text:style-name="T284">W</text:span><text:span text:style-name="T142">] </text:span><text:span text:style-name="T291">Tout contremont le pui poy</text:span></text:p>
          </table:table-cell>
        </table:table-row>
        <table:table-row table:style-name="Table1.271">
          <table:table-cell table:style-name="Table1.A2" office:value-type="string">
            <text:p text:style-name="P24">323<text:span text:style-name="T67">3</text:span></text:p>
          </table:table-cell>
          <table:table-cell table:style-name="Table1.A2" office:value-type="string">
            <text:p text:style-name="P29">Garganeus les voit venir</text:p>
          </table:table-cell>
          <table:table-cell table:style-name="Table1.C123" office:value-type="string">
            <text:p text:style-name="P289"><text:span text:style-name="T192">G</text:span><text:span text:style-name="T228">L</text:span><text:span text:style-name="T192">] ...le…</text:span><text:span text:style-name="T193"> <text:s/></text:span><text:span text:style-name="T318">H2</text:span><text:span text:style-name="T197">M] ...</text:span><text:span text:style-name="T208">vit...</text:span></text:p>
          </table:table-cell>
        </table:table-row>
        <table:table-row table:style-name="Table1.137">
          <table:table-cell table:style-name="Table1.A2" office:value-type="string">
            <text:p text:style-name="P24">323<text:span text:style-name="T67">4</text:span></text:p>
          </table:table-cell>
          <table:table-cell table:style-name="Table1.A2" office:value-type="string">
            <text:p text:style-name="P29">Encontre vet mout welt oir</text:p>
          </table:table-cell>
          <table:table-cell table:style-name="Table1.C123" office:value-type="string">
            <text:p text:style-name="P330">B<text:span text:style-name="T128">DEGM</text:span>] ...<text:span text:style-name="T105">va (D ua, E vait, G iuait)...volt (D vuet, E voit, G uealt)… <text:s/></text:span><text:span text:style-name="T317">H2] ...</text:span><text:span text:style-name="T318">va tost pour oir <text:s/></text:span><text:span text:style-name="T263">I] ...</text:span><text:span text:style-name="T346">mol tost oir <text:s/></text:span><text:span text:style-name="T361">K] ...</text:span><text:span text:style-name="T368">li uait qe uealt...</text:span></text:p>
          </table:table-cell>
        </table:table-row>
        <table:table-row table:style-name="Table1.137">
          <table:table-cell table:style-name="Table1.A2" office:value-type="string">
            <text:p text:style-name="P24">323<text:span text:style-name="T67">5</text:span></text:p>
          </table:table-cell>
          <table:table-cell table:style-name="Table1.A2" office:value-type="string">
            <text:p text:style-name="P29">Que Florimons ait respondu</text:p>
          </table:table-cell>
          <table:table-cell table:style-name="Table1.C123" office:value-type="string">
            <text:p text:style-name="P336">INV <text:span text:style-name="T98">B] </text:span>Si dit bien soies vous venut</text:p>
          </table:table-cell>
        </table:table-row>
        <table:table-row table:style-name="Table1.137">
          <table:table-cell table:style-name="Table1.A2" office:value-type="string">
            <text:p text:style-name="P24">323<text:span text:style-name="T67">6</text:span></text:p>
          </table:table-cell>
          <table:table-cell table:style-name="Table1.A2" office:value-type="string">
            <text:p text:style-name="P29">Si lor dist Bien soiés venu</text:p>
          </table:table-cell>
          <table:table-cell table:style-name="Table1.C123" office:value-type="string">
            <text:p text:style-name="P336">INV <text:span text:style-name="T98">B] </text:span>Que a <text:span text:style-name="T1">flor. </text:span>respondut</text:p>
            <text:p text:style-name="P168">A] ...<text:span text:style-name="T85">soiez uos uenuz</text:span> <text:s text:c="2"/><text:span text:style-name="T595">K] Seignor dist il bien...</text:span></text:p>
          </table:table-cell>
        </table:table-row>
        <table:table-row table:style-name="Table1.137">
          <table:table-cell table:style-name="Table1.A2" office:value-type="string">
            <text:p text:style-name="P24">323<text:span text:style-name="T67">7</text:span></text:p>
          </table:table-cell>
          <table:table-cell table:style-name="Table1.A2" office:value-type="string">
            <text:p text:style-name="P29">Or (F Si) me dites que fait li gars</text:p>
          </table:table-cell>
          <table:table-cell table:style-name="Table1.C123" office:value-type="string">
            <text:p text:style-name="P289"><text:span text:style-name="T192">G</text:span><text:span text:style-name="T346">I</text:span><text:span text:style-name="T192">] ...qui…</text:span><text:span text:style-name="T193"> <text:s/></text:span><text:span text:style-name="T197">M] ...</text:span><text:span text:style-name="T208">cilz...</text:span></text:p>
          </table:table-cell>
        </table:table-row>
        <table:table-row table:style-name="Table1.137">
          <table:table-cell table:style-name="Table1.A2" office:value-type="string">
            <text:p text:style-name="P24">323<text:span text:style-name="T67">8</text:span></text:p>
          </table:table-cell>
          <table:table-cell table:style-name="Table1.A2" office:value-type="string">
            <text:p text:style-name="P29">Est il bien herdis ou coars</text:p>
          </table:table-cell>
          <table:table-cell table:style-name="Table1.C123" office:value-type="string">
            <text:p text:style-name="P513">M] ...ou hardiz ou couars <text:s/><text:span text:style-name="T515">I] ..e coars <text:s/>K] ...il hardiz bien ou e coharz</text:span></text:p>
          </table:table-cell>
        </table:table-row>
        <table:table-row table:style-name="Table1.137">
          <table:table-cell table:style-name="Table1.A2" office:value-type="string">
            <text:p text:style-name="P24">323<text:span text:style-name="T67">9</text:span></text:p>
          </table:table-cell>
          <table:table-cell table:style-name="Table1.A2" office:value-type="string">
            <text:p text:style-name="P29">Sire font il bien est herdis</text:p>
          </table:table-cell>
          <table:table-cell table:style-name="Table1.C123" office:value-type="string">
            <text:p text:style-name="P111">A<text:span text:style-name="T128">DH2GIKLW</text:span>] <text:span text:style-name="T85">Sire par (DH2L </text:span><text:span text:style-name="T25">per</text:span><text:span text:style-name="T128">) foi bien (I biez)…(L bien enardis) <text:s/>B] ...</text:span><text:span text:style-name="T9">mlt </text:span><text:span text:style-name="T105">est… <text:s/>E] </text:span><text:span text:style-name="T31">Per</text:span><text:span text:style-name="T409"> foi sire il est </text:span><text:span text:style-name="T31">mlt </text:span><text:span text:style-name="T409">hardis <text:s text:c="2"/></text:span><text:span text:style-name="T197">M] ...</text:span><text:span text:style-name="T150">mlt</text:span><text:span text:style-name="T208"> est gardiz <text:s/></text:span><text:span text:style-name="T253">T</text:span><text:span text:style-name="T142">] </text:span><text:span text:style-name="T164">Per</text:span><text:span text:style-name="T263"> foi sire bien...</text:span></text:p>
          </table:table-cell>
        </table:table-row>
        <table:table-row table:style-name="Table1.137">
          <table:table-cell table:style-name="Table1.A2" office:value-type="string">
            <text:p text:style-name="P27">3240</text:p>
          </table:table-cell>
          <table:table-cell table:style-name="Table1.A2" office:value-type="string">
            <text:p text:style-name="P29">Onques del jor ne fut merris</text:p>
          </table:table-cell>
          <table:table-cell table:style-name="Table1.C123" office:value-type="string">
            <text:p text:style-name="P68">A<text:span text:style-name="T105">BDH2EGILMTW</text:span>] <text:span text:style-name="T85">Del (BDH2GM Dou, W Du) ior (BEH2M iour, W jour) ne fu (W fut) mie (M ne sest point)...(BEM esbahis, G moriz)</text:span></text:p>
            <text:p text:style-name="P466">K] Bien mostre chil soit de ualor espris AGG IN SPAZIO, MANO E INCH DIFF</text:p>
          </table:table-cell>
        </table:table-row>
        <table:table-row table:style-name="Table1.137">
          <table:table-cell table:style-name="Table1.A2" office:value-type="string">
            <text:p text:style-name="P27">3241</text:p>
          </table:table-cell>
          <table:table-cell table:style-name="Table1.A2" office:value-type="string">
            <text:p text:style-name="P29">Il ne samblet mies garson</text:p>
          </table:table-cell>
          <table:table-cell table:style-name="Table1.C123" office:value-type="string">
            <text:p text:style-name="P168">A] <text:span text:style-name="T85">Jl nest mie… <text:s/>K] Anc iorn nen fu mie garzon</text:span></text:p>
          </table:table-cell>
        </table:table-row>
        <table:table-row table:style-name="Table1.137">
          <table:table-cell table:style-name="Table1.A2" office:value-type="string">
            <text:p text:style-name="P27">3242</text:p>
          </table:table-cell>
          <table:table-cell table:style-name="Table1.A2" office:value-type="string">
            <text:p text:style-name="P29">Ains ait vissaige de baron</text:p>
          </table:table-cell>
          <table:table-cell table:style-name="Table1.C123" office:value-type="string">
            <text:p text:style-name="P345">E] ...viaire de… <text:s/><text:span text:style-name="T192">G] ...uisasage…</text:span><text:span text:style-name="T194"> <text:s/></text:span><text:span text:style-name="T197">M] ...</text:span><text:span text:style-name="T208">de lyon <text:s/></text:span><text:span text:style-name="T222">L</text:span><text:span text:style-name="T221">] ...</text:span><text:span text:style-name="T229">de grant baron <text:s/></text:span><text:span text:style-name="T284">W</text:span><text:span text:style-name="T255">] </text:span><text:span text:style-name="T291">Mes a...</text:span></text:p>
          </table:table-cell>
        </table:table-row>
        <table:table-row table:style-name="Table1.137">
          <table:table-cell table:style-name="Table1.A2" office:value-type="string">
            <text:p text:style-name="P27">3243</text:p>
          </table:table-cell>
          <table:table-cell table:style-name="Table1.A2" office:value-type="string">
            <text:p text:style-name="P29">Uns atres en fust encombrez</text:p>
          </table:table-cell>
          <table:table-cell table:style-name="Table1.C123" office:value-type="string">
            <text:p text:style-name="P330">B] ...<text:span text:style-name="T105">fust tous… <text:s/></text:span>D] ...<text:span text:style-name="T128">fust toz esgarez <text:s/>E] ...fust bien esgarez <text:s/></text:span><text:span text:style-name="T197">M</text:span><text:span text:style-name="T318">H2</text:span><text:span text:style-name="T197">] ...</text:span><text:span text:style-name="T208">fust </text:span><text:span text:style-name="T318">(H2 feust)</text:span><text:span text:style-name="T208"> touz effraez </text:span><text:span text:style-name="T318">(H2 effraes) <text:s/></text:span><text:span text:style-name="T361">K] ...</text:span><text:span text:style-name="T368">fust trop engombrez</text:span></text:p>
          </table:table-cell>
        </table:table-row>
        <table:table-row table:style-name="Table1.137">
          <table:table-cell table:style-name="Table1.A2" office:value-type="string">
            <text:p text:style-name="P27">3244</text:p>
          </table:table-cell>
          <table:table-cell table:style-name="Table1.A2" office:value-type="string">
            <text:p text:style-name="P29">S’a lui venist em champ armez</text:p>
          </table:table-cell>
          <table:table-cell table:style-name="Table1.C123" office:value-type="string">
            <text:p text:style-name="P320">B] <text:span text:style-name="T105">Senchanp venist vers lui armez <text:s/></text:span><text:span text:style-name="T197">M] ...</text:span><text:span text:style-name="T208">uenoit en champ meslez </text:span><text:span text:style-name="T263">I] </text:span><text:span text:style-name="T346">So lui...au...</text:span></text:p>
          </table:table-cell>
        </table:table-row>
        <table:table-row table:style-name="Table1.137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9"/>
          </table:table-cell>
          <table:table-cell table:style-name="Table1.C123" office:value-type="string">
            <text:p text:style-name="P68">A<text:span text:style-name="T105">BDH2EGIKLMTW</text:span>] <text:span text:style-name="T85">Mes (BDH2EGKTW Mais) uos (BEW vous, H2 vouz) auez (H2W aues) tant de poeir (BDEGIKLMT pooir, W pouer) SOTT IN E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9"/>
          </table:table-cell>
          <table:table-cell table:style-name="Table1.C123" office:value-type="string">
            <text:p text:style-name="P68">A<text:span text:style-name="T105">BDH2EGIKLW</text:span>] <text:span text:style-name="T85">Que nel (D nou, H2W ne, K uos nel) deuez (H2I deues) gaires (DH2E mie, I guaires, W guairez) temoir (DH2 tremoir, BE cremoir) <text:s/>SOTT IN E</text:span></text:p>
            <text:p text:style-name="P502">M] De ce ne vos deuez doloir <text:s/><text:span text:style-name="T500">T] Que il ne uos en doit chaloir</text:span></text:p>
          </table:table-cell>
        </table:table-row>
        <table:table-row table:style-name="Table1.137">
          <table:table-cell table:style-name="Table1.A2" office:value-type="string">
            <text:p text:style-name="P27">3245</text:p>
          </table:table-cell>
          <table:table-cell table:style-name="Table1.A2" office:value-type="string">
            <text:p text:style-name="P29">Garganeus dist Et sa meire</text:p>
          </table:table-cell>
          <table:table-cell table:style-name="Table1.C123" office:value-type="string">
            <text:p text:style-name="P314">B] ...<text:span text:style-name="T105">et ses peres <text:s/>E] ...que son pere </text:span><text:span text:style-name="T197"><text:s text:c="2"/>M] </text:span><text:span text:style-name="T150">Gar</text:span><text:span text:style-name="T208">. [. il] dit [. espou] que son pere <text:s/></text:span><text:span text:style-name="T317">H2] ...</text:span><text:span text:style-name="T319">se sa mere</text:span></text:p>
          </table:table-cell>
        </table:table-row>
        <table:table-row table:style-name="Table1.137">
          <table:table-cell table:style-name="Table1.A2" office:value-type="string">
            <text:p text:style-name="P27">3246</text:p>
          </table:table-cell>
          <table:table-cell table:style-name="Table1.A2" office:value-type="string">
            <text:p text:style-name="P29">Est s’en foie nes ses peires</text:p>
          </table:table-cell>
          <table:table-cell table:style-name="Table1.C123" office:value-type="string">
            <text:p text:style-name="P330">B] <text:span text:style-name="T105">En est il fouis et sa mere <text:s/></text:span>D] <text:span text:style-name="T128">Est ele enfuie ne… <text:s/>E] Sen fuira espoir et sa mere <text:s text:c="2"/></text:span><text:span text:style-name="T192">G] </text:span><text:span text:style-name="T194">Est sen fuie et son pere <text:s/></text:span><text:span text:style-name="T197">M] </text:span><text:span text:style-name="T208">Sen fuira tout hors et sa mere <text:s/></text:span><text:span text:style-name="T222">L</text:span><text:span text:style-name="T221">] ...</text:span><text:span text:style-name="T229">nespanere <text:s/></text:span><text:span text:style-name="T284">W</text:span><text:span text:style-name="T255">] </text:span><text:span text:style-name="T291">Cest elle enfoie en CORR IN ne son pere <text:s/></text:span><text:span text:style-name="T317">H2] </text:span><text:span text:style-name="T319">Sen est fuye ne… <text:s text:c="2"/></text:span><text:span text:style-name="T263">I] </text:span><text:span text:style-name="T346">SP BIANCO Sen foie osum pere <text:s/></text:span><text:span text:style-name="T361">K] </text:span><text:span text:style-name="T368">Non est fiu ele eson pere</text:span></text:p>
          </table:table-cell>
        </table:table-row>
        <table:table-row table:style-name="Table1.137">
          <table:table-cell table:style-name="Table1.A2" office:value-type="string">
            <text:p text:style-name="P27">3247</text:p>
          </table:table-cell>
          <table:table-cell table:style-name="Table1.A2" office:value-type="string">
            <text:p text:style-name="P29">Nes li atre gent del pais</text:p>
          </table:table-cell>
          <table:table-cell table:style-name="Table1.C123" office:value-type="string">
            <text:p text:style-name="P420"><text:span text:style-name="T192">I</text:span><text:span text:style-name="T142">NV </text:span><text:span text:style-name="T192">G] </text:span><text:span text:style-name="T142">Sire cil respont ce mest uis</text:span></text:p>
            <text:p text:style-name="P156">A] <text:span text:style-name="T85">Ne les gens autres del pais <text:s/>BEM] Et les autres gens (M genz) dou (E del, M du) pays <text:s/>DH2KLTW] Ne les autres (W aultres) genz (H2W gens, K gent) dou (KLT del, W du)… I] Ne les autres del pais</text:span></text:p>
          </table:table-cell>
        </table:table-row>
        <table:table-row table:style-name="Table1.137">
          <table:table-cell table:style-name="Table1.A2" office:value-type="string">
            <text:p text:style-name="P27">3248</text:p>
          </table:table-cell>
          <table:table-cell table:style-name="Table1.A2" office:value-type="string">
            <text:p text:style-name="P29">Cil respondent Nos est avis</text:p>
          </table:table-cell>
          <table:table-cell table:style-name="Table1.C123" office:value-type="string">
            <text:p text:style-name="P420">INV <text:span text:style-name="T192">G] </text:span><text:span text:style-name="T142">Ne les autres gent del pais</text:span></text:p>
            <text:p text:style-name="P168">A<text:span text:style-name="T128">DH2EIM</text:span>] <text:span text:style-name="T85">Et il (DEH2I Cil, M Cilz) respont sire ce (E il) mest uis (E auis, H2 vis) <text:s/>B] ...il mest auis <text:s text:c="2"/></text:span><text:span text:style-name="T222">L</text:span><text:span text:style-name="T221">] </text:span><text:span text:style-name="T229">Et cil respont ce meit auis <text:s/></text:span><text:span text:style-name="T253">T</text:span><text:span text:style-name="T142">] ...</text:span><text:span text:style-name="T264">ce nos est uis <text:s/></text:span><text:span text:style-name="T284">W</text:span><text:span text:style-name="T142">] </text:span><text:span text:style-name="T291">Et si responde se mest auis <text:s/></text:span><text:span text:style-name="T361">K] </text:span><text:span text:style-name="T368">Sire respont cil mest uis</text:span></text:p>
          </table:table-cell>
        </table:table-row>
        <table:table-row table:style-name="Table1.137">
          <table:table-cell table:style-name="Table1.A2" office:value-type="string">
            <text:p text:style-name="P27">3249</text:p>
          </table:table-cell>
          <table:table-cell table:style-name="Table1.A2" office:value-type="string">
            <text:p text:style-name="P29">Qu’il vos atendront bien sens faille</text:p>
          </table:table-cell>
          <table:table-cell table:style-name="Table1.C123" office:value-type="string">
            <text:p text:style-name="P81">A] <text:span text:style-name="T85">Qui uos atendra bien… <text:s/>B] Que il atenderont sans… <text:s/>DH2K] Quil (H2 Que il) uos (H2 vos) atendront (H2 atenderont, K atendroit) sanz...</text:span></text:p>
          </table:table-cell>
        </table:table-row>
        <table:table-row table:style-name="Table1.137">
          <table:table-cell table:style-name="Table1.A2" office:value-type="string">
            <text:p text:style-name="P27">3250</text:p>
          </table:table-cell>
          <table:table-cell table:style-name="Table1.A2" office:value-type="string">
            <text:p text:style-name="P29">Tant que iert faite la bataille</text:p>
          </table:table-cell>
          <table:table-cell table:style-name="Table1.C123" office:value-type="string">
            <text:p text:style-name="P98">A<text:span text:style-name="T106">BDH2EIKLTW</text:span>] ...<text:span text:style-name="T85">que (K quil) soit… <text:s/></text:span><text:span text:style-name="T192">G] </text:span><text:span text:style-name="T194">Se lor requerez de bataille <text:s/></text:span><text:span text:style-name="T197">M] ...</text:span><text:span text:style-name="T208">que feite soit la bataille</text:span></text:p>
          </table:table-cell>
        </table:table-row>
        <table:table-row table:style-name="Table1.137">
          <table:table-cell table:style-name="Table1.A2" office:value-type="string">
            <text:p text:style-name="P27">3251</text:p>
          </table:table-cell>
          <table:table-cell table:style-name="Table1.A2" office:value-type="string">
            <text:p text:style-name="P29">Garganeus dist Je l’otroi</text:p>
          </table:table-cell>
          <table:table-cell table:style-name="Table1.C123" office:value-type="string">
            <text:p text:style-name="P283"><text:span text:style-name="T192">G] ...</text:span><text:span text:style-name="T194">et ie lo troi</text:span></text:p>
          </table:table-cell>
        </table:table-row>
        <table:table-row table:style-name="Table1.137">
          <table:table-cell table:style-name="Table1.A2" office:value-type="string">
            <text:p text:style-name="P27">3252</text:p>
          </table:table-cell>
          <table:table-cell table:style-name="Table1.A2" office:value-type="string">
            <text:p text:style-name="P29">Il vendrait (H vendrat) si parler a moi</text:p>
          </table:table-cell>
          <table:table-cell table:style-name="Table1.C123" office:value-type="string">
            <text:p text:style-name="P168">A<text:span text:style-name="T128">DH2EGILMTW</text:span>] <text:span text:style-name="T85">Jl (W Jlz) uendront (EM vendront, G ueront, H2 venront, I uendrunt, L uindront, T uendrint, W viendront)…(T zai)... <text:s/>B] ...venra ca chapler… <text:s/>K] Jl uendroit...</text:span></text:p>
          </table:table-cell>
        </table:table-row>
        <table:table-row table:style-name="Table1.137">
          <table:table-cell table:style-name="Table1.A2" office:value-type="string">
            <text:p text:style-name="P27">3253</text:p>
          </table:table-cell>
          <table:table-cell table:style-name="Table1.A2" office:value-type="string">
            <text:p text:style-name="P29">Je n’osirai pas le garson</text:p>
          </table:table-cell>
          <table:table-cell table:style-name="Table1.C123" office:value-type="string">
            <text:p text:style-name="P519"><text:span text:style-name="T102">W</text:span>] ---</text:p>
            <text:p text:style-name="P493">M] ...noccire pas...</text:p>
          </table:table-cell>
        </table:table-row>
        <table:table-row table:style-name="Table1.137">
          <table:table-cell table:style-name="Table1.A2" office:value-type="string">
            <text:p text:style-name="P27">3254</text:p>
          </table:table-cell>
          <table:table-cell table:style-name="Table1.A2" office:value-type="string">
            <text:p text:style-name="P29">Ainz le metrai en ma prison</text:p>
          </table:table-cell>
          <table:table-cell table:style-name="Table1.C123" office:value-type="string">
            <text:p text:style-name="P126"><text:span text:style-name="T102">W</text:span>] ---</text:p>
            <text:p text:style-name="P168">A] <text:span text:style-name="T85">Cil amenrai en ma meson <text:s/></text:span><text:span text:style-name="T192">G] </text:span><text:span text:style-name="T194">Si le metrai en ma maison <text:s/></text:span><text:span text:style-name="T197">M</text:span><text:span text:style-name="T264">T</text:span><text:span text:style-name="T197">] </text:span><text:span text:style-name="T208">Ci le metre </text:span><text:span text:style-name="T264">(T metrai)</text:span><text:span text:style-name="T208"> en… <text:s/></text:span><text:span text:style-name="T222">L</text:span><text:span text:style-name="T221">] </text:span><text:span text:style-name="T229">Nel lo metrai en ma maison <text:s/></text:span><text:span text:style-name="T263">I] </text:span><text:span text:style-name="T347">E la menrai enma maisoz <text:s/></text:span><text:span text:style-name="T361">K] </text:span><text:span text:style-name="T368">Cil metrai a ma maison</text:span></text:p>
          </table:table-cell>
        </table:table-row>
        <table:table-row table:style-name="Table1.137">
          <table:table-cell table:style-name="Table1.A2" office:value-type="string">
            <text:p text:style-name="P27">3255</text:p>
          </table:table-cell>
          <table:table-cell table:style-name="Table1.A2" office:value-type="string">
            <text:p text:style-name="P29">Davant ses eus toz les ardrai</text:p>
          </table:table-cell>
          <table:table-cell table:style-name="Table1.C123" office:value-type="string">
            <text:p text:style-name="P526">H2] ---</text:p>
            <text:p text:style-name="P503"><text:soft-page-break/>M] ...ses genz tos les ardre <text:s text:c="2"/><text:span text:style-name="T500">T] ...ardrai sa gent</text:span></text:p>
          </table:table-cell>
        </table:table-row>
        <table:table-row table:style-name="Table1.137">
          <table:table-cell table:style-name="Table1.A2" office:value-type="string">
            <text:p text:style-name="P27">3256</text:p>
          </table:table-cell>
          <table:table-cell table:style-name="Table1.A2" office:value-type="string">
            <text:p text:style-name="P29">Et puels de lui me vengerai</text:p>
          </table:table-cell>
          <table:table-cell table:style-name="Table1.C123" office:value-type="string">
            <text:p text:style-name="P526">H2] ---</text:p>
            <text:p text:style-name="P157"><text:span text:style-name="T500">T</text:span>] ...<text:span text:style-name="T516">de li ferai torment <text:s/>I] ...men...</text:span></text:p>
          </table:table-cell>
        </table:table-row>
        <table:table-row table:style-name="Table1.137">
          <table:table-cell table:style-name="Table1.A2" office:value-type="string">
            <text:p text:style-name="P27">3257</text:p>
          </table:table-cell>
          <table:table-cell table:style-name="Table1.A2" office:value-type="string">
            <text:p text:style-name="P29">Je m’en wel vengier en tel guisse</text:p>
          </table:table-cell>
          <table:table-cell table:style-name="Table1.C123" office:value-type="string">
            <text:p text:style-name="P87">A<text:span text:style-name="T436">GIKLMW</text:span>] ...<text:span text:style-name="T85">de tel… <text:s/>E] ...a tel...</text:span></text:p>
          </table:table-cell>
        </table:table-row>
        <table:table-row table:style-name="Table1.137">
          <table:table-cell table:style-name="Table1.A2" office:value-type="string">
            <text:p text:style-name="P27">3258</text:p>
          </table:table-cell>
          <table:table-cell table:style-name="Table1.A2" office:value-type="string">
            <text:p text:style-name="P29">Et ferai de lui (H Et de lui faite) tel justisse</text:p>
          </table:table-cell>
          <table:table-cell table:style-name="Table1.C123" office:value-type="string">
            <text:p text:style-name="P68">A] ---</text:p>
            <text:p text:style-name="P314">B<text:span text:style-name="T129">DEGIKLMTW</text:span>] <text:span text:style-name="T106">Et faire (E ferai, G gere, M Sen fere, K fer de lui) si aspre (T apres) iustice (DEKLMT iustise, GI iostise) <text:s/></text:span><text:span text:style-name="T317">H2] </text:span><text:span text:style-name="T319">Faire si aperte iustice</text:span></text:p>
            <text:p text:style-name="P462"><text:span text:style-name="T319">P</text:span><text:span text:style-name="T142">] di farne tal justizia</text:span></text:p>
          </table:table-cell>
        </table:table-row>
        <table:table-row table:style-name="Table1.137">
          <table:table-cell table:style-name="Table1.A2" office:value-type="string">
            <text:p text:style-name="P27">3259</text:p>
          </table:table-cell>
          <table:table-cell table:style-name="Table1.A2" office:value-type="string">
            <text:p text:style-name="P29">Que cil c’oront de moi parler</text:p>
          </table:table-cell>
          <table:table-cell table:style-name="Table1.C123" office:value-type="string">
            <text:p text:style-name="P146">A<text:span text:style-name="T129">DGIKL</text:span>] ...<text:span text:style-name="T85">quen (D qui en, L que en, I qui) oront (D orront, G que noiront, I enront, L orent, K qui noirent) parler <text:s/>BE] Cil qui orront… <text:s/></text:span><text:span text:style-name="T197">M] </text:span><text:span text:style-name="T208">Que qui en orra point parler <text:s/></text:span><text:span text:style-name="T253">T</text:span><text:span text:style-name="T142">] ...</text:span><text:span text:style-name="T264">qui oront… <text:s/></text:span><text:span text:style-name="T284">W</text:span><text:span text:style-name="T142">] </text:span><text:span text:style-name="T292">Que ceulz qui en orront parler </text:span></text:p>
          </table:table-cell>
        </table:table-row>
        <table:table-row table:style-name="Table1.137">
          <table:table-cell table:style-name="Table1.A2" office:value-type="string">
            <text:p text:style-name="P27">3260</text:p>
          </table:table-cell>
          <table:table-cell table:style-name="Table1.A2" office:value-type="string">
            <text:p text:style-name="P29">Ou soit en terre ou soit en (H a) mer</text:p>
          </table:table-cell>
          <table:table-cell table:style-name="Table1.C123" office:value-type="string">
            <text:p text:style-name="P267">B<text:span text:style-name="T487">LW</text:span>] <text:span text:style-name="T106">Soit en… <text:s/></text:span>D<text:span text:style-name="T565">H2</text:span>] ...<text:span text:style-name="T26">per</text:span><text:span text:style-name="T129"> terre ou soit </text:span><text:span text:style-name="T26">per</text:span><text:span text:style-name="T129"> mer</text:span></text:p>
          </table:table-cell>
        </table:table-row>
        <table:table-row table:style-name="Table1.137">
          <table:table-cell table:style-name="Table1.A2" office:value-type="string">
            <text:p text:style-name="P27">3261</text:p>
          </table:table-cell>
          <table:table-cell table:style-name="Table1.A2" office:value-type="string">
            <text:p text:style-name="P29">De moi guerroier qu’il se faignent (H faigne)</text:p>
          </table:table-cell>
          <table:table-cell table:style-name="Table1.C123" office:value-type="string">
            <text:p text:style-name="P353">INV <text:span text:style-name="T98">B] </text:span>Et a moi bataille ne praingnent</text:p>
            <text:p text:style-name="P168">A<text:span text:style-name="T487">L</text:span>] <text:span text:style-name="T85">De me (L moi)...ne se (L sen) feignent <text:s/>DI] Que de moi gerroier (I guereier) se faignent (I fegnent) <text:s text:c="2"/>E] ...gerroier nentre</text:span><text:span text:style-name="T2">pre</text:span><text:span text:style-name="T85">ngnent <text:s/></text:span><text:span text:style-name="T192">G] ...</text:span><text:span text:style-name="T194">ne se souent <text:s/></text:span><text:span text:style-name="T197">M] ...</text:span><text:span text:style-name="T208">agarroier sataignent <text:s/></text:span><text:span text:style-name="T253">T</text:span><text:span text:style-name="T142">] ….</text:span><text:span text:style-name="T264">ne se nantent <text:s/></text:span><text:span text:style-name="T284">W</text:span><text:span text:style-name="T142">] </text:span><text:span text:style-name="T292">Que de moy guerroier se tiennent <text:s/></text:span><text:span text:style-name="T317">H2] ...</text:span><text:span text:style-name="T319">guerroier si se faignent <text:s/></text:span><text:span text:style-name="T361">K] ...</text:span><text:span text:style-name="T368">ne sentremetent</text:span></text:p>
          </table:table-cell>
        </table:table-row>
        <table:table-row table:style-name="Table1.137">
          <table:table-cell table:style-name="Table1.A2" office:value-type="string">
            <text:p text:style-name="P27">3262</text:p>
          </table:table-cell>
          <table:table-cell table:style-name="Table1.A2" office:value-type="string">
            <text:p text:style-name="P29">Et vers moi bataille n’anpraingnent (H ne praignent)</text:p>
          </table:table-cell>
          <table:table-cell table:style-name="Table1.C123" office:value-type="string">
            <text:p text:style-name="P353">INV <text:span text:style-name="T98">B] </text:span>Et de moi guerroier se faingnent</text:p>
            <text:p text:style-name="P168">A<text:span text:style-name="T130">DEGILMTW</text:span>] <text:span text:style-name="T85">Ne uers (EM vers, W ver) moi (L la) bataille (I bataile) ne (L preignent) preignent (E nenprengnent, G ne prent, M nenpraignent, I ne pregnent, T ne pragnent, W ne praignent) <text:s/></text:span><text:span text:style-name="T317">H2] </text:span><text:span text:style-name="T319">Que vers… <text:s/></text:span><text:span text:style-name="T361">K] </text:span><text:span text:style-name="T368">Ni a moi batailler deletent</text:span></text:p>
          </table:table-cell>
        </table:table-row>
        <table:table-row table:style-name="Table1.137">
          <table:table-cell table:style-name="Table1.A2" office:value-type="string">
            <text:p text:style-name="P27">3263</text:p>
          </table:table-cell>
          <table:table-cell table:style-name="Table1.A2" office:value-type="string">
            <text:p text:style-name="P29">Or si me faites (H Or tost faites moi) fere un rei</text:p>
          </table:table-cell>
          <table:table-cell table:style-name="Table1.C123" office:value-type="string">
            <text:p text:style-name="P354">A<text:span text:style-name="T130">B</text:span><text:span text:style-name="T610">D</text:span><text:span text:style-name="T130">GIKLT</text:span>] <text:span text:style-name="T85">Faites (G Fetes, K Feites) moi faire (GK fere) un grant re (D une re) <text:s/>B] </text:span>Or me… <text:s/><text:span text:style-name="T105">E] [...]aire me faites .i. grant re <text:s/></text:span><text:span text:style-name="T197">M] </text:span><text:span text:style-name="T208">Certes moy faire .i. grant re <text:s/></text:span><text:span text:style-name="T284">W</text:span><text:span text:style-name="T255">] </text:span><text:span text:style-name="T292">Faitez moy faire vng ray moult grant <text:s/></text:span><text:span text:style-name="T317">H2] </text:span><text:span text:style-name="T319">Faites moi faire vne nef</text:span></text:p>
          </table:table-cell>
        </table:table-row>
        <table:table-row table:style-name="Table1.137">
          <table:table-cell table:style-name="Table1.A2" office:value-type="string">
            <text:p text:style-name="P27">3264</text:p>
          </table:table-cell>
          <table:table-cell table:style-name="Table1.A2" office:value-type="string">
            <text:p text:style-name="P28">.<text:span text:style-name="T68">c. toises ait de lonc et de lei (H soit et lonc et lei)</text:span></text:p>
          </table:table-cell>
          <table:table-cell table:style-name="Table1.C123" office:value-type="string">
            <text:p text:style-name="P146">A<text:span text:style-name="T610">G</text:span><text:span text:style-name="T583">IKLT</text:span>] <text:span text:style-name="T85">Cent (L .C.) toises de lonc (I lent, K long) (IKL .C.) et .c. de le <text:s/>BDEGM] …toises de lonc… <text:s/>W</text:span>] <text:span text:style-name="T533">C piez de lonc de large autant <text:s/></text:span><text:span text:style-name="T317">H2] .</text:span><text:span text:style-name="T319">C. toises de lonc tant de le</text:span></text:p>
          </table:table-cell>
        </table:table-row>
        <table:table-row table:style-name="Table1.137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9"/>
          </table:table-cell>
          <table:table-cell table:style-name="Table1.C123" office:value-type="string">
            <text:p text:style-name="P268">D<text:span text:style-name="T565">H2</text:span>] Ait la fosse de forneture</text:p>
          </table:table-cell>
        </table:table-row>
        <table:table-row table:style-name="Table1.137"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9"/>
          </table:table-cell>
          <table:table-cell table:style-name="Table1.C123" office:value-type="string">
            <text:p text:style-name="P268">D<text:span text:style-name="T565">H2</text:span>] Si que granz <text:span text:style-name="T565">(H2 grant)</text:span> soit a desmesure</text:p>
          </table:table-cell>
        </table:table-row>
        <text:soft-page-break/>
        <table:table-row table:style-name="Table1.137">
          <table:table-cell table:style-name="Table1.A2" office:value-type="string">
            <text:p text:style-name="P27">3265</text:p>
          </table:table-cell>
          <table:table-cell table:style-name="Table1.A2" office:value-type="string">
            <text:p text:style-name="P29">Li espine soit aportee</text:p>
          </table:table-cell>
          <table:table-cell table:style-name="Table1.C123" office:value-type="string">
            <text:p text:style-name="P337">E] [...]es espines soient ruees</text:p>
            <text:p text:style-name="P289">D<text:span text:style-name="T565">H2</text:span>] …isoit… <text:span text:style-name="T192">G</text:span><text:span text:style-name="T347">I</text:span><text:span text:style-name="T292">W</text:span><text:span text:style-name="T192">] </text:span><text:span text:style-name="T194">Les espines </text:span><text:span text:style-name="T347">(I Les pines)</text:span><text:span text:style-name="T194">…</text:span><text:span text:style-name="T292">(</text:span><text:span text:style-name="T347">I</text:span><text:span text:style-name="T292">W soient)...</text:span><text:span text:style-name="T194"> <text:s/></text:span><text:span text:style-name="T197">M] </text:span><text:span text:style-name="T208">Lespyne y soit toute portee</text:span></text:p>
          </table:table-cell>
        </table:table-row>
        <table:table-row table:style-name="Table1.137">
          <table:table-cell table:style-name="Table1.A2" office:value-type="string">
            <text:p text:style-name="P27">3266</text:p>
          </table:table-cell>
          <table:table-cell table:style-name="Table1.A2" office:value-type="string">
            <text:p text:style-name="P29">Que troverois per (H par) la contree</text:p>
          </table:table-cell>
          <table:table-cell table:style-name="Table1.C123" office:value-type="string">
            <text:p text:style-name="P337">E] [...]ici pres seront trouuees</text:p>
            <text:p text:style-name="P330">B<text:span text:style-name="T487">LW</text:span>] ...<text:span text:style-name="T106">trouuerez (L troueroiz) en la… <text:s/></text:span>D] ...trouerez…<text:span text:style-name="T130"> <text:s/></text:span><text:span text:style-name="T192">G</text:span><text:span text:style-name="T347">I</text:span><text:span text:style-name="T192">] ...</text:span><text:span text:style-name="T194">par le… <text:s/></text:span><text:span text:style-name="T197">M] </text:span><text:span text:style-name="T208">Con trouuera… <text:s/></text:span><text:span text:style-name="T361">K] </text:span><text:span text:style-name="T368">Qui...por...</text:span></text:p>
          </table:table-cell>
        </table:table-row>
        <table:table-row table:style-name="Table1.137">
          <table:table-cell table:style-name="Table1.A2" office:value-type="string">
            <text:p text:style-name="P27">3267</text:p>
          </table:table-cell>
          <table:table-cell table:style-name="Table1.A2" office:value-type="string">
            <text:p text:style-name="P29">Li dus premerains i soit mis</text:p>
          </table:table-cell>
          <table:table-cell table:style-name="Table1.C123" office:value-type="string">
            <text:p text:style-name="P469">I] ...premiremaiz soit...</text:p>
          </table:table-cell>
        </table:table-row>
        <table:table-row table:style-name="Table1.137">
          <table:table-cell table:style-name="Table1.A2" office:value-type="string">
            <text:p text:style-name="P27">3268</text:p>
          </table:table-cell>
          <table:table-cell table:style-name="Table1.A2" office:value-type="string">
            <text:p text:style-name="P29">Et puels tuit cil de son pais</text:p>
          </table:table-cell>
          <table:table-cell table:style-name="Table1.C123" office:value-type="string">
            <text:p text:style-name="P314">B] ...<text:span text:style-name="T106">apres cil dou pays <text:s/></text:span><text:span text:style-name="T197">M</text:span><text:span text:style-name="T292">W</text:span><text:span text:style-name="T197">] ...</text:span><text:span text:style-name="T208">tos </text:span><text:span text:style-name="T292">(W tout)</text:span><text:span text:style-name="T208"> ceulz… <text:s/></text:span><text:span text:style-name="T317">H2] </text:span><text:span text:style-name="T319">Et cil apres de...</text:span></text:p>
          </table:table-cell>
        </table:table-row>
        <table:table-row table:style-name="Table1.137">
          <table:table-cell table:style-name="Table1.A2" office:value-type="string">
            <text:p text:style-name="P27">3269</text:p>
          </table:table-cell>
          <table:table-cell table:style-name="Table1.A2" office:value-type="string">
            <text:p text:style-name="P29">Toz vis soit ses fils escorchiés</text:p>
          </table:table-cell>
          <table:table-cell table:style-name="Table1.C123" office:value-type="string">
            <text:p text:style-name="P289">B<text:span text:style-name="T410">EH2</text:span>] <text:span text:style-name="T106">Ses fius (E fis, H2 filz) soit tous (H2 touz) uis (EH2 vis) escorchies (E escorchiez) <text:s/></text:span>D] <text:span text:style-name="T130">Ses filz toz uis soit escorchiez <text:s/></text:span><text:span text:style-name="T192">G</text:span><text:span text:style-name="T292">W</text:span><text:span text:style-name="T192">] </text:span><text:span text:style-name="T194">Tot </text:span><text:span text:style-name="T292">(W Tout)</text:span><text:span text:style-name="T194"> uis </text:span><text:span text:style-name="T292">(W vifz)</text:span><text:span text:style-name="T194">…</text:span><text:span text:style-name="T292">(W son)… </text:span><text:span text:style-name="T194"><text:s text:c="2"/></text:span><text:span text:style-name="T197">M] </text:span><text:span text:style-name="T208">Trestos vis seront escorchiez</text:span></text:p>
          </table:table-cell>
        </table:table-row>
        <table:table-row table:style-name="Table1.137">
          <table:table-cell table:style-name="Table1.A2" office:value-type="string">
            <text:p text:style-name="P27">3270</text:p>
          </table:table-cell>
          <table:table-cell table:style-name="Table1.A2" office:value-type="string">
            <text:p text:style-name="P29">Atant (H Adonc) m’en serai bien vengiés</text:p>
          </table:table-cell>
          <table:table-cell table:style-name="Table1.C123" office:value-type="string">
            <text:p text:style-name="P168">A] ...<text:span text:style-name="T85">tu en serai… <text:s/>B] Et puis si en serai vangies <text:s/>DH2] Ensi (H2 Ainssi) me serai… <text:s/></text:span><text:span text:style-name="T192">G] ...</text:span><text:span text:style-name="T194">me serai… <text:s/></text:span><text:span text:style-name="T197">M] </text:span><text:span text:style-name="T208">Adont en sere bien uenchiez <text:s/></text:span><text:span text:style-name="T253">T</text:span><text:span text:style-name="T142">] </text:span><text:span text:style-name="T264">Atant serai de lui uengiez <text:s/></text:span><text:span text:style-name="T361">K] ...</text:span><text:span text:style-name="T368">serai ie bien...</text:span></text:p>
          </table:table-cell>
        </table:table-row>
        <table:table-row table:style-name="Table1.137">
          <table:table-cell table:style-name="Table1.A2" office:value-type="string">
            <text:p text:style-name="P27">3271</text:p>
          </table:table-cell>
          <table:table-cell table:style-name="Table1.A2" office:value-type="string">
            <text:p text:style-name="P29">Cil font seu qu’il ait comandé</text:p>
          </table:table-cell>
          <table:table-cell table:style-name="Table1.C123" office:value-type="string">
            <text:p text:style-name="P168">A] <text:span text:style-name="T85">Et il font ce quil… <text:s/>E] Cil ont fait ce </text:span><text:span text:style-name="T2">qua</text:span><text:span text:style-name="T85"> commande <text:s/></text:span><text:span text:style-name="T192">G</text:span><text:span text:style-name="T229">L</text:span><text:span text:style-name="T192">] ...</text:span><text:span text:style-name="T194">ce quil ont </text:span><text:span text:style-name="T229">(L ot)</text:span><text:span text:style-name="T194">… <text:s/></text:span><text:span text:style-name="T197">M] </text:span><text:span text:style-name="T208">Si font ce quil a… <text:s/></text:span><text:span text:style-name="T284">W</text:span><text:span text:style-name="T142">] </text:span><text:span text:style-name="T292">Si font ce qui leur commande <text:s/></text:span><text:span text:style-name="T263">I] </text:span><text:span text:style-name="T347">Cil fent fent ce… <text:s/></text:span><text:span text:style-name="T361">K] </text:span><text:span text:style-name="T368">Cil font tot ce qil...</text:span></text:p>
          </table:table-cell>
        </table:table-row>
        <table:table-row table:style-name="Table1.137">
          <table:table-cell table:style-name="Table1.A2" office:value-type="string">
            <text:p text:style-name="P545">3272</text:p>
          </table:table-cell>
          <table:table-cell table:style-name="Table1.A2" office:value-type="string">
            <text:p text:style-name="P546">Des espines firent un rei</text:p>
          </table:table-cell>
          <table:table-cell table:style-name="Table1.C123" office:value-type="string">
            <text:p text:style-name="P168">A] <text:span text:style-name="T85">Delepine CORR IN delespine… <text:s/>B] ...ont aporte <text:s/>DGLT] Delespine (G Dele spine)… <text:s/>E] ...ont fait le re <text:s/></text:span><text:span text:style-name="T197"><text:s/>M] ...</text:span><text:span text:style-name="T208">espynes font .i. grant ire <text:s/></text:span><text:span text:style-name="T284">W</text:span><text:span text:style-name="T142">] </text:span><text:span text:style-name="T292">Despinez ont fait vng grant re <text:s/></text:span><text:span text:style-name="T317">H2] </text:span><text:span text:style-name="T320">Delespone font .i. grant re <text:s/></text:span><text:span text:style-name="T361">K] </text:span><text:span text:style-name="T368">Delespine firent une reunte</text:span></text:p>
            <text:p text:style-name="P462"><text:span text:style-name="T368">P</text:span><text:span text:style-name="T142">] in lo serzene</text:span></text:p>
          </table:table-cell>
        </table:table-row>
        <table:table-row table:style-name="Table1.137">
          <table:table-cell table:style-name="Table1.A2" office:value-type="string">
            <text:p text:style-name="P27">3273</text:p>
          </table:table-cell>
          <table:table-cell table:style-name="Table1.A2" office:value-type="string">
            <text:p text:style-name="P29">Florimons a Duras estoit</text:p>
          </table:table-cell>
          <table:table-cell table:style-name="Table1.C123" office:value-type="string">
            <text:p text:style-name="P308">D] ...durart… <text:s/><text:span text:style-name="T102">W] ...durarz...</text:span></text:p>
          </table:table-cell>
        </table:table-row>
        <table:table-row table:style-name="Table1.137">
          <table:table-cell table:style-name="Table1.A2" office:value-type="string">
            <text:p text:style-name="P27">3274</text:p>
          </table:table-cell>
          <table:table-cell table:style-name="Table1.A2" office:value-type="string">
            <text:p text:style-name="P29">Mai de tot seu riens ne savoit</text:p>
          </table:table-cell>
          <table:table-cell table:style-name="Table1.C123" office:value-type="string">
            <text:p text:style-name="P290"><text:span text:style-name="T192">G</text:span><text:span text:style-name="T292">W</text:span><text:span text:style-name="T192">] ...</text:span><text:span text:style-name="T194">nen sauoit <text:s/></text:span><text:span text:style-name="T197">M] </text:span><text:span text:style-name="T209">Qui de tout ce...</text:span></text:p>
          </table:table-cell>
        </table:table-row>
        <table:table-row table:style-name="Table1.137">
          <table:table-cell table:style-name="Table1.A2" office:value-type="string">
            <text:p text:style-name="P27">3275</text:p>
          </table:table-cell>
          <table:table-cell table:style-name="Table1.A2" office:value-type="string">
            <text:p text:style-name="P29">Armes faissoit apparillier</text:p>
          </table:table-cell>
          <table:table-cell table:style-name="Table1.C123" office:value-type="string">
            <text:p text:style-name="P349">E] ...se fait… <text:s/><text:span text:style-name="T197">M] ...</text:span><text:span text:style-name="T209">moult fist… <text:s/></text:span></text:p>
          </table:table-cell>
        </table:table-row>
        <table:table-row table:style-name="Table1.137">
          <table:table-cell table:style-name="Table1.A2" office:value-type="string">
            <text:p text:style-name="P27">3276</text:p>
          </table:table-cell>
          <table:table-cell table:style-name="Table1.A2" office:value-type="string">
            <text:p text:style-name="P29">Tez com li avoient mestier</text:p>
          </table:table-cell>
          <table:table-cell table:style-name="Table1.C123" office:value-type="string">
            <text:p text:style-name="P331"><text:span text:style-name="T192">G] ...</text:span><text:span text:style-name="T194">come li auoit… <text:s/></text:span><text:span text:style-name="T197">M] ...</text:span><text:span text:style-name="T209">il li orent… <text:s/></text:span><text:span text:style-name="T317">H2] </text:span><text:span text:style-name="T320">Teles comme li ourent… <text:s/></text:span><text:span text:style-name="T361">K] </text:span><text:span text:style-name="T369">E tot ses hernois aprester</text:span></text:p>
          </table:table-cell>
        </table:table-row>
        <table:table-row table:style-name="Table1.137">
          <table:table-cell table:style-name="Table1.A2" office:value-type="string">
            <text:p text:style-name="P27">3277</text:p>
          </table:table-cell>
          <table:table-cell table:style-name="Table1.A2" office:value-type="string">
            <text:p text:style-name="P31">Et fist le millor cheval querre</text:p>
          </table:table-cell>
          <table:table-cell table:style-name="Table1.C123" office:value-type="string">
            <text:p text:style-name="P177"/>
          </table:table-cell>
        </table:table-row>
        <table:table-row table:style-name="Table1.137">
          <table:table-cell table:style-name="Table1.A2" office:value-type="string">
            <text:p text:style-name="P27">3278</text:p>
          </table:table-cell>
          <table:table-cell table:style-name="Table1.A2" office:value-type="string">
            <text:p text:style-name="P31">C’on trovest en tote la terre</text:p>
          </table:table-cell>
          <table:table-cell table:style-name="Table1.C123" office:value-type="string">
            <text:p text:style-name="P126">A<text:span text:style-name="T566">H2GIKLMT</text:span>] <text:span text:style-name="T85">Quil (L Quel) troua (M trouua, H2 trouuast, I trouast)...sa (M la)...</text:span> <text:s text:c="2"/><text:span text:style-name="T98">B] ...en nulle terre <text:s/>D] Qui fu en trestote… <text:s/>E] ...sa… <text:s/>W</text:span>] <text:span text:style-name="T533">Com sceust...sa...</text:span></text:p>
          </table:table-cell>
        </table:table-row>
        <table:table-row table:style-name="Table1.137">
          <table:table-cell table:style-name="Table1.A2" office:value-type="string">
            <text:p text:style-name="P27">3279</text:p>
          </table:table-cell>
          <table:table-cell table:style-name="Table1.A2" office:value-type="string">
            <text:p text:style-name="P31">Et s’amie li a donei</text:p>
          </table:table-cell>
          <table:table-cell table:style-name="Table1.C123" office:value-type="string">
            <text:p text:style-name="P126">A<text:span text:style-name="T106">BDH2EGIKLMT</text:span>] ...<text:span text:style-name="T85">li ot (H2 out)… <text:s/>W</text:span>] <text:span text:style-name="T533">Samie ly auoit...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30">3280</text:p>
          </table:table-cell>
          <table:table-cell table:style-name="Table1.A2" office:value-type="string">
            <text:p text:style-name="P31">Un comfenon mout bien ovré</text:p>
          </table:table-cell>
          <table:table-cell table:style-name="Table1.C123" office:value-type="string">
            <text:p text:style-name="P88">A<text:span text:style-name="T436">GMT</text:span>] ...gonfamon <text:span text:style-name="T436">(GM gonfanon, T gonfanun)</text:span>…<text:span text:style-name="T85"> <text:s/>DH2LW] ...confanon… <text:s/>E] ...gonfanon...ferme</text:span></text:p>
          </table:table-cell>
        </table:table-row>
        <table:table-row table:style-name="Table1.137">
          <table:table-cell table:style-name="Table1.A2" office:value-type="string">
            <text:p text:style-name="P30">3281</text:p>
          </table:table-cell>
          <table:table-cell table:style-name="Table1.A2" office:value-type="string">
            <text:p text:style-name="P31">De cheveliers et de serjans</text:p>
          </table:table-cell>
          <table:table-cell table:style-name="Table1.C123" office:value-type="string">
            <text:p text:style-name="P63"/>
          </table:table-cell>
        </table:table-row>
        <table:table-row table:style-name="Table1.137">
          <table:table-cell table:style-name="Table1.A2" office:value-type="string">
            <text:p text:style-name="P30">3282</text:p>
          </table:table-cell>
          <table:table-cell table:style-name="Table1.A2" office:value-type="string">
            <text:p text:style-name="P31">Avoit il quis plus de .v.c.</text:p>
          </table:table-cell>
          <table:table-cell table:style-name="Table1.C123" office:value-type="string">
            <text:p text:style-name="P158">A<text:span text:style-name="T437">GK</text:span>] <text:span text:style-name="T85">Ot (GK Ont) il que (K qe) fu mais de dous cens (G douz cenz, K ducent) <text:s/>I] Ot il olui mais de dos cens <text:s/>B] Auoit mandez plus… <text:s/>DE] Ot essamble (E assamble) plus… <text:s/>H2] Ont assemble plus de .vii.c. <text:s/></text:span><text:span text:style-name="T197">M] </text:span><text:span text:style-name="T209">Ot il quis jusques a v.c. <text:s/></text:span><text:span text:style-name="T222">L</text:span><text:span text:style-name="T264">T</text:span><text:span text:style-name="T221">] </text:span><text:span text:style-name="T230">Ot ol </text:span><text:span text:style-name="T264">(T il)</text:span><text:span text:style-name="T230"> que fu plus de .v.c. <text:s/></text:span><text:span text:style-name="T284">W</text:span><text:span text:style-name="T142">] </text:span><text:span text:style-name="T293">Eut auecque luy jucques .v. sens</text:span></text:p>
            <text:p text:style-name="P543"><text:span text:style-name="T293">P</text:span><text:span text:style-name="T142">] i quali foreno 400</text:span></text:p>
          </table:table-cell>
        </table:table-row>
        <table:table-row table:style-name="Table1.137">
          <table:table-cell table:style-name="Table1.A2" office:value-type="string">
            <text:p text:style-name="P30">3283</text:p>
          </table:table-cell>
          <table:table-cell table:style-name="Table1.A2" office:value-type="string">
            <text:p text:style-name="P31">Mener les vodrait <text:span text:style-name="T69">(H vodra) </text:span>cele part</text:p>
          </table:table-cell>
          <table:table-cell table:style-name="Table1.C123" office:value-type="string">
            <text:p text:style-name="P421">INV <text:span text:style-name="T192">G] </text:span><text:span text:style-name="T142">Cest consell ot de floquart</text:span></text:p>
            <text:p text:style-name="P127">A<text:span text:style-name="T130">DH2EIKLT</text:span>] ...<text:span text:style-name="T85">les (L le) cuide (K de)… <text:s/>B] ...les voloit il CORR IN celle part <text:s/></text:span><text:span text:style-name="T197">M] ...</text:span><text:span text:style-name="T209">les en veult celle… <text:s/></text:span><text:span text:style-name="T284">W</text:span><text:span text:style-name="T142">] </text:span><text:span text:style-name="T293">Si les en maine...</text:span></text:p>
          </table:table-cell>
        </table:table-row>
        <table:table-row table:style-name="Table1.137">
          <table:table-cell table:style-name="Table1.A2" office:value-type="string">
            <text:p text:style-name="P30">3284</text:p>
          </table:table-cell>
          <table:table-cell table:style-name="Table1.A2" office:value-type="string">
            <text:p text:style-name="P31">Cest consoil ot il de Fouquart <text:span text:style-name="T69">(H Fouquart CORR IN Floquart)</text:span></text:p>
          </table:table-cell>
          <table:table-cell table:style-name="Table1.C123" office:value-type="string">
            <text:p text:style-name="P421">INV <text:span text:style-name="T192">G] </text:span><text:span text:style-name="T142">Mene le cude celle part</text:span></text:p>
            <text:p text:style-name="P76">A<text:span text:style-name="T130">BDH2EKLMTW</text:span>] <text:span text:style-name="T130">(BDH2MW Ce, L Cel)</text:span>...<text:span text:style-name="T85">floquart (BH2L flocart, E flokart, K floqart)</text:span></text:p>
          </table:table-cell>
        </table:table-row>
        <table:table-row table:style-name="Table1.137">
          <table:table-cell table:style-name="Table1.A2" office:value-type="string">
            <text:p text:style-name="P30">3285</text:p>
          </table:table-cell>
          <table:table-cell table:style-name="Table1.A2" office:value-type="string">
            <text:p text:style-name="P31">Il li avront mout grant mestier</text:p>
          </table:table-cell>
          <table:table-cell table:style-name="Table1.C123" office:value-type="string">
            <text:p text:style-name="P127">A<text:span text:style-name="T106">BDH2EGIKLM</text:span>] ...<text:span text:style-name="T85">auroient (DH2K auoient, G auroien, L auont) grant (B bon)… <text:s/>T</text:span>] ...<text:span text:style-name="T49">mlt</text:span><text:span text:style-name="T516"> bien… <text:s/>W</text:span>] <text:span text:style-name="T534">Jlz ly auront...</text:span></text:p>
          </table:table-cell>
        </table:table-row>
        <table:table-row table:style-name="Table1.137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C123" office:value-type="string">
            <text:p text:style-name="P467">K] Au combatre contre le mau fer VERSO AGG A FINE COLONNA</text:p>
          </table:table-cell>
        </table:table-row>
        <table:table-row table:style-name="Table1.137">
          <table:table-cell table:style-name="Table1.A2" office:value-type="string">
            <text:p text:style-name="P30">3286</text:p>
          </table:table-cell>
          <table:table-cell table:style-name="Table1.A2" office:value-type="string">
            <text:p text:style-name="P31">Se cil le veloit engignier</text:p>
          </table:table-cell>
          <table:table-cell table:style-name="Table1.C123" office:value-type="string">
            <text:p text:style-name="P127">A<text:span text:style-name="T601">KL</text:span>] <text:span text:style-name="T488">(L Sil, K Se il li)</text:span>...<text:span text:style-name="T85">uoloient… <text:s/>E] ...les voloit… <text:s/></text:span><text:span text:style-name="T192">G] ...</text:span><text:span text:style-name="T195">le uolerent… <text:s/></text:span><text:span text:style-name="T197">M] ...</text:span><text:span text:style-name="T209">le vosist… <text:s/></text:span><text:span text:style-name="T284">W</text:span><text:span text:style-name="T142">] </text:span><text:span text:style-name="T293">Si le vouloient….</text:span></text:p>
          </table:table-cell>
        </table:table-row>
        <table:table-row table:style-name="Table1.137">
          <table:table-cell table:style-name="Table1.A2" office:value-type="string">
            <text:p text:style-name="P30">3287</text:p>
          </table:table-cell>
          <table:table-cell table:style-name="Table1.A2" office:value-type="string">
            <text:p text:style-name="P31">Floquars ne voit remenoir mie</text:p>
          </table:table-cell>
          <table:table-cell table:style-name="Table1.C123" office:value-type="string">
            <text:p text:style-name="P169">A<text:span text:style-name="T131">DH2GILMT</text:span>] ...<text:span text:style-name="T85">ne (T no) uelt (D uuet, G uealt, H2 voult, L uuelt, M volt, T ueut, I uoloit)… <text:s/>BE] ...ne uolt (E volt) demourer (E demorer) mie <text:s/>W</text:span>] ...<text:span text:style-name="T534">demourer ne veult mie <text:s/>K] Floqarz niuoit remanoir</text:span></text:p>
          </table:table-cell>
        </table:table-row>
        <table:table-row table:style-name="Table1.137">
          <table:table-cell table:style-name="Table1.A2" office:value-type="string">
            <text:p text:style-name="P30">3288</text:p>
          </table:table-cell>
          <table:table-cell table:style-name="Table1.A2" office:value-type="string">
            <text:p text:style-name="P31">Ainz alait en la compaignie</text:p>
          </table:table-cell>
          <table:table-cell table:style-name="Table1.C123" office:value-type="string">
            <text:p text:style-name="P170">A<text:span text:style-name="T106">BDIKLMTW</text:span>] ...ala…<text:span text:style-name="T469">(KM sa)... <text:s/>E] ...en lor… <text:s/></text:span><text:span text:style-name="T192">G] ...</text:span><text:span text:style-name="T195">en sa...</text:span></text:p>
          </table:table-cell>
        </table:table-row>
        <table:table-row table:style-name="Table1.137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1"/>
          </table:table-cell>
          <table:table-cell table:style-name="Table1.C123" office:value-type="string">
            <text:p text:style-name="P467">K] Por ueoir l bataile iolie AGG A MARGINE</text:p>
          </table:table-cell>
        </table:table-row>
        <table:table-row table:style-name="Table1.137">
          <table:table-cell table:style-name="Table1.A2" office:value-type="string">
            <text:p text:style-name="P30">3289</text:p>
          </table:table-cell>
          <table:table-cell table:style-name="Table1.A2" office:value-type="string">
            <text:p text:style-name="P31">Le soir davant le nueme jor</text:p>
          </table:table-cell>
          <table:table-cell table:style-name="Table1.C123" office:value-type="string">
            <text:p text:style-name="P169">A<text:span text:style-name="T437">GIT</text:span>] ...<text:span text:style-name="T85">le none (G noiue, T nouein)… <text:s/></text:span><text:span text:style-name="T197">M] ...</text:span><text:span text:style-name="T209">le misme… <text:s/></text:span><text:span text:style-name="T222">L</text:span><text:span text:style-name="T221">] </text:span><text:span text:style-name="T231">Le ior...nouen… <text:s/></text:span><text:span text:style-name="T284">W</text:span><text:span text:style-name="T142">] ...</text:span><text:span text:style-name="T293">deuant au… <text:s/></text:span><text:span text:style-name="T317">H2] ...</text:span><text:span text:style-name="T321">le .ix.iesme (ERR PAL PER misme?) <text:s/></text:span><text:span text:style-name="T361">K] </text:span><text:span text:style-name="T369">Le fier...</text:span></text:p>
          </table:table-cell>
        </table:table-row>
        <table:table-row table:style-name="Table1.137">
          <table:table-cell table:style-name="Table1.A2" office:value-type="string">
            <text:p text:style-name="P30">3290</text:p>
          </table:table-cell>
          <table:table-cell table:style-name="Table1.A2" office:value-type="string">
            <text:p text:style-name="P31">Ot a Duras mout grant dolor</text:p>
          </table:table-cell>
          <table:table-cell table:style-name="Table1.C123" office:value-type="string">
            <text:p text:style-name="P321">B<text:span text:style-name="T534">W</text:span>] <text:span text:style-name="T106">Eut… <text:s/></text:span>D] ...durart…<text:span text:style-name="T131"> <text:s/>T] ...durat… <text:s/>I] ...molt de dolor</text:span></text:p>
          </table:table-cell>
        </table:table-row>
        <table:table-row table:style-name="Table1.137">
          <table:table-cell table:style-name="Table1.A2" office:value-type="string">
            <text:p text:style-name="P30">3291</text:p>
          </table:table-cell>
          <table:table-cell table:style-name="Table1.A2" office:value-type="string">
            <text:p text:style-name="P31">Quant Florimons fist en la mer</text:p>
          </table:table-cell>
          <table:table-cell table:style-name="Table1.C123" office:value-type="string">
            <text:p text:style-name="P309">D] Car… <text:s/><text:span text:style-name="T192">G] ...fust… <text:s/></text:span><text:span text:style-name="T284">W</text:span><text:span text:style-name="T255">] ...</text:span><text:span text:style-name="T293">fit...</text:span><text:span text:style-name="T195"> </text:span><text:span text:style-name="T248"><text:s/></text:span><text:span text:style-name="T249">T</text:span><text:span text:style-name="T250">] ...</text:span><text:span text:style-name="T251">en la ne <text:s text:c="2"/>neue CON ue eraso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30">3292</text:p>
          </table:table-cell>
          <table:table-cell table:style-name="Table1.A2" office:value-type="string">
            <text:p text:style-name="P31">Metre son hernaix <text:span text:style-name="T69">(H harnas) </text:span>et porter</text:p>
          </table:table-cell>
          <table:table-cell table:style-name="Table1.C123" office:value-type="string">
            <text:p text:style-name="P290">B<text:span text:style-name="T437">GH2K</text:span>] <text:span text:style-name="T106">Son harnois (G ermoi, H2 hernois, K hernoi) mettre (GK metre) (K tot eporter) et…(H2 aporter) <text:s/>E] Mener son hernois… <text:s/></text:span><text:span text:style-name="T197">M</text:span><text:span text:style-name="T348">LI</text:span><text:span text:style-name="T265">T</text:span><text:span text:style-name="T293">W</text:span><text:span text:style-name="T197">] ...</text:span><text:span text:style-name="T209">hernois </text:span><text:span text:style-name="T231">(L ernoi, </text:span><text:span text:style-name="T348">I ernois, </text:span><text:span text:style-name="T265">T hernoi, </text:span><text:span text:style-name="T293">W harnoix</text:span><text:span text:style-name="T231">)</text:span><text:span text:style-name="T209">...</text:span></text:p>
          </table:table-cell>
        </table:table-row>
        <table:table-row table:style-name="Table1.137">
          <table:table-cell table:style-name="Table1.A2" office:value-type="string">
            <text:p text:style-name="P30">3293</text:p>
          </table:table-cell>
          <table:table-cell table:style-name="Table1.A2" office:value-type="string">
            <text:p text:style-name="P31">En la neif fist entrer ses gens</text:p>
          </table:table-cell>
          <table:table-cell table:style-name="Table1.C123" office:value-type="string">
            <text:p text:style-name="P331">D] ...la mer… <text:s/><text:span text:style-name="T192">G] ...</text:span><text:span text:style-name="T195">metre sa genç <text:s text:c="2"/></text:span><text:span text:style-name="T321">H2</text:span><text:span text:style-name="T231">L</text:span><text:span text:style-name="T197">M] ...</text:span><text:span text:style-name="T209">sa gent <text:s/></text:span><text:span text:style-name="T284">W</text:span><text:span text:style-name="T255">] </text:span><text:span text:style-name="T293">Et si mist… <text:s/></text:span><text:span text:style-name="T361">K] </text:span><text:span text:style-name="T369">En li fist <text:s/>metre sa gent</text:span></text:p>
          </table:table-cell>
        </table:table-row>
        <table:table-row table:style-name="Table1.338">
          <table:table-cell table:style-name="Table1.A2" office:value-type="string">
            <text:p text:style-name="P30">3294</text:p>
          </table:table-cell>
          <table:table-cell table:style-name="Table1.A2" office:value-type="string">
            <text:p text:style-name="P31">Si i mist toz ses garnemens</text:p>
          </table:table-cell>
          <table:table-cell table:style-name="Table1.C123" office:value-type="string">
            <text:p text:style-name="P331">B<text:span text:style-name="T131">D</text:span>] <text:span text:style-name="T106">Et si mist… <text:s/></text:span><text:span text:style-name="T317">H2] </text:span><text:span text:style-name="T321">Et si i mist ses… <text:s/></text:span><text:span text:style-name="T197">M] ..</text:span><text:span text:style-name="T209">mist son aournement <text:s/></text:span><text:span text:style-name="T222">L</text:span><text:span text:style-name="T221">] </text:span><text:span text:style-name="T231">Ses imist tot… <text:s/></text:span><text:span text:style-name="T361">K] </text:span><text:span text:style-name="T369">Si mist...</text:span></text:p>
          </table:table-cell>
        </table:table-row>
        <table:table-row table:style-name="Table1.137">
          <table:table-cell table:style-name="Table1.A2" office:value-type="string">
            <text:p text:style-name="P30">3295</text:p>
          </table:table-cell>
          <table:table-cell table:style-name="Table1.A2" office:value-type="string">
            <text:p text:style-name="P31">Em plorant le baissa sa meire <text:span text:style-name="T69">(F ses peires)</text:span></text:p>
          </table:table-cell>
          <table:table-cell table:style-name="Table1.C123" office:value-type="string">
            <text:p text:style-name="P315">B] ...<text:span text:style-name="T106">ses peres <text:s/></text:span><text:span text:style-name="T192">G] ...la…</text:span><text:span text:style-name="T195"> <text:s/></text:span><text:span text:style-name="T222">L</text:span><text:span text:style-name="T221">] ...</text:span><text:span text:style-name="T231">il baisa… <text:s/></text:span><text:span text:style-name="T284">W</text:span><text:span text:style-name="T255">] ...</text:span><text:span text:style-name="T293">plourant baisa… <text:s/></text:span><text:span text:style-name="T317">H2] </text:span><text:span text:style-name="T321">En passant lenbrassa...</text:span></text:p>
          </table:table-cell>
        </table:table-row>
        <table:table-row table:style-name="Table1.137">
          <table:table-cell table:style-name="Table1.A2" office:value-type="string">
            <text:p text:style-name="P30">3296</text:p>
          </table:table-cell>
          <table:table-cell table:style-name="Table1.A2" office:value-type="string">
            <text:p text:style-name="P31">Puis ait pris congié de son peire <text:span text:style-name="T69">(F de sa meire)</text:span></text:p>
          </table:table-cell>
          <table:table-cell table:style-name="Table1.C123" office:value-type="string">
            <text:p text:style-name="P290">B] ...<text:span text:style-name="T106">a sa mere <text:s/>E] ...a son… <text:s/></text:span><text:span text:style-name="T197">M</text:span><text:span text:style-name="T293">W</text:span><text:span text:style-name="T197">] </text:span><text:span text:style-name="T209">Et puis prist congie a </text:span><text:span text:style-name="T293">(W de)</text:span><text:span text:style-name="T209"> son pere</text:span></text:p>
          </table:table-cell>
        </table:table-row>
        <table:table-row table:style-name="Table1.137">
          <table:table-cell table:style-name="Table1.A2" office:value-type="string">
            <text:p text:style-name="P30">3297</text:p>
          </table:table-cell>
          <table:table-cell table:style-name="Table1.A2" office:value-type="string">
            <text:p text:style-name="P31">Et de toz seus de la cyté</text:p>
          </table:table-cell>
          <table:table-cell table:style-name="Table1.C123" office:value-type="string">
            <text:p text:style-name="P331">B<text:span text:style-name="T410">EM</text:span>] <text:span text:style-name="T106">Et a tous (M tos) ciaus (E cels, M ceulz)… <text:s/>K] ...tot cels...</text:span></text:p>
          </table:table-cell>
        </table:table-row>
        <table:table-row table:style-name="Table1.137">
          <table:table-cell table:style-name="Table1.A2" office:value-type="string">
            <text:p text:style-name="P30">3298</text:p>
          </table:table-cell>
          <table:table-cell table:style-name="Table1.A2" office:value-type="string">
            <text:p text:style-name="P31">Atant s’en antrait en la neif</text:p>
          </table:table-cell>
          <table:table-cell table:style-name="Table1.C123" office:value-type="string">
            <text:p text:style-name="P99">A<text:span text:style-name="T106">BEH2IKLTW</text:span>] ...<text:span text:style-name="T106">(BEH2K entra, W entre, I en entra)</text:span>...<text:span text:style-name="T86">sa ne (BH2IW nef) <text:s text:c="2"/>DG] ...sen entra… <text:s/></text:span><text:span text:style-name="T197">M] ...</text:span><text:span text:style-name="T209">sont en la nef entre</text:span></text:p>
          </table:table-cell>
        </table:table-row>
        <table:table-row table:style-name="Table1.137">
          <table:table-cell table:style-name="Table1.A2" office:value-type="string">
            <text:p text:style-name="P30">3299</text:p>
          </table:table-cell>
          <table:table-cell table:style-name="Table1.A2" office:value-type="string">
            <text:p text:style-name="P32">Quant Florimons en la neif entre</text:p>
          </table:table-cell>
          <table:table-cell table:style-name="Table1.C123" office:value-type="string">
            <text:p text:style-name="P494"><text:span text:style-name="T567">H2L</text:span>M<text:span text:style-name="T535">W</text:span>] ---</text:p>
            <text:p text:style-name="P82">A<text:span text:style-name="T437">GKT</text:span>] ...<text:span text:style-name="T86">sa nef (K ne)… <text:s/>B] ...entra en mer </text:span><text:span text:style-name="T10">flor</text:span><text:span text:style-name="T106">. <text:s/>D] ...en la mer...</text:span></text:p>
          </table:table-cell>
        </table:table-row>
        <table:table-row table:style-name="Table1.137">
          <table:table-cell table:style-name="Table1.A2" office:value-type="string">
            <text:p text:style-name="P30">3300</text:p>
          </table:table-cell>
          <table:table-cell table:style-name="Table1.A2" office:value-type="string">
            <text:p text:style-name="P32">Totes les gens plorent soentre</text:p>
          </table:table-cell>
          <table:table-cell table:style-name="Table1.C123" office:value-type="string">
            <text:p text:style-name="P494"><text:span text:style-name="T567">H2L</text:span>M<text:span text:style-name="T535">W</text:span>] ---</text:p>
            <text:p text:style-name="P159">A] ...ses…<text:span text:style-name="T86"> <text:s/>B] Ses gens emplourent enuiron <text:s/>T</text:span>] ...<text:span text:style-name="T517">plorant j entre <text:s/>I] ...ploire e gaimente</text:span></text:p>
          </table:table-cell>
        </table:table-row>
        <table:table-row table:style-name="Table1.137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2"/>
          </table:table-cell>
          <table:table-cell table:style-name="Table1.C123" office:value-type="string">
            <text:p text:style-name="P263">B] <text:span text:style-name="T107">Grant duel en menoit mataquas</text:span></text:p>
          </table:table-cell>
        </table:table-row>
        <table:table-row table:style-name="Table1.137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2"/>
          </table:table-cell>
          <table:table-cell table:style-name="Table1.C123" office:value-type="string">
            <text:p text:style-name="P263">B] <text:span text:style-name="T107">Et toutes les gens de duras</text:span></text:p>
          </table:table-cell>
        </table:table-row>
        <table:table-row table:style-name="Table1.137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2"/>
          </table:table-cell>
          <table:table-cell table:style-name="Table1.C123" office:value-type="string">
            <text:p text:style-name="P263">B] <text:span text:style-name="T107">Si fait sa mere edosie</text:span></text:p>
          </table:table-cell>
        </table:table-row>
        <table:table-row table:style-name="Table1.137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2"/>
          </table:table-cell>
          <table:table-cell table:style-name="Table1.C123" office:value-type="string">
            <text:p text:style-name="P263">B] <text:span text:style-name="T11">Mlt</text:span><text:span text:style-name="T107"> forment pleure et se gramie</text:span></text:p>
          </table:table-cell>
        </table:table-row>
        <table:table-row table:style-name="Table1.137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2"/>
          </table:table-cell>
          <table:table-cell table:style-name="Table1.C123" office:value-type="string">
            <text:p text:style-name="P263">B] <text:span text:style-name="T107">Mais li dus le reconforta</text:span></text:p>
          </table:table-cell>
        </table:table-row>
        <table:table-row table:style-name="Table1.137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2"/>
          </table:table-cell>
          <table:table-cell table:style-name="Table1.C123" office:value-type="string">
            <text:p text:style-name="P263">B] <text:span text:style-name="T107">De </text:span><text:span text:style-name="T11">flor.</text:span><text:span text:style-name="T107"> la seura</text:span></text:p>
          </table:table-cell>
        </table:table-row>
        <table:table-row table:style-name="Table1.137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2"/>
          </table:table-cell>
          <table:table-cell table:style-name="Table1.C123" office:value-type="string">
            <text:p text:style-name="P263">B] <text:span text:style-name="T107">Aytant dou duc vos lairons</text:span></text:p>
          </table:table-cell>
        </table:table-row>
        <table:table-row table:style-name="Table1.137">
          <table:table-cell table:style-name="Table1.A2" office:value-type="string">
            <text:p text:style-name="P30"/>
          </table:table-cell>
          <table:table-cell table:style-name="Table1.A2" office:value-type="string">
            <text:p text:style-name="P32"/>
          </table:table-cell>
          <table:table-cell table:style-name="Table1.C123" office:value-type="string">
            <text:p text:style-name="P263">B] <text:span text:style-name="T107">Et de </text:span><text:span text:style-name="T11">flor.</text:span><text:span text:style-name="T107"> vous dirons</text:span></text:p>
          </table:table-cell>
        </table:table-row>
        <table:table-row table:style-name="Table1.137">
          <table:table-cell table:style-name="Table1.A2" office:value-type="string">
            <text:p text:style-name="P30">3301</text:p>
          </table:table-cell>
          <table:table-cell table:style-name="Table1.A2" office:value-type="string">
            <text:p text:style-name="P32">Or s’en vet Florimons per (H par) mer</text:p>
          </table:table-cell>
          <table:table-cell table:style-name="Table1.C123" office:value-type="string">
            <text:p text:style-name="P322">D<text:span text:style-name="T567">H2KLMW</text:span>] ...ua <text:span text:style-name="T535">(H2W va)</text:span>…<text:span text:style-name="T535">(KW par)...</text:span> <text:s/><text:span text:style-name="T192">G] ...por…</text:span><text:span text:style-name="T195"> <text:s/></text:span><text:span text:style-name="T263">I] ..</text:span><text:span text:style-name="T349">.par...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30">3302</text:p>
          </table:table-cell>
          <table:table-cell table:style-name="Table1.A2" office:value-type="string">
            <text:p text:style-name="P32">A ses homes prist a parler</text:p>
          </table:table-cell>
          <table:table-cell table:style-name="Table1.C123" office:value-type="string">
            <text:p text:style-name="P128"><text:span text:style-name="T102">W</text:span>] ...<text:span text:style-name="T535">paler</text:span></text:p>
          </table:table-cell>
        </table:table-row>
        <table:table-row table:style-name="Table1.137">
          <table:table-cell table:style-name="Table1.A2" office:value-type="string">
            <text:p text:style-name="P30">3303</text:p>
          </table:table-cell>
          <table:table-cell table:style-name="Table1.A2" office:value-type="string">
            <text:p text:style-name="P32">Signor fet il a toz vos pri</text:p>
          </table:table-cell>
          <table:table-cell table:style-name="Table1.C123" office:value-type="string">
            <text:p text:style-name="P290">D] ...il por deu uos… <text:s/><text:span text:style-name="T105">E] ...or dist il de croy(?) vos pri <text:s/></text:span><text:span text:style-name="T197">M] ...</text:span><text:span text:style-name="T209">dit il...</text:span></text:p>
          </table:table-cell>
        </table:table-row>
        <table:table-row table:style-name="Table1.137">
          <table:table-cell table:style-name="Table1.A2" office:value-type="string">
            <text:p text:style-name="P30">3304</text:p>
          </table:table-cell>
          <table:table-cell table:style-name="Table1.A2" office:value-type="string">
            <text:p text:style-name="P32">Et por bontei (H honor) et por merci</text:p>
          </table:table-cell>
          <table:table-cell table:style-name="Table1.C123" office:value-type="string">
            <text:p text:style-name="P364">B] Par grant bonte et par… <text:s/><text:span text:style-name="T98">DH2EKLM] ...</text:span><text:span text:style-name="T27">per </text:span><text:span text:style-name="T601">(K par)</text:span><text:span text:style-name="T27">...per </text:span><text:span text:style-name="T411">(EH2 par)…</text:span><text:span text:style-name="T27"> </text:span></text:p>
          </table:table-cell>
        </table:table-row>
        <table:table-row table:style-name="Table1.137">
          <table:table-cell table:style-name="Table1.A2" office:value-type="string">
            <text:p text:style-name="P30">3305</text:p>
          </table:table-cell>
          <table:table-cell table:style-name="Table1.A2" office:value-type="string">
            <text:p text:style-name="P32">Se Garganeus ait voloir</text:p>
          </table:table-cell>
          <table:table-cell table:style-name="Table1.C123" office:value-type="string">
            <text:p text:style-name="P331">D] ...eus a uoloir <text:s/><text:span text:style-name="T595">K] ...heust...</text:span></text:p>
          </table:table-cell>
        </table:table-row>
        <table:table-row table:style-name="Table1.137">
          <table:table-cell table:style-name="Table1.A2" office:value-type="string">
            <text:p text:style-name="P30">3306</text:p>
          </table:table-cell>
          <table:table-cell table:style-name="Table1.A2" office:value-type="string">
            <text:p text:style-name="P32">De moi trair et desevoir</text:p>
          </table:table-cell>
          <table:table-cell table:style-name="Table1.C123" office:value-type="string">
            <text:p text:style-name="P504">M<text:span text:style-name="T535">W</text:span>] ...ou… <text:span text:style-name="T584">IT] ...ne...</text:span></text:p>
          </table:table-cell>
        </table:table-row>
        <table:table-row table:style-name="Table1.137">
          <table:table-cell table:style-name="Table1.A2" office:value-type="string">
            <text:p text:style-name="P30">3307</text:p>
          </table:table-cell>
          <table:table-cell table:style-name="Table1.A2" office:value-type="string">
            <text:p text:style-name="P32">Quant vos m’orez crier m’ansaigne</text:p>
          </table:table-cell>
          <table:table-cell table:style-name="Table1.C123" office:value-type="string">
            <text:p text:style-name="P338">E<text:span text:style-name="T469">M</text:span>] ---</text:p>
            <text:p text:style-name="P113">A<text:span text:style-name="T131">DT</text:span>] ...morroiz <text:span text:style-name="T517">(T moroiz)</text:span>…<text:span text:style-name="T86"> <text:s/>B] Se vous moez...</text:span></text:p>
          </table:table-cell>
        </table:table-row>
        <table:table-row table:style-name="Table1.137">
          <table:table-cell table:style-name="Table1.A2" office:value-type="string">
            <text:p text:style-name="P30">3308</text:p>
          </table:table-cell>
          <table:table-cell table:style-name="Table1.A2" office:value-type="string">
            <text:p text:style-name="P32">Chascuns de vos ses armes praigne</text:p>
          </table:table-cell>
          <table:table-cell table:style-name="Table1.C123" office:value-type="string">
            <text:p text:style-name="P338">E<text:span text:style-name="T469">M</text:span>] ---</text:p>
          </table:table-cell>
        </table:table-row>
        <table:table-row table:style-name="Table1.137">
          <table:table-cell table:style-name="Table1.A2" office:value-type="string">
            <text:p text:style-name="P30">3309</text:p>
          </table:table-cell>
          <table:table-cell table:style-name="Table1.A2" office:value-type="string">
            <text:p text:style-name="P32">Secorrez moi hastivement</text:p>
          </table:table-cell>
          <table:table-cell table:style-name="Table1.C123" office:value-type="string">
            <text:p text:style-name="P279">D<text:span text:style-name="T105">EM</text:span>] ---</text:p>
          </table:table-cell>
        </table:table-row>
        <table:table-row table:style-name="Table1.137">
          <table:table-cell table:style-name="Table1.A2" office:value-type="string">
            <text:p text:style-name="P30">3310</text:p>
          </table:table-cell>
          <table:table-cell table:style-name="Table1.A2" office:value-type="string">
            <text:p text:style-name="P32">Et si ne venez mies lent</text:p>
          </table:table-cell>
          <table:table-cell table:style-name="Table1.C123" office:value-type="string">
            <text:p text:style-name="P279">D<text:span text:style-name="T105">EM</text:span>] ---</text:p>
            <text:p text:style-name="P169">A] ...<text:span text:style-name="T86">ne iuenez… </text:span><text:span text:style-name="T192">G</text:span><text:span text:style-name="T349">I</text:span><text:span text:style-name="T265">T</text:span><text:span text:style-name="T192">] </text:span><text:span text:style-name="T195">Et non uenez </text:span><text:span text:style-name="T265">(</text:span><text:span text:style-name="T349">I iuenes, </text:span><text:span text:style-name="T265">T juenez)</text:span><text:span text:style-name="T195"> mie… <text:s/></text:span><text:span text:style-name="T222">L</text:span><text:span text:style-name="T221">] </text:span><text:span text:style-name="T232">Et ne ni uenez… <text:s/></text:span><text:span text:style-name="T361">K] ...</text:span><text:span text:style-name="T369">iuegnez ia mie lemz</text:span></text:p>
          </table:table-cell>
        </table:table-row>
        <table:table-row table:style-name="Table1.137">
          <table:table-cell table:style-name="Table1.A2" office:value-type="string">
            <text:p text:style-name="P30">3311</text:p>
          </table:table-cell>
          <table:table-cell table:style-name="Table1.A2" office:value-type="string">
            <text:p text:style-name="P32">Et se il vient el chanp toz sous</text:p>
          </table:table-cell>
          <table:table-cell table:style-name="Table1.C123" office:value-type="string">
            <text:p text:style-name="P128">A<text:span text:style-name="T411">EILT</text:span>] ...en… <text:s/><text:span text:style-name="T98">D] ...ou...tot… <text:s/></text:span><text:span text:style-name="T197">M] ...v…</text:span><text:span text:style-name="T209"> <text:s/></text:span><text:span text:style-name="T284">W</text:span><text:span text:style-name="T142">] </text:span><text:span text:style-name="T294">Mais se il vient en...tout...</text:span></text:p>
          </table:table-cell>
        </table:table-row>
        <table:table-row table:style-name="Table1.137">
          <table:table-cell table:style-name="Table1.A2" office:value-type="string">
            <text:p text:style-name="P30">3312</text:p>
          </table:table-cell>
          <table:table-cell table:style-name="Table1.A2" office:value-type="string">
            <text:p text:style-name="P32">Que il n’i ait mai que nos dous</text:p>
          </table:table-cell>
          <table:table-cell table:style-name="Table1.C123" office:value-type="string">
            <text:p text:style-name="P169">A<text:span text:style-name="T411">EGILTW</text:span>] ...<text:span text:style-name="T489">(L il mait)</text:span>...<text:span text:style-name="T86">fors que… <text:s/>B] Mais que il ni ait que… <text:s/></text:span><text:span text:style-name="T197">M] </text:span><text:span text:style-name="T209">Que ilui ait fors que.. <text:s/></text:span><text:span text:style-name="T317">H2] </text:span><text:span text:style-name="T321">Si ques il…</text:span><text:span text:style-name="T209"> <text:s/></text:span><text:span text:style-name="T361">K] </text:span><text:span text:style-name="T369">E quil nait fors que...</text:span></text:p>
          </table:table-cell>
        </table:table-row>
        <table:table-row table:style-name="Table1.137">
          <table:table-cell table:style-name="Table1.A2" office:value-type="string">
            <text:p text:style-name="P30">3313</text:p>
          </table:table-cell>
          <table:table-cell table:style-name="Table1.A2" office:value-type="string">
            <text:p text:style-name="P32">Signor non n’i (H non i) alez vos mie</text:p>
          </table:table-cell>
          <table:table-cell table:style-name="Table1.C123" office:value-type="string">
            <text:p text:style-name="P147">A] ...<text:span text:style-name="T86">ne uenez uos… <text:s/>B] Por dieu signor ni venez mie <text:s/>D] ...gardez ni alez mie <text:s/></text:span><text:span text:style-name="T317">H2] ...</text:span><text:span text:style-name="T321">gardes ni venes mie <text:s/></text:span><text:span text:style-name="T317"><text:s/></text:span><text:span text:style-name="T86">E] ...ni faites ia boisdie (SOTT) <text:s/></text:span><text:span text:style-name="T192">G</text:span><text:span text:style-name="T349">I</text:span><text:span text:style-name="T369">K</text:span><text:span text:style-name="T232">L</text:span><text:span text:style-name="T265">T</text:span><text:span text:style-name="T192">] ...</text:span><text:span text:style-name="T195">ne </text:span><text:span text:style-name="T232">(L nen, </text:span><text:span text:style-name="T349">I</text:span><text:span text:style-name="T369">K</text:span><text:span text:style-name="T265">T non</text:span><text:span text:style-name="T232">)</text:span><text:span text:style-name="T195"> ialez </text:span><text:span text:style-name="T349">(I ales)</text:span><text:span text:style-name="T195"> uos mie <text:s/></text:span><text:span text:style-name="T197">M] </text:span><text:span text:style-name="T210">Seigneur vos pri ni alez mie <text:s/></text:span><text:span text:style-name="T284">W</text:span><text:span text:style-name="T142">] ...</text:span><text:span text:style-name="T294">dit il ny venez mie</text:span></text:p>
          </table:table-cell>
        </table:table-row>
        <table:table-row table:style-name="Table1.137">
          <table:table-cell table:style-name="Table1.A2" office:value-type="string">
            <text:p text:style-name="P30">3314</text:p>
          </table:table-cell>
          <table:table-cell table:style-name="Table1.A2" office:value-type="string">
            <text:p text:style-name="P32">Que se ceroit grant vilonie</text:p>
          </table:table-cell>
          <table:table-cell table:style-name="Table1.C123" office:value-type="string">
            <text:p text:style-name="P159">A<text:span text:style-name="T411">EH2GKLMTW</text:span>] <text:span text:style-name="T86">Quar (EH2KWL Car) (H2LMW ce seroit)...(in E SOTT) <text:s text:c="2"/>I] Car ge seroit...</text:span></text:p>
          </table:table-cell>
        </table:table-row>
        <table:table-row table:style-name="Table1.137">
          <table:table-cell table:style-name="Table1.A2" office:value-type="string">
            <text:p text:style-name="P30">3315</text:p>
          </table:table-cell>
          <table:table-cell table:style-name="Table1.A2" office:value-type="string">
            <text:p text:style-name="P32">Ancor en seroie blamez</text:p>
          </table:table-cell>
          <table:table-cell table:style-name="Table1.C123" office:value-type="string">
            <text:p text:style-name="P147">A] <text:span text:style-name="T86">Entort… <text:s/>DEIL] En cort… <text:s/></text:span><text:span text:style-name="T192">G] ...</text:span><text:span text:style-name="T195">en seroit… <text:s/></text:span><text:span text:style-name="T317">H2] </text:span><text:span text:style-name="T321">A court...</text:span></text:p>
          </table:table-cell>
        </table:table-row>
        <table:table-row table:style-name="Table1.137">
          <table:table-cell table:style-name="Table1.A2" office:value-type="string">
            <text:p text:style-name="P30">3316</text:p>
          </table:table-cell>
          <table:table-cell table:style-name="Table1.A2" office:value-type="string">
            <text:p text:style-name="P32">Ou de traisson encorpez</text:p>
          </table:table-cell>
          <table:table-cell table:style-name="Table1.C123" office:value-type="string">
            <text:p text:style-name="P365">B] <text:span text:style-name="T108">Et...apellez <text:s/></text:span><text:span text:style-name="T317">H2] ...</text:span><text:span text:style-name="T321">appelles <text:s/></text:span><text:span text:style-name="T108">DEGILW] Et… <text:s/></text:span><text:span text:style-name="T197">M] </text:span><text:span text:style-name="T210">Et...arretez <text:s/></text:span><text:span text:style-name="T361">K] </text:span><text:span text:style-name="T370">E...molt encoupez</text:span></text:p>
          </table:table-cell>
        </table:table-row>
        <table:table-row table:style-name="Table1.137">
          <table:table-cell table:style-name="Table1.A2" office:value-type="string">
            <text:p text:style-name="P30">3317</text:p>
          </table:table-cell>
          <table:table-cell table:style-name="Table1.A2" office:value-type="string">
            <text:p text:style-name="P32">Se ju i sui ne mors ne pris</text:p>
          </table:table-cell>
          <table:table-cell table:style-name="Table1.C123" office:value-type="string">
            <text:p text:style-name="P360">B] <text:span text:style-name="T108">Et se iou issui mors ou… <text:s/></text:span><text:span text:style-name="T192">G</text:span><text:span text:style-name="T370">K</text:span><text:span text:style-name="T232">L</text:span><text:span text:style-name="T265">T</text:span><text:span text:style-name="T192">] </text:span><text:span text:style-name="T195">Se </text:span><text:span text:style-name="T265">(T Si)</text:span><text:span text:style-name="T195"> ie </text:span><text:span text:style-name="T265">(T g</text:span><text:span text:style-name="T370">e, K ce</text:span><text:span text:style-name="T265">)</text:span><text:span text:style-name="T195"> sui </text:span><text:span text:style-name="T232">(</text:span><text:span text:style-name="T370">K</text:span><text:span text:style-name="T232">L</text:span><text:span text:style-name="T265">T</text:span><text:span text:style-name="T232"> isui)</text:span><text:span text:style-name="T195"> ne </text:span><text:span text:style-name="T370">(K ni)</text:span><text:span text:style-name="T195">… <text:s/></text:span><text:span text:style-name="T317">H2] ..</text:span><text:span text:style-name="T321">.ou...ou...</text:span></text:p>
          </table:table-cell>
        </table:table-row>
        <table:table-row table:style-name="Table1.137">
          <table:table-cell table:style-name="Table1.A2" office:value-type="string">
            <text:p text:style-name="P30">3318</text:p>
          </table:table-cell>
          <table:table-cell table:style-name="Table1.A2" office:value-type="string">
            <text:p text:style-name="P32">Tost vos en tornez el pais</text:p>
          </table:table-cell>
          <table:table-cell table:style-name="Table1.C123" office:value-type="string">
            <text:p text:style-name="P515">G] ---</text:p>
            <text:p text:style-name="P362">B] <text:span text:style-name="T108">Balez vous ent enuo pais <text:s/>D] ...ou pais <text:s/>E] Retornez en vostre pays <text:s/></text:span><text:span text:style-name="T197">M] </text:span><text:span text:style-name="T210">Tost enralez(?) en vos pais <text:s/></text:span><text:soft-page-break/><text:span text:style-name="T284">W</text:span><text:span text:style-name="T255">] </text:span><text:span text:style-name="T294">Touz...au… <text:s/></text:span><text:span text:style-name="T317">H2] ...</text:span><text:span text:style-name="T321">en pais <text:s/></text:span><text:span text:style-name="T263">I] </text:span><text:span text:style-name="T349">...il pais</text:span></text:p>
          </table:table-cell>
        </table:table-row>
        <table:table-row table:style-name="Table1.137">
          <table:table-cell table:style-name="Table1.A2" office:value-type="string">
            <text:p text:style-name="P30">3319</text:p>
          </table:table-cell>
          <table:table-cell table:style-name="Table1.A2" office:value-type="string">
            <text:p text:style-name="P32">Faites la terre bien garnir</text:p>
          </table:table-cell>
          <table:table-cell table:style-name="Table1.C123" office:value-type="string">
            <text:p text:style-name="P515">G] ---</text:p>
            <text:p text:style-name="P356">B] <text:span text:style-name="T108">Si vous faites tres bien… <text:s/>EM] ...la cite...</text:span></text:p>
          </table:table-cell>
        </table:table-row>
        <table:table-row table:style-name="Table1.137">
          <table:table-cell table:style-name="Table1.A2" office:value-type="string">
            <text:p text:style-name="P30">3320</text:p>
          </table:table-cell>
          <table:table-cell table:style-name="Table1.A2" office:value-type="string">
            <text:p text:style-name="P32">Qu’il vos irait lai asaillir</text:p>
          </table:table-cell>
          <table:table-cell table:style-name="Table1.C123" office:value-type="string">
            <text:p text:style-name="P516">G] ---</text:p>
            <text:p text:style-name="P365">B] <text:span text:style-name="T108">Car il uous ira… <text:s/>DLTW] (W Qui)...ira… <text:s/>E] Se nus la venoit assaillir <text:s/></text:span><text:span text:style-name="T317">H2</text:span><text:span text:style-name="T197">M] ...</text:span><text:span text:style-name="T321">ira (M </text:span><text:span text:style-name="T211">iront</text:span><text:span text:style-name="T321">)</text:span><text:span text:style-name="T211"> lors… <text:s/></text:span><text:span text:style-name="T263">I] </text:span><text:span text:style-name="T349">Quil uos ira asaillir <text:s/></text:span><text:span text:style-name="T361">K] </text:span><text:span text:style-name="T370">Qui illoe uenra uos...</text:span></text:p>
          </table:table-cell>
        </table:table-row>
        <table:table-row table:style-name="Table1.137">
          <table:table-cell table:style-name="Table1.A2" office:value-type="string">
            <text:p text:style-name="P30">332<text:span text:style-name="T69">1</text:span></text:p>
          </table:table-cell>
          <table:table-cell table:style-name="Table1.A2" office:value-type="string">
            <text:p text:style-name="P32">Et se ne vos poez deffandre</text:p>
          </table:table-cell>
          <table:table-cell table:style-name="Table1.C123" office:value-type="string">
            <text:p text:style-name="P515">G] ---</text:p>
            <text:p text:style-name="P365">B] <text:span text:style-name="T108">Se bien ne vous… <text:s/>E] Car se ne vos poez… <text:s/>T] ...si… <text:s/>K] ...se uos ni uos poroiz...</text:span></text:p>
          </table:table-cell>
        </table:table-row>
        <table:table-row table:style-name="Table1.137">
          <table:table-cell table:style-name="Table1.A2" office:value-type="string">
            <text:p text:style-name="P30">332<text:span text:style-name="T69">2</text:span></text:p>
          </table:table-cell>
          <table:table-cell table:style-name="Table1.A2" office:value-type="string">
            <text:p text:style-name="P32">Toz vos ferait (H ferat) ardoir ou pandre</text:p>
          </table:table-cell>
          <table:table-cell table:style-name="Table1.C123" office:value-type="string">
            <text:p text:style-name="P515">G] ---</text:p>
            <text:p text:style-name="P360">B<text:span text:style-name="T535">W</text:span>] <text:span text:style-name="T108">Tous… <text:s/>DIKLT] ...fera… <text:s/>E] Len...fera...et… <text:s/>W] Touz...fera… <text:s/></text:span><text:span text:style-name="T317">H2] </text:span><text:span text:style-name="T321">Jl vouz fera...</text:span></text:p>
          </table:table-cell>
        </table:table-row>
        <table:table-row table:style-name="Table1.137">
          <table:table-cell table:style-name="Table1.A2" office:value-type="string">
            <text:p text:style-name="P30">332<text:span text:style-name="T69">3</text:span></text:p>
          </table:table-cell>
          <table:table-cell table:style-name="Table1.A2" office:value-type="string">
            <text:p text:style-name="P32">Tot ont Florimont otroié </text:p>
          </table:table-cell>
          <table:table-cell table:style-name="Table1.C123" office:value-type="string">
            <text:p text:style-name="P355">B] <text:span text:style-name="T12">Flor</text:span><text:span text:style-name="T109">. ont tout otroiet <text:s/>DEK] Tuit...</text:span></text:p>
          </table:table-cell>
        </table:table-row>
        <table:table-row table:style-name="Table1.137">
          <table:table-cell table:style-name="Table1.A2" office:value-type="string">
            <text:p text:style-name="P30">332<text:span text:style-name="T69">4</text:span></text:p>
          </table:table-cell>
          <table:table-cell table:style-name="Table1.A2" office:value-type="string">
            <text:p text:style-name="P32">Seu qu’il lor a dit et proié</text:p>
          </table:table-cell>
          <table:table-cell table:style-name="Table1.C123" office:value-type="string">
            <text:p text:style-name="P365">B<text:span text:style-name="T517">T</text:span>] <text:span text:style-name="T109">Ce que lor a dit et prijet (T proie) <text:s/>DH2] ...lor auoit proie <text:s/></text:span><text:span text:style-name="T192">G] ...</text:span><text:span text:style-name="T196">que il a lor dit… <text:s/></text:span><text:span text:style-name="T197">M] ...</text:span><text:span text:style-name="T211">leur ot dit et prie <text:s/></text:span><text:span text:style-name="T222">L</text:span><text:span text:style-name="T221">] ...</text:span><text:span text:style-name="T232">quil lor dit… <text:s/></text:span><text:span text:style-name="T284">W</text:span><text:span text:style-name="T255">] </text:span><text:span text:style-name="T294">Ce qui leur a… <text:s/></text:span><text:span text:style-name="T263">I] </text:span><text:span text:style-name="T349">Ce quil or a… <text:s/></text:span><text:span text:style-name="T361">K] </text:span><text:span text:style-name="T370">Cil quil...</text:span></text:p>
          </table:table-cell>
        </table:table-row>
        <table:table-row table:style-name="Table1.137">
          <table:table-cell table:style-name="Table1.A2" office:value-type="string">
            <text:p text:style-name="P30">332<text:span text:style-name="T69">5</text:span></text:p>
          </table:table-cell>
          <table:table-cell table:style-name="Table1.A2" office:value-type="string">
            <text:p text:style-name="P32">Tote nuit orent boen horé</text:p>
          </table:table-cell>
          <table:table-cell table:style-name="Table1.C123" office:value-type="string">
            <text:p text:style-name="P171"><text:span text:style-name="T102">W</text:span>] ...<text:span text:style-name="T536">jlz eurent bon vent <text:s text:c="2"/>K] ...bien naie</text:span></text:p>
          </table:table-cell>
        </table:table-row>
        <table:table-row table:style-name="Table1.137">
          <table:table-cell table:style-name="Table1.A2" office:value-type="string">
            <text:p text:style-name="P30">332<text:span text:style-name="T69">6</text:span></text:p>
          </table:table-cell>
          <table:table-cell table:style-name="Table1.A2" office:value-type="string">
            <text:p text:style-name="P32">Quant virent del jor la clarté</text:p>
          </table:table-cell>
          <table:table-cell table:style-name="Table1.C123" office:value-type="string">
            <text:p text:style-name="P310">D<text:span text:style-name="T567">H2EM</text:span>] ...dou <text:span text:style-name="T411">(E del, M du)</text:span> ior <text:span text:style-name="T470">(H2M iour)</text:span> uirent… <text:s/><text:span text:style-name="T102">W] A matin quant virent le jour grant</text:span></text:p>
          </table:table-cell>
        </table:table-row>
        <table:table-row table:style-name="Table1.137">
          <table:table-cell table:style-name="Table1.A2" office:value-type="string">
            <text:p text:style-name="P30">332<text:span text:style-name="T69">7</text:span></text:p>
          </table:table-cell>
          <table:table-cell table:style-name="Table1.A2" office:value-type="string">
            <text:p text:style-name="P32">Li maronier virent la terre</text:p>
          </table:table-cell>
          <table:table-cell table:style-name="Table1.C123" office:value-type="string">
            <text:p text:style-name="P338">E<text:span text:style-name="T490">LW</text:span>] ---</text:p>
            <text:p text:style-name="P284"><text:span text:style-name="T192">G</text:span><text:span text:style-name="T370">K</text:span><text:span text:style-name="T192">] ...</text:span><text:span text:style-name="T196">uoient...</text:span></text:p>
          </table:table-cell>
        </table:table-row>
        <table:table-row table:style-name="Table1.137">
          <table:table-cell table:style-name="Table1.A2" office:value-type="string">
            <text:p text:style-name="P30">332<text:span text:style-name="T69">8</text:span></text:p>
          </table:table-cell>
          <table:table-cell table:style-name="Table1.A2" office:value-type="string">
            <text:p text:style-name="P32">Qui a mainte gent faisoit guerre</text:p>
          </table:table-cell>
          <table:table-cell table:style-name="Table1.C123" office:value-type="string">
            <text:p text:style-name="P338">E<text:span text:style-name="T490">LW</text:span>] ---</text:p>
            <text:p text:style-name="P112"><text:span text:style-name="T500">T</text:span>] ...<text:span text:style-name="T517">maintes genz...</text:span></text:p>
          </table:table-cell>
        </table:table-row>
        <table:table-row table:style-name="Table1.137">
          <table:table-cell table:style-name="Table1.A2" office:value-type="string">
            <text:p text:style-name="P30">332<text:span text:style-name="T69">9</text:span></text:p>
          </table:table-cell>
          <table:table-cell table:style-name="Table1.A2" office:value-type="string">
            <text:p text:style-name="P32">Il ont bien coneu le mont</text:p>
          </table:table-cell>
          <table:table-cell table:style-name="Table1.C123" office:value-type="string">
            <text:p text:style-name="P269">D<text:span text:style-name="T568">H2</text:span>] ---</text:p>
            <text:p text:style-name="P419">INV E] Jl choisirent salpe et sypont</text:p>
            <text:p text:style-name="P310"><text:span text:style-name="T192">G] </text:span><text:span text:style-name="T196">Jl ot… <text:s/></text:span><text:span text:style-name="T284">W</text:span><text:span text:style-name="T255">] </text:span><text:span text:style-name="T295">Jlz cogneurent bien le...</text:span></text:p>
          </table:table-cell>
        </table:table-row>
        <table:table-row table:style-name="Table1.137">
          <table:table-cell table:style-name="Table1.A2" office:value-type="string">
            <text:p text:style-name="P32">3330</text:p>
          </table:table-cell>
          <table:table-cell table:style-name="Table1.A2" office:value-type="string">
            <text:p text:style-name="P32">Et virent Salpé <text:span text:style-name="T70">(H Salpei)</text:span> et Sipont</text:p>
          </table:table-cell>
          <table:table-cell table:style-name="Table1.C123" office:value-type="string">
            <text:p text:style-name="P279">D<text:span text:style-name="T568">H2</text:span>] ---</text:p>
            <text:p text:style-name="P279"><text:span text:style-name="T411">INV E] Et si connurent bien le mont </text:span><text:s/></text:p>
            <text:p text:style-name="P234">A] <text:span text:style-name="T87">Ouirent… <text:s/>B] Et si voient sape et sipon <text:s/></text:span><text:span text:style-name="T192">G</text:span><text:span text:style-name="T370">K</text:span><text:span text:style-name="T192">] </text:span><text:span text:style-name="T196">E uoient… <text:s/></text:span><text:span text:style-name="T197">M] ...selpes…</text:span><text:span text:style-name="T211"> <text:s/></text:span><text:span text:style-name="T263">I] </text:span><text:span text:style-name="T349">Entre salpe...</text:span></text:p>
          </table:table-cell>
        </table:table-row>
        <table:table-row table:style-name="Table1.137">
          <table:table-cell table:style-name="Table1.A2" office:value-type="string">
            <text:p text:style-name="P32">3331</text:p>
          </table:table-cell>
          <table:table-cell table:style-name="Table1.A2" office:value-type="string">
            <text:p text:style-name="P32">Florimons a dit a sa gent</text:p>
          </table:table-cell>
          <table:table-cell table:style-name="Table1.C123" office:value-type="string">
            <text:p text:style-name="P63"/>
          </table:table-cell>
        </table:table-row>
        <text:soft-page-break/>
        <table:table-row table:style-name="Table1.137">
          <table:table-cell table:style-name="Table1.A2" office:value-type="string">
            <text:p text:style-name="P54">3332</text:p>
          </table:table-cell>
          <table:table-cell table:style-name="Table1.A2" office:value-type="string">
            <text:p text:style-name="P54">Signor estez tot coiement</text:p>
          </table:table-cell>
          <table:table-cell table:style-name="Table1.C123" office:value-type="string">
            <text:p text:style-name="P472">B] ..<text:span text:style-name="T109">ci coiement <text:s/>G] ...toz... <text:s text:c="2"/></text:span><text:span text:style-name="T197">M] ...</text:span><text:span text:style-name="T212">estes uos tout content <text:s/></text:span><text:span text:style-name="T284">W</text:span><text:span text:style-name="T255">] ...</text:span><text:span text:style-name="T295">soie touz...</text:span></text:p>
          </table:table-cell>
        </table:table-row>
        <table:table-row table:style-name="Table1.137">
          <table:table-cell table:style-name="Table1.A2" office:value-type="string">
            <text:p text:style-name="P32">3333</text:p>
          </table:table-cell>
          <table:table-cell table:style-name="Table1.A2" office:value-type="string">
            <text:p text:style-name="P32">Ne wel pas que soiés seu</text:p>
          </table:table-cell>
          <table:table-cell table:style-name="Table1.C123" office:value-type="string">
            <text:p text:style-name="P361">B] <text:span text:style-name="T109">Ne veul que soies conneut <text:s/>GIK] Non (I Ne, K Nen) uoil... <text:s text:c="3"/></text:span><text:span text:style-name="T317">H2] ...</text:span><text:span text:style-name="T322">veu</text:span></text:p>
          </table:table-cell>
        </table:table-row>
        <table:table-row table:style-name="Table1.137">
          <table:table-cell table:style-name="Table1.A2" office:value-type="string">
            <text:p text:style-name="P32">3334</text:p>
          </table:table-cell>
          <table:table-cell table:style-name="Table1.A2" office:value-type="string">
            <text:p text:style-name="P32">En l’ewe ne de loing veu</text:p>
          </table:table-cell>
          <table:table-cell table:style-name="Table1.C123" office:value-type="string">
            <text:p text:style-name="P359">B<text:span text:style-name="T568">H2M</text:span>] <text:span text:style-name="T109">Ne en (H2 Nen) la nef de loing veut (H2 congneu, M ueu) <text:s text:c="2"/>DEGIKW] En la nef… <text:s/></text:span><text:span text:style-name="T222">L</text:span><text:span text:style-name="T221">] </text:span><text:span text:style-name="T233">En laue ne… <text:s/></text:span><text:span text:style-name="T253">T</text:span><text:span text:style-name="T255">] </text:span><text:span text:style-name="T266">En lane(laue?)...</text:span></text:p>
          </table:table-cell>
        </table:table-row>
        <table:table-row table:style-name="Table1.137">
          <table:table-cell table:style-name="Table1.A2" office:value-type="string">
            <text:p text:style-name="P32">3335</text:p>
          </table:table-cell>
          <table:table-cell table:style-name="Table1.A2" office:value-type="string">
            <text:p text:style-name="P32">Cil ont fet son comandement</text:p>
          </table:table-cell>
          <table:table-cell table:style-name="Table1.C123" office:value-type="string">
            <text:p text:style-name="P495">M] Ces firent son...</text:p>
          </table:table-cell>
        </table:table-row>
        <table:table-row table:style-name="Table1.137">
          <table:table-cell table:style-name="Table1.A2" office:value-type="string">
            <text:p text:style-name="P32">3336</text:p>
          </table:table-cell>
          <table:table-cell table:style-name="Table1.A2" office:value-type="string">
            <text:p text:style-name="P32">Nes vit nu hons apertement</text:p>
          </table:table-cell>
          <table:table-cell table:style-name="Table1.C123" office:value-type="string">
            <text:p text:style-name="P242">A<text:span text:style-name="T132">DH2EGIL</text:span>] <text:span text:style-name="T87">Que hom ne (DH2 On ne, E </text:span><text:span text:style-name="T13">Con</text:span><text:span text:style-name="T87"> ne, G Com nelo, L Om ne, I Com ne) conoit (DI conoist, E connoist, G conois, H2 congnoit, L cognoist) apertement (I apartement) <text:s/>B] </text:span><text:span text:style-name="T13">Con</text:span><text:span text:style-name="T87"> ne se uoit aparceuant <text:s text:c="2"/></text:span><text:span text:style-name="T197">M] </text:span><text:span text:style-name="T212">E ne connoissoit nullement <text:s/></text:span><text:span text:style-name="T253">T</text:span><text:span text:style-name="T255">] </text:span><text:span text:style-name="T267">Hon ne cognuit apertemant <text:s/></text:span><text:span text:style-name="T284">W</text:span><text:span text:style-name="T255">] </text:span><text:span text:style-name="T295">On ne congneust pas proprement <text:s/></text:span><text:span text:style-name="T361">K] </text:span><text:span text:style-name="T370">Com nil coist apertement</text:span></text:p>
          </table:table-cell>
        </table:table-row>
        <table:table-row table:style-name="Table1.137">
          <table:table-cell table:style-name="Table1.A2" office:value-type="string">
            <text:p text:style-name="P32">3337</text:p>
          </table:table-cell>
          <table:table-cell table:style-name="Table1.A2" office:value-type="string">
            <text:p text:style-name="P32">Que en la meir ait cheveliers</text:p>
          </table:table-cell>
          <table:table-cell table:style-name="Table1.C123" office:value-type="string">
            <text:p text:style-name="P226">A<text:span text:style-name="T109">BDEGIKMW</text:span>] ...<text:span text:style-name="T87">en (I in) la nef...(B nul </text:span><text:span text:style-name="T12">chlr</text:span><text:span text:style-name="T109">, M eust </text:span><text:span text:style-name="T38">chlrs</text:span><text:span text:style-name="T471">, W eust cheualier) <text:s/></text:span><text:span text:style-name="T317">H2] </text:span><text:span text:style-name="T322">Quil ait en la nef...</text:span></text:p>
          </table:table-cell>
        </table:table-row>
        <table:table-row table:style-name="Table1.137">
          <table:table-cell table:style-name="Table1.A2" office:value-type="string">
            <text:p text:style-name="P32">3338</text:p>
          </table:table-cell>
          <table:table-cell table:style-name="Table1.A2" office:value-type="string">
            <text:p text:style-name="P32">Mai Florimont et maroniers</text:p>
          </table:table-cell>
          <table:table-cell table:style-name="Table1.C123" office:value-type="string">
            <text:p text:style-name="P217">A] ...<text:span text:style-name="T87">est mariniers <text:s/>B] </text:span><text:span text:style-name="T12">Flor</text:span><text:span text:style-name="T109">. ne se volt targier <text:s/>DEH2K] Fors… <text:s/>W] Que...el maronier</text:span></text:p>
          </table:table-cell>
        </table:table-row>
        <table:table-row table:style-name="Table1.137">
          <table:table-cell table:style-name="Table1.A2" office:value-type="string">
            <text:p text:style-name="P32">3339</text:p>
          </table:table-cell>
          <table:table-cell table:style-name="Table1.A2" office:value-type="string">
            <text:p text:style-name="P32">Li maronier nagerent fort</text:p>
          </table:table-cell>
          <table:table-cell table:style-name="Table1.C123" office:value-type="string">
            <text:p text:style-name="P527">H2] ...gouuernent...</text:p>
          </table:table-cell>
        </table:table-row>
        <table:table-row table:style-name="Table1.137">
          <table:table-cell table:style-name="Table1.A2" office:value-type="string">
            <text:p text:style-name="P32">3340</text:p>
          </table:table-cell>
          <table:table-cell table:style-name="Table1.A2" office:value-type="string">
            <text:p text:style-name="P32">La neif amoengnent droit a <text:span text:style-name="T70">(H au)</text:span> port</text:p>
          </table:table-cell>
          <table:table-cell table:style-name="Table1.C123" office:value-type="string">
            <text:p text:style-name="P208">A] <text:span text:style-name="T87">Li aue(ane?)...a droit port <text:s/>B] ...arment a droit port <text:s/>DGM] ...menerent a droit port <text:s/>EH2] ...arriuent a droit port <text:s/></text:span><text:span text:style-name="T222">L</text:span><text:span text:style-name="T349">I</text:span><text:span text:style-name="T370">K</text:span><text:span text:style-name="T267">T</text:span><text:span text:style-name="T295">W</text:span><text:span text:style-name="T221">] ...</text:span><text:span text:style-name="T233">amoine </text:span><text:span text:style-name="T267">(</text:span><text:span text:style-name="T349">I</text:span><text:span text:style-name="T370">K</text:span><text:span text:style-name="T267">T amoinent, </text:span><text:span text:style-name="T295">W amennent</text:span><text:span text:style-name="T267">)</text:span><text:span text:style-name="T233"> a droit port</text:span></text:p>
          </table:table-cell>
        </table:table-row>
        <table:table-row table:style-name="Table1.137">
          <table:table-cell table:style-name="Table1.A2" office:value-type="string">
            <text:p text:style-name="P32">3341</text:p>
          </table:table-cell>
          <table:table-cell table:style-name="Table1.A2" office:value-type="string">
            <text:p text:style-name="P32">Floquars le boen cheval ait <text:span text:style-name="T70">(H en) </text:span>trait</text:p>
          </table:table-cell>
          <table:table-cell table:style-name="Table1.C123" office:value-type="string">
            <text:p text:style-name="P217">A] ...<text:span text:style-name="T87">a trait <text:s/>DH2EIMT] ...en trait <text:s/>G] ...queual narrait <text:s/>KW] ...na trait</text:span></text:p>
          </table:table-cell>
        </table:table-row>
        <table:table-row table:style-name="Table1.137">
          <table:table-cell table:style-name="Table1.A2" office:value-type="string">
            <text:p text:style-name="P32">3342</text:p>
          </table:table-cell>
          <table:table-cell table:style-name="Table1.A2" office:value-type="string">
            <text:p text:style-name="P32">Et Florimons aprés s’en vait</text:p>
          </table:table-cell>
          <table:table-cell table:style-name="Table1.C123" office:value-type="string">
            <text:p text:style-name="P500"><text:span text:style-name="T568">H2</text:span>M] ...en uait <text:span text:style-name="T568">(H2 vait)</text:span> <text:s/><text:span text:style-name="T482">L] ...a pro...</text:span></text:p>
          </table:table-cell>
        </table:table-row>
        <table:table-row table:style-name="Table1.137">
          <table:table-cell table:style-name="Table1.A2" office:value-type="string">
            <text:p text:style-name="P32">3343</text:p>
          </table:table-cell>
          <table:table-cell table:style-name="Table1.A2" office:value-type="string">
            <text:p text:style-name="P32">Ses armes traient de la mer</text:p>
          </table:table-cell>
          <table:table-cell table:style-name="Table1.C123" office:value-type="string">
            <text:p text:style-name="P301">D] ...a trait… <text:s/><text:span text:style-name="T105">E] ...ont de la nef tret <text:s/></text:span><text:span text:style-name="T222">L</text:span><text:span text:style-name="T221">] ...enuelit…</text:span><text:span text:style-name="T233"> <text:s/></text:span><text:span text:style-name="T253">T</text:span><text:span text:style-name="T255">] ...</text:span><text:span text:style-name="T267">delane</text:span></text:p>
          </table:table-cell>
        </table:table-row>
        <table:table-row table:style-name="Table1.137">
          <table:table-cell table:style-name="Table1.A2" office:value-type="string">
            <text:p text:style-name="P32">3344</text:p>
          </table:table-cell>
          <table:table-cell table:style-name="Table1.A2" office:value-type="string">
            <text:p text:style-name="P32">Et Floquars le corrut armer</text:p>
          </table:table-cell>
          <table:table-cell table:style-name="Table1.C123" office:value-type="string">
            <text:p text:style-name="P351">E] Florimons sarme sans arrest <text:s/><text:span text:style-name="T109">G] ...li… <text:s/>K] Floqarz li...a armer</text:span></text:p>
          </table:table-cell>
        </table:table-row>
        <table:table-row table:style-name="Table1.137">
          <table:table-cell table:style-name="Table1.A2" office:value-type="string">
            <text:p text:style-name="P32">3345</text:p>
          </table:table-cell>
          <table:table-cell table:style-name="Table1.A2" office:value-type="string">
            <text:p text:style-name="P32">Quant Florimons fut bien armez</text:p>
          </table:table-cell>
          <table:table-cell table:style-name="Table1.C123" office:value-type="string">
            <text:p text:style-name="P129"><text:span text:style-name="T102">W</text:span>] ---</text:p>
          </table:table-cell>
        </table:table-row>
        <table:table-row table:style-name="Table1.137">
          <table:table-cell table:style-name="Table1.A2" office:value-type="string">
            <text:p text:style-name="P32">3346</text:p>
          </table:table-cell>
          <table:table-cell table:style-name="Table1.A2" office:value-type="string">
            <text:p text:style-name="P32">Et ses chevalx fut atornez</text:p>
          </table:table-cell>
          <table:table-cell table:style-name="Table1.C123" office:value-type="string">
            <text:p text:style-name="P217">A] <text:span text:style-name="T87">Et le cheuals… <text:s/>E] ...arreez <text:s/>GM] ...son cheual… <text:s/>H2W] ...bien atournes (W atorner)</text:span></text:p>
          </table:table-cell>
        </table:table-row>
        <table:table-row table:style-name="Table1.137">
          <table:table-cell table:style-name="Table1.A2" office:value-type="string">
            <text:p text:style-name="P32">3347</text:p>
          </table:table-cell>
          <table:table-cell table:style-name="Table1.A2" office:value-type="string">
            <text:p text:style-name="P33">Garganeus avoit veue</text:p>
          </table:table-cell>
          <table:table-cell table:style-name="Table1.C123" office:value-type="string">
            <text:p text:style-name="P344">E] ...si a veve <text:s/><text:span text:style-name="T500">T] ...ot bien ueue</text:span></text:p>
          </table:table-cell>
        </table:table-row>
        <table:table-row table:style-name="Table1.137">
          <table:table-cell table:style-name="Table1.A2" office:value-type="string">
            <text:p text:style-name="P32">3348</text:p>
          </table:table-cell>
          <table:table-cell table:style-name="Table1.A2" office:value-type="string">
            <text:p text:style-name="P33">La neif si l’ot bien coneue</text:p>
          </table:table-cell>
          <table:table-cell table:style-name="Table1.C123" office:value-type="string">
            <text:p text:style-name="P226">A] <text:span text:style-name="T87">Liaue(ane?)… <text:s/>B] ...et de loing conneue <text:s/>DIL] ...si (L se) lauoit… <text:s/>E] La nef et la bien… <text:s/>G] ...nef il ot bien… <text:s/>W] ...la bien congneu <text:s text:c="2"/></text:span><text:span text:style-name="T317">H2] ...</text:span><text:span text:style-name="T322">et bien lout...</text:span></text:p>
          </table:table-cell>
        </table:table-row>
        <table:table-row table:style-name="Table1.137">
          <table:table-cell table:style-name="Table1.A2" office:value-type="string">
            <text:p text:style-name="P32">3349</text:p>
          </table:table-cell>
          <table:table-cell table:style-name="Table1.A2" office:value-type="string">
            <text:p text:style-name="P33">Il comandait (H comanda) a ses <text:soft-page-break/>serjans</text:p>
          </table:table-cell>
          <table:table-cell table:style-name="Table1.C123" office:value-type="string">
            <text:p text:style-name="P200">A<text:span text:style-name="T132">DH2EGILTW</text:span>] ...comanda <text:span text:style-name="T412">(EH2 commanda, T comada, W commenda)</text:span>… <text:s/><text:span text:style-name="T88"><text:s text:c="2"/>B] Lors commanda… <text:s/></text:span><text:soft-page-break/><text:span text:style-name="T197">M] ...</text:span><text:span text:style-name="T212">a commande a ses gens</text:span></text:p>
          </table:table-cell>
        </table:table-row>
        <table:table-row table:style-name="Table1.137">
          <table:table-cell table:style-name="Table1.A2" office:value-type="string">
            <text:p text:style-name="P33">3350</text:p>
          </table:table-cell>
          <table:table-cell table:style-name="Table1.A2" office:value-type="string">
            <text:p text:style-name="P33">Qu’aportessent ses garnemens</text:p>
          </table:table-cell>
          <table:table-cell table:style-name="Table1.C123" office:value-type="string">
            <text:p text:style-name="P234">A] <text:span text:style-name="T88">Qua portassent… <text:s/>BK] Con (K Qon) li aport… <text:s/></text:span><text:span text:style-name="T197">M] </text:span><text:span text:style-name="T212">Quil aportent… <text:s/></text:span><text:span text:style-name="T222">L</text:span><text:span text:style-name="T221">] </text:span><text:span text:style-name="T234">Que il portassent… <text:s/></text:span><text:span text:style-name="T253">T</text:span><text:span text:style-name="T255">] </text:span><text:span text:style-name="T268">Que aportasont… <text:s/></text:span><text:span text:style-name="T263">I] </text:span><text:span text:style-name="T349">Qui portassent...</text:span></text:p>
          </table:table-cell>
        </table:table-row>
        <table:table-row table:style-name="Table1.137"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C123" office:value-type="string">
            <text:p text:style-name="P339">E] Qui a mainte gent firent guerre</text:p>
          </table:table-cell>
        </table:table-row>
        <table:table-row table:style-name="Table1.137"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3"/>
          </table:table-cell>
          <table:table-cell table:style-name="Table1.C123" office:value-type="string">
            <text:p text:style-name="P339">E] Li marinier virent la terre</text:p>
          </table:table-cell>
        </table:table-row>
        <table:table-row table:style-name="Table1.137">
          <table:table-cell table:style-name="Table1.A2" office:value-type="string">
            <text:p text:style-name="P33">3351</text:p>
          </table:table-cell>
          <table:table-cell table:style-name="Table1.A2" office:value-type="string">
            <text:p text:style-name="P33">Il fait son escut aporter</text:p>
          </table:table-cell>
          <table:table-cell table:style-name="Table1.C123" office:value-type="string">
            <text:p text:style-name="P200">A<text:span text:style-name="T412">EGIKLW</text:span>] ...<text:span text:style-name="T88">demander (W demender) <text:s/></text:span><text:span text:style-name="T197">M] ...fist…</text:span></text:p>
            <text:p text:style-name="P463"><text:span text:style-name="T212">P</text:span><text:span text:style-name="T142">] e foli </text:span><text:span text:style-name="T399">portado</text:span><text:span text:style-name="T142"> lo schudo e</text:span><text:span text:style-name="T399"> lo suo elmo </text:span><text:span text:style-name="T142">e lo suo bastone</text:span></text:p>
          </table:table-cell>
        </table:table-row>
        <table:table-row table:style-name="Table1.137">
          <table:table-cell table:style-name="Table1.A2" office:value-type="string">
            <text:p text:style-name="P33">3352</text:p>
          </table:table-cell>
          <table:table-cell table:style-name="Table1.A2" office:value-type="string">
            <text:p text:style-name="P33">Et son baston fait demander</text:p>
          </table:table-cell>
          <table:table-cell table:style-name="Table1.C123" office:value-type="string">
            <text:p text:style-name="P243">A<text:span text:style-name="T412">EGILW</text:span>] <text:s/>...<text:span text:style-name="T110">aporter <text:s/>DH2] ...aprester <text:s text:c="2"/>B] Son baston ni uolt oublier <text:s text:c="2"/></text:span><text:span text:style-name="T197">M] ...</text:span><text:span text:style-name="T212">bien enhenter <text:s/></text:span><text:span text:style-name="T361">K] </text:span><text:span text:style-name="T371">En son </text:span><text:span text:style-name="T400">aume</text:span><text:span text:style-name="T371"> aporter</text:span></text:p>
          </table:table-cell>
        </table:table-row>
        <table:table-row table:style-name="Table1.137">
          <table:table-cell table:style-name="Table1.A2" office:value-type="string">
            <text:p text:style-name="P33">3353</text:p>
          </table:table-cell>
          <table:table-cell table:style-name="Table1.A2" office:value-type="string">
            <text:p text:style-name="P33">Ses serjans apalait (H apelat) a soi</text:p>
          </table:table-cell>
          <table:table-cell table:style-name="Table1.C123" office:value-type="string">
            <text:p text:style-name="P243">A<text:span text:style-name="T110">BDH2EGILTW</text:span>] ...<text:span text:style-name="T89">apela (BGLT apella, H2W appella) o soi (B ossoi, GLTW asoi) <text:s/></text:span><text:span text:style-name="T197">M] </text:span><text:span text:style-name="T212">Ses hommes apela o… <text:s/></text:span><text:span text:style-name="T361">K] ...</text:span><text:span text:style-name="T371">apelle...</text:span></text:p>
          </table:table-cell>
        </table:table-row>
        <table:table-row table:style-name="Table1.137">
          <table:table-cell table:style-name="Table1.A2" office:value-type="string">
            <text:p text:style-name="P33">3354</text:p>
          </table:table-cell>
          <table:table-cell table:style-name="Table1.A2" office:value-type="string">
            <text:p text:style-name="P33">Signor fait il alez a moi (H escoutez moi)</text:p>
          </table:table-cell>
          <table:table-cell table:style-name="Table1.C123" office:value-type="string">
            <text:p text:style-name="P234">A] ...<text:span text:style-name="T89">au roi <text:s/>BDH2GKLMW] ...(M dit il)...venez (DGKL uenez, H2 venes) o (H2KLW a) moi <text:s/>E] ...dist il parlez a moi <text:s/>T] Baron fait il escutez moi <text:s/>I] ...entendes moi</text:span></text:p>
          </table:table-cell>
        </table:table-row>
        <table:table-row table:style-name="Table1.137">
          <table:table-cell table:style-name="Table1.A2" office:value-type="string">
            <text:p text:style-name="P33">3355</text:p>
          </table:table-cell>
          <table:table-cell table:style-name="Table1.A2" office:value-type="string">
            <text:p text:style-name="P33">Ancui vairez (H verreis) mout grant mervelle</text:p>
          </table:table-cell>
          <table:table-cell table:style-name="Table1.C123" office:value-type="string">
            <text:p text:style-name="P217">A<text:span text:style-name="T518">T</text:span>] ...uerrois <text:span text:style-name="T518">(T ueroiz)</text:span>…<text:span text:style-name="T89"> <text:s/>B] Ancui porrez veir me <text:s/>DH2] ...uerroiz (H2 verres) fiere bataille <text:s/>W] En touz verrez...</text:span></text:p>
          </table:table-cell>
        </table:table-row>
        <table:table-row table:style-name="Table1.410">
          <table:table-cell table:style-name="Table1.A2" office:value-type="string">
            <text:p text:style-name="P33">3356</text:p>
          </table:table-cell>
          <table:table-cell table:style-name="Table1.A2" office:value-type="string">
            <text:p text:style-name="P33">Meler le lyeon a l’oelle</text:p>
          </table:table-cell>
          <table:table-cell table:style-name="Table1.C123" office:value-type="string">
            <text:p text:style-name="P431">GM] ...(M o) locille <text:s/><text:span text:style-name="T102">W] ...a laille <text:s/>I] ...aloegle <text:s/>K] ...uleon aloreille</text:span></text:p>
          </table:table-cell>
        </table:table-row>
        <table:table-row table:style-name="Table1.137">
          <table:table-cell table:style-name="Table1.A2" office:value-type="string">
            <text:p text:style-name="P33">3357</text:p>
          </table:table-cell>
          <table:table-cell table:style-name="Table1.A2" office:value-type="string">
            <text:p text:style-name="P33">Garganeus en vient atant</text:p>
          </table:table-cell>
          <table:table-cell table:style-name="Table1.C123" office:value-type="string">
            <text:p text:style-name="P178">A<text:span text:style-name="T111">BDH2EGIKLMTW</text:span>] ...<text:span text:style-name="T89">del (BEGIKLMW le, T lo, DH2 dou) pui (H2 mont, K poi) descent (B deschent, GIL desent, W dessent)</text:span></text:p>
          </table:table-cell>
        </table:table-row>
        <table:table-row table:style-name="Table1.137">
          <table:table-cell table:style-name="Table1.A2" office:value-type="string">
            <text:p text:style-name="P33">3358</text:p>
          </table:table-cell>
          <table:table-cell table:style-name="Table1.A2" office:value-type="string">
            <text:p text:style-name="P33">Et Florimons son cheval prant</text:p>
          </table:table-cell>
          <table:table-cell table:style-name="Table1.C123" office:value-type="string">
            <text:p text:style-name="P367">B] ...le cheual prent</text:p>
          </table:table-cell>
        </table:table-row>
        <table:table-row table:style-name="Table1.137">
          <table:table-cell table:style-name="Table1.A2" office:value-type="string">
            <text:p text:style-name="P33">3359</text:p>
          </table:table-cell>
          <table:table-cell table:style-name="Table1.A2" office:value-type="string">
            <text:p text:style-name="P33">El cheval monta main a (F et) main</text:p>
          </table:table-cell>
          <table:table-cell table:style-name="Table1.C123" office:value-type="string">
            <text:p text:style-name="P456">INV <text:span text:style-name="T595">K] </text:span>Quant ueit garganeus el plain</text:p>
            <text:p text:style-name="P405">B] ...est montez de plain <text:s/>D] Ou… <text:s/><text:span text:style-name="T105">EGIM] (M V)...monte...(G et)… <text:s/></text:span><text:span text:style-name="T222">L</text:span><text:span text:style-name="T221">] ...</text:span><text:span text:style-name="T234">e main <text:s/></text:span><text:span text:style-name="T284">W</text:span><text:span text:style-name="T255">] </text:span><text:span text:style-name="T295">A...et… </text:span><text:span text:style-name="T317">H2] </text:span><text:span text:style-name="T322">Eu...monta sanz desdit</text:span></text:p>
          </table:table-cell>
        </table:table-row>
        <table:table-row table:style-name="Table1.137">
          <table:table-cell table:style-name="Table1.A2" office:value-type="string">
            <text:p text:style-name="P33">3360</text:p>
          </table:table-cell>
          <table:table-cell table:style-name="Table1.A2" office:value-type="string">
            <text:p text:style-name="P33">Quant vit Garganeum a plain</text:p>
          </table:table-cell>
          <table:table-cell table:style-name="Table1.C123" office:value-type="string">
            <text:p text:style-name="P535">INV <text:span text:style-name="T595">K] </text:span>El chiual mont main a main</text:p>
            <text:p text:style-name="P528">H2] ---</text:p>
            <text:p text:style-name="P234">A<text:span text:style-name="T412">EGLT</text:span>] <text:span text:style-name="T412">(E Quil)</text:span>...<text:span text:style-name="T438">(G uoit)...el plain <text:s/>B] ...garganeon ou plain <text:s/>DW] ...ou… <text:s/></text:span><text:span text:style-name="T197">M] ...au…</text:span><text:span text:style-name="T212"> <text:s/></text:span><text:span text:style-name="T263">I] ...</text:span><text:span text:style-name="T349">garganeus al...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548">3361</text:p>
          </table:table-cell>
          <table:table-cell table:style-name="Table1.A2" office:value-type="string">
            <text:p text:style-name="P548">Grans mervelles ot quant le vit</text:p>
          </table:table-cell>
          <table:table-cell table:style-name="Table1.C123" office:value-type="string">
            <text:p text:style-name="P549">A<text:span text:style-name="T438">GILW</text:span>] ...not <text:span text:style-name="T438">(G noit, W neut)</text:span>…<text:span text:style-name="T89"> <text:s/>B] ...a quant… <text:s/>DH2EM] ...quant il le...</text:span></text:p>
          </table:table-cell>
        </table:table-row>
        <table:table-row table:style-name="Table1.137">
          <table:table-cell table:style-name="Table1.A2" office:value-type="string">
            <text:p text:style-name="P33">3362</text:p>
          </table:table-cell>
          <table:table-cell table:style-name="Table1.A2" office:value-type="string">
            <text:p text:style-name="P33">Florimons en son cuer et dist</text:p>
          </table:table-cell>
          <table:table-cell table:style-name="Table1.C123" office:value-type="string">
            <text:p text:style-name="P178">A<text:span text:style-name="T112">BDH2EGILMTW</text:span>] ...<text:span text:style-name="T89">a dit <text:s/>K?</text:span></text:p>
          </table:table-cell>
        </table:table-row>
        <table:table-row table:style-name="Table1.137">
          <table:table-cell table:style-name="Table1.A2" office:value-type="string">
            <text:p text:style-name="P33">3363</text:p>
          </table:table-cell>
          <table:table-cell table:style-name="Table1.A2" office:value-type="string">
            <text:p text:style-name="P33">Ainz mais ne vi home si fier</text:p>
          </table:table-cell>
          <table:table-cell table:style-name="Table1.C123" office:value-type="string">
            <text:p text:style-name="P243">A<text:span text:style-name="T132">DEGIMT</text:span>] <text:span text:style-name="T89">Onc (DM Ainz, EG Ainc, I Anc, T Honc)...(I uint)...tant (G tan) fier <text:s/>H2W] Onques (W Onc)… <text:s/>K] Ainc mais ui hom tan fer</text:span></text:p>
          </table:table-cell>
        </table:table-row>
        <table:table-row table:style-name="Table1.137">
          <table:table-cell table:style-name="Table1.A2" office:value-type="string">
            <text:p text:style-name="P33">3364</text:p>
          </table:table-cell>
          <table:table-cell table:style-name="Table1.A2" office:value-type="string">
            <text:p text:style-name="P33">A (H Au) mont nen avroit chevelier</text:p>
          </table:table-cell>
          <table:table-cell table:style-name="Table1.C123" office:value-type="string">
            <text:p text:style-name="P227">A<text:span text:style-name="T412">EGIK</text:span>] <text:span text:style-name="T89">El monde (GIK mont) non (K nen) eust (EI neust, G ne neust)… <text:s/>B] Jl na ou mont nul </text:span><text:span text:style-name="T14">chlr <text:s/></text:span><text:span text:style-name="T98">D] Ou...ne eust… <text:s/></text:span><text:span text:style-name="T197">M] </text:span><text:span text:style-name="T212">V..ni a… <text:s/></text:span><text:span text:style-name="T222">L</text:span><text:span text:style-name="T221">] </text:span><text:span text:style-name="T234">El...na un sol </text:span><text:span text:style-name="T158">chr <text:s/></text:span><text:span text:style-name="T253">T</text:span><text:span text:style-name="T255">] </text:span><text:span text:style-name="T268">El mont naust tel chiualier <text:s/></text:span><text:span text:style-name="T284">W</text:span><text:span text:style-name="T255">] </text:span><text:span text:style-name="T296">Ou...na vn teul… <text:s/></text:span><text:span text:style-name="T317">H2] </text:span><text:span text:style-name="T323">Eu </text:span><text:span text:style-name="T168">mlt</text:span><text:span text:style-name="T323">ne neust </text:span><text:span text:style-name="T168">chr</text:span></text:p>
          </table:table-cell>
        </table:table-row>
        <table:table-row table:style-name="Table1.137">
          <table:table-cell table:style-name="Table1.A2" office:value-type="string">
            <text:p text:style-name="P33">3365</text:p>
          </table:table-cell>
          <table:table-cell table:style-name="Table1.A2" office:value-type="string">
            <text:p text:style-name="P33">Se cist iere a cheval armez</text:p>
          </table:table-cell>
          <table:table-cell table:style-name="Table1.C123" office:value-type="string">
            <text:p text:style-name="P215">A<text:span text:style-name="T132">DGIKL</text:span>] ...fust…<text:span text:style-name="T491">(L al)... <text:s/>BEH2MW] Se cil (EH2M cist, W il) fust a (E el) cheual montez (W monte) <text:s/>T] Se il fust a chiual...</text:span></text:p>
          </table:table-cell>
        </table:table-row>
        <table:table-row table:style-name="Table1.137">
          <table:table-cell table:style-name="Table1.A2" office:value-type="string">
            <text:p text:style-name="P33">3366</text:p>
          </table:table-cell>
          <table:table-cell table:style-name="Table1.A2" office:value-type="string">
            <text:p text:style-name="P33">Per cui (H Par qui) il fust mors ne matez</text:p>
          </table:table-cell>
          <table:table-cell table:style-name="Table1.C123" office:value-type="string">
            <text:p text:style-name="P227">A<text:span text:style-name="T438">GIKLW</text:span>] <text:span text:style-name="T89">Por (GIK Par, L </text:span><text:span text:style-name="T44">Per</text:span><text:span text:style-name="T491">, W Pour) cui (W qui) fust (GK il fust) uencuz (G uancuz, I uencus, K uencu, W vaincu) ne (IK ni)… <text:s/>B] Par cui… <text:s/>T] Por cui… <text:s/></text:span><text:span text:style-name="T317">H2] </text:span><text:span text:style-name="T168">Per</text:span><text:span text:style-name="T323"> cui fust ne mors...</text:span></text:p>
          </table:table-cell>
        </table:table-row>
        <table:table-row table:style-name="Table1.137">
          <table:table-cell table:style-name="Table1.A2" office:value-type="string">
            <text:p text:style-name="P33">3367</text:p>
          </table:table-cell>
          <table:table-cell table:style-name="Table1.A2" office:value-type="string">
            <text:p text:style-name="P33">C’il eust cheval a sa guisse</text:p>
          </table:table-cell>
          <table:table-cell table:style-name="Table1.C123" office:value-type="string">
            <text:p text:style-name="P130"><text:span text:style-name="T222">L</text:span><text:span text:style-name="T268">T</text:span><text:span text:style-name="T221">] </text:span><text:span text:style-name="T235">Se il </text:span><text:span text:style-name="T268">(T Sil)</text:span><text:span text:style-name="T235"> aust… <text:s/></text:span><text:span text:style-name="T284">W</text:span><text:span text:style-name="T142">] </text:span><text:span text:style-name="T296">Si leust...</text:span></text:p>
          </table:table-cell>
        </table:table-row>
        <table:table-row table:style-name="Table1.137">
          <table:table-cell table:style-name="Table1.A2" office:value-type="string">
            <text:p text:style-name="P33">3368</text:p>
          </table:table-cell>
          <table:table-cell table:style-name="Table1.A2" office:value-type="string">
            <text:p text:style-name="P33">Fiere bataille eusse emprisse</text:p>
          </table:table-cell>
          <table:table-cell table:style-name="Table1.C123" office:value-type="string">
            <text:p text:style-name="P215">A<text:span text:style-name="T439">GIKL</text:span>] <text:span text:style-name="T439">(G Fere)</text:span>...<text:span text:style-name="T89">ai (K ha) enprise <text:s/>DE] ...eust… <text:s/>T] ...ause...</text:span></text:p>
          </table:table-cell>
        </table:table-row>
        <table:table-row table:style-name="Table1.137">
          <table:table-cell table:style-name="Table1.A2" office:value-type="string">
            <text:p text:style-name="P33">3369</text:p>
          </table:table-cell>
          <table:table-cell table:style-name="Table1.A2" office:value-type="string">
            <text:p text:style-name="P33">Assez tost li messavendra</text:p>
          </table:table-cell>
          <table:table-cell table:style-name="Table1.C123" office:value-type="string">
            <text:p text:style-name="P375">BD<text:span text:style-name="T585">IM</text:span>] ...mes auanra (D mesauanra, <text:span text:style-name="T585">I mesauera, M mesauenra</text:span>) <text:s/><text:span text:style-name="T109">G] ...le mes ueira</text:span></text:p>
          </table:table-cell>
        </table:table-row>
        <table:table-row table:style-name="Table1.137">
          <table:table-cell table:style-name="Table1.A2" office:value-type="string">
            <text:p text:style-name="P33">3370</text:p>
          </table:table-cell>
          <table:table-cell table:style-name="Table1.A2" office:value-type="string">
            <text:p text:style-name="P33">Por ce que poc (H Il que poi) me prissera</text:p>
          </table:table-cell>
          <table:table-cell table:style-name="Table1.C123" office:value-type="string">
            <text:p text:style-name="P215">A<text:span text:style-name="T412">EG</text:span>] ...<text:span text:style-name="T89">que poi… <text:s/>T] ...quar po me...</text:span></text:p>
          </table:table-cell>
        </table:table-row>
        <table:table-row table:style-name="Table1.137">
          <table:table-cell table:style-name="Table1.A2" office:value-type="string">
            <text:p text:style-name="P33">3371</text:p>
          </table:table-cell>
          <table:table-cell table:style-name="Table1.A2" office:value-type="string">
            <text:p text:style-name="P33">Mainte fois petite coignie</text:p>
          </table:table-cell>
          <table:table-cell table:style-name="Table1.C123" office:value-type="string">
            <text:p text:style-name="P406">B] Vne bien petite cugnie <text:s/><text:span text:style-name="T412">(SOTT IN E) <text:s/>K] ...congee</text:span></text:p>
          </table:table-cell>
        </table:table-row>
        <table:table-row table:style-name="Table1.137">
          <table:table-cell table:style-name="Table1.A2" office:value-type="string">
            <text:p text:style-name="P33">3372</text:p>
          </table:table-cell>
          <table:table-cell table:style-name="Table1.A2" office:value-type="string">
            <text:p text:style-name="P34">Abat de langne (H laigne) grant charrie</text:p>
          </table:table-cell>
          <table:table-cell table:style-name="Table1.C123" office:value-type="string">
            <text:p text:style-name="P244">A<text:span text:style-name="T492">LTW</text:span>] …leigue <text:span text:style-name="T518">(T legui, W laigue)</text:span>…<text:span text:style-name="T89"> <text:s/>B] Tranche de bos vne charie <text:s/>DH2E] ...de buche (E busche)...(H2 partie, E carchie) (SOTT IN E) <text:s/>G] ...del bosce une cartee <text:s/></text:span><text:span text:style-name="T197">M] </text:span><text:span text:style-name="T213">Abat de bois </text:span><text:span text:style-name="T151">mlt </text:span><text:span text:style-name="T213">grant chairee <text:s/></text:span><text:span text:style-name="T263">I] ...</text:span><text:span text:style-name="T350">delegne cent caree <text:s/></text:span><text:span text:style-name="T361">K] ...</text:span><text:span text:style-name="T372">de bo[…] [...]ree</text:span></text:p>
          </table:table-cell>
        </table:table-row>
        <table:table-row table:style-name="Table1.137">
          <table:table-cell table:style-name="Table1.A2" office:value-type="string">
            <text:p text:style-name="P33">3373</text:p>
          </table:table-cell>
          <table:table-cell table:style-name="Table1.A2" office:value-type="string">
            <text:p text:style-name="P34">Et de seu rai ge grant comfort</text:p>
          </table:table-cell>
          <table:table-cell table:style-name="Table1.C123" office:value-type="string">
            <text:p text:style-name="P424">G] ---</text:p>
            <text:p text:style-name="P366">INV <text:span text:style-name="T87">B] </text:span>Or aige droit il a grant tort</text:p>
            <text:p text:style-name="P218">A] ...nai…<text:span text:style-name="T90"> <text:s/>D] Et de ce ai grant… <text:s/>H2EKMT] ...ai ie… <text:s/></text:span><text:span text:style-name="T222">L</text:span><text:span text:style-name="T221">] </text:span><text:span text:style-name="T235">De ce re ai ie… <text:s/></text:span><text:span text:style-name="T284">W</text:span><text:span text:style-name="T255">] </text:span><text:span text:style-name="T296">De ce en ayge le cuer fort</text:span></text:p>
          </table:table-cell>
        </table:table-row>
        <table:table-row table:style-name="Table1.137">
          <table:table-cell table:style-name="Table1.A2" office:value-type="string">
            <text:p text:style-name="P33">3374</text:p>
          </table:table-cell>
          <table:table-cell table:style-name="Table1.A2" office:value-type="string">
            <text:p text:style-name="P34">Que ju ai droit et il ait tort</text:p>
          </table:table-cell>
          <table:table-cell table:style-name="Table1.C123" office:value-type="string">
            <text:p text:style-name="P366">INV <text:span text:style-name="T87">B] </text:span>De ce aige <text:span text:style-name="T1">mlt</text:span> grant confort</text:p>
            <text:p text:style-name="P218">A] <text:span text:style-name="T90">Quar ie...et si la tort <text:s text:c="2"/>G] Quar ie...com il a tort <text:s text:c="2"/></text:span><text:span text:style-name="T222">L</text:span><text:span text:style-name="T221">] </text:span><text:span text:style-name="T235">Car ie ai… <text:s/></text:span><text:span text:style-name="T284">W</text:span><text:span text:style-name="T255">] </text:span><text:span text:style-name="T296">Car lay droit et il a tort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33">3375</text:p>
          </table:table-cell>
          <table:table-cell table:style-name="Table1.A2" office:value-type="string">
            <text:p text:style-name="P34">De seu me poiset il assez</text:p>
          </table:table-cell>
          <table:table-cell table:style-name="Table1.C123" office:value-type="string">
            <text:p text:style-name="P348">E] Et de ce… <text:s/><text:span text:style-name="T197">M] ...pese…</text:span><text:span text:style-name="T213"> <text:s/></text:span><text:span text:style-name="T317">H2] </text:span><text:span text:style-name="T323">Mais de ce me...</text:span></text:p>
          </table:table-cell>
        </table:table-row>
        <table:table-row table:style-name="Table1.137">
          <table:table-cell table:style-name="Table1.A2" office:value-type="string">
            <text:p text:style-name="P33">3376</text:p>
          </table:table-cell>
          <table:table-cell table:style-name="Table1.A2" office:value-type="string">
            <text:p text:style-name="P34">Qu’il est a pié et desarmez (H pie desarmeiz)</text:p>
          </table:table-cell>
          <table:table-cell table:style-name="Table1.C123" office:value-type="string">
            <text:p text:style-name="P179">A<text:span text:style-name="T439">GKLT</text:span>] <text:span text:style-name="T90">Quar (GL Car) est a pie et desarmez</text:span></text:p>
          </table:table-cell>
        </table:table-row>
        <table:table-row table:style-name="Table1.137">
          <table:table-cell table:style-name="Table1.A2" office:value-type="string">
            <text:p text:style-name="P33">3377</text:p>
          </table:table-cell>
          <table:table-cell table:style-name="Table1.A2" office:value-type="string">
            <text:p text:style-name="P34">Ancor me seroit davant mis</text:p>
          </table:table-cell>
          <table:table-cell table:style-name="Table1.C123" office:value-type="string">
            <text:p text:style-name="P235">A] <text:span text:style-name="T90">En tort… <text:s/></text:span><text:span text:style-name="T197">M] ...auant…</text:span><text:span text:style-name="T213"> <text:s/></text:span><text:span text:style-name="T263">I] </text:span><text:span text:style-name="T351">E cort...</text:span></text:p>
          </table:table-cell>
        </table:table-row>
        <table:table-row table:style-name="Table1.137">
          <table:table-cell table:style-name="Table1.A2" office:value-type="string">
            <text:p text:style-name="P33">3378</text:p>
          </table:table-cell>
          <table:table-cell table:style-name="Table1.A2" office:value-type="string">
            <text:p text:style-name="P34">Se desarmei l’avoie ossis</text:p>
          </table:table-cell>
          <table:table-cell table:style-name="Table1.C123" office:value-type="string">
            <text:p text:style-name="P194">A] <text:span text:style-name="T90">Desarme… <text:s text:c="2"/>B] ...pris <text:s/>D] Se deuant moi… <text:s/>G] ...lauoit ocis</text:span></text:p>
          </table:table-cell>
        </table:table-row>
        <table:table-row table:style-name="Table1.137">
          <table:table-cell table:style-name="Table1.A2" office:value-type="string">
            <text:p text:style-name="P33">3379</text:p>
          </table:table-cell>
          <table:table-cell table:style-name="Table1.A2" office:value-type="string">
            <text:p text:style-name="P34">Il n’est pas bel a chevelier</text:p>
          </table:table-cell>
          <table:table-cell table:style-name="Table1.C123" office:value-type="string">
            <text:p text:style-name="P185">A<text:span text:style-name="T439">GIKLMT</text:span>] ...<text:span text:style-name="T90">de </text:span><text:span text:style-name="T3">chr </text:span><text:span text:style-name="T439">(G chiualer, I chauiler, T chiualier)</text:span><text:span text:style-name="T3"> <text:s/></text:span><text:span text:style-name="T87">BDH2] ...drois (D droiz) a (D de, H2 que)...</text:span></text:p>
          </table:table-cell>
        </table:table-row>
        <table:table-row table:style-name="Table1.137">
          <table:table-cell table:style-name="Table1.A2" office:value-type="string">
            <text:p text:style-name="P34">3380</text:p>
          </table:table-cell>
          <table:table-cell table:style-name="Table1.A2" office:value-type="string">
            <text:p text:style-name="P34">A<text:span text:style-name="T90">r</text:span>mei a desarmei touchier</text:p>
          </table:table-cell>
          <table:table-cell table:style-name="Table1.C123" office:value-type="string">
            <text:p text:style-name="P244">A<text:span text:style-name="T439">GIK</text:span>] <text:span text:style-name="T90">Arme de (GK dun) desarme (I Arme desarme, K desarmes)… <text:s/>B] A desarmeit houme toucher <text:s/></text:span><text:span text:style-name="T222">L</text:span><text:span text:style-name="T296">W</text:span><text:span text:style-name="T221">] </text:span><text:span text:style-name="T235">Arme le desarme… <text:s/></text:span><text:span text:style-name="T317">H2] </text:span><text:span text:style-name="T323">Armes est… </text:span></text:p>
          </table:table-cell>
        </table:table-row>
        <table:table-row table:style-name="Table1.137">
          <table:table-cell table:style-name="Table1.A2" office:value-type="string">
            <text:p text:style-name="P34">3381</text:p>
          </table:table-cell>
          <table:table-cell table:style-name="Table1.A2" office:value-type="string">
            <text:p text:style-name="P34">Se sor soi deffendant nel fait</text:p>
          </table:table-cell>
          <table:table-cell table:style-name="Table1.C123" office:value-type="string">
            <text:p text:style-name="P131"><text:span text:style-name="T102">W</text:span>] ---</text:p>
            <text:p text:style-name="P393">B] ...sor lui… <text:s/>D] ...sor son… <text:s/><text:span text:style-name="T109">G] Sunsot soi defendent… <text:s/></text:span><text:span text:style-name="T197">M] ...</text:span><text:span text:style-name="T213">sus soi… <text:s/></text:span><text:span text:style-name="T222">L</text:span><text:span text:style-name="T221">] ...deffendent…</text:span><text:span text:style-name="T235"> <text:s/></text:span><text:span text:style-name="T317">H2] ...</text:span><text:span text:style-name="T323">sus son...ne...</text:span></text:p>
          </table:table-cell>
        </table:table-row>
        <table:table-row table:style-name="Table1.137">
          <table:table-cell table:style-name="Table1.A2" office:value-type="string">
            <text:p text:style-name="P34">3382</text:p>
          </table:table-cell>
          <table:table-cell table:style-name="Table1.A2" office:value-type="string">
            <text:p text:style-name="P34">Maintes gens li tienent a lait</text:p>
          </table:table-cell>
          <table:table-cell table:style-name="Table1.C123" office:value-type="string">
            <text:p text:style-name="P131"><text:span text:style-name="T102">W</text:span>] ---</text:p>
            <text:p text:style-name="P244">A<text:span text:style-name="T439">G</text:span>] ...<text:span text:style-name="T90">le (G li) li tient a lait <text:s/>BH2EILT] ...le… <text:s/></text:span><text:span text:style-name="T197">M] ...</text:span><text:span text:style-name="T213">le tenront… <text:s/></text:span><text:span text:style-name="T361">K] </text:span><text:span text:style-name="T372">Mainte lentient alait</text:span></text:p>
          </table:table-cell>
        </table:table-row>
        <table:table-row table:style-name="Table1.137">
          <table:table-cell table:style-name="Table1.A2" office:value-type="string">
            <text:p text:style-name="P34">3383</text:p>
          </table:table-cell>
          <table:table-cell table:style-name="Table1.A2" office:value-type="string">
            <text:p text:style-name="P34">Premerains nel wel asaillir</text:p>
          </table:table-cell>
          <table:table-cell table:style-name="Table1.C123" office:value-type="string">
            <text:p text:style-name="P244">A<text:span text:style-name="T439">GLMTW</text:span>] <text:span text:style-name="T472">(L Primes, M Premier)</text:span>...<text:span text:style-name="T90">nele (GT nel) uoil (L uueil, MW veil)… <text:s/>D] ...nou quier essaillir <text:s/>K] Premiers [...]</text:span></text:p>
          </table:table-cell>
        </table:table-row>
        <table:table-row table:style-name="Table1.137">
          <table:table-cell table:style-name="Table1.A2" office:value-type="string">
            <text:p text:style-name="P34">3384</text:p>
          </table:table-cell>
          <table:table-cell table:style-name="Table1.A2" office:value-type="string">
            <text:p text:style-name="P34">Se del baston me welt ferir</text:p>
          </table:table-cell>
          <table:table-cell table:style-name="Table1.C123" office:value-type="string">
            <text:p text:style-name="P172"><text:span text:style-name="T102">W</text:span>] ...<text:span text:style-name="T537">de ton baton… <text:s/></text:span><text:span text:style-name="T317">H2</text:span><text:span text:style-name="T372">K</text:span><text:span text:style-name="T317">] ...de…</text:span><text:span text:style-name="T323"> <text:s/></text:span></text:p>
          </table:table-cell>
        </table:table-row>
        <table:table-row table:style-name="Table1.137">
          <table:table-cell table:style-name="Table1.A2" office:value-type="string">
            <text:p text:style-name="P34">3385</text:p>
          </table:table-cell>
          <table:table-cell table:style-name="Table1.A2" office:value-type="string">
            <text:p text:style-name="P34">Ses cols ne puis ge pas atandre</text:p>
          </table:table-cell>
          <table:table-cell table:style-name="Table1.C123" office:value-type="string">
            <text:p text:style-name="P506"><text:span text:style-name="T569">H2</text:span>M] Son <text:span text:style-name="T569">coup (M </text:span>cop<text:span text:style-name="T569">)</text:span>… <text:s/><text:span text:style-name="T102">W] Ce ne puis ie pas bien atendre</text:span></text:p>
          </table:table-cell>
        </table:table-row>
        <table:table-row table:style-name="Table1.137">
          <table:table-cell table:style-name="Table1.A2" office:value-type="string">
            <text:p text:style-name="P34">3386</text:p>
          </table:table-cell>
          <table:table-cell table:style-name="Table1.A2" office:value-type="string">
            <text:p text:style-name="P34">Foir m’en estuet ou deffandre</text:p>
          </table:table-cell>
          <table:table-cell table:style-name="Table1.C123" office:value-type="string">
            <text:p text:style-name="P407">B] ...mestuet ou moi… <text:s/>D] ...ou atendre <text:s/><text:span text:style-name="T105">E] ...mestuet ou lamort prendre <text:s/></text:span><text:span text:style-name="T197">M] ...</text:span><text:span text:style-name="T213">men faule ou cil atendre <text:s text:c="2"/></text:span><text:span text:style-name="T323">H2</text:span><text:span text:style-name="T284">W</text:span><text:span text:style-name="T255">] ...</text:span><text:span text:style-name="T323">me (W </text:span><text:span text:style-name="T297">men</text:span><text:span text:style-name="T323">)</text:span><text:span text:style-name="T297"> conuient… <text:s/></text:span><text:span text:style-name="T361">K] ...</text:span><text:span text:style-name="T373">me stuet ou...</text:span></text:p>
          </table:table-cell>
        </table:table-row>
        <table:table-row table:style-name="Table1.137">
          <table:table-cell table:style-name="Table1.A2" office:value-type="string">
            <text:p text:style-name="P34">3387</text:p>
          </table:table-cell>
          <table:table-cell table:style-name="Table1.A2" office:value-type="string">
            <text:p text:style-name="P34">Bien ait de force contre atrui</text:p>
          </table:table-cell>
          <table:table-cell table:style-name="Table1.C123" office:value-type="string">
            <text:p text:style-name="P227">A<text:span text:style-name="T112">BGIKLMTW</text:span>] ...<text:span text:style-name="T90">plus dautrui (I plus autrui, K datrui) <text:s/>DE] ...sor autrui <text:s/></text:span><text:span text:style-name="T317">H2] ...</text:span><text:span text:style-name="T323">sus autrui</text:span></text:p>
          </table:table-cell>
        </table:table-row>
        <table:table-row table:style-name="Table1.137">
          <table:table-cell table:style-name="Table1.A2" office:value-type="string">
            <text:p text:style-name="P34">3388</text:p>
          </table:table-cell>
          <table:table-cell table:style-name="Table1.A2" office:value-type="string">
            <text:p text:style-name="P34">Tant com j’ai force contre lui</text:p>
          </table:table-cell>
          <table:table-cell table:style-name="Table1.C123" office:value-type="string">
            <text:p text:style-name="P245">A<text:span text:style-name="T112">BDEGILMTW</text:span>] ...<text:span text:style-name="T90">iai (GL ie ai, MT ge, I iaW jay) darmes (DG armes) mais (BDEIMW plus, L mes, T sorelui) de (W que) lui <text:s/></text:span><text:span text:style-name="T317">H2] ...</text:span><text:span text:style-name="T323">com armes sui plus de lui <text:s/></text:span><text:span text:style-name="T361">K] </text:span><text:span text:style-name="T373">Tant que sui armes plus de lui</text:span></text:p>
          </table:table-cell>
        </table:table-row>
        <table:table-row table:style-name="Table1.137">
          <table:table-cell table:style-name="Table1.A2" office:value-type="string">
            <text:p text:style-name="P34">3389</text:p>
          </table:table-cell>
          <table:table-cell table:style-name="Table1.A2" office:value-type="string">
            <text:p text:style-name="P34">Garganeus del pié del mont</text:p>
          </table:table-cell>
          <table:table-cell table:style-name="Table1.C123" office:value-type="string">
            <text:p text:style-name="P378">B] ...au piet dou… <text:s/><text:span text:style-name="T197">M] </text:span><text:span text:style-name="T214">Gorgoneus...</text:span></text:p>
          </table:table-cell>
        </table:table-row>
        <table:table-row table:style-name="Table1.137">
          <table:table-cell table:style-name="Table1.A2" office:value-type="string">
            <text:p text:style-name="P34">3390</text:p>
          </table:table-cell>
          <table:table-cell table:style-name="Table1.A2" office:value-type="string">
            <text:p text:style-name="P34">Ait veut el chanp Florimont</text:p>
          </table:table-cell>
          <table:table-cell table:style-name="Table1.C123" office:value-type="string">
            <text:p text:style-name="P378">B<text:span text:style-name="T569">H2ILTW</text:span>] ...en… <text:s/>D] ...ou… <text:s/><text:span text:style-name="T197">M] ...</text:span><text:span text:style-name="T214">v plain...</text:span></text:p>
          </table:table-cell>
        </table:table-row>
        <table:table-row table:style-name="Table1.137">
          <table:table-cell table:style-name="Table1.A2" office:value-type="string">
            <text:p text:style-name="P34">3391</text:p>
          </table:table-cell>
          <table:table-cell table:style-name="Table1.A2" office:value-type="string">
            <text:p text:style-name="P34">A sa gent dist Si m’atendez</text:p>
          </table:table-cell>
          <table:table-cell table:style-name="Table1.C123" office:value-type="string">
            <text:p text:style-name="P428">G] A la… <text:s/><text:span text:style-name="T102">W] ...gent si… <text:s/></text:span><text:span text:style-name="T317">H2] ...</text:span><text:span text:style-name="T323">venes auant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34">3392</text:p>
          </table:table-cell>
          <table:table-cell table:style-name="Table1.A2" office:value-type="string">
            <text:p text:style-name="P34">Un sol pas avant ne venez</text:p>
          </table:table-cell>
          <table:table-cell table:style-name="Table1.C123" office:value-type="string">
            <text:p text:style-name="P245">A<text:span text:style-name="T439">GILW</text:span>] ...<text:span text:style-name="T90">non (G nen) alez (I alles, L allez) <text:s/>E] ...nen irez <text:s/></text:span><text:span text:style-name="T197">M] ...</text:span><text:span text:style-name="T214">auant uenez <text:s/></text:span><text:span text:style-name="T317">H2] </text:span><text:span text:style-name="T323">Et gardes bien ne le greues <text:s/></text:span><text:span text:style-name="T361">K] </text:span><text:span text:style-name="T373">Auant un sol pas nen alez</text:span></text:p>
          </table:table-cell>
        </table:table-row>
        <table:table-row table:style-name="Table1.137">
          <table:table-cell table:style-name="Table1.A2" office:value-type="string">
            <text:p text:style-name="P34">3393</text:p>
          </table:table-cell>
          <table:table-cell table:style-name="Table1.A2" office:value-type="string">
            <text:p text:style-name="P34">Se vos veez que il m’asaille</text:p>
          </table:table-cell>
          <table:table-cell table:style-name="Table1.C123" office:value-type="string">
            <text:p text:style-name="P528">H2] Se ne vees que...</text:p>
          </table:table-cell>
        </table:table-row>
        <table:table-row table:style-name="Table1.137">
          <table:table-cell table:style-name="Table1.A2" office:value-type="string">
            <text:p text:style-name="P34">3394</text:p>
          </table:table-cell>
          <table:table-cell table:style-name="Table1.A2" office:value-type="string">
            <text:p text:style-name="P34">Ne venez pas vers (H a) la bataille</text:p>
          </table:table-cell>
          <table:table-cell table:style-name="Table1.C123" office:value-type="string">
            <text:p text:style-name="P201">A<text:span text:style-name="T439">GIKLTW</text:span>] <text:span text:style-name="T90">Non (L Ne) alez (I alles) pas… <text:s/>E] Nalez mie vers… <text:s/>H2</text:span><text:span text:style-name="T197">M] ...</text:span><text:span text:style-name="T214">pas a la...</text:span></text:p>
          </table:table-cell>
        </table:table-row>
        <table:table-row table:style-name="Table1.137">
          <table:table-cell table:style-name="Table1.A2" office:value-type="string">
            <text:p text:style-name="P34">3395</text:p>
          </table:table-cell>
          <table:table-cell table:style-name="Table1.A2" office:value-type="string">
            <text:p text:style-name="P34">Cil me vodroit mout laidoier</text:p>
          </table:table-cell>
          <table:table-cell table:style-name="Table1.C123" office:value-type="string">
            <text:p text:style-name="P245"><text:span text:style-name="T87">BE] ...volroit (E voudroit) </text:span><text:span text:style-name="T15">mlt</text:span><text:span text:style-name="T113"> auillier <text:s/>G] ...laideuier <text:s text:c="2"/>K] ...bien laidier</text:span></text:p>
          </table:table-cell>
        </table:table-row>
        <table:table-row table:style-name="Table1.137">
          <table:table-cell table:style-name="Table1.A2" office:value-type="string">
            <text:p text:style-name="P34">3396</text:p>
          </table:table-cell>
          <table:table-cell table:style-name="Table1.A2" office:value-type="string">
            <text:p text:style-name="P34">Qui m’aideroit d’un chevalier</text:p>
          </table:table-cell>
          <table:table-cell table:style-name="Table1.C123" office:value-type="string">
            <text:p text:style-name="P63"/>
          </table:table-cell>
        </table:table-row>
        <table:table-row table:style-name="Table1.137">
          <table:table-cell table:style-name="Table1.A2" office:value-type="string">
            <text:p text:style-name="P34">3397</text:p>
          </table:table-cell>
          <table:table-cell table:style-name="Table1.A2" office:value-type="string">
            <text:p text:style-name="P37">Je le tendroie a poc de pris</text:p>
          </table:table-cell>
          <table:table-cell table:style-name="Table1.C123" office:value-type="string">
            <text:p text:style-name="P235">A] <text:span text:style-name="T90">Se le tenroie… <text:s/>DH2] Jou (H2 Je) tendroie (H2 tenroie) a </text:span><text:span text:style-name="T28">mlt </text:span><text:span text:style-name="T133">pou… <text:s/></text:span><text:span text:style-name="T222">L</text:span><text:span text:style-name="T221">] </text:span><text:span text:style-name="T236">Je tendroie… <text:s/></text:span><text:span text:style-name="T263">I] </text:span><text:span text:style-name="T351">Cel retiroi a...</text:span></text:p>
          </table:table-cell>
        </table:table-row>
        <table:table-row table:style-name="Table1.137">
          <table:table-cell table:style-name="Table1.A2" office:value-type="string">
            <text:p text:style-name="P34">3398</text:p>
          </table:table-cell>
          <table:table-cell table:style-name="Table1.A2" office:value-type="string">
            <text:p text:style-name="P37">Se n’avoie vancus tez dis</text:p>
          </table:table-cell>
          <table:table-cell table:style-name="Table1.C123" office:value-type="string">
            <text:p text:style-name="P235">A] <text:span text:style-name="T90">Se ne ocisse tels dis <text:s/>B] Sen auoie tez .x. ocis <text:s/>DE] Sen auoie… <text:s/>W] Si jennauoie… <text:s/>I] Sen euse uencus...</text:span></text:p>
          </table:table-cell>
        </table:table-row>
        <table:table-row table:style-name="Table1.137">
          <table:table-cell table:style-name="Table1.A2" office:value-type="string">
            <text:p text:style-name="P34">3399</text:p>
          </table:table-cell>
          <table:table-cell table:style-name="Table1.A2" office:value-type="string">
            <text:p text:style-name="P37">Ne wel mies qu’il soit ossis</text:p>
          </table:table-cell>
          <table:table-cell table:style-name="Table1.C123" office:value-type="string">
            <text:p text:style-name="P432">G] Non uoil...que soit… <text:s/><text:span text:style-name="T222">L</text:span><text:span text:style-name="T221">] ...</text:span><text:span text:style-name="T236">que soit… <text:s/></text:span><text:span text:style-name="T317">H2] ...</text:span><text:span text:style-name="T324">oscis <text:s/></text:span><text:span text:style-name="T361">K] </text:span><text:span text:style-name="T373">Nen uoi[…] mie […] oucis soit </text:span></text:p>
          </table:table-cell>
        </table:table-row>
        <table:table-row table:style-name="Table1.137">
          <table:table-cell table:style-name="Table1.A2" office:value-type="string">
            <text:p text:style-name="P35">3400</text:p>
          </table:table-cell>
          <table:table-cell table:style-name="Table1.A2" office:value-type="string">
            <text:p text:style-name="P37">Quant ier vencus si serait (H sera) pris</text:p>
          </table:table-cell>
          <table:table-cell table:style-name="Table1.C123" office:value-type="string">
            <text:p text:style-name="P245">A<text:span text:style-name="T133">DH2EGILMT</text:span>] ...sera…<text:span text:style-name="T90"> <text:s/>B] Quant vaincus iert si sera… <text:s/>W] Mes quil soit vaincu sera… <text:s/>K] Quant il ert uencu que pris soit</text:span></text:p>
          </table:table-cell>
        </table:table-row>
        <table:table-row table:style-name="Table1.137">
          <table:table-cell table:style-name="Table1.A2" office:value-type="string">
            <text:p text:style-name="P35">3401</text:p>
          </table:table-cell>
          <table:table-cell table:style-name="Table1.A2" office:value-type="string">
            <text:p text:style-name="P37">Davant lui iert sa gent ossisse</text:p>
          </table:table-cell>
          <table:table-cell table:style-name="Table1.C123" office:value-type="string">
            <text:p text:style-name="P173"><text:span text:style-name="T102">W</text:span>] ...<text:span text:style-name="T538">lui et sa gent occise <text:s/></text:span><text:span text:style-name="T317">H2] </text:span><text:span text:style-name="T324">Et deuant lui sa… <text:s/></text:span><text:span text:style-name="T361">K] ...</text:span><text:span text:style-name="T373">la...</text:span></text:p>
          </table:table-cell>
        </table:table-row>
        <table:table-row table:style-name="Table1.137">
          <table:table-cell table:style-name="Table1.A2" office:value-type="string">
            <text:p text:style-name="P35">3402</text:p>
          </table:table-cell>
          <table:table-cell table:style-name="Table1.A2" office:value-type="string">
            <text:p text:style-name="P37">Et puels ferai de lui jostisse</text:p>
          </table:table-cell>
          <table:table-cell table:style-name="Table1.C123" office:value-type="string">
            <text:p text:style-name="P482"/>
          </table:table-cell>
        </table:table-row>
        <table:table-row table:style-name="Table1.137">
          <table:table-cell table:style-name="Table1.A2" office:value-type="string">
            <text:p text:style-name="P35">3403</text:p>
          </table:table-cell>
          <table:table-cell table:style-name="Table1.A2" office:value-type="string">
            <text:p text:style-name="P37">Tot avrai l’avoir d’Albanie</text:p>
          </table:table-cell>
          <table:table-cell table:style-name="Table1.C123" office:value-type="string">
            <text:p text:style-name="P518">L] ...dabanie</text:p>
          </table:table-cell>
        </table:table-row>
        <table:table-row table:style-name="Table1.137">
          <table:table-cell table:style-name="Table1.A2" office:value-type="string">
            <text:p text:style-name="P35">3404</text:p>
          </table:table-cell>
          <table:table-cell table:style-name="Table1.A2" office:value-type="string">
            <text:p text:style-name="P37">La duchoisse soit vostre amie</text:p>
          </table:table-cell>
          <table:table-cell table:style-name="Table1.C123" office:value-type="string">
            <text:p text:style-name="P357"><text:span text:style-name="T109">G] ...nostre… <text:s/></text:span><text:span text:style-name="T197">M] ...</text:span><text:span text:style-name="T214">ere...</text:span></text:p>
          </table:table-cell>
        </table:table-row>
        <table:table-row table:style-name="Table1.137">
          <table:table-cell table:style-name="Table1.A2" office:value-type="string">
            <text:p text:style-name="P35">3405</text:p>
          </table:table-cell>
          <table:table-cell table:style-name="Table1.A2" office:value-type="string">
            <text:p text:style-name="P37">Puels que l’avrois (H l’avreiz) bien a pooir</text:p>
          </table:table-cell>
          <table:table-cell table:style-name="Table1.C123" office:value-type="string">
            <text:p text:style-name="P245">A] ...<text:span text:style-name="T90">qui laurez… <text:s/>BM] ...que laurez en uo pooir <text:s/>DH2] ...uos (H2 vos) laurez (H2 laures) en pooir <text:s/>E] ...sor li aurez pooir <text:s/></text:span><text:span text:style-name="T222">L</text:span><text:span text:style-name="T221">] ...laurai…</text:span><text:span text:style-name="T236"> <text:s/></text:span><text:span text:style-name="T284">W</text:span><text:span text:style-name="T255">] </text:span><text:span text:style-name="T297">Puis lauroys bien a voz pouir <text:s/></text:span><text:span text:style-name="T263">I] ...</text:span><text:span text:style-name="T351">en pooir <text:s/></text:span><text:span text:style-name="T361">K] ...</text:span><text:span text:style-name="T373">quil auroit bien li pooir</text:span></text:p>
          </table:table-cell>
        </table:table-row>
        <table:table-row table:style-name="Table1.137">
          <table:table-cell table:style-name="Table1.A2" office:value-type="string">
            <text:p text:style-name="P35">3406</text:p>
          </table:table-cell>
          <table:table-cell table:style-name="Table1.A2" office:value-type="string">
            <text:p text:style-name="P37">Si en ferois (H fereis) vostre voloir</text:p>
          </table:table-cell>
          <table:table-cell table:style-name="Table1.C123" office:value-type="string">
            <text:p text:style-name="P209">A<text:span text:style-name="T586">IW</text:span>] ...<text:span text:style-name="T90">en faites (W faitez)… <text:s/>B] ...en faites tout vo… <text:s/>DH2] Bien en faites… <text:s/>E] Faites en tout… <text:s/>G] Qui ferez tot uestre… <text:s/></text:span><text:span text:style-name="T197">M] </text:span><text:span text:style-name="T214">Faire en pourrez… <text:s/></text:span><text:span text:style-name="T373">K</text:span><text:span text:style-name="T222">L</text:span><text:span text:style-name="T269">T</text:span><text:span text:style-name="T221">] </text:span><text:span text:style-name="T236">Sen </text:span><text:span text:style-name="T269">(</text:span><text:span text:style-name="T373">K Sin, </text:span><text:span text:style-name="T269">T Si en)</text:span><text:span text:style-name="T236"> faites </text:span><text:span text:style-name="T373">(K feites)</text:span><text:span text:style-name="T236"> tot </text:span><text:span text:style-name="T373">(K toz)</text:span><text:span text:style-name="T236">...</text:span></text:p>
          </table:table-cell>
        </table:table-row>
        <table:table-row table:style-name="Table1.137">
          <table:table-cell table:style-name="Table1.A2" office:value-type="string">
            <text:p text:style-name="P35">3407</text:p>
          </table:table-cell>
          <table:table-cell table:style-name="Table1.A2" office:value-type="string">
            <text:p text:style-name="P37">Garganeus part de sa gent</text:p>
          </table:table-cell>
          <table:table-cell table:style-name="Table1.C123" office:value-type="string">
            <text:p text:style-name="P424">G] ..se part...</text:p>
          </table:table-cell>
        </table:table-row>
        <table:table-row table:style-name="Table1.137">
          <table:table-cell table:style-name="Table1.A2" office:value-type="string">
            <text:p text:style-name="P35">3408</text:p>
          </table:table-cell>
          <table:table-cell table:style-name="Table1.A2" office:value-type="string">
            <text:p text:style-name="P37">Vers Florimont vet que (H qui) l’atent</text:p>
          </table:table-cell>
          <table:table-cell table:style-name="Table1.C123" office:value-type="string">
            <text:p text:style-name="P245">A<text:span text:style-name="T134">DEILMW</text:span>] ...<text:span text:style-name="T90">uait (DMW ua) qui… <text:s/>BH2] A...uient qui… <text:s/>T] ...qui… <text:s/>K] ...que i latent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35">3409</text:p>
          </table:table-cell>
          <table:table-cell table:style-name="Table1.A2" office:value-type="string">
            <text:p text:style-name="P37">Florimons dist quant il le vit (H li dit quant le vit)</text:p>
          </table:table-cell>
          <table:table-cell table:style-name="Table1.C123" office:value-type="string">
            <text:p text:style-name="P407">B] ...dist il quant le uit <text:s/><text:span text:style-name="T595">K] ...dist quant le uit</text:span></text:p>
          </table:table-cell>
        </table:table-row>
        <table:table-row table:style-name="Table1.137">
          <table:table-cell table:style-name="Table1.A2" office:value-type="string">
            <text:p text:style-name="P35">3410</text:p>
          </table:table-cell>
          <table:table-cell table:style-name="Table1.A2" office:value-type="string">
            <text:p text:style-name="P37">Parleras a moi un petit</text:p>
          </table:table-cell>
          <table:table-cell table:style-name="Table1.C123" office:value-type="string">
            <text:p text:style-name="P332">D] Parlerez… <text:s/><text:span text:style-name="T105">EM] Parlez (M Parles) a moi vn (M .i.) seul petit <text:s text:c="2"/>G] Parlera… <text:s/>I] Parole… K] Parlais...</text:span></text:p>
          </table:table-cell>
        </table:table-row>
        <table:table-row table:style-name="Table1.137">
          <table:table-cell table:style-name="Table1.A2" office:value-type="string">
            <text:p text:style-name="P35">3411</text:p>
          </table:table-cell>
          <table:table-cell table:style-name="Table1.A2" office:value-type="string">
            <text:p text:style-name="P37">Garganeus dist Volentiers</text:p>
          </table:table-cell>
          <table:table-cell table:style-name="Table1.C123" office:value-type="string">
            <text:p text:style-name="P368">B] ---</text:p>
            <text:p text:style-name="P508">M] Garganeon… <text:s/><text:span text:style-name="T515">I] Floremont...</text:span></text:p>
          </table:table-cell>
        </table:table-row>
        <table:table-row table:style-name="Table1.137">
          <table:table-cell table:style-name="Table1.A2" office:value-type="string">
            <text:p text:style-name="P35">3412</text:p>
          </table:table-cell>
          <table:table-cell table:style-name="Table1.A2" office:value-type="string">
            <text:p text:style-name="P37">Cuides mes tu le champ laissier</text:p>
          </table:table-cell>
          <table:table-cell table:style-name="Table1.C123" office:value-type="string">
            <text:p text:style-name="P389">B] ...widier <text:s/>D] Cuidiez me uos… <text:s/><text:span text:style-name="T109">GIKLT] ...metu (K men tu) li (ILT le)… <text:s/>H2W] Me cuidies (W cuide) vos (W tu) le champ (W les chemps) laissier (W lessiers)</text:span></text:p>
          </table:table-cell>
        </table:table-row>
        <table:table-row table:style-name="Table1.137"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7"/>
          </table:table-cell>
          <table:table-cell table:style-name="Table1.C123" office:value-type="string">
            <text:p text:style-name="P368">B] Encor nennastu pas arier</text:p>
          </table:table-cell>
        </table:table-row>
        <table:table-row table:style-name="Table1.137">
          <table:table-cell table:style-name="Table1.A2" office:value-type="string">
            <text:p text:style-name="P35">3413</text:p>
          </table:table-cell>
          <table:table-cell table:style-name="Table1.A2" office:value-type="string">
            <text:p text:style-name="P37">Ou se tu t’en wels repentir</text:p>
          </table:table-cell>
          <table:table-cell table:style-name="Table1.C123" office:value-type="string">
            <text:p text:style-name="P529">H2] ---</text:p>
            <text:p text:style-name="P188">A<text:span text:style-name="T439">GILW</text:span>] ...<text:span text:style-name="T90">te uels (G ueals, I ueus, L uuelz, W veulx)… <text:s/>B] Se tu me wes place guerpir <text:s/>D] ...tu vuez...</text:span></text:p>
          </table:table-cell>
        </table:table-row>
        <table:table-row table:style-name="Table1.137">
          <table:table-cell table:style-name="Table1.A2" office:value-type="string">
            <text:p text:style-name="P35">3414</text:p>
          </table:table-cell>
          <table:table-cell table:style-name="Table1.A2" office:value-type="string">
            <text:p text:style-name="P37">Je ne t’en lairai pas foir</text:p>
          </table:table-cell>
          <table:table-cell table:style-name="Table1.C123" office:value-type="string">
            <text:p text:style-name="P529">H2] ---</text:p>
            <text:p text:style-name="P179">A] ...<text:span text:style-name="T90">lenrai...</text:span></text:p>
          </table:table-cell>
        </table:table-row>
        <table:table-row table:style-name="Table1.137">
          <table:table-cell table:style-name="Table1.A2" office:value-type="string">
            <text:p text:style-name="P35">3415</text:p>
          </table:table-cell>
          <table:table-cell table:style-name="Table1.A2" office:value-type="string">
            <text:p text:style-name="P37">Florimons dist Non je per foi (H je non par foi)</text:p>
          </table:table-cell>
          <table:table-cell table:style-name="Table1.C123" office:value-type="string">
            <text:p text:style-name="P210">A<text:span text:style-name="T113">BH2O</text:span>] ...<text:span text:style-name="T90">naie par (I por) foi <text:s text:c="2"/>DEGKM] (E Dist florimons, M Dit </text:span><text:span text:style-name="T39">flor.</text:span><text:span text:style-name="T90">)...nenil (M nanin) </text:span><text:span text:style-name="T29">per</text:span><text:span text:style-name="T134"> (GK par) foi <text:s text:c="2"/></text:span><text:span text:style-name="T222">L</text:span><text:span text:style-name="T298">W</text:span><text:span text:style-name="T221">] ...</text:span><text:span text:style-name="T237">ie non </text:span><text:span text:style-name="T159">per</text:span><text:span text:style-name="T237"> </text:span><text:span text:style-name="T298">(W par) </text:span><text:span text:style-name="T237">foi</text:span></text:p>
          </table:table-cell>
        </table:table-row>
        <table:table-row table:style-name="Table1.137">
          <table:table-cell table:style-name="Table1.A2" office:value-type="string">
            <text:p text:style-name="P35">3416</text:p>
          </table:table-cell>
          <table:table-cell table:style-name="Table1.A2" office:value-type="string">
            <text:p text:style-name="P37">A pié et desarmei te voi</text:p>
          </table:table-cell>
          <table:table-cell table:style-name="Table1.C123" office:value-type="string">
            <text:p text:style-name="P219">A<text:span text:style-name="T570">DH2GIKLMT</text:span>] <text:span text:style-name="T90">Mes (HMT Mais) a pie (D pie desarme)… <text:s/>E] Desarme et a pie… <text:s/></text:span><text:span text:style-name="T197">M] </text:span><text:span text:style-name="T214">Qua pie… <text:s/></text:span><text:span text:style-name="T284">W</text:span><text:span text:style-name="T255">] </text:span><text:span text:style-name="T298">Mes que desarme ie..</text:span></text:p>
          </table:table-cell>
        </table:table-row>
        <table:table-row table:style-name="Table1.137">
          <table:table-cell table:style-name="Table1.A2" office:value-type="string">
            <text:p text:style-name="P35">3417</text:p>
          </table:table-cell>
          <table:table-cell table:style-name="Table1.A2" office:value-type="string">
            <text:p text:style-name="P37">Ancor me seroit reprové</text:p>
          </table:table-cell>
          <table:table-cell table:style-name="Table1.C123" office:value-type="string">
            <text:p text:style-name="P245">A<text:span text:style-name="T587">I</text:span>] <text:span text:style-name="T90">En cort… <text:s/></text:span><text:span text:style-name="T222">L</text:span><text:span text:style-name="T298">W</text:span><text:span text:style-name="T221">] </text:span><text:span text:style-name="T237">Encort </text:span><text:span text:style-name="T298">(W Encore)</text:span><text:span text:style-name="T237">...reproche </text:span><text:span text:style-name="T298">(W reprouchie) <text:s/></text:span><text:span text:style-name="T361">K] ...</text:span><text:span text:style-name="T373">reprocie</text:span></text:p>
          </table:table-cell>
        </table:table-row>
        <table:table-row table:style-name="Table1.137">
          <table:table-cell table:style-name="Table1.A2" office:value-type="string">
            <text:p text:style-name="P35">3418</text:p>
          </table:table-cell>
          <table:table-cell table:style-name="Table1.A2" office:value-type="string">
            <text:p text:style-name="P37">Se t’avoie mort desarmé</text:p>
          </table:table-cell>
          <table:table-cell table:style-name="Table1.C123" office:value-type="string">
            <text:p text:style-name="P271">D]<text:span text:style-name="T570">2</text:span> Se ie...gete</text:p>
          </table:table-cell>
        </table:table-row>
        <table:table-row table:style-name="Table1.137">
          <table:table-cell table:style-name="Table1.A2" office:value-type="string">
            <text:p text:style-name="P35">3419</text:p>
          </table:table-cell>
          <table:table-cell table:style-name="Table1.A2" office:value-type="string">
            <text:p text:style-name="P37">Garganeus dist Florimont</text:p>
          </table:table-cell>
          <table:table-cell table:style-name="Table1.C123" office:value-type="string">
            <text:p text:style-name="P219"><text:span text:style-name="T87">BM] </text:span><text:span text:style-name="T15">Flor.</text:span><text:span text:style-name="T113"> dit garganeon <text:s/>EH2] Dist (H2 Dit) garganeus… <text:s/>W] ...dist a florimont</text:span></text:p>
          </table:table-cell>
        </table:table-row>
        <table:table-row table:style-name="Table1.137">
          <table:table-cell table:style-name="Table1.A2" office:value-type="string">
            <text:p text:style-name="P35">3420</text:p>
          </table:table-cell>
          <table:table-cell table:style-name="Table1.A2" office:value-type="string">
            <text:p text:style-name="P37">Puels serais (H seras) rois de tot le mont</text:p>
          </table:table-cell>
          <table:table-cell table:style-name="Table1.C123" office:value-type="string">
            <text:p text:style-name="P202">A<text:span text:style-name="T113">BDH2EGLTW</text:span>] <text:span text:style-name="T113">(B Tu)...seras… <text:s text:c="3"/></text:span><text:span text:style-name="T197">M] </text:span><text:span text:style-name="T215">Sires du mont aras anon</text:span></text:p>
          </table:table-cell>
        </table:table-row>
        <table:table-row table:style-name="Table1.137">
          <table:table-cell table:style-name="Table1.A2" office:value-type="string">
            <text:p text:style-name="P35">3421</text:p>
          </table:table-cell>
          <table:table-cell table:style-name="Table1.A2" office:value-type="string">
            <text:p text:style-name="P37">Quant (H Que) tu en chanp m’avras vancu</text:p>
          </table:table-cell>
          <table:table-cell table:style-name="Table1.C123" office:value-type="string">
            <text:p text:style-name="P451">A<text:span text:style-name="T440">G</text:span>H2] <text:span text:style-name="T570">Que… <text:s/>BW] Quant en chanp (W champ)… <text:s/>DE] Que tu maras (E mauras) en chanp uoincu (E vaincu) <text:s/></text:span><text:span text:style-name="T197">M] </text:span><text:span text:style-name="T215">Quant tu maras mort et vaincu</text:span></text:p>
          </table:table-cell>
        </table:table-row>
        <table:table-row table:style-name="Table1.137">
          <table:table-cell table:style-name="Table1.A2" office:value-type="string">
            <text:p text:style-name="P35">3422</text:p>
          </table:table-cell>
          <table:table-cell table:style-name="Table1.A2" office:value-type="string">
            <text:p text:style-name="P37">Ne conois mie ma vertu</text:p>
          </table:table-cell>
          <table:table-cell table:style-name="Table1.C123" office:value-type="string">
            <text:p text:style-name="P63"/>
          </table:table-cell>
        </table:table-row>
        <text:soft-page-break/>
        <table:table-row table:style-name="Table1.137">
          <table:table-cell table:style-name="Table1.A2" office:value-type="string">
            <text:p text:style-name="P35">3423</text:p>
          </table:table-cell>
          <table:table-cell table:style-name="Table1.A2" office:value-type="string">
            <text:p text:style-name="P37">Por noiant ais (H as) pitié de moi</text:p>
          </table:table-cell>
          <table:table-cell table:style-name="Table1.C123" office:value-type="string">
            <text:p text:style-name="P191">A<text:span text:style-name="T113">BDH2GLMTW</text:span>] <text:span text:style-name="T493">(L </text:span><text:span text:style-name="T45">Per</text:span><text:span text:style-name="T493">)</text:span>...as…<text:span text:style-name="T91"> <text:s/>E] ...as merci...</text:span></text:p>
          </table:table-cell>
        </table:table-row>
        <table:table-row table:style-name="Table1.137">
          <table:table-cell table:style-name="Table1.A2" office:value-type="string">
            <text:p text:style-name="P35">3424</text:p>
          </table:table-cell>
          <table:table-cell table:style-name="Table1.A2" office:value-type="string">
            <text:p text:style-name="P37">Que <text:span text:style-name="T72">jai n’avrai merci de toi</text:span></text:p>
          </table:table-cell>
          <table:table-cell table:style-name="Table1.C123" office:value-type="string">
            <text:p text:style-name="P228">A<text:span text:style-name="T134">DGIKLT</text:span>] ...<text:span text:style-name="T91">ia (D iai, G ie) merci naurai (I naura)… <text:s/>BE] Car (E Que) ia naurai pitiet (E pitie) de toi <text:s/>W] Je ne lauray mie de toy <text:s/></text:span><text:span text:style-name="T317">H2] </text:span><text:span text:style-name="T325">Que naueras merci de moi</text:span></text:p>
          </table:table-cell>
        </table:table-row>
        <table:table-row table:style-name="Table1.137">
          <table:table-cell table:style-name="Table1.A2" office:value-type="string">
            <text:p text:style-name="P35">3425</text:p>
          </table:table-cell>
          <table:table-cell table:style-name="Table1.A2" office:value-type="string">
            <text:p text:style-name="P39">Davant tes eus ardrai ta gent</text:p>
          </table:table-cell>
          <table:table-cell table:style-name="Table1.C123" office:value-type="string">
            <text:p text:style-name="P509">M] ...ta gent te fere ardre <text:s/><text:span text:style-name="T102">W] ...yeulx prandrai… <text:s/>H2] Deuant toi ocirrai… <text:s/>I] ...ardras...</text:span></text:p>
          </table:table-cell>
        </table:table-row>
        <table:table-row table:style-name="Table1.137"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9"/>
          </table:table-cell>
          <table:table-cell table:style-name="Table1.C123" office:value-type="string">
            <text:p text:style-name="P496">M] A ce te puez tu bien aherdre</text:p>
          </table:table-cell>
        </table:table-row>
        <table:table-row table:style-name="Table1.137">
          <table:table-cell table:style-name="Table1.A2" office:value-type="string">
            <text:p text:style-name="P35">3426</text:p>
          </table:table-cell>
          <table:table-cell table:style-name="Table1.A2" office:value-type="string">
            <text:p text:style-name="P39">Puels t’osirai a mal (H grant) torment</text:p>
          </table:table-cell>
          <table:table-cell table:style-name="Table1.C123" office:value-type="string">
            <text:p text:style-name="P228">A<text:span text:style-name="T134">DEGIKLT</text:span>] ...<text:span text:style-name="T91">a fier (KL fer)… <text:s/>B] ...a grant… <text:s text:c="2"/></text:span><text:span text:style-name="T197">M] </text:span><text:span text:style-name="T215">Puis tocciray afer trenchant <text:s/></text:span><text:span text:style-name="T284">W</text:span><text:span text:style-name="T255">] ...</text:span><text:span text:style-name="T298">les metray a fier… <text:s/></text:span><text:span text:style-name="T317">H2] </text:span><text:span text:style-name="T325">Puis tarderai a grant tourment</text:span></text:p>
            <text:p text:style-name="P463"><text:span text:style-name="T325">P</text:span><text:span text:style-name="T142">] dauanti deli toi ochi poi farone uendeta deti e faro te morir a fero</text:span></text:p>
          </table:table-cell>
        </table:table-row>
        <table:table-row table:style-name="Table1.137"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9"/>
          </table:table-cell>
          <table:table-cell table:style-name="Table1.C123" office:value-type="string">
            <text:p text:style-name="P496">M] Ainssi iray toy souz marchant</text:p>
          </table:table-cell>
        </table:table-row>
        <table:table-row table:style-name="Table1.137">
          <table:table-cell table:style-name="Table1.A2" office:value-type="string">
            <text:p text:style-name="P35">3427</text:p>
          </table:table-cell>
          <table:table-cell table:style-name="Table1.A2" office:value-type="string">
            <text:p text:style-name="P39">Jai merci de toi nen avrai</text:p>
          </table:table-cell>
          <table:table-cell table:style-name="Table1.C123" office:value-type="string">
            <text:p text:style-name="P228">A<text:span text:style-name="T440">DGK</text:span>] ...<text:span text:style-name="T91">non naurai (D ne aurai, GK naurai) <text:s/>E] Que ia de toi merci naurai <text:s/></text:span><text:span text:style-name="T197">M] </text:span><text:span text:style-name="T215">Ja iour merci de toy nauray <text:s/></text:span><text:span text:style-name="T284">W</text:span><text:span text:style-name="T255">] ...</text:span><text:span text:style-name="T298">pitie de toy non… <text:s/></text:span><text:span text:style-name="T317">H2] </text:span><text:span text:style-name="T325">Ja de toi merci nauerai</text:span></text:p>
          </table:table-cell>
        </table:table-row>
        <table:table-row table:style-name="Table1.137">
          <table:table-cell table:style-name="Table1.A2" office:value-type="string">
            <text:p text:style-name="P35">3428</text:p>
          </table:table-cell>
          <table:table-cell table:style-name="Table1.A2" office:value-type="string">
            <text:p text:style-name="P39">Dist Florimons Assez le sai</text:p>
          </table:table-cell>
          <table:table-cell table:style-name="Table1.C123" office:value-type="string">
            <text:p text:style-name="P389">B] ...ten croi <text:s text:c="3"/><text:span text:style-name="T102">W] ...je ne le scay</text:span></text:p>
          </table:table-cell>
        </table:table-row>
        <table:table-row table:style-name="Table1.137"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39"/>
          </table:table-cell>
          <table:table-cell table:style-name="Table1.C123" office:value-type="string">
            <text:p text:style-name="P368">B] Que ia nauras mercit de moi</text:p>
          </table:table-cell>
        </table:table-row>
        <table:table-row table:style-name="Table1.137">
          <table:table-cell table:style-name="Table1.A2" office:value-type="string">
            <text:p text:style-name="P35">3429</text:p>
          </table:table-cell>
          <table:table-cell table:style-name="Table1.A2" office:value-type="string">
            <text:p text:style-name="P39">Tu me puels assez laidoier</text:p>
          </table:table-cell>
          <table:table-cell table:style-name="Table1.C123" office:value-type="string">
            <text:p text:style-name="P534">SPOST H2] </text:p>
            <text:p text:style-name="P210">A<text:span text:style-name="T113">BDGIKMTW</text:span>] <text:span text:style-name="T91">Menacier (GW Menacer) me (MT puez) pues (D puez, GW puis, I poes, K poez) et laidir (MT laidoier) <text:s/>E] Manecier pues et laidengier <text:s/></text:span><text:span text:style-name="T222">L</text:span><text:span text:style-name="T221">] </text:span><text:span text:style-name="T237">Menacier pos et laidir</text:span></text:p>
            <text:p text:style-name="P463"><text:span text:style-name="T237">P</text:span><text:span text:style-name="T142">] tu me poi bene asai minazare </text:span></text:p>
          </table:table-cell>
        </table:table-row>
        <table:table-row table:style-name="Table1.137">
          <table:table-cell table:style-name="Table1.A2" office:value-type="string">
            <text:p text:style-name="P35">3430</text:p>
          </table:table-cell>
          <table:table-cell table:style-name="Table1.A2" office:value-type="string">
            <text:p text:style-name="P39">Asaillir ne te wel premier</text:p>
          </table:table-cell>
          <table:table-cell table:style-name="Table1.C123" office:value-type="string">
            <text:p text:style-name="P534">SPOST H2]</text:p>
            <text:p text:style-name="P202">A<text:span text:style-name="T113">BDGIKLW</text:span>] <text:span text:style-name="T91">Premiers (L Primes, K Primer, W Premier) ne te ueil (B wel, D vuil, GK uoil, I uoel, L uueill, W veil) assaillir (D essaillir, I asailir) <text:s/>E] Ne tassaudrai mie premier <text:s/></text:span><text:span text:style-name="T197">M] </text:span><text:span text:style-name="T215">Ne ce ueil assaillir premier <text:s/></text:span></text:p>
            <text:p text:style-name="P436"><text:span text:style-name="T215">T</text:span><text:span text:style-name="T142">RANNE T</text:span></text:p>
          </table:table-cell>
        </table:table-row>
        <table:table-row table:style-name="Table1.137">
          <table:table-cell table:style-name="Table1.A2" office:value-type="string">
            <text:p text:style-name="P36">343<text:span text:style-name="T71">1</text:span></text:p>
          </table:table-cell>
          <table:table-cell table:style-name="Table1.A2" office:value-type="string">
            <text:p text:style-name="P39">Car desarmez ies et a pié</text:p>
          </table:table-cell>
          <table:table-cell table:style-name="Table1.C123" office:value-type="string">
            <text:p text:style-name="P534">SPOST H2]</text:p>
            <text:p text:style-name="P210">A<text:span text:style-name="T113">BGMW</text:span>] <text:span text:style-name="T113">(BMW Tu)...iers (B iez, G ies, MW es) desarmez (G desarmiez, W desarme) et… <text:s/>D] Que desarmez es… <text:s/></text:span><text:span text:style-name="T222">L</text:span><text:span text:style-name="T352">I</text:span><text:span text:style-name="T373">K</text:span><text:span text:style-name="T269">T</text:span><text:span text:style-name="T221">] </text:span><text:span text:style-name="T237">Car </text:span><text:span text:style-name="T269">(</text:span><text:span text:style-name="T373">K Qar, </text:span><text:span text:style-name="T269">T Quar) </text:span><text:span text:style-name="T237">es </text:span><text:span text:style-name="T352">(I ies)</text:span><text:span text:style-name="T237"> desarme </text:span><text:span text:style-name="T269">(</text:span><text:span text:style-name="T352">I desarmes, </text:span><text:span text:style-name="T373">K</text:span><text:span text:style-name="T269">T desarmez)</text:span><text:span text:style-name="T237"> et a pie</text:span></text:p>
          </table:table-cell>
        </table:table-row>
        <table:table-row table:style-name="Table1.137">
          <table:table-cell table:style-name="Table1.A2" office:value-type="string">
            <text:p text:style-name="P36">343<text:span text:style-name="T71">2</text:span></text:p>
          </table:table-cell>
          <table:table-cell table:style-name="Table1.A2" office:value-type="string">
            <text:p text:style-name="P39">Garganeus dist Per (H par) mon chief</text:p>
          </table:table-cell>
          <table:table-cell table:style-name="Table1.C123" office:value-type="string">
            <text:p text:style-name="P534">SPOST H2]</text:p>
            <text:p text:style-name="P376">B] Garganeus a respondiet <text:s/><text:span text:style-name="T109">GIKW] ...par...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36">343<text:span text:style-name="T71">3</text:span></text:p>
          </table:table-cell>
          <table:table-cell table:style-name="Table1.A2" office:value-type="string">
            <text:p text:style-name="P39">Se un cop del baston m’atans</text:p>
          </table:table-cell>
          <table:table-cell table:style-name="Table1.C123" office:value-type="string">
            <text:p text:style-name="P534">SPOST H2]</text:p>
            <text:p text:style-name="P298">D<text:span text:style-name="T588">IMW</text:span>] ...de baston <text:span text:style-name="T539">(W baton)</text:span>… <text:s/><text:span text:style-name="T222">L</text:span><text:span text:style-name="T269">T</text:span><text:span text:style-name="T221">] ...</text:span><text:span text:style-name="T237">matent </text:span><text:span text:style-name="T269">(T matenz)</text:span></text:p>
          </table:table-cell>
        </table:table-row>
        <table:table-row table:style-name="Table1.137">
          <table:table-cell table:style-name="Table1.A2" office:value-type="string">
            <text:p text:style-name="P36">343<text:span text:style-name="T71">4</text:span></text:p>
          </table:table-cell>
          <table:table-cell table:style-name="Table1.A2" office:value-type="string">
            <text:p text:style-name="P39">Je t’en laisserai puels II cens</text:p>
          </table:table-cell>
          <table:table-cell table:style-name="Table1.C123" office:value-type="string">
            <text:p text:style-name="P534">SPOST H2]</text:p>
            <text:p text:style-name="P408">B] ...lairai apres… <text:s/>D] ...donrai apres… <text:s/><text:span text:style-name="T109">G] ...de devs cent <text:s/></text:span><text:span text:style-name="T222">L</text:span><text:span text:style-name="T221">] ...</text:span><text:span text:style-name="T237">puis de cent <text:s/></text:span><text:span text:style-name="T284">W</text:span><text:span text:style-name="T255">] ...</text:span><text:span text:style-name="T298">larray ferir deux cens <text:s/></text:span><text:span text:style-name="T361">K] ...</text:span><text:span text:style-name="T374">atendrai puis doi cenz</text:span></text:p>
            <text:p text:style-name="P463"><text:span text:style-name="T374">P</text:span><text:span text:style-name="T142">] di la tua spada zento</text:span></text:p>
          </table:table-cell>
        </table:table-row>
        <table:table-row table:style-name="Table1.137">
          <table:table-cell table:style-name="Table1.A2" office:value-type="string">
            <text:p text:style-name="P36">343<text:span text:style-name="T71">5</text:span></text:p>
          </table:table-cell>
          <table:table-cell table:style-name="Table1.A2" office:value-type="string">
            <text:p text:style-name="P39">En l’escut ferir sore (H desor) moi</text:p>
          </table:table-cell>
          <table:table-cell table:style-name="Table1.C123" office:value-type="string">
            <text:p text:style-name="P534">SPOST H2]</text:p>
            <text:p text:style-name="P389">BD<text:span text:style-name="T413">EM</text:span>] ...dessor (D desor, <text:span text:style-name="T413">EM dessus)…</text:span> <text:s/><text:span text:style-name="T222">L</text:span><text:span text:style-name="T221">] ...</text:span><text:span text:style-name="T237">suure moi <text:s/></text:span><text:span text:style-name="T284">W</text:span><text:span text:style-name="T255">] </text:span><text:span text:style-name="T298">Mes que mon escu soit sur moy</text:span></text:p>
          </table:table-cell>
        </table:table-row>
        <table:table-row table:style-name="Table1.137">
          <table:table-cell table:style-name="Table1.A2" office:value-type="string">
            <text:p text:style-name="P36">343<text:span text:style-name="T71">6</text:span></text:p>
          </table:table-cell>
          <table:table-cell table:style-name="Table1.A2" office:value-type="string">
            <text:p text:style-name="P39">Dist Florimons Et je l’otroi</text:p>
          </table:table-cell>
          <table:table-cell table:style-name="Table1.C123" office:value-type="string">
            <text:p text:style-name="P534">SPOST H2]</text:p>
            <text:p text:style-name="P536">I] ...floremont ie...</text:p>
          </table:table-cell>
        </table:table-row>
        <table:table-row table:style-name="Table1.137">
          <table:table-cell table:style-name="Table1.A2" office:value-type="string">
            <text:p text:style-name="P36">343<text:span text:style-name="T71">7</text:span></text:p>
          </table:table-cell>
          <table:table-cell table:style-name="Table1.A2" office:value-type="string">
            <text:p text:style-name="P39">Garganeus dist Je t’envi</text:p>
          </table:table-cell>
          <table:table-cell table:style-name="Table1.C123" office:value-type="string">
            <text:p text:style-name="P180">A] ...<text:span text:style-name="T91">ten ui</text:span></text:p>
          </table:table-cell>
        </table:table-row>
        <table:table-row table:style-name="Table1.137"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9"/>
          </table:table-cell>
          <table:table-cell table:style-name="Table1.C123" office:value-type="string">
            <text:p text:style-name="P520"><text:span text:style-name="T563">H2] </text:span><text:span text:style-name="T52">Flo</text:span><text:span text:style-name="T563">. gentement li dit</text:span></text:p>
          </table:table-cell>
        </table:table-row>
        <table:table-row table:style-name="Table1.137"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9"/>
          </table:table-cell>
          <table:table-cell table:style-name="Table1.C123" office:value-type="string">
            <text:p text:style-name="P529">H2] Laidengier me puet et laidir</text:p>
          </table:table-cell>
        </table:table-row>
        <table:table-row table:style-name="Table1.137"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9"/>
          </table:table-cell>
          <table:table-cell table:style-name="Table1.C123" office:value-type="string">
            <text:p text:style-name="P529">H2] Premiers ne te veil assaillir</text:p>
          </table:table-cell>
        </table:table-row>
        <table:table-row table:style-name="Table1.137"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9"/>
          </table:table-cell>
          <table:table-cell table:style-name="Table1.C123" office:value-type="string">
            <text:p text:style-name="P529">H2] Que desarmes ies et a pie</text:p>
          </table:table-cell>
        </table:table-row>
        <table:table-row table:style-name="Table1.137"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9"/>
          </table:table-cell>
          <table:table-cell table:style-name="Table1.C123" office:value-type="string">
            <text:p text:style-name="P520"><text:span text:style-name="T563">H2] Garganeus dit </text:span><text:span text:style-name="T53">per</text:span><text:span text:style-name="T570"> mon chief</text:span></text:p>
          </table:table-cell>
        </table:table-row>
        <table:table-row table:style-name="Table1.137"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9"/>
          </table:table-cell>
          <table:table-cell table:style-name="Table1.C123" office:value-type="string">
            <text:p text:style-name="P529">H2] Se .i. coup dou naston matens</text:p>
          </table:table-cell>
        </table:table-row>
        <table:table-row table:style-name="Table1.137"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9"/>
          </table:table-cell>
          <table:table-cell table:style-name="Table1.C123" office:value-type="string">
            <text:p text:style-name="P529">H2] Je ten lairai ferir .ij. cens</text:p>
          </table:table-cell>
        </table:table-row>
        <table:table-row table:style-name="Table1.137"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9"/>
          </table:table-cell>
          <table:table-cell table:style-name="Table1.C123" office:value-type="string">
            <text:p text:style-name="P529">H2] En lescu que iaurai soir moi</text:p>
          </table:table-cell>
        </table:table-row>
        <table:table-row table:style-name="Table1.137"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9"/>
          </table:table-cell>
          <table:table-cell table:style-name="Table1.C123" office:value-type="string">
            <text:p text:style-name="P520"><text:span text:style-name="T563">H2] Dit </text:span><text:span text:style-name="T53">flor.</text:span><text:span text:style-name="T570"> Et ie lotroi</text:span></text:p>
          </table:table-cell>
        </table:table-row>
        <table:table-row table:style-name="Table1.137">
          <table:table-cell table:style-name="Table1.A2" office:value-type="string">
            <text:p text:style-name="P36">343<text:span text:style-name="T71">8</text:span></text:p>
          </table:table-cell>
          <table:table-cell table:style-name="Table1.A2" office:value-type="string">
            <text:p text:style-name="P39">Le baston et si te deffi</text:p>
          </table:table-cell>
          <table:table-cell table:style-name="Table1.C123" office:value-type="string">
            <text:p text:style-name="P408">B<text:span text:style-name="T413">EIM</text:span>] Dou <text:span text:style-name="T413">(EI Del, M Du)…(I baston si)...</text:span> <text:s/><text:span text:style-name="T317">H2] </text:span><text:span text:style-name="T325">Le baston prent et son escu <text:s/></text:span><text:span text:style-name="T361">K] </text:span><text:span text:style-name="T374">Le baston cient si...</text:span></text:p>
          </table:table-cell>
        </table:table-row>
        <table:table-row table:style-name="Table1.137">
          <table:table-cell table:style-name="Table1.A2" office:value-type="string">
            <text:p text:style-name="P36">343<text:span text:style-name="T71">9</text:span></text:p>
          </table:table-cell>
          <table:table-cell table:style-name="Table1.A2" office:value-type="string">
            <text:p text:style-name="P39">Florimons l’ait bien entendu</text:p>
          </table:table-cell>
          <table:table-cell table:style-name="Table1.C123" office:value-type="string">
            <text:p text:style-name="P447">INV <text:span text:style-name="T102">W] </text:span>Bien cest couuert de son escu</text:p>
            <text:p text:style-name="P369">B] ...atendu</text:p>
          </table:table-cell>
        </table:table-row>
        <table:table-row table:style-name="Table1.137">
          <table:table-cell table:style-name="Table1.A2" office:value-type="string">
            <text:p text:style-name="P37">3440</text:p>
          </table:table-cell>
          <table:table-cell table:style-name="Table1.A2" office:value-type="string">
            <text:p text:style-name="P39">Si c’est covers de son escu</text:p>
          </table:table-cell>
          <table:table-cell table:style-name="Table1.C123" office:value-type="string">
            <text:p text:style-name="P447">INV <text:span text:style-name="T102">W] </text:span>Florimont la bien atendu</text:p>
            <text:p text:style-name="P236">A<text:span text:style-name="T588">L</text:span>] <text:span text:style-name="T91">Se sest… I] Si est… <text:s text:c="2"/>BD] Bien sest couers (D couerz)… <text:s/></text:span><text:span text:style-name="T317">H2] </text:span><text:span text:style-name="T325">Son fort escu mist sor son chief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37">3441</text:p>
          </table:table-cell>
          <table:table-cell table:style-name="Table1.A2" office:value-type="string">
            <text:p text:style-name="P39">Le baston li a envoié</text:p>
          </table:table-cell>
          <table:table-cell table:style-name="Table1.C123" office:value-type="string">
            <text:p text:style-name="P63"/>
          </table:table-cell>
        </table:table-row>
        <table:table-row table:style-name="Table1.137">
          <table:table-cell table:style-name="Table1.A2" office:value-type="string">
            <text:p text:style-name="P37">3442</text:p>
          </table:table-cell>
          <table:table-cell table:style-name="Table1.A2" office:value-type="string">
            <text:p text:style-name="P39">Li boens chevalx hasa le chief</text:p>
          </table:table-cell>
          <table:table-cell table:style-name="Table1.C123" office:value-type="string">
            <text:p text:style-name="P228">A] …<text:span text:style-name="T91">leua cheip <text:s/>B] ...dreca le chief <text:s/>DH2GIKLM] ...leua (H2 leua leua) le chief (GKLM chie, I li chie) <text:s/>E] Li cheuaus a le chief drecie <text:s/>W] Le bon cheual leua le chie <text:s/></text:span></text:p>
            <text:p text:style-name="P463">P] leuo la testa in suso</text:p>
          </table:table-cell>
        </table:table-row>
        <table:table-row table:style-name="Table1.137">
          <table:table-cell table:style-name="Table1.A2" office:value-type="string">
            <text:p text:style-name="P37">3443</text:p>
          </table:table-cell>
          <table:table-cell table:style-name="Table1.A2" office:value-type="string">
            <text:p text:style-name="P39">Li cols li vient enmi le front</text:p>
          </table:table-cell>
          <table:table-cell table:style-name="Table1.C123" office:value-type="string">
            <text:p text:style-name="P63"/>
          </table:table-cell>
        </table:table-row>
        <table:table-row table:style-name="Table1.137">
          <table:table-cell table:style-name="Table1.A2" office:value-type="string">
            <text:p text:style-name="P37">3444</text:p>
          </table:table-cell>
          <table:table-cell table:style-name="Table1.A2" office:value-type="string">
            <text:p text:style-name="P39">Les os li pessoie et comfont</text:p>
          </table:table-cell>
          <table:table-cell table:style-name="Table1.C123" office:value-type="string">
            <text:p text:style-name="P236">A<text:span text:style-name="T134">DH2EGKLM</text:span>] <text:span text:style-name="T91">Touz (DGL Toz, H2 Tout, E Tous, M Tos) les os (G iels, L iauz, H2 los) li (G le) pecoie (G peçoie, H2 pesoie, T pezoie) et font (G f</text:span><text:span text:style-name="T35">r</text:span><text:span text:style-name="T440">ont, H2 confont) <text:s/>W] Touz les os luy froissa et font <text:s/>I] Tes leus li pecoie e font</text:span></text:p>
          </table:table-cell>
        </table:table-row>
        <table:table-row table:style-name="Table1.137">
          <table:table-cell table:style-name="Table1.A2" office:value-type="string">
            <text:p text:style-name="P37">3445</text:p>
          </table:table-cell>
          <table:table-cell table:style-name="Table1.A2" office:value-type="string">
            <text:p text:style-name="P39">Fors em fait saillir la servele</text:p>
          </table:table-cell>
          <table:table-cell table:style-name="Table1.C123" office:value-type="string">
            <text:p text:style-name="P236">A] ...asaillir…<text:span text:style-name="T91"> <text:s/>B] Tout le desront iusquen la selle <text:s/>E] ..issir… <text:s/></text:span><text:span text:style-name="T197">M] </text:span><text:span text:style-name="T215">S</text:span><text:span text:style-name="T352">i</text:span><text:span text:style-name="T215"> que hors en sault… <text:s/></text:span><text:span text:style-name="T317">H2] </text:span><text:span text:style-name="T326">Hors en fist… <text:s/></text:span><text:span text:style-name="T263">I] ...</text:span><text:span text:style-name="T352">le...</text:span></text:p>
          </table:table-cell>
        </table:table-row>
        <table:table-row table:style-name="Table1.137">
          <table:table-cell table:style-name="Table1.A2" office:value-type="string">
            <text:p text:style-name="P37">3446</text:p>
          </table:table-cell>
          <table:table-cell table:style-name="Table1.A2" office:value-type="string">
            <text:p text:style-name="P39">Florimont abat de la cele</text:p>
          </table:table-cell>
          <table:table-cell table:style-name="Table1.C123" office:value-type="string">
            <text:p text:style-name="P202"><text:span text:style-name="T87">B] </text:span><text:span text:style-name="T16">Flor.</text:span><text:span text:style-name="T114"> chiet en la praelle <text:s/></text:span><text:span text:style-name="T197">M] ...</text:span><text:span text:style-name="T215">chay...</text:span></text:p>
          </table:table-cell>
        </table:table-row>
        <table:table-row table:style-name="Table1.137">
          <table:table-cell table:style-name="Table1.A2" office:value-type="string">
            <text:p text:style-name="P37">3447</text:p>
          </table:table-cell>
          <table:table-cell table:style-name="Table1.A2" office:value-type="string">
            <text:p text:style-name="P39">Li chiés del baston l’a feru</text:p>
          </table:table-cell>
          <table:table-cell table:style-name="Table1.C123" office:value-type="string">
            <text:p text:style-name="P379">B] Dou chief… <text:s text:c="2"/><text:span text:style-name="T197">M] ...</text:span><text:span text:style-name="T215">du baston...</text:span></text:p>
          </table:table-cell>
        </table:table-row>
        <table:table-row table:style-name="Table1.137">
          <table:table-cell table:style-name="Table1.A2" office:value-type="string">
            <text:p text:style-name="P37">3448</text:p>
          </table:table-cell>
          <table:table-cell table:style-name="Table1.A2" office:value-type="string">
            <text:p text:style-name="P39">Tot li a froissié son escu</text:p>
          </table:table-cell>
          <table:table-cell table:style-name="Table1.C123" office:value-type="string">
            <text:p text:style-name="P394">B] Tout ha froissiet… <text:s/>D<text:span text:style-name="T413">EG</text:span>] ...a fause <text:span text:style-name="T413">(E fausse)…</text:span> <text:s/><text:span text:style-name="T317">H2] </text:span><text:span text:style-name="T326">Dont li a fausse...</text:span></text:p>
          </table:table-cell>
        </table:table-row>
        <table:table-row table:style-name="Table1.137">
          <table:table-cell table:style-name="Table1.A2" office:value-type="string">
            <text:p text:style-name="P37">3449</text:p>
          </table:table-cell>
          <table:table-cell table:style-name="Table1.A2" office:value-type="string">
            <text:p text:style-name="P40">Per poc qu’il ne <text:span text:style-name="T74">(H que ne)</text:span> l’ait mort geté</text:p>
          </table:table-cell>
          <table:table-cell table:style-name="Table1.C123" office:value-type="string">
            <text:p text:style-name="P437">T] ---</text:p>
            <text:p text:style-name="P423">INV <text:span text:style-name="T87">B] </text:span>Un poi la nauret ou coste</text:p>
            <text:p text:style-name="P220">A<text:span text:style-name="T588">I</text:span>] <text:span text:style-name="T91">Pour (I Por) poi… <text:s/>D] A pou… <text:s/>GL] ...que ne la… <text:s/>W] Pour peu qui ne...</text:span></text:p>
          </table:table-cell>
        </table:table-row>
        <table:table-row table:style-name="Table1.137">
          <table:table-cell table:style-name="Table1.A2" office:value-type="string">
            <text:p text:style-name="P37">3450</text:p>
          </table:table-cell>
          <table:table-cell table:style-name="Table1.A2" office:value-type="string">
            <text:p text:style-name="P40">Un poc l’ait navré el cousté</text:p>
          </table:table-cell>
          <table:table-cell table:style-name="Table1.C123" office:value-type="string">
            <text:p text:style-name="P437">T] ---</text:p>
            <text:p text:style-name="P369"><text:span text:style-name="T440">INV </text:span>B] Par poi quil ne la mort gete</text:p>
            <text:p text:style-name="P189">A<text:span text:style-name="T440">GH2IK</text:span>] ...<text:span text:style-name="T92">le naffra (GH2K naura, I li naura)… <text:s/>DLMW] ...ou (M v) coste (W couste)</text:span></text:p>
          </table:table-cell>
        </table:table-row>
        <table:table-row table:style-name="Table1.137">
          <table:table-cell table:style-name="Table1.A2" office:value-type="string">
            <text:p text:style-name="P38">345<text:span text:style-name="T73">1</text:span></text:p>
          </table:table-cell>
          <table:table-cell table:style-name="Table1.A2" office:value-type="string">
            <text:p text:style-name="P40">Li chevals jut a terre mors</text:p>
          </table:table-cell>
          <table:table-cell table:style-name="Table1.C123" office:value-type="string">
            <text:p text:style-name="P246">A<text:span text:style-name="T135">DH2ILT</text:span>] ...fu…<text:span text:style-name="T92"> <text:s/>EG] ...gist… <text:s/>W] ...chiet… <text:s/>K] LI cheual a terre morz fu</text:span></text:p>
          </table:table-cell>
        </table:table-row>
        <table:table-row table:style-name="Table1.137">
          <table:table-cell table:style-name="Table1.A2" office:value-type="string">
            <text:p text:style-name="P38">345<text:span text:style-name="T73">2</text:span></text:p>
          </table:table-cell>
          <table:table-cell table:style-name="Table1.A2" office:value-type="string">
            <text:p text:style-name="P40">Et Florimons fut aiques fors</text:p>
          </table:table-cell>
          <table:table-cell table:style-name="Table1.C123" office:value-type="string">
            <text:p text:style-name="P514">M] ..et fors <text:s text:c="2"/><text:span text:style-name="T102">W] ...fut bien vite et fort <text:s/>K] Floriemont...</text:span></text:p>
          </table:table-cell>
        </table:table-row>
        <table:table-row table:style-name="Table1.137">
          <table:table-cell table:style-name="Table1.A2" office:value-type="string">
            <text:p text:style-name="P38">345<text:span text:style-name="T73">3</text:span></text:p>
          </table:table-cell>
          <table:table-cell table:style-name="Table1.A2" office:value-type="string">
            <text:p text:style-name="P40">Del cop fut un p<text:span text:style-name="T74">oc (H por)</text:span> effreez</text:p>
          </table:table-cell>
          <table:table-cell table:style-name="Table1.C123" office:value-type="string">
            <text:p text:style-name="P340">E] ...ne fu pas effreez</text:p>
          </table:table-cell>
        </table:table-row>
        <table:table-row table:style-name="Table1.137">
          <table:table-cell table:style-name="Table1.A2" office:value-type="string">
            <text:p text:style-name="P38">345<text:span text:style-name="T73">4</text:span></text:p>
          </table:table-cell>
          <table:table-cell table:style-name="Table1.A2" office:value-type="string">
            <text:p text:style-name="P40">Il c’est toz drois em piés levez</text:p>
          </table:table-cell>
          <table:table-cell table:style-name="Table1.C123" office:value-type="string">
            <text:p text:style-name="P236">A] <text:span text:style-name="T92">Jl est en piez leuez tout droit <text:s/>BDE] Jl est… <text:s/>GK] Jl sen est (K Jl est) en piez (K pie) tot droit leuez <text:s/>H2L</text:span><text:span text:style-name="T197">M] ...</text:span><text:span text:style-name="T326">(H2 Jl est) </text:span><text:span text:style-name="T215">tout </text:span><text:span text:style-name="T238">(L tot)</text:span><text:span text:style-name="T215"> droit </text:span><text:span text:style-name="T326">(H2 drois)</text:span><text:span text:style-name="T215">… <text:s/></text:span><text:span text:style-name="T284">W</text:span><text:span text:style-name="T255">] </text:span><text:span text:style-name="T299">Jl est tout droit… <text:s/></text:span><text:span text:style-name="T263">I] </text:span><text:span text:style-name="T352">...tot droit leues en pie</text:span></text:p>
          </table:table-cell>
        </table:table-row>
        <table:table-row table:style-name="Table1.137">
          <table:table-cell table:style-name="Table1.A2" office:value-type="string">
            <text:p text:style-name="P38">345<text:span text:style-name="T73">5</text:span></text:p>
          </table:table-cell>
          <table:table-cell table:style-name="Table1.A2" office:value-type="string">
            <text:p text:style-name="P40">Garganeus dist Florimont</text:p>
          </table:table-cell>
          <table:table-cell table:style-name="Table1.C123" office:value-type="string">
            <text:p text:style-name="P220"><text:span text:style-name="T87">BE] Dist garganeus </text:span><text:span text:style-name="T16">flor. <text:s/></text:span><text:span text:style-name="T197">M] </text:span><text:span text:style-name="T152">Flor. d</text:span><text:span text:style-name="T215">it garganeus <text:s/></text:span><text:span text:style-name="T284">W</text:span><text:span text:style-name="T255">] ...</text:span><text:span text:style-name="T299">a florimont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38">345<text:span text:style-name="T73">6</text:span></text:p>
          </table:table-cell>
          <table:table-cell table:style-name="Table1.A2" office:value-type="string">
            <text:p text:style-name="P40">Or seis tu bien quel mi cop sont</text:p>
          </table:table-cell>
          <table:table-cell table:style-name="Table1.C123" office:value-type="string">
            <text:p text:style-name="P384">B] Or pues sauoir queil… <text:s/><text:span text:style-name="T197">M] ...</text:span><text:span text:style-name="T215">tu de mon baston lus <text:s/></text:span><text:span text:style-name="T222">L</text:span><text:span text:style-name="T221">] ...</text:span><text:span text:style-name="T238">cops uont</text:span></text:p>
          </table:table-cell>
        </table:table-row>
        <table:table-row table:style-name="Table1.137">
          <table:table-cell table:style-name="Table1.A2" office:value-type="string">
            <text:p text:style-name="P38">345<text:span text:style-name="T73">7</text:span></text:p>
          </table:table-cell>
          <table:table-cell table:style-name="Table1.A2" office:value-type="string">
            <text:p text:style-name="P40">Ou se j’ai gaires de vertu</text:p>
          </table:table-cell>
          <table:table-cell table:style-name="Table1.C123" office:value-type="string">
            <text:p text:style-name="P422">INV <text:span text:style-name="T109">G] </text:span>Je croi bien que tu las sentu</text:p>
            <text:p text:style-name="P352">E<text:span text:style-name="T473">MW</text:span>] Et… <text:s/><text:span text:style-name="T317">H2] </text:span><text:span text:style-name="T327">Et je sai gaires… <text:s/></text:span><text:span text:style-name="T361">K] </text:span><text:span text:style-name="T374">E seie[…] gaires [...]</text:span></text:p>
          </table:table-cell>
        </table:table-row>
        <table:table-row table:style-name="Table1.137">
          <table:table-cell table:style-name="Table1.A2" office:value-type="string">
            <text:p text:style-name="P38">345<text:span text:style-name="T73">8</text:span></text:p>
          </table:table-cell>
          <table:table-cell table:style-name="Table1.A2" office:value-type="string">
            <text:p text:style-name="P40">Je croi bien que tu l’ais sentu</text:p>
          </table:table-cell>
          <table:table-cell table:style-name="Table1.C123" office:value-type="string">
            <text:p text:style-name="P422">INV <text:span text:style-name="T109">G] </text:span>Et se iai gaire de uertu</text:p>
            <text:p text:style-name="P395">B<text:span text:style-name="T540">W</text:span>] ...croi <text:span text:style-name="T540">(W croy)</text:span> que tu las bien… <text:span text:style-name="T105">E] Je sai...las… <text:s/></text:span><text:span text:style-name="T197">M] ...</text:span><text:span text:style-name="T215">croi qua ce tour las… <text:s/></text:span><text:span text:style-name="T317">H2] ...</text:span><text:span text:style-name="T327">sceu</text:span></text:p>
          </table:table-cell>
        </table:table-row>
        <table:table-row table:style-name="Table1.137">
          <table:table-cell table:style-name="Table1.A2" office:value-type="string">
            <text:p text:style-name="P38">345<text:span text:style-name="T73">9</text:span></text:p>
          </table:table-cell>
          <table:table-cell table:style-name="Table1.A2" office:value-type="string">
            <text:p text:style-name="P40">Florimons dist Li mals feus t’arde</text:p>
          </table:table-cell>
          <table:table-cell table:style-name="Table1.C123" office:value-type="string">
            <text:p text:style-name="P181">A<text:span text:style-name="T114">BDH2EGILMW</text:span>] ...<text:span text:style-name="T92">dist (BEI li dist, DH2M li dit) mau (D max, EL maus, H2 maux, IW mal) feus (G foux tot, W feu tout, IM feu, L fues, H2 feux)… <text:s text:c="2"/>K?</text:span></text:p>
          </table:table-cell>
        </table:table-row>
        <table:table-row table:style-name="Table1.137">
          <table:table-cell table:style-name="Table1.A2" office:value-type="string">
            <text:p text:style-name="P40">3460</text:p>
          </table:table-cell>
          <table:table-cell table:style-name="Table1.A2" office:value-type="string">
            <text:p text:style-name="P40">F<text:span text:style-name="T114">o</text:span>ls est que <text:span text:style-name="T74">(H qui) </text:span>de toi ne se garde</text:p>
          </table:table-cell>
          <table:table-cell table:style-name="Table1.C123" office:value-type="string">
            <text:p text:style-name="P468">K] ---</text:p>
            <text:p text:style-name="P181">A<text:span text:style-name="T114">BDH2EILTW</text:span>] ...<text:span text:style-name="T92">qui...</text:span></text:p>
          </table:table-cell>
        </table:table-row>
        <table:table-row table:style-name="Table1.137">
          <table:table-cell table:style-name="Table1.A2" office:value-type="string">
            <text:p text:style-name="P40">3461</text:p>
          </table:table-cell>
          <table:table-cell table:style-name="Table1.A2" office:value-type="string">
            <text:p text:style-name="P40">Florimons ait traite l’espee</text:p>
          </table:table-cell>
          <table:table-cell table:style-name="Table1.C123" office:value-type="string">
            <text:p text:style-name="P468">K] ---</text:p>
            <text:p text:style-name="P447">INV <text:span text:style-name="T102">W] </text:span>Sa lance a ou champ getee</text:p>
            <text:p text:style-name="P181">A<text:span text:style-name="T114">BILT</text:span>] ...<text:span text:style-name="T92">sespee (I ses spee)</text:span></text:p>
          </table:table-cell>
        </table:table-row>
        <table:table-row table:style-name="Table1.137">
          <table:table-cell table:style-name="Table1.A2" office:value-type="string">
            <text:p text:style-name="P40">3462</text:p>
          </table:table-cell>
          <table:table-cell table:style-name="Table1.A2" office:value-type="string">
            <text:p text:style-name="P40">Sa lance ait ens el chanp getee</text:p>
          </table:table-cell>
          <table:table-cell table:style-name="Table1.C123" office:value-type="string">
            <text:p text:style-name="P447">INV <text:span text:style-name="T102">W] </text:span>Florimont a pris son espee</text:p>
            <text:p text:style-name="P229">A<text:span text:style-name="T440">GIL</text:span>] ...<text:span text:style-name="T92">a el champ (GI canp)… <text:s/>B] Et sa...a ou… <text:s/>DE] Et a la (E sa) lance ou (E el) chanp (E champ) getee <text:s/></text:span><text:span text:style-name="T197">M] ...</text:span><text:span text:style-name="T216">a aterre getee <text:s/></text:span><text:span text:style-name="T270">T] ...</text:span><text:span text:style-name="T271">a el chanp posee <text:s/></text:span><text:span text:style-name="T317">H2] </text:span><text:span text:style-name="T327">Et la...a eu...</text:span></text:p>
          </table:table-cell>
        </table:table-row>
        <table:table-row table:style-name="Table1.137">
          <table:table-cell table:style-name="Table1.A2" office:value-type="string">
            <text:p text:style-name="P40">3463</text:p>
          </table:table-cell>
          <table:table-cell table:style-name="Table1.A2" office:value-type="string">
            <text:p text:style-name="P40">Garganeus de loing l’apele</text:p>
          </table:table-cell>
          <table:table-cell table:style-name="Table1.C123" office:value-type="string">
            <text:p text:style-name="P497">M] Garganeos...</text:p>
          </table:table-cell>
        </table:table-row>
        <table:table-row table:style-name="Table1.137">
          <table:table-cell table:style-name="Table1.A2" office:value-type="string">
            <text:p text:style-name="P40">3464</text:p>
          </table:table-cell>
          <table:table-cell table:style-name="Table1.A2" office:value-type="string">
            <text:p text:style-name="P40">Vai et car oste t’alemele</text:p>
          </table:table-cell>
          <table:table-cell table:style-name="Table1.C123" office:value-type="string">
            <text:p text:style-name="P181">A] ---</text:p>
            <text:p text:style-name="P408">B] Di ua estoue talemelle <text:s/>D<text:span text:style-name="T571">H2</text:span>] Vagarz <text:span text:style-name="T571">(H2 Va gars)</text:span> estiue <text:span text:style-name="T571">(H2 estuie)</text:span> talemele <text:s/><text:span text:style-name="T105">EIMT] Va car (IT quar) estuie (I estuies, T estoie) talemele (M talumelle, I talamele, T talamelle) <text:s/>G] Vaquar car estoies talamelle <text:s text:c="2"/></text:span><text:span text:style-name="T222">L</text:span><text:span text:style-name="T221">] </text:span><text:span text:style-name="T238">Vassauz car estoi tamelle <text:s/></text:span><text:span text:style-name="T284">W</text:span><text:span text:style-name="T255">] </text:span><text:span text:style-name="T299">Vassau estoue ta lumelle <text:s/></text:span><text:span text:style-name="T361">K] </text:span><text:span text:style-name="T374">Va[…] ostoies tel amelle</text:span></text:p>
          </table:table-cell>
        </table:table-row>
        <table:table-row table:style-name="Table1.137">
          <table:table-cell table:style-name="Table1.A2" office:value-type="string">
            <text:p text:style-name="P40">3465</text:p>
          </table:table-cell>
          <table:table-cell table:style-name="Table1.A2" office:value-type="string">
            <text:p text:style-name="P40">Florimont seis que te wel dire</text:p>
          </table:table-cell>
          <table:table-cell table:style-name="Table1.C123" office:value-type="string">
            <text:p text:style-name="P174"><text:span text:style-name="T102">W</text:span>] ...<text:span text:style-name="T540">cest ce que te… <text:s/>K] </text:span><text:span text:style-name="T54">Flor.</text:span><text:span text:style-name="T602"> sez tu q[…] dire </text:span></text:p>
          </table:table-cell>
        </table:table-row>
        <table:table-row table:style-name="Table1.137">
          <table:table-cell table:style-name="Table1.A2" office:value-type="string">
            <text:p text:style-name="P40">3466</text:p>
          </table:table-cell>
          <table:table-cell table:style-name="Table1.A2" office:value-type="string">
            <text:p text:style-name="P40">Ne te wel pas ancor ossire</text:p>
          </table:table-cell>
          <table:table-cell table:style-name="Table1.C123" office:value-type="string">
            <text:p text:style-name="P63"/>
          </table:table-cell>
        </table:table-row>
        <table:table-row table:style-name="Table1.137">
          <table:table-cell table:style-name="Table1.A2" office:value-type="string">
            <text:p text:style-name="P40">3467</text:p>
          </table:table-cell>
          <table:table-cell table:style-name="Table1.A2" office:value-type="string">
            <text:p text:style-name="P40">Ainz t’en porterai voirement</text:p>
          </table:table-cell>
          <table:table-cell table:style-name="Table1.C123" office:value-type="string">
            <text:p text:style-name="P387">B] ...tatendera… <text:s/><text:span text:style-name="T109">GT] ...te… <text:s/></text:span><text:span text:style-name="T197">M] </text:span><text:span text:style-name="T216">Vis tenportere… <text:s/></text:span></text:p>
          </table:table-cell>
        </table:table-row>
        <table:table-row table:style-name="Table1.137">
          <table:table-cell table:style-name="Table1.A2" office:value-type="string">
            <text:p text:style-name="P40">3468</text:p>
          </table:table-cell>
          <table:table-cell table:style-name="Table1.A2" office:value-type="string">
            <text:p text:style-name="P40">Si te tendrai ton covenent</text:p>
          </table:table-cell>
          <table:table-cell table:style-name="Table1.C123" office:value-type="string">
            <text:p text:style-name="P195">A] <text:span text:style-name="T92">Se… <text:s/>BW] Et te… <text:s/>E] Si atendras ton iugement <text:s/>GIL] Si (L Se) tatendrai (I atendrai)… </text:span></text:p>
          </table:table-cell>
        </table:table-row>
        <table:table-row table:style-name="Table1.137">
          <table:table-cell table:style-name="Table1.A2" office:value-type="string">
            <text:p text:style-name="P40">3469</text:p>
          </table:table-cell>
          <table:table-cell table:style-name="Table1.A2" office:value-type="string">
            <text:p text:style-name="P40">En mon escut poras ferir</text:p>
          </table:table-cell>
          <table:table-cell table:style-name="Table1.C123" office:value-type="string">
            <text:p text:style-name="P470">I] ...mefr</text:p>
          </table:table-cell>
        </table:table-row>
        <table:table-row table:style-name="Table1.137">
          <table:table-cell table:style-name="Table1.A2" office:value-type="string">
            <text:p text:style-name="P40">3470</text:p>
          </table:table-cell>
          <table:table-cell table:style-name="Table1.A2" office:value-type="string">
            <text:p text:style-name="P28">.<text:span text:style-name="T73">c. cols ou mil tot a loissir</text:span></text:p>
          </table:table-cell>
          <table:table-cell table:style-name="Table1.C123" office:value-type="string">
            <text:p text:style-name="P401">B<text:span text:style-name="T474">M</text:span>] ...ou plus… <text:s/>D<text:span text:style-name="T571">H2</text:span>] ...mil <text:span text:style-name="T571">(H2 .m.)</text:span> a ton plaisir <text:s/><text:span text:style-name="T515">I] ...o mais tot par loisir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40">3471</text:p>
          </table:table-cell>
          <table:table-cell table:style-name="Table1.A2" office:value-type="string">
            <text:p text:style-name="P40">Florimons esgarda s’espee</text:p>
          </table:table-cell>
          <table:table-cell table:style-name="Table1.C123" office:value-type="string">
            <text:p text:style-name="P186">A<text:span text:style-name="T135">DH2IL</text:span>] ...<text:span text:style-name="T92">esgarde lespee <text:s/>BEW] ...resgarde (E regarde) (W son)...</text:span></text:p>
          </table:table-cell>
        </table:table-row>
        <table:table-row table:style-name="Table1.137">
          <table:table-cell table:style-name="Table1.A2" office:value-type="string">
            <text:p text:style-name="P40">3472</text:p>
          </table:table-cell>
          <table:table-cell table:style-name="Table1.A2" office:value-type="string">
            <text:p text:style-name="P40">Que s’amie li ot donee</text:p>
          </table:table-cell>
          <table:table-cell table:style-name="Table1.C123" office:value-type="string">
            <text:p text:style-name="P63"/>
          </table:table-cell>
        </table:table-row>
        <table:table-row table:style-name="Table1.137">
          <table:table-cell table:style-name="Table1.A2" office:value-type="string">
            <text:p text:style-name="P40">3473</text:p>
          </table:table-cell>
          <table:table-cell table:style-name="Table1.A2" office:value-type="string">
            <text:p text:style-name="P40">Et il savoit mout d’escremie</text:p>
          </table:table-cell>
          <table:table-cell table:style-name="Table1.C123" office:value-type="string">
            <text:p text:style-name="P246">A<text:span text:style-name="T441">G</text:span>] <text:span text:style-name="T92">Et si… <text:s/>B] Jl sauoit assez… <text:s/>DH2EM] ...sot (E Et si sot, H2 sout)...de lescremie (H2 lesquermie) <text:s/></text:span><text:span text:style-name="T222">L</text:span><text:span text:style-name="T221">] ...</text:span><text:span text:style-name="T160">mlt</text:span><text:span text:style-name="T238"> bien descrimie <text:s/></text:span><text:span text:style-name="T270">T] </text:span><text:span text:style-name="T272">Jl sauoit </text:span><text:span text:style-name="T165">mlt </text:span><text:span text:style-name="T272">delescremie <text:s/></text:span><text:span text:style-name="T284">W</text:span><text:span text:style-name="T255">] </text:span><text:span text:style-name="T299">Ce sauoit… <text:s/></text:span><text:span text:style-name="T361">K] </text:span><text:span text:style-name="T374">Cil sauoit...</text:span></text:p>
          </table:table-cell>
        </table:table-row>
        <table:table-row table:style-name="Table1.137">
          <table:table-cell table:style-name="Table1.A2" office:value-type="string">
            <text:p text:style-name="P40">3474</text:p>
          </table:table-cell>
          <table:table-cell table:style-name="Table1.A2" office:value-type="string">
            <text:p text:style-name="P40">Garganeus fist grant folie</text:p>
          </table:table-cell>
          <table:table-cell table:style-name="Table1.C123" office:value-type="string">
            <text:p text:style-name="P272">D] ...ot grant...</text:p>
          </table:table-cell>
        </table:table-row>
        <table:table-row table:style-name="Table1.137">
          <table:table-cell table:style-name="Table1.A2" office:value-type="string">
            <text:p text:style-name="P40">3475</text:p>
          </table:table-cell>
          <table:table-cell table:style-name="Table1.A2" office:value-type="string">
            <text:p text:style-name="P42">Florimont veloit prendre as bras</text:p>
          </table:table-cell>
          <table:table-cell table:style-name="Table1.C123" office:value-type="string">
            <text:p text:style-name="P246">A<text:span text:style-name="T441">GILW</text:span>] ...uelt <text:span text:style-name="T441">(G uealt, L uuelt, W veult)</text:span>…<text:span text:style-name="T540">(IW a)… <text:s text:c="2"/>B] Quant </text:span><text:span text:style-name="T17">flor.</text:span><text:span text:style-name="T115"> Volt… <text:s/>DH2] ...cuidoit...es braz (H2 a bras) <text:s/>K] Que </text:span><text:span text:style-name="T54">flor</text:span><text:span text:style-name="T602">. ueut...</text:span></text:p>
          </table:table-cell>
        </table:table-row>
        <table:table-row table:style-name="Table1.137">
          <table:table-cell table:style-name="Table1.A2" office:value-type="string">
            <text:p text:style-name="P40">3476</text:p>
          </table:table-cell>
          <table:table-cell table:style-name="Table1.A2" office:value-type="string">
            <text:p text:style-name="P42">Mais il se gardet (H garda) de ses las</text:p>
          </table:table-cell>
          <table:table-cell table:style-name="Table1.C123" office:value-type="string">
            <text:p text:style-name="P246">A<text:span text:style-name="T441">GW</text:span>] ...gardot <text:span text:style-name="T441">(GW gardoit)</text:span>…<text:span text:style-name="T92"> <text:s/>B] Car il se gardoit… <text:s/>DH2] ...il sest (H2 cest) gardez (H2 gardes)… <text:s/></text:span><text:span text:style-name="T197">M] </text:span><text:span text:style-name="T216">Mais bien se garda… <text:s/></text:span><text:span text:style-name="T361">K] ...</text:span><text:span text:style-name="T374">se gardoit bien de...</text:span></text:p>
          </table:table-cell>
        </table:table-row>
        <table:table-row table:style-name="Table1.137">
          <table:table-cell table:style-name="Table1.A2" office:value-type="string">
            <text:p text:style-name="P40">3477</text:p>
          </table:table-cell>
          <table:table-cell table:style-name="Table1.A2" office:value-type="string">
            <text:p text:style-name="P42">A une part vire l’escu</text:p>
          </table:table-cell>
          <table:table-cell table:style-name="Table1.C123" office:value-type="string">
            <text:p text:style-name="P196">A] <text:span text:style-name="T92">A autre...uira… <text:s/>BDH2] ...torne (D torna, H2 tourna) lescut (DH2 lescu) <text:s/>E] ...desous lescu <text:s/>GIKT] ...uira...(K son)...</text:span></text:p>
          </table:table-cell>
        </table:table-row>
        <table:table-row table:style-name="Table1.137">
          <table:table-cell table:style-name="Table1.A2" office:value-type="string">
            <text:p text:style-name="P40">3478</text:p>
          </table:table-cell>
          <table:table-cell table:style-name="Table1.A2" office:value-type="string">
            <text:p text:style-name="P42">Florimons vit le cousté nu</text:p>
          </table:table-cell>
          <table:table-cell table:style-name="Table1.C123" office:value-type="string">
            <text:p text:style-name="P370">B<text:span text:style-name="T494">LW</text:span>] ...voit...</text:p>
          </table:table-cell>
        </table:table-row>
        <table:table-row table:style-name="Table1.137">
          <table:table-cell table:style-name="Table1.A2" office:value-type="string">
            <text:p text:style-name="P40">3479</text:p>
          </table:table-cell>
          <table:table-cell table:style-name="Table1.A2" office:value-type="string">
            <text:p text:style-name="P42">De l’espee li a doné</text:p>
          </table:table-cell>
          <table:table-cell table:style-name="Table1.C123" office:value-type="string">
            <text:p text:style-name="P370">B] ...de net</text:p>
          </table:table-cell>
        </table:table-row>
        <table:table-row table:style-name="Table1.137">
          <table:table-cell table:style-name="Table1.A2" office:value-type="string">
            <text:p text:style-name="P40">3480</text:p>
          </table:table-cell>
          <table:table-cell table:style-name="Table1.A2" office:value-type="string">
            <text:p text:style-name="P42">Tel cop desore le cousté</text:p>
          </table:table-cell>
          <table:table-cell table:style-name="Table1.C123" office:value-type="string">
            <text:p text:style-name="P346">E] ...de dessus… <text:s/><text:span text:style-name="T197">M] ...</text:span><text:span text:style-name="T216">dessus leur du coste <text:s/></text:span><text:span text:style-name="T270">T] ...</text:span><text:span text:style-name="T272">lacolee <text:s/></text:span><text:span text:style-name="T327">H2</text:span><text:span text:style-name="T284">W</text:span><text:span text:style-name="T255">] ...</text:span><text:span text:style-name="T327">desouz (W </text:span><text:span text:style-name="T299">de soubz</text:span><text:span text:style-name="T327">)</text:span><text:span text:style-name="T299">...</text:span></text:p>
          </table:table-cell>
        </table:table-row>
        <table:table-row table:style-name="Table1.137">
          <table:table-cell table:style-name="Table1.A2" office:value-type="string">
            <text:p text:style-name="P41">348<text:span text:style-name="T74">1</text:span></text:p>
          </table:table-cell>
          <table:table-cell table:style-name="Table1.A2" office:value-type="string">
            <text:p text:style-name="P42">Les os li tranchait (H trencha) et la pel</text:p>
          </table:table-cell>
          <table:table-cell table:style-name="Table1.C123" office:value-type="string">
            <text:p text:style-name="P237">A<text:span text:style-name="T135">DEKLMTW</text:span>] ...<text:span text:style-name="T92">li (W ly) trencha (K trenca, LMT trancha)… <text:s/>B] ...li colpa… <text:s/>G] ...le treche… <text:s/></text:span><text:span text:style-name="T317">H2] </text:span><text:span text:style-name="T327">Que los li trenche… <text:s/></text:span><text:span text:style-name="T263">I] </text:span><text:span text:style-name="T353">Lesons li treca...</text:span></text:p>
          </table:table-cell>
        </table:table-row>
        <table:table-row table:style-name="Table1.137">
          <table:table-cell table:style-name="Table1.A2" office:value-type="string">
            <text:p text:style-name="P41">348<text:span text:style-name="T74">2</text:span></text:p>
          </table:table-cell>
          <table:table-cell table:style-name="Table1.A2" office:value-type="string">
            <text:p text:style-name="P42">Del ventre peirent li bouel</text:p>
          </table:table-cell>
          <table:table-cell table:style-name="Table1.C123" office:value-type="string">
            <text:p text:style-name="P430"><text:span text:style-name="T222">L</text:span><text:span text:style-name="T221">] </text:span><text:span text:style-name="T238">Des...parent… <text:s/></text:span><text:span text:style-name="T284">W</text:span><text:span text:style-name="T255">] ...</text:span><text:span text:style-name="T299">pairent les… <text:s/></text:span><text:span text:style-name="T263">I] ...</text:span><text:span text:style-name="T353">chient...</text:span></text:p>
          </table:table-cell>
        </table:table-row>
        <table:table-row table:style-name="Table1.137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2"/>
          </table:table-cell>
          <table:table-cell table:style-name="Table1.C123" office:value-type="string">
            <text:p text:style-name="P182">A<text:span text:style-name="T116">BDH2EGIKLMTW</text:span>] <text:span text:style-name="T93">Li (W Le) cops (GW coup, H2K coups, T cous) par (K por, BDH2ELMT </text:span><text:span text:style-name="T18">per</text:span><text:span text:style-name="T116">) la cuisse (GKT cuise, L coisse, I le cuse) coupla (BEM coula, H2 coulla, DKLTW cola, G ala, I colla)</text:span></text:p>
          </table:table-cell>
        </table:table-row>
        <table:table-row table:style-name="Table1.137"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2"/>
          </table:table-cell>
          <table:table-cell table:style-name="Table1.C123" office:value-type="string">
            <text:p text:style-name="P252">A<text:span text:style-name="T135">DH2EGIKLMTW</text:span>] <text:span text:style-name="T93">Si que la char (G que charn, I car) toute (DLT tote la char, EH2M toute la char, W toute la chair, GIK tote) trencha (I trenca, L tranca, T trancha) <text:s/>B] Si que de la char li trancha</text:span></text:p>
            <text:p text:style-name="P464">P] e con quelo colpo medesimo andagando zosso con la dita spada la zonse in la chossa et auersela tuta per filo la carne</text:p>
          </table:table-cell>
        </table:table-row>
        <table:table-row table:style-name="Table1.137">
          <table:table-cell table:style-name="Table1.A2" office:value-type="string">
            <text:p text:style-name="P41">348<text:span text:style-name="T74">3</text:span></text:p>
          </table:table-cell>
          <table:table-cell table:style-name="Table1.A2" office:value-type="string">
            <text:p text:style-name="P42">Sor le genoil hurta a l’os</text:p>
          </table:table-cell>
          <table:table-cell table:style-name="Table1.C123" office:value-type="string">
            <text:p text:style-name="P247">A] <text:span text:style-name="T93">Souz le genoil iusque… <text:s/>B] ...il trancha les os <text:s/>GW] Sus… <text:s/></text:span><text:span text:style-name="T222">L</text:span><text:span text:style-name="T221">] </text:span><text:span text:style-name="T239">Toz… <text:s/></text:span><text:span text:style-name="T263">I] </text:span><text:span text:style-name="T353">Sors le… <text:s/></text:span><text:span text:style-name="T361">K] </text:span><text:span text:style-name="T375">Soz...</text:span></text:p>
          </table:table-cell>
        </table:table-row>
        <table:table-row table:style-name="Table1.137">
          <table:table-cell table:style-name="Table1.A2" office:value-type="string">
            <text:p text:style-name="P41">348<text:span text:style-name="T74">4</text:span></text:p>
          </table:table-cell>
          <table:table-cell table:style-name="Table1.A2" office:value-type="string">
            <text:p text:style-name="P42">Les ners li copa el plus gros</text:p>
          </table:table-cell>
          <table:table-cell table:style-name="Table1.C123" office:value-type="string">
            <text:p text:style-name="P221">A] ...<text:span text:style-name="T93">et puis los <text:s/>DH2GKM] … (K trenza) li trencha ou (GK el, M des, H2 eu))… <text:s/></text:span><text:span text:style-name="T222">L</text:span><text:span text:style-name="T221">] ...</text:span><text:span text:style-name="T239">et les os <text:s/></text:span><text:span text:style-name="T284">W</text:span><text:span text:style-name="T255">] ...</text:span><text:span text:style-name="T300">ou...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41">348<text:span text:style-name="T74">5</text:span></text:p>
          </table:table-cell>
          <table:table-cell table:style-name="Table1.A2" office:value-type="string">
            <text:p text:style-name="P42">Et le jaret et le braon</text:p>
          </table:table-cell>
          <table:table-cell table:style-name="Table1.C123" office:value-type="string">
            <text:p text:style-name="P237">A] <text:span text:style-name="T93">Et le charret… <text:s/>B] Tout le iares et… <text:s/>D] ...iarrot… <text:s/>GK] Lez le iaret (K li caret)… <text:s/>W] ...quare… <text:s/>I] ...braum </text:span></text:p>
          </table:table-cell>
        </table:table-row>
        <table:table-row table:style-name="Table1.137">
          <table:table-cell table:style-name="Table1.A2" office:value-type="string">
            <text:p text:style-name="P41">348<text:span text:style-name="T74">6</text:span></text:p>
          </table:table-cell>
          <table:table-cell table:style-name="Table1.A2" office:value-type="string">
            <text:p text:style-name="P42">Garganeus chiet el sablon</text:p>
          </table:table-cell>
          <table:table-cell table:style-name="Table1.C123" office:value-type="string">
            <text:p text:style-name="P380">BD<text:span text:style-name="T541">W</text:span>] ...ou… <text:s/><text:span text:style-name="T109">GK] ...gist… <text:s/></text:span><text:span text:style-name="T197">M] </text:span><text:span text:style-name="T216">Li a desseure tout en son</text:span></text:p>
          </table:table-cell>
        </table:table-row>
        <table:table-row table:style-name="Table1.137">
          <table:table-cell table:style-name="Table1.A2" office:value-type="string">
            <text:p text:style-name="P41">348<text:span text:style-name="T74">7</text:span></text:p>
          </table:table-cell>
          <table:table-cell table:style-name="Table1.A2" office:value-type="string">
            <text:p text:style-name="P42">Florimon li a dit sens faille</text:p>
          </table:table-cell>
          <table:table-cell table:style-name="Table1.C123" office:value-type="string">
            <text:p text:style-name="P247">A] <text:span text:style-name="T93">Floremons dist… <text:s/>G] Floremont a dit… <text:s/>K] ...li dist… <text:s text:c="2"/></text:span><text:span text:style-name="T197">M] ...</text:span><text:span text:style-name="T216">li dit lors sanz faille <text:s/></text:span><text:span text:style-name="T263">I] ...</text:span><text:span text:style-name="T353">sen faille</text:span><text:span text:style-name="T216"> <text:s text:c="2"/></text:span><text:span text:style-name="T252">CAMBIO T?</text:span></text:p>
          </table:table-cell>
        </table:table-row>
        <table:table-row table:style-name="Table1.137">
          <table:table-cell table:style-name="Table1.A2" office:value-type="string">
            <text:p text:style-name="P41">348<text:span text:style-name="T74">8</text:span></text:p>
          </table:table-cell>
          <table:table-cell table:style-name="Table1.A2" office:value-type="string">
            <text:p text:style-name="P42">Seis come <text:span text:style-name="T75">(H Or seis com)</text:span> l’alemele (F lalemale) taille</text:p>
          </table:table-cell>
          <table:table-cell table:style-name="Table1.C123" office:value-type="string">
            <text:p text:style-name="P203">A<text:span text:style-name="T135">DIT</text:span>] <text:span text:style-name="T93">Sez (I Ses) de lalumelle (D lalemele, I lalame, T lalamelle) se (T si) taille (I tagle) <text:s/>BH2EKLW] Or sez (H2 ses) se (E</text:span><text:span text:style-name="T55"> com</text:span><text:span text:style-name="T542">, </text:span><text:span text:style-name="T543">W ce, </text:span><text:span text:style-name="T544">K tu se</text:span><text:span text:style-name="T93">) lalemelle (E lalemele, W lalumelle, H2 malemelle, K la melle)… <text:s/>G] Sez tu se la meille taille <text:s/></text:span><text:span text:style-name="T197">M] </text:span><text:span text:style-name="T216">De malumelle scez com taille</text:span></text:p>
          </table:table-cell>
        </table:table-row>
        <table:table-row table:style-name="Table1.137">
          <table:table-cell table:style-name="Table1.A2" office:value-type="string">
            <text:p text:style-name="P41">348<text:span text:style-name="T74">9</text:span></text:p>
          </table:table-cell>
          <table:table-cell table:style-name="Table1.A2" office:value-type="string">
            <text:p text:style-name="P42">Garganeus dist Florimont</text:p>
          </table:table-cell>
          <table:table-cell table:style-name="Table1.C123" office:value-type="string">
            <text:p text:style-name="P182">A<text:span text:style-name="T116">BDH2EGIKLMTW</text:span>] <text:span text:style-name="T93">Dit (BDEGIKLTW Dist) garganeus (T guarguaneus) floremont (ELTW florimont, K floriemont)</text:span></text:p>
          </table:table-cell>
        </table:table-row>
        <table:table-row table:style-name="Table1.137">
          <table:table-cell table:style-name="Table1.A2" office:value-type="string">
            <text:p text:style-name="P42">3490</text:p>
          </table:table-cell>
          <table:table-cell table:style-name="Table1.A2" office:value-type="string">
            <text:p text:style-name="P42">Millor de toi nen ait el mont</text:p>
          </table:table-cell>
          <table:table-cell table:style-name="Table1.C123" office:value-type="string">
            <text:p text:style-name="P229">A<text:span text:style-name="T589">I</text:span>] ...<text:span text:style-name="T93">non a… <text:s/>B] Jl na millor de toi ou mont <text:s/>D] ...ne a ou mont <text:s/>G] ...ne na… <text:s/></text:span><text:span text:style-name="T197">M] ...</text:span><text:span text:style-name="T216">na pas v mont <text:s/></text:span><text:span text:style-name="T222">L</text:span><text:span text:style-name="T301">W</text:span><text:span text:style-name="T221">] </text:span><text:span text:style-name="T239">Malauenture dex </text:span><text:span text:style-name="T301">(W dieu)</text:span><text:span text:style-name="T239"> te dont <text:s/></text:span><text:span text:style-name="T270">T] ...nail…</text:span><text:span text:style-name="T273"> <text:s/></text:span><text:span text:style-name="T317">H2] ...</text:span><text:span text:style-name="T327">na nul eu...</text:span></text:p>
          </table:table-cell>
        </table:table-row>
        <table:table-row table:style-name="Table1.137">
          <table:table-cell table:style-name="Table1.A2" office:value-type="string">
            <text:p text:style-name="P42">3491</text:p>
          </table:table-cell>
          <table:table-cell table:style-name="Table1.A2" office:value-type="string">
            <text:p text:style-name="P42">Maudite soit hui cele espee</text:p>
          </table:table-cell>
          <table:table-cell table:style-name="Table1.C123" office:value-type="string">
            <text:p text:style-name="P316">D<text:span text:style-name="T442">G</text:span>] ...soit icele… <text:s/><text:span text:style-name="T317">H2] ...</text:span><text:span text:style-name="T327">ceste...</text:span></text:p>
          </table:table-cell>
        </table:table-row>
        <table:table-row table:style-name="Table1.137">
          <table:table-cell table:style-name="Table1.A2" office:value-type="string">
            <text:p text:style-name="P42">3492</text:p>
          </table:table-cell>
          <table:table-cell table:style-name="Table1.A2" office:value-type="string">
            <text:p text:style-name="P42">Et cele qui la t’ait donee</text:p>
          </table:table-cell>
          <table:table-cell table:style-name="Table1.C123" office:value-type="string">
            <text:p text:style-name="P425">G] ..te la...</text:p>
          </table:table-cell>
        </table:table-row>
        <table:table-row table:style-name="Table1.137">
          <table:table-cell table:style-name="Table1.A2" office:value-type="string">
            <text:p text:style-name="P42">3493</text:p>
          </table:table-cell>
          <table:table-cell table:style-name="Table1.A2" office:value-type="string">
            <text:p text:style-name="P42">Atre fois l’avoie veue</text:p>
          </table:table-cell>
          <table:table-cell table:style-name="Table1.C123" office:value-type="string">
            <text:p text:style-name="P429">G] ...lai ie… <text:s/><text:span text:style-name="T317">H2] ...</text:span><text:span text:style-name="T327">lai veue une</text:span></text:p>
          </table:table-cell>
        </table:table-row>
        <table:table-row table:style-name="Table1.137">
          <table:table-cell table:style-name="Table1.A2" office:value-type="string">
            <text:p text:style-name="P42">3494</text:p>
          </table:table-cell>
          <table:table-cell table:style-name="Table1.A2" office:value-type="string">
            <text:p text:style-name="P42">Or l’ai malement coneue</text:p>
          </table:table-cell>
          <table:table-cell table:style-name="Table1.C123" office:value-type="string">
            <text:p text:style-name="P63"/>
          </table:table-cell>
        </table:table-row>
        <table:table-row table:style-name="Table1.137">
          <table:table-cell table:style-name="Table1.A2" office:value-type="string">
            <text:p text:style-name="P42">3495</text:p>
          </table:table-cell>
          <table:table-cell table:style-name="Table1.A2" office:value-type="string">
            <text:p text:style-name="P42">Florimont vien parler a moi</text:p>
          </table:table-cell>
          <table:table-cell table:style-name="Table1.C123" office:value-type="string">
            <text:p text:style-name="P63"/>
          </table:table-cell>
        </table:table-row>
        <table:table-row table:style-name="Table1.137">
          <table:table-cell table:style-name="Table1.A2" office:value-type="string">
            <text:p text:style-name="P42">3496</text:p>
          </table:table-cell>
          <table:table-cell table:style-name="Table1.A2" office:value-type="string">
            <text:p text:style-name="P42">Dist Florimons Et je l’otroi</text:p>
          </table:table-cell>
          <table:table-cell table:style-name="Table1.C123" office:value-type="string">
            <text:p text:style-name="P247">A<text:span text:style-name="T116">BDH2EGIMT</text:span>] <text:span text:style-name="T589">(I Floremons dist)</text:span>...<text:span text:style-name="T93">et (I e) ie (T ge) de quoi (I coi, M coy) <text:s/></text:span><text:span text:style-name="T222">L</text:span><text:span text:style-name="T221">] ...</text:span><text:span text:style-name="T239">sire de quoi <text:s/></text:span><text:span text:style-name="T284">W</text:span><text:span text:style-name="T255">] ...</text:span><text:span text:style-name="T301">or me dy quoy <text:s/></text:span><text:span text:style-name="T361">K] ...</text:span><text:span text:style-name="T375">e ie porquoi</text:span></text:p>
          </table:table-cell>
        </table:table-row>
        <table:table-row table:style-name="Table1.137">
          <table:table-cell table:style-name="Table1.A2" office:value-type="string">
            <text:p text:style-name="P42">3497</text:p>
          </table:table-cell>
          <table:table-cell table:style-name="Table1.A2" office:value-type="string">
            <text:p text:style-name="P42">Je te wel doner mon avoi<text:span text:style-name="T116">r</text:span></text:p>
          </table:table-cell>
          <table:table-cell table:style-name="Table1.C123" office:value-type="string">
            <text:p text:style-name="P63"/>
          </table:table-cell>
        </table:table-row>
        <table:table-row table:style-name="Table1.137">
          <table:table-cell table:style-name="Table1.A2" office:value-type="string">
            <text:p text:style-name="P42">3498</text:p>
          </table:table-cell>
          <table:table-cell table:style-name="Table1.A2" office:value-type="string">
            <text:p text:style-name="P42">De ma terre te ferai hoir</text:p>
          </table:table-cell>
          <table:table-cell table:style-name="Table1.C123" office:value-type="string">
            <text:p text:style-name="P132"><text:span text:style-name="T102">W</text:span>] ...<text:span text:style-name="T541">te veil faire hoir</text:span></text:p>
          </table:table-cell>
        </table:table-row>
        <table:table-row table:style-name="Table1.137">
          <table:table-cell table:style-name="Table1.A2" office:value-type="string">
            <text:p text:style-name="P42">3499</text:p>
          </table:table-cell>
          <table:table-cell table:style-name="Table1.A2" office:value-type="string">
            <text:p text:style-name="P42">Per <text:span text:style-name="T75">(H Par) </text:span>fiance te wel baissier</text:p>
          </table:table-cell>
          <table:table-cell table:style-name="Table1.C123" office:value-type="string">
            <text:p text:style-name="P189">A<text:span text:style-name="T442">GK</text:span>] <text:span text:style-name="T93">Por… <text:s/>BH2IW] Par… <text:s/>DEM] ...ten vuil (E vueil, M ueil)...</text:span></text:p>
          </table:table-cell>
        </table:table-row>
        <table:table-row table:style-name="Table1.137">
          <table:table-cell table:style-name="Table1.A2" office:value-type="string">
            <text:p text:style-name="P42">3500</text:p>
          </table:table-cell>
          <table:table-cell table:style-name="Table1.A2" office:value-type="string">
            <text:p text:style-name="P44">Dist Florimons N’en ai mestier</text:p>
          </table:table-cell>
          <table:table-cell table:style-name="Table1.C123" office:value-type="string">
            <text:p text:style-name="P247">A] ...<text:span text:style-name="T93">non ma mestier <text:s/>E] </text:span><text:span text:style-name="T32">Flor</text:span><text:span text:style-name="T93">. dist… <text:s/>G] <text:s/>...ie ne nai... <text:s text:c="2"/>L</text:span><text:span text:style-name="T197">M] ...</text:span><text:span text:style-name="T217">nenay </text:span><text:span text:style-name="T239">(L nenai)…</text:span><text:span text:style-name="T217"> <text:s/></text:span><text:span text:style-name="T263">I] ...nema…</text:span><text:span text:style-name="T353"> <text:s/></text:span><text:span text:style-name="T361">K] ...</text:span><text:span text:style-name="T375">non hai..</text:span></text:p>
          </table:table-cell>
        </table:table-row>
        <table:table-row table:style-name="Table1.137">
          <table:table-cell table:style-name="Table1.A2" office:value-type="string">
            <text:p text:style-name="P43">350<text:span text:style-name="T75">1</text:span></text:p>
          </table:table-cell>
          <table:table-cell table:style-name="Table1.A2" office:value-type="string">
            <text:p text:style-name="P44">Poc m’ais valu poc t’ai servi</text:p>
          </table:table-cell>
          <table:table-cell table:style-name="Table1.C123" office:value-type="string">
            <text:p text:style-name="P409">BD<text:span text:style-name="T572">H2LM</text:span>] Poi <text:span text:style-name="T572">(H2 Pou)</text:span> tai <text:span text:style-name="T475">(M Po ta)…</text:span> <text:s/></text:p>
          </table:table-cell>
        </table:table-row>
        <text:soft-page-break/>
        <table:table-row table:style-name="Table1.137">
          <table:table-cell table:style-name="Table1.A2" office:value-type="string">
            <text:p text:style-name="P43">350<text:span text:style-name="T75">2</text:span></text:p>
          </table:table-cell>
          <table:table-cell table:style-name="Table1.A2" office:value-type="string">
            <text:p text:style-name="P44">De petit devons estre ami</text:p>
          </table:table-cell>
          <table:table-cell table:style-name="Table1.C123" office:value-type="string">
            <text:p text:style-name="P189">A<text:span text:style-name="T442">GKLMTW</text:span>] <text:span text:style-name="T93">De poi (MT po, W pou)… <text:s/>B] De poi auons este… <text:s/>DH2] Et de pou deuons...</text:span></text:p>
          </table:table-cell>
        </table:table-row>
        <table:table-row table:style-name="Table1.137">
          <table:table-cell table:style-name="Table1.A2" office:value-type="string">
            <text:p text:style-name="P43">350<text:span text:style-name="T75">3</text:span></text:p>
          </table:table-cell>
          <table:table-cell table:style-name="Table1.A2" office:value-type="string">
            <text:p text:style-name="P44">Grant folie fet cil qui croit</text:p>
          </table:table-cell>
          <table:table-cell table:style-name="Table1.C123" office:value-type="string">
            <text:p text:style-name="P425">G] ...fait qui croit</text:p>
          </table:table-cell>
        </table:table-row>
        <table:table-row table:style-name="Table1.137">
          <table:table-cell table:style-name="Table1.A2" office:value-type="string">
            <text:p text:style-name="P43">350<text:span text:style-name="T75">4</text:span></text:p>
          </table:table-cell>
          <table:table-cell table:style-name="Table1.A2" office:value-type="string">
            <text:p text:style-name="P44">Selui cui il (H qui il) croire ne doit</text:p>
          </table:table-cell>
          <table:table-cell table:style-name="Table1.C123" office:value-type="string">
            <text:p text:style-name="P211">A<text:span text:style-name="T442">GW</text:span>] <text:span text:style-name="T93">Celui qui croire (W ycroire)… <text:s/>B] ...cui croire ne deuroit <text:s/>DH2IKMT] Celui que (H2 qui) il… <text:s/>E] Trop en celui que il ne doit <text:s/></text:span><text:span text:style-name="T222">L</text:span><text:span text:style-name="T221">] ...</text:span><text:span text:style-name="T239">creire...</text:span></text:p>
          </table:table-cell>
        </table:table-row>
        <table:table-row table:style-name="Table1.137">
          <table:table-cell table:style-name="Table1.A2" office:value-type="string">
            <text:p text:style-name="P43">350<text:span text:style-name="T75">5</text:span></text:p>
          </table:table-cell>
          <table:table-cell table:style-name="Table1.A2" office:value-type="string">
            <text:p text:style-name="P44">Bien sai de coi me wels servir</text:p>
          </table:table-cell>
          <table:table-cell table:style-name="Table1.C123" office:value-type="string">
            <text:p text:style-name="P470">I] ...maues...</text:p>
          </table:table-cell>
        </table:table-row>
        <table:table-row table:style-name="Table1.137">
          <table:table-cell table:style-name="Table1.A2" office:value-type="string">
            <text:p text:style-name="P43">350<text:span text:style-name="T75">6</text:span></text:p>
          </table:table-cell>
          <table:table-cell table:style-name="Table1.A2" office:value-type="string">
            <text:p text:style-name="P44">Se tu me peoies tenir</text:p>
          </table:table-cell>
          <table:table-cell table:style-name="Table1.C123" office:value-type="string">
            <text:p text:style-name="P285">D] Ses braz me… <text:s/><text:span text:style-name="T109">GK] ...soz (K a) toi tenir</text:span></text:p>
          </table:table-cell>
        </table:table-row>
        <table:table-row table:style-name="Table1.576">
          <table:table-cell table:style-name="Table1.A2" office:value-type="string">
            <text:p text:style-name="P43">350<text:span text:style-name="T75">7</text:span></text:p>
          </table:table-cell>
          <table:table-cell table:style-name="Table1.A2" office:value-type="string">
            <text:p text:style-name="P44">Si me feroies aaisier</text:p>
          </table:table-cell>
          <table:table-cell table:style-name="Table1.C123" office:value-type="string">
            <text:p text:style-name="P396">B] Tu me feroies baellier <text:s/>D] ...abaisier <text:s/><text:span text:style-name="T317">H2] … .</text:span><text:span text:style-name="T328">i. baisier <text:s/></text:span><text:s/><text:span text:style-name="T105">E] ...porroies manier <text:s/></text:span><text:span text:style-name="T197">M] </text:span><text:span text:style-name="T217">Si tu me [.fe] sauroies chastier</text:span></text:p>
          </table:table-cell>
        </table:table-row>
        <table:table-row table:style-name="Table1.137">
          <table:table-cell table:style-name="Table1.A2" office:value-type="string">
            <text:p text:style-name="P43">350<text:span text:style-name="T75">8</text:span></text:p>
          </table:table-cell>
          <table:table-cell table:style-name="Table1.A2" office:value-type="string">
            <text:p text:style-name="P44">Que mais riens ne m’avroit mestier</text:p>
          </table:table-cell>
          <table:table-cell table:style-name="Table1.C123" office:value-type="string">
            <text:p text:style-name="P247">A] ...<text:span text:style-name="T93">ne maura… <text:s/>B] Jamais rien… <text:s/>DH2] Nule (H2 Nulle) rien (H2 riens) ne… <text:s/>E] Que iamais nauroie mestier <text:s/>G] ...ne mauros… <text:s/></text:span><text:span text:style-name="T197">M] </text:span><text:span text:style-name="T217">Que rien ne maroit ia mestier <text:s/></text:span><text:span text:style-name="T284">W</text:span><text:span text:style-name="T255">] </text:span><text:span text:style-name="T301">Que rien mais… <text:s/></text:span><text:span text:style-name="T263">I] ...</text:span><text:span text:style-name="T353">ne mauoit… <text:s/></text:span><text:span text:style-name="T361">K] ...</text:span><text:span text:style-name="T375">mi auroit...</text:span></text:p>
          </table:table-cell>
        </table:table-row>
        <table:table-row table:style-name="Table1.137">
          <table:table-cell table:style-name="Table1.A2" office:value-type="string">
            <text:p text:style-name="P43">350<text:span text:style-name="T75">9</text:span></text:p>
          </table:table-cell>
          <table:table-cell table:style-name="Table1.A2" office:value-type="string">
            <text:p text:style-name="P44">Mentres (H Tant) qu’il parlent d’un et d’eil</text:p>
          </table:table-cell>
          <table:table-cell table:style-name="Table1.C123" office:value-type="string">
            <text:p text:style-name="P258">D<text:span text:style-name="T572">H2</text:span>] ---</text:p>
            <text:p text:style-name="P204">A<text:span text:style-name="T414">EGIT</text:span>] <text:span text:style-name="T414">(E Que quil)</text:span>...<text:span text:style-name="T93">quil parloient… <text:s/>B] Entrues quil plaident… <text:s/></text:span><text:span text:style-name="T197">M] ...</text:span><text:span text:style-name="T217">quil parloit… <text:s text:c="3"/></text:span><text:span text:style-name="T273">CAMBIO T</text:span></text:p>
          </table:table-cell>
        </table:table-row>
        <table:table-row table:style-name="Table1.137">
          <table:table-cell table:style-name="Table1.A2" office:value-type="string">
            <text:p text:style-name="P44">3510</text:p>
          </table:table-cell>
          <table:table-cell table:style-name="Table1.A2" office:value-type="string">
            <text:p text:style-name="P44">Garganeus vers son tinel</text:p>
          </table:table-cell>
          <table:table-cell table:style-name="Table1.C123" office:value-type="string">
            <text:p text:style-name="P273">D<text:span text:style-name="T572">H2</text:span>] ---</text:p>
            <text:p text:style-name="P211">A<text:span text:style-name="T414">EGIKMT</text:span>] ...<text:span text:style-name="T93">le tinel <text:s/></text:span><text:span text:style-name="T222">L</text:span><text:span text:style-name="T221">] </text:span><text:span text:style-name="T239">Garganeus le tinel</text:span></text:p>
          </table:table-cell>
        </table:table-row>
        <table:table-row table:style-name="Table1.137">
          <table:table-cell table:style-name="Table1.A2" office:value-type="string">
            <text:p text:style-name="P44">3511</text:p>
          </table:table-cell>
          <table:table-cell table:style-name="Table1.A2" office:value-type="string">
            <text:p text:style-name="P44">Permi le sablon se traioit</text:p>
          </table:table-cell>
          <table:table-cell table:style-name="Table1.C123" office:value-type="string">
            <text:p text:style-name="P273">D<text:span text:style-name="T572">H2</text:span>] ---</text:p>
            <text:p text:style-name="P247">A<text:span text:style-name="T442">GLT</text:span>] ...<text:span text:style-name="T93">se traisoit <text:s/>I] ...se fraisoit <text:s/>K] Par le...</text:span></text:p>
          </table:table-cell>
        </table:table-row>
        <table:table-row table:style-name="Table1.137">
          <table:table-cell table:style-name="Table1.A2" office:value-type="string">
            <text:p text:style-name="P44">3512</text:p>
          </table:table-cell>
          <table:table-cell table:style-name="Table1.A2" office:value-type="string">
            <text:p text:style-name="P44">Mai Florimons bien l’apersoit</text:p>
          </table:table-cell>
          <table:table-cell table:style-name="Table1.C123" office:value-type="string">
            <text:p text:style-name="P273">D<text:span text:style-name="T572">H2</text:span>] ---</text:p>
            <text:p text:style-name="P490"><text:span text:style-name="T462">M] Et </text:span><text:span text:style-name="T40">flor.</text:span><text:span text:style-name="T475"> bien le ueoit <text:s/>K] E...</text:span></text:p>
          </table:table-cell>
        </table:table-row>
        <table:table-row table:style-name="Table1.137">
          <table:table-cell table:style-name="Table1.A2" office:value-type="string">
            <text:p text:style-name="P44">3513</text:p>
          </table:table-cell>
          <table:table-cell table:style-name="Table1.A2" office:value-type="string">
            <text:p text:style-name="P44">Vuels tu fet il ton tinel prendre</text:p>
          </table:table-cell>
          <table:table-cell table:style-name="Table1.C123" office:value-type="string">
            <text:p text:style-name="P247">A<text:span text:style-name="T136">DGILTW</text:span>] ...<text:span text:style-name="T93">le tinel… <text:s/>B] Tu welz fait il le… <text:s/></text:span><text:span text:style-name="T197">M] ...</text:span><text:span text:style-name="T217">tu dit il le… <text:s/></text:span><text:span text:style-name="T317">H2] ...</text:span><text:span text:style-name="T328">mon tinel… <text:s/></text:span><text:span text:style-name="T361">K] </text:span><text:span text:style-name="T375">Vuels fet il le tinel...</text:span></text:p>
          </table:table-cell>
        </table:table-row>
        <table:table-row table:style-name="Table1.137">
          <table:table-cell table:style-name="Table1.A2" office:value-type="string">
            <text:p text:style-name="P44">3514</text:p>
          </table:table-cell>
          <table:table-cell table:style-name="Table1.A2" office:value-type="string">
            <text:p text:style-name="P44">Mon covenant me dois (F doit) atendre</text:p>
          </table:table-cell>
          <table:table-cell table:style-name="Table1.C123" office:value-type="string">
            <text:p text:style-name="P291">D<text:span text:style-name="T414">E</text:span>] ...doiz <text:span text:style-name="T414">(E dois)</text:span> tu rendre <text:s/><text:span text:style-name="T197">M] </text:span><text:span text:style-name="T217">Tu me doiz mon conuenant rendre</text:span></text:p>
          </table:table-cell>
        </table:table-row>
        <table:table-row table:style-name="Table1.137">
          <table:table-cell table:style-name="Table1.A2" office:value-type="string">
            <text:p text:style-name="P44">3515</text:p>
          </table:table-cell>
          <table:table-cell table:style-name="Table1.A2" office:value-type="string">
            <text:p text:style-name="P44">Et dous (F des) .c. cols ferir lassier</text:p>
          </table:table-cell>
          <table:table-cell table:style-name="Table1.C123" office:value-type="string">
            <text:p text:style-name="P247">A<text:span text:style-name="T136">DGIKLMTW</text:span>] <text:span text:style-name="T541">(W Les, K E teu .C.)</text:span>...<text:span text:style-name="T495">(L .cc.)</text:span>...<text:span text:style-name="T93">laisier (DKL laissier, GI lasier, MW lessier, T laisier) ferir <text:s/>B] Et laissier .ii.c. colz ferir <text:s/>E] De .ii. cens cops laissier ferir <text:s/></text:span><text:span text:style-name="T317">H2] .</text:span><text:span text:style-name="T328">C. coups me dois laissier ferir <text:s/>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44">3516</text:p>
          </table:table-cell>
          <table:table-cell table:style-name="Table1.A2" office:value-type="string">
            <text:p text:style-name="P44">Uns en est mais n’a puis mestier</text:p>
            <text:p text:style-name="P44">(H Un en as maiz n’at pas mestier)</text:p>
          </table:table-cell>
          <table:table-cell table:style-name="Table1.C123" office:value-type="string">
            <text:p text:style-name="P247">A<text:span text:style-name="T520">TW</text:span>] ...<text:span text:style-name="T93">miens (T menz, W mais) non (W nen) puis mentir <text:s/>B] .J. en ai mais nenquier mentir <text:s/>D] Vn soul sen faut nen quier mentir <text:s/>E] Vns en est miens nen quier mentir <text:s/>G] ...neinz ne uoil mentir <text:s/></text:span><text:span text:style-name="T197">M] .</text:span><text:span text:style-name="T217">J. en y a nen quier mentir <text:s/></text:span><text:span text:style-name="T222">L</text:span><text:span text:style-name="T221">] ...</text:span><text:span text:style-name="T240">menz riens puis mtir <text:s/></text:span><text:span text:style-name="T317">H2] .</text:span><text:span text:style-name="T328">J. suel enfaut nen quier mentir <text:s/></text:span><text:span text:style-name="T263">I] ...</text:span><text:span text:style-name="T354">moins nen doi mentir <text:s/></text:span><text:span text:style-name="T361">K] </text:span><text:span text:style-name="T375">Vns nest m[…] [...]oil mentir</text:span></text:p>
          </table:table-cell>
        </table:table-row>
        <table:table-row table:style-name="Table1.137">
          <table:table-cell table:style-name="Table1.A2" office:value-type="string">
            <text:p text:style-name="P44">3517</text:p>
          </table:table-cell>
          <table:table-cell table:style-name="Table1.A2" office:value-type="string">
            <text:p text:style-name="P44">Assez m’en puels estre guerans</text:p>
          </table:table-cell>
          <table:table-cell table:style-name="Table1.C123" office:value-type="string">
            <text:p text:style-name="P273">D] ---</text:p>
            <text:p text:style-name="P247">A<text:span text:style-name="T496">L</text:span>] ...<text:span text:style-name="T93">garens (L garenz) <text:s/>B] Bien mempoez estre… <text:s/>E] ...gaians <text:s/>G] ...eser garanz <text:s/></text:span><text:span text:style-name="T197">M] ...</text:span><text:span text:style-name="T217">garans <text:s/></text:span><text:span text:style-name="T263">I] ...poes…</text:span><text:span text:style-name="T354"> <text:s/></text:span><text:span text:style-name="T361">K] ...</text:span><text:span text:style-name="T375">me poi estre...</text:span></text:p>
          </table:table-cell>
        </table:table-row>
        <table:table-row table:style-name="Table1.137">
          <table:table-cell table:style-name="Table1.A2" office:value-type="string">
            <text:p text:style-name="P44">3518</text:p>
          </table:table-cell>
          <table:table-cell table:style-name="Table1.A2" office:value-type="string">
            <text:p text:style-name="P44">Je voi que tu es toz senglans</text:p>
          </table:table-cell>
          <table:table-cell table:style-name="Table1.C123" office:value-type="string">
            <text:p text:style-name="P273">D] ---</text:p>
            <text:p text:style-name="P230">A<text:span text:style-name="T442">GIL</text:span>] <text:span text:style-name="T496">(L BIen)</text:span>...<text:span text:style-name="T93">tu nes (I nies)… <text:s/></text:span><text:span text:style-name="T317">H2] ...</text:span><text:span text:style-name="T328">es asses sanglans</text:span></text:p>
          </table:table-cell>
        </table:table-row>
        <table:table-row table:style-name="Table1.137">
          <table:table-cell table:style-name="Table1.A2" office:value-type="string">
            <text:p text:style-name="P44">3519</text:p>
          </table:table-cell>
          <table:table-cell table:style-name="Table1.A2" office:value-type="string">
            <text:p text:style-name="P44">Ju ai de toi mout grant pité</text:p>
          </table:table-cell>
          <table:table-cell table:style-name="Table1.C123" office:value-type="string">
            <text:p text:style-name="P105"><text:span text:style-name="T222">L</text:span><text:span text:style-name="T221">] </text:span><text:span text:style-name="T240">Je a toi...</text:span></text:p>
          </table:table-cell>
        </table:table-row>
        <table:table-row table:style-name="Table1.137"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C123" office:value-type="string">
            <text:p text:style-name="P205">A<text:span text:style-name="T116">BDH2EGILW] </text:span>] <text:span text:style-name="T93">Quar (BL Car, DH2IW Quant, E Que) ge (BDH2EGILW ie) te uoi (BEH2 voi, W voy) si (B </text:span><text:span text:style-name="T18">mlt</text:span><text:span text:style-name="T116">) mahaigne (B mehengnie, EH2 mehaignie, G mahagnie, I maagnie, L maaignie, W mahaingne)</text:span></text:p>
          </table:table-cell>
        </table:table-row>
        <table:table-row table:style-name="Table1.137"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C123" office:value-type="string">
            <text:p text:style-name="P212">AD<text:span text:style-name="T572">H2</text:span>EG<text:span text:style-name="T590">I</text:span>] Vn poi (D<text:span text:style-name="T572">H2</text:span> .J. pou, E pou) te ferai (G farai) de bonte <text:s/>B] Je te wel faire grant bonte</text:p>
          </table:table-cell>
        </table:table-row>
        <table:table-row table:style-name="Table1.137">
          <table:table-cell table:style-name="Table1.A2" office:value-type="string">
            <text:p text:style-name="P44">3520</text:p>
          </table:table-cell>
          <table:table-cell table:style-name="Table1.A2" office:value-type="string">
            <text:p text:style-name="P44">Que je t’ai ci del cop (H t’ai dou cop si) grevé</text:p>
          </table:table-cell>
          <table:table-cell table:style-name="Table1.C123" office:value-type="string">
            <text:p text:style-name="P105"><text:span text:style-name="T222">L</text:span><text:span text:style-name="T302">W</text:span><text:span text:style-name="T221">] ---</text:span></text:p>
            <text:p text:style-name="P204">A<text:span text:style-name="T442">GIKT</text:span>] <text:span text:style-name="T93">Quar ie tai si (I ci) dun (I dum) cop (K coup,T col)… <text:s/>B] Car ie tai </text:span><text:span text:style-name="T18">mlt</text:span><text:span text:style-name="T116"> dun cop… <text:s/>DEH2] Quant (E Car) ie tai si dun cop (H2 .i. coup) naure <text:s/></text:span><text:span text:style-name="T197">M] </text:span><text:span text:style-name="T217">Car ie te voy du cop chargie</text:span></text:p>
          </table:table-cell>
        </table:table-row>
        <table:table-row table:style-name="Table1.137">
          <table:table-cell table:style-name="Table1.A2" office:value-type="string">
            <text:p text:style-name="P44">3521</text:p>
          </table:table-cell>
          <table:table-cell table:style-name="Table1.A2" office:value-type="string">
            <text:p text:style-name="P44">Les atres te wel perdoner</text:p>
          </table:table-cell>
          <table:table-cell table:style-name="Table1.C123" office:value-type="string">
            <text:p text:style-name="P425">G] ...uoil...</text:p>
          </table:table-cell>
        </table:table-row>
        <table:table-row table:style-name="Table1.137">
          <table:table-cell table:style-name="Table1.A2" office:value-type="string">
            <text:p text:style-name="P44">3522</text:p>
          </table:table-cell>
          <table:table-cell table:style-name="Table1.A2" office:value-type="string">
            <text:p text:style-name="P44">Se tu te wels vencus clamer</text:p>
          </table:table-cell>
          <table:table-cell table:style-name="Table1.C123" office:value-type="string">
            <text:p text:style-name="P238">A] ...<text:span text:style-name="T93">ten uels pour… <text:s/>I] ...te uois por… <text:s/>B] Car ie tai </text:span><text:span text:style-name="T18">mlt</text:span><text:span text:style-name="T116"> dun cop greue <text:s/>T] ...ten ueuz...</text:span></text:p>
          </table:table-cell>
        </table:table-row>
        <table:table-row table:style-name="Table1.137">
          <table:table-cell table:style-name="Table1.A2" office:value-type="string">
            <text:p text:style-name="P44">3523</text:p>
          </table:table-cell>
          <table:table-cell table:style-name="Table1.A2" office:value-type="string">
            <text:p text:style-name="P44">Garganeus dist Per (H Par) ma foi</text:p>
          </table:table-cell>
          <table:table-cell table:style-name="Table1.C123" office:value-type="string">
            <text:p text:style-name="P347">E] ...per foi <text:s/><text:span text:style-name="T109">G] ...par foi <text:s/>KW] ...par...</text:span></text:p>
          </table:table-cell>
        </table:table-row>
        <table:table-row table:style-name="Table1.137">
          <table:table-cell table:style-name="Table1.A2" office:value-type="string">
            <text:p text:style-name="P44">3524</text:p>
          </table:table-cell>
          <table:table-cell table:style-name="Table1.A2" office:value-type="string">
            <text:p text:style-name="P46">Jai cist mos nen istra de moi</text:p>
          </table:table-cell>
          <table:table-cell table:style-name="Table1.C123" office:value-type="string">
            <text:p text:style-name="P385">B] ...nistera… <text:s/>D<text:span text:style-name="T572">H2</text:span>] ...ne istra… <text:s/><text:span text:style-name="T109">G] ...nistra… <text:s/></text:span><text:span text:style-name="T197">M] </text:span><text:span text:style-name="T217">Ja si vil mot nistra de moy <text:s/></text:span><text:span text:style-name="T222">L</text:span><text:span text:style-name="T302">W</text:span><text:span text:style-name="T221">] ...</text:span><text:span text:style-name="T302">(W ce)...</text:span><text:span text:style-name="T240">ne saudra...</text:span></text:p>
          </table:table-cell>
        </table:table-row>
        <table:table-row table:style-name="Table1.137">
          <table:table-cell table:style-name="Table1.A2" office:value-type="string">
            <text:p text:style-name="P44">3525</text:p>
          </table:table-cell>
          <table:table-cell table:style-name="Table1.A2" office:value-type="string">
            <text:p text:style-name="P46">Muelz wel assez perdre la vie</text:p>
          </table:table-cell>
          <table:table-cell table:style-name="Table1.C123" office:value-type="string">
            <text:p text:style-name="P530">H2] Asses ueil miex...</text:p>
          </table:table-cell>
        </table:table-row>
        <table:table-row table:style-name="Table1.137">
          <table:table-cell table:style-name="Table1.A2" office:value-type="string">
            <text:p text:style-name="P44">3526</text:p>
          </table:table-cell>
          <table:table-cell table:style-name="Table1.A2" office:value-type="string">
            <text:p text:style-name="P46">Que jai die itel coardie</text:p>
          </table:table-cell>
          <table:table-cell table:style-name="Table1.C123" office:value-type="string">
            <text:p text:style-name="P230">A<text:span text:style-name="T117">BDEGIKLTW</text:span>] <text:span text:style-name="T93">Que dire si grant…(B vilonnie) <text:s text:c="2"/></text:span><text:span text:style-name="T197">M] </text:span><text:span text:style-name="T217">Que dire telle… <text:s/></text:span><text:span text:style-name="T317">H2] </text:span><text:span text:style-name="T328">Que auos si grant...</text:span></text:p>
          </table:table-cell>
        </table:table-row>
        <table:table-row table:style-name="Table1.137">
          <table:table-cell table:style-name="Table1.A2" office:value-type="string">
            <text:p text:style-name="P44">3527</text:p>
          </table:table-cell>
          <table:table-cell table:style-name="Table1.A2" office:value-type="string">
            <text:p text:style-name="P46">Florimons dist Je n’en puis mais</text:p>
          </table:table-cell>
          <table:table-cell table:style-name="Table1.C123" office:value-type="string">
            <text:p text:style-name="P216"><text:span text:style-name="T87">BE] Dist </text:span><text:span text:style-name="T19">flor. </text:span><text:span text:style-name="T117">… <text:s text:c="2"/>I</text:span><text:span text:style-name="T222">L</text:span><text:span text:style-name="T221">] ..</text:span><text:span text:style-name="T240">.ie ne… <text:s/></text:span><text:span text:style-name="T270">T] ...</text:span><text:span text:style-name="T273">ie non…</text:span></text:p>
          </table:table-cell>
        </table:table-row>
        <table:table-row table:style-name="Table1.137">
          <table:table-cell table:style-name="Table1.A2" office:value-type="string">
            <text:p text:style-name="P44">3528</text:p>
          </table:table-cell>
          <table:table-cell table:style-name="Table1.A2" office:value-type="string">
            <text:p text:style-name="P46">Don ne puels tu avoir ma paix</text:p>
          </table:table-cell>
          <table:table-cell table:style-name="Table1.C123" office:value-type="string">
            <text:p text:style-name="P105"><text:span text:style-name="T222">L</text:span><text:span text:style-name="T302">W</text:span><text:span text:style-name="T221">] ---</text:span></text:p>
            <text:p text:style-name="P350"><text:soft-page-break/>E] Dont… <text:s/><text:span text:style-name="T109">G] Donc ni poez… <text:s/>I] Dons ne postu...</text:span></text:p>
          </table:table-cell>
        </table:table-row>
        <table:table-row table:style-name="Table1.137">
          <table:table-cell table:style-name="Table1.A2" office:value-type="string">
            <text:p text:style-name="P44">3529</text:p>
          </table:table-cell>
          <table:table-cell table:style-name="Table1.A2" office:value-type="string">
            <text:p text:style-name="P46">Ne jai de toi ne pertirai</text:p>
          </table:table-cell>
          <table:table-cell table:style-name="Table1.C123" office:value-type="string">
            <text:p text:style-name="P385">B] Ne ia mercit de moi naurai <text:s/><text:span text:style-name="T105">E] Ne ie… <text:s/>G] ...me partirai <text:s/></text:span><text:span text:style-name="T222">L</text:span><text:span text:style-name="T302">W</text:span><text:span text:style-name="T221">] </text:span><text:span text:style-name="T240">Ja de toi ne partirai mais</text:span></text:p>
          </table:table-cell>
        </table:table-row>
        <table:table-row table:style-name="Table1.137">
          <table:table-cell table:style-name="Table1.A2" office:value-type="string">
            <text:p text:style-name="P44">3530</text:p>
          </table:table-cell>
          <table:table-cell table:style-name="Table1.A2" office:value-type="string">
            <text:p text:style-name="P46">Tant que mort ou vancu t’avrai</text:p>
          </table:table-cell>
          <table:table-cell table:style-name="Table1.C123" office:value-type="string">
            <text:p text:style-name="P390">B] ...que vaincut ou mort… <text:s/><text:span text:style-name="T105">E] Des que… <text:s/></text:span><text:span text:style-name="T197">M] ...</text:span><text:span text:style-name="T218">i taray <text:s/></text:span><text:span text:style-name="T222">L</text:span><text:span text:style-name="T221">] </text:span><text:span text:style-name="T240">Et en icest chanp to arrai <text:s/></text:span><text:span text:style-name="T284">W</text:span><text:span text:style-name="T255">] ...</text:span><text:span text:style-name="T302">mort vencu...</text:span></text:p>
          </table:table-cell>
        </table:table-row>
        <table:table-row table:style-name="Table1.137">
          <table:table-cell table:style-name="Table1.A2" office:value-type="string">
            <text:p text:style-name="P45">353<text:span text:style-name="T76">1</text:span></text:p>
          </table:table-cell>
          <table:table-cell table:style-name="Table1.A2" office:value-type="string">
            <text:p text:style-name="P46">Disoie le que il est lait</text:p>
            <text:p text:style-name="P46">(H Ren te tost quar il est molt lait)</text:p>
          </table:table-cell>
          <table:table-cell table:style-name="Table1.C123" office:value-type="string">
            <text:p text:style-name="P248">A] <text:span text:style-name="T93">Gel te disoie quar en lait <text:s/>GILW] Ge (ILW Je) tel (LW te) disoie (L disoit) quar (ILW car) est lait <text:s/></text:span><text:span text:style-name="T240"><text:s text:c="2"/></text:span><text:span text:style-name="T93">B] Por cel disoie car cest lait <text:s/>D] Bien te di ore que cest lait <text:s/>E] Por ce te di que… <text:s/></text:span><text:span text:style-name="T197">M] </text:span><text:span text:style-name="T218">Ge te disoie quil est let <text:s/></text:span><text:span text:style-name="T270">T] </text:span><text:span text:style-name="T273">Ge le disoie car est lait <text:s/></text:span><text:span text:style-name="T317">H2] </text:span><text:span text:style-name="T328">Bien te disoie cestoit lais <text:s/></text:span><text:span text:style-name="T361">K] </text:span><text:span text:style-name="T376">Ge tel disoie […] est lait</text:span></text:p>
          </table:table-cell>
        </table:table-row>
        <table:table-row table:style-name="Table1.137">
          <table:table-cell table:style-name="Table1.A2" office:value-type="string">
            <text:p text:style-name="P45">353<text:span text:style-name="T76">2</text:span></text:p>
          </table:table-cell>
          <table:table-cell table:style-name="Table1.A2" office:value-type="string">
            <text:p text:style-name="P46">De combatre sain a contrait</text:p>
          </table:table-cell>
          <table:table-cell table:style-name="Table1.C123" office:value-type="string">
            <text:p text:style-name="P347">E] ...soi a contrait <text:s/><text:span text:style-name="T197">M] </text:span><text:span text:style-name="T218">De soy combatre a .i.contret <text:s/></text:span><text:span text:style-name="T284">W</text:span><text:span text:style-name="T255">] ...</text:span><text:span text:style-name="T302">a vng contrait</text:span></text:p>
          </table:table-cell>
        </table:table-row>
        <table:table-row table:style-name="Table1.137">
          <table:table-cell table:style-name="Table1.A2" office:value-type="string">
            <text:p text:style-name="P45">353<text:span text:style-name="T76">3</text:span></text:p>
          </table:table-cell>
          <table:table-cell table:style-name="Table1.A2" office:value-type="string">
            <text:p text:style-name="P46">Mai n’i ait gaires de meschief</text:p>
          </table:table-cell>
          <table:table-cell table:style-name="Table1.C123" office:value-type="string">
            <text:p text:style-name="P402">B] Mais na gaires que fui naurez <text:s/><text:span text:style-name="T105">E] Et si ni a gaires meschie <text:s/>G] Mais na gaites… <text:s/>I] Mes ma gaires...</text:span></text:p>
          </table:table-cell>
        </table:table-row>
        <table:table-row table:style-name="Table1.137">
          <table:table-cell table:style-name="Table1.A2" office:value-type="string">
            <text:p text:style-name="P45">353<text:span text:style-name="T76">4</text:span></text:p>
          </table:table-cell>
          <table:table-cell table:style-name="Table1.A2" office:value-type="string">
            <text:p text:style-name="P46">Car je sui navrez et a pié</text:p>
          </table:table-cell>
          <table:table-cell table:style-name="Table1.C123" office:value-type="string">
            <text:p text:style-name="P410">B] De meschief fuit apiet remez <text:s/><text:span text:style-name="T197">M] </text:span><text:span text:style-name="T218">Que… <text:s/></text:span><text:span text:style-name="T317">H2] ...</text:span><text:span text:style-name="T328">et plaies <text:s/></text:span><text:span text:style-name="T361">K] ...</text:span><text:span text:style-name="T376">naurez a pie</text:span></text:p>
          </table:table-cell>
        </table:table-row>
        <table:table-row table:style-name="Table1.137">
          <table:table-cell table:style-name="Table1.A2" office:value-type="string">
            <text:p text:style-name="P45">353<text:span text:style-name="T76">5</text:span></text:p>
          </table:table-cell>
          <table:table-cell table:style-name="Table1.A2" office:value-type="string">
            <text:p text:style-name="P46">Florimons fut gentis et ber</text:p>
          </table:table-cell>
          <table:table-cell table:style-name="Table1.C123" office:value-type="string">
            <text:p text:style-name="P457"><text:span text:style-name="T222">L</text:span><text:span text:style-name="T221">] ...</text:span><text:span text:style-name="T240">grans et ber</text:span><text:span text:style-name="T221"> <text:s/></text:span><text:span text:style-name="T284">W</text:span><text:span text:style-name="T255">] ...</text:span><text:span text:style-name="T302">fort et leger</text:span><text:span text:style-name="T221"> <text:s text:c="5"/></text:span><text:span text:style-name="T361">K] ...</text:span><text:span text:style-name="T376">gnetil </text:span><text:span text:style-name="T171">chr</text:span><text:span text:style-name="T221"> <text:s text:c="5"/></text:span>(SOTT IN E)</text:p>
          </table:table-cell>
        </table:table-row>
        <table:table-row table:style-name="Table1.137">
          <table:table-cell table:style-name="Table1.A2" office:value-type="string">
            <text:p text:style-name="P45">353<text:span text:style-name="T76">6</text:span></text:p>
          </table:table-cell>
          <table:table-cell table:style-name="Table1.A2" office:value-type="string">
            <text:p text:style-name="P46">Wels tes tu fet il reposer</text:p>
          </table:table-cell>
          <table:table-cell table:style-name="Table1.C123" office:value-type="string">
            <text:p text:style-name="P410">B<text:span text:style-name="T572">H2W</text:span>] Te wes <text:span text:style-name="T545">(H2 veulz, W veulx)</text:span> tu… <text:s/>D<text:span text:style-name="T443">GIL</text:span>] ...te tu…<text:span text:style-name="T591">(I roposer)</text:span> <text:s/><text:span text:style-name="T105">E] ...tu toi dist il… <text:s/></text:span><text:span text:style-name="T197">M] </text:span><text:span text:style-name="T218">Va dit il .i. po….</text:span></text:p>
          </table:table-cell>
        </table:table-row>
        <table:table-row table:style-name="Table1.137">
          <table:table-cell table:style-name="Table1.A2" office:value-type="string">
            <text:p text:style-name="P45">353<text:span text:style-name="T76">7</text:span></text:p>
          </table:table-cell>
          <table:table-cell table:style-name="Table1.A2" office:value-type="string">
            <text:p text:style-name="P46">Garganeus dist Oil voir</text:p>
          </table:table-cell>
          <table:table-cell table:style-name="Table1.C123" office:value-type="string">
            <text:p text:style-name="P498">M] ...ie lostroy</text:p>
          </table:table-cell>
        </table:table-row>
        <table:table-row table:style-name="Table1.137">
          <table:table-cell table:style-name="Table1.A2" office:value-type="string">
            <text:p text:style-name="P45">353<text:span text:style-name="T76">8</text:span></text:p>
          </table:table-cell>
          <table:table-cell table:style-name="Table1.A2" office:value-type="string">
            <text:p text:style-name="P46">Mout sui navrez per (H par) nonsavoir</text:p>
          </table:table-cell>
          <table:table-cell table:style-name="Table1.C123" office:value-type="string">
            <text:p text:style-name="P222">A<text:span text:style-name="T443">GI</text:span>] ...por…<text:span text:style-name="T94"> <text:s/></text:span><text:span text:style-name="T197">M] ...</text:span><text:span text:style-name="T218">espargnes moy <text:s/></text:span><text:span text:style-name="T284">W</text:span><text:span text:style-name="T255">] ...</text:span><text:span text:style-name="T302">par...</text:span></text:p>
          </table:table-cell>
        </table:table-row>
        <table:table-row table:style-name="Table1.137">
          <table:table-cell table:style-name="Table1.A2" office:value-type="string">
            <text:p text:style-name="P45">353<text:span text:style-name="T76">9</text:span></text:p>
          </table:table-cell>
          <table:table-cell table:style-name="Table1.A2" office:value-type="string">
            <text:p text:style-name="P46">Per (H Par) mon orguel sui afolez</text:p>
          </table:table-cell>
          <table:table-cell table:style-name="Table1.C123" office:value-type="string">
            <text:p text:style-name="P239">A<text:span text:style-name="T117">BG</text:span>] <text:span text:style-name="T94">Par… <text:s/>W] Pour...fu… <text:s/></text:span><text:span text:style-name="T317">H2] ...fui…</text:span><text:span text:style-name="T328"> <text:s/></text:span><text:span text:style-name="T263">I</text:span><text:span text:style-name="T376">K</text:span><text:span text:style-name="T263">] </text:span><text:span text:style-name="T355">Por...</text:span></text:p>
          </table:table-cell>
        </table:table-row>
        <table:table-row table:style-name="Table1.137">
          <table:table-cell table:style-name="Table1.A2" office:value-type="string">
            <text:p text:style-name="P46">3540</text:p>
          </table:table-cell>
          <table:table-cell table:style-name="Table1.A2" office:value-type="string">
            <text:p text:style-name="P46">Bien m’en peusse estre gardez</text:p>
          </table:table-cell>
          <table:table-cell table:style-name="Table1.C123" office:value-type="string">
            <text:p text:style-name="P363"><text:span text:style-name="T109">G] ...mi pooie… <text:s/>L</text:span><text:span text:style-name="T197">M</text:span><text:span text:style-name="T273">T</text:span><text:span text:style-name="T197">] ...</text:span><text:span text:style-name="T218">me peusse… <text:s/></text:span><text:span text:style-name="T317">H2] </text:span><text:span text:style-name="T169">Mlt</text:span><text:span text:style-name="T328"> fui confondus et naures <text:s/></text:span><text:span text:style-name="T263">I] ...</text:span><text:span text:style-name="T356">beusse...</text:span></text:p>
          </table:table-cell>
        </table:table-row>
        <table:table-row table:style-name="Table1.137">
          <table:table-cell table:style-name="Table1.A2" office:value-type="string">
            <text:p text:style-name="P46">3541</text:p>
          </table:table-cell>
          <table:table-cell table:style-name="Table1.A2" office:value-type="string">
            <text:p text:style-name="P46">Seis que te dirai Florimont</text:p>
          </table:table-cell>
          <table:table-cell table:style-name="Table1.C123" office:value-type="string">
            <text:p text:style-name="P498">M] ...te feray...</text:p>
          </table:table-cell>
        </table:table-row>
        <table:table-row table:style-name="Table1.137">
          <table:table-cell table:style-name="Table1.A2" office:value-type="string">
            <text:p text:style-name="P46">3542</text:p>
          </table:table-cell>
          <table:table-cell table:style-name="Table1.A2" office:value-type="string">
            <text:p text:style-name="P46">Mout ai de parans per (H par) le mont</text:p>
          </table:table-cell>
          <table:table-cell table:style-name="Table1.C123" office:value-type="string">
            <text:p text:style-name="P222">A<text:span text:style-name="T117">BI</text:span>] ...par…<text:span text:style-name="T94"> <text:s/>G] ...ai buen ami par… <text:s/>W] Assez ay parens pour...</text:span></text:p>
          </table:table-cell>
        </table:table-row>
        <table:table-row table:style-name="Table1.137">
          <table:table-cell table:style-name="Table1.A2" office:value-type="string">
            <text:p text:style-name="P46">3543</text:p>
          </table:table-cell>
          <table:table-cell table:style-name="Table1.A2" office:value-type="string">
            <text:p text:style-name="P46">Ma mort te serait (H sera) requesue</text:p>
          </table:table-cell>
          <table:table-cell table:style-name="Table1.C123" office:value-type="string">
            <text:p text:style-name="P230">A<text:span text:style-name="T137">DGILT</text:span>] <text:span text:style-name="T496">(LT Ma morz)</text:span>...<text:span text:style-name="T94">te sera bien (I biez) quesue (L querue) <text:s/>B] Ma mors te sera… <text:s/>E] ..querue <text:s/></text:span><text:span text:style-name="T197">M] ...</text:span><text:span text:style-name="T218">te sera bien solue <text:s/></text:span><text:span text:style-name="T284">W</text:span><text:span text:style-name="T255">] ...</text:span><text:span text:style-name="T302">sera cogneue <text:s/></text:span><text:span text:style-name="T317">H2] ...</text:span><text:span text:style-name="T328">te sera chier rendue</text:span></text:p>
          </table:table-cell>
        </table:table-row>
        <table:table-row table:style-name="Table1.137">
          <table:table-cell table:style-name="Table1.A2" office:value-type="string">
            <text:p text:style-name="P46">3544</text:p>
          </table:table-cell>
          <table:table-cell table:style-name="Table1.A2" office:value-type="string">
            <text:p text:style-name="P46">Ancor te serait chier vendue</text:p>
          </table:table-cell>
          <table:table-cell table:style-name="Table1.C123" office:value-type="string">
            <text:p text:style-name="P230">A] ...<text:span text:style-name="T94">tiert chierement… <text:s/>BDEGIKLMW] ...sera… <text:s/></text:span><text:span text:style-name="T317">H2] </text:span><text:span text:style-name="T328">Monnors te sera chier rendue</text:span></text:p>
          </table:table-cell>
        </table:table-row>
        <table:table-row table:style-name="Table1.137">
          <table:table-cell table:style-name="Table1.A2" office:value-type="string">
            <text:p text:style-name="P46">3545</text:p>
          </table:table-cell>
          <table:table-cell table:style-name="Table1.A2" office:value-type="string">
            <text:p text:style-name="P46">Je sui assez de grant lignaige</text:p>
          </table:table-cell>
          <table:table-cell table:style-name="Table1.C123" office:value-type="string">
            <text:p text:style-name="P371">B] ...de haut...</text:p>
          </table:table-cell>
        </table:table-row>
        <text:soft-page-break/>
        <table:table-row table:style-name="Table1.137">
          <table:table-cell table:style-name="Table1.A2" office:value-type="string">
            <text:p text:style-name="P46">3546</text:p>
          </table:table-cell>
          <table:table-cell table:style-name="Table1.A2" office:value-type="string">
            <text:p text:style-name="P46">Niés a l’amiral de Cartaige</text:p>
          </table:table-cell>
          <table:table-cell table:style-name="Table1.C123" office:value-type="string">
            <text:p text:style-name="P240">A] ….<text:span text:style-name="T94">al amirail… <text:s/>BEH2K] Niers (E Niez, H2 Nies, K Nieus) sui lamiraut (H2 lamiraus, K lamirau) cartage (EH2 de cartage) <text:s/>I] ...alamolee...</text:span></text:p>
          </table:table-cell>
        </table:table-row>
        <table:table-row table:style-name="Table1.137">
          <table:table-cell table:style-name="Table1.A2" office:value-type="string">
            <text:p text:style-name="P46">3547</text:p>
          </table:table-cell>
          <table:table-cell table:style-name="Table1.A2" office:value-type="string">
            <text:p text:style-name="P46">Et si sui fils a sa ceror</text:p>
          </table:table-cell>
          <table:table-cell table:style-name="Table1.C123" office:value-type="string">
            <text:p text:style-name="P216">A<text:span text:style-name="T118">BEH2IMW</text:span>] <text:span text:style-name="T476">(IMW Car ie)</text:span>...<text:span text:style-name="T94">de sa… <text:s/></text:span><text:span text:style-name="T222">L</text:span><text:span text:style-name="T221">] ...</text:span><text:span text:style-name="T240">se fui fiz de… <text:s/></text:span><text:span text:style-name="T270">T] ...</text:span><text:span text:style-name="T273">si soi feuz de… <text:s/></text:span><text:span text:style-name="T376">K?</text:span></text:p>
          </table:table-cell>
        </table:table-row>
        <table:table-row table:style-name="Table1.137">
          <table:table-cell table:style-name="Table1.A2" office:value-type="string">
            <text:p text:style-name="P46">3548</text:p>
          </table:table-cell>
          <table:table-cell table:style-name="Table1.A2" office:value-type="string">
            <text:p text:style-name="P46">Sor meir la prirent robeor</text:p>
          </table:table-cell>
          <table:table-cell table:style-name="Table1.C123" office:value-type="string">
            <text:p text:style-name="P230">A<text:span text:style-name="T137">DEGILMTW</text:span>] ...<text:span text:style-name="T94">pristrent (G pristren, T pristrunt, W printrent)...(M pescheeur, W li robeour) <text:s/></text:span><text:span text:style-name="T317">H2] ...</text:span><text:span text:style-name="T328">le...</text:span></text:p>
          </table:table-cell>
        </table:table-row>
        <table:table-row table:style-name="Table1.137">
          <table:table-cell table:style-name="Table1.A2" office:value-type="string">
            <text:p text:style-name="P46">3549</text:p>
          </table:table-cell>
          <table:table-cell table:style-name="Table1.A2" office:value-type="string">
            <text:p text:style-name="P46">Li amiras la trametoit</text:p>
          </table:table-cell>
          <table:table-cell table:style-name="Table1.C123" office:value-type="string">
            <text:p text:style-name="P133"><text:span text:style-name="T102">W</text:span>] <text:span text:style-name="T546">La miral si la...</text:span></text:p>
          </table:table-cell>
        </table:table-row>
        <table:table-row table:style-name="Table1.137">
          <table:table-cell table:style-name="Table1.A2" office:value-type="string">
            <text:p text:style-name="P46">3550</text:p>
          </table:table-cell>
          <table:table-cell table:style-name="Table1.A2" office:value-type="string">
            <text:p text:style-name="P48">A un roi que (H qui) la (F le) li queroit</text:p>
          </table:table-cell>
          <table:table-cell table:style-name="Table1.C123" office:value-type="string">
            <text:p text:style-name="P411">B] …roi on il lenuooit <text:s/>D<text:span text:style-name="T572">H2ET</text:span>] ...qui… <text:s/><text:span text:style-name="T109">G] ...qui li la... <text:s/></text:span><text:span text:style-name="T197">M] ...</text:span><text:span text:style-name="T218">qui la li… <text:s/></text:span><text:span text:style-name="T222">L</text:span><text:span text:style-name="T221">] ...</text:span><text:span text:style-name="T240">que ia li… <text:s/></text:span><text:span text:style-name="T284">W</text:span><text:span text:style-name="T255">] ...</text:span><text:span text:style-name="T303">qui la demendoit <text:s/></text:span><text:span text:style-name="T263">I] ...</text:span><text:span text:style-name="T356">qui la lire queroit <text:s/></text:span><text:span text:style-name="T361">K] ...</text:span><text:span text:style-name="T377">que li la...</text:span></text:p>
          </table:table-cell>
        </table:table-row>
        <table:table-row table:style-name="Table1.137">
          <table:table-cell table:style-name="Table1.A2" office:value-type="string">
            <text:p text:style-name="P47">355<text:span text:style-name="T77">1</text:span></text:p>
          </table:table-cell>
          <table:table-cell table:style-name="Table1.A2" office:value-type="string">
            <text:p text:style-name="P48">De Libie en aloit en Crete</text:p>
          </table:table-cell>
          <table:table-cell table:style-name="Table1.C123" office:value-type="string">
            <text:p text:style-name="P274">D<text:span text:style-name="T572">H2</text:span>] ---</text:p>
            <text:p text:style-name="P249">A<text:span text:style-name="T443">GIMT</text:span>] <text:span text:style-name="T94">De libi (IM libe, T libie) len uooit (G len uooient, I lenuoioit, M lenuoioit) en grece (GI crete, T greze) <text:s/>B] De nubie la mist… <text:s/>E] ...libe la menoit en gresce <text:s text:c="2"/></text:span><text:span text:style-name="T222">L</text:span><text:span text:style-name="T221">] </text:span><text:span text:style-name="T240">De libe senuenoit… <text:s/></text:span><text:span text:style-name="T284">W</text:span><text:span text:style-name="T255">] </text:span><text:span text:style-name="T303">Delibulen menoit en crete <text:s/></text:span><text:span text:style-name="T361">K] </text:span><text:span text:style-name="T377">Ne linlenuoient en crete</text:span></text:p>
          </table:table-cell>
        </table:table-row>
        <table:table-row table:style-name="Table1.137">
          <table:table-cell table:style-name="Table1.A2" office:value-type="string">
            <text:p text:style-name="P47">355<text:span text:style-name="T77">2</text:span></text:p>
          </table:table-cell>
          <table:table-cell table:style-name="Table1.A2" office:value-type="string">
            <text:p text:style-name="P48">Et de Cartaige a Mielete</text:p>
          </table:table-cell>
          <table:table-cell table:style-name="Table1.C123" office:value-type="string">
            <text:p text:style-name="P274">D<text:span text:style-name="T572">H2</text:span>] ---</text:p>
            <text:p text:style-name="P212">A<text:span text:style-name="T118">BGIKLTW</text:span>] ...<text:span text:style-name="T118">(B en, LT) milete <text:s/>E] ...a mileesce <text:s/></text:span><text:span text:style-name="T197">M] ...</text:span><text:span text:style-name="T218">milece </text:span></text:p>
          </table:table-cell>
        </table:table-row>
        <table:table-row table:style-name="Table1.137">
          <table:table-cell table:style-name="Table1.A2" office:value-type="string">
            <text:p text:style-name="P47">355<text:span text:style-name="T77">3</text:span></text:p>
          </table:table-cell>
          <table:table-cell table:style-name="Table1.A2" office:value-type="string">
            <text:p text:style-name="P48">Garons mes peires la conquist</text:p>
          </table:table-cell>
          <table:table-cell table:style-name="Table1.C123" office:value-type="string">
            <text:p text:style-name="P249">A<text:span text:style-name="T592">I</text:span>] <text:span text:style-name="T94">Gerons…(I li)... <text:s/>B] Garros… <text:s/>D] Garrons… <text:s/>E] Galam… <text:s/></text:span><text:span text:style-name="T197">M] </text:span><text:span text:style-name="T218">Gaions… <text:s/></text:span><text:span text:style-name="T284">W</text:span><text:span text:style-name="T255">] ...</text:span><text:span text:style-name="T303">mon pere… <text:s/></text:span><text:span text:style-name="T317">H2] </text:span><text:span text:style-name="T328">Gasos… <text:s/></text:span><text:span text:style-name="T361">K] </text:span><text:span text:style-name="T377">Garanz...</text:span></text:p>
          </table:table-cell>
        </table:table-row>
        <table:table-row table:style-name="Table1.137">
          <table:table-cell table:style-name="Table1.A2" office:value-type="string">
            <text:p text:style-name="P47">355<text:span text:style-name="T77">4</text:span></text:p>
          </table:table-cell>
          <table:table-cell table:style-name="Table1.A2" office:value-type="string">
            <text:p text:style-name="P48">Sai l’amenait (H l’amena) et si la prist</text:p>
          </table:table-cell>
          <table:table-cell table:style-name="Table1.C123" office:value-type="string">
            <text:p text:style-name="P249">A<text:span text:style-name="T443">GILT</text:span>] <text:span text:style-name="T94">Ca (T Zai, I Se) len amena si la prist <text:s/>BD] Si len mena et (D puis) puis la prist <text:s/>E] La len amena si le prist <text:s/></text:span><text:span text:style-name="T197">M] </text:span><text:span text:style-name="T218">Jlec lenmena si… <text:s/></text:span><text:span text:style-name="T284">W</text:span><text:span text:style-name="T255">] </text:span><text:span text:style-name="T303">Si len amena et la prist <text:s/></text:span><text:span text:style-name="T317">H2] </text:span><text:span text:style-name="T328">Si len amena si la print <text:s/></text:span><text:span text:style-name="T361">K] </text:span><text:span text:style-name="T377">Cha len mena...</text:span></text:p>
          </table:table-cell>
        </table:table-row>
        <table:table-row table:style-name="Table1.137">
          <table:table-cell table:style-name="Table1.A2" office:value-type="string">
            <text:p text:style-name="P47">355<text:span text:style-name="T77">5</text:span></text:p>
          </table:table-cell>
          <table:table-cell table:style-name="Table1.A2" office:value-type="string">
            <text:p text:style-name="P48">En celi fui ge enjandrez</text:p>
          </table:table-cell>
          <table:table-cell table:style-name="Table1.C123" office:value-type="string">
            <text:p text:style-name="P223">A] <text:span text:style-name="T94">Et se lui fui ge… <text:s/>D] En iceli fui eniandrez <text:s/></text:span><text:span text:style-name="T197">M] </text:span><text:span text:style-name="T218">A celle… <text:s/></text:span><text:span text:style-name="T284">W</text:span><text:span text:style-name="T255">] ...</text:span><text:span text:style-name="T303">celle...</text:span></text:p>
          </table:table-cell>
        </table:table-row>
        <table:table-row table:style-name="Table1.137">
          <table:table-cell table:style-name="Table1.A2" office:value-type="string">
            <text:p text:style-name="P47">355<text:span text:style-name="T77">6</text:span></text:p>
          </table:table-cell>
          <table:table-cell table:style-name="Table1.A2" office:value-type="string">
            <text:p text:style-name="P48">Le jor morut que je fui nez</text:p>
          </table:table-cell>
          <table:table-cell table:style-name="Table1.C123" office:value-type="string">
            <text:p text:style-name="P358"><text:span text:style-name="T109">G] ...que fui nez <text:s/></text:span><text:span text:style-name="T197">M] </text:span><text:span text:style-name="T218">Mourir le iour..</text:span></text:p>
          </table:table-cell>
        </table:table-row>
        <table:table-row table:style-name="Table1.137">
          <table:table-cell table:style-name="Table1.A2" office:value-type="string">
            <text:p text:style-name="P47">355<text:span text:style-name="T77">7</text:span></text:p>
          </table:table-cell>
          <table:table-cell table:style-name="Table1.A2" office:value-type="string">
            <text:p text:style-name="P48">Or m’amoit mes oncles forment</text:p>
          </table:table-cell>
          <table:table-cell table:style-name="Table1.C123" office:value-type="string">
            <text:p text:style-name="P426">G] Et mamoit...</text:p>
          </table:table-cell>
        </table:table-row>
        <table:table-row table:style-name="Table1.137">
          <table:table-cell table:style-name="Table1.A2" office:value-type="string">
            <text:p text:style-name="P47">355<text:span text:style-name="T77">8</text:span></text:p>
          </table:table-cell>
          <table:table-cell table:style-name="Table1.A2" office:value-type="string">
            <text:p text:style-name="P48">Que je le servoie sovent</text:p>
          </table:table-cell>
          <table:table-cell table:style-name="Table1.C123" office:value-type="string">
            <text:p text:style-name="P231">A<text:span text:style-name="T118">BDEGIKLTW</text:span>] <text:span text:style-name="T94">Quar (BDELW Car, K Qar)...(G bien et souent) <text:s/></text:span><text:span text:style-name="T197">M] </text:span><text:span text:style-name="T218">Et… <text:s/></text:span><text:span text:style-name="T317">H2] </text:span><text:span text:style-name="T329">Ce te di ge vroiement</text:span></text:p>
          </table:table-cell>
        </table:table-row>
        <table:table-row table:style-name="Table1.137">
          <table:table-cell table:style-name="Table1.A2" office:value-type="string">
            <text:p text:style-name="P47">355<text:span text:style-name="T77">9</text:span></text:p>
          </table:table-cell>
          <table:table-cell table:style-name="Table1.A2" office:value-type="string">
            <text:p text:style-name="P48">Dist Florimons A cest besoing</text:p>
          </table:table-cell>
          <table:table-cell table:style-name="Table1.C123" office:value-type="string">
            <text:p text:style-name="P438">T] <text:span text:style-name="T521">Florimonz dist...</text:span></text:p>
          </table:table-cell>
        </table:table-row>
        <table:table-row table:style-name="Table1.137">
          <table:table-cell table:style-name="Table1.A2" office:value-type="string">
            <text:p text:style-name="P47">35<text:span text:style-name="T77">60</text:span></text:p>
          </table:table-cell>
          <table:table-cell table:style-name="Table1.A2" office:value-type="string">
            <text:p text:style-name="P48">Croi ge que tui parent sont loing</text:p>
          </table:table-cell>
          <table:table-cell table:style-name="Table1.C123" office:value-type="string">
            <text:p text:style-name="P241">A<text:span text:style-name="T137">DKT</text:span>] <text:span text:style-name="T94">Cuit (D Cui)… <text:s/>E] Cuit que ti parent soient loing <text:s/></text:span><text:span text:style-name="T317">H2] </text:span><text:span text:style-name="T357">C</text:span><text:span text:style-name="T329">uit...trop loing <text:s/></text:span><text:span text:style-name="T94">G] Cuit ie bien qui </text:span><text:soft-page-break/><text:span text:style-name="T94">ti… <text:s/></text:span><text:span text:style-name="T197">M] </text:span><text:span text:style-name="T219">Ne taront mestier tropo sont loint <text:s text:c="2"/></text:span><text:span text:style-name="T222">L</text:span><text:span text:style-name="T221">] </text:span><text:span text:style-name="T241">Couen que ti… <text:s/></text:span><text:span text:style-name="T284">W</text:span><text:span text:style-name="T255">] </text:span><text:span text:style-name="T303">Je cuide que tes parens… <text:s/></text:span><text:span text:style-name="T263">I] </text:span><text:span text:style-name="T357">Qui ie que ti...</text:span></text:p>
          </table:table-cell>
        </table:table-row>
        <table:table-row table:style-name="Table1.137">
          <table:table-cell table:style-name="Table1.A2" office:value-type="string">
            <text:p text:style-name="P47">35<text:span text:style-name="T77">61</text:span></text:p>
          </table:table-cell>
          <table:table-cell table:style-name="Table1.A2" office:value-type="string">
            <text:p text:style-name="P48">Or rencomensons nostre geu</text:p>
          </table:table-cell>
          <table:table-cell table:style-name="Table1.C123" office:value-type="string">
            <text:p text:style-name="P386">B] ...en coumencons… <text:s/><text:span text:style-name="T222">L</text:span><text:span text:style-name="T221">] </text:span><text:span text:style-name="T241">Or comencons </text:span><text:span text:style-name="T161">ure</text:span><text:span text:style-name="T241"> iue</text:span></text:p>
          </table:table-cell>
        </table:table-row>
        <table:table-row table:style-name="Table1.137">
          <table:table-cell table:style-name="Table1.A2" office:value-type="string">
            <text:p text:style-name="P47">35<text:span text:style-name="T77">62</text:span></text:p>
          </table:table-cell>
          <table:table-cell table:style-name="Table1.A2" office:value-type="string">
            <text:p text:style-name="P48">Tant que l’uns ait quite le leu</text:p>
          </table:table-cell>
          <table:table-cell table:style-name="Table1.C123" office:value-type="string">
            <text:p text:style-name="P250">A] ...<text:span text:style-name="T94">luns quite le leu <text:s/>E] Tant dis que nous en auons leu <text:s/>G] Tel qui liuns… <text:s/></text:span><text:span text:style-name="T197">M] </text:span><text:span text:style-name="T219">Tant cun ait relanqui le leu <text:s/></text:span><text:span text:style-name="T222">L</text:span><text:span text:style-name="T221">] </text:span><text:span text:style-name="T241">...lions ait quite lelue <text:s/></text:span><text:span text:style-name="T317">H2] ...</text:span><text:span text:style-name="T329">ait cestui lieu <text:s/></text:span><text:span text:style-name="T361">K] </text:span><text:span text:style-name="T378">Tant que liniot...</text:span></text:p>
          </table:table-cell>
        </table:table-row>
        <table:table-row table:style-name="Table1.137">
          <table:table-cell table:style-name="Table1.A2" office:value-type="string">
            <text:p text:style-name="P47">35<text:span text:style-name="T77">63</text:span></text:p>
          </table:table-cell>
          <table:table-cell table:style-name="Table1.A2" office:value-type="string">
            <text:p text:style-name="P48">Garganeus le tinel prent</text:p>
          </table:table-cell>
          <table:table-cell table:style-name="Table1.C123" office:value-type="string">
            <text:p text:style-name="P391">B] ...son baston prent <text:s text:c="2"/><text:span text:style-name="T102">W] ...son tinel...</text:span></text:p>
          </table:table-cell>
        </table:table-row>
        <table:table-row table:style-name="Table1.137">
          <table:table-cell table:style-name="Table1.A2" office:value-type="string">
            <text:p text:style-name="P47">35<text:span text:style-name="T77">64</text:span></text:p>
          </table:table-cell>
          <table:table-cell table:style-name="Table1.A2" office:value-type="string">
            <text:p text:style-name="P48">Florimons le fiert durement</text:p>
          </table:table-cell>
          <table:table-cell table:style-name="Table1.C123" office:value-type="string">
            <text:p text:style-name="P63"/>
          </table:table-cell>
        </table:table-row>
        <table:table-row table:style-name="Table1.137">
          <table:table-cell table:style-name="Table1.A2" office:value-type="string">
            <text:p text:style-name="P47">35<text:span text:style-name="T77">65</text:span></text:p>
          </table:table-cell>
          <table:table-cell table:style-name="Table1.A2" office:value-type="string">
            <text:p text:style-name="P48">Demi le bras otot (H atot) le poing</text:p>
          </table:table-cell>
          <table:table-cell table:style-name="Table1.C123" office:value-type="string">
            <text:p text:style-name="P213">A<text:span text:style-name="T118">BDH2GIKW</text:span>] ...a tout <text:span text:style-name="T546">(DGI a tot)… <text:s/>E] De son braz li estoit… <text:s/></text:span><text:span text:style-name="T197">M] </text:span><text:span text:style-name="T220">A son branc hosta le poing <text:s/></text:span><text:span text:style-name="T222">L</text:span><text:span text:style-name="T221">] </text:span><text:span text:style-name="T242">Dimi...atot le poigu</text:span></text:p>
          </table:table-cell>
        </table:table-row>
        <table:table-row table:style-name="Table1.137">
          <table:table-cell table:style-name="Table1.A2" office:value-type="string">
            <text:p text:style-name="P47">35<text:span text:style-name="T77">66</text:span></text:p>
          </table:table-cell>
          <table:table-cell table:style-name="Table1.A2" office:value-type="string">
            <text:p text:style-name="P48">En fist voler el chanp bien loing</text:p>
          </table:table-cell>
          <table:table-cell table:style-name="Table1.C123" office:value-type="string">
            <text:p text:style-name="P412">BD<text:span text:style-name="T573">H2</text:span>] Li fait (D fist) voler ou <text:span text:style-name="T573">(H2 eu)</text:span>… <text:s/><text:span text:style-name="T105">E] Et fist… <text:s/></text:span><text:span text:style-name="T197">M] </text:span><text:span text:style-name="T220">S</text:span><text:span text:style-name="T274">i</text:span><text:span text:style-name="T220"> le fist voler v champ loig <text:s/></text:span><text:span text:style-name="T284">W</text:span><text:span text:style-name="T255">] ...ou…</text:span><text:span text:style-name="T303"> <text:s/></text:span><text:span text:style-name="T263">I] ...en…</text:span><text:span text:style-name="T357"> <text:s/></text:span><text:span text:style-name="T361">K] ...</text:span><text:span text:style-name="T172">mlt</text:span><text:span text:style-name="T378"> long</text:span></text:p>
          </table:table-cell>
        </table:table-row>
        <table:table-row table:style-name="Table1.137">
          <table:table-cell table:style-name="Table1.A2" office:value-type="string">
            <text:p text:style-name="P47">35<text:span text:style-name="T77">67</text:span></text:p>
          </table:table-cell>
          <table:table-cell table:style-name="Table1.A2" office:value-type="string">
            <text:p text:style-name="P48">Garganeus mout fort s’escrie</text:p>
          </table:table-cell>
          <table:table-cell table:style-name="Table1.C123" office:value-type="string">
            <text:p text:style-name="P343">E<text:span text:style-name="T443">GH2K</text:span>] Gargane<text:span text:style-name="T443">u</text:span>s forment… <text:s/><text:span text:style-name="T222">L</text:span><text:span text:style-name="T221">] ...</text:span><text:span text:style-name="T162">mlt</text:span><text:span text:style-name="T242"> lescrie</text:span></text:p>
          </table:table-cell>
        </table:table-row>
        <table:table-row table:style-name="Table1.137">
          <table:table-cell table:style-name="Table1.A2" office:value-type="string">
            <text:p text:style-name="P47">35<text:span text:style-name="T77">68</text:span></text:p>
          </table:table-cell>
          <table:table-cell table:style-name="Table1.A2" office:value-type="string">
            <text:p text:style-name="P48">A ses homes requiert ahie</text:p>
          </table:table-cell>
          <table:table-cell table:style-name="Table1.C123" office:value-type="string">
            <text:p text:style-name="P190">A<text:span text:style-name="T415">EGIKLMW</text:span>] ...sergens <text:span text:style-name="T415">(EKM serians, GL serianz, I seriens)</text:span>…<text:span text:style-name="T94"> <text:s/>DH2] ...conpaignons quiert...</text:span></text:p>
          </table:table-cell>
        </table:table-row>
        <table:table-row table:style-name="Table1.137">
          <table:table-cell table:style-name="Table1.A2" office:value-type="string">
            <text:p text:style-name="P47">35<text:span text:style-name="T77">69</text:span></text:p>
          </table:table-cell>
          <table:table-cell table:style-name="Table1.A2" office:value-type="string">
            <text:p text:style-name="P48">Quant Florimons vit les serjans</text:p>
          </table:table-cell>
          <table:table-cell table:style-name="Table1.C123" office:value-type="string">
            <text:p text:style-name="P183">A<text:span text:style-name="T118">BDH2EGILW</text:span>] ...<text:span text:style-name="T94">uoi (BEH2W voit, DGIL uoit)...</text:span></text:p>
          </table:table-cell>
        </table:table-row>
        <table:table-row table:style-name="Table1.137">
          <table:table-cell table:style-name="Table1.A2" office:value-type="string">
            <text:p text:style-name="P48">3570</text:p>
          </table:table-cell>
          <table:table-cell table:style-name="Table1.A2" office:value-type="string">
            <text:p text:style-name="P48">Que (H Qui) prenoient lor garnemans</text:p>
          </table:table-cell>
          <table:table-cell table:style-name="Table1.C123" office:value-type="string">
            <text:p text:style-name="P241">A<text:span text:style-name="T521">T</text:span>] <text:span text:style-name="T94">Quil...les… <text:s/>B] Que tout prennent… <text:s/>DH2EM] Qui… <text:s/>G] Que...le… <text:s/></text:span><text:span text:style-name="T222">L</text:span><text:span text:style-name="T221">] </text:span><text:span text:style-name="T242">Qui...les… <text:s/></text:span><text:span text:style-name="T284">W</text:span><text:span text:style-name="T255">] </text:span><text:span text:style-name="T303">Qui...leur… <text:s/></text:span><text:span text:style-name="T263">I] </text:span><text:span text:style-name="T357">Que...les...</text:span></text:p>
          </table:table-cell>
        </table:table-row>
        <table:table-row table:style-name="Table1.137">
          <table:table-cell table:style-name="Table1.A2" office:value-type="string">
            <text:p text:style-name="P48">3571</text:p>
          </table:table-cell>
          <table:table-cell table:style-name="Table1.A2" office:value-type="string">
            <text:p text:style-name="P48">Garganee Florimons dist</text:p>
          </table:table-cell>
          <table:table-cell table:style-name="Table1.C123" office:value-type="string">
            <text:p text:style-name="P391">B] Garganeon… <text:s/><text:span text:style-name="T105">EH2IL] Garganeus… <text:s/>W] A garganus florimont dit</text:span></text:p>
          </table:table-cell>
        </table:table-row>
        <table:table-row table:style-name="Table1.137">
          <table:table-cell table:style-name="Table1.A2" office:value-type="string">
            <text:p text:style-name="P48">3572</text:p>
          </table:table-cell>
          <table:table-cell table:style-name="Table1.A2" office:value-type="string">
            <text:p text:style-name="P48">Tu ais de foi assez petit</text:p>
          </table:table-cell>
          <table:table-cell table:style-name="Table1.C123" office:value-type="string">
            <text:p text:style-name="P531">H2] ...asses de foi...</text:p>
          </table:table-cell>
        </table:table-row>
        <table:table-row table:style-name="Table1.137">
          <table:table-cell table:style-name="Table1.A2" office:value-type="string">
            <text:p text:style-name="P48">3573</text:p>
          </table:table-cell>
          <table:table-cell table:style-name="Table1.A2" office:value-type="string">
            <text:p text:style-name="P48">Tuit tui covenant sont de flabe</text:p>
          </table:table-cell>
          <table:table-cell table:style-name="Table1.C123" office:value-type="string">
            <text:p text:style-name="P275">D<text:span text:style-name="T573">H2</text:span>] ---</text:p>
            <text:p text:style-name="P415">INV E] Ta parole nes pas establie </text:p>
            <text:p text:style-name="P241">A] ...<text:span text:style-name="T94">te coneussent de fable <text:s/>G] ...tes conuenez sont… <text:s/></text:span><text:span text:style-name="T197">M] </text:span><text:span text:style-name="T220">Tos tes… <text:s/></text:span><text:span text:style-name="T284">W</text:span><text:span text:style-name="T255">] </text:span><text:span text:style-name="T303">Trestous ty couent sont de fable <text:s/></text:span><text:span text:style-name="T263">I] ...</text:span><text:span text:style-name="T357">sum de fable</text:span></text:p>
          </table:table-cell>
        </table:table-row>
        <table:table-row table:style-name="Table1.137">
          <table:table-cell table:style-name="Table1.A2" office:value-type="string">
            <text:p text:style-name="P48">3574</text:p>
          </table:table-cell>
          <table:table-cell table:style-name="Table1.A2" office:value-type="string">
            <text:p text:style-name="P48">Ta parole n’est mie estable</text:p>
          </table:table-cell>
          <table:table-cell table:style-name="Table1.C123" office:value-type="string">
            <text:p text:style-name="P275">D<text:span text:style-name="T573">H2</text:span>] ---</text:p>
            <text:p text:style-name="P415">INV <text:span text:style-name="T105">E] </text:span>Quanques tu dis ce est tout fable</text:p>
            <text:p text:style-name="P197">A<text:span text:style-name="T497">MT</text:span>] ...<text:span text:style-name="T94">nes (M nest) pas… <text:s/>BW] ...nest veritauble (W veritable) <text:s/>GIKL] …nest pas uerable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48">3575</text:p>
          </table:table-cell>
          <table:table-cell table:style-name="Table1.A2" office:value-type="string">
            <text:p text:style-name="P48">N’en puis mais dist Garganeus</text:p>
          </table:table-cell>
          <table:table-cell table:style-name="Table1.C123" office:value-type="string">
            <text:p text:style-name="P438">T] <text:span text:style-name="T521">Non...</text:span></text:p>
          </table:table-cell>
        </table:table-row>
        <table:table-row table:style-name="Table1.137">
          <table:table-cell table:style-name="Table1.A2" office:value-type="string">
            <text:p text:style-name="P48">3576</text:p>
          </table:table-cell>
          <table:table-cell table:style-name="Table1.A2" office:value-type="string">
            <text:p text:style-name="P48">Car je voi mon sanc cheir jus</text:p>
          </table:table-cell>
          <table:table-cell table:style-name="Table1.C123" office:value-type="string">
            <text:p text:style-name="P223">A<text:span text:style-name="T138">DH2EILT</text:span>] ...<text:span text:style-name="T94">chaoir (DEH2 cheoir, I caoir, LT chair) le (E del) sanc ius <text:s/>B] ...le sanc… <text:s/>GK] Quar (K Qar) uoi chaoir (K cheir) le sanc (K li sanz) ius <text:s/>W] Je voy ma chair et mon sanc jus</text:span></text:p>
          </table:table-cell>
        </table:table-row>
        <table:table-row table:style-name="Table1.137">
          <table:table-cell table:style-name="Table1.A2" office:value-type="string">
            <text:p text:style-name="P48">3577</text:p>
          </table:table-cell>
          <table:table-cell table:style-name="Table1.A2" office:value-type="string">
            <text:p text:style-name="P48">De moi si m’as tolu le poing</text:p>
          </table:table-cell>
          <table:table-cell table:style-name="Table1.C123" office:value-type="string">
            <text:p text:style-name="P397">B] Et de moi as tolut… <text:s/>D] ...et mas… <text:s/><text:span text:style-name="T519">T] ...se mas… <text:s/>W] ...si ma… <text:s/></text:span><text:span text:style-name="T317">H2] ...</text:span><text:span text:style-name="T329">sanz oste le...</text:span></text:p>
          </table:table-cell>
        </table:table-row>
        <table:table-row table:style-name="Table1.137">
          <table:table-cell table:style-name="Table1.A2" office:value-type="string">
            <text:p text:style-name="P48">3578</text:p>
          </table:table-cell>
          <table:table-cell table:style-name="Table1.A2" office:value-type="string">
            <text:p text:style-name="P48">Et qui dist vo<text:span text:style-name="T94">i</text:span>r a tel besoing</text:p>
          </table:table-cell>
          <table:table-cell table:style-name="Table1.C123" office:value-type="string">
            <text:p text:style-name="P374">B] Je me di voir enteil… <text:s/><text:span text:style-name="T105">E] Et qui voir dist en tel...</text:span></text:p>
          </table:table-cell>
        </table:table-row>
        <table:table-row table:style-name="Table1.137">
          <table:table-cell table:style-name="Table1.A2" office:value-type="string">
            <text:p text:style-name="P48">3579</text:p>
          </table:table-cell>
          <table:table-cell table:style-name="Table1.A2" office:value-type="string">
            <text:p text:style-name="P48">Muelz wel por eschaper mentir</text:p>
          </table:table-cell>
          <table:table-cell table:style-name="Table1.C123" office:value-type="string">
            <text:p text:style-name="P231">A<text:span text:style-name="T138">DEGIKLMT</text:span>] <text:span text:style-name="T94">Mais (D Mieuz, EM Miex) aim (DT ain, K am, L ainz, M aing)…(L </text:span><text:span text:style-name="T47">per</text:span><text:span text:style-name="T497">)... <text:s/>B] ...vaut… <text:s/>W] Mieulx vault ains pour eschaper mentir <text:s/></text:span><text:span text:style-name="T317">H2] </text:span><text:span text:style-name="T329">Miex aim en champ ma foi mentir</text:span></text:p>
          </table:table-cell>
        </table:table-row>
        <table:table-row table:style-name="Table1.137">
          <table:table-cell table:style-name="Table1.A2" office:value-type="string">
            <text:p text:style-name="P48">3580</text:p>
          </table:table-cell>
          <table:table-cell table:style-name="Table1.A2" office:value-type="string">
            <text:p text:style-name="P48">Que por dire voir a morir</text:p>
          </table:table-cell>
          <table:table-cell table:style-name="Table1.C123" office:value-type="string">
            <text:p text:style-name="P250">A] <text:span text:style-name="T94">Ne gais uoir dire por morir <text:s/>D] Ne fais por uoir dire morir <text:s text:c="2"/>B] ...voir tost morir <text:s/>EH2M] Ne faz (H2 fas) </text:span><text:span text:style-name="T33">per </text:span><text:span text:style-name="T477">(H2 pour, M por) dire voir morir (H2M mourir) <text:s/></text:span><text:span text:style-name="T222">L</text:span><text:span text:style-name="T221">] </text:span><text:span text:style-name="T242">Ne fois uoir dire </text:span><text:span text:style-name="T162">per </text:span><text:span text:style-name="T242">morir <text:s text:c="2"/></text:span><text:span text:style-name="T477">G] Que per ueoir dire forsenir <text:s/>T] No foi per dire uoir morir <text:s/>W] Que voir dire pour morir <text:s text:c="3"/>I] Ne fois por uoir dire morir <text:s/>K] Ne fais uo[...]</text:span></text:p>
          </table:table-cell>
        </table:table-row>
        <table:table-row table:style-name="Table1.137">
          <table:table-cell table:style-name="Table1.A2" office:value-type="string">
            <text:p text:style-name="P48">3581</text:p>
          </table:table-cell>
          <table:table-cell table:style-name="Table1.A2" office:value-type="string">
            <text:p text:style-name="P48">Dist Florimons Per <text:span text:style-name="T78">(H par)</text:span> ta folie</text:p>
          </table:table-cell>
          <table:table-cell table:style-name="Table1.C123" office:value-type="string">
            <text:p text:style-name="P192">A<text:span text:style-name="T138">DK</text:span>] ...por…<text:span text:style-name="T138">(D tel)... <text:s/>BGIW] ...par… <text:s/>E] ...tel...</text:span></text:p>
          </table:table-cell>
        </table:table-row>
        <table:table-row table:style-name="Table1.137">
          <table:table-cell table:style-name="Table1.A2" office:value-type="string">
            <text:p text:style-name="P48">3582</text:p>
          </table:table-cell>
          <table:table-cell table:style-name="Table1.A2" office:value-type="string">
            <text:p text:style-name="P48">Et per <text:span text:style-name="T78">(H par) </text:span>orguel perdras la vie</text:p>
          </table:table-cell>
          <table:table-cell table:style-name="Table1.C123" office:value-type="string">
            <text:p text:style-name="P223">A<text:span text:style-name="T444">GIK</text:span>] ...por…<text:span text:style-name="T94"> <text:s/>W] ...par...</text:span></text:p>
          </table:table-cell>
        </table:table-row>
        <table:table-row table:style-name="Table1.137">
          <table:table-cell table:style-name="Table1.A2" office:value-type="string">
            <text:p text:style-name="P48">3583</text:p>
          </table:table-cell>
          <table:table-cell table:style-name="Table1.A2" office:value-type="string">
            <text:p text:style-name="P48">A <text:span text:style-name="T78">(H Au)</text:span> premier cop que je t’oi feru</text:p>
          </table:table-cell>
          <table:table-cell table:style-name="Table1.C123" office:value-type="string">
            <text:p text:style-name="P250">A] <text:span text:style-name="T94">Al...que ten feru <text:s/>BH2L] Au (L Al)...que tai ferut (H2L feru) <text:s/>DEGIMT] Au (T Al)...que (I che, M qui) toi (I to) feru <text:s/>W] Au...que te feru <text:s/>K] Au primer coup que [...]</text:span></text:p>
          </table:table-cell>
        </table:table-row>
        <table:table-row table:style-name="Table1.137">
          <table:table-cell table:style-name="Table1.A2" office:value-type="string">
            <text:p text:style-name="P48">3584</text:p>
          </table:table-cell>
          <table:table-cell table:style-name="Table1.A2" office:value-type="string">
            <text:p text:style-name="P48">Se t’eusses clamé vencu</text:p>
          </table:table-cell>
          <table:table-cell table:style-name="Table1.C123" office:value-type="string">
            <text:p text:style-name="P223">A<text:span text:style-name="T138">DH2GIKLMT</text:span>] <text:span text:style-name="T94">Se (T Si) te (K tu te) clamasses (D clamesses, T clamases) por (G par, LT </text:span><text:span text:style-name="T46">per</text:span><text:span text:style-name="T94">, H2M pour) uencu (D uoincu, G uancu, H2M vaincu, T uencuz) <text:s/>B] Se tu te clamaisses… <text:s/>E] Se te tenisses por vaincu <text:s/>W] Si tu fusse...</text:span></text:p>
          </table:table-cell>
        </table:table-row>
        <table:table-row table:style-name="Table1.137">
          <table:table-cell table:style-name="Table1.A2" office:value-type="string">
            <text:p text:style-name="P48">3585</text:p>
          </table:table-cell>
          <table:table-cell table:style-name="Table1.A2" office:value-type="string">
            <text:p text:style-name="P48">Per <text:span text:style-name="T78">(H Par)</text:span> moi ne fussez adesez</text:p>
          </table:table-cell>
          <table:table-cell table:style-name="Table1.C123" office:value-type="string">
            <text:p text:style-name="P241">A] <text:span text:style-name="T94">Por moi ne fussies bleciez <text:s/>B] Ja puis ne fuisses adesez <text:s/>GK] Par… <text:s/></text:span><text:span text:style-name="T222">L</text:span><text:span text:style-name="T221">] ...</text:span><text:span text:style-name="T243">affolez <text:s/></text:span><text:span text:style-name="T284">W</text:span><text:span text:style-name="T255">] </text:span><text:span text:style-name="T303">Par ma ne fussez afolez <text:s/></text:span><text:span text:style-name="T263">I] </text:span><text:span text:style-name="T357">Por...</text:span></text:p>
          </table:table-cell>
        </table:table-row>
        <table:table-row table:style-name="Table1.137">
          <table:table-cell table:style-name="Table1.A2" office:value-type="string">
            <text:p text:style-name="P48">3586</text:p>
          </table:table-cell>
          <table:table-cell table:style-name="Table1.A2" office:value-type="string">
            <text:p text:style-name="P48">Se vancus t’eusses <text:span text:style-name="T78">(H t’eusses vaincu)</text:span> clamez</text:p>
          </table:table-cell>
          <table:table-cell table:style-name="Table1.C123" office:value-type="string">
            <text:p text:style-name="P223">A<text:span text:style-name="T119">BEGIKLMT</text:span>] ...<text:span text:style-name="T94">te fusses (B fusses, G fussez, T fuses)… <text:s/>DH2] ...te fusses (H2 feusses) uoincu (H2 vaincus)… <text:s/>W] Si tu leussez voulu clamez</text:span></text:p>
          </table:table-cell>
        </table:table-row>
        <table:table-row table:style-name="Table1.137">
          <table:table-cell table:style-name="Table1.A2" office:value-type="string">
            <text:p text:style-name="P48">3587</text:p>
          </table:table-cell>
          <table:table-cell table:style-name="Table1.A2" office:value-type="string">
            <text:p text:style-name="P48">Ancor de rechief le te di</text:p>
          </table:table-cell>
          <table:table-cell table:style-name="Table1.C123" office:value-type="string">
            <text:p text:style-name="P372">BD<text:span text:style-name="T575">H2GK</text:span>] ---</text:p>
          </table:table-cell>
        </table:table-row>
        <table:table-row table:style-name="Table1.137">
          <table:table-cell table:style-name="Table1.A2" office:value-type="string">
            <text:p text:style-name="P48">3588</text:p>
          </table:table-cell>
          <table:table-cell table:style-name="Table1.A2" office:value-type="string">
            <text:p text:style-name="P48">Se vancus ies s’avrais merci</text:p>
          </table:table-cell>
          <table:table-cell table:style-name="Table1.C123" office:value-type="string">
            <text:p text:style-name="P372">BD<text:span text:style-name="T575">H2GK</text:span>] ---</text:p>
            <text:p text:style-name="P501"><text:span text:style-name="T482">LW] ...es auras merci <text:s text:c="2"/></text:span>M] ...taras...</text:p>
          </table:table-cell>
        </table:table-row>
        <table:table-row table:style-name="Table1.137">
          <table:table-cell table:style-name="Table1.A2" office:value-type="string">
            <text:p text:style-name="P48">3589</text:p>
          </table:table-cell>
          <table:table-cell table:style-name="Table1.A2" office:value-type="string">
            <text:p text:style-name="P48">Ies tu vencus Jai nel querrai</text:p>
          </table:table-cell>
          <table:table-cell table:style-name="Table1.C123" office:value-type="string">
            <text:p text:style-name="P183">A] ---</text:p>
            <text:p text:style-name="P374"><text:soft-page-break/>BD<text:span text:style-name="T575">H2GIKLMTW</text:span>] ...ia <text:span text:style-name="T444">(GK ie, W ja)</text:span> nel (D nou, <text:span text:style-name="T498">L nol, H2W ne</text:span>) dirai <text:s/><text:span text:style-name="T105">E] ...vaincus ne le dirai</text:span></text:p>
          </table:table-cell>
        </table:table-row>
        <table:table-row table:style-name="Table1.137">
          <table:table-cell table:style-name="Table1.A2" office:value-type="string">
            <text:p text:style-name="P48">3590</text:p>
          </table:table-cell>
          <table:table-cell table:style-name="Table1.A2" office:value-type="string">
            <text:p text:style-name="P48">Vuels tu merci Jai nel qerrai</text:p>
          </table:table-cell>
          <table:table-cell table:style-name="Table1.C123" office:value-type="string">
            <text:p text:style-name="P233">A<text:span text:style-name="T138">DEIKTW</text:span>] ...<text:span text:style-name="T94">merci non (DEITW ne, K no) la (E le)… <text:s/>G] ...ie ne la querrai <text:s text:c="2"/>M] Ja ta merci ne requerray <text:s text:c="2"/></text:span><text:span text:style-name="T317">H2] ...</text:span><text:span text:style-name="T333">ne...</text:span></text:p>
          </table:table-cell>
        </table:table-row>
        <table:table-row table:style-name="Table1.137">
          <table:table-cell table:style-name="Table1.A2" office:value-type="string">
            <text:p text:style-name="P48">3591</text:p>
          </table:table-cell>
          <table:table-cell table:style-name="Table1.A2" office:value-type="string">
            <text:p text:style-name="P48">Florimons dist Ne puels guerir</text:p>
          </table:table-cell>
          <table:table-cell table:style-name="Table1.C123" office:value-type="string">
            <text:p text:style-name="P250">A<text:span text:style-name="T592">ILW</text:span>] <text:span text:style-name="T95">Fais (LW Fait) floremont (LW florimont) non (ILW ne)… <text:s/>E] Dist </text:span><text:span text:style-name="T33">flor.</text:span><text:span text:style-name="T415"> ... G] ...fet ne… <text:s/>M] ...nen puez partir <text:s/></text:span><text:span text:style-name="T317">H2] </text:span><text:span text:style-name="T333">Dit </text:span><text:span text:style-name="T170">flor. </text:span><text:span text:style-name="T333">bien pues… <text:s/></text:span><text:span text:style-name="T361">K] </text:span><text:span text:style-name="T378">Dist floriemont non...</text:span></text:p>
          </table:table-cell>
        </table:table-row>
        <table:table-row table:style-name="Table1.137">
          <table:table-cell table:style-name="Table1.A2" office:value-type="string">
            <text:p text:style-name="P48">3592</text:p>
          </table:table-cell>
          <table:table-cell table:style-name="Table1.A2" office:value-type="string">
            <text:p text:style-name="P48">Merci ne quiers bien dois morir</text:p>
          </table:table-cell>
          <table:table-cell table:style-name="Table1.C123" office:value-type="string">
            <text:p text:style-name="P250">A<text:span text:style-name="T138">DEGILMTW</text:span>] ...<text:span text:style-name="T95">ne uels (D vuez, E veus, G ueals, L uuelz, M veulz, I ueus, T ueuz, W veulx)… <text:s/>BH2] Ne wes (H2 veulz) mercit bien… <text:s/>K] Noll uoi merci b[…] morir</text:span></text:p>
          </table:table-cell>
        </table:table-row>
        <table:table-row table:style-name="Table1.137">
          <table:table-cell table:style-name="Table1.A2" office:value-type="string">
            <text:p text:style-name="P48">3593</text:p>
          </table:table-cell>
          <table:table-cell table:style-name="Table1.A2" office:value-type="string">
            <text:p text:style-name="P48">Je voi que tes gens sont engrés </text:p>
          </table:table-cell>
          <table:table-cell table:style-name="Table1.C123" office:value-type="string">
            <text:p text:style-name="P532">H2] ---</text:p>
            <text:p text:style-name="P192">A<text:span text:style-name="T444">GIKLW</text:span>] ...<text:span text:style-name="T95">uoi (K uoie, W voy) tes gens (K gent, L genz) </text:span><text:span text:style-name="T4">mlt</text:span><text:span text:style-name="T95"> (G mout, IK molt, W moult) sont (I sun)… <text:s/>B] Bien uoi que ta gent… <text:s/>EM] ...ta gent...</text:span></text:p>
          </table:table-cell>
        </table:table-row>
        <table:table-row table:style-name="Table1.137">
          <table:table-cell table:style-name="Table1.A2" office:value-type="string">
            <text:p text:style-name="P48">3594</text:p>
          </table:table-cell>
          <table:table-cell table:style-name="Table1.A2" office:value-type="string">
            <text:p text:style-name="P48">Et si sont jai de moi mout pres</text:p>
          </table:table-cell>
          <table:table-cell table:style-name="Table1.C123" office:value-type="string">
            <text:p text:style-name="P532">H2] ---</text:p>
            <text:p text:style-name="P250">A<text:span text:style-name="T592">I</text:span>] ...<text:span text:style-name="T95">ia</text:span><text:span text:style-name="T4"> mlt</text:span><text:span text:style-name="T95"> (I molt) de moi pres <text:s/>E] ...ia de moi si pres <text:s/>G] Et sunt ia de moi… <text:s/>K] E le sont iadedemoi molt pres</text:span></text:p>
          </table:table-cell>
        </table:table-row>
        <table:table-row table:style-name="Table1.137">
          <table:table-cell table:style-name="Table1.A2" office:value-type="string">
            <text:p text:style-name="P48">3595</text:p>
          </table:table-cell>
          <table:table-cell table:style-name="Table1.A2" office:value-type="string">
            <text:p text:style-name="P48">Se je gaires les wel atandre</text:p>
          </table:table-cell>
          <table:table-cell table:style-name="Table1.C123" office:value-type="string">
            <text:p text:style-name="P532">H2] ---</text:p>
            <text:p text:style-name="P427">G<text:span text:style-name="T592">IKL</text:span>] ..le uoil <text:span text:style-name="T498">(L uueil)…</text:span> <text:s/><text:span text:style-name="T102">W] ...le veulx...</text:span></text:p>
          </table:table-cell>
        </table:table-row>
        <table:table-row table:style-name="Table1.137">
          <table:table-cell table:style-name="Table1.A2" office:value-type="string">
            <text:p text:style-name="P48">3596</text:p>
          </table:table-cell>
          <table:table-cell table:style-name="Table1.A2" office:value-type="string">
            <text:p text:style-name="P48">Lor maltalent me voront vendre</text:p>
          </table:table-cell>
          <table:table-cell table:style-name="Table1.C123" office:value-type="string">
            <text:p text:style-name="P532">H2] --- </text:p>
            <text:p text:style-name="P224">A<text:span text:style-name="T416">EGIKLT</text:span>] ...<text:span text:style-name="T95">me cuident (G cuirent)… <text:s/>W] Le...vouldront...</text:span></text:p>
          </table:table-cell>
        </table:table-row>
        <table:table-row table:style-name="Table1.137">
          <table:table-cell table:style-name="Table1.A2" office:value-type="string">
            <text:p text:style-name="P48">3597</text:p>
          </table:table-cell>
          <table:table-cell table:style-name="Table1.A2" office:value-type="string">
            <text:p text:style-name="P48">Garganee mes peres dist</text:p>
          </table:table-cell>
          <table:table-cell table:style-name="Table1.C123" office:value-type="string">
            <text:p text:style-name="P399"><text:span text:style-name="T478">BD</text:span><text:span text:style-name="T479">M</text:span><text:span text:style-name="T478">] ...nespee (D</text:span><text:span text:style-name="T479">M</text:span><text:span text:style-name="T478"> mespee)</text:span>… <text:s/><text:span text:style-name="T105">EILTW] Garganeus...(W mon pere)… <text:s/></text:span><text:span text:style-name="T317">H2] </text:span><text:span text:style-name="T333">Garganeus merueille dit</text:span></text:p>
          </table:table-cell>
        </table:table-row>
        <table:table-row table:style-name="Table1.137">
          <table:table-cell table:style-name="Table1.A2" office:value-type="string">
            <text:p text:style-name="P48">3598</text:p>
          </table:table-cell>
          <table:table-cell table:style-name="Table1.A2" office:value-type="string">
            <text:p text:style-name="P48">Que le treu te contredist</text:p>
          </table:table-cell>
          <table:table-cell table:style-name="Table1.C123" office:value-type="string">
            <text:p text:style-name="P206">A] ...<text:span text:style-name="T95">de contredit <text:s/>B] ...vous contredit <text:s/>E] ...li trevs est contredit <text:s/>M] Qui...tout temdit(?)</text:span></text:p>
          </table:table-cell>
        </table:table-row>
        <table:table-row table:style-name="Table1.137">
          <table:table-cell table:style-name="Table1.A2" office:value-type="string">
            <text:p text:style-name="P48">3599</text:p>
          </table:table-cell>
          <table:table-cell table:style-name="Table1.A2" office:value-type="string">
            <text:p text:style-name="P48">Et la duchoisse Edorie</text:p>
          </table:table-cell>
          <table:table-cell table:style-name="Table1.C123" office:value-type="string">
            <text:p text:style-name="P403">B] ...Edosie <text:s/><text:span text:style-name="T94">M] ...Eldorie <text:s/></text:span><text:span text:style-name="T222">L</text:span><text:span text:style-name="T221">] ...</text:span><text:span text:style-name="T243">esdorie <text:s/></text:span><text:span text:style-name="T263">I] ...</text:span><text:span text:style-name="T357">odorie</text:span></text:p>
          </table:table-cell>
        </table:table-row>
        <table:table-row table:style-name="Table1.137">
          <table:table-cell table:style-name="Table1.A2" office:value-type="string">
            <text:p text:style-name="P48">3600</text:p>
          </table:table-cell>
          <table:table-cell table:style-name="Table1.A2" office:value-type="string">
            <text:p text:style-name="P49">Et tote la gent d’Albanie</text:p>
          </table:table-cell>
          <table:table-cell table:style-name="Table1.C123" office:value-type="string">
            <text:p text:style-name="P63"/>
          </table:table-cell>
        </table:table-row>
        <table:table-row table:style-name="Table1.137">
          <table:table-cell table:style-name="Table1.A2" office:value-type="string">
            <text:p text:style-name="P48">3601</text:p>
          </table:table-cell>
          <table:table-cell table:style-name="Table1.A2" office:value-type="string">
            <text:p text:style-name="P49">Te contremandent lor amor</text:p>
          </table:table-cell>
          <table:table-cell table:style-name="Table1.C123" office:value-type="string">
            <text:p text:style-name="P452">INV <text:span text:style-name="T317">H2] </text:span><text:span text:style-name="T142">Plus ne te tiennent pour segnour</text:span></text:p>
          </table:table-cell>
        </table:table-row>
        <table:table-row table:style-name="Table1.137">
          <table:table-cell table:style-name="Table1.A2" office:value-type="string">
            <text:p text:style-name="P48">3602</text:p>
          </table:table-cell>
          <table:table-cell table:style-name="Table1.A2" office:value-type="string">
            <text:p text:style-name="P49">Mais ne te wellent a signor</text:p>
          </table:table-cell>
          <table:table-cell table:style-name="Table1.C123" office:value-type="string">
            <text:p text:style-name="P452">INV <text:span text:style-name="T317">H2] </text:span><text:span text:style-name="T142">Tolir vouloies lor honnouf</text:span></text:p>
            <text:p text:style-name="P224">A] ...<text:span text:style-name="T95">non te uoloient… <text:s/>E] Et ne te… <text:s/>GK] Pas ne te uolent (K uoloient)… <text:s/>W] Plus ne te...</text:span></text:p>
          </table:table-cell>
        </table:table-row>
        <table:table-row table:style-name="Table1.137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9"/>
          </table:table-cell>
          <table:table-cell table:style-name="Table1.C123" office:value-type="string">
            <text:p text:style-name="P187">A<text:span text:style-name="T87">BDH2EGIKLMTW</text:span>] <text:span text:style-name="T95">A (L A a) tort (G cort) les (G le) uoloies (H2M vouloies, W vouloiz) ardoir (B </text:span><text:soft-page-break/><text:span text:style-name="T95">auoir, L arder)</text:span></text:p>
          </table:table-cell>
        </table:table-row>
        <table:table-row table:style-name="Table1.137">
          <table:table-cell table:style-name="Table1.A2" office:value-type="string">
            <text:p text:style-name="P48"/>
          </table:table-cell>
          <table:table-cell table:style-name="Table1.A2" office:value-type="string">
            <text:p text:style-name="P49"/>
          </table:table-cell>
          <table:table-cell table:style-name="Table1.C123" office:value-type="string">
            <text:p text:style-name="P184">A<text:span text:style-name="T416">EH2GIKLMTW</text:span>] <text:span text:style-name="T95">Et (IK E) de moi faire (GK fere) ton (I tun) uoloir (L uoler, H2MW vouloir)</text:span></text:p>
          </table:table-cell>
        </table:table-row>
        <table:table-row table:style-name="Table1.137">
          <table:table-cell table:style-name="Table1.A2" office:value-type="string">
            <text:p text:style-name="P48">3603</text:p>
          </table:table-cell>
          <table:table-cell table:style-name="Table1.A2" office:value-type="string">
            <text:p text:style-name="P49">Tu ais faillit a ton cuidier</text:p>
          </table:table-cell>
          <table:table-cell table:style-name="Table1.C123" office:value-type="string">
            <text:p text:style-name="P184">A<text:span text:style-name="T445">GIKTW</text:span>] <text:span text:style-name="T95">Tu es (G iez)...</text:span></text:p>
          </table:table-cell>
        </table:table-row>
        <table:table-row table:style-name="Table1.137">
          <table:table-cell table:style-name="Table1.A2" office:value-type="string">
            <text:p text:style-name="P48">3604</text:p>
          </table:table-cell>
          <table:table-cell table:style-name="Table1.A2" office:value-type="string">
            <text:p text:style-name="P49">Del tel servisse tel luier (H lowie)</text:p>
          </table:table-cell>
          <table:table-cell table:style-name="Table1.C123" office:value-type="string">
            <text:p text:style-name="P471">I] ...loieier</text:p>
          </table:table-cell>
        </table:table-row>
        <table:table-row table:style-name="Table1.137">
          <table:table-cell table:style-name="Table1.A2" office:value-type="string">
            <text:p text:style-name="P48">3605</text:p>
          </table:table-cell>
          <table:table-cell table:style-name="Table1.A2" office:value-type="string">
            <text:p text:style-name="P49">Florimont le fier come ber</text:p>
          </table:table-cell>
          <table:table-cell table:style-name="Table1.C123" office:value-type="string">
            <text:p text:style-name="P448">(SOTT IN E) <text:s/><text:span text:style-name="T445">GI] ...li (I le) fiert...</text:span> <text:s text:c="3"/><text:span text:style-name="T222">L</text:span><text:span text:style-name="T221">] ...</text:span><text:span text:style-name="T243">se fiert… <text:s/></text:span><text:span text:style-name="T284">W</text:span><text:span text:style-name="T255">] ...</text:span><text:span text:style-name="T304">fiert moult leger</text:span></text:p>
          </table:table-cell>
        </table:table-row>
        <table:table-row table:style-name="Table1.137">
          <table:table-cell table:style-name="Table1.A2" office:value-type="string">
            <text:p text:style-name="P48">3606</text:p>
          </table:table-cell>
          <table:table-cell table:style-name="Table1.A2" office:value-type="string">
            <text:p text:style-name="P53">Le chief en fist en (H el) chanp voler</text:p>
          </table:table-cell>
          <table:table-cell table:style-name="Table1.C123" office:value-type="string">
            <text:p text:style-name="P224">A<text:span text:style-name="T593">ILT</text:span>] ...el…<text:span text:style-name="T95"> <text:s/>B] El champ en fait le chief uoler <text:s/>DM] ...ou (M v)… <text:s/>E] La teste...el… <text:s/>G] Li...li fist el… <text:s/>H2W] ...ly (H2 li) fait ou (H2 eu)...</text:span></text:p>
          </table:table-cell>
        </table:table-row>
        <table:table-row table:style-name="Table1.137">
          <table:table-cell table:style-name="Table1.A2" office:value-type="string">
            <text:p text:style-name="P48">3607</text:p>
          </table:table-cell>
          <table:table-cell table:style-name="Table1.A2" office:value-type="string">
            <text:p text:style-name="P49">Florimons fut seurs de guerre</text:p>
          </table:table-cell>
          <table:table-cell table:style-name="Table1.C123" office:value-type="string">
            <text:p text:style-name="P134"><text:span text:style-name="T102">W</text:span>] ...<text:span text:style-name="T547">seig</text:span><text:span text:style-name="T50">n</text:span><text:span text:style-name="T547">ur...</text:span></text:p>
          </table:table-cell>
        </table:table-row>
        <table:table-row table:style-name="Table1.681">
          <table:table-cell table:style-name="Table1.A2" office:value-type="string">
            <text:p text:style-name="P48">3608</text:p>
          </table:table-cell>
          <table:table-cell table:style-name="Table1.A2" office:value-type="string">
            <text:p text:style-name="P49">Sa lance prist que (H qui) gist a terre</text:p>
          </table:table-cell>
          <table:table-cell table:style-name="Table1.C123" office:value-type="string">
            <text:p text:style-name="P251">A<text:span text:style-name="T119">BDH2T</text:span>] ...<text:span text:style-name="T95">prent (BD prist) qui git (BH2T gist, D iut)… <text:s/>EM] ...qui iut… <text:s/></text:span><text:span text:style-name="T222">L</text:span><text:span text:style-name="T221">] ...giet…</text:span><text:span text:style-name="T243"> <text:s/></text:span><text:span text:style-name="T284">W</text:span><text:span text:style-name="T255">] ...qui…</text:span><text:span text:style-name="T304"> <text:s/></text:span><text:span text:style-name="T361">K] </text:span><text:span text:style-name="T379">La...</text:span></text:p>
          </table:table-cell>
        </table:table-row>
        <table:table-row table:style-name="Table1.137">
          <table:table-cell table:style-name="Table1.A2" office:value-type="string">
            <text:p text:style-name="P48">3609</text:p>
          </table:table-cell>
          <table:table-cell table:style-name="Table1.A2" office:value-type="string">
            <text:p text:style-name="P49">La teste prent a (H au) port s’en vet</text:p>
          </table:table-cell>
          <table:table-cell table:style-name="Table1.C123" office:value-type="string">
            <text:p text:style-name="P276">D<text:span text:style-name="T575">H2EM</text:span>] ---</text:p>
            <text:p text:style-name="P198">A] ...<text:span text:style-name="T95">au port sen uient <text:s/>B] ...en porte au port en uait <text:s/>GIKLTW] ...(K prist) au (LT al)...</text:span></text:p>
          </table:table-cell>
        </table:table-row>
        <table:table-row table:style-name="Table1.137">
          <table:table-cell table:style-name="Table1.A2" office:value-type="string">
            <text:p text:style-name="P49">3610</text:p>
          </table:table-cell>
          <table:table-cell table:style-name="Table1.A2" office:value-type="string">
            <text:p text:style-name="P49">Et cil escrient Mar fut fet</text:p>
          </table:table-cell>
          <table:table-cell table:style-name="Table1.C123" office:value-type="string">
            <text:p text:style-name="P381">B] Sa gent escrie mar… <text:s/>D<text:span text:style-name="T445">GKLMTW</text:span>] <text:span text:style-name="T603">(K Cil)</text:span>...<text:span text:style-name="T547">(W lescrient)...</text:span>mal fu fait <text:span text:style-name="T480">(M est fet, L est fait)</text:span> <text:s/></text:p>
          </table:table-cell>
        </table:table-row>
        <table:table-row table:style-name="Table1.137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C123" office:value-type="string">
            <text:p text:style-name="P292">D<text:span text:style-name="T575">H2</text:span>] Trop auez esmeu fol plait <text:s/><text:span text:style-name="T105">E] A tart en irez a recet <text:s/>M] Ce quiers qui te metra aufet</text:span></text:p>
          </table:table-cell>
        </table:table-row>
        <table:table-row table:style-name="Table1.137">
          <table:table-cell table:style-name="Table1.A2" office:value-type="string">
            <text:p text:style-name="P49">3611</text:p>
          </table:table-cell>
          <table:table-cell table:style-name="Table1.A2" office:value-type="string">
            <text:p text:style-name="P49">Florimons s’en vet vers le port</text:p>
          </table:table-cell>
          <table:table-cell table:style-name="Table1.C123" office:value-type="string">
            <text:p text:style-name="P372">BD<text:span text:style-name="T575">H2</text:span>] ---</text:p>
          </table:table-cell>
        </table:table-row>
        <table:table-row table:style-name="Table1.137">
          <table:table-cell table:style-name="Table1.A2" office:value-type="string">
            <text:p text:style-name="P49">3612</text:p>
          </table:table-cell>
          <table:table-cell table:style-name="Table1.A2" office:value-type="string">
            <text:p text:style-name="P49">Et cil escrient A la mort</text:p>
          </table:table-cell>
          <table:table-cell table:style-name="Table1.C123" office:value-type="string">
            <text:p text:style-name="P372">BD<text:span text:style-name="T575">H2</text:span>] ---</text:p>
            <text:p text:style-name="P214">A] ...lescrient…<text:span text:style-name="T95"> <text:s/></text:span><text:span text:style-name="T222">L</text:span><text:span text:style-name="T304">W</text:span><text:span text:style-name="T221">] </text:span><text:span text:style-name="T244">Cil li </text:span><text:span text:style-name="T304">(W ly)</text:span><text:span text:style-name="T244">...</text:span></text:p>
          </table:table-cell>
        </table:table-row>
        <table:table-row table:style-name="Table1.137">
          <table:table-cell table:style-name="Table1.A2" office:value-type="string">
            <text:p text:style-name="P49">3613</text:p>
          </table:table-cell>
          <table:table-cell table:style-name="Table1.A2" office:value-type="string">
            <text:p text:style-name="P49">Et Florimons ait escriee</text:p>
          </table:table-cell>
          <table:table-cell table:style-name="Table1.C123" office:value-type="string">
            <text:p text:style-name="P193"><text:span text:style-name="T87">B] </text:span><text:span text:style-name="T13">Flor</text:span><text:span text:style-name="T87">. escrie briee <text:s/>E] Lors a florimont...</text:span></text:p>
          </table:table-cell>
        </table:table-row>
        <table:table-row table:style-name="Table1.137">
          <table:table-cell table:style-name="Table1.A2" office:value-type="string">
            <text:p text:style-name="P49">3614</text:p>
          </table:table-cell>
          <table:table-cell table:style-name="Table1.A2" office:value-type="string">
            <text:p text:style-name="P49">L’ansangne de l’Ile Selee</text:p>
          </table:table-cell>
          <table:table-cell table:style-name="Table1.C123" office:value-type="string">
            <text:p text:style-name="P532">H2] ...senee</text:p>
          </table:table-cell>
        </table:table-row>
        <table:table-row table:style-name="Table1.137">
          <table:table-cell table:style-name="Table1.A2" office:value-type="string">
            <text:p text:style-name="P49">3615</text:p>
          </table:table-cell>
          <table:table-cell table:style-name="Table1.A2" office:value-type="string">
            <text:p text:style-name="P49">Sui home saillent de la neif</text:p>
          </table:table-cell>
          <table:table-cell table:style-name="Table1.C123" office:value-type="string">
            <text:p text:style-name="P404">B] ...issent tout de… <text:s/><text:span text:style-name="T222">L</text:span><text:span text:style-name="T221">] </text:span><text:span text:style-name="T244">Si oment saillent… <text:s/></text:span><text:span text:style-name="T263">I] ...</text:span><text:span text:style-name="T358">delamer</text:span></text:p>
          </table:table-cell>
        </table:table-row>
        <table:table-row table:style-name="Table1.137">
          <table:table-cell table:style-name="Table1.A2" office:value-type="string">
            <text:p text:style-name="P49">3616</text:p>
          </table:table-cell>
          <table:table-cell table:style-name="Table1.A2" office:value-type="string">
            <text:p text:style-name="P49">Et vienent el chanp tuit armé</text:p>
          </table:table-cell>
          <table:table-cell table:style-name="Table1.C123" office:value-type="string">
            <text:p text:style-name="P477"><text:span text:style-name="T446">A</text:span><text:span text:style-name="T452">L</text:span><text:span text:style-name="T446">] ...en…</text:span><text:span text:style-name="T447"> <text:s/>B] ...ou...tout… <text:s/>D] ...ou… <text:s/>E] ...tout… <text:s/></text:span><text:span text:style-name="T448">G] Et si uienent al...toz...</text:span><text:span text:style-name="T447"> <text:s text:c="3"/></text:span><text:span text:style-name="T449">M] </text:span><text:span text:style-name="T450">Vers li sont uenu abriue <text:s/></text:span><text:span text:style-name="T453">T] </text:span><text:span text:style-name="T454">El champ senuienent… <text:s/></text:span><text:span text:style-name="T456">W</text:span><text:span text:style-name="T455">] </text:span><text:span text:style-name="T457">Si...ou...tout… <text:s/></text:span><text:span text:style-name="T331">H2] </text:span><text:span text:style-name="T332">En chanp viennent tuit...</text:span></text:p>
          </table:table-cell>
        </table:table-row>
        <table:table-row table:style-name="Table1.137">
          <table:table-cell table:style-name="Table1.A2" office:value-type="string">
            <text:p text:style-name="P49">3617</text:p>
          </table:table-cell>
          <table:table-cell table:style-name="Table1.A2" office:value-type="string">
            <text:p text:style-name="P49">Iluec fut la bataille grans</text:p>
          </table:table-cell>
          <table:table-cell table:style-name="Table1.C123" office:value-type="string">
            <text:p text:style-name="P134"><text:span text:style-name="T102">W</text:span>] ...<text:span text:style-name="T547">fu bataille...</text:span></text:p>
          </table:table-cell>
        </table:table-row>
        <table:table-row table:style-name="Table1.137">
          <table:table-cell table:style-name="Table1.A2" office:value-type="string">
            <text:p text:style-name="P49">3618</text:p>
          </table:table-cell>
          <table:table-cell table:style-name="Table1.A2" office:value-type="string">
            <text:p text:style-name="P49">Florimons fist bien ses talans</text:p>
          </table:table-cell>
          <table:table-cell table:style-name="Table1.C123" office:value-type="string">
            <text:p text:style-name="P342">E<text:span text:style-name="T574">H2KW</text:span>] <text:span text:style-name="T603">(K E)</text:span>...son talant <text:span text:style-name="T574">(H2 talent, K talanz) <text:s/></text:span><text:s/><text:span text:style-name="T94">M] ...y fist ses talens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49">3619</text:p>
          </table:table-cell>
          <table:table-cell table:style-name="Table1.A2" office:value-type="string">
            <text:p text:style-name="P49">Il les ait toz em chanp vencus</text:p>
          </table:table-cell>
          <table:table-cell table:style-name="Table1.C123" office:value-type="string">
            <text:p text:style-name="P478"><text:span text:style-name="T446">A] ...a…</text:span><text:span text:style-name="T447"> <text:s/>D</text:span><text:span text:style-name="T451">M</text:span><text:span text:style-name="T447">] ...ou </text:span><text:span text:style-name="T451">(M v)</text:span><text:span text:style-name="T447">… <text:s/></text:span><text:span text:style-name="T448">G] ...el...</text:span><text:span text:style-name="T447"> <text:s/></text:span><text:span text:style-name="T458">K] </text:span><text:span text:style-name="T459">Jle ses barons el canp uencuz</text:span></text:p>
          </table:table-cell>
        </table:table-row>
        <table:table-row table:style-name="Table1.137">
          <table:table-cell table:style-name="Table1.A2" office:value-type="string">
            <text:p text:style-name="P49">3620</text:p>
          </table:table-cell>
          <table:table-cell table:style-name="Table1.A2" office:value-type="string">
            <text:p text:style-name="P49">Et pris et mors et retenus</text:p>
          </table:table-cell>
          <table:table-cell table:style-name="Table1.C123" office:value-type="string">
            <text:p text:style-name="P184">A<text:span text:style-name="T119">BDH2EGIKLTW</text:span>] <text:span text:style-name="T95">Et (IK E) morz (BH2EILTW mors, K mort) et (IK e) pris (H2 prins)..</text:span></text:p>
          </table:table-cell>
        </table:table-row>
        <table:table-row table:style-name="Table1.137">
          <table:table-cell table:style-name="Table1.A2" office:value-type="string">
            <text:p text:style-name="P49">3621</text:p>
          </table:table-cell>
          <table:table-cell table:style-name="Table1.A2" office:value-type="string">
            <text:p text:style-name="P49">Florimons el chastel ala</text:p>
          </table:table-cell>
          <table:table-cell table:style-name="Table1.C123" office:value-type="string">
            <text:p text:style-name="P398">BD] ...ou… <text:s/><text:span text:style-name="T460">GIKLMW] ...au (IL al, K ao)… <text:s/></text:span><text:span text:style-name="T317">H2] ...</text:span><text:span text:style-name="T330">entra</text:span></text:p>
          </table:table-cell>
        </table:table-row>
        <table:table-row table:style-name="Table1.137">
          <table:table-cell table:style-name="Table1.A2" office:value-type="string">
            <text:p text:style-name="P49">3622</text:p>
          </table:table-cell>
          <table:table-cell table:style-name="Table1.A2" office:value-type="string">
            <text:p text:style-name="P49">Gaires de gent nen i trova</text:p>
          </table:table-cell>
          <table:table-cell table:style-name="Table1.C123" office:value-type="string">
            <text:p text:style-name="P225">A<text:span text:style-name="T593">I</text:span>] ...non…<text:span text:style-name="T95"> <text:s/>BH2] Mais gaires...ni troua <text:s/>D] Mais de genz gaires ni troua <text:s/>E] ...la ne trouua <text:s/>GT] ...ne (T no) i… <text:s/>M] Des gent pas grament ni troua <text:s/>W] Gueirez...ny...</text:span></text:p>
          </table:table-cell>
        </table:table-row>
        <table:table-row table:style-name="Table1.137">
          <table:table-cell table:style-name="Table1.A2" office:value-type="string">
            <text:p text:style-name="P49">3623</text:p>
          </table:table-cell>
          <table:table-cell table:style-name="Table1.A2" office:value-type="string">
            <text:p text:style-name="P49">Desgarnit le trova cel prist</text:p>
          </table:table-cell>
          <table:table-cell table:style-name="Table1.C123" office:value-type="string">
            <text:p text:style-name="P404">B<text:span text:style-name="T574">H2</text:span>] ...estoit si le prist <text:span text:style-name="T574">(H2 print)</text:span> <text:s/>D] Desgarni estoient ses prist <text:s/><text:span text:style-name="T105">EM] ...furent si les prist <text:s/>GKLT] ...sil prist (T si le prit) <text:s/>W] Desgarny trouua si le… <text:s/>I] ...li...sil...</text:span></text:p>
          </table:table-cell>
        </table:table-row>
        <table:table-row table:style-name="Table1.137">
          <table:table-cell table:style-name="Table1.A2" office:value-type="string">
            <text:p text:style-name="P49">3624</text:p>
          </table:table-cell>
          <table:table-cell table:style-name="Table1.A2" office:value-type="string">
            <text:p text:style-name="P49">Trestot l’estaige descomfit</text:p>
          </table:table-cell>
          <table:table-cell table:style-name="Table1.C123" office:value-type="string">
            <text:p text:style-name="P199">A<text:span text:style-name="T119">BILMTW</text:span>] <text:span text:style-name="T95">Tout (I Tote, LT Tot) son (I sum) estage (I estaie)…(I desconfist) <text:s/>DH2] Toz (H2 Touz) les estages… <text:s/>E] ...cel estage desfist <text:s/>GK] ...listage (K le stage) si desfist (K si defist)</text:span></text:p>
          </table:table-cell>
        </table:table-row>
        <table:table-row table:style-name="Table1.137">
          <table:table-cell table:style-name="Table1.A2" office:value-type="string">
            <text:p text:style-name="P49">3625</text:p>
          </table:table-cell>
          <table:table-cell table:style-name="Table1.A2" office:value-type="string">
            <text:p text:style-name="P49">Mout i trova d’or et d’argent</text:p>
          </table:table-cell>
          <table:table-cell table:style-name="Table1.C123" office:value-type="string">
            <text:p text:style-name="P413">BD<text:span text:style-name="T574">H2</text:span>] ...troua or et argent <text:s/><text:span text:style-name="T595">K] ...troua \or/ e dargent</text:span></text:p>
          </table:table-cell>
        </table:table-row>
        <table:table-row table:style-name="Table1.137">
          <table:table-cell table:style-name="Table1.A2" office:value-type="string">
            <text:p text:style-name="P49">3626</text:p>
          </table:table-cell>
          <table:table-cell table:style-name="Table1.A2" office:value-type="string">
            <text:p text:style-name="P49">Si le dona tot a sa gent</text:p>
          </table:table-cell>
          <table:table-cell table:style-name="Table1.C123" office:value-type="string">
            <text:p text:style-name="P184">A<text:span text:style-name="T119">BDH2GIKLMTW</text:span>] <text:span text:style-name="T95">Jl les (BDH2LMTW le, G la, I lo, K li) dona (BH2MW donna, G done) tout (DGIKLT tot)...</text:span></text:p>
          </table:table-cell>
        </table:table-row>
        <table:table-row table:style-name="Table1.137">
          <table:table-cell table:style-name="Table1.A2" office:value-type="string">
            <text:p text:style-name="P49">3627</text:p>
          </table:table-cell>
          <table:table-cell table:style-name="Table1.A2" office:value-type="string">
            <text:p text:style-name="P49">Florimons en ala tot droit</text:p>
          </table:table-cell>
          <table:table-cell table:style-name="Table1.C123" office:value-type="string">
            <text:p text:style-name="P333">D<text:span text:style-name="T574">H2MW</text:span>] ...sen ala… <text:s/><text:span text:style-name="T595">K] Floriamont ala tot...</text:span></text:p>
          </table:table-cell>
        </table:table-row>
        <table:table-row table:style-name="Table1.137">
          <table:table-cell table:style-name="Table1.A2" office:value-type="string">
            <text:p text:style-name="P49">3628</text:p>
          </table:table-cell>
          <table:table-cell table:style-name="Table1.A2" office:value-type="string">
            <text:p text:style-name="P49">Lai ou il les prisons savoit</text:p>
          </table:table-cell>
          <table:table-cell table:style-name="Table1.C123" office:value-type="string">
            <text:p text:style-name="P225">A<text:span text:style-name="T460">GIKL</text:span>] ...<text:span text:style-name="T95">ses prisons auoit <text:s/>BEM] ...ou les prisoniers (E prisonniers)… <text:s/>W] ...ou de prison moult auoit</text:span></text:p>
          </table:table-cell>
        </table:table-row>
        <table:table-row table:style-name="Table1.137">
          <table:table-cell table:style-name="Table1.A2" office:value-type="string">
            <text:p text:style-name="P49">3629</text:p>
          </table:table-cell>
          <table:table-cell table:style-name="Table1.A2" office:value-type="string">
            <text:p text:style-name="P49">Il delivra toz les chetis</text:p>
          </table:table-cell>
          <table:table-cell table:style-name="Table1.C123" office:value-type="string">
            <text:p text:style-name="P214">A] <text:span text:style-name="T95">Jl les liura toz… <text:s/>E] Si… <text:s/></text:span><text:span text:style-name="T222">L</text:span><text:span text:style-name="T221">] ...</text:span><text:span text:style-name="T244">tot...</text:span></text:p>
          </table:table-cell>
        </table:table-row>
        <table:table-row table:style-name="Table1.137">
          <table:table-cell table:style-name="Table1.A2" office:value-type="string">
            <text:p text:style-name="P49">3630</text:p>
          </table:table-cell>
          <table:table-cell table:style-name="Table1.A2" office:value-type="string">
            <text:p text:style-name="P49">Que il trova per <text:span text:style-name="T79">(H par)</text:span> le pais</text:p>
          </table:table-cell>
          <table:table-cell table:style-name="Table1.C123" office:value-type="string">
            <text:p text:style-name="P392">B] Les gens garganeo apris <text:s/><text:span text:style-name="T105">E] Quil...de par… <text:s/>G] ...por le… <text:s/>H2IW] ...par...</text:span></text:p>
          </table:table-cell>
        </table:table-row>
        <table:table-row table:style-name="Table1.137">
          <table:table-cell table:style-name="Table1.A2" office:value-type="string">
            <text:p text:style-name="P49">3631</text:p>
          </table:table-cell>
          <table:table-cell table:style-name="Table1.A2" office:value-type="string">
            <text:p text:style-name="P49">Les homes Garganeu mist</text:p>
          </table:table-cell>
          <table:table-cell table:style-name="Table1.C123" office:value-type="string">
            <text:p text:style-name="P382">B] El re les geste sans respit <text:s text:c="2"/><text:span text:style-name="T499">LM] Garganeon...</text:span></text:p>
          </table:table-cell>
        </table:table-row>
        <table:table-row table:style-name="Table1.137">
          <table:table-cell table:style-name="Table1.A2" office:value-type="string">
            <text:p text:style-name="P49">3632</text:p>
          </table:table-cell>
          <table:table-cell table:style-name="Table1.A2" office:value-type="string">
            <text:p text:style-name="P49">Ardoir el feu que por lui fist</text:p>
          </table:table-cell>
          <table:table-cell table:style-name="Table1.C123" office:value-type="string">
            <text:p text:style-name="P373">B] Jl furent tost ars et bruit</text:p>
            <text:p text:style-name="P232">A<text:span text:style-name="T139">DGILTW</text:span>] ...<text:span text:style-name="T95">el (D ou, W au) re que…(L </text:span><text:span text:style-name="T48">per</text:span><text:span text:style-name="T499">)... <text:s text:c="2"/>M] ...v feu qui...mist <text:s/></text:span><text:span text:style-name="T317">H2] ...</text:span><text:span text:style-name="T330">eu lieu que...</text:span></text:p>
          </table:table-cell>
        </table:table-row>
        <table:table-row table:style-name="Table1.137">
          <table:table-cell table:style-name="Table1.A2" office:value-type="string">
            <text:p text:style-name="P49">3633</text:p>
          </table:table-cell>
          <table:table-cell table:style-name="Table1.A2" office:value-type="string">
            <text:p text:style-name="P49">Quant il furent ars et defait</text:p>
          </table:table-cell>
          <table:table-cell table:style-name="Table1.C123" office:value-type="string">
            <text:p text:style-name="P232">A<text:span text:style-name="T120">B</text:span>] <text:span text:style-name="T95">Quant furent (B tout furent) ars… <text:s text:c="3"/>M] ...destruit <text:s/>W] ...ilz… <text:s/></text:span><text:span text:style-name="T317">H2] ...</text:span><text:span text:style-name="T330">mort et...</text:span></text:p>
          </table:table-cell>
        </table:table-row>
        <table:table-row table:style-name="Table1.137">
          <table:table-cell table:style-name="Table1.A2" office:value-type="string">
            <text:p text:style-name="P49">3634</text:p>
          </table:table-cell>
          <table:table-cell table:style-name="Table1.A2" office:value-type="string">
            <text:p text:style-name="P49">Florimons a sa neif s’en vait</text:p>
          </table:table-cell>
          <table:table-cell table:style-name="Table1.C123" office:value-type="string">
            <text:p text:style-name="P434">M] ---</text:p>
            <text:p text:style-name="P398">B] ...nef en uait <text:s/><text:span text:style-name="T105">E] ...a ses nez en vait <text:s/></text:span><text:span text:style-name="T317">H2] ...</text:span><text:span text:style-name="T330">sen va</text:span></text:p>
          </table:table-cell>
        </table:table-row>
        <table:table-row table:style-name="Table1.137">
          <table:table-cell table:style-name="Table1.A2" office:value-type="string">
            <text:p text:style-name="P49">3635</text:p>
          </table:table-cell>
          <table:table-cell table:style-name="Table1.A2" office:value-type="string">
            <text:p text:style-name="P49">Quant ot bien le chastel destrut</text:p>
          </table:table-cell>
          <table:table-cell table:style-name="Table1.C123" office:value-type="string">
            <text:p text:style-name="P434">M] --- <text:s text:c="2"/>SAUT MM</text:p>
            <text:p text:style-name="P388">B] Quant a ce le… <text:s/><text:span text:style-name="T105">E] ...il ot cel chastel… <text:s/>T] ...ot le chastel bien...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49">3636</text:p>
          </table:table-cell>
          <table:table-cell table:style-name="Table1.A2" office:value-type="string">
            <text:p text:style-name="P49">S’en fist porter tot le condut</text:p>
          </table:table-cell>
          <table:table-cell table:style-name="Table1.C123" office:value-type="string">
            <text:p text:style-name="P341">E<text:span text:style-name="T574">H2</text:span>] Porter en fist <text:span text:style-name="T574">(H2 fait)</text:span> tout... </text:p>
          </table:table-cell>
        </table:table-row>
        <table:table-row table:style-name="Table1.137">
          <table:table-cell table:style-name="Table1.A2" office:value-type="string">
            <text:p text:style-name="P49">3637</text:p>
          </table:table-cell>
          <table:table-cell table:style-name="Table1.A2" office:value-type="string">
            <text:p text:style-name="P49">Tant ont nagié <text:span text:style-name="T79">(F negié) </text:span>et tant siglé</text:p>
          </table:table-cell>
          <table:table-cell table:style-name="Table1.C123" office:value-type="string">
            <text:p text:style-name="P225">A<text:span text:style-name="T120">BH2IKM</text:span>] ...<text:span text:style-name="T95">nage (B nagiet, I nagie) tant ont (I unt) sigle (H2 single) <text:s/>W] ...les mariniers nage</text:span></text:p>
          </table:table-cell>
        </table:table-row>
        <table:table-row table:style-name="Table1.137">
          <table:table-cell table:style-name="Table1.A2" office:value-type="string">
            <text:p text:style-name="P49">3638</text:p>
          </table:table-cell>
          <table:table-cell table:style-name="Table1.A2" office:value-type="string">
            <text:p text:style-name="P49">Que a Duras sont arivé</text:p>
          </table:table-cell>
          <table:table-cell table:style-name="Table1.C123" office:value-type="string">
            <text:p text:style-name="P311">D] ...durart… <text:s/><text:span text:style-name="T94">M] ...sen sont repaire <text:s/>T] ...durat… <text:s/>W] ...durarz...</text:span></text:p>
          </table:table-cell>
        </table:table-row>
        <table:table-row table:style-name="Table1.137">
          <table:table-cell table:style-name="Table1.A2" office:value-type="string">
            <text:p text:style-name="P49">3639</text:p>
          </table:table-cell>
          <table:table-cell table:style-name="Table1.A2" office:value-type="string">
            <text:p text:style-name="P49">Bien furent de loing coneu</text:p>
          </table:table-cell>
          <table:table-cell table:style-name="Table1.C123" office:value-type="string">
            <text:p text:style-name="P63"/>
          </table:table-cell>
        </table:table-row>
        <table:table-row table:style-name="Table1.137">
          <table:table-cell table:style-name="Table1.A2" office:value-type="string">
            <text:p text:style-name="P49">3640</text:p>
          </table:table-cell>
          <table:table-cell table:style-name="Table1.A2" office:value-type="string">
            <text:p text:style-name="P49">A grant joie sont reseu</text:p>
          </table:table-cell>
          <table:table-cell table:style-name="Table1.C123" office:value-type="string">
            <text:p text:style-name="P63"/>
          </table:table-cell>
        </table:table-row>
        <table:table-row table:style-name="Table1.137">
          <table:table-cell table:style-name="Table1.A2" office:value-type="string">
            <text:p text:style-name="P49">3641</text:p>
          </table:table-cell>
          <table:table-cell table:style-name="Table1.A2" office:value-type="string">
            <text:p text:style-name="P49">A la porte pandent la teste</text:p>
          </table:table-cell>
          <table:table-cell table:style-name="Table1.C123" office:value-type="string">
            <text:p text:style-name="P439">INV <text:span text:style-name="T519">T] </text:span>Del ior firont une grant feste (SEGNO ACC PER INV)</text:p>
            <text:p text:style-name="P135"><text:span text:style-name="T102">W</text:span>] <text:span text:style-name="T548">Au port jlz pendirent...</text:span></text:p>
          </table:table-cell>
        </table:table-row>
        <table:table-row table:style-name="Table1.137">
          <table:table-cell table:style-name="Table1.A2" office:value-type="string">
            <text:p text:style-name="P49">3642</text:p>
          </table:table-cell>
          <table:table-cell table:style-name="Table1.A2" office:value-type="string">
            <text:p text:style-name="P49">Icel jor fist chascuns grant feste</text:p>
          </table:table-cell>
          <table:table-cell table:style-name="Table1.C123" office:value-type="string">
            <text:p text:style-name="P439">INV <text:span text:style-name="T519">T] </text:span>A la porte pendunt la teste</text:p>
            <text:p text:style-name="P232">A<text:span text:style-name="T461">GIKW</text:span>] <text:span text:style-name="T95">Del (G De, W Du) ior (G iors, W jour) firent chascun (I cascun, K chascuns) an feste <text:s/>B] Dou ior font chascun au grant feste <text:s/>DE] Le (E Cel) ior firent une… <text:s/>M] Ce iour firent il </text:span><text:span text:style-name="T41">mlt</text:span><text:span text:style-name="T481"> grant feste <text:s/></text:span><text:span text:style-name="T222">L</text:span><text:span text:style-name="T221">] </text:span><text:span text:style-name="T244">Del ior firent… <text:s/></text:span><text:span text:style-name="T317">H2] </text:span><text:span text:style-name="T330">Le iour firent vne….</text:span></text:p>
          </table:table-cell>
        </table:table-row>
        <table:table-row table:style-name="Table1.137">
          <table:table-cell table:style-name="Table1.A2" office:value-type="string">
            <text:p text:style-name="P49">3643</text:p>
          </table:table-cell>
          <table:table-cell table:style-name="Table1.A2" office:value-type="string">
            <text:p text:style-name="P49">Que dans Garganeus fut mors</text:p>
          </table:table-cell>
          <table:table-cell table:style-name="Table1.C123" office:value-type="string">
            <text:p text:style-name="P251">A<text:span text:style-name="T461">GLTW</text:span>] <text:span text:style-name="T96">A que… <text:s/>M] Auquel... <text:s/>B] Si com garganeus… <text:s/>DEH2] Que </text:span><text:span text:style-name="T30">garg</text:span><text:span text:style-name="T96">. (EH2 garganeus) estoit mort (EH2 mors) <text:s/>I] Quant garganeus… <text:s/>K] En que...</text:span></text:p>
          </table:table-cell>
        </table:table-row>
        <table:table-row table:style-name="Table1.137">
          <table:table-cell table:style-name="Table1.A2" office:value-type="string">
            <text:p text:style-name="P49">3644</text:p>
          </table:table-cell>
          <table:table-cell table:style-name="Table1.A2" office:value-type="string">
            <text:p text:style-name="P49">Que mout lor avoit fait grans tors</text:p>
          </table:table-cell>
          <table:table-cell table:style-name="Table1.C123" office:value-type="string">
            <text:p text:style-name="P251">A<text:span text:style-name="T139">DEIT</text:span>] <text:span text:style-name="T96">Qui… <text:s/>BMW] Qui (W Car)...fait de tors <text:s/>K] Qui...a fait...</text:span></text:p>
          </table:table-cell>
        </table:table-row>
        <table:table-row table:style-name="Table1.137">
          <table:table-cell table:style-name="Table1.A2" office:value-type="string">
            <text:p text:style-name="P49">3645</text:p>
          </table:table-cell>
          <table:table-cell table:style-name="Table1.A2" office:value-type="string">
            <text:p text:style-name="P49">De lui est li puis sornomez</text:p>
          </table:table-cell>
          <table:table-cell table:style-name="Table1.C123" office:value-type="string">
            <text:p text:style-name="P193">A] <text:span text:style-name="T96">De lui le pui sors nommez <text:s/>B] ...est sipon renoumez <text:s/>DH2] ...li monz (H2 mons)… <text:s/>E] ...li pays...</text:span></text:p>
          </table:table-cell>
        </table:table-row>
        <table:table-row table:style-name="Table1.137">
          <table:table-cell table:style-name="Table1.A2" office:value-type="string">
            <text:p text:style-name="P49">3646</text:p>
          </table:table-cell>
          <table:table-cell table:style-name="Table1.A2" office:value-type="string">
            <text:p text:style-name="P49">Et Mont Gargains est apalez</text:p>
          </table:table-cell>
          <table:table-cell table:style-name="Table1.C123" office:value-type="string">
            <text:p text:style-name="P333">D] Mon garganeus apelez <text:s/><text:span text:style-name="T105">E] Mont gargaines et apelez <text:s/>M] Au mont gargon est… <text:s/></text:span><text:span text:style-name="T222">L</text:span><text:span text:style-name="T221">] </text:span><text:span text:style-name="T244">Mons garneus est… </text:span><text:span text:style-name="T270">T] </text:span><text:span text:style-name="T275">Et mon… <text:s/></text:span><text:span text:style-name="T284">W</text:span><text:span text:style-name="T255">] </text:span><text:span text:style-name="T305">Moult… <text:s/></text:span><text:span text:style-name="T317">H2] </text:span><text:span text:style-name="T330">Garganeis est… <text:s/></text:span><text:span text:style-name="T263">I] ...</text:span><text:span text:style-name="T359">mons gargans… <text:s/></text:span><text:span text:style-name="T361">K] </text:span><text:span text:style-name="T379">E mont garganeus fu...</text:span></text:p>
          </table:table-cell>
        </table:table-row>
        <table:table-row table:style-name="Table1.137">
          <table:table-cell table:style-name="Table1.A2" office:value-type="string">
            <text:p text:style-name="P49">3647</text:p>
          </table:table-cell>
          <table:table-cell table:style-name="Table1.A2" office:value-type="string">
            <text:p text:style-name="P49">Uns borjois ot terres el mont</text:p>
          </table:table-cell>
          <table:table-cell table:style-name="Table1.C123" office:value-type="string">
            <text:p text:style-name="P398">B] ...eut aupiet dou pont <text:s/>D<text:span text:style-name="T548">W</text:span>] ...ou mont <text:s/><text:span text:style-name="T94">M] ...auoit terre v mont <text:s/></text:span><text:span text:style-name="T317">H2] ...</text:span><text:span text:style-name="T330">out terrier eu...</text:span></text:p>
          </table:table-cell>
        </table:table-row>
        <table:table-row table:style-name="Table1.137">
          <table:table-cell table:style-name="Table1.A2" office:value-type="string">
            <text:p text:style-name="P49">3648</text:p>
          </table:table-cell>
          <table:table-cell table:style-name="Table1.A2" office:value-type="string">
            <text:p text:style-name="P49">Gargains et fut neiz de Sipont</text:p>
          </table:table-cell>
          <table:table-cell table:style-name="Table1.C123" office:value-type="string">
            <text:p text:style-name="P207">A<text:span text:style-name="T522">DGT</text:span>] <text:span text:style-name="T96">Garganeus (D Gauganeus, T Garganus) et fu de sipont <text:s/>B] De gargain et fu de sipon <text:s text:c="2"/>EH2IKLW] Garganeus fu (W fut) de sypont (H2IKL sipont) <text:s text:c="2"/>M] </text:span><text:span text:style-name="T41">Gar.</text:span><text:span text:style-name="T481"> fu de sypont</text:span></text:p>
          </table:table-cell>
        </table:table-row>
        <table:table-row table:style-name="Table1.137">
          <table:table-cell table:style-name="Table1.A2" office:value-type="string">
            <text:p text:style-name="P49">3649</text:p>
          </table:table-cell>
          <table:table-cell table:style-name="Table1.A2" office:value-type="string">
            <text:p text:style-name="P49">De Mont Gargain le nom avoit</text:p>
          </table:table-cell>
          <table:table-cell table:style-name="Table1.C123" office:value-type="string">
            <text:p text:style-name="P533">H2] ---</text:p>
            <text:p text:style-name="P323">D] ...mongaugain… <text:s/><text:span text:style-name="T460">GT] ...mon gargain… <text:s/>M] ...mont gargan <text:s/>I] ...gargaiz...</text:span></text:p>
          </table:table-cell>
        </table:table-row>
        <table:table-row table:style-name="Table1.137">
          <table:table-cell table:style-name="Table1.A2" office:value-type="string">
            <text:p text:style-name="P49">3650</text:p>
          </table:table-cell>
          <table:table-cell table:style-name="Table1.A2" office:value-type="string">
            <text:p text:style-name="P49">Por les terres qu’il en tenoit</text:p>
          </table:table-cell>
          <table:table-cell table:style-name="Table1.C123" office:value-type="string">
            <text:p text:style-name="P533">H2] ---</text:p>
            <text:p text:style-name="P251">A<text:span text:style-name="T139">DEM</text:span>] <text:span text:style-name="T416">(E </text:span><text:span text:style-name="T34">Per</text:span><text:span text:style-name="T416">)</text:span>...<text:span text:style-name="T96">que il tenoit <text:s/></text:span><text:span text:style-name="T222">L</text:span><text:span text:style-name="T221">] </text:span><text:span text:style-name="T163">Per</text:span><text:span text:style-name="T244">...en auoit <text:s/></text:span><text:span text:style-name="T284">W</text:span><text:span text:style-name="T255">] ...</text:span><text:span text:style-name="T305">qui ly auoit <text:s/></text:span><text:span text:style-name="T361">K] ...</text:span><text:span text:style-name="T379">qui len...</text:span></text:p>
          </table:table-cell>
        </table:table-row>
        <text:soft-page-break/>
        <table:table-row table:style-name="Table1.137">
          <table:table-cell table:style-name="Table1.A2" office:value-type="string">
            <text:p text:style-name="P49">3651</text:p>
          </table:table-cell>
          <table:table-cell table:style-name="Table1.A2" office:value-type="string">
            <text:p text:style-name="P49">En un torel qu’il ot seu</text:p>
          </table:table-cell>
          <table:table-cell table:style-name="Table1.C123" office:value-type="string">
            <text:p text:style-name="P254">A<text:span text:style-name="T416">EILTW</text:span>] ...<text:span text:style-name="T548">(I que lot, W qui lut) </text:span>segu <text:s/><text:span text:style-name="T87">B] A .j. …ou se iut <text:s/>G] ...qui ot segu</text:span></text:p>
          </table:table-cell>
        </table:table-row>
        <table:table-row table:style-name="Table1.137">
          <table:table-cell table:style-name="Table1.A2" office:value-type="string">
            <text:p text:style-name="P49">3652</text:p>
          </table:table-cell>
          <table:table-cell table:style-name="Table1.A2" office:value-type="string">
            <text:p text:style-name="P49">Li demostra Deus tel vertu</text:p>
          </table:table-cell>
          <table:table-cell table:style-name="Table1.C123" office:value-type="string">
            <text:p text:style-name="P377">B] Lors i moustra… <text:s/><text:span text:style-name="T460">GI] Li mostra diex (I deus)...</text:span></text:p>
          </table:table-cell>
        </table:table-row>
        <table:table-row table:style-name="Table1.137">
          <table:table-cell table:style-name="Table1.A2" office:value-type="string">
            <text:p text:style-name="P49">3653</text:p>
          </table:table-cell>
          <table:table-cell table:style-name="Table1.A2" office:value-type="string">
            <text:p text:style-name="P50">Que un mostier i fist sor terre</text:p>
          </table:table-cell>
          <table:table-cell table:style-name="Table1.C123" office:value-type="string">
            <text:p text:style-name="P323">D] Que .i. temple… <text:s/><text:span text:style-name="T105">E] ...li… <text:s/>I] ...sos… <text:s/>M] ...sus… <text:s/>T] ...soz… <text:s/>W] ...il fit soubz… <text:s/></text:span><text:span text:style-name="T317">H2] </text:span><text:span text:style-name="T330">Que...</text:span></text:p>
          </table:table-cell>
        </table:table-row>
        <table:table-row table:style-name="Table1.137">
          <table:table-cell table:style-name="Table1.A2" office:value-type="string">
            <text:p text:style-name="P49">3654</text:p>
          </table:table-cell>
          <table:table-cell table:style-name="Table1.A2" office:value-type="string">
            <text:p text:style-name="P50">Plus bel ne vos estuet il querre (F aquerre)</text:p>
          </table:table-cell>
          <table:table-cell table:style-name="Table1.C123" office:value-type="string">
            <text:p text:style-name="P255">A<text:span text:style-name="T594">I</text:span>] ...ia querre <text:span text:style-name="T594">(I quere)</text:span> <text:s/><text:span text:style-name="T87">BL] Ja plus bel...estuet querre <text:s/>D] ...estuet aquerre <text:s/>E] Que plus bel nestouroit nus querre <text:s/>G] ...de lui nen estuet querre <text:s/>M] ...nestoit il nul a querre <text:s/>T] ...estoche quere <text:s/>W] Ja plus...conuient querre <text:s/></text:span><text:span text:style-name="T317">H2] ...</text:span><text:span text:style-name="T330">ne conuenoit il querre</text:span></text:p>
          </table:table-cell>
        </table:table-row>
        <table:table-row table:style-name="Table1.137">
          <table:table-cell table:style-name="Table1.A2" office:value-type="string">
            <text:p text:style-name="P49">3655</text:p>
          </table:table-cell>
          <table:table-cell table:style-name="Table1.A2" office:value-type="string">
            <text:p text:style-name="P50">Sains Michiés (H Michielz) i est aorez</text:p>
          </table:table-cell>
          <table:table-cell table:style-name="Table1.C123" office:value-type="string">
            <text:p text:style-name="P253">A<text:span text:style-name="T120">BDH2IGKLMTW</text:span>] Sans <text:span text:style-name="T120">(BH2IM Sains, DGL Sainz, K Sens, T Sanz, W Saint)</text:span> angles <text:span text:style-name="T139">(DL angeles, G angel, I angels, M angres, T angenz, W agiers)…(L i fu, W il est)...</text:span> <text:s/><text:span text:style-name="T105">E] ...michiel...</text:span></text:p>
          </table:table-cell>
        </table:table-row>
        <table:table-row table:style-name="Table1.137">
          <table:table-cell table:style-name="Table1.A2" office:value-type="string">
            <text:p text:style-name="P49">3656</text:p>
          </table:table-cell>
          <table:table-cell table:style-name="Table1.A2" office:value-type="string">
            <text:p text:style-name="P50">Or est li leus de gent pouplez</text:p>
          </table:table-cell>
          <table:table-cell table:style-name="Table1.C123" office:value-type="string">
            <text:p text:style-name="P533">H2] ...li mons...</text:p>
          </table:table-cell>
        </table:table-row>
        <table:table-row table:style-name="Table1.137">
          <table:table-cell table:style-name="Table1.A2" office:value-type="string">
            <text:p text:style-name="P49">3657</text:p>
          </table:table-cell>
          <table:table-cell table:style-name="Table1.A2" office:value-type="string">
            <text:p text:style-name="P50">Quant Garganeus fut vancus</text:p>
          </table:table-cell>
          <table:table-cell table:style-name="Table1.C123" office:value-type="string">
            <text:p text:style-name="P433">G] ...garneus...</text:p>
          </table:table-cell>
        </table:table-row>
        <table:table-row table:style-name="Table1.137">
          <table:table-cell table:style-name="Table1.A2" office:value-type="string">
            <text:p text:style-name="P49">3658</text:p>
          </table:table-cell>
          <table:table-cell table:style-name="Table1.A2" office:value-type="string">
            <text:p text:style-name="P50">Et ses estaiges comfondus</text:p>
          </table:table-cell>
          <table:table-cell table:style-name="Table1.C123" office:value-type="string">
            <text:p text:style-name="P383">B] ...abatus <text:s/><text:span text:style-name="T94">MW] ...son...</text:span></text:p>
          </table:table-cell>
        </table:table-row>
        <table:table-row table:style-name="Table1.137">
          <table:table-cell table:style-name="Table1.A2" office:value-type="string">
            <text:p text:style-name="P49">3659</text:p>
          </table:table-cell>
          <table:table-cell table:style-name="Table1.A2" office:value-type="string">
            <text:p text:style-name="P50">Floquars son escrit esgarda</text:p>
          </table:table-cell>
          <table:table-cell table:style-name="Table1.C123" office:value-type="string">
            <text:p text:style-name="P256">A<text:span text:style-name="T120">BDH2ELW</text:span>] ...en son...garda <text:s/><text:span text:style-name="T460">GK] En son escrit floquart (K floquarz) garda <text:s/>M] ...escrit pris a <text:s/>I] ...a son escript garda</text:span></text:p>
          </table:table-cell>
        </table:table-row>
        <table:table-row table:style-name="Table1.137">
          <table:table-cell table:style-name="Table1.A2" office:value-type="string">
            <text:p text:style-name="P50">3660</text:p>
          </table:table-cell>
          <table:table-cell table:style-name="Table1.A2" office:value-type="string">
            <text:p text:style-name="P50">De la vision li menbra</text:p>
          </table:table-cell>
          <table:table-cell table:style-name="Table1.C123" office:value-type="string">
            <text:p text:style-name="P435">M] Et la uision esgarda <text:s/><text:span text:style-name="T595">K] ...li remembra</text:span></text:p>
          </table:table-cell>
        </table:table-row>
        <table:table-row table:style-name="Table1.137">
          <table:table-cell table:style-name="Table1.A2" office:value-type="string">
            <text:p text:style-name="P50">3661</text:p>
          </table:table-cell>
          <table:table-cell table:style-name="Table1.A2" office:value-type="string">
            <text:p text:style-name="P50">Que li dist li dus del singler</text:p>
          </table:table-cell>
          <table:table-cell table:style-name="Table1.C123" office:value-type="string">
            <text:p text:style-name="P400">BD<text:span text:style-name="T417">ELW</text:span>] Que li dus <text:span text:style-name="T499">(L dux, W le duc)</text:span> li dit (D<text:span text:style-name="T417">ELW</text:span> dist)… <text:s/><text:span text:style-name="T317">H2] </text:span><text:span text:style-name="T334">Et li dus li out dit dou songe</text:span></text:p>
          </table:table-cell>
        </table:table-row>
        <table:table-row table:style-name="Table1.137">
          <table:table-cell table:style-name="Table1.A2" office:value-type="string">
            <text:p text:style-name="P50">3662</text:p>
          </table:table-cell>
          <table:table-cell table:style-name="Table1.A2" office:value-type="string">
            <text:p text:style-name="P50">Dons <text:span text:style-name="T97">(H Lors)</text:span> sot il bien sens deviner</text:p>
          </table:table-cell>
          <table:table-cell table:style-name="Table1.C123" office:value-type="string">
            <text:p text:style-name="P257">A] ...sot il sanz… <text:s/><text:span text:style-name="T87">B] Lors sot il bien de verite <text:s/>DE] Dont… <text:s/>M] ..denoier </text:span><text:span text:style-name="T222"><text:s/>L</text:span><text:span text:style-name="T221">] </text:span><text:span text:style-name="T245">Dont son il sen deuiner <text:s/></text:span><text:span text:style-name="T317">H2] </text:span><text:span text:style-name="T334">Bien voit que ce nest pas mensonge <text:s/></text:span><text:span text:style-name="T263">I] </text:span><text:span text:style-name="T360">Dont sunt il bien ses deuiner <text:s/></text:span><text:span text:style-name="T361">K] </text:span><text:span text:style-name="T380">Donc...</text:span></text:p>
          </table:table-cell>
        </table:table-row>
        <table:table-row table:style-name="Table1.137">
          <table:table-cell table:style-name="Table1.A2" office:value-type="string">
            <text:p text:style-name="P50">3663</text:p>
          </table:table-cell>
          <table:table-cell table:style-name="Table1.A2" office:value-type="string">
            <text:p text:style-name="P50">Que li lyeonsiaus avoit mort</text:p>
          </table:table-cell>
          <table:table-cell table:style-name="Table1.C123" office:value-type="string">
            <text:p text:style-name="P63"/>
          </table:table-cell>
        </table:table-row>
        <table:table-row table:style-name="Table1.137">
          <table:table-cell table:style-name="Table1.A2" office:value-type="string">
            <text:p text:style-name="P50">3664</text:p>
          </table:table-cell>
          <table:table-cell table:style-name="Table1.A2" office:value-type="string">
            <text:p text:style-name="P50">Le singler que <text:span text:style-name="T97">(H qui) </text:span>lor faissoit tort</text:p>
          </table:table-cell>
          <table:table-cell table:style-name="Table1.C123" office:value-type="string">
            <text:p text:style-name="P257">A<text:span text:style-name="T120">BDH2EGLMTW</text:span>] ...qui...<text:span text:style-name="T417">(EMW li)… <text:s/>I] E senglet que lor… <text:s/>K] ...qua lui...</text:span></text:p>
          </table:table-cell>
        </table:table-row>
        <table:table-row table:style-name="Table1.137"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0"/>
          </table:table-cell>
          <table:table-cell table:style-name="Table1.C123" office:value-type="string">
            <text:p text:style-name="P63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4771449" officeooo:paragraph-rsid="04771449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20:02:08.547521349</meta:creation-date>
    <dc:date>2023-07-10T23:17:36.129203136</dc:date>
    <meta:editing-duration>P1DT22H32S</meta:editing-duration>
    <meta:editing-cycles>297</meta:editing-cycles>
    <meta:generator>LibreOffice/6.4.7.2$Linux_X86_64 LibreOffice_project/40$Build-2</meta:generator>
    <meta:document-statistic meta:table-count="1" meta:image-count="0" meta:object-count="0" meta:page-count="50" meta:paragraph-count="2265" meta:word-count="18893" meta:character-count="96864" meta:non-whitespace-character-count="78333"/>
  </office:meta>
</office:document-meta>
</file>